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8in"/>
    </style:style>
    <style:style style:name="co2" style:family="table-column">
      <style:table-column-properties fo:break-before="auto" style:column-width="0.8646in"/>
    </style:style>
    <style:style style:name="co3" style:family="table-column">
      <style:table-column-properties fo:break-before="auto" style:column-width="1.5752in"/>
    </style:style>
    <style:style style:name="co4" style:family="table-column">
      <style:table-column-properties fo:break-before="auto" style:column-width="1.4374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791in"/>
    </style:style>
    <style:style style:name="co7" style:family="table-column">
      <style:table-column-properties fo:break-before="auto" style:column-width="0.5807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Sample#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Thread N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Sample Time(ms)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ytes</text:p>
          </table:table-cell>
          <table:table-cell table:style-name="ce1"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10H54M28.368S">
            <text:p>10:54:28.37</text:p>
          </table:table-cell>
          <table:table-cell office:value-type="string">
            <text:p>TC0001_PlannerA 1-1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10H54M28.405S">
            <text:p>10:54:28.41</text:p>
          </table:table-cell>
          <table:table-cell office:value-type="string">
            <text:p>TC0001_PlannerA 1-2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10H54M28.421S">
            <text:p>10:54:28.42</text:p>
          </table:table-cell>
          <table:table-cell office:value-type="string">
            <text:p>TC0002_PlannerB 2-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10H54M28.436S">
            <text:p>10:54:28.44</text:p>
          </table:table-cell>
          <table:table-cell office:value-type="string">
            <text:p>TC0001_PlannerA 1-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10H54M28.375S">
            <text:p>10:54:28.38</text:p>
          </table:table-cell>
          <table:table-cell office:value-type="string">
            <text:p>TC0001_PlannerA 1-1</text:p>
          </table:table-cell>
          <table:table-cell office:value-type="string">
            <text:p>/login.do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25961">
            <text:p>25961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10H54M28.452S">
            <text:p>10:54:28.45</text:p>
          </table:table-cell>
          <table:table-cell office:value-type="string">
            <text:p>TC0002_PlannerB 2-2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10H54M28.473S">
            <text:p>10:54:28.47</text:p>
          </table:table-cell>
          <table:table-cell office:value-type="string">
            <text:p>TC0001_PlannerA 1-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10H54M28.489S">
            <text:p>10:54:28.49</text:p>
          </table:table-cell>
          <table:table-cell office:value-type="string">
            <text:p>TC0003_PlannerC 3-1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10H54M28.49S">
            <text:p>10:54:28.49</text:p>
          </table:table-cell>
          <table:table-cell office:value-type="string">
            <text:p>TC0002_PlannerB 2-3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time" office:time-value="PT10H54M28.509S">
            <text:p>10:54:28.51</text:p>
          </table:table-cell>
          <table:table-cell office:value-type="string">
            <text:p>TC0003_PlannerC 3-2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10H54M28.425S">
            <text:p>10:54:28.43</text:p>
          </table:table-cell>
          <table:table-cell office:value-type="string">
            <text:p>TC0002_PlannerB 2-1</text:p>
          </table:table-cell>
          <table:table-cell office:value-type="string">
            <text:p>/login.do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25961">
            <text:p>25961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10H54M28.51S">
            <text:p>10:54:28.51</text:p>
          </table:table-cell>
          <table:table-cell office:value-type="string">
            <text:p>TC0001_PlannerA 1-5</text:p>
          </table:table-cell>
          <table:table-cell office:value-type="string">
            <text:p>/login.html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10H54M28.53S">
            <text:p>10:54:28.53</text:p>
          </table:table-cell>
          <table:table-cell office:value-type="string">
            <text:p>TC0002_PlannerB 2-4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10H54M28.41S">
            <text:p>10:54:28.41</text:p>
          </table:table-cell>
          <table:table-cell office:value-type="string">
            <text:p>TC0001_PlannerA 1-2</text:p>
          </table:table-cell>
          <table:table-cell office:value-type="string">
            <text:p>/login.do</text:p>
          </table:table-cell>
          <table:table-cell office:value-type="float" office:value="127">
            <text:p>127</text:p>
          </table:table-cell>
          <table:table-cell office:value-type="string">
            <text:p>Success</text:p>
          </table:table-cell>
          <table:table-cell office:value-type="float" office:value="25961">
            <text:p>25961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10H54M28.544S">
            <text:p>10:54:28.54</text:p>
          </table:table-cell>
          <table:table-cell office:value-type="string">
            <text:p>TC0001_PlannerA 1-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10H54M28.44S">
            <text:p>10:54:28.44</text:p>
          </table:table-cell>
          <table:table-cell office:value-type="string">
            <text:p>TC0001_PlannerA 1-3</text:p>
          </table:table-cell>
          <table:table-cell office:value-type="string">
            <text:p>/login.do</text:p>
          </table:table-cell>
          <table:table-cell office:value-type="float" office:value="120">
            <text:p>120</text:p>
          </table:table-cell>
          <table:table-cell office:value-type="string">
            <text:p>Success</text:p>
          </table:table-cell>
          <table:table-cell office:value-type="float" office:value="25961">
            <text:p>25961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10H54M28.565S">
            <text:p>10:54:28.57</text:p>
          </table:table-cell>
          <table:table-cell office:value-type="string">
            <text:p>TC0002_PlannerB 2-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10H54M28.568S">
            <text:p>10:54:28.57</text:p>
          </table:table-cell>
          <table:table-cell office:value-type="string">
            <text:p>TC0003_PlannerC 3-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10H54M28.58S">
            <text:p>10:54:28.58</text:p>
          </table:table-cell>
          <table:table-cell office:value-type="string">
            <text:p>TC0001_PlannerA 1-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10H54M28.581S">
            <text:p>10:54:28.58</text:p>
          </table:table-cell>
          <table:table-cell office:value-type="string">
            <text:p>TC0003_PlannerC 3-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10H54M28.595S">
            <text:p>10:54:28.60</text:p>
          </table:table-cell>
          <table:table-cell office:value-type="string">
            <text:p>TC0002_PlannerB 2-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10H54M28.615S">
            <text:p>10:54:28.62</text:p>
          </table:table-cell>
          <table:table-cell office:value-type="string">
            <text:p>TC0001_PlannerA 1-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10H54M28.627S">
            <text:p>10:54:28.63</text:p>
          </table:table-cell>
          <table:table-cell office:value-type="string">
            <text:p>TC0003_PlannerC 3-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10H54M28.632S">
            <text:p>10:54:28.63</text:p>
          </table:table-cell>
          <table:table-cell office:value-type="string">
            <text:p>TC0002_PlannerB 2-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10H54M28.458S">
            <text:p>10:54:28.46</text:p>
          </table:table-cell>
          <table:table-cell office:value-type="string">
            <text:p>TC0002_PlannerB 2-2</text:p>
          </table:table-cell>
          <table:table-cell office:value-type="string">
            <text:p>/login.do</text:p>
          </table:table-cell>
          <table:table-cell office:value-type="float" office:value="192">
            <text:p>192</text:p>
          </table:table-cell>
          <table:table-cell office:value-type="string">
            <text:p>Success</text:p>
          </table:table-cell>
          <table:table-cell office:value-type="float" office:value="25961">
            <text:p>25961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10H54M28.649S">
            <text:p>10:54:28.65</text:p>
          </table:table-cell>
          <table:table-cell office:value-type="string">
            <text:p>TC0001_PlannerA 1-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10H54M28.652S">
            <text:p>10:54:28.65</text:p>
          </table:table-cell>
          <table:table-cell office:value-type="string">
            <text:p>TC0003_PlannerC 3-6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10H54M28.454S">
            <text:p>10:54:28.45</text:p>
          </table:table-cell>
          <table:table-cell office:value-type="string">
            <text:p>TC0001_PlannerA 1-1</text:p>
          </table:table-cell>
          <table:table-cell office:value-type="string">
            <text:p>/;jsessionid=lh1vm01a5fzp13wv1peqjmq0f</text:p>
          </table:table-cell>
          <table:table-cell office:value-type="float" office:value="211">
            <text:p>211</text:p>
          </table:table-cell>
          <table:table-cell office:value-type="string">
            <text:p>Success</text:p>
          </table:table-cell>
          <table:table-cell office:value-type="float" office:value="26002">
            <text:p>26002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10H54M28.666S">
            <text:p>10:54:28.67</text:p>
          </table:table-cell>
          <table:table-cell office:value-type="string">
            <text:p>TC0002_PlannerB 2-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10H54M28.477S">
            <text:p>10:54:28.48</text:p>
          </table:table-cell>
          <table:table-cell office:value-type="string">
            <text:p>TC0001_PlannerA 1-4</text:p>
          </table:table-cell>
          <table:table-cell office:value-type="string">
            <text:p>/login.do</text:p>
          </table:table-cell>
          <table:table-cell office:value-type="float" office:value="205">
            <text:p>205</text:p>
          </table:table-cell>
          <table:table-cell office:value-type="string">
            <text:p>Success</text:p>
          </table:table-cell>
          <table:table-cell office:value-type="float" office:value="25961">
            <text:p>25961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10H54M28.685S">
            <text:p>10:54:28.69</text:p>
          </table:table-cell>
          <table:table-cell office:value-type="string">
            <text:p>TC0001_PlannerA 1-1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10H54M28.697S">
            <text:p>10:54:28.70</text:p>
          </table:table-cell>
          <table:table-cell office:value-type="string">
            <text:p>TC0003_PlannerC 3-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10H54M28.7S">
            <text:p>10:54:28.70</text:p>
          </table:table-cell>
          <table:table-cell office:value-type="string">
            <text:p>TC0002_PlannerB 2-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10H54M28.561S">
            <text:p>10:54:28.56</text:p>
          </table:table-cell>
          <table:table-cell office:value-type="string">
            <text:p>TC0001_PlannerA 1-3</text:p>
          </table:table-cell>
          <table:table-cell office:value-type="string">
            <text:p>/;jsessionid=lh1vm01a5fzp13wv1peqjmq0f</text:p>
          </table:table-cell>
          <table:table-cell office:value-type="float" office:value="160">
            <text:p>160</text:p>
          </table:table-cell>
          <table:table-cell office:value-type="string">
            <text:p>Success</text:p>
          </table:table-cell>
          <table:table-cell office:value-type="float" office:value="26002">
            <text:p>26002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10H54M28.72S">
            <text:p>10:54:28.72</text:p>
          </table:table-cell>
          <table:table-cell office:value-type="string">
            <text:p>TC0001_PlannerA 1-1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10H54M28.733S">
            <text:p>10:54:28.73</text:p>
          </table:table-cell>
          <table:table-cell office:value-type="string">
            <text:p>TC0003_PlannerC 3-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10H54M28.573S">
            <text:p>10:54:28.57</text:p>
          </table:table-cell>
          <table:table-cell office:value-type="string">
            <text:p>TC0002_PlannerB 2-5</text:p>
          </table:table-cell>
          <table:table-cell office:value-type="string">
            <text:p>/login.do</text:p>
          </table:table-cell>
          <table:table-cell office:value-type="float" office:value="164">
            <text:p>164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10H54M28.735S">
            <text:p>10:54:28.74</text:p>
          </table:table-cell>
          <table:table-cell office:value-type="string">
            <text:p>TC0002_PlannerB 2-1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10H54M28.754S">
            <text:p>10:54:28.75</text:p>
          </table:table-cell>
          <table:table-cell office:value-type="string">
            <text:p>TC0001_PlannerA 1-1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10H54M28.78S">
            <text:p>10:54:28.78</text:p>
          </table:table-cell>
          <table:table-cell office:value-type="string">
            <text:p>TC0002_PlannerB 2-1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time" office:time-value="PT10H54M28.536S">
            <text:p>10:54:28.54</text:p>
          </table:table-cell>
          <table:table-cell office:value-type="string">
            <text:p>TC0002_PlannerB 2-4</text:p>
          </table:table-cell>
          <table:table-cell office:value-type="string">
            <text:p>/login.do</text:p>
          </table:table-cell>
          <table:table-cell office:value-type="float" office:value="248">
            <text:p>248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10H54M28.79S">
            <text:p>10:54:28.79</text:p>
          </table:table-cell>
          <table:table-cell office:value-type="string">
            <text:p>TC0001_PlannerA 1-1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10H54M28.793S">
            <text:p>10:54:28.79</text:p>
          </table:table-cell>
          <table:table-cell office:value-type="string">
            <text:p>TC0003_PlannerC 3-1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10H54M28.8S">
            <text:p>10:54:28.80</text:p>
          </table:table-cell>
          <table:table-cell office:value-type="string">
            <text:p>TC0003_PlannerC 3-9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time" office:time-value="PT10H54M28.802S">
            <text:p>10:54:28.80</text:p>
          </table:table-cell>
          <table:table-cell office:value-type="string">
            <text:p>TC0002_PlannerB 2-1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10H54M28.826S">
            <text:p>10:54:28.83</text:p>
          </table:table-cell>
          <table:table-cell office:value-type="string">
            <text:p>TC0001_PlannerA 1-1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10H54M28.547S">
            <text:p>10:54:28.55</text:p>
          </table:table-cell>
          <table:table-cell office:value-type="string">
            <text:p>TC0001_PlannerA 1-6</text:p>
          </table:table-cell>
          <table:table-cell office:value-type="string">
            <text:p>/login.do</text:p>
          </table:table-cell>
          <table:table-cell office:value-type="float" office:value="288">
            <text:p>288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10H54M28.847S">
            <text:p>10:54:28.85</text:p>
          </table:table-cell>
          <table:table-cell office:value-type="string">
            <text:p>TC0002_PlannerB 2-1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10H54M28.857S">
            <text:p>10:54:28.86</text:p>
          </table:table-cell>
          <table:table-cell office:value-type="string">
            <text:p>TC0001_PlannerA 1-1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10H54M28.87S">
            <text:p>10:54:28.87</text:p>
          </table:table-cell>
          <table:table-cell office:value-type="string">
            <text:p>TC0003_PlannerC 3-12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10H54M28.87S">
            <text:p>10:54:28.87</text:p>
          </table:table-cell>
          <table:table-cell office:value-type="string">
            <text:p>TC0003_PlannerC 3-11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10H54M28.873S">
            <text:p>10:54:28.87</text:p>
          </table:table-cell>
          <table:table-cell office:value-type="string">
            <text:p>TC0002_PlannerB 2-14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time" office:time-value="PT10H54M28.893S">
            <text:p>10:54:28.89</text:p>
          </table:table-cell>
          <table:table-cell office:value-type="string">
            <text:p>TC0001_PlannerA 1-1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10H54M28.538S">
            <text:p>10:54:28.54</text:p>
          </table:table-cell>
          <table:table-cell office:value-type="string">
            <text:p>TC0001_PlannerA 1-2</text:p>
          </table:table-cell>
          <table:table-cell office:value-type="string">
            <text:p>/;jsessionid=lh1vm01a5fzp13wv1peqjmq0f</text:p>
          </table:table-cell>
          <table:table-cell office:value-type="float" office:value="367">
            <text:p>367</text:p>
          </table:table-cell>
          <table:table-cell office:value-type="string">
            <text:p>Success</text:p>
          </table:table-cell>
          <table:table-cell office:value-type="float" office:value="26002">
            <text:p>26002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10H54M28.914S">
            <text:p>10:54:28.91</text:p>
          </table:table-cell>
          <table:table-cell office:value-type="string">
            <text:p>TC0002_PlannerB 2-1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10H54M28.927S">
            <text:p>10:54:28.93</text:p>
          </table:table-cell>
          <table:table-cell office:value-type="string">
            <text:p>TC0001_PlannerA 1-17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time" office:time-value="PT10H54M28.938S">
            <text:p>10:54:28.94</text:p>
          </table:table-cell>
          <table:table-cell office:value-type="string">
            <text:p>TC0003_PlannerC 3-1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10H54M28.942S">
            <text:p>10:54:28.94</text:p>
          </table:table-cell>
          <table:table-cell office:value-type="string">
            <text:p>TC0003_PlannerC 3-1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10H54M28.948S">
            <text:p>10:54:28.95</text:p>
          </table:table-cell>
          <table:table-cell office:value-type="string">
            <text:p>TC0002_PlannerB 2-1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10H54M28.793S">
            <text:p>10:54:28.79</text:p>
          </table:table-cell>
          <table:table-cell office:value-type="string">
            <text:p>TC0001_PlannerA 1-13</text:p>
          </table:table-cell>
          <table:table-cell office:value-type="string">
            <text:p>/login.do</text:p>
          </table:table-cell>
          <table:table-cell office:value-type="float" office:value="162">
            <text:p>162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time" office:time-value="PT10H54M28.962S">
            <text:p>10:54:28.96</text:p>
          </table:table-cell>
          <table:table-cell office:value-type="string">
            <text:p>TC0001_PlannerA 1-1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10H54M28.523S">
            <text:p>10:54:28.52</text:p>
          </table:table-cell>
          <table:table-cell office:value-type="string">
            <text:p>TC0002_PlannerB 2-1</text:p>
          </table:table-cell>
          <table:table-cell office:value-type="string">
            <text:p>/</text:p>
          </table:table-cell>
          <table:table-cell office:value-type="float" office:value="444">
            <text:p>444</text:p>
          </table:table-cell>
          <table:table-cell office:value-type="string">
            <text:p>Success</text:p>
          </table:table-cell>
          <table:table-cell office:value-type="float" office:value="26002">
            <text:p>26002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10H54M28.981S">
            <text:p>10:54:28.98</text:p>
          </table:table-cell>
          <table:table-cell office:value-type="string">
            <text:p>TC0002_PlannerB 2-1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10H54M28.997S">
            <text:p>10:54:29.00</text:p>
          </table:table-cell>
          <table:table-cell office:value-type="string">
            <text:p>TC0001_PlannerA 1-1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10H54M28.513S">
            <text:p>10:54:28.51</text:p>
          </table:table-cell>
          <table:table-cell office:value-type="string">
            <text:p>TC0003_PlannerC 3-2</text:p>
          </table:table-cell>
          <table:table-cell office:value-type="string">
            <text:p>/login.do</text:p>
          </table:table-cell>
          <table:table-cell office:value-type="float" office:value="489">
            <text:p>489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10H54M29.007S">
            <text:p>10:54:29.01</text:p>
          </table:table-cell>
          <table:table-cell office:value-type="string">
            <text:p>TC0003_PlannerC 3-1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10H54M29.009S">
            <text:p>10:54:29.01</text:p>
          </table:table-cell>
          <table:table-cell office:value-type="string">
            <text:p>TC0003_PlannerC 3-1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10H54M29.016S">
            <text:p>10:54:29.02</text:p>
          </table:table-cell>
          <table:table-cell office:value-type="string">
            <text:p>TC0002_PlannerB 2-1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time" office:time-value="PT10H54M28.525S">
            <text:p>10:54:28.53</text:p>
          </table:table-cell>
          <table:table-cell office:value-type="string">
            <text:p>TC0001_PlannerA 1-5</text:p>
          </table:table-cell>
          <table:table-cell office:value-type="string">
            <text:p>/login.do</text:p>
          </table:table-cell>
          <table:table-cell office:value-type="float" office:value="500">
            <text:p>500</text:p>
          </table:table-cell>
          <table:table-cell office:value-type="string">
            <text:p>Success</text:p>
          </table:table-cell>
          <table:table-cell office:value-type="float" office:value="25961">
            <text:p>25961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10H54M29.031S">
            <text:p>10:54:29.03</text:p>
          </table:table-cell>
          <table:table-cell office:value-type="string">
            <text:p>TC0001_PlannerA 1-2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10H54M28.495S">
            <text:p>10:54:28.50</text:p>
          </table:table-cell>
          <table:table-cell office:value-type="string">
            <text:p>TC0003_PlannerC 3-1</text:p>
          </table:table-cell>
          <table:table-cell office:value-type="string">
            <text:p>/login.do</text:p>
          </table:table-cell>
          <table:table-cell office:value-type="float" office:value="562">
            <text:p>562</text:p>
          </table:table-cell>
          <table:table-cell office:value-type="string">
            <text:p>Success</text:p>
          </table:table-cell>
          <table:table-cell office:value-type="float" office:value="25961">
            <text:p>25961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10H54M29.062S">
            <text:p>10:54:29.06</text:p>
          </table:table-cell>
          <table:table-cell office:value-type="string">
            <text:p>TC0002_PlannerB 2-1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10H54M29.066S">
            <text:p>10:54:29.07</text:p>
          </table:table-cell>
          <table:table-cell office:value-type="string">
            <text:p>TC0001_PlannerA 1-2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10H54M29.078S">
            <text:p>10:54:29.08</text:p>
          </table:table-cell>
          <table:table-cell office:value-type="string">
            <text:p>TC0003_PlannerC 3-1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10H54M29.079S">
            <text:p>10:54:29.08</text:p>
          </table:table-cell>
          <table:table-cell office:value-type="string">
            <text:p>TC0003_PlannerC 3-1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10H54M29.09S">
            <text:p>10:54:29.09</text:p>
          </table:table-cell>
          <table:table-cell office:value-type="string">
            <text:p>TC0002_PlannerB 2-2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10H54M29.101S">
            <text:p>10:54:29.10</text:p>
          </table:table-cell>
          <table:table-cell office:value-type="string">
            <text:p>TC0001_PlannerA 1-2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10H54M29.131S">
            <text:p>10:54:29.13</text:p>
          </table:table-cell>
          <table:table-cell office:value-type="string">
            <text:p>TC0002_PlannerB 2-2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10H54M29.136S">
            <text:p>10:54:29.14</text:p>
          </table:table-cell>
          <table:table-cell office:value-type="string">
            <text:p>TC0001_PlannerA 1-2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10H54M29.147S">
            <text:p>10:54:29.15</text:p>
          </table:table-cell>
          <table:table-cell office:value-type="string">
            <text:p>TC0003_PlannerC 3-1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10H54M29.149S">
            <text:p>10:54:29.15</text:p>
          </table:table-cell>
          <table:table-cell office:value-type="string">
            <text:p>TC0003_PlannerC 3-2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10H54M29.019S">
            <text:p>10:54:29.02</text:p>
          </table:table-cell>
          <table:table-cell office:value-type="string">
            <text:p>TC0002_PlannerB 2-18</text:p>
          </table:table-cell>
          <table:table-cell office:value-type="string">
            <text:p>/login.do</text:p>
          </table:table-cell>
          <table:table-cell office:value-type="float" office:value="136">
            <text:p>136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10H54M29.163S">
            <text:p>10:54:29.16</text:p>
          </table:table-cell>
          <table:table-cell office:value-type="string">
            <text:p>TC0002_PlannerB 2-2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10H54M29.17S">
            <text:p>10:54:29.17</text:p>
          </table:table-cell>
          <table:table-cell office:value-type="string">
            <text:p>TC0001_PlannerA 1-24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10H54M29.026S">
            <text:p>10:54:29.03</text:p>
          </table:table-cell>
          <table:table-cell office:value-type="string">
            <text:p>TC0001_PlannerA 1-5</text:p>
          </table:table-cell>
          <table:table-cell office:value-type="string">
            <text:p>/;jsessionid=lh1vm01a5fzp13wv1peqjmq0f</text:p>
          </table:table-cell>
          <table:table-cell office:value-type="float" office:value="149">
            <text:p>149</text:p>
          </table:table-cell>
          <table:table-cell office:value-type="string">
            <text:p>Success</text:p>
          </table:table-cell>
          <table:table-cell office:value-type="float" office:value="26002">
            <text:p>26002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10H54M29.011S">
            <text:p>10:54:29.01</text:p>
          </table:table-cell>
          <table:table-cell office:value-type="string">
            <text:p>TC0003_PlannerC 3-15</text:p>
          </table:table-cell>
          <table:table-cell office:value-type="string">
            <text:p>/login.do</text:p>
          </table:table-cell>
          <table:table-cell office:value-type="float" office:value="179">
            <text:p>179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10H54M29.208S">
            <text:p>10:54:29.21</text:p>
          </table:table-cell>
          <table:table-cell office:value-type="string">
            <text:p>TC0001_PlannerA 1-2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10H54M29.216S">
            <text:p>10:54:29.22</text:p>
          </table:table-cell>
          <table:table-cell office:value-type="string">
            <text:p>TC0002_PlannerB 2-23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10H54M29.215S">
            <text:p>10:54:29.22</text:p>
          </table:table-cell>
          <table:table-cell office:value-type="string">
            <text:p>TC0003_PlannerC 3-21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10H54M29.222S">
            <text:p>10:54:29.22</text:p>
          </table:table-cell>
          <table:table-cell office:value-type="string">
            <text:p>TC0003_PlannerC 3-2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10H54M29.236S">
            <text:p>10:54:29.24</text:p>
          </table:table-cell>
          <table:table-cell office:value-type="string">
            <text:p>TC0002_PlannerB 2-2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10H54M29.243S">
            <text:p>10:54:29.24</text:p>
          </table:table-cell>
          <table:table-cell office:value-type="string">
            <text:p>TC0001_PlannerA 1-2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10H54M28.495S">
            <text:p>10:54:28.50</text:p>
          </table:table-cell>
          <table:table-cell office:value-type="string">
            <text:p>TC0002_PlannerB 2-3</text:p>
          </table:table-cell>
          <table:table-cell office:value-type="string">
            <text:p>/login.do</text:p>
          </table:table-cell>
          <table:table-cell office:value-type="float" office:value="753">
            <text:p>753</text:p>
          </table:table-cell>
          <table:table-cell office:value-type="string">
            <text:p>Success</text:p>
          </table:table-cell>
          <table:table-cell office:value-type="float" office:value="25961">
            <text:p>25961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10H54M29.011S">
            <text:p>10:54:29.01</text:p>
          </table:table-cell>
          <table:table-cell office:value-type="string">
            <text:p>TC0003_PlannerC 3-16</text:p>
          </table:table-cell>
          <table:table-cell office:value-type="string">
            <text:p>/login.do</text:p>
          </table:table-cell>
          <table:table-cell office:value-type="float" office:value="247">
            <text:p>247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10H54M29.28S">
            <text:p>10:54:29.28</text:p>
          </table:table-cell>
          <table:table-cell office:value-type="string">
            <text:p>TC0001_PlannerA 1-2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10H54M29.285S">
            <text:p>10:54:29.29</text:p>
          </table:table-cell>
          <table:table-cell office:value-type="string">
            <text:p>TC0002_PlannerB 2-2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10H54M29.289S">
            <text:p>10:54:29.29</text:p>
          </table:table-cell>
          <table:table-cell office:value-type="string">
            <text:p>TC0003_PlannerC 3-2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10H54M29.296S">
            <text:p>10:54:29.30</text:p>
          </table:table-cell>
          <table:table-cell office:value-type="string">
            <text:p>TC0003_PlannerC 3-2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10H54M29.305S">
            <text:p>10:54:29.31</text:p>
          </table:table-cell>
          <table:table-cell office:value-type="string">
            <text:p>TC0002_PlannerB 2-26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10H54M29.315S">
            <text:p>10:54:29.32</text:p>
          </table:table-cell>
          <table:table-cell office:value-type="string">
            <text:p>TC0001_PlannerA 1-2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time" office:time-value="PT10H54M29.351S">
            <text:p>10:54:29.35</text:p>
          </table:table-cell>
          <table:table-cell office:value-type="string">
            <text:p>TC0001_PlannerA 1-2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time" office:time-value="PT10H54M29.353S">
            <text:p>10:54:29.35</text:p>
          </table:table-cell>
          <table:table-cell office:value-type="string">
            <text:p>TC0002_PlannerB 2-2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time" office:time-value="PT10H54M29.194S">
            <text:p>10:54:29.19</text:p>
          </table:table-cell>
          <table:table-cell office:value-type="string">
            <text:p>TC0003_PlannerC 3-15</text:p>
          </table:table-cell>
          <table:table-cell office:value-type="string">
            <text:p>/</text:p>
          </table:table-cell>
          <table:table-cell office:value-type="float" office:value="248">
            <text:p>248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time" office:time-value="PT10H54M29.359S">
            <text:p>10:54:29.36</text:p>
          </table:table-cell>
          <table:table-cell office:value-type="string">
            <text:p>TC0003_PlannerC 3-25</text:p>
          </table:table-cell>
          <table:table-cell office:value-type="string">
            <text:p>/login.html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time" office:time-value="PT10H54M29.001S">
            <text:p>10:54:29.00</text:p>
          </table:table-cell>
          <table:table-cell office:value-type="string">
            <text:p>TC0001_PlannerA 1-19</text:p>
          </table:table-cell>
          <table:table-cell office:value-type="string">
            <text:p>/login.do</text:p>
          </table:table-cell>
          <table:table-cell office:value-type="float" office:value="444">
            <text:p>444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time" office:time-value="PT10H54M29.44S">
            <text:p>10:54:29.44</text:p>
          </table:table-cell>
          <table:table-cell office:value-type="string">
            <text:p>TC0003_PlannerC 3-28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time" office:time-value="PT10H54M29.441S">
            <text:p>10:54:29.44</text:p>
          </table:table-cell>
          <table:table-cell office:value-type="string">
            <text:p>TC0002_PlannerB 2-29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time" office:time-value="PT10H54M29.44S">
            <text:p>10:54:29.44</text:p>
          </table:table-cell>
          <table:table-cell office:value-type="string">
            <text:p>TC0002_PlannerB 2-30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office:value-type="time" office:time-value="PT10H54M29.444S">
            <text:p>10:54:29.44</text:p>
          </table:table-cell>
          <table:table-cell office:value-type="string">
            <text:p>TC0003_PlannerC 3-26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time" office:time-value="PT10H54M29.443S">
            <text:p>10:54:29.44</text:p>
          </table:table-cell>
          <table:table-cell office:value-type="string">
            <text:p>TC0003_PlannerC 3-27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time" office:time-value="PT10H54M29.441S">
            <text:p>10:54:29.44</text:p>
          </table:table-cell>
          <table:table-cell office:value-type="string">
            <text:p>TC0002_PlannerB 2-28</text:p>
          </table:table-cell>
          <table:table-cell office:value-type="string">
            <text:p>/login.html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time" office:time-value="PT10H54M29.443S">
            <text:p>10:54:29.44</text:p>
          </table:table-cell>
          <table:table-cell office:value-type="string">
            <text:p>TC0001_PlannerA 1-30</text:p>
          </table:table-cell>
          <table:table-cell office:value-type="string">
            <text:p>/login.html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time" office:time-value="PT10H54M28.966S">
            <text:p>10:54:28.97</text:p>
          </table:table-cell>
          <table:table-cell office:value-type="string">
            <text:p>TC0001_PlannerA 1-18</text:p>
          </table:table-cell>
          <table:table-cell office:value-type="string">
            <text:p>/login.do</text:p>
          </table:table-cell>
          <table:table-cell office:value-type="float" office:value="507">
            <text:p>507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time" office:time-value="PT10H54M28.987S">
            <text:p>10:54:28.99</text:p>
          </table:table-cell>
          <table:table-cell office:value-type="string">
            <text:p>TC0002_PlannerB 2-17</text:p>
          </table:table-cell>
          <table:table-cell office:value-type="string">
            <text:p>/login.do</text:p>
          </table:table-cell>
          <table:table-cell office:value-type="float" office:value="499">
            <text:p>499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time" office:time-value="PT10H54M29.495S">
            <text:p>10:54:29.50</text:p>
          </table:table-cell>
          <table:table-cell office:value-type="string">
            <text:p>TC0003_PlannerC 3-2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time" office:time-value="PT10H54M28.952S">
            <text:p>10:54:28.95</text:p>
          </table:table-cell>
          <table:table-cell office:value-type="string">
            <text:p>TC0002_PlannerB 2-16</text:p>
          </table:table-cell>
          <table:table-cell office:value-type="string">
            <text:p>/login.do</text:p>
          </table:table-cell>
          <table:table-cell office:value-type="float" office:value="557">
            <text:p>557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time" office:time-value="PT10H54M29.508S">
            <text:p>10:54:29.51</text:p>
          </table:table-cell>
          <table:table-cell office:value-type="string">
            <text:p>TC0003_PlannerC 3-30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8">
            <text:p>118</text:p>
          </table:table-cell>
          <table:table-cell office:value-type="time" office:time-value="PT10H54M28.956S">
            <text:p>10:54:28.96</text:p>
          </table:table-cell>
          <table:table-cell office:value-type="string">
            <text:p>TC0001_PlannerA 1-13</text:p>
          </table:table-cell>
          <table:table-cell office:value-type="string">
            <text:p>/;jsessionid=lh1vm01a5fzp13wv1peqjmq0f</text:p>
          </table:table-cell>
          <table:table-cell office:value-type="float" office:value="584">
            <text:p>584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time" office:time-value="PT10H54M28.968S">
            <text:p>10:54:28.97</text:p>
          </table:table-cell>
          <table:table-cell office:value-type="string">
            <text:p>TC0002_PlannerB 2-1</text:p>
          </table:table-cell>
          <table:table-cell office:value-type="string">
            <text:p>/home</text:p>
          </table:table-cell>
          <table:table-cell office:value-type="float" office:value="585">
            <text:p>585</text:p>
          </table:table-cell>
          <table:table-cell office:value-type="string">
            <text:p>Success</text:p>
          </table:table-cell>
          <table:table-cell office:value-type="float" office:value="26002">
            <text:p>26002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office:value-type="time" office:time-value="PT10H54M29.283S">
            <text:p>10:54:29.28</text:p>
          </table:table-cell>
          <table:table-cell office:value-type="string">
            <text:p>TC0001_PlannerA 1-27</text:p>
          </table:table-cell>
          <table:table-cell office:value-type="string">
            <text:p>/login.do</text:p>
          </table:table-cell>
          <table:table-cell office:value-type="float" office:value="282">
            <text:p>282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time" office:time-value="PT10H54M29.002S">
            <text:p>10:54:29.00</text:p>
          </table:table-cell>
          <table:table-cell office:value-type="string">
            <text:p>TC0003_PlannerC 3-2</text:p>
          </table:table-cell>
          <table:table-cell office:value-type="string">
            <text:p>/</text:p>
          </table:table-cell>
          <table:table-cell office:value-type="float" office:value="576">
            <text:p>576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office:value-type="time" office:time-value="PT10H54M28.941S">
            <text:p>10:54:28.94</text:p>
          </table:table-cell>
          <table:table-cell office:value-type="string">
            <text:p>TC0003_PlannerC 3-14</text:p>
          </table:table-cell>
          <table:table-cell office:value-type="string">
            <text:p>/login.do</text:p>
          </table:table-cell>
          <table:table-cell office:value-type="float" office:value="661">
            <text:p>661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 office:value-type="time" office:time-value="PT10H54M28.945S">
            <text:p>10:54:28.95</text:p>
          </table:table-cell>
          <table:table-cell office:value-type="string">
            <text:p>TC0003_PlannerC 3-13</text:p>
          </table:table-cell>
          <table:table-cell office:value-type="string">
            <text:p>/login.do</text:p>
          </table:table-cell>
          <table:table-cell office:value-type="float" office:value="679">
            <text:p>679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time" office:time-value="PT10H54M28.929S">
            <text:p>10:54:28.93</text:p>
          </table:table-cell>
          <table:table-cell office:value-type="string">
            <text:p>TC0001_PlannerA 1-17</text:p>
          </table:table-cell>
          <table:table-cell office:value-type="string">
            <text:p>/login.do</text:p>
          </table:table-cell>
          <table:table-cell office:value-type="float" office:value="743">
            <text:p>743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time" office:time-value="PT10H54M28.906S">
            <text:p>10:54:28.91</text:p>
          </table:table-cell>
          <table:table-cell office:value-type="string">
            <text:p>TC0001_PlannerA 1-2</text:p>
          </table:table-cell>
          <table:table-cell office:value-type="string">
            <text:p>/home</text:p>
          </table:table-cell>
          <table:table-cell office:value-type="float" office:value="833">
            <text:p>833</text:p>
          </table:table-cell>
          <table:table-cell office:value-type="string">
            <text:p>Success</text:p>
          </table:table-cell>
          <table:table-cell office:value-type="float" office:value="26002">
            <text:p>26002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 office:value-type="time" office:time-value="PT10H54M28.896S">
            <text:p>10:54:28.90</text:p>
          </table:table-cell>
          <table:table-cell office:value-type="string">
            <text:p>TC0001_PlannerA 1-16</text:p>
          </table:table-cell>
          <table:table-cell office:value-type="string">
            <text:p>/login.do</text:p>
          </table:table-cell>
          <table:table-cell office:value-type="float" office:value="929">
            <text:p>929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127">
            <text:p>127</text:p>
          </table:table-cell>
          <table:table-cell office:value-type="time" office:time-value="PT10H54M28.875S">
            <text:p>10:54:28.88</text:p>
          </table:table-cell>
          <table:table-cell office:value-type="string">
            <text:p>TC0003_PlannerC 3-11</text:p>
          </table:table-cell>
          <table:table-cell office:value-type="string">
            <text:p>/login.do</text:p>
          </table:table-cell>
          <table:table-cell office:value-type="float" office:value="986">
            <text:p>986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office:value-type="time" office:time-value="PT10H54M28.927S">
            <text:p>10:54:28.93</text:p>
          </table:table-cell>
          <table:table-cell office:value-type="string">
            <text:p>TC0002_PlannerB 2-15</text:p>
          </table:table-cell>
          <table:table-cell office:value-type="string">
            <text:p>/login.do</text:p>
          </table:table-cell>
          <table:table-cell office:value-type="float" office:value="946">
            <text:p>946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time" office:time-value="PT10H54M28.874S">
            <text:p>10:54:28.87</text:p>
          </table:table-cell>
          <table:table-cell office:value-type="string">
            <text:p>TC0003_PlannerC 3-12</text:p>
          </table:table-cell>
          <table:table-cell office:value-type="string">
            <text:p>/login.do</text:p>
          </table:table-cell>
          <table:table-cell office:value-type="float" office:value="1030">
            <text:p>1030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time" office:time-value="PT10H54M28.878S">
            <text:p>10:54:28.88</text:p>
          </table:table-cell>
          <table:table-cell office:value-type="string">
            <text:p>TC0002_PlannerB 2-14</text:p>
          </table:table-cell>
          <table:table-cell office:value-type="string">
            <text:p>/login.do</text:p>
          </table:table-cell>
          <table:table-cell office:value-type="float" office:value="1086">
            <text:p>1086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 office:value-type="time" office:time-value="PT10H54M28.86S">
            <text:p>10:54:28.86</text:p>
          </table:table-cell>
          <table:table-cell office:value-type="string">
            <text:p>TC0001_PlannerA 1-15</text:p>
          </table:table-cell>
          <table:table-cell office:value-type="string">
            <text:p>/login.do</text:p>
          </table:table-cell>
          <table:table-cell office:value-type="float" office:value="1153">
            <text:p>1153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time" office:time-value="PT10H54M28.85S">
            <text:p>10:54:28.85</text:p>
          </table:table-cell>
          <table:table-cell office:value-type="string">
            <text:p>TC0002_PlannerB 2-13</text:p>
          </table:table-cell>
          <table:table-cell office:value-type="string">
            <text:p>/login.do</text:p>
          </table:table-cell>
          <table:table-cell office:value-type="float" office:value="1172">
            <text:p>1172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time" office:time-value="PT10H54M28.836S">
            <text:p>10:54:28.84</text:p>
          </table:table-cell>
          <table:table-cell office:value-type="string">
            <text:p>TC0001_PlannerA 1-6</text:p>
          </table:table-cell>
          <table:table-cell office:value-type="string">
            <text:p>/;jsessionid=lh1vm01a5fzp13wv1peqjmq0f</text:p>
          </table:table-cell>
          <table:table-cell office:value-type="float" office:value="1198">
            <text:p>1198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134">
            <text:p>134</text:p>
          </table:table-cell>
          <table:table-cell office:value-type="time" office:time-value="PT10H54M28.83S">
            <text:p>10:54:28.83</text:p>
          </table:table-cell>
          <table:table-cell office:value-type="string">
            <text:p>TC0001_PlannerA 1-14</text:p>
          </table:table-cell>
          <table:table-cell office:value-type="string">
            <text:p>/login.do</text:p>
          </table:table-cell>
          <table:table-cell office:value-type="float" office:value="1238">
            <text:p>1238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time" office:time-value="PT10H54M28.806S">
            <text:p>10:54:28.81</text:p>
          </table:table-cell>
          <table:table-cell office:value-type="string">
            <text:p>TC0002_PlannerB 2-12</text:p>
          </table:table-cell>
          <table:table-cell office:value-type="string">
            <text:p>/login.do</text:p>
          </table:table-cell>
          <table:table-cell office:value-type="float" office:value="1298">
            <text:p>1298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136">
            <text:p>136</text:p>
          </table:table-cell>
          <table:table-cell office:value-type="time" office:time-value="PT10H54M28.805S">
            <text:p>10:54:28.81</text:p>
          </table:table-cell>
          <table:table-cell office:value-type="string">
            <text:p>TC0003_PlannerC 3-9</text:p>
          </table:table-cell>
          <table:table-cell office:value-type="string">
            <text:p>/login.do</text:p>
          </table:table-cell>
          <table:table-cell office:value-type="float" office:value="1336">
            <text:p>1336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137">
            <text:p>137</text:p>
          </table:table-cell>
          <table:table-cell office:value-type="time" office:time-value="PT10H54M28.797S">
            <text:p>10:54:28.80</text:p>
          </table:table-cell>
          <table:table-cell office:value-type="string">
            <text:p>TC0003_PlannerC 3-10</text:p>
          </table:table-cell>
          <table:table-cell office:value-type="string">
            <text:p>/login.do</text:p>
          </table:table-cell>
          <table:table-cell office:value-type="float" office:value="1392">
            <text:p>1392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time" office:time-value="PT10H54M28.785S">
            <text:p>10:54:28.79</text:p>
          </table:table-cell>
          <table:table-cell office:value-type="string">
            <text:p>TC0002_PlannerB 2-4</text:p>
          </table:table-cell>
          <table:table-cell office:value-type="string">
            <text:p>/</text:p>
          </table:table-cell>
          <table:table-cell office:value-type="float" office:value="1443">
            <text:p>1443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time" office:time-value="PT10H54M28.783S">
            <text:p>10:54:28.78</text:p>
          </table:table-cell>
          <table:table-cell office:value-type="string">
            <text:p>TC0002_PlannerB 2-11</text:p>
          </table:table-cell>
          <table:table-cell office:value-type="string">
            <text:p>/login.do</text:p>
          </table:table-cell>
          <table:table-cell office:value-type="float" office:value="1455">
            <text:p>1455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office:value-type="time" office:time-value="PT10H54M28.757S">
            <text:p>10:54:28.76</text:p>
          </table:table-cell>
          <table:table-cell office:value-type="string">
            <text:p>TC0001_PlannerA 1-12</text:p>
          </table:table-cell>
          <table:table-cell office:value-type="string">
            <text:p>/login.do</text:p>
          </table:table-cell>
          <table:table-cell office:value-type="float" office:value="1540">
            <text:p>1540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time" office:time-value="PT10H54M28.739S">
            <text:p>10:54:28.74</text:p>
          </table:table-cell>
          <table:table-cell office:value-type="string">
            <text:p>TC0002_PlannerB 2-10</text:p>
          </table:table-cell>
          <table:table-cell office:value-type="string">
            <text:p>/login.do</text:p>
          </table:table-cell>
          <table:table-cell office:value-type="float" office:value="1570">
            <text:p>1570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time" office:time-value="PT10H54M28.737S">
            <text:p>10:54:28.74</text:p>
          </table:table-cell>
          <table:table-cell office:value-type="string">
            <text:p>TC0003_PlannerC 3-8</text:p>
          </table:table-cell>
          <table:table-cell office:value-type="string">
            <text:p>/login.do</text:p>
          </table:table-cell>
          <table:table-cell office:value-type="float" office:value="1618">
            <text:p>1618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 office:value-type="time" office:time-value="PT10H54M28.737S">
            <text:p>10:54:28.74</text:p>
          </table:table-cell>
          <table:table-cell office:value-type="string">
            <text:p>TC0002_PlannerB 2-5</text:p>
          </table:table-cell>
          <table:table-cell office:value-type="string">
            <text:p>/</text:p>
          </table:table-cell>
          <table:table-cell office:value-type="float" office:value="1631">
            <text:p>1631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144">
            <text:p>144</text:p>
          </table:table-cell>
          <table:table-cell office:value-type="time" office:time-value="PT10H54M28.722S">
            <text:p>10:54:28.72</text:p>
          </table:table-cell>
          <table:table-cell office:value-type="string">
            <text:p>TC0001_PlannerA 1-3</text:p>
          </table:table-cell>
          <table:table-cell office:value-type="string">
            <text:p>/home</text:p>
          </table:table-cell>
          <table:table-cell office:value-type="float" office:value="1702">
            <text:p>1702</text:p>
          </table:table-cell>
          <table:table-cell office:value-type="string">
            <text:p>Success</text:p>
          </table:table-cell>
          <table:table-cell office:value-type="float" office:value="26002">
            <text:p>26002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time" office:time-value="PT10H54M28.724S">
            <text:p>10:54:28.72</text:p>
          </table:table-cell>
          <table:table-cell office:value-type="string">
            <text:p>TC0001_PlannerA 1-11</text:p>
          </table:table-cell>
          <table:table-cell office:value-type="string">
            <text:p>/login.do</text:p>
          </table:table-cell>
          <table:table-cell office:value-type="float" office:value="1710">
            <text:p>1710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146">
            <text:p>146</text:p>
          </table:table-cell>
          <table:table-cell office:value-type="time" office:time-value="PT10H54M28.7S">
            <text:p>10:54:28.70</text:p>
          </table:table-cell>
          <table:table-cell office:value-type="string">
            <text:p>TC0003_PlannerC 3-7</text:p>
          </table:table-cell>
          <table:table-cell office:value-type="string">
            <text:p>/login.do</text:p>
          </table:table-cell>
          <table:table-cell office:value-type="float" office:value="1769">
            <text:p>1769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147">
            <text:p>147</text:p>
          </table:table-cell>
          <table:table-cell office:value-type="time" office:time-value="PT10H54M28.702S">
            <text:p>10:54:28.70</text:p>
          </table:table-cell>
          <table:table-cell office:value-type="string">
            <text:p>TC0002_PlannerB 2-9</text:p>
          </table:table-cell>
          <table:table-cell office:value-type="string">
            <text:p>/login.do</text:p>
          </table:table-cell>
          <table:table-cell office:value-type="float" office:value="1812">
            <text:p>1812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 office:value-type="time" office:time-value="PT10H54M28.688S">
            <text:p>10:54:28.69</text:p>
          </table:table-cell>
          <table:table-cell office:value-type="string">
            <text:p>TC0001_PlannerA 1-10</text:p>
          </table:table-cell>
          <table:table-cell office:value-type="string">
            <text:p>/login.do</text:p>
          </table:table-cell>
          <table:table-cell office:value-type="float" office:value="1838">
            <text:p>1838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time" office:time-value="PT10H54M28.683S">
            <text:p>10:54:28.68</text:p>
          </table:table-cell>
          <table:table-cell office:value-type="string">
            <text:p>TC0001_PlannerA 1-4</text:p>
          </table:table-cell>
          <table:table-cell office:value-type="string">
            <text:p>/;jsessionid=lh1vm01a5fzp13wv1peqjmq0f</text:p>
          </table:table-cell>
          <table:table-cell office:value-type="float" office:value="1895">
            <text:p>1895</text:p>
          </table:table-cell>
          <table:table-cell office:value-type="string">
            <text:p>Success</text:p>
          </table:table-cell>
          <table:table-cell office:value-type="float" office:value="26002">
            <text:p>26002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office:value-type="time" office:time-value="PT10H54M28.67S">
            <text:p>10:54:28.67</text:p>
          </table:table-cell>
          <table:table-cell office:value-type="string">
            <text:p>TC0002_PlannerB 2-8</text:p>
          </table:table-cell>
          <table:table-cell office:value-type="string">
            <text:p>/login.do</text:p>
          </table:table-cell>
          <table:table-cell office:value-type="float" office:value="1946">
            <text:p>1946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time" office:time-value="PT10H54M28.666S">
            <text:p>10:54:28.67</text:p>
          </table:table-cell>
          <table:table-cell office:value-type="string">
            <text:p>TC0001_PlannerA 1-1</text:p>
          </table:table-cell>
          <table:table-cell office:value-type="string">
            <text:p>/home</text:p>
          </table:table-cell>
          <table:table-cell office:value-type="float" office:value="1964">
            <text:p>1964</text:p>
          </table:table-cell>
          <table:table-cell office:value-type="string">
            <text:p>Success</text:p>
          </table:table-cell>
          <table:table-cell office:value-type="float" office:value="26002">
            <text:p>26002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 office:value-type="time" office:time-value="PT10H54M28.658S">
            <text:p>10:54:28.66</text:p>
          </table:table-cell>
          <table:table-cell office:value-type="string">
            <text:p>TC0003_PlannerC 3-6</text:p>
          </table:table-cell>
          <table:table-cell office:value-type="string">
            <text:p>/login.do</text:p>
          </table:table-cell>
          <table:table-cell office:value-type="float" office:value="2019">
            <text:p>2019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153">
            <text:p>153</text:p>
          </table:table-cell>
          <table:table-cell office:value-type="time" office:time-value="PT10H54M28.653S">
            <text:p>10:54:28.65</text:p>
          </table:table-cell>
          <table:table-cell office:value-type="string">
            <text:p>TC0001_PlannerA 1-9</text:p>
          </table:table-cell>
          <table:table-cell office:value-type="string">
            <text:p>/login.do</text:p>
          </table:table-cell>
          <table:table-cell office:value-type="float" office:value="2060">
            <text:p>2060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 office:value-type="time" office:time-value="PT10H54M28.651S">
            <text:p>10:54:28.65</text:p>
          </table:table-cell>
          <table:table-cell office:value-type="string">
            <text:p>TC0002_PlannerB 2-2</text:p>
          </table:table-cell>
          <table:table-cell office:value-type="string">
            <text:p>/</text:p>
          </table:table-cell>
          <table:table-cell office:value-type="float" office:value="2075">
            <text:p>2075</text:p>
          </table:table-cell>
          <table:table-cell office:value-type="string">
            <text:p>Success</text:p>
          </table:table-cell>
          <table:table-cell office:value-type="float" office:value="26002">
            <text:p>26002</text:p>
          </table:table-cell>
          <table:table-cell table:number-columns-repeated="1017"/>
        </table:table-row>
        <table:table-row table:style-name="ro1">
          <table:table-cell office:value-type="float" office:value="155">
            <text:p>155</text:p>
          </table:table-cell>
          <table:table-cell office:value-type="time" office:time-value="PT10H54M28.636S">
            <text:p>10:54:28.64</text:p>
          </table:table-cell>
          <table:table-cell office:value-type="string">
            <text:p>TC0002_PlannerB 2-7</text:p>
          </table:table-cell>
          <table:table-cell office:value-type="string">
            <text:p>/login.do</text:p>
          </table:table-cell>
          <table:table-cell office:value-type="float" office:value="2125">
            <text:p>2125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time" office:time-value="PT10H54M28.631S">
            <text:p>10:54:28.63</text:p>
          </table:table-cell>
          <table:table-cell office:value-type="string">
            <text:p>TC0003_PlannerC 3-5</text:p>
          </table:table-cell>
          <table:table-cell office:value-type="string">
            <text:p>/login.do</text:p>
          </table:table-cell>
          <table:table-cell office:value-type="float" office:value="2169">
            <text:p>2169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 office:value-type="time" office:time-value="PT10H54M28.618S">
            <text:p>10:54:28.62</text:p>
          </table:table-cell>
          <table:table-cell office:value-type="string">
            <text:p>TC0001_PlannerA 1-8</text:p>
          </table:table-cell>
          <table:table-cell office:value-type="string">
            <text:p>/login.do</text:p>
          </table:table-cell>
          <table:table-cell office:value-type="float" office:value="2234">
            <text:p>2234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158">
            <text:p>158</text:p>
          </table:table-cell>
          <table:table-cell office:value-type="time" office:time-value="PT10H54M28.598S">
            <text:p>10:54:28.60</text:p>
          </table:table-cell>
          <table:table-cell office:value-type="string">
            <text:p>TC0002_PlannerB 2-6</text:p>
          </table:table-cell>
          <table:table-cell office:value-type="string">
            <text:p>/login.do</text:p>
          </table:table-cell>
          <table:table-cell office:value-type="float" office:value="2316">
            <text:p>2316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time" office:time-value="PT10H54M30.023S">
            <text:p>10:54:30.02</text:p>
          </table:table-cell>
          <table:table-cell office:value-type="string">
            <text:p>TC0002_PlannerB 2-13</text:p>
          </table:table-cell>
          <table:table-cell office:value-type="string">
            <text:p>/</text:p>
          </table:table-cell>
          <table:table-cell office:value-type="float" office:value="905">
            <text:p>905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160">
            <text:p>160</text:p>
          </table:table-cell>
          <table:table-cell office:value-type="time" office:time-value="PT10H54M29.874S">
            <text:p>10:54:29.87</text:p>
          </table:table-cell>
          <table:table-cell office:value-type="string">
            <text:p>TC0002_PlannerB 2-15</text:p>
          </table:table-cell>
          <table:table-cell office:value-type="string">
            <text:p>/</text:p>
          </table:table-cell>
          <table:table-cell office:value-type="float" office:value="1210">
            <text:p>1210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 office:value-type="time" office:time-value="PT10H54M28.584S">
            <text:p>10:54:28.58</text:p>
          </table:table-cell>
          <table:table-cell office:value-type="string">
            <text:p>TC0003_PlannerC 3-4</text:p>
          </table:table-cell>
          <table:table-cell office:value-type="string">
            <text:p>/login.do</text:p>
          </table:table-cell>
          <table:table-cell office:value-type="float" office:value="2537">
            <text:p>2537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162">
            <text:p>162</text:p>
          </table:table-cell>
          <table:table-cell office:value-type="time" office:time-value="PT10H54M30.069S">
            <text:p>10:54:30.07</text:p>
          </table:table-cell>
          <table:table-cell office:value-type="string">
            <text:p>TC0001_PlannerA 1-14</text:p>
          </table:table-cell>
          <table:table-cell office:value-type="string">
            <text:p>/;jsessionid=lh1vm01a5fzp13wv1peqjmq0f</text:p>
          </table:table-cell>
          <table:table-cell office:value-type="float" office:value="1108">
            <text:p>1108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163">
            <text:p>163</text:p>
          </table:table-cell>
          <table:table-cell office:value-type="time" office:time-value="PT10H54M30.617S">
            <text:p>10:54:30.62</text:p>
          </table:table-cell>
          <table:table-cell office:value-type="string">
            <text:p>TC0002_PlannerB 2-8</text:p>
          </table:table-cell>
          <table:table-cell office:value-type="string">
            <text:p>/</text:p>
          </table:table-cell>
          <table:table-cell office:value-type="float" office:value="716">
            <text:p>716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164">
            <text:p>164</text:p>
          </table:table-cell>
          <table:table-cell office:value-type="time" office:time-value="PT10H54M28.584S">
            <text:p>10:54:28.58</text:p>
          </table:table-cell>
          <table:table-cell office:value-type="string">
            <text:p>TC0001_PlannerA 1-7</text:p>
          </table:table-cell>
          <table:table-cell office:value-type="string">
            <text:p>/login.do</text:p>
          </table:table-cell>
          <table:table-cell office:value-type="float" office:value="2852">
            <text:p>2852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165">
            <text:p>165</text:p>
          </table:table-cell>
          <table:table-cell office:value-type="time" office:time-value="PT10H54M28.573S">
            <text:p>10:54:28.57</text:p>
          </table:table-cell>
          <table:table-cell office:value-type="string">
            <text:p>TC0003_PlannerC 3-3</text:p>
          </table:table-cell>
          <table:table-cell office:value-type="string">
            <text:p>/login.do</text:p>
          </table:table-cell>
          <table:table-cell office:value-type="float" office:value="2877">
            <text:p>2877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 office:value-type="time" office:time-value="PT10H54M30.853S">
            <text:p>10:54:30.85</text:p>
          </table:table-cell>
          <table:table-cell office:value-type="string">
            <text:p>TC0001_PlannerA 1-8</text:p>
          </table:table-cell>
          <table:table-cell office:value-type="string">
            <text:p>/;jsessionid=lh1vm01a5fzp13wv1peqjmq0f</text:p>
          </table:table-cell>
          <table:table-cell office:value-type="float" office:value="612">
            <text:p>612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time" office:time-value="PT10H54M30.801S">
            <text:p>10:54:30.80</text:p>
          </table:table-cell>
          <table:table-cell office:value-type="string">
            <text:p>TC0003_PlannerC 3-5</text:p>
          </table:table-cell>
          <table:table-cell office:value-type="string">
            <text:p>/</text:p>
          </table:table-cell>
          <table:table-cell office:value-type="float" office:value="675">
            <text:p>675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time" office:time-value="PT10H54M30.762S">
            <text:p>10:54:30.76</text:p>
          </table:table-cell>
          <table:table-cell office:value-type="string">
            <text:p>TC0002_PlannerB 2-7</text:p>
          </table:table-cell>
          <table:table-cell office:value-type="string">
            <text:p>/</text:p>
          </table:table-cell>
          <table:table-cell office:value-type="float" office:value="727">
            <text:p>727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169">
            <text:p>169</text:p>
          </table:table-cell>
          <table:table-cell office:value-type="time" office:time-value="PT10H54M30.727S">
            <text:p>10:54:30.73</text:p>
          </table:table-cell>
          <table:table-cell office:value-type="string">
            <text:p>TC0002_PlannerB 2-2</text:p>
          </table:table-cell>
          <table:table-cell office:value-type="string">
            <text:p>/home</text:p>
          </table:table-cell>
          <table:table-cell office:value-type="float" office:value="774">
            <text:p>774</text:p>
          </table:table-cell>
          <table:table-cell office:value-type="string">
            <text:p>Success</text:p>
          </table:table-cell>
          <table:table-cell office:value-type="float" office:value="26002">
            <text:p>26002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 office:value-type="time" office:time-value="PT10H54M30.713S">
            <text:p>10:54:30.71</text:p>
          </table:table-cell>
          <table:table-cell office:value-type="string">
            <text:p>TC0001_PlannerA 1-9</text:p>
          </table:table-cell>
          <table:table-cell office:value-type="string">
            <text:p>/;jsessionid=lh1vm01a5fzp13wv1peqjmq0f</text:p>
          </table:table-cell>
          <table:table-cell office:value-type="float" office:value="800">
            <text:p>800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171">
            <text:p>171</text:p>
          </table:table-cell>
          <table:table-cell office:value-type="time" office:time-value="PT10H54M30.678S">
            <text:p>10:54:30.68</text:p>
          </table:table-cell>
          <table:table-cell office:value-type="string">
            <text:p>TC0003_PlannerC 3-6</text:p>
          </table:table-cell>
          <table:table-cell office:value-type="string">
            <text:p>/</text:p>
          </table:table-cell>
          <table:table-cell office:value-type="float" office:value="847">
            <text:p>847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172">
            <text:p>172</text:p>
          </table:table-cell>
          <table:table-cell office:value-type="time" office:time-value="PT10H54M30.579S">
            <text:p>10:54:30.58</text:p>
          </table:table-cell>
          <table:table-cell office:value-type="string">
            <text:p>TC0001_PlannerA 1-4</text:p>
          </table:table-cell>
          <table:table-cell office:value-type="string">
            <text:p>/home</text:p>
          </table:table-cell>
          <table:table-cell office:value-type="float" office:value="958">
            <text:p>958</text:p>
          </table:table-cell>
          <table:table-cell office:value-type="string">
            <text:p>Success</text:p>
          </table:table-cell>
          <table:table-cell office:value-type="float" office:value="26002">
            <text:p>26002</text:p>
          </table:table-cell>
          <table:table-cell table:number-columns-repeated="1017"/>
        </table:table-row>
        <table:table-row table:style-name="ro1">
          <table:table-cell office:value-type="float" office:value="173">
            <text:p>173</text:p>
          </table:table-cell>
          <table:table-cell office:value-type="time" office:time-value="PT10H54M30.526S">
            <text:p>10:54:30.53</text:p>
          </table:table-cell>
          <table:table-cell office:value-type="string">
            <text:p>TC0001_PlannerA 1-10</text:p>
          </table:table-cell>
          <table:table-cell office:value-type="string">
            <text:p>/;jsessionid=lh1vm01a5fzp13wv1peqjmq0f</text:p>
          </table:table-cell>
          <table:table-cell office:value-type="float" office:value="1023">
            <text:p>1023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 office:value-type="time" office:time-value="PT10H54M30.515S">
            <text:p>10:54:30.52</text:p>
          </table:table-cell>
          <table:table-cell office:value-type="string">
            <text:p>TC0002_PlannerB 2-9</text:p>
          </table:table-cell>
          <table:table-cell office:value-type="string">
            <text:p>/</text:p>
          </table:table-cell>
          <table:table-cell office:value-type="float" office:value="1049">
            <text:p>1049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175">
            <text:p>175</text:p>
          </table:table-cell>
          <table:table-cell office:value-type="time" office:time-value="PT10H54M30.47S">
            <text:p>10:54:30.47</text:p>
          </table:table-cell>
          <table:table-cell office:value-type="string">
            <text:p>TC0003_PlannerC 3-7</text:p>
          </table:table-cell>
          <table:table-cell office:value-type="string">
            <text:p>/</text:p>
          </table:table-cell>
          <table:table-cell office:value-type="float" office:value="1110">
            <text:p>1110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176">
            <text:p>176</text:p>
          </table:table-cell>
          <table:table-cell office:value-type="time" office:time-value="PT10H54M30.434S">
            <text:p>10:54:30.43</text:p>
          </table:table-cell>
          <table:table-cell office:value-type="string">
            <text:p>TC0001_PlannerA 1-11</text:p>
          </table:table-cell>
          <table:table-cell office:value-type="string">
            <text:p>/;jsessionid=lh1vm01a5fzp13wv1peqjmq0f</text:p>
          </table:table-cell>
          <table:table-cell office:value-type="float" office:value="1162">
            <text:p>1162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177">
            <text:p>177</text:p>
          </table:table-cell>
          <table:table-cell office:value-type="time" office:time-value="PT10H54M30.369S">
            <text:p>10:54:30.37</text:p>
          </table:table-cell>
          <table:table-cell office:value-type="string">
            <text:p>TC0002_PlannerB 2-5</text:p>
          </table:table-cell>
          <table:table-cell office:value-type="string">
            <text:p>/home</text:p>
          </table:table-cell>
          <table:table-cell office:value-type="float" office:value="1239">
            <text:p>1239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time" office:time-value="PT10H54M30.356S">
            <text:p>10:54:30.36</text:p>
          </table:table-cell>
          <table:table-cell office:value-type="string">
            <text:p>TC0003_PlannerC 3-8</text:p>
          </table:table-cell>
          <table:table-cell office:value-type="string">
            <text:p>/</text:p>
          </table:table-cell>
          <table:table-cell office:value-type="float" office:value="1266">
            <text:p>1266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179">
            <text:p>179</text:p>
          </table:table-cell>
          <table:table-cell office:value-type="time" office:time-value="PT10H54M30.31S">
            <text:p>10:54:30.31</text:p>
          </table:table-cell>
          <table:table-cell office:value-type="string">
            <text:p>TC0002_PlannerB 2-10</text:p>
          </table:table-cell>
          <table:table-cell office:value-type="string">
            <text:p>/</text:p>
          </table:table-cell>
          <table:table-cell office:value-type="float" office:value="1326">
            <text:p>1326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180">
            <text:p>180</text:p>
          </table:table-cell>
          <table:table-cell office:value-type="time" office:time-value="PT10H54M30.298S">
            <text:p>10:54:30.30</text:p>
          </table:table-cell>
          <table:table-cell office:value-type="string">
            <text:p>TC0001_PlannerA 1-12</text:p>
          </table:table-cell>
          <table:table-cell office:value-type="string">
            <text:p>/;jsessionid=lh1vm01a5fzp13wv1peqjmq0f</text:p>
          </table:table-cell>
          <table:table-cell office:value-type="float" office:value="1349">
            <text:p>1349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181">
            <text:p>181</text:p>
          </table:table-cell>
          <table:table-cell office:value-type="time" office:time-value="PT10H54M30.239S">
            <text:p>10:54:30.24</text:p>
          </table:table-cell>
          <table:table-cell office:value-type="string">
            <text:p>TC0002_PlannerB 2-11</text:p>
          </table:table-cell>
          <table:table-cell office:value-type="string">
            <text:p>/</text:p>
          </table:table-cell>
          <table:table-cell office:value-type="float" office:value="1418">
            <text:p>1418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182">
            <text:p>182</text:p>
          </table:table-cell>
          <table:table-cell office:value-type="time" office:time-value="PT10H54M30.229S">
            <text:p>10:54:30.23</text:p>
          </table:table-cell>
          <table:table-cell office:value-type="string">
            <text:p>TC0002_PlannerB 2-4</text:p>
          </table:table-cell>
          <table:table-cell office:value-type="string">
            <text:p>/home</text:p>
          </table:table-cell>
          <table:table-cell office:value-type="float" office:value="1443">
            <text:p>1443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183">
            <text:p>183</text:p>
          </table:table-cell>
          <table:table-cell office:value-type="time" office:time-value="PT10H54M30.19S">
            <text:p>10:54:30.19</text:p>
          </table:table-cell>
          <table:table-cell office:value-type="string">
            <text:p>TC0003_PlannerC 3-10</text:p>
          </table:table-cell>
          <table:table-cell office:value-type="string">
            <text:p>/</text:p>
          </table:table-cell>
          <table:table-cell office:value-type="float" office:value="1495">
            <text:p>1495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184">
            <text:p>184</text:p>
          </table:table-cell>
          <table:table-cell office:value-type="time" office:time-value="PT10H54M30.142S">
            <text:p>10:54:30.14</text:p>
          </table:table-cell>
          <table:table-cell office:value-type="string">
            <text:p>TC0003_PlannerC 3-9</text:p>
          </table:table-cell>
          <table:table-cell office:value-type="string">
            <text:p>/</text:p>
          </table:table-cell>
          <table:table-cell office:value-type="float" office:value="1559">
            <text:p>1559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185">
            <text:p>185</text:p>
          </table:table-cell>
          <table:table-cell office:value-type="time" office:time-value="PT10H54M30.105S">
            <text:p>10:54:30.11</text:p>
          </table:table-cell>
          <table:table-cell office:value-type="string">
            <text:p>TC0002_PlannerB 2-12</text:p>
          </table:table-cell>
          <table:table-cell office:value-type="string">
            <text:p>/</text:p>
          </table:table-cell>
          <table:table-cell office:value-type="float" office:value="1605">
            <text:p>1605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186">
            <text:p>186</text:p>
          </table:table-cell>
          <table:table-cell office:value-type="time" office:time-value="PT10H54M30.035S">
            <text:p>10:54:30.04</text:p>
          </table:table-cell>
          <table:table-cell office:value-type="string">
            <text:p>TC0001_PlannerA 1-6</text:p>
          </table:table-cell>
          <table:table-cell office:value-type="string">
            <text:p>/home</text:p>
          </table:table-cell>
          <table:table-cell office:value-type="float" office:value="1687">
            <text:p>1687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187">
            <text:p>187</text:p>
          </table:table-cell>
          <table:table-cell office:value-type="time" office:time-value="PT10H54M30.014S">
            <text:p>10:54:30.01</text:p>
          </table:table-cell>
          <table:table-cell office:value-type="string">
            <text:p>TC0001_PlannerA 1-15</text:p>
          </table:table-cell>
          <table:table-cell office:value-type="string">
            <text:p>/;jsessionid=lh1vm01a5fzp13wv1peqjmq0f</text:p>
          </table:table-cell>
          <table:table-cell office:value-type="float" office:value="1720">
            <text:p>1720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188">
            <text:p>188</text:p>
          </table:table-cell>
          <table:table-cell office:value-type="time" office:time-value="PT10H54M29.965S">
            <text:p>10:54:29.97</text:p>
          </table:table-cell>
          <table:table-cell office:value-type="string">
            <text:p>TC0002_PlannerB 2-14</text:p>
          </table:table-cell>
          <table:table-cell office:value-type="string">
            <text:p>/</text:p>
          </table:table-cell>
          <table:table-cell office:value-type="float" office:value="1780">
            <text:p>1780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189">
            <text:p>189</text:p>
          </table:table-cell>
          <table:table-cell office:value-type="time" office:time-value="PT10H54M29.905S">
            <text:p>10:54:29.91</text:p>
          </table:table-cell>
          <table:table-cell office:value-type="string">
            <text:p>TC0003_PlannerC 3-12</text:p>
          </table:table-cell>
          <table:table-cell office:value-type="string">
            <text:p>/</text:p>
          </table:table-cell>
          <table:table-cell office:value-type="float" office:value="1852">
            <text:p>1852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190">
            <text:p>190</text:p>
          </table:table-cell>
          <table:table-cell office:value-type="time" office:time-value="PT10H54M29.862S">
            <text:p>10:54:29.86</text:p>
          </table:table-cell>
          <table:table-cell office:value-type="string">
            <text:p>TC0003_PlannerC 3-11</text:p>
          </table:table-cell>
          <table:table-cell office:value-type="string">
            <text:p>/</text:p>
          </table:table-cell>
          <table:table-cell office:value-type="float" office:value="1907">
            <text:p>1907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191">
            <text:p>191</text:p>
          </table:table-cell>
          <table:table-cell office:value-type="time" office:time-value="PT10H54M29.826S">
            <text:p>10:54:29.83</text:p>
          </table:table-cell>
          <table:table-cell office:value-type="string">
            <text:p>TC0001_PlannerA 1-16</text:p>
          </table:table-cell>
          <table:table-cell office:value-type="string">
            <text:p>/;jsessionid=lh1vm01a5fzp13wv1peqjmq0f</text:p>
          </table:table-cell>
          <table:table-cell office:value-type="float" office:value="1955">
            <text:p>1955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192">
            <text:p>192</text:p>
          </table:table-cell>
          <table:table-cell office:value-type="time" office:time-value="PT10H54M29.673S">
            <text:p>10:54:29.67</text:p>
          </table:table-cell>
          <table:table-cell office:value-type="string">
            <text:p>TC0001_PlannerA 1-17</text:p>
          </table:table-cell>
          <table:table-cell office:value-type="string">
            <text:p>/;jsessionid=lh1vm01a5fzp13wv1peqjmq0f</text:p>
          </table:table-cell>
          <table:table-cell office:value-type="float" office:value="2120">
            <text:p>2120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193">
            <text:p>193</text:p>
          </table:table-cell>
          <table:table-cell office:value-type="time" office:time-value="PT10H54M29.625S">
            <text:p>10:54:29.63</text:p>
          </table:table-cell>
          <table:table-cell office:value-type="string">
            <text:p>TC0003_PlannerC 3-13</text:p>
          </table:table-cell>
          <table:table-cell office:value-type="string">
            <text:p>/</text:p>
          </table:table-cell>
          <table:table-cell office:value-type="float" office:value="2183">
            <text:p>2183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194">
            <text:p>194</text:p>
          </table:table-cell>
          <table:table-cell office:value-type="time" office:time-value="PT10H54M29.603S">
            <text:p>10:54:29.60</text:p>
          </table:table-cell>
          <table:table-cell office:value-type="string">
            <text:p>TC0003_PlannerC 3-14</text:p>
          </table:table-cell>
          <table:table-cell office:value-type="string">
            <text:p>/</text:p>
          </table:table-cell>
          <table:table-cell office:value-type="float" office:value="2217">
            <text:p>2217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195">
            <text:p>195</text:p>
          </table:table-cell>
          <table:table-cell office:value-type="time" office:time-value="PT10H54M29.579S">
            <text:p>10:54:29.58</text:p>
          </table:table-cell>
          <table:table-cell office:value-type="string">
            <text:p>TC0003_PlannerC 3-2</text:p>
          </table:table-cell>
          <table:table-cell office:value-type="string">
            <text:p>/home</text:p>
          </table:table-cell>
          <table:table-cell office:value-type="float" office:value="2257">
            <text:p>2257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196">
            <text:p>196</text:p>
          </table:table-cell>
          <table:table-cell office:value-type="time" office:time-value="PT10H54M29.566S">
            <text:p>10:54:29.57</text:p>
          </table:table-cell>
          <table:table-cell office:value-type="string">
            <text:p>TC0001_PlannerA 1-27</text:p>
          </table:table-cell>
          <table:table-cell office:value-type="string">
            <text:p>/;jsessionid=lh1vm01a5fzp13wv1peqjmq0f</text:p>
          </table:table-cell>
          <table:table-cell office:value-type="float" office:value="2279">
            <text:p>2279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197">
            <text:p>197</text:p>
          </table:table-cell>
          <table:table-cell office:value-type="time" office:time-value="PT10H54M29.541S">
            <text:p>10:54:29.54</text:p>
          </table:table-cell>
          <table:table-cell office:value-type="string">
            <text:p>TC0001_PlannerA 1-13</text:p>
          </table:table-cell>
          <table:table-cell office:value-type="string">
            <text:p>/home</text:p>
          </table:table-cell>
          <table:table-cell office:value-type="float" office:value="2315">
            <text:p>2315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198">
            <text:p>198</text:p>
          </table:table-cell>
          <table:table-cell office:value-type="time" office:time-value="PT10H54M29.513S">
            <text:p>10:54:29.51</text:p>
          </table:table-cell>
          <table:table-cell office:value-type="string">
            <text:p>TC0003_PlannerC 3-30</text:p>
          </table:table-cell>
          <table:table-cell office:value-type="string">
            <text:p>/login.do</text:p>
          </table:table-cell>
          <table:table-cell office:value-type="float" office:value="2356">
            <text:p>2356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199">
            <text:p>199</text:p>
          </table:table-cell>
          <table:table-cell office:value-type="time" office:time-value="PT10H54M29.499S">
            <text:p>10:54:29.50</text:p>
          </table:table-cell>
          <table:table-cell office:value-type="string">
            <text:p>TC0003_PlannerC 3-29</text:p>
          </table:table-cell>
          <table:table-cell office:value-type="string">
            <text:p>/login.do</text:p>
          </table:table-cell>
          <table:table-cell office:value-type="float" office:value="2436">
            <text:p>2436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200">
            <text:p>200</text:p>
          </table:table-cell>
          <table:table-cell office:value-type="time" office:time-value="PT10H54M29.473S">
            <text:p>10:54:29.47</text:p>
          </table:table-cell>
          <table:table-cell office:value-type="string">
            <text:p>TC0001_PlannerA 1-18</text:p>
          </table:table-cell>
          <table:table-cell office:value-type="string">
            <text:p>/;jsessionid=lh1vm01a5fzp13wv1peqjmq0f</text:p>
          </table:table-cell>
          <table:table-cell office:value-type="float" office:value="2531">
            <text:p>2531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01">
            <text:p>201</text:p>
          </table:table-cell>
          <table:table-cell office:value-type="time" office:time-value="PT10H54M29.511S">
            <text:p>10:54:29.51</text:p>
          </table:table-cell>
          <table:table-cell office:value-type="string">
            <text:p>TC0002_PlannerB 2-16</text:p>
          </table:table-cell>
          <table:table-cell office:value-type="string">
            <text:p>/</text:p>
          </table:table-cell>
          <table:table-cell office:value-type="float" office:value="2506">
            <text:p>2506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02">
            <text:p>202</text:p>
          </table:table-cell>
          <table:table-cell office:value-type="time" office:time-value="PT10H54M29.444S">
            <text:p>10:54:29.44</text:p>
          </table:table-cell>
          <table:table-cell office:value-type="string">
            <text:p>TC0003_PlannerC 3-25</text:p>
          </table:table-cell>
          <table:table-cell office:value-type="string">
            <text:p>/login.do</text:p>
          </table:table-cell>
          <table:table-cell office:value-type="float" office:value="2612">
            <text:p>2612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203">
            <text:p>203</text:p>
          </table:table-cell>
          <table:table-cell office:value-type="time" office:time-value="PT10H54M29.486S">
            <text:p>10:54:29.49</text:p>
          </table:table-cell>
          <table:table-cell office:value-type="string">
            <text:p>TC0002_PlannerB 2-17</text:p>
          </table:table-cell>
          <table:table-cell office:value-type="string">
            <text:p>/</text:p>
          </table:table-cell>
          <table:table-cell office:value-type="float" office:value="2582">
            <text:p>2582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04">
            <text:p>204</text:p>
          </table:table-cell>
          <table:table-cell office:value-type="time" office:time-value="PT10H54M29.451S">
            <text:p>10:54:29.45</text:p>
          </table:table-cell>
          <table:table-cell office:value-type="string">
            <text:p>TC0003_PlannerC 3-27</text:p>
          </table:table-cell>
          <table:table-cell office:value-type="string">
            <text:p>/login.do</text:p>
          </table:table-cell>
          <table:table-cell office:value-type="float" office:value="2663">
            <text:p>2663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205">
            <text:p>205</text:p>
          </table:table-cell>
          <table:table-cell office:value-type="time" office:time-value="PT10H54M29.454S">
            <text:p>10:54:29.45</text:p>
          </table:table-cell>
          <table:table-cell office:value-type="string">
            <text:p>TC0002_PlannerB 2-28</text:p>
          </table:table-cell>
          <table:table-cell office:value-type="string">
            <text:p>/login.do</text:p>
          </table:table-cell>
          <table:table-cell office:value-type="float" office:value="2673">
            <text:p>2673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206">
            <text:p>206</text:p>
          </table:table-cell>
          <table:table-cell office:value-type="time" office:time-value="PT10H54M29.449S">
            <text:p>10:54:29.45</text:p>
          </table:table-cell>
          <table:table-cell office:value-type="string">
            <text:p>TC0003_PlannerC 3-26</text:p>
          </table:table-cell>
          <table:table-cell office:value-type="string">
            <text:p>/login.do</text:p>
          </table:table-cell>
          <table:table-cell office:value-type="float" office:value="2688">
            <text:p>2688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207">
            <text:p>207</text:p>
          </table:table-cell>
          <table:table-cell office:value-type="time" office:time-value="PT10H54M29.448S">
            <text:p>10:54:29.45</text:p>
          </table:table-cell>
          <table:table-cell office:value-type="string">
            <text:p>TC0002_PlannerB 2-30</text:p>
          </table:table-cell>
          <table:table-cell office:value-type="string">
            <text:p>/login.do</text:p>
          </table:table-cell>
          <table:table-cell office:value-type="float" office:value="2729">
            <text:p>2729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208">
            <text:p>208</text:p>
          </table:table-cell>
          <table:table-cell office:value-type="time" office:time-value="PT10H54M29.447S">
            <text:p>10:54:29.45</text:p>
          </table:table-cell>
          <table:table-cell office:value-type="string">
            <text:p>TC0003_PlannerC 3-28</text:p>
          </table:table-cell>
          <table:table-cell office:value-type="string">
            <text:p>/login.do</text:p>
          </table:table-cell>
          <table:table-cell office:value-type="float" office:value="2830">
            <text:p>2830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209">
            <text:p>209</text:p>
          </table:table-cell>
          <table:table-cell office:value-type="time" office:time-value="PT10H54M29.446S">
            <text:p>10:54:29.45</text:p>
          </table:table-cell>
          <table:table-cell office:value-type="string">
            <text:p>TC0001_PlannerA 1-19</text:p>
          </table:table-cell>
          <table:table-cell office:value-type="string">
            <text:p>/;jsessionid=lh1vm01a5fzp13wv1peqjmq0f</text:p>
          </table:table-cell>
          <table:table-cell office:value-type="float" office:value="2844">
            <text:p>2844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10">
            <text:p>210</text:p>
          </table:table-cell>
          <table:table-cell office:value-type="time" office:time-value="PT10H54M29.448S">
            <text:p>10:54:29.45</text:p>
          </table:table-cell>
          <table:table-cell office:value-type="string">
            <text:p>TC0002_PlannerB 2-29</text:p>
          </table:table-cell>
          <table:table-cell office:value-type="string">
            <text:p>/login.do</text:p>
          </table:table-cell>
          <table:table-cell office:value-type="float" office:value="2897">
            <text:p>2897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211">
            <text:p>211</text:p>
          </table:table-cell>
          <table:table-cell office:value-type="time" office:time-value="PT10H54M29.356S">
            <text:p>10:54:29.36</text:p>
          </table:table-cell>
          <table:table-cell office:value-type="string">
            <text:p>TC0002_PlannerB 2-27</text:p>
          </table:table-cell>
          <table:table-cell office:value-type="string">
            <text:p>/login.do</text:p>
          </table:table-cell>
          <table:table-cell office:value-type="float" office:value="3001">
            <text:p>3001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212">
            <text:p>212</text:p>
          </table:table-cell>
          <table:table-cell office:value-type="time" office:time-value="PT10H54M29.442S">
            <text:p>10:54:29.44</text:p>
          </table:table-cell>
          <table:table-cell office:value-type="string">
            <text:p>TC0003_PlannerC 3-15</text:p>
          </table:table-cell>
          <table:table-cell office:value-type="string">
            <text:p>/home</text:p>
          </table:table-cell>
          <table:table-cell office:value-type="float" office:value="2927">
            <text:p>2927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13">
            <text:p>213</text:p>
          </table:table-cell>
          <table:table-cell office:value-type="time" office:time-value="PT10H54M29.355S">
            <text:p>10:54:29.36</text:p>
          </table:table-cell>
          <table:table-cell office:value-type="string">
            <text:p>TC0001_PlannerA 1-29</text:p>
          </table:table-cell>
          <table:table-cell office:value-type="string">
            <text:p>/login.do</text:p>
          </table:table-cell>
          <table:table-cell office:value-type="float" office:value="3055">
            <text:p>3055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214">
            <text:p>214</text:p>
          </table:table-cell>
          <table:table-cell office:value-type="time" office:time-value="PT10H54M29.456S">
            <text:p>10:54:29.46</text:p>
          </table:table-cell>
          <table:table-cell office:value-type="string">
            <text:p>TC0001_PlannerA 1-30</text:p>
          </table:table-cell>
          <table:table-cell office:value-type="string">
            <text:p>/login.do</text:p>
          </table:table-cell>
          <table:table-cell office:value-type="float" office:value="2969">
            <text:p>2969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215">
            <text:p>215</text:p>
          </table:table-cell>
          <table:table-cell office:value-type="time" office:time-value="PT10H54M29.318S">
            <text:p>10:54:29.32</text:p>
          </table:table-cell>
          <table:table-cell office:value-type="string">
            <text:p>TC0001_PlannerA 1-28</text:p>
          </table:table-cell>
          <table:table-cell office:value-type="string">
            <text:p>/login.do</text:p>
          </table:table-cell>
          <table:table-cell office:value-type="float" office:value="3154">
            <text:p>3154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216">
            <text:p>216</text:p>
          </table:table-cell>
          <table:table-cell office:value-type="time" office:time-value="PT10H54M29.31S">
            <text:p>10:54:29.31</text:p>
          </table:table-cell>
          <table:table-cell office:value-type="string">
            <text:p>TC0002_PlannerB 2-26</text:p>
          </table:table-cell>
          <table:table-cell office:value-type="string">
            <text:p>/login.do</text:p>
          </table:table-cell>
          <table:table-cell office:value-type="float" office:value="3195">
            <text:p>3195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217">
            <text:p>217</text:p>
          </table:table-cell>
          <table:table-cell office:value-type="time" office:time-value="PT10H54M29.299S">
            <text:p>10:54:29.30</text:p>
          </table:table-cell>
          <table:table-cell office:value-type="string">
            <text:p>TC0003_PlannerC 3-24</text:p>
          </table:table-cell>
          <table:table-cell office:value-type="string">
            <text:p>/login.do</text:p>
          </table:table-cell>
          <table:table-cell office:value-type="float" office:value="3243">
            <text:p>3243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218">
            <text:p>218</text:p>
          </table:table-cell>
          <table:table-cell office:value-type="time" office:time-value="PT10H54M29.289S">
            <text:p>10:54:29.29</text:p>
          </table:table-cell>
          <table:table-cell office:value-type="string">
            <text:p>TC0002_PlannerB 2-25</text:p>
          </table:table-cell>
          <table:table-cell office:value-type="string">
            <text:p>/login.do</text:p>
          </table:table-cell>
          <table:table-cell office:value-type="float" office:value="3312">
            <text:p>3312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219">
            <text:p>219</text:p>
          </table:table-cell>
          <table:table-cell office:value-type="time" office:time-value="PT10H54M29.292S">
            <text:p>10:54:29.29</text:p>
          </table:table-cell>
          <table:table-cell office:value-type="string">
            <text:p>TC0003_PlannerC 3-23</text:p>
          </table:table-cell>
          <table:table-cell office:value-type="string">
            <text:p>/login.do</text:p>
          </table:table-cell>
          <table:table-cell office:value-type="float" office:value="3323">
            <text:p>3323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220">
            <text:p>220</text:p>
          </table:table-cell>
          <table:table-cell office:value-type="time" office:time-value="PT10H54M29.247S">
            <text:p>10:54:29.25</text:p>
          </table:table-cell>
          <table:table-cell office:value-type="string">
            <text:p>TC0001_PlannerA 1-26</text:p>
          </table:table-cell>
          <table:table-cell office:value-type="string">
            <text:p>/login.do</text:p>
          </table:table-cell>
          <table:table-cell office:value-type="float" office:value="3381">
            <text:p>3381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221">
            <text:p>221</text:p>
          </table:table-cell>
          <table:table-cell office:value-type="time" office:time-value="PT10H54M29.259S">
            <text:p>10:54:29.26</text:p>
          </table:table-cell>
          <table:table-cell office:value-type="string">
            <text:p>TC0003_PlannerC 3-16</text:p>
          </table:table-cell>
          <table:table-cell office:value-type="string">
            <text:p>/</text:p>
          </table:table-cell>
          <table:table-cell office:value-type="float" office:value="3403">
            <text:p>3403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22">
            <text:p>222</text:p>
          </table:table-cell>
          <table:table-cell office:value-type="time" office:time-value="PT10H54M29.249S">
            <text:p>10:54:29.25</text:p>
          </table:table-cell>
          <table:table-cell office:value-type="string">
            <text:p>TC0002_PlannerB 2-3</text:p>
          </table:table-cell>
          <table:table-cell office:value-type="string">
            <text:p>/</text:p>
          </table:table-cell>
          <table:table-cell office:value-type="float" office:value="3448">
            <text:p>3448</text:p>
          </table:table-cell>
          <table:table-cell office:value-type="string">
            <text:p>Success</text:p>
          </table:table-cell>
          <table:table-cell office:value-type="float" office:value="26002">
            <text:p>26002</text:p>
          </table:table-cell>
          <table:table-cell table:number-columns-repeated="1017"/>
        </table:table-row>
        <table:table-row table:style-name="ro1">
          <table:table-cell office:value-type="float" office:value="223">
            <text:p>223</text:p>
          </table:table-cell>
          <table:table-cell office:value-type="time" office:time-value="PT10H54M29.239S">
            <text:p>10:54:29.24</text:p>
          </table:table-cell>
          <table:table-cell office:value-type="string">
            <text:p>TC0002_PlannerB 2-24</text:p>
          </table:table-cell>
          <table:table-cell office:value-type="string">
            <text:p>/login.do</text:p>
          </table:table-cell>
          <table:table-cell office:value-type="float" office:value="3498">
            <text:p>3498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224">
            <text:p>224</text:p>
          </table:table-cell>
          <table:table-cell office:value-type="time" office:time-value="PT10H54M29.223S">
            <text:p>10:54:29.22</text:p>
          </table:table-cell>
          <table:table-cell office:value-type="string">
            <text:p>TC0003_PlannerC 3-21</text:p>
          </table:table-cell>
          <table:table-cell office:value-type="string">
            <text:p>/login.do</text:p>
          </table:table-cell>
          <table:table-cell office:value-type="float" office:value="3556">
            <text:p>3556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225">
            <text:p>225</text:p>
          </table:table-cell>
          <table:table-cell office:value-type="time" office:time-value="PT10H54M29.224S">
            <text:p>10:54:29.22</text:p>
          </table:table-cell>
          <table:table-cell office:value-type="string">
            <text:p>TC0003_PlannerC 3-22</text:p>
          </table:table-cell>
          <table:table-cell office:value-type="string">
            <text:p>/login.do</text:p>
          </table:table-cell>
          <table:table-cell office:value-type="float" office:value="3569">
            <text:p>3569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226">
            <text:p>226</text:p>
          </table:table-cell>
          <table:table-cell office:value-type="time" office:time-value="PT10H54M29.222S">
            <text:p>10:54:29.22</text:p>
          </table:table-cell>
          <table:table-cell office:value-type="string">
            <text:p>TC0002_PlannerB 2-23</text:p>
          </table:table-cell>
          <table:table-cell office:value-type="string">
            <text:p>/login.do</text:p>
          </table:table-cell>
          <table:table-cell office:value-type="float" office:value="3603">
            <text:p>3603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227">
            <text:p>227</text:p>
          </table:table-cell>
          <table:table-cell office:value-type="time" office:time-value="PT10H54M29.212S">
            <text:p>10:54:29.21</text:p>
          </table:table-cell>
          <table:table-cell office:value-type="string">
            <text:p>TC0001_PlannerA 1-25</text:p>
          </table:table-cell>
          <table:table-cell office:value-type="string">
            <text:p>/login.do</text:p>
          </table:table-cell>
          <table:table-cell office:value-type="float" office:value="3648">
            <text:p>3648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228">
            <text:p>228</text:p>
          </table:table-cell>
          <table:table-cell office:value-type="time" office:time-value="PT10H54M29.175S">
            <text:p>10:54:29.18</text:p>
          </table:table-cell>
          <table:table-cell office:value-type="string">
            <text:p>TC0001_PlannerA 1-24</text:p>
          </table:table-cell>
          <table:table-cell office:value-type="string">
            <text:p>/login.do</text:p>
          </table:table-cell>
          <table:table-cell office:value-type="float" office:value="3718">
            <text:p>3718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229">
            <text:p>229</text:p>
          </table:table-cell>
          <table:table-cell office:value-type="time" office:time-value="PT10H54M29.166S">
            <text:p>10:54:29.17</text:p>
          </table:table-cell>
          <table:table-cell office:value-type="string">
            <text:p>TC0002_PlannerB 2-22</text:p>
          </table:table-cell>
          <table:table-cell office:value-type="string">
            <text:p>/login.do</text:p>
          </table:table-cell>
          <table:table-cell office:value-type="float" office:value="3828">
            <text:p>3828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230">
            <text:p>230</text:p>
          </table:table-cell>
          <table:table-cell office:value-type="time" office:time-value="PT10H54M29.156S">
            <text:p>10:54:29.16</text:p>
          </table:table-cell>
          <table:table-cell office:value-type="string">
            <text:p>TC0002_PlannerB 2-18</text:p>
          </table:table-cell>
          <table:table-cell office:value-type="string">
            <text:p>/</text:p>
          </table:table-cell>
          <table:table-cell office:value-type="float" office:value="3850">
            <text:p>3850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31">
            <text:p>231</text:p>
          </table:table-cell>
          <table:table-cell office:value-type="time" office:time-value="PT10H54M29.176S">
            <text:p>10:54:29.18</text:p>
          </table:table-cell>
          <table:table-cell office:value-type="string">
            <text:p>TC0001_PlannerA 1-5</text:p>
          </table:table-cell>
          <table:table-cell office:value-type="string">
            <text:p>/home</text:p>
          </table:table-cell>
          <table:table-cell office:value-type="float" office:value="3895">
            <text:p>3895</text:p>
          </table:table-cell>
          <table:table-cell office:value-type="string">
            <text:p>Success</text:p>
          </table:table-cell>
          <table:table-cell office:value-type="float" office:value="26002">
            <text:p>26002</text:p>
          </table:table-cell>
          <table:table-cell table:number-columns-repeated="1017"/>
        </table:table-row>
        <table:table-row table:style-name="ro1">
          <table:table-cell office:value-type="float" office:value="232">
            <text:p>232</text:p>
          </table:table-cell>
          <table:table-cell office:value-type="time" office:time-value="PT10H54M29.153S">
            <text:p>10:54:29.15</text:p>
          </table:table-cell>
          <table:table-cell office:value-type="string">
            <text:p>TC0003_PlannerC 3-20</text:p>
          </table:table-cell>
          <table:table-cell office:value-type="string">
            <text:p>/login.do</text:p>
          </table:table-cell>
          <table:table-cell office:value-type="float" office:value="3922">
            <text:p>3922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233">
            <text:p>233</text:p>
          </table:table-cell>
          <table:table-cell office:value-type="time" office:time-value="PT10H54M29.151S">
            <text:p>10:54:29.15</text:p>
          </table:table-cell>
          <table:table-cell office:value-type="string">
            <text:p>TC0003_PlannerC 3-19</text:p>
          </table:table-cell>
          <table:table-cell office:value-type="string">
            <text:p>/login.do</text:p>
          </table:table-cell>
          <table:table-cell office:value-type="float" office:value="3971">
            <text:p>3971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234">
            <text:p>234</text:p>
          </table:table-cell>
          <table:table-cell office:value-type="time" office:time-value="PT10H54M29.139S">
            <text:p>10:54:29.14</text:p>
          </table:table-cell>
          <table:table-cell office:value-type="string">
            <text:p>TC0001_PlannerA 1-23</text:p>
          </table:table-cell>
          <table:table-cell office:value-type="string">
            <text:p>/login.do</text:p>
          </table:table-cell>
          <table:table-cell office:value-type="float" office:value="4025">
            <text:p>4025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235">
            <text:p>235</text:p>
          </table:table-cell>
          <table:table-cell office:value-type="time" office:time-value="PT10H54M29.134S">
            <text:p>10:54:29.13</text:p>
          </table:table-cell>
          <table:table-cell office:value-type="string">
            <text:p>TC0002_PlannerB 2-21</text:p>
          </table:table-cell>
          <table:table-cell office:value-type="string">
            <text:p>/login.do</text:p>
          </table:table-cell>
          <table:table-cell office:value-type="float" office:value="4044">
            <text:p>4044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236">
            <text:p>236</text:p>
          </table:table-cell>
          <table:table-cell office:value-type="time" office:time-value="PT10H54M29.104S">
            <text:p>10:54:29.10</text:p>
          </table:table-cell>
          <table:table-cell office:value-type="string">
            <text:p>TC0001_PlannerA 1-22</text:p>
          </table:table-cell>
          <table:table-cell office:value-type="string">
            <text:p>/login.do</text:p>
          </table:table-cell>
          <table:table-cell office:value-type="float" office:value="4109">
            <text:p>4109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237">
            <text:p>237</text:p>
          </table:table-cell>
          <table:table-cell office:value-type="time" office:time-value="PT10H54M29.082S">
            <text:p>10:54:29.08</text:p>
          </table:table-cell>
          <table:table-cell office:value-type="string">
            <text:p>TC0003_PlannerC 3-18</text:p>
          </table:table-cell>
          <table:table-cell office:value-type="string">
            <text:p>/login.do</text:p>
          </table:table-cell>
          <table:table-cell office:value-type="float" office:value="4182">
            <text:p>4182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238">
            <text:p>238</text:p>
          </table:table-cell>
          <table:table-cell office:value-type="time" office:time-value="PT10H54M29.093S">
            <text:p>10:54:29.09</text:p>
          </table:table-cell>
          <table:table-cell office:value-type="string">
            <text:p>TC0002_PlannerB 2-20</text:p>
          </table:table-cell>
          <table:table-cell office:value-type="string">
            <text:p>/login.do</text:p>
          </table:table-cell>
          <table:table-cell office:value-type="float" office:value="4185">
            <text:p>4185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239">
            <text:p>239</text:p>
          </table:table-cell>
          <table:table-cell office:value-type="time" office:time-value="PT10H54M29.082S">
            <text:p>10:54:29.08</text:p>
          </table:table-cell>
          <table:table-cell office:value-type="string">
            <text:p>TC0003_PlannerC 3-17</text:p>
          </table:table-cell>
          <table:table-cell office:value-type="string">
            <text:p>/login.do</text:p>
          </table:table-cell>
          <table:table-cell office:value-type="float" office:value="4220">
            <text:p>4220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240">
            <text:p>240</text:p>
          </table:table-cell>
          <table:table-cell office:value-type="time" office:time-value="PT10H54M29.068S">
            <text:p>10:54:29.07</text:p>
          </table:table-cell>
          <table:table-cell office:value-type="string">
            <text:p>TC0001_PlannerA 1-21</text:p>
          </table:table-cell>
          <table:table-cell office:value-type="string">
            <text:p>/login.do</text:p>
          </table:table-cell>
          <table:table-cell office:value-type="float" office:value="4269">
            <text:p>4269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241">
            <text:p>241</text:p>
          </table:table-cell>
          <table:table-cell office:value-type="time" office:time-value="PT10H54M29.066S">
            <text:p>10:54:29.07</text:p>
          </table:table-cell>
          <table:table-cell office:value-type="string">
            <text:p>TC0002_PlannerB 2-19</text:p>
          </table:table-cell>
          <table:table-cell office:value-type="string">
            <text:p>/login.do</text:p>
          </table:table-cell>
          <table:table-cell office:value-type="float" office:value="4332">
            <text:p>4332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242">
            <text:p>242</text:p>
          </table:table-cell>
          <table:table-cell office:value-type="time" office:time-value="PT10H54M29.058S">
            <text:p>10:54:29.06</text:p>
          </table:table-cell>
          <table:table-cell office:value-type="string">
            <text:p>TC0003_PlannerC 3-1</text:p>
          </table:table-cell>
          <table:table-cell office:value-type="string">
            <text:p>/</text:p>
          </table:table-cell>
          <table:table-cell office:value-type="float" office:value="4348">
            <text:p>4348</text:p>
          </table:table-cell>
          <table:table-cell office:value-type="string">
            <text:p>Success</text:p>
          </table:table-cell>
          <table:table-cell office:value-type="float" office:value="26002">
            <text:p>26002</text:p>
          </table:table-cell>
          <table:table-cell table:number-columns-repeated="1017"/>
        </table:table-row>
        <table:table-row table:style-name="ro1">
          <table:table-cell office:value-type="float" office:value="243">
            <text:p>243</text:p>
          </table:table-cell>
          <table:table-cell office:value-type="time" office:time-value="PT10H54M31.658S">
            <text:p>10:54:31.66</text:p>
          </table:table-cell>
          <table:table-cell office:value-type="string">
            <text:p>TC0002_PlannerB 2-11</text:p>
          </table:table-cell>
          <table:table-cell office:value-type="string">
            <text:p>/home</text:p>
          </table:table-cell>
          <table:table-cell office:value-type="float" office:value="1772">
            <text:p>1772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44">
            <text:p>244</text:p>
          </table:table-cell>
          <table:table-cell office:value-type="time" office:time-value="PT10H54M31.686S">
            <text:p>10:54:31.69</text:p>
          </table:table-cell>
          <table:table-cell office:value-type="string">
            <text:p>TC0003_PlannerC 3-10</text:p>
          </table:table-cell>
          <table:table-cell office:value-type="string">
            <text:p>/home</text:p>
          </table:table-cell>
          <table:table-cell office:value-type="float" office:value="1839">
            <text:p>1839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45">
            <text:p>245</text:p>
          </table:table-cell>
          <table:table-cell office:value-type="time" office:time-value="PT10H54M31.821S">
            <text:p>10:54:31.82</text:p>
          </table:table-cell>
          <table:table-cell office:value-type="string">
            <text:p>TC0003_PlannerC 3-14</text:p>
          </table:table-cell>
          <table:table-cell office:value-type="string">
            <text:p>/home</text:p>
          </table:table-cell>
          <table:table-cell office:value-type="float" office:value="1828">
            <text:p>1828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46">
            <text:p>246</text:p>
          </table:table-cell>
          <table:table-cell office:value-type="time" office:time-value="PT10H54M32.601S">
            <text:p>10:54:32.60</text:p>
          </table:table-cell>
          <table:table-cell office:value-type="string">
            <text:p>TC0002_PlannerB 2-25</text:p>
          </table:table-cell>
          <table:table-cell office:value-type="string">
            <text:p>/</text:p>
          </table:table-cell>
          <table:table-cell office:value-type="float" office:value="1309">
            <text:p>1309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47">
            <text:p>247</text:p>
          </table:table-cell>
          <table:table-cell office:value-type="time" office:time-value="PT10H54M33.303S">
            <text:p>10:54:33.30</text:p>
          </table:table-cell>
          <table:table-cell office:value-type="string">
            <text:p>TC0003_PlannerC 3-17</text:p>
          </table:table-cell>
          <table:table-cell office:value-type="string">
            <text:p>/</text:p>
          </table:table-cell>
          <table:table-cell office:value-type="float" office:value="790">
            <text:p>790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48">
            <text:p>248</text:p>
          </table:table-cell>
          <table:table-cell office:value-type="time" office:time-value="PT10H54M33.338S">
            <text:p>10:54:33.34</text:p>
          </table:table-cell>
          <table:table-cell office:value-type="string">
            <text:p>TC0001_PlannerA 1-21</text:p>
          </table:table-cell>
          <table:table-cell office:value-type="string">
            <text:p>/;jsessionid=lh1vm01a5fzp13wv1peqjmq0f</text:p>
          </table:table-cell>
          <table:table-cell office:value-type="float" office:value="889">
            <text:p>889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49">
            <text:p>249</text:p>
          </table:table-cell>
          <table:table-cell office:value-type="time" office:time-value="PT10H54M33.279S">
            <text:p>10:54:33.28</text:p>
          </table:table-cell>
          <table:table-cell office:value-type="string">
            <text:p>TC0002_PlannerB 2-20</text:p>
          </table:table-cell>
          <table:table-cell office:value-type="string">
            <text:p>/</text:p>
          </table:table-cell>
          <table:table-cell office:value-type="float" office:value="962">
            <text:p>962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50">
            <text:p>250</text:p>
          </table:table-cell>
          <table:table-cell office:value-type="time" office:time-value="PT10H54M33.265S">
            <text:p>10:54:33.27</text:p>
          </table:table-cell>
          <table:table-cell office:value-type="string">
            <text:p>TC0003_PlannerC 3-18</text:p>
          </table:table-cell>
          <table:table-cell office:value-type="string">
            <text:p>/</text:p>
          </table:table-cell>
          <table:table-cell office:value-type="float" office:value="988">
            <text:p>988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51">
            <text:p>251</text:p>
          </table:table-cell>
          <table:table-cell office:value-type="time" office:time-value="PT10H54M33.178S">
            <text:p>10:54:33.18</text:p>
          </table:table-cell>
          <table:table-cell office:value-type="string">
            <text:p>TC0002_PlannerB 2-21</text:p>
          </table:table-cell>
          <table:table-cell office:value-type="string">
            <text:p>/</text:p>
          </table:table-cell>
          <table:table-cell office:value-type="float" office:value="1087">
            <text:p>1087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52">
            <text:p>252</text:p>
          </table:table-cell>
          <table:table-cell office:value-type="time" office:time-value="PT10H54M33.166S">
            <text:p>10:54:33.17</text:p>
          </table:table-cell>
          <table:table-cell office:value-type="string">
            <text:p>TC0001_PlannerA 1-23</text:p>
          </table:table-cell>
          <table:table-cell office:value-type="string">
            <text:p>/;jsessionid=lh1vm01a5fzp13wv1peqjmq0f</text:p>
          </table:table-cell>
          <table:table-cell office:value-type="float" office:value="1111">
            <text:p>1111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53">
            <text:p>253</text:p>
          </table:table-cell>
          <table:table-cell office:value-type="time" office:time-value="PT10H54M33.123S">
            <text:p>10:54:33.12</text:p>
          </table:table-cell>
          <table:table-cell office:value-type="string">
            <text:p>TC0003_PlannerC 3-19</text:p>
          </table:table-cell>
          <table:table-cell office:value-type="string">
            <text:p>/</text:p>
          </table:table-cell>
          <table:table-cell office:value-type="float" office:value="1167">
            <text:p>1167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54">
            <text:p>254</text:p>
          </table:table-cell>
          <table:table-cell office:value-type="time" office:time-value="PT10H54M33.214S">
            <text:p>10:54:33.21</text:p>
          </table:table-cell>
          <table:table-cell office:value-type="string">
            <text:p>TC0001_PlannerA 1-22</text:p>
          </table:table-cell>
          <table:table-cell office:value-type="string">
            <text:p>/;jsessionid=lh1vm01a5fzp13wv1peqjmq0f</text:p>
          </table:table-cell>
          <table:table-cell office:value-type="float" office:value="1091">
            <text:p>1091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55">
            <text:p>255</text:p>
          </table:table-cell>
          <table:table-cell office:value-type="time" office:time-value="PT10H54M33.075S">
            <text:p>10:54:33.08</text:p>
          </table:table-cell>
          <table:table-cell office:value-type="string">
            <text:p>TC0003_PlannerC 3-20</text:p>
          </table:table-cell>
          <table:table-cell office:value-type="string">
            <text:p>/</text:p>
          </table:table-cell>
          <table:table-cell office:value-type="float" office:value="1241">
            <text:p>1241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56">
            <text:p>256</text:p>
          </table:table-cell>
          <table:table-cell office:value-type="time" office:time-value="PT10H54M33.007S">
            <text:p>10:54:33.01</text:p>
          </table:table-cell>
          <table:table-cell office:value-type="string">
            <text:p>TC0002_PlannerB 2-18</text:p>
          </table:table-cell>
          <table:table-cell office:value-type="string">
            <text:p>/home</text:p>
          </table:table-cell>
          <table:table-cell office:value-type="float" office:value="1322">
            <text:p>1322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57">
            <text:p>257</text:p>
          </table:table-cell>
          <table:table-cell office:value-type="time" office:time-value="PT10H54M32.995S">
            <text:p>10:54:33.00</text:p>
          </table:table-cell>
          <table:table-cell office:value-type="string">
            <text:p>TC0002_PlannerB 2-22</text:p>
          </table:table-cell>
          <table:table-cell office:value-type="string">
            <text:p>/</text:p>
          </table:table-cell>
          <table:table-cell office:value-type="float" office:value="1346">
            <text:p>1346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58">
            <text:p>258</text:p>
          </table:table-cell>
          <table:table-cell office:value-type="time" office:time-value="PT10H54M32.894S">
            <text:p>10:54:32.89</text:p>
          </table:table-cell>
          <table:table-cell office:value-type="string">
            <text:p>TC0001_PlannerA 1-24</text:p>
          </table:table-cell>
          <table:table-cell office:value-type="string">
            <text:p>/;jsessionid=lh1vm01a5fzp13wv1peqjmq0f</text:p>
          </table:table-cell>
          <table:table-cell office:value-type="float" office:value="1461">
            <text:p>1461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59">
            <text:p>259</text:p>
          </table:table-cell>
          <table:table-cell office:value-type="time" office:time-value="PT10H54M32.861S">
            <text:p>10:54:32.86</text:p>
          </table:table-cell>
          <table:table-cell office:value-type="string">
            <text:p>TC0001_PlannerA 1-25</text:p>
          </table:table-cell>
          <table:table-cell office:value-type="string">
            <text:p>/;jsessionid=lh1vm01a5fzp13wv1peqjmq0f</text:p>
          </table:table-cell>
          <table:table-cell office:value-type="float" office:value="1513">
            <text:p>1513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60">
            <text:p>260</text:p>
          </table:table-cell>
          <table:table-cell office:value-type="time" office:time-value="PT10H54M32.826S">
            <text:p>10:54:32.83</text:p>
          </table:table-cell>
          <table:table-cell office:value-type="string">
            <text:p>TC0002_PlannerB 2-23</text:p>
          </table:table-cell>
          <table:table-cell office:value-type="string">
            <text:p>/</text:p>
          </table:table-cell>
          <table:table-cell office:value-type="float" office:value="1559">
            <text:p>1559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61">
            <text:p>261</text:p>
          </table:table-cell>
          <table:table-cell office:value-type="time" office:time-value="PT10H54M32.794S">
            <text:p>10:54:32.79</text:p>
          </table:table-cell>
          <table:table-cell office:value-type="string">
            <text:p>TC0003_PlannerC 3-22</text:p>
          </table:table-cell>
          <table:table-cell office:value-type="string">
            <text:p>/</text:p>
          </table:table-cell>
          <table:table-cell office:value-type="float" office:value="1604">
            <text:p>1604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62">
            <text:p>262</text:p>
          </table:table-cell>
          <table:table-cell office:value-type="time" office:time-value="PT10H54M32.78S">
            <text:p>10:54:32.78</text:p>
          </table:table-cell>
          <table:table-cell office:value-type="string">
            <text:p>TC0003_PlannerC 3-21</text:p>
          </table:table-cell>
          <table:table-cell office:value-type="string">
            <text:p>/</text:p>
          </table:table-cell>
          <table:table-cell office:value-type="float" office:value="1632">
            <text:p>1632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63">
            <text:p>263</text:p>
          </table:table-cell>
          <table:table-cell office:value-type="time" office:time-value="PT10H54M32.737S">
            <text:p>10:54:32.74</text:p>
          </table:table-cell>
          <table:table-cell office:value-type="string">
            <text:p>TC0002_PlannerB 2-24</text:p>
          </table:table-cell>
          <table:table-cell office:value-type="string">
            <text:p>/</text:p>
          </table:table-cell>
          <table:table-cell office:value-type="float" office:value="1688">
            <text:p>1688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64">
            <text:p>264</text:p>
          </table:table-cell>
          <table:table-cell office:value-type="time" office:time-value="PT10H54M32.698S">
            <text:p>10:54:32.70</text:p>
          </table:table-cell>
          <table:table-cell office:value-type="string">
            <text:p>TC0002_PlannerB 2-3</text:p>
          </table:table-cell>
          <table:table-cell office:value-type="string">
            <text:p>/home</text:p>
          </table:table-cell>
          <table:table-cell office:value-type="float" office:value="1739">
            <text:p>1739</text:p>
          </table:table-cell>
          <table:table-cell office:value-type="string">
            <text:p>Success</text:p>
          </table:table-cell>
          <table:table-cell office:value-type="float" office:value="26002">
            <text:p>26002</text:p>
          </table:table-cell>
          <table:table-cell table:number-columns-repeated="1017"/>
        </table:table-row>
        <table:table-row table:style-name="ro1">
          <table:table-cell office:value-type="float" office:value="265">
            <text:p>265</text:p>
          </table:table-cell>
          <table:table-cell office:value-type="time" office:time-value="PT10H54M32.662S">
            <text:p>10:54:32.66</text:p>
          </table:table-cell>
          <table:table-cell office:value-type="string">
            <text:p>TC0003_PlannerC 3-16</text:p>
          </table:table-cell>
          <table:table-cell office:value-type="string">
            <text:p>/home</text:p>
          </table:table-cell>
          <table:table-cell office:value-type="float" office:value="1787">
            <text:p>1787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66">
            <text:p>266</text:p>
          </table:table-cell>
          <table:table-cell office:value-type="time" office:time-value="PT10H54M32.628S">
            <text:p>10:54:32.63</text:p>
          </table:table-cell>
          <table:table-cell office:value-type="string">
            <text:p>TC0001_PlannerA 1-26</text:p>
          </table:table-cell>
          <table:table-cell office:value-type="string">
            <text:p>/;jsessionid=lh1vm01a5fzp13wv1peqjmq0f</text:p>
          </table:table-cell>
          <table:table-cell office:value-type="float" office:value="1833">
            <text:p>1833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67">
            <text:p>267</text:p>
          </table:table-cell>
          <table:table-cell office:value-type="time" office:time-value="PT10H54M32.615S">
            <text:p>10:54:32.62</text:p>
          </table:table-cell>
          <table:table-cell office:value-type="string">
            <text:p>TC0003_PlannerC 3-23</text:p>
          </table:table-cell>
          <table:table-cell office:value-type="string">
            <text:p>/</text:p>
          </table:table-cell>
          <table:table-cell office:value-type="float" office:value="1858">
            <text:p>1858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68">
            <text:p>268</text:p>
          </table:table-cell>
          <table:table-cell office:value-type="time" office:time-value="PT10H54M32.542S">
            <text:p>10:54:32.54</text:p>
          </table:table-cell>
          <table:table-cell office:value-type="string">
            <text:p>TC0003_PlannerC 3-24</text:p>
          </table:table-cell>
          <table:table-cell office:value-type="string">
            <text:p>/</text:p>
          </table:table-cell>
          <table:table-cell office:value-type="float" office:value="1941">
            <text:p>1941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69">
            <text:p>269</text:p>
          </table:table-cell>
          <table:table-cell office:value-type="time" office:time-value="PT10H54M32.506S">
            <text:p>10:54:32.51</text:p>
          </table:table-cell>
          <table:table-cell office:value-type="string">
            <text:p>TC0002_PlannerB 2-26</text:p>
          </table:table-cell>
          <table:table-cell office:value-type="string">
            <text:p>/</text:p>
          </table:table-cell>
          <table:table-cell office:value-type="float" office:value="1988">
            <text:p>1988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70">
            <text:p>270</text:p>
          </table:table-cell>
          <table:table-cell office:value-type="time" office:time-value="PT10H54M32.473S">
            <text:p>10:54:32.47</text:p>
          </table:table-cell>
          <table:table-cell office:value-type="string">
            <text:p>TC0001_PlannerA 1-28</text:p>
          </table:table-cell>
          <table:table-cell office:value-type="string">
            <text:p>/;jsessionid=lh1vm01a5fzp13wv1peqjmq0f</text:p>
          </table:table-cell>
          <table:table-cell office:value-type="float" office:value="2032">
            <text:p>2032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71">
            <text:p>271</text:p>
          </table:table-cell>
          <table:table-cell office:value-type="time" office:time-value="PT10H54M32.426S">
            <text:p>10:54:32.43</text:p>
          </table:table-cell>
          <table:table-cell office:value-type="string">
            <text:p>TC0001_PlannerA 1-30</text:p>
          </table:table-cell>
          <table:table-cell office:value-type="string">
            <text:p>/;jsessionid=lh1vm01a5fzp13wv1peqjmq0f</text:p>
          </table:table-cell>
          <table:table-cell office:value-type="float" office:value="2091">
            <text:p>2091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72">
            <text:p>272</text:p>
          </table:table-cell>
          <table:table-cell office:value-type="time" office:time-value="PT10H54M32.41S">
            <text:p>10:54:32.41</text:p>
          </table:table-cell>
          <table:table-cell office:value-type="string">
            <text:p>TC0001_PlannerA 1-29</text:p>
          </table:table-cell>
          <table:table-cell office:value-type="string">
            <text:p>/;jsessionid=lh1vm01a5fzp13wv1peqjmq0f</text:p>
          </table:table-cell>
          <table:table-cell office:value-type="float" office:value="2124">
            <text:p>2124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73">
            <text:p>273</text:p>
          </table:table-cell>
          <table:table-cell office:value-type="time" office:time-value="PT10H54M32.357S">
            <text:p>10:54:32.36</text:p>
          </table:table-cell>
          <table:table-cell office:value-type="string">
            <text:p>TC0002_PlannerB 2-27</text:p>
          </table:table-cell>
          <table:table-cell office:value-type="string">
            <text:p>/</text:p>
          </table:table-cell>
          <table:table-cell office:value-type="float" office:value="2188">
            <text:p>2188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74">
            <text:p>274</text:p>
          </table:table-cell>
          <table:table-cell office:value-type="time" office:time-value="PT10H54M32.346S">
            <text:p>10:54:32.35</text:p>
          </table:table-cell>
          <table:table-cell office:value-type="string">
            <text:p>TC0002_PlannerB 2-29</text:p>
          </table:table-cell>
          <table:table-cell office:value-type="string">
            <text:p>/</text:p>
          </table:table-cell>
          <table:table-cell office:value-type="float" office:value="2214">
            <text:p>2214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75">
            <text:p>275</text:p>
          </table:table-cell>
          <table:table-cell office:value-type="time" office:time-value="PT10H54M32.291S">
            <text:p>10:54:32.29</text:p>
          </table:table-cell>
          <table:table-cell office:value-type="string">
            <text:p>TC0001_PlannerA 1-19</text:p>
          </table:table-cell>
          <table:table-cell office:value-type="string">
            <text:p>/home</text:p>
          </table:table-cell>
          <table:table-cell office:value-type="float" office:value="2278">
            <text:p>2278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76">
            <text:p>276</text:p>
          </table:table-cell>
          <table:table-cell office:value-type="time" office:time-value="PT10H54M32.278S">
            <text:p>10:54:32.28</text:p>
          </table:table-cell>
          <table:table-cell office:value-type="string">
            <text:p>TC0003_PlannerC 3-28</text:p>
          </table:table-cell>
          <table:table-cell office:value-type="string">
            <text:p>/</text:p>
          </table:table-cell>
          <table:table-cell office:value-type="float" office:value="2303">
            <text:p>2303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77">
            <text:p>277</text:p>
          </table:table-cell>
          <table:table-cell office:value-type="time" office:time-value="PT10H54M32.18S">
            <text:p>10:54:32.18</text:p>
          </table:table-cell>
          <table:table-cell office:value-type="string">
            <text:p>TC0002_PlannerB 2-30</text:p>
          </table:table-cell>
          <table:table-cell office:value-type="string">
            <text:p>/</text:p>
          </table:table-cell>
          <table:table-cell office:value-type="float" office:value="2414">
            <text:p>2414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78">
            <text:p>278</text:p>
          </table:table-cell>
          <table:table-cell office:value-type="time" office:time-value="PT10H54M32.138S">
            <text:p>10:54:32.14</text:p>
          </table:table-cell>
          <table:table-cell office:value-type="string">
            <text:p>TC0003_PlannerC 3-26</text:p>
          </table:table-cell>
          <table:table-cell office:value-type="string">
            <text:p>/</text:p>
          </table:table-cell>
          <table:table-cell office:value-type="float" office:value="2470">
            <text:p>2470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79">
            <text:p>279</text:p>
          </table:table-cell>
          <table:table-cell office:value-type="time" office:time-value="PT10H54M32.128S">
            <text:p>10:54:32.13</text:p>
          </table:table-cell>
          <table:table-cell office:value-type="string">
            <text:p>TC0002_PlannerB 2-28</text:p>
          </table:table-cell>
          <table:table-cell office:value-type="string">
            <text:p>/</text:p>
          </table:table-cell>
          <table:table-cell office:value-type="float" office:value="2486">
            <text:p>2486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80">
            <text:p>280</text:p>
          </table:table-cell>
          <table:table-cell office:value-type="time" office:time-value="PT10H54M32.114S">
            <text:p>10:54:32.11</text:p>
          </table:table-cell>
          <table:table-cell office:value-type="string">
            <text:p>TC0003_PlannerC 3-27</text:p>
          </table:table-cell>
          <table:table-cell office:value-type="string">
            <text:p>/</text:p>
          </table:table-cell>
          <table:table-cell office:value-type="float" office:value="2510">
            <text:p>2510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81">
            <text:p>281</text:p>
          </table:table-cell>
          <table:table-cell office:value-type="time" office:time-value="PT10H54M32.069S">
            <text:p>10:54:32.07</text:p>
          </table:table-cell>
          <table:table-cell office:value-type="string">
            <text:p>TC0002_PlannerB 2-17</text:p>
          </table:table-cell>
          <table:table-cell office:value-type="string">
            <text:p>/home</text:p>
          </table:table-cell>
          <table:table-cell office:value-type="float" office:value="2565">
            <text:p>2565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82">
            <text:p>282</text:p>
          </table:table-cell>
          <table:table-cell office:value-type="time" office:time-value="PT10H54M32.057S">
            <text:p>10:54:32.06</text:p>
          </table:table-cell>
          <table:table-cell office:value-type="string">
            <text:p>TC0003_PlannerC 3-25</text:p>
          </table:table-cell>
          <table:table-cell office:value-type="string">
            <text:p>/</text:p>
          </table:table-cell>
          <table:table-cell office:value-type="float" office:value="2589">
            <text:p>2589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83">
            <text:p>283</text:p>
          </table:table-cell>
          <table:table-cell office:value-type="time" office:time-value="PT10H54M32.018S">
            <text:p>10:54:32.02</text:p>
          </table:table-cell>
          <table:table-cell office:value-type="string">
            <text:p>TC0002_PlannerB 2-16</text:p>
          </table:table-cell>
          <table:table-cell office:value-type="string">
            <text:p>/home</text:p>
          </table:table-cell>
          <table:table-cell office:value-type="float" office:value="2640">
            <text:p>2640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84">
            <text:p>284</text:p>
          </table:table-cell>
          <table:table-cell office:value-type="time" office:time-value="PT10H54M32.005S">
            <text:p>10:54:32.01</text:p>
          </table:table-cell>
          <table:table-cell office:value-type="string">
            <text:p>TC0001_PlannerA 1-18</text:p>
          </table:table-cell>
          <table:table-cell office:value-type="string">
            <text:p>/home</text:p>
          </table:table-cell>
          <table:table-cell office:value-type="float" office:value="2664">
            <text:p>2664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85">
            <text:p>285</text:p>
          </table:table-cell>
          <table:table-cell office:value-type="time" office:time-value="PT10H54M31.936S">
            <text:p>10:54:31.94</text:p>
          </table:table-cell>
          <table:table-cell office:value-type="string">
            <text:p>TC0003_PlannerC 3-29</text:p>
          </table:table-cell>
          <table:table-cell office:value-type="string">
            <text:p>/</text:p>
          </table:table-cell>
          <table:table-cell office:value-type="float" office:value="2744">
            <text:p>2744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86">
            <text:p>286</text:p>
          </table:table-cell>
          <table:table-cell office:value-type="time" office:time-value="PT10H54M31.87S">
            <text:p>10:54:31.87</text:p>
          </table:table-cell>
          <table:table-cell office:value-type="string">
            <text:p>TC0003_PlannerC 3-30</text:p>
          </table:table-cell>
          <table:table-cell office:value-type="string">
            <text:p>/</text:p>
          </table:table-cell>
          <table:table-cell office:value-type="float" office:value="2827">
            <text:p>2827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87">
            <text:p>287</text:p>
          </table:table-cell>
          <table:table-cell office:value-type="time" office:time-value="PT10H54M31.846S">
            <text:p>10:54:31.85</text:p>
          </table:table-cell>
          <table:table-cell office:value-type="string">
            <text:p>TC0001_PlannerA 1-27</text:p>
          </table:table-cell>
          <table:table-cell office:value-type="string">
            <text:p>/home</text:p>
          </table:table-cell>
          <table:table-cell office:value-type="float" office:value="2864">
            <text:p>2864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88">
            <text:p>288</text:p>
          </table:table-cell>
          <table:table-cell office:value-type="time" office:time-value="PT10H54M31.809S">
            <text:p>10:54:31.81</text:p>
          </table:table-cell>
          <table:table-cell office:value-type="string">
            <text:p>TC0003_PlannerC 3-13</text:p>
          </table:table-cell>
          <table:table-cell office:value-type="string">
            <text:p>/home</text:p>
          </table:table-cell>
          <table:table-cell office:value-type="float" office:value="2912">
            <text:p>2912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89">
            <text:p>289</text:p>
          </table:table-cell>
          <table:table-cell office:value-type="time" office:time-value="PT10H54M31.794S">
            <text:p>10:54:31.79</text:p>
          </table:table-cell>
          <table:table-cell office:value-type="string">
            <text:p>TC0001_PlannerA 1-17</text:p>
          </table:table-cell>
          <table:table-cell office:value-type="string">
            <text:p>/home</text:p>
          </table:table-cell>
          <table:table-cell office:value-type="float" office:value="2940">
            <text:p>2940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90">
            <text:p>290</text:p>
          </table:table-cell>
          <table:table-cell office:value-type="time" office:time-value="PT10H54M31.782S">
            <text:p>10:54:31.78</text:p>
          </table:table-cell>
          <table:table-cell office:value-type="string">
            <text:p>TC0001_PlannerA 1-16</text:p>
          </table:table-cell>
          <table:table-cell office:value-type="string">
            <text:p>/home</text:p>
          </table:table-cell>
          <table:table-cell office:value-type="float" office:value="2964">
            <text:p>2964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91">
            <text:p>291</text:p>
          </table:table-cell>
          <table:table-cell office:value-type="time" office:time-value="PT10H54M31.771S">
            <text:p>10:54:31.77</text:p>
          </table:table-cell>
          <table:table-cell office:value-type="string">
            <text:p>TC0003_PlannerC 3-11</text:p>
          </table:table-cell>
          <table:table-cell office:value-type="string">
            <text:p>/home</text:p>
          </table:table-cell>
          <table:table-cell office:value-type="float" office:value="2986">
            <text:p>2986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92">
            <text:p>292</text:p>
          </table:table-cell>
          <table:table-cell office:value-type="time" office:time-value="PT10H54M31.758S">
            <text:p>10:54:31.76</text:p>
          </table:table-cell>
          <table:table-cell office:value-type="string">
            <text:p>TC0003_PlannerC 3-12</text:p>
          </table:table-cell>
          <table:table-cell office:value-type="string">
            <text:p>/home</text:p>
          </table:table-cell>
          <table:table-cell office:value-type="float" office:value="3014">
            <text:p>3014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93">
            <text:p>293</text:p>
          </table:table-cell>
          <table:table-cell office:value-type="time" office:time-value="PT10H54M31.746S">
            <text:p>10:54:31.75</text:p>
          </table:table-cell>
          <table:table-cell office:value-type="string">
            <text:p>TC0002_PlannerB 2-14</text:p>
          </table:table-cell>
          <table:table-cell office:value-type="string">
            <text:p>/home</text:p>
          </table:table-cell>
          <table:table-cell office:value-type="float" office:value="3032">
            <text:p>3032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94">
            <text:p>294</text:p>
          </table:table-cell>
          <table:table-cell office:value-type="time" office:time-value="PT10H54M31.735S">
            <text:p>10:54:31.74</text:p>
          </table:table-cell>
          <table:table-cell office:value-type="string">
            <text:p>TC0001_PlannerA 1-15</text:p>
          </table:table-cell>
          <table:table-cell office:value-type="string">
            <text:p>/home</text:p>
          </table:table-cell>
          <table:table-cell office:value-type="float" office:value="3054">
            <text:p>3054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95">
            <text:p>295</text:p>
          </table:table-cell>
          <table:table-cell office:value-type="time" office:time-value="PT10H54M31.711S">
            <text:p>10:54:31.71</text:p>
          </table:table-cell>
          <table:table-cell office:value-type="string">
            <text:p>TC0002_PlannerB 2-12</text:p>
          </table:table-cell>
          <table:table-cell office:value-type="string">
            <text:p>/home</text:p>
          </table:table-cell>
          <table:table-cell office:value-type="float" office:value="3094">
            <text:p>3094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96">
            <text:p>296</text:p>
          </table:table-cell>
          <table:table-cell office:value-type="time" office:time-value="PT10H54M31.702S">
            <text:p>10:54:31.70</text:p>
          </table:table-cell>
          <table:table-cell office:value-type="string">
            <text:p>TC0003_PlannerC 3-9</text:p>
          </table:table-cell>
          <table:table-cell office:value-type="string">
            <text:p>/home</text:p>
          </table:table-cell>
          <table:table-cell office:value-type="float" office:value="3121">
            <text:p>3121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97">
            <text:p>297</text:p>
          </table:table-cell>
          <table:table-cell office:value-type="time" office:time-value="PT10H54M31.334S">
            <text:p>10:54:31.33</text:p>
          </table:table-cell>
          <table:table-cell office:value-type="string">
            <text:p>TC0002_PlannerB 2-8</text:p>
          </table:table-cell>
          <table:table-cell office:value-type="string">
            <text:p>/home</text:p>
          </table:table-cell>
          <table:table-cell office:value-type="float" office:value="3622">
            <text:p>3622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98">
            <text:p>298</text:p>
          </table:table-cell>
          <table:table-cell office:value-type="time" office:time-value="PT10H54M31.637S">
            <text:p>10:54:31.64</text:p>
          </table:table-cell>
          <table:table-cell office:value-type="string">
            <text:p>TC0002_PlannerB 2-10</text:p>
          </table:table-cell>
          <table:table-cell office:value-type="string">
            <text:p>/home</text:p>
          </table:table-cell>
          <table:table-cell office:value-type="float" office:value="3495">
            <text:p>3495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299">
            <text:p>299</text:p>
          </table:table-cell>
          <table:table-cell office:value-type="time" office:time-value="PT10H54M31.623S">
            <text:p>10:54:31.62</text:p>
          </table:table-cell>
          <table:table-cell office:value-type="string">
            <text:p>TC0003_PlannerC 3-8</text:p>
          </table:table-cell>
          <table:table-cell office:value-type="string">
            <text:p>/home</text:p>
          </table:table-cell>
          <table:table-cell office:value-type="float" office:value="3533">
            <text:p>3533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00">
            <text:p>300</text:p>
          </table:table-cell>
          <table:table-cell office:value-type="time" office:time-value="PT10H54M31.597S">
            <text:p>10:54:31.60</text:p>
          </table:table-cell>
          <table:table-cell office:value-type="string">
            <text:p>TC0001_PlannerA 1-11</text:p>
          </table:table-cell>
          <table:table-cell office:value-type="string">
            <text:p>/home</text:p>
          </table:table-cell>
          <table:table-cell office:value-type="float" office:value="3568">
            <text:p>3568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01">
            <text:p>301</text:p>
          </table:table-cell>
          <table:table-cell office:value-type="time" office:time-value="PT10H54M31.581S">
            <text:p>10:54:31.58</text:p>
          </table:table-cell>
          <table:table-cell office:value-type="string">
            <text:p>TC0003_PlannerC 3-7</text:p>
          </table:table-cell>
          <table:table-cell office:value-type="string">
            <text:p>/home</text:p>
          </table:table-cell>
          <table:table-cell office:value-type="float" office:value="3597">
            <text:p>3597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02">
            <text:p>302</text:p>
          </table:table-cell>
          <table:table-cell office:value-type="time" office:time-value="PT10H54M31.564S">
            <text:p>10:54:31.56</text:p>
          </table:table-cell>
          <table:table-cell office:value-type="string">
            <text:p>TC0002_PlannerB 2-9</text:p>
          </table:table-cell>
          <table:table-cell office:value-type="string">
            <text:p>/home</text:p>
          </table:table-cell>
          <table:table-cell office:value-type="float" office:value="3626">
            <text:p>3626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03">
            <text:p>303</text:p>
          </table:table-cell>
          <table:table-cell office:value-type="time" office:time-value="PT10H54M31.549S">
            <text:p>10:54:31.55</text:p>
          </table:table-cell>
          <table:table-cell office:value-type="string">
            <text:p>TC0001_PlannerA 1-10</text:p>
          </table:table-cell>
          <table:table-cell office:value-type="string">
            <text:p>/home</text:p>
          </table:table-cell>
          <table:table-cell office:value-type="float" office:value="3653">
            <text:p>3653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04">
            <text:p>304</text:p>
          </table:table-cell>
          <table:table-cell office:value-type="time" office:time-value="PT10H54M31.526S">
            <text:p>10:54:31.53</text:p>
          </table:table-cell>
          <table:table-cell office:value-type="string">
            <text:p>TC0003_PlannerC 3-6</text:p>
          </table:table-cell>
          <table:table-cell office:value-type="string">
            <text:p>/home</text:p>
          </table:table-cell>
          <table:table-cell office:value-type="float" office:value="3687">
            <text:p>3687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05">
            <text:p>305</text:p>
          </table:table-cell>
          <table:table-cell office:value-type="time" office:time-value="PT10H54M31.514S">
            <text:p>10:54:31.51</text:p>
          </table:table-cell>
          <table:table-cell office:value-type="string">
            <text:p>TC0001_PlannerA 1-9</text:p>
          </table:table-cell>
          <table:table-cell office:value-type="string">
            <text:p>/home</text:p>
          </table:table-cell>
          <table:table-cell office:value-type="float" office:value="3711">
            <text:p>3711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06">
            <text:p>306</text:p>
          </table:table-cell>
          <table:table-cell office:value-type="time" office:time-value="PT10H54M31.489S">
            <text:p>10:54:31.49</text:p>
          </table:table-cell>
          <table:table-cell office:value-type="string">
            <text:p>TC0002_PlannerB 2-7</text:p>
          </table:table-cell>
          <table:table-cell office:value-type="string">
            <text:p>/home</text:p>
          </table:table-cell>
          <table:table-cell office:value-type="float" office:value="3748">
            <text:p>3748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07">
            <text:p>307</text:p>
          </table:table-cell>
          <table:table-cell office:value-type="time" office:time-value="PT10H54M31.465S">
            <text:p>10:54:31.47</text:p>
          </table:table-cell>
          <table:table-cell office:value-type="string">
            <text:p>TC0001_PlannerA 1-8</text:p>
          </table:table-cell>
          <table:table-cell office:value-type="string">
            <text:p>/home</text:p>
          </table:table-cell>
          <table:table-cell office:value-type="float" office:value="3783">
            <text:p>3783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08">
            <text:p>308</text:p>
          </table:table-cell>
          <table:table-cell office:value-type="time" office:time-value="PT10H54M31.451S">
            <text:p>10:54:31.45</text:p>
          </table:table-cell>
          <table:table-cell office:value-type="string">
            <text:p>TC0003_PlannerC 3-3</text:p>
          </table:table-cell>
          <table:table-cell office:value-type="string">
            <text:p>/</text:p>
          </table:table-cell>
          <table:table-cell office:value-type="float" office:value="3808">
            <text:p>3808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09">
            <text:p>309</text:p>
          </table:table-cell>
          <table:table-cell office:value-type="time" office:time-value="PT10H54M31.477S">
            <text:p>10:54:31.48</text:p>
          </table:table-cell>
          <table:table-cell office:value-type="string">
            <text:p>TC0003_PlannerC 3-5</text:p>
          </table:table-cell>
          <table:table-cell office:value-type="string">
            <text:p>/home</text:p>
          </table:table-cell>
          <table:table-cell office:value-type="float" office:value="3793">
            <text:p>3793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10">
            <text:p>310</text:p>
          </table:table-cell>
          <table:table-cell office:value-type="time" office:time-value="PT10H54M31.441S">
            <text:p>10:54:31.44</text:p>
          </table:table-cell>
          <table:table-cell office:value-type="string">
            <text:p>TC0001_PlannerA 1-7</text:p>
          </table:table-cell>
          <table:table-cell office:value-type="string">
            <text:p>/;jsessionid=lh1vm01a5fzp13wv1peqjmq0f</text:p>
          </table:table-cell>
          <table:table-cell office:value-type="float" office:value="3840">
            <text:p>3840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11">
            <text:p>311</text:p>
          </table:table-cell>
          <table:table-cell office:value-type="time" office:time-value="PT10H54M31.178S">
            <text:p>10:54:31.18</text:p>
          </table:table-cell>
          <table:table-cell office:value-type="string">
            <text:p>TC0001_PlannerA 1-14</text:p>
          </table:table-cell>
          <table:table-cell office:value-type="string">
            <text:p>/home</text:p>
          </table:table-cell>
          <table:table-cell office:value-type="float" office:value="4115">
            <text:p>4115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12">
            <text:p>312</text:p>
          </table:table-cell>
          <table:table-cell office:value-type="time" office:time-value="PT10H54M31.121S">
            <text:p>10:54:31.12</text:p>
          </table:table-cell>
          <table:table-cell office:value-type="string">
            <text:p>TC0003_PlannerC 3-4</text:p>
          </table:table-cell>
          <table:table-cell office:value-type="string">
            <text:p>/</text:p>
          </table:table-cell>
          <table:table-cell office:value-type="float" office:value="4184">
            <text:p>4184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13">
            <text:p>313</text:p>
          </table:table-cell>
          <table:table-cell office:value-type="time" office:time-value="PT10H54M31.084S">
            <text:p>10:54:31.08</text:p>
          </table:table-cell>
          <table:table-cell office:value-type="string">
            <text:p>TC0002_PlannerB 2-15</text:p>
          </table:table-cell>
          <table:table-cell office:value-type="string">
            <text:p>/home</text:p>
          </table:table-cell>
          <table:table-cell office:value-type="float" office:value="4234">
            <text:p>4234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14">
            <text:p>314</text:p>
          </table:table-cell>
          <table:table-cell office:value-type="time" office:time-value="PT10H54M30.929S">
            <text:p>10:54:30.93</text:p>
          </table:table-cell>
          <table:table-cell office:value-type="string">
            <text:p>TC0002_PlannerB 2-13</text:p>
          </table:table-cell>
          <table:table-cell office:value-type="string">
            <text:p>/home</text:p>
          </table:table-cell>
          <table:table-cell office:value-type="float" office:value="4400">
            <text:p>4400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15">
            <text:p>315</text:p>
          </table:table-cell>
          <table:table-cell office:value-type="time" office:time-value="PT10H54M30.914S">
            <text:p>10:54:30.91</text:p>
          </table:table-cell>
          <table:table-cell office:value-type="string">
            <text:p>TC0002_PlannerB 2-6</text:p>
          </table:table-cell>
          <table:table-cell office:value-type="string">
            <text:p>/</text:p>
          </table:table-cell>
          <table:table-cell office:value-type="float" office:value="4431">
            <text:p>4431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16">
            <text:p>316</text:p>
          </table:table-cell>
          <table:table-cell office:value-type="time" office:time-value="PT10H54M33.399S">
            <text:p>10:54:33.40</text:p>
          </table:table-cell>
          <table:table-cell office:value-type="string">
            <text:p>TC0002_PlannerB 2-19</text:p>
          </table:table-cell>
          <table:table-cell office:value-type="string">
            <text:p>/</text:p>
          </table:table-cell>
          <table:table-cell office:value-type="float" office:value="1958">
            <text:p>1958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17">
            <text:p>317</text:p>
          </table:table-cell>
          <table:table-cell office:value-type="time" office:time-value="PT10H54M33.407S">
            <text:p>10:54:33.41</text:p>
          </table:table-cell>
          <table:table-cell office:value-type="string">
            <text:p>TC0003_PlannerC 3-1</text:p>
          </table:table-cell>
          <table:table-cell office:value-type="string">
            <text:p>/home</text:p>
          </table:table-cell>
          <table:table-cell office:value-type="float" office:value="1962">
            <text:p>1962</text:p>
          </table:table-cell>
          <table:table-cell office:value-type="string">
            <text:p>Success</text:p>
          </table:table-cell>
          <table:table-cell office:value-type="float" office:value="26002">
            <text:p>26002</text:p>
          </table:table-cell>
          <table:table-cell table:number-columns-repeated="1017"/>
        </table:table-row>
        <table:table-row table:style-name="ro1">
          <table:table-cell office:value-type="float" office:value="318">
            <text:p>318</text:p>
          </table:table-cell>
          <table:table-cell office:value-type="time" office:time-value="PT10H54M29.034S">
            <text:p>10:54:29.03</text:p>
          </table:table-cell>
          <table:table-cell office:value-type="string">
            <text:p>TC0001_PlannerA 1-20</text:p>
          </table:table-cell>
          <table:table-cell office:value-type="string">
            <text:p>/login.do</text:p>
          </table:table-cell>
          <table:table-cell office:value-type="float" office:value="6366">
            <text:p>6366</text:p>
          </table:table-cell>
          <table:table-cell office:value-type="string">
            <text:p>Success</text:p>
          </table:table-cell>
          <table:table-cell office:value-type="float" office:value="25960">
            <text:p>25960</text:p>
          </table:table-cell>
          <table:table-cell table:number-columns-repeated="1017"/>
        </table:table-row>
        <table:table-row table:style-name="ro1">
          <table:table-cell office:value-type="float" office:value="319">
            <text:p>319</text:p>
          </table:table-cell>
          <table:table-cell office:value-type="time" office:time-value="PT10H54M31.647S">
            <text:p>10:54:31.65</text:p>
          </table:table-cell>
          <table:table-cell office:value-type="string">
            <text:p>TC0001_PlannerA 1-12</text:p>
          </table:table-cell>
          <table:table-cell office:value-type="string">
            <text:p>/home</text:p>
          </table:table-cell>
          <table:table-cell office:value-type="float" office:value="3786">
            <text:p>3786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20">
            <text:p>320</text:p>
          </table:table-cell>
          <table:table-cell office:value-type="time" office:time-value="PT10H54M34.698S">
            <text:p>10:54:34.70</text:p>
          </table:table-cell>
          <table:table-cell office:value-type="string">
            <text:p>TC0003_PlannerC 3-30</text:p>
          </table:table-cell>
          <table:table-cell office:value-type="string">
            <text:p>/home</text:p>
          </table:table-cell>
          <table:table-cell office:value-type="float" office:value="1035">
            <text:p>1035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21">
            <text:p>321</text:p>
          </table:table-cell>
          <table:table-cell office:value-type="time" office:time-value="PT10H54M34.608S">
            <text:p>10:54:34.61</text:p>
          </table:table-cell>
          <table:table-cell office:value-type="string">
            <text:p>TC0003_PlannerC 3-26</text:p>
          </table:table-cell>
          <table:table-cell office:value-type="string">
            <text:p>/home</text:p>
          </table:table-cell>
          <table:table-cell office:value-type="float" office:value="1201">
            <text:p>1201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22">
            <text:p>322</text:p>
          </table:table-cell>
          <table:table-cell office:value-type="time" office:time-value="PT10H54M34.647S">
            <text:p>10:54:34.65</text:p>
          </table:table-cell>
          <table:table-cell office:value-type="string">
            <text:p>TC0003_PlannerC 3-25</text:p>
          </table:table-cell>
          <table:table-cell office:value-type="string">
            <text:p>/home</text:p>
          </table:table-cell>
          <table:table-cell office:value-type="float" office:value="1218">
            <text:p>1218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23">
            <text:p>323</text:p>
          </table:table-cell>
          <table:table-cell office:value-type="time" office:time-value="PT10H54M34.625S">
            <text:p>10:54:34.63</text:p>
          </table:table-cell>
          <table:table-cell office:value-type="string">
            <text:p>TC0003_PlannerC 3-27</text:p>
          </table:table-cell>
          <table:table-cell office:value-type="string">
            <text:p>/home</text:p>
          </table:table-cell>
          <table:table-cell office:value-type="float" office:value="1253">
            <text:p>1253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24">
            <text:p>324</text:p>
          </table:table-cell>
          <table:table-cell office:value-type="time" office:time-value="PT10H54M34.615S">
            <text:p>10:54:34.62</text:p>
          </table:table-cell>
          <table:table-cell office:value-type="string">
            <text:p>TC0002_PlannerB 2-28</text:p>
          </table:table-cell>
          <table:table-cell office:value-type="string">
            <text:p>/home</text:p>
          </table:table-cell>
          <table:table-cell office:value-type="float" office:value="1275">
            <text:p>1275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25">
            <text:p>325</text:p>
          </table:table-cell>
          <table:table-cell office:value-type="time" office:time-value="PT10H54M34.595S">
            <text:p>10:54:34.60</text:p>
          </table:table-cell>
          <table:table-cell office:value-type="string">
            <text:p>TC0002_PlannerB 2-30</text:p>
          </table:table-cell>
          <table:table-cell office:value-type="string">
            <text:p>/home</text:p>
          </table:table-cell>
          <table:table-cell office:value-type="float" office:value="1306">
            <text:p>1306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26">
            <text:p>326</text:p>
          </table:table-cell>
          <table:table-cell office:value-type="time" office:time-value="PT10H54M34.581S">
            <text:p>10:54:34.58</text:p>
          </table:table-cell>
          <table:table-cell office:value-type="string">
            <text:p>TC0003_PlannerC 3-28</text:p>
          </table:table-cell>
          <table:table-cell office:value-type="string">
            <text:p>/home</text:p>
          </table:table-cell>
          <table:table-cell office:value-type="float" office:value="1333">
            <text:p>1333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27">
            <text:p>327</text:p>
          </table:table-cell>
          <table:table-cell office:value-type="time" office:time-value="PT10H54M34.561S">
            <text:p>10:54:34.56</text:p>
          </table:table-cell>
          <table:table-cell office:value-type="string">
            <text:p>TC0002_PlannerB 2-29</text:p>
          </table:table-cell>
          <table:table-cell office:value-type="string">
            <text:p>/home</text:p>
          </table:table-cell>
          <table:table-cell office:value-type="float" office:value="1427">
            <text:p>1427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28">
            <text:p>328</text:p>
          </table:table-cell>
          <table:table-cell office:value-type="time" office:time-value="PT10H54M34.681S">
            <text:p>10:54:34.68</text:p>
          </table:table-cell>
          <table:table-cell office:value-type="string">
            <text:p>TC0003_PlannerC 3-29</text:p>
          </table:table-cell>
          <table:table-cell office:value-type="string">
            <text:p>/home</text:p>
          </table:table-cell>
          <table:table-cell office:value-type="float" office:value="1324">
            <text:p>1324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29">
            <text:p>329</text:p>
          </table:table-cell>
          <table:table-cell office:value-type="time" office:time-value="PT10H54M34.426S">
            <text:p>10:54:34.43</text:p>
          </table:table-cell>
          <table:table-cell office:value-type="string">
            <text:p>TC0002_PlannerB 2-24</text:p>
          </table:table-cell>
          <table:table-cell office:value-type="string">
            <text:p>/home</text:p>
          </table:table-cell>
          <table:table-cell office:value-type="float" office:value="1735">
            <text:p>1735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30">
            <text:p>330</text:p>
          </table:table-cell>
          <table:table-cell office:value-type="time" office:time-value="PT10H54M34.483S">
            <text:p>10:54:34.48</text:p>
          </table:table-cell>
          <table:table-cell office:value-type="string">
            <text:p>TC0003_PlannerC 3-24</text:p>
          </table:table-cell>
          <table:table-cell office:value-type="string">
            <text:p>/home</text:p>
          </table:table-cell>
          <table:table-cell office:value-type="float" office:value="1729">
            <text:p>1729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31">
            <text:p>331</text:p>
          </table:table-cell>
          <table:table-cell office:value-type="time" office:time-value="PT10H54M34.518S">
            <text:p>10:54:34.52</text:p>
          </table:table-cell>
          <table:table-cell office:value-type="string">
            <text:p>TC0001_PlannerA 1-30</text:p>
          </table:table-cell>
          <table:table-cell office:value-type="string">
            <text:p>/home</text:p>
          </table:table-cell>
          <table:table-cell office:value-type="float" office:value="1762">
            <text:p>1762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32">
            <text:p>332</text:p>
          </table:table-cell>
          <table:table-cell office:value-type="time" office:time-value="PT10H54M34.506S">
            <text:p>10:54:34.51</text:p>
          </table:table-cell>
          <table:table-cell office:value-type="string">
            <text:p>TC0001_PlannerA 1-28</text:p>
          </table:table-cell>
          <table:table-cell office:value-type="string">
            <text:p>/home</text:p>
          </table:table-cell>
          <table:table-cell office:value-type="float" office:value="1811">
            <text:p>1811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33">
            <text:p>333</text:p>
          </table:table-cell>
          <table:table-cell office:value-type="time" office:time-value="PT10H54M34.495S">
            <text:p>10:54:34.50</text:p>
          </table:table-cell>
          <table:table-cell office:value-type="string">
            <text:p>TC0002_PlannerB 2-26</text:p>
          </table:table-cell>
          <table:table-cell office:value-type="string">
            <text:p>/home</text:p>
          </table:table-cell>
          <table:table-cell office:value-type="float" office:value="1834">
            <text:p>1834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34">
            <text:p>334</text:p>
          </table:table-cell>
          <table:table-cell office:value-type="time" office:time-value="PT10H54M34.474S">
            <text:p>10:54:34.47</text:p>
          </table:table-cell>
          <table:table-cell office:value-type="string">
            <text:p>TC0003_PlannerC 3-23</text:p>
          </table:table-cell>
          <table:table-cell office:value-type="string">
            <text:p>/home</text:p>
          </table:table-cell>
          <table:table-cell office:value-type="float" office:value="1867">
            <text:p>1867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35">
            <text:p>335</text:p>
          </table:table-cell>
          <table:table-cell office:value-type="time" office:time-value="PT10H54M34.462S">
            <text:p>10:54:34.46</text:p>
          </table:table-cell>
          <table:table-cell office:value-type="string">
            <text:p>TC0001_PlannerA 1-26</text:p>
          </table:table-cell>
          <table:table-cell office:value-type="string">
            <text:p>/home</text:p>
          </table:table-cell>
          <table:table-cell office:value-type="float" office:value="1891">
            <text:p>1891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36">
            <text:p>336</text:p>
          </table:table-cell>
          <table:table-cell office:value-type="time" office:time-value="PT10H54M34.413S">
            <text:p>10:54:34.41</text:p>
          </table:table-cell>
          <table:table-cell office:value-type="string">
            <text:p>TC0003_PlannerC 3-21</text:p>
          </table:table-cell>
          <table:table-cell office:value-type="string">
            <text:p>/home</text:p>
          </table:table-cell>
          <table:table-cell office:value-type="float" office:value="1952">
            <text:p>1952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37">
            <text:p>337</text:p>
          </table:table-cell>
          <table:table-cell office:value-type="time" office:time-value="PT10H54M34.399S">
            <text:p>10:54:34.40</text:p>
          </table:table-cell>
          <table:table-cell office:value-type="string">
            <text:p>TC0003_PlannerC 3-22</text:p>
          </table:table-cell>
          <table:table-cell office:value-type="string">
            <text:p>/home</text:p>
          </table:table-cell>
          <table:table-cell office:value-type="float" office:value="1983">
            <text:p>1983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38">
            <text:p>338</text:p>
          </table:table-cell>
          <table:table-cell office:value-type="time" office:time-value="PT10H54M34.386S">
            <text:p>10:54:34.39</text:p>
          </table:table-cell>
          <table:table-cell office:value-type="string">
            <text:p>TC0002_PlannerB 2-23</text:p>
          </table:table-cell>
          <table:table-cell office:value-type="string">
            <text:p>/home</text:p>
          </table:table-cell>
          <table:table-cell office:value-type="float" office:value="2007">
            <text:p>2007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39">
            <text:p>339</text:p>
          </table:table-cell>
          <table:table-cell office:value-type="time" office:time-value="PT10H54M34.375S">
            <text:p>10:54:34.38</text:p>
          </table:table-cell>
          <table:table-cell office:value-type="string">
            <text:p>TC0001_PlannerA 1-25</text:p>
          </table:table-cell>
          <table:table-cell office:value-type="string">
            <text:p>/home</text:p>
          </table:table-cell>
          <table:table-cell office:value-type="float" office:value="2031">
            <text:p>2031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40">
            <text:p>340</text:p>
          </table:table-cell>
          <table:table-cell office:value-type="time" office:time-value="PT10H54M34.355S">
            <text:p>10:54:34.36</text:p>
          </table:table-cell>
          <table:table-cell office:value-type="string">
            <text:p>TC0001_PlannerA 1-24</text:p>
          </table:table-cell>
          <table:table-cell office:value-type="string">
            <text:p>/home</text:p>
          </table:table-cell>
          <table:table-cell office:value-type="float" office:value="2078">
            <text:p>2078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41">
            <text:p>341</text:p>
          </table:table-cell>
          <table:table-cell office:value-type="time" office:time-value="PT10H54M34.342S">
            <text:p>10:54:34.34</text:p>
          </table:table-cell>
          <table:table-cell office:value-type="string">
            <text:p>TC0002_PlannerB 2-22</text:p>
          </table:table-cell>
          <table:table-cell office:value-type="string">
            <text:p>/home</text:p>
          </table:table-cell>
          <table:table-cell office:value-type="float" office:value="2100">
            <text:p>2100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42">
            <text:p>342</text:p>
          </table:table-cell>
          <table:table-cell office:value-type="time" office:time-value="PT10H54M34.546S">
            <text:p>10:54:34.55</text:p>
          </table:table-cell>
          <table:table-cell office:value-type="string">
            <text:p>TC0002_PlannerB 2-27</text:p>
          </table:table-cell>
          <table:table-cell office:value-type="string">
            <text:p>/home</text:p>
          </table:table-cell>
          <table:table-cell office:value-type="float" office:value="1907">
            <text:p>1907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43">
            <text:p>343</text:p>
          </table:table-cell>
          <table:table-cell office:value-type="time" office:time-value="PT10H54M34.534S">
            <text:p>10:54:34.53</text:p>
          </table:table-cell>
          <table:table-cell office:value-type="string">
            <text:p>TC0001_PlannerA 1-29</text:p>
          </table:table-cell>
          <table:table-cell office:value-type="string">
            <text:p>/home</text:p>
          </table:table-cell>
          <table:table-cell office:value-type="float" office:value="1948">
            <text:p>1948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44">
            <text:p>344</text:p>
          </table:table-cell>
          <table:table-cell office:value-type="time" office:time-value="PT10H54M33.916S">
            <text:p>10:54:33.92</text:p>
          </table:table-cell>
          <table:table-cell office:value-type="string">
            <text:p>TC0002_PlannerB 2-25</text:p>
          </table:table-cell>
          <table:table-cell office:value-type="string">
            <text:p>/home</text:p>
          </table:table-cell>
          <table:table-cell office:value-type="float" office:value="2658">
            <text:p>2658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45">
            <text:p>345</text:p>
          </table:table-cell>
          <table:table-cell office:value-type="time" office:time-value="PT10H54M34.266S">
            <text:p>10:54:34.27</text:p>
          </table:table-cell>
          <table:table-cell office:value-type="string">
            <text:p>TC0002_PlannerB 2-21</text:p>
          </table:table-cell>
          <table:table-cell office:value-type="string">
            <text:p>/home</text:p>
          </table:table-cell>
          <table:table-cell office:value-type="float" office:value="2371">
            <text:p>2371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46">
            <text:p>346</text:p>
          </table:table-cell>
          <table:table-cell office:value-type="time" office:time-value="PT10H54M34.291S">
            <text:p>10:54:34.29</text:p>
          </table:table-cell>
          <table:table-cell office:value-type="string">
            <text:p>TC0003_PlannerC 3-19</text:p>
          </table:table-cell>
          <table:table-cell office:value-type="string">
            <text:p>/home</text:p>
          </table:table-cell>
          <table:table-cell office:value-type="float" office:value="2391">
            <text:p>2391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47">
            <text:p>347</text:p>
          </table:table-cell>
          <table:table-cell office:value-type="time" office:time-value="PT10H54M34.278S">
            <text:p>10:54:34.28</text:p>
          </table:table-cell>
          <table:table-cell office:value-type="string">
            <text:p>TC0001_PlannerA 1-23</text:p>
          </table:table-cell>
          <table:table-cell office:value-type="string">
            <text:p>/home</text:p>
          </table:table-cell>
          <table:table-cell office:value-type="float" office:value="2415">
            <text:p>2415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48">
            <text:p>348</text:p>
          </table:table-cell>
          <table:table-cell office:value-type="time" office:time-value="PT10H54M34.253S">
            <text:p>10:54:34.25</text:p>
          </table:table-cell>
          <table:table-cell office:value-type="string">
            <text:p>TC0003_PlannerC 3-18</text:p>
          </table:table-cell>
          <table:table-cell office:value-type="string">
            <text:p>/home</text:p>
          </table:table-cell>
          <table:table-cell office:value-type="float" office:value="2451">
            <text:p>2451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49">
            <text:p>349</text:p>
          </table:table-cell>
          <table:table-cell office:value-type="time" office:time-value="PT10H54M34.242S">
            <text:p>10:54:34.24</text:p>
          </table:table-cell>
          <table:table-cell office:value-type="string">
            <text:p>TC0002_PlannerB 2-20</text:p>
          </table:table-cell>
          <table:table-cell office:value-type="string">
            <text:p>/home</text:p>
          </table:table-cell>
          <table:table-cell office:value-type="float" office:value="2475">
            <text:p>2475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50">
            <text:p>350</text:p>
          </table:table-cell>
          <table:table-cell office:value-type="time" office:time-value="PT10H54M34.229S">
            <text:p>10:54:34.23</text:p>
          </table:table-cell>
          <table:table-cell office:value-type="string">
            <text:p>TC0001_PlannerA 1-21</text:p>
          </table:table-cell>
          <table:table-cell office:value-type="string">
            <text:p>/home</text:p>
          </table:table-cell>
          <table:table-cell office:value-type="float" office:value="2502">
            <text:p>2502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51">
            <text:p>351</text:p>
          </table:table-cell>
          <table:table-cell office:value-type="time" office:time-value="PT10H54M34.093S">
            <text:p>10:54:34.09</text:p>
          </table:table-cell>
          <table:table-cell office:value-type="string">
            <text:p>TC0003_PlannerC 3-17</text:p>
          </table:table-cell>
          <table:table-cell office:value-type="string">
            <text:p>/home</text:p>
          </table:table-cell>
          <table:table-cell office:value-type="float" office:value="2649">
            <text:p>2649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52">
            <text:p>352</text:p>
          </table:table-cell>
          <table:table-cell office:value-type="time" office:time-value="PT10H54M34.305S">
            <text:p>10:54:34.31</text:p>
          </table:table-cell>
          <table:table-cell office:value-type="string">
            <text:p>TC0001_PlannerA 1-22</text:p>
          </table:table-cell>
          <table:table-cell office:value-type="string">
            <text:p>/home</text:p>
          </table:table-cell>
          <table:table-cell office:value-type="float" office:value="2463">
            <text:p>2463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53">
            <text:p>353</text:p>
          </table:table-cell>
          <table:table-cell office:value-type="time" office:time-value="PT10H54M34.317S">
            <text:p>10:54:34.32</text:p>
          </table:table-cell>
          <table:table-cell office:value-type="string">
            <text:p>TC0003_PlannerC 3-20</text:p>
          </table:table-cell>
          <table:table-cell office:value-type="string">
            <text:p>/home</text:p>
          </table:table-cell>
          <table:table-cell office:value-type="float" office:value="2475">
            <text:p>2475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54">
            <text:p>354</text:p>
          </table:table-cell>
          <table:table-cell office:value-type="time" office:time-value="PT10H54M35.346S">
            <text:p>10:54:35.35</text:p>
          </table:table-cell>
          <table:table-cell office:value-type="string">
            <text:p>TC0002_PlannerB 2-6</text:p>
          </table:table-cell>
          <table:table-cell office:value-type="string">
            <text:p>/home</text:p>
          </table:table-cell>
          <table:table-cell office:value-type="float" office:value="2146">
            <text:p>2146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55">
            <text:p>355</text:p>
          </table:table-cell>
          <table:table-cell office:value-type="time" office:time-value="PT10H54M35.401S">
            <text:p>10:54:35.40</text:p>
          </table:table-cell>
          <table:table-cell office:value-type="string">
            <text:p>TC0001_PlannerA 1-20</text:p>
          </table:table-cell>
          <table:table-cell office:value-type="string">
            <text:p>/;jsessionid=lh1vm01a5fzp13wv1peqjmq0f</text:p>
          </table:table-cell>
          <table:table-cell office:value-type="float" office:value="2104">
            <text:p>2104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56">
            <text:p>356</text:p>
          </table:table-cell>
          <table:table-cell office:value-type="time" office:time-value="PT10H54M35.358S">
            <text:p>10:54:35.36</text:p>
          </table:table-cell>
          <table:table-cell office:value-type="string">
            <text:p>TC0002_PlannerB 2-19</text:p>
          </table:table-cell>
          <table:table-cell office:value-type="string">
            <text:p>/home</text:p>
          </table:table-cell>
          <table:table-cell office:value-type="float" office:value="2175">
            <text:p>2175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57">
            <text:p>357</text:p>
          </table:table-cell>
          <table:table-cell office:value-type="time" office:time-value="PT10H54M35.306S">
            <text:p>10:54:35.31</text:p>
          </table:table-cell>
          <table:table-cell office:value-type="string">
            <text:p>TC0003_PlannerC 3-4</text:p>
          </table:table-cell>
          <table:table-cell office:value-type="string">
            <text:p>/home</text:p>
          </table:table-cell>
          <table:table-cell office:value-type="float" office:value="2410">
            <text:p>2410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58">
            <text:p>358</text:p>
          </table:table-cell>
          <table:table-cell office:value-type="time" office:time-value="PT10H54M30.424S">
            <text:p>10:54:30.42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7314">
            <text:p>7314</text:p>
          </table:table-cell>
          <table:table-cell office:value-type="string">
            <text:p>Success</text:p>
          </table:table-cell>
          <table:table-cell office:value-type="float" office:value="136974">
            <text:p>136974</text:p>
          </table:table-cell>
          <table:table-cell table:number-columns-repeated="1017"/>
        </table:table-row>
        <table:table-row table:style-name="ro1">
          <table:table-cell office:value-type="float" office:value="359">
            <text:p>359</text:p>
          </table:table-cell>
          <table:table-cell office:value-type="time" office:time-value="PT10H54M31.723S">
            <text:p>10:54:31.72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6031">
            <text:p>6031</text:p>
          </table:table-cell>
          <table:table-cell office:value-type="string">
            <text:p>Success</text:p>
          </table:table-cell>
          <table:table-cell office:value-type="float" office:value="136988">
            <text:p>136988</text:p>
          </table:table-cell>
          <table:table-cell table:number-columns-repeated="1017"/>
        </table:table-row>
        <table:table-row table:style-name="ro1">
          <table:table-cell office:value-type="float" office:value="360">
            <text:p>360</text:p>
          </table:table-cell>
          <table:table-cell office:value-type="time" office:time-value="PT10H54M34.824S">
            <text:p>10:54:34.82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2942">
            <text:p>2942</text:p>
          </table:table-cell>
          <table:table-cell office:value-type="string">
            <text:p>Success</text:p>
          </table:table-cell>
          <table:table-cell office:value-type="float" office:value="136988">
            <text:p>136988</text:p>
          </table:table-cell>
          <table:table-cell table:number-columns-repeated="1017"/>
        </table:table-row>
        <table:table-row table:style-name="ro1">
          <table:table-cell office:value-type="float" office:value="361">
            <text:p>361</text:p>
          </table:table-cell>
          <table:table-cell office:value-type="time" office:time-value="PT10H54M31.538S">
            <text:p>10:54:31.54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6307">
            <text:p>6307</text:p>
          </table:table-cell>
          <table:table-cell office:value-type="string">
            <text:p>Success</text:p>
          </table:table-cell>
          <table:table-cell office:value-type="float" office:value="136974">
            <text:p>136974</text:p>
          </table:table-cell>
          <table:table-cell table:number-columns-repeated="1017"/>
        </table:table-row>
        <table:table-row table:style-name="ro1">
          <table:table-cell office:value-type="float" office:value="362">
            <text:p>362</text:p>
          </table:table-cell>
          <table:table-cell office:value-type="time" office:time-value="PT10H54M35.26S">
            <text:p>10:54:35.26</text:p>
          </table:table-cell>
          <table:table-cell office:value-type="string">
            <text:p>TC0003_PlannerC 3-3</text:p>
          </table:table-cell>
          <table:table-cell office:value-type="string">
            <text:p>/home</text:p>
          </table:table-cell>
          <table:table-cell office:value-type="float" office:value="2629">
            <text:p>2629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63">
            <text:p>363</text:p>
          </table:table-cell>
          <table:table-cell office:value-type="time" office:time-value="PT10H54M33.073S">
            <text:p>10:54:33.07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4853">
            <text:p>4853</text:p>
          </table:table-cell>
          <table:table-cell office:value-type="string">
            <text:p>Success</text:p>
          </table:table-cell>
          <table:table-cell office:value-type="float" office:value="136974">
            <text:p>136974</text:p>
          </table:table-cell>
          <table:table-cell table:number-columns-repeated="1017"/>
        </table:table-row>
        <table:table-row table:style-name="ro1">
          <table:table-cell office:value-type="float" office:value="364">
            <text:p>364</text:p>
          </table:table-cell>
          <table:table-cell office:value-type="time" office:time-value="PT10H54M33.525S">
            <text:p>10:54:33.53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4402">
            <text:p>4402</text:p>
          </table:table-cell>
          <table:table-cell office:value-type="string">
            <text:p>Success</text:p>
          </table:table-cell>
          <table:table-cell office:value-type="float" office:value="136988">
            <text:p>136988</text:p>
          </table:table-cell>
          <table:table-cell table:number-columns-repeated="1017"/>
        </table:table-row>
        <table:table-row table:style-name="ro1">
          <table:table-cell office:value-type="float" office:value="365">
            <text:p>365</text:p>
          </table:table-cell>
          <table:table-cell office:value-type="time" office:time-value="PT10H54M37.506S">
            <text:p>10:54:37.51</text:p>
          </table:table-cell>
          <table:table-cell office:value-type="string">
            <text:p>TC0001_PlannerA 1-20</text:p>
          </table:table-cell>
          <table:table-cell office:value-type="string">
            <text:p>/home</text:p>
          </table:table-cell>
          <table:table-cell office:value-type="float" office:value="426">
            <text:p>426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66">
            <text:p>366</text:p>
          </table:table-cell>
          <table:table-cell office:value-type="time" office:time-value="PT10H54M35.27S">
            <text:p>10:54:35.27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667">
            <text:p>2667</text:p>
          </table:table-cell>
          <table:table-cell office:value-type="string">
            <text:p>Success</text:p>
          </table:table-cell>
          <table:table-cell office:value-type="float" office:value="136988">
            <text:p>136988</text:p>
          </table:table-cell>
          <table:table-cell table:number-columns-repeated="1017"/>
        </table:table-row>
        <table:table-row table:style-name="ro1">
          <table:table-cell office:value-type="float" office:value="367">
            <text:p>367</text:p>
          </table:table-cell>
          <table:table-cell office:value-type="time" office:time-value="PT10H54M30.631S">
            <text:p>10:54:30.63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7321">
            <text:p>7321</text:p>
          </table:table-cell>
          <table:table-cell office:value-type="string">
            <text:p>Success</text:p>
          </table:table-cell>
          <table:table-cell office:value-type="float" office:value="137714">
            <text:p>137714</text:p>
          </table:table-cell>
          <table:table-cell table:number-columns-repeated="1017"/>
        </table:table-row>
        <table:table-row table:style-name="ro1">
          <table:table-cell office:value-type="float" office:value="368">
            <text:p>368</text:p>
          </table:table-cell>
          <table:table-cell office:value-type="time" office:time-value="PT10H54M35.282S">
            <text:p>10:54:35.28</text:p>
          </table:table-cell>
          <table:table-cell office:value-type="string">
            <text:p>TC0001_PlannerA 1-7</text:p>
          </table:table-cell>
          <table:table-cell office:value-type="string">
            <text:p>/home</text:p>
          </table:table-cell>
          <table:table-cell office:value-type="float" office:value="2713">
            <text:p>2713</text:p>
          </table:table-cell>
          <table:table-cell office:value-type="string">
            <text:p>Success</text:p>
          </table:table-cell>
          <table:table-cell office:value-type="float" office:value="26001">
            <text:p>26001</text:p>
          </table:table-cell>
          <table:table-cell table:number-columns-repeated="1017"/>
        </table:table-row>
        <table:table-row table:style-name="ro1">
          <table:table-cell office:value-type="float" office:value="369">
            <text:p>369</text:p>
          </table:table-cell>
          <table:table-cell office:value-type="time" office:time-value="PT10H54M36.705S">
            <text:p>10:54:36.71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289">
            <text:p>1289</text:p>
          </table:table-cell>
          <table:table-cell office:value-type="string">
            <text:p>Success</text:p>
          </table:table-cell>
          <table:table-cell office:value-type="float" office:value="136988">
            <text:p>136988</text:p>
          </table:table-cell>
          <table:table-cell table:number-columns-repeated="1017"/>
        </table:table-row>
        <table:table-row table:style-name="ro1">
          <table:table-cell office:value-type="float" office:value="370">
            <text:p>370</text:p>
          </table:table-cell>
          <table:table-cell office:value-type="time" office:time-value="PT10H54M36.213S">
            <text:p>10:54:36.21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807">
            <text:p>1807</text:p>
          </table:table-cell>
          <table:table-cell office:value-type="string">
            <text:p>Success</text:p>
          </table:table-cell>
          <table:table-cell office:value-type="float" office:value="137024">
            <text:p>137024</text:p>
          </table:table-cell>
          <table:table-cell table:number-columns-repeated="1017"/>
        </table:table-row>
        <table:table-row table:style-name="ro1">
          <table:table-cell office:value-type="float" office:value="371">
            <text:p>371</text:p>
          </table:table-cell>
          <table:table-cell office:value-type="time" office:time-value="PT10H54M34.773S">
            <text:p>10:54:34.77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3255">
            <text:p>3255</text:p>
          </table:table-cell>
          <table:table-cell office:value-type="string">
            <text:p>Success</text:p>
          </table:table-cell>
          <table:table-cell office:value-type="float" office:value="137024">
            <text:p>137024</text:p>
          </table:table-cell>
          <table:table-cell table:number-columns-repeated="1017"/>
        </table:table-row>
        <table:table-row table:style-name="ro1">
          <table:table-cell office:value-type="float" office:value="372">
            <text:p>372</text:p>
          </table:table-cell>
          <table:table-cell office:value-type="time" office:time-value="PT10H54M35.319S">
            <text:p>10:54:35.32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2735">
            <text:p>2735</text:p>
          </table:table-cell>
          <table:table-cell office:value-type="string">
            <text:p>Success</text:p>
          </table:table-cell>
          <table:table-cell office:value-type="float" office:value="136988">
            <text:p>136988</text:p>
          </table:table-cell>
          <table:table-cell table:number-columns-repeated="1017"/>
        </table:table-row>
        <table:table-row table:style-name="ro1">
          <table:table-cell office:value-type="float" office:value="373">
            <text:p>373</text:p>
          </table:table-cell>
          <table:table-cell office:value-type="time" office:time-value="PT10H54M35.19S">
            <text:p>10:54:35.19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2887">
            <text:p>2887</text:p>
          </table:table-cell>
          <table:table-cell office:value-type="string">
            <text:p>Success</text:p>
          </table:table-cell>
          <table:table-cell office:value-type="float" office:value="136988">
            <text:p>136988</text:p>
          </table:table-cell>
          <table:table-cell table:number-columns-repeated="1017"/>
        </table:table-row>
        <table:table-row table:style-name="ro1">
          <table:table-cell office:value-type="float" office:value="374">
            <text:p>374</text:p>
          </table:table-cell>
          <table:table-cell office:value-type="time" office:time-value="PT10H54M34.67S">
            <text:p>10:54:34.67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3412">
            <text:p>3412</text:p>
          </table:table-cell>
          <table:table-cell office:value-type="string">
            <text:p>Success</text:p>
          </table:table-cell>
          <table:table-cell office:value-type="float" office:value="137024">
            <text:p>137024</text:p>
          </table:table-cell>
          <table:table-cell table:number-columns-repeated="1017"/>
        </table:table-row>
        <table:table-row table:style-name="ro1">
          <table:table-cell office:value-type="float" office:value="375">
            <text:p>375</text:p>
          </table:table-cell>
          <table:table-cell office:value-type="time" office:time-value="PT10H54M31.837S">
            <text:p>10:54:31.84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6253">
            <text:p>6253</text:p>
          </table:table-cell>
          <table:table-cell office:value-type="string">
            <text:p>Success</text:p>
          </table:table-cell>
          <table:table-cell office:value-type="float" office:value="136988">
            <text:p>136988</text:p>
          </table:table-cell>
          <table:table-cell table:number-columns-repeated="1017"/>
        </table:table-row>
        <table:table-row table:style-name="ro1">
          <table:table-cell office:value-type="float" office:value="376">
            <text:p>376</text:p>
          </table:table-cell>
          <table:table-cell office:value-type="time" office:time-value="PT10H54M31.502S">
            <text:p>10:54:31.50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6683">
            <text:p>6683</text:p>
          </table:table-cell>
          <table:table-cell office:value-type="string">
            <text:p>Success</text:p>
          </table:table-cell>
          <table:table-cell office:value-type="float" office:value="136974">
            <text:p>136974</text:p>
          </table:table-cell>
          <table:table-cell table:number-columns-repeated="1017"/>
        </table:table-row>
        <table:table-row table:style-name="ro1">
          <table:table-cell office:value-type="float" office:value="377">
            <text:p>377</text:p>
          </table:table-cell>
          <table:table-cell office:value-type="time" office:time-value="PT10H54M31.673S">
            <text:p>10:54:31.67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6523">
            <text:p>6523</text:p>
          </table:table-cell>
          <table:table-cell office:value-type="string">
            <text:p>Success</text:p>
          </table:table-cell>
          <table:table-cell office:value-type="float" office:value="136988">
            <text:p>136988</text:p>
          </table:table-cell>
          <table:table-cell table:number-columns-repeated="1017"/>
        </table:table-row>
        <table:table-row table:style-name="ro1">
          <table:table-cell office:value-type="float" office:value="378">
            <text:p>378</text:p>
          </table:table-cell>
          <table:table-cell office:value-type="time" office:time-value="PT10H54M29.554S">
            <text:p>10:54:29.55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8662">
            <text:p>8662</text:p>
          </table:table-cell>
          <table:table-cell office:value-type="string">
            <text:p>Success</text:p>
          </table:table-cell>
          <table:table-cell office:value-type="float" office:value="136974">
            <text:p>136974</text:p>
          </table:table-cell>
          <table:table-cell table:number-columns-repeated="1017"/>
        </table:table-row>
        <table:table-row table:style-name="ro1">
          <table:table-cell office:value-type="float" office:value="379">
            <text:p>379</text:p>
          </table:table-cell>
          <table:table-cell office:value-type="time" office:time-value="PT10H54M35.294S">
            <text:p>10:54:35.29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947">
            <text:p>2947</text:p>
          </table:table-cell>
          <table:table-cell office:value-type="string">
            <text:p>Success</text:p>
          </table:table-cell>
          <table:table-cell office:value-type="float" office:value="136988">
            <text:p>136988</text:p>
          </table:table-cell>
          <table:table-cell table:number-columns-repeated="1017"/>
        </table:table-row>
        <table:table-row table:style-name="ro1">
          <table:table-cell office:value-type="float" office:value="380">
            <text:p>380</text:p>
          </table:table-cell>
          <table:table-cell office:value-type="time" office:time-value="PT10H54M34.747S">
            <text:p>10:54:34.75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3503">
            <text:p>3503</text:p>
          </table:table-cell>
          <table:table-cell office:value-type="string">
            <text:p>Success</text:p>
          </table:table-cell>
          <table:table-cell office:value-type="float" office:value="136988">
            <text:p>136988</text:p>
          </table:table-cell>
          <table:table-cell table:number-columns-repeated="1017"/>
        </table:table-row>
        <table:table-row table:style-name="ro1">
          <table:table-cell office:value-type="float" office:value="381">
            <text:p>381</text:p>
          </table:table-cell>
          <table:table-cell office:value-type="time" office:time-value="PT10H54M33.43S">
            <text:p>10:54:33.43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4884">
            <text:p>4884</text:p>
          </table:table-cell>
          <table:table-cell office:value-type="string">
            <text:p>Success</text:p>
          </table:table-cell>
          <table:table-cell office:value-type="float" office:value="136988">
            <text:p>136988</text:p>
          </table:table-cell>
          <table:table-cell table:number-columns-repeated="1017"/>
        </table:table-row>
        <table:table-row table:style-name="ro1">
          <table:table-cell office:value-type="float" office:value="382">
            <text:p>382</text:p>
          </table:table-cell>
          <table:table-cell office:value-type="time" office:time-value="PT10H54M35.891S">
            <text:p>10:54:35.89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2504">
            <text:p>2504</text:p>
          </table:table-cell>
          <table:table-cell office:value-type="string">
            <text:p>Success</text:p>
          </table:table-cell>
          <table:table-cell office:value-type="float" office:value="136988">
            <text:p>136988</text:p>
          </table:table-cell>
          <table:table-cell table:number-columns-repeated="1017"/>
        </table:table-row>
        <table:table-row table:style-name="ro1">
          <table:table-cell office:value-type="float" office:value="383">
            <text:p>383</text:p>
          </table:table-cell>
          <table:table-cell office:value-type="time" office:time-value="PT10H54M35.866S">
            <text:p>10:54:35.87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2538">
            <text:p>2538</text:p>
          </table:table-cell>
          <table:table-cell office:value-type="string">
            <text:p>Success</text:p>
          </table:table-cell>
          <table:table-cell office:value-type="float" office:value="136988">
            <text:p>136988</text:p>
          </table:table-cell>
          <table:table-cell table:number-columns-repeated="1017"/>
        </table:table-row>
        <table:table-row table:style-name="ro1">
          <table:table-cell office:value-type="float" office:value="384">
            <text:p>384</text:p>
          </table:table-cell>
          <table:table-cell office:value-type="time" office:time-value="PT10H54M36.162S">
            <text:p>10:54:36.16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2259">
            <text:p>2259</text:p>
          </table:table-cell>
          <table:table-cell office:value-type="string">
            <text:p>Success</text:p>
          </table:table-cell>
          <table:table-cell office:value-type="float" office:value="137024">
            <text:p>137024</text:p>
          </table:table-cell>
          <table:table-cell table:number-columns-repeated="1017"/>
        </table:table-row>
        <table:table-row table:style-name="ro1">
          <table:table-cell office:value-type="float" office:value="385">
            <text:p>385</text:p>
          </table:table-cell>
          <table:table-cell office:value-type="time" office:time-value="PT10H54M35.238S">
            <text:p>10:54:35.24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3192">
            <text:p>3192</text:p>
          </table:table-cell>
          <table:table-cell office:value-type="string">
            <text:p>Success</text:p>
          </table:table-cell>
          <table:table-cell office:value-type="float" office:value="137024">
            <text:p>137024</text:p>
          </table:table-cell>
          <table:table-cell table:number-columns-repeated="1017"/>
        </table:table-row>
        <table:table-row table:style-name="ro1">
          <table:table-cell office:value-type="float" office:value="386">
            <text:p>386</text:p>
          </table:table-cell>
          <table:table-cell office:value-type="time" office:time-value="PT10H54M32.37S">
            <text:p>10:54:32.37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6071">
            <text:p>6071</text:p>
          </table:table-cell>
          <table:table-cell office:value-type="string">
            <text:p>Success</text:p>
          </table:table-cell>
          <table:table-cell office:value-type="float" office:value="136988">
            <text:p>136988</text:p>
          </table:table-cell>
          <table:table-cell table:number-columns-repeated="1017"/>
        </table:table-row>
        <table:table-row table:style-name="ro1">
          <table:table-cell office:value-type="float" office:value="387">
            <text:p>387</text:p>
          </table:table-cell>
          <table:table-cell office:value-type="time" office:time-value="PT10H54M35.434S">
            <text:p>10:54:35.43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3038">
            <text:p>3038</text:p>
          </table:table-cell>
          <table:table-cell office:value-type="string">
            <text:p>Success</text:p>
          </table:table-cell>
          <table:table-cell office:value-type="float" office:value="136988">
            <text:p>136988</text:p>
          </table:table-cell>
          <table:table-cell table:number-columns-repeated="1017"/>
        </table:table-row>
        <table:table-row table:style-name="ro1">
          <table:table-cell office:value-type="float" office:value="388">
            <text:p>388</text:p>
          </table:table-cell>
          <table:table-cell office:value-type="time" office:time-value="PT10H54M31.857S">
            <text:p>10:54:31.86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6632">
            <text:p>6632</text:p>
          </table:table-cell>
          <table:table-cell office:value-type="string">
            <text:p>Success</text:p>
          </table:table-cell>
          <table:table-cell office:value-type="float" office:value="136988">
            <text:p>136988</text:p>
          </table:table-cell>
          <table:table-cell table:number-columns-repeated="1017"/>
        </table:table-row>
        <table:table-row table:style-name="ro1">
          <table:table-cell office:value-type="float" office:value="389">
            <text:p>389</text:p>
          </table:table-cell>
          <table:table-cell office:value-type="time" office:time-value="PT10H54M31.609S">
            <text:p>10:54:31.61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6883">
            <text:p>6883</text:p>
          </table:table-cell>
          <table:table-cell office:value-type="string">
            <text:p>Success</text:p>
          </table:table-cell>
          <table:table-cell office:value-type="float" office:value="136988">
            <text:p>136988</text:p>
          </table:table-cell>
          <table:table-cell table:number-columns-repeated="1017"/>
        </table:table-row>
        <table:table-row table:style-name="ro1">
          <table:table-cell office:value-type="float" office:value="390">
            <text:p>390</text:p>
          </table:table-cell>
          <table:table-cell office:value-type="time" office:time-value="PT10H54M29.74S">
            <text:p>10:54:29.74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8755">
            <text:p>8755</text:p>
          </table:table-cell>
          <table:table-cell office:value-type="string">
            <text:p>Success</text:p>
          </table:table-cell>
          <table:table-cell office:value-type="float" office:value="136974">
            <text:p>136974</text:p>
          </table:table-cell>
          <table:table-cell table:number-columns-repeated="1017"/>
        </table:table-row>
        <table:table-row table:style-name="ro1">
          <table:table-cell office:value-type="float" office:value="391">
            <text:p>391</text:p>
          </table:table-cell>
          <table:table-cell office:value-type="time" office:time-value="PT10H54M37.717S">
            <text:p>10:54:37.72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805">
            <text:p>805</text:p>
          </table:table-cell>
          <table:table-cell office:value-type="string">
            <text:p>Success</text:p>
          </table:table-cell>
          <table:table-cell office:value-type="float" office:value="137024">
            <text:p>137024</text:p>
          </table:table-cell>
          <table:table-cell table:number-columns-repeated="1017"/>
        </table:table-row>
        <table:table-row table:style-name="ro1">
          <table:table-cell office:value-type="float" office:value="392">
            <text:p>392</text:p>
          </table:table-cell>
          <table:table-cell office:value-type="time" office:time-value="PT10H54M34.45S">
            <text:p>10:54:34.45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4078">
            <text:p>4078</text:p>
          </table:table-cell>
          <table:table-cell office:value-type="string">
            <text:p>Success</text:p>
          </table:table-cell>
          <table:table-cell office:value-type="float" office:value="137024">
            <text:p>137024</text:p>
          </table:table-cell>
          <table:table-cell table:number-columns-repeated="1017"/>
        </table:table-row>
        <table:table-row table:style-name="ro1">
          <table:table-cell office:value-type="float" office:value="393">
            <text:p>393</text:p>
          </table:table-cell>
          <table:table-cell office:value-type="time" office:time-value="PT10H54M36.718S">
            <text:p>10:54:36.72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818">
            <text:p>1818</text:p>
          </table:table-cell>
          <table:table-cell office:value-type="string">
            <text:p>Success</text:p>
          </table:table-cell>
          <table:table-cell office:value-type="float" office:value="137024">
            <text:p>137024</text:p>
          </table:table-cell>
          <table:table-cell table:number-columns-repeated="1017"/>
        </table:table-row>
        <table:table-row table:style-name="ro1">
          <table:table-cell office:value-type="float" office:value="394">
            <text:p>394</text:p>
          </table:table-cell>
          <table:table-cell office:value-type="time" office:time-value="PT10H54M35.203S">
            <text:p>10:54:35.20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337">
            <text:p>3337</text:p>
          </table:table-cell>
          <table:table-cell office:value-type="string">
            <text:p>Success</text:p>
          </table:table-cell>
          <table:table-cell office:value-type="float" office:value="136988">
            <text:p>136988</text:p>
          </table:table-cell>
          <table:table-cell table:number-columns-repeated="1017"/>
        </table:table-row>
        <table:table-row table:style-name="ro1">
          <table:table-cell office:value-type="float" office:value="395">
            <text:p>395</text:p>
          </table:table-cell>
          <table:table-cell office:value-type="time" office:time-value="PT10H54M35.166S">
            <text:p>10:54:35.17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3381">
            <text:p>3381</text:p>
          </table:table-cell>
          <table:table-cell office:value-type="string">
            <text:p>Success</text:p>
          </table:table-cell>
          <table:table-cell office:value-type="float" office:value="136988">
            <text:p>136988</text:p>
          </table:table-cell>
          <table:table-cell table:number-columns-repeated="1017"/>
        </table:table-row>
        <table:table-row table:style-name="ro1">
          <table:table-cell office:value-type="float" office:value="396">
            <text:p>396</text:p>
          </table:table-cell>
          <table:table-cell office:value-type="time" office:time-value="PT10H54M36.434S">
            <text:p>10:54:36.43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2121">
            <text:p>2121</text:p>
          </table:table-cell>
          <table:table-cell office:value-type="string">
            <text:p>Success</text:p>
          </table:table-cell>
          <table:table-cell office:value-type="float" office:value="137024">
            <text:p>137024</text:p>
          </table:table-cell>
          <table:table-cell table:number-columns-repeated="1017"/>
        </table:table-row>
        <table:table-row table:style-name="ro1">
          <table:table-cell office:value-type="float" office:value="397">
            <text:p>397</text:p>
          </table:table-cell>
          <table:table-cell office:value-type="time" office:time-value="PT10H54M34.329S">
            <text:p>10:54:34.33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4239">
            <text:p>4239</text:p>
          </table:table-cell>
          <table:table-cell office:value-type="string">
            <text:p>Success</text:p>
          </table:table-cell>
          <table:table-cell office:value-type="float" office:value="137024">
            <text:p>137024</text:p>
          </table:table-cell>
          <table:table-cell table:number-columns-repeated="1017"/>
        </table:table-row>
        <table:table-row table:style-name="ro1">
          <table:table-cell office:value-type="float" office:value="398">
            <text:p>398</text:p>
          </table:table-cell>
          <table:table-cell office:value-type="time" office:time-value="PT10H54M36.454S">
            <text:p>10:54:36.45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2124">
            <text:p>2124</text:p>
          </table:table-cell>
          <table:table-cell office:value-type="string">
            <text:p>Success</text:p>
          </table:table-cell>
          <table:table-cell office:value-type="float" office:value="137024">
            <text:p>137024</text:p>
          </table:table-cell>
          <table:table-cell table:number-columns-repeated="1017"/>
        </table:table-row>
        <table:table-row table:style-name="ro1">
          <table:table-cell office:value-type="float" office:value="399">
            <text:p>399</text:p>
          </table:table-cell>
          <table:table-cell office:value-type="time" office:time-value="PT10H54M36.394S">
            <text:p>10:54:36.39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2258">
            <text:p>2258</text:p>
          </table:table-cell>
          <table:table-cell office:value-type="string">
            <text:p>Success</text:p>
          </table:table-cell>
          <table:table-cell office:value-type="float" office:value="136988">
            <text:p>136988</text:p>
          </table:table-cell>
          <table:table-cell table:number-columns-repeated="1017"/>
        </table:table-row>
        <table:table-row table:style-name="ro1">
          <table:table-cell office:value-type="float" office:value="400">
            <text:p>400</text:p>
          </table:table-cell>
          <table:table-cell office:value-type="time" office:time-value="PT10H54M35.989S">
            <text:p>10:54:35.99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2675">
            <text:p>2675</text:p>
          </table:table-cell>
          <table:table-cell office:value-type="string">
            <text:p>Success</text:p>
          </table:table-cell>
          <table:table-cell office:value-type="float" office:value="137024">
            <text:p>137024</text:p>
          </table:table-cell>
          <table:table-cell table:number-columns-repeated="1017"/>
        </table:table-row>
        <table:table-row table:style-name="ro1">
          <table:table-cell office:value-type="float" office:value="401">
            <text:p>401</text:p>
          </table:table-cell>
          <table:table-cell office:value-type="time" office:time-value="PT10H54M34.758S">
            <text:p>10:54:34.76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4617">
            <text:p>4617</text:p>
          </table:table-cell>
          <table:table-cell office:value-type="string">
            <text:p>Success</text:p>
          </table:table-cell>
          <table:table-cell office:value-type="float" office:value="138499">
            <text:p>138499</text:p>
          </table:table-cell>
          <table:table-cell table:number-columns-repeated="1017"/>
        </table:table-row>
        <table:table-row table:style-name="ro1">
          <table:table-cell office:value-type="float" office:value="402">
            <text:p>402</text:p>
          </table:table-cell>
          <table:table-cell office:value-type="time" office:time-value="PT10H54M36.281S">
            <text:p>10:54:36.28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3109">
            <text:p>3109</text:p>
          </table:table-cell>
          <table:table-cell office:value-type="string">
            <text:p>Success</text:p>
          </table:table-cell>
          <table:table-cell office:value-type="float" office:value="138501">
            <text:p>138501</text:p>
          </table:table-cell>
          <table:table-cell table:number-columns-repeated="1017"/>
        </table:table-row>
        <table:table-row table:style-name="ro1">
          <table:table-cell office:value-type="float" office:value="403">
            <text:p>403</text:p>
          </table:table-cell>
          <table:table-cell office:value-type="time" office:time-value="PT10H54M35.249S">
            <text:p>10:54:35.25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4194">
            <text:p>4194</text:p>
          </table:table-cell>
          <table:table-cell office:value-type="string">
            <text:p>Success</text:p>
          </table:table-cell>
          <table:table-cell office:value-type="float" office:value="138530">
            <text:p>138530</text:p>
          </table:table-cell>
          <table:table-cell table:number-columns-repeated="1017"/>
        </table:table-row>
        <table:table-row table:style-name="ro1">
          <table:table-cell office:value-type="float" office:value="404">
            <text:p>404</text:p>
          </table:table-cell>
          <table:table-cell office:value-type="time" office:time-value="PT10H54M35.133S">
            <text:p>10:54:35.13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4329">
            <text:p>4329</text:p>
          </table:table-cell>
          <table:table-cell office:value-type="string">
            <text:p>Success</text:p>
          </table:table-cell>
          <table:table-cell office:value-type="float" office:value="138504">
            <text:p>138504</text:p>
          </table:table-cell>
          <table:table-cell table:number-columns-repeated="1017"/>
        </table:table-row>
        <table:table-row table:style-name="ro1">
          <table:table-cell office:value-type="float" office:value="405">
            <text:p>405</text:p>
          </table:table-cell>
          <table:table-cell office:value-type="time" office:time-value="PT10H54M35.178S">
            <text:p>10:54:35.18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4342">
            <text:p>4342</text:p>
          </table:table-cell>
          <table:table-cell office:value-type="string">
            <text:p>Success</text:p>
          </table:table-cell>
          <table:table-cell office:value-type="float" office:value="138502">
            <text:p>138502</text:p>
          </table:table-cell>
          <table:table-cell table:number-columns-repeated="1017"/>
        </table:table-row>
        <table:table-row table:style-name="ro1">
          <table:table-cell office:value-type="float" office:value="406">
            <text:p>406</text:p>
          </table:table-cell>
          <table:table-cell office:value-type="time" office:time-value="PT10H54M34.957S">
            <text:p>10:54:34.96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4618">
            <text:p>4618</text:p>
          </table:table-cell>
          <table:table-cell office:value-type="string">
            <text:p>Success</text:p>
          </table:table-cell>
          <table:table-cell office:value-type="float" office:value="138504">
            <text:p>138504</text:p>
          </table:table-cell>
          <table:table-cell table:number-columns-repeated="1017"/>
        </table:table-row>
        <table:table-row table:style-name="ro1">
          <table:table-cell office:value-type="float" office:value="407">
            <text:p>407</text:p>
          </table:table-cell>
          <table:table-cell office:value-type="time" office:time-value="PT10H54M34.779S">
            <text:p>10:54:34.78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4842">
            <text:p>4842</text:p>
          </table:table-cell>
          <table:table-cell office:value-type="string">
            <text:p>Success</text:p>
          </table:table-cell>
          <table:table-cell office:value-type="float" office:value="139264">
            <text:p>139264</text:p>
          </table:table-cell>
          <table:table-cell table:number-columns-repeated="1017"/>
        </table:table-row>
        <table:table-row table:style-name="ro1">
          <table:table-cell office:value-type="float" office:value="408">
            <text:p>408</text:p>
          </table:table-cell>
          <table:table-cell office:value-type="time" office:time-value="PT10H54M34.805S">
            <text:p>10:54:34.81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4849">
            <text:p>4849</text:p>
          </table:table-cell>
          <table:table-cell office:value-type="string">
            <text:p>Success</text:p>
          </table:table-cell>
          <table:table-cell office:value-type="float" office:value="139264">
            <text:p>139264</text:p>
          </table:table-cell>
          <table:table-cell table:number-columns-repeated="1017"/>
        </table:table-row>
        <table:table-row table:style-name="ro1">
          <table:table-cell office:value-type="float" office:value="409">
            <text:p>409</text:p>
          </table:table-cell>
          <table:table-cell office:value-type="time" office:time-value="PT10H54M36.483S">
            <text:p>10:54:36.48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3195">
            <text:p>3195</text:p>
          </table:table-cell>
          <table:table-cell office:value-type="string">
            <text:p>Success</text:p>
          </table:table-cell>
          <table:table-cell office:value-type="float" office:value="138531">
            <text:p>138531</text:p>
          </table:table-cell>
          <table:table-cell table:number-columns-repeated="1017"/>
        </table:table-row>
        <table:table-row table:style-name="ro1">
          <table:table-cell office:value-type="float" office:value="410">
            <text:p>410</text:p>
          </table:table-cell>
          <table:table-cell office:value-type="time" office:time-value="PT10H54M36.575S">
            <text:p>10:54:36.58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3643">
            <text:p>3643</text:p>
          </table:table-cell>
          <table:table-cell office:value-type="string">
            <text:p>Success</text:p>
          </table:table-cell>
          <table:table-cell office:value-type="float" office:value="140207">
            <text:p>140207</text:p>
          </table:table-cell>
          <table:table-cell table:number-columns-repeated="1017"/>
        </table:table-row>
        <table:table-row table:style-name="ro1">
          <table:table-cell office:value-type="float" office:value="411">
            <text:p>411</text:p>
          </table:table-cell>
          <table:table-cell office:value-type="time" office:time-value="PT10H54M38.252S">
            <text:p>10:54:38.25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005">
            <text:p>2005</text:p>
          </table:table-cell>
          <table:table-cell office:value-type="string">
            <text:p>Success</text:p>
          </table:table-cell>
          <table:table-cell office:value-type="float" office:value="68936">
            <text:p>68936</text:p>
          </table:table-cell>
          <table:table-cell table:number-columns-repeated="1017"/>
        </table:table-row>
        <table:table-row table:style-name="ro1">
          <table:table-cell office:value-type="float" office:value="412">
            <text:p>412</text:p>
          </table:table-cell>
          <table:table-cell office:value-type="time" office:time-value="PT10H54M39.464S">
            <text:p>10:54:39.46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816">
            <text:p>81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13">
            <text:p>413</text:p>
          </table:table-cell>
          <table:table-cell office:value-type="time" office:time-value="PT10H54M34.79S">
            <text:p>10:54:34.79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5506">
            <text:p>5506</text:p>
          </table:table-cell>
          <table:table-cell office:value-type="string">
            <text:p>Success</text:p>
          </table:table-cell>
          <table:table-cell office:value-type="float" office:value="139589">
            <text:p>139589</text:p>
          </table:table-cell>
          <table:table-cell table:number-columns-repeated="1017"/>
        </table:table-row>
        <table:table-row table:style-name="ro1">
          <table:table-cell office:value-type="float" office:value="414">
            <text:p>414</text:p>
          </table:table-cell>
          <table:table-cell office:value-type="time" office:time-value="PT10H54M38.423S">
            <text:p>10:54:38.42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1885">
            <text:p>188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15">
            <text:p>415</text:p>
          </table:table-cell>
          <table:table-cell office:value-type="time" office:time-value="PT10H54M39.623S">
            <text:p>10:54:39.62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713">
            <text:p>71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16">
            <text:p>416</text:p>
          </table:table-cell>
          <table:table-cell office:value-type="time" office:time-value="PT10H54M38.55S">
            <text:p>10:54:38.55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804">
            <text:p>180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17">
            <text:p>417</text:p>
          </table:table-cell>
          <table:table-cell office:value-type="time" office:time-value="PT10H54M38.538S">
            <text:p>10:54:38.54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823">
            <text:p>1823</text:p>
          </table:table-cell>
          <table:table-cell office:value-type="string">
            <text:p>Success</text:p>
          </table:table-cell>
          <table:table-cell office:value-type="float" office:value="68936">
            <text:p>68936</text:p>
          </table:table-cell>
          <table:table-cell table:number-columns-repeated="1017"/>
        </table:table-row>
        <table:table-row table:style-name="ro1">
          <table:table-cell office:value-type="float" office:value="418">
            <text:p>418</text:p>
          </table:table-cell>
          <table:table-cell office:value-type="time" office:time-value="PT10H54M35.213S">
            <text:p>10:54:35.21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5178">
            <text:p>5178</text:p>
          </table:table-cell>
          <table:table-cell office:value-type="string">
            <text:p>Success</text:p>
          </table:table-cell>
          <table:table-cell office:value-type="float" office:value="138899">
            <text:p>138899</text:p>
          </table:table-cell>
          <table:table-cell table:number-columns-repeated="1017"/>
        </table:table-row>
        <table:table-row table:style-name="ro1">
          <table:table-cell office:value-type="float" office:value="419">
            <text:p>419</text:p>
          </table:table-cell>
          <table:table-cell office:value-type="time" office:time-value="PT10H54M36.006S">
            <text:p>10:54:36.01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4419">
            <text:p>4419</text:p>
          </table:table-cell>
          <table:table-cell office:value-type="string">
            <text:p>Success</text:p>
          </table:table-cell>
          <table:table-cell office:value-type="float" office:value="140250">
            <text:p>140250</text:p>
          </table:table-cell>
          <table:table-cell table:number-columns-repeated="1017"/>
        </table:table-row>
        <table:table-row table:style-name="ro1">
          <table:table-cell office:value-type="float" office:value="420">
            <text:p>420</text:p>
          </table:table-cell>
          <table:table-cell office:value-type="time" office:time-value="PT10H54M39.576S">
            <text:p>10:54:39.58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863">
            <text:p>86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21">
            <text:p>421</text:p>
          </table:table-cell>
          <table:table-cell office:value-type="time" office:time-value="PT10H54M35.157S">
            <text:p>10:54:35.16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5284">
            <text:p>5284</text:p>
          </table:table-cell>
          <table:table-cell office:value-type="string">
            <text:p>Success</text:p>
          </table:table-cell>
          <table:table-cell office:value-type="float" office:value="140250">
            <text:p>140250</text:p>
          </table:table-cell>
          <table:table-cell table:number-columns-repeated="1017"/>
        </table:table-row>
        <table:table-row table:style-name="ro1">
          <table:table-cell office:value-type="float" office:value="422">
            <text:p>422</text:p>
          </table:table-cell>
          <table:table-cell office:value-type="time" office:time-value="PT10H54M35.33S">
            <text:p>10:54:35.33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5119">
            <text:p>5119</text:p>
          </table:table-cell>
          <table:table-cell office:value-type="string">
            <text:p>Success</text:p>
          </table:table-cell>
          <table:table-cell office:value-type="float" office:value="140249">
            <text:p>140249</text:p>
          </table:table-cell>
          <table:table-cell table:number-columns-repeated="1017"/>
        </table:table-row>
        <table:table-row table:style-name="ro1">
          <table:table-cell office:value-type="float" office:value="423">
            <text:p>423</text:p>
          </table:table-cell>
          <table:table-cell office:value-type="time" office:time-value="PT10H54M37.493S">
            <text:p>10:54:37.49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2987">
            <text:p>2987</text:p>
          </table:table-cell>
          <table:table-cell office:value-type="string">
            <text:p>Success</text:p>
          </table:table-cell>
          <table:table-cell office:value-type="float" office:value="140251">
            <text:p>140251</text:p>
          </table:table-cell>
          <table:table-cell table:number-columns-repeated="1017"/>
        </table:table-row>
        <table:table-row table:style-name="ro1">
          <table:table-cell office:value-type="float" office:value="424">
            <text:p>424</text:p>
          </table:table-cell>
          <table:table-cell office:value-type="time" office:time-value="PT10H54M40.309S">
            <text:p>10:54:40.31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202">
            <text:p>202</text:p>
          </table:table-cell>
          <table:table-cell office:value-type="string">
            <text:p>Success</text:p>
          </table:table-cell>
          <table:table-cell office:value-type="float" office:value="99365">
            <text:p>99365</text:p>
          </table:table-cell>
          <table:table-cell table:number-columns-repeated="1017"/>
        </table:table-row>
        <table:table-row table:style-name="ro1">
          <table:table-cell office:value-type="float" office:value="425">
            <text:p>425</text:p>
          </table:table-cell>
          <table:table-cell office:value-type="time" office:time-value="PT10H54M40.337S">
            <text:p>10:54:40.34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90">
            <text:p>190</text:p>
          </table:table-cell>
          <table:table-cell office:value-type="string">
            <text:p>Success</text:p>
          </table:table-cell>
          <table:table-cell office:value-type="float" office:value="99366">
            <text:p>99366</text:p>
          </table:table-cell>
          <table:table-cell table:number-columns-repeated="1017"/>
        </table:table-row>
        <table:table-row table:style-name="ro1">
          <table:table-cell office:value-type="float" office:value="426">
            <text:p>426</text:p>
          </table:table-cell>
          <table:table-cell office:value-type="time" office:time-value="PT10H54M40.363S">
            <text:p>10:54:40.36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68">
            <text:p>168</text:p>
          </table:table-cell>
          <table:table-cell office:value-type="string">
            <text:p>Success</text:p>
          </table:table-cell>
          <table:table-cell office:value-type="float" office:value="99366">
            <text:p>99366</text:p>
          </table:table-cell>
          <table:table-cell table:number-columns-repeated="1017"/>
        </table:table-row>
        <table:table-row table:style-name="ro1">
          <table:table-cell office:value-type="float" office:value="427">
            <text:p>427</text:p>
          </table:table-cell>
          <table:table-cell office:value-type="time" office:time-value="PT10H54M37.534S">
            <text:p>10:54:37.53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3097">
            <text:p>3097</text:p>
          </table:table-cell>
          <table:table-cell office:value-type="string">
            <text:p>Success</text:p>
          </table:table-cell>
          <table:table-cell office:value-type="float" office:value="140345">
            <text:p>140345</text:p>
          </table:table-cell>
          <table:table-cell table:number-columns-repeated="1017"/>
        </table:table-row>
        <table:table-row table:style-name="ro1">
          <table:table-cell office:value-type="float" office:value="428">
            <text:p>428</text:p>
          </table:table-cell>
          <table:table-cell office:value-type="time" office:time-value="PT10H54M40.512S">
            <text:p>10:54:40.51</text:p>
          </table:table-cell>
          <table:table-cell office:value-type="string">
            <text:p>TC0002_PlannerB 2-24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39">
            <text:p>139</text:p>
          </table:table-cell>
          <table:table-cell office:value-type="string">
            <text:p>Success</text:p>
          </table:table-cell>
          <table:table-cell office:value-type="float" office:value="7103">
            <text:p>7103</text:p>
          </table:table-cell>
          <table:table-cell table:number-columns-repeated="1017"/>
        </table:table-row>
        <table:table-row table:style-name="ro1">
          <table:table-cell office:value-type="float" office:value="429">
            <text:p>429</text:p>
          </table:table-cell>
          <table:table-cell office:value-type="time" office:time-value="PT10H54M40.44S">
            <text:p>10:54:40.44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284">
            <text:p>284</text:p>
          </table:table-cell>
          <table:table-cell office:value-type="string">
            <text:p>Success</text:p>
          </table:table-cell>
          <table:table-cell office:value-type="float" office:value="99374">
            <text:p>99374</text:p>
          </table:table-cell>
          <table:table-cell table:number-columns-repeated="1017"/>
        </table:table-row>
        <table:table-row table:style-name="ro1">
          <table:table-cell office:value-type="float" office:value="430">
            <text:p>430</text:p>
          </table:table-cell>
          <table:table-cell office:value-type="time" office:time-value="PT10H54M40.355S">
            <text:p>10:54:40.36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419">
            <text:p>419</text:p>
          </table:table-cell>
          <table:table-cell office:value-type="string">
            <text:p>Success</text:p>
          </table:table-cell>
          <table:table-cell office:value-type="float" office:value="7103">
            <text:p>7103</text:p>
          </table:table-cell>
          <table:table-cell table:number-columns-repeated="1017"/>
        </table:table-row>
        <table:table-row table:style-name="ro1">
          <table:table-cell office:value-type="float" office:value="431">
            <text:p>431</text:p>
          </table:table-cell>
          <table:table-cell office:value-type="time" office:time-value="PT10H54M40.482S">
            <text:p>10:54:40.48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332">
            <text:p>33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32">
            <text:p>432</text:p>
          </table:table-cell>
          <table:table-cell office:value-type="time" office:time-value="PT10H54M40.281S">
            <text:p>10:54:40.28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554">
            <text:p>554</text:p>
          </table:table-cell>
          <table:table-cell office:value-type="string">
            <text:p>Success</text:p>
          </table:table-cell>
          <table:table-cell office:value-type="float" office:value="99380">
            <text:p>99380</text:p>
          </table:table-cell>
          <table:table-cell table:number-columns-repeated="1017"/>
        </table:table-row>
        <table:table-row table:style-name="ro1">
          <table:table-cell office:value-type="float" office:value="433">
            <text:p>433</text:p>
          </table:table-cell>
          <table:table-cell office:value-type="time" office:time-value="PT10H54M40.393S">
            <text:p>10:54:40.39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454">
            <text:p>45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34">
            <text:p>434</text:p>
          </table:table-cell>
          <table:table-cell office:value-type="time" office:time-value="PT10H54M40.532S">
            <text:p>10:54:40.53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407">
            <text:p>407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435">
            <text:p>435</text:p>
          </table:table-cell>
          <table:table-cell office:value-type="time" office:time-value="PT10H54M40.848S">
            <text:p>10:54:40.85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36">
            <text:p>436</text:p>
          </table:table-cell>
          <table:table-cell office:value-type="time" office:time-value="PT10H54M40.946S">
            <text:p>10:54:40.95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37">
            <text:p>437</text:p>
          </table:table-cell>
          <table:table-cell office:value-type="time" office:time-value="PT10H54M40.836S">
            <text:p>10:54:40.84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44">
            <text:p>244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438">
            <text:p>438</text:p>
          </table:table-cell>
          <table:table-cell office:value-type="time" office:time-value="PT10H54M38.198S">
            <text:p>10:54:38.20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2931">
            <text:p>2931</text:p>
          </table:table-cell>
          <table:table-cell office:value-type="string">
            <text:p>Success</text:p>
          </table:table-cell>
          <table:table-cell office:value-type="float" office:value="68936">
            <text:p>68936</text:p>
          </table:table-cell>
          <table:table-cell table:number-columns-repeated="1017"/>
        </table:table-row>
        <table:table-row table:style-name="ro1">
          <table:table-cell office:value-type="float" office:value="439">
            <text:p>439</text:p>
          </table:table-cell>
          <table:table-cell office:value-type="time" office:time-value="PT10H54M38.218S">
            <text:p>10:54:38.22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2934">
            <text:p>2934</text:p>
          </table:table-cell>
          <table:table-cell office:value-type="string">
            <text:p>Success</text:p>
          </table:table-cell>
          <table:table-cell office:value-type="float" office:value="68916">
            <text:p>68916</text:p>
          </table:table-cell>
          <table:table-cell table:number-columns-repeated="1017"/>
        </table:table-row>
        <table:table-row table:style-name="ro1">
          <table:table-cell office:value-type="float" office:value="440">
            <text:p>440</text:p>
          </table:table-cell>
          <table:table-cell office:value-type="time" office:time-value="PT10H54M38.084S">
            <text:p>10:54:38.08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3139">
            <text:p>3139</text:p>
          </table:table-cell>
          <table:table-cell office:value-type="string">
            <text:p>Success</text:p>
          </table:table-cell>
          <table:table-cell office:value-type="float" office:value="68936">
            <text:p>68936</text:p>
          </table:table-cell>
          <table:table-cell table:number-columns-repeated="1017"/>
        </table:table-row>
        <table:table-row table:style-name="ro1">
          <table:table-cell office:value-type="float" office:value="441">
            <text:p>441</text:p>
          </table:table-cell>
          <table:table-cell office:value-type="time" office:time-value="PT10H54M38.397S">
            <text:p>10:54:38.40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2834">
            <text:p>2834</text:p>
          </table:table-cell>
          <table:table-cell office:value-type="string">
            <text:p>Success</text:p>
          </table:table-cell>
          <table:table-cell office:value-type="float" office:value="69267">
            <text:p>69267</text:p>
          </table:table-cell>
          <table:table-cell table:number-columns-repeated="1017"/>
        </table:table-row>
        <table:table-row table:style-name="ro1">
          <table:table-cell office:value-type="float" office:value="442">
            <text:p>442</text:p>
          </table:table-cell>
          <table:table-cell office:value-type="time" office:time-value="PT10H54M37.767S">
            <text:p>10:54:37.77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3497">
            <text:p>3497</text:p>
          </table:table-cell>
          <table:table-cell office:value-type="string">
            <text:p>Success</text:p>
          </table:table-cell>
          <table:table-cell office:value-type="float" office:value="68603">
            <text:p>68603</text:p>
          </table:table-cell>
          <table:table-cell table:number-columns-repeated="1017"/>
        </table:table-row>
        <table:table-row table:style-name="ro1">
          <table:table-cell office:value-type="float" office:value="443">
            <text:p>443</text:p>
          </table:table-cell>
          <table:table-cell office:value-type="time" office:time-value="PT10H54M38.57S">
            <text:p>10:54:38.57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2713">
            <text:p>2713</text:p>
          </table:table-cell>
          <table:table-cell office:value-type="string">
            <text:p>Success</text:p>
          </table:table-cell>
          <table:table-cell office:value-type="float" office:value="69267">
            <text:p>69267</text:p>
          </table:table-cell>
          <table:table-cell table:number-columns-repeated="1017"/>
        </table:table-row>
        <table:table-row table:style-name="ro1">
          <table:table-cell office:value-type="float" office:value="444">
            <text:p>444</text:p>
          </table:table-cell>
          <table:table-cell office:value-type="time" office:time-value="PT10H54M36.382S">
            <text:p>10:54:36.38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4925">
            <text:p>4925</text:p>
          </table:table-cell>
          <table:table-cell office:value-type="string">
            <text:p>Success</text:p>
          </table:table-cell>
          <table:table-cell office:value-type="float" office:value="140573">
            <text:p>140573</text:p>
          </table:table-cell>
          <table:table-cell table:number-columns-repeated="1017"/>
        </table:table-row>
        <table:table-row table:style-name="ro1">
          <table:table-cell office:value-type="float" office:value="445">
            <text:p>445</text:p>
          </table:table-cell>
          <table:table-cell office:value-type="time" office:time-value="PT10H54M38.53S">
            <text:p>10:54:38.53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796">
            <text:p>2796</text:p>
          </table:table-cell>
          <table:table-cell office:value-type="string">
            <text:p>Success</text:p>
          </table:table-cell>
          <table:table-cell office:value-type="float" office:value="69245">
            <text:p>69245</text:p>
          </table:table-cell>
          <table:table-cell table:number-columns-repeated="1017"/>
        </table:table-row>
        <table:table-row table:style-name="ro1">
          <table:table-cell office:value-type="float" office:value="446">
            <text:p>446</text:p>
          </table:table-cell>
          <table:table-cell office:value-type="time" office:time-value="PT10H54M40.725S">
            <text:p>10:54:40.73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629">
            <text:p>629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447">
            <text:p>447</text:p>
          </table:table-cell>
          <table:table-cell office:value-type="time" office:time-value="PT10H54M37.939S">
            <text:p>10:54:37.94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3426">
            <text:p>3426</text:p>
          </table:table-cell>
          <table:table-cell office:value-type="string">
            <text:p>Success</text:p>
          </table:table-cell>
          <table:table-cell office:value-type="float" office:value="69241">
            <text:p>69241</text:p>
          </table:table-cell>
          <table:table-cell table:number-columns-repeated="1017"/>
        </table:table-row>
        <table:table-row table:style-name="ro1">
          <table:table-cell office:value-type="float" office:value="448">
            <text:p>448</text:p>
          </table:table-cell>
          <table:table-cell office:value-type="time" office:time-value="PT10H54M39.445S">
            <text:p>10:54:39.45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937">
            <text:p>1937</text:p>
          </table:table-cell>
          <table:table-cell office:value-type="string">
            <text:p>Success</text:p>
          </table:table-cell>
          <table:table-cell office:value-type="float" office:value="69271">
            <text:p>69271</text:p>
          </table:table-cell>
          <table:table-cell table:number-columns-repeated="1017"/>
        </table:table-row>
        <table:table-row table:style-name="ro1">
          <table:table-cell office:value-type="float" office:value="449">
            <text:p>449</text:p>
          </table:table-cell>
          <table:table-cell office:value-type="time" office:time-value="PT10H54M38.525S">
            <text:p>10:54:38.53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912">
            <text:p>2912</text:p>
          </table:table-cell>
          <table:table-cell office:value-type="string">
            <text:p>Success</text:p>
          </table:table-cell>
          <table:table-cell office:value-type="float" office:value="69267">
            <text:p>69267</text:p>
          </table:table-cell>
          <table:table-cell table:number-columns-repeated="1017"/>
        </table:table-row>
        <table:table-row table:style-name="ro1">
          <table:table-cell office:value-type="float" office:value="450">
            <text:p>450</text:p>
          </table:table-cell>
          <table:table-cell office:value-type="time" office:time-value="PT10H54M40.259S">
            <text:p>10:54:40.26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188">
            <text:p>1188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451">
            <text:p>451</text:p>
          </table:table-cell>
          <table:table-cell office:value-type="time" office:time-value="PT10H54M38.491S">
            <text:p>10:54:38.49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3030">
            <text:p>3030</text:p>
          </table:table-cell>
          <table:table-cell office:value-type="string">
            <text:p>Success</text:p>
          </table:table-cell>
          <table:table-cell office:value-type="float" office:value="69267">
            <text:p>69267</text:p>
          </table:table-cell>
          <table:table-cell table:number-columns-repeated="1017"/>
        </table:table-row>
        <table:table-row table:style-name="ro1">
          <table:table-cell office:value-type="float" office:value="452">
            <text:p>452</text:p>
          </table:table-cell>
          <table:table-cell office:value-type="time" office:time-value="PT10H54M34.57S">
            <text:p>10:54:34.57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7001">
            <text:p>7001</text:p>
          </table:table-cell>
          <table:table-cell office:value-type="string">
            <text:p>Success</text:p>
          </table:table-cell>
          <table:table-cell office:value-type="float" office:value="139223">
            <text:p>139223</text:p>
          </table:table-cell>
          <table:table-cell table:number-columns-repeated="1017"/>
        </table:table-row>
        <table:table-row table:style-name="ro1">
          <table:table-cell office:value-type="float" office:value="453">
            <text:p>453</text:p>
          </table:table-cell>
          <table:table-cell office:value-type="time" office:time-value="PT10H54M38.543S">
            <text:p>10:54:38.54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037">
            <text:p>3037</text:p>
          </table:table-cell>
          <table:table-cell office:value-type="string">
            <text:p>Success</text:p>
          </table:table-cell>
          <table:table-cell office:value-type="float" office:value="69267">
            <text:p>69267</text:p>
          </table:table-cell>
          <table:table-cell table:number-columns-repeated="1017"/>
        </table:table-row>
        <table:table-row table:style-name="ro1">
          <table:table-cell office:value-type="float" office:value="454">
            <text:p>454</text:p>
          </table:table-cell>
          <table:table-cell office:value-type="time" office:time-value="PT10H54M35.81S">
            <text:p>10:54:35.81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5779">
            <text:p>5779</text:p>
          </table:table-cell>
          <table:table-cell office:value-type="string">
            <text:p>Success</text:p>
          </table:table-cell>
          <table:table-cell office:value-type="float" office:value="140573">
            <text:p>140573</text:p>
          </table:table-cell>
          <table:table-cell table:number-columns-repeated="1017"/>
        </table:table-row>
        <table:table-row table:style-name="ro1">
          <table:table-cell office:value-type="float" office:value="455">
            <text:p>455</text:p>
          </table:table-cell>
          <table:table-cell office:value-type="time" office:time-value="PT10H54M36.792S">
            <text:p>10:54:36.79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5524">
            <text:p>5524</text:p>
          </table:table-cell>
          <table:table-cell office:value-type="string">
            <text:p>Success</text:p>
          </table:table-cell>
          <table:table-cell office:value-type="float" office:value="140573">
            <text:p>140573</text:p>
          </table:table-cell>
          <table:table-cell table:number-columns-repeated="1017"/>
        </table:table-row>
        <table:table-row table:style-name="ro1">
          <table:table-cell office:value-type="float" office:value="456">
            <text:p>456</text:p>
          </table:table-cell>
          <table:table-cell office:value-type="time" office:time-value="PT10H54M40.815S">
            <text:p>10:54:40.82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509">
            <text:p>1509</text:p>
          </table:table-cell>
          <table:table-cell office:value-type="string">
            <text:p>Success</text:p>
          </table:table-cell>
          <table:table-cell office:value-type="float" office:value="99388">
            <text:p>99388</text:p>
          </table:table-cell>
          <table:table-cell table:number-columns-repeated="1017"/>
        </table:table-row>
        <table:table-row table:style-name="ro1">
          <table:table-cell office:value-type="float" office:value="457">
            <text:p>457</text:p>
          </table:table-cell>
          <table:table-cell office:value-type="time" office:time-value="PT10H54M35.225S">
            <text:p>10:54:35.23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7103">
            <text:p>7103</text:p>
          </table:table-cell>
          <table:table-cell office:value-type="string">
            <text:p>Success</text:p>
          </table:table-cell>
          <table:table-cell office:value-type="float" office:value="140578">
            <text:p>140578</text:p>
          </table:table-cell>
          <table:table-cell table:number-columns-repeated="1017"/>
        </table:table-row>
        <table:table-row table:style-name="ro1">
          <table:table-cell office:value-type="float" office:value="458">
            <text:p>458</text:p>
          </table:table-cell>
          <table:table-cell office:value-type="time" office:time-value="PT10H54M35.902S">
            <text:p>10:54:35.90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6431">
            <text:p>6431</text:p>
          </table:table-cell>
          <table:table-cell office:value-type="string">
            <text:p>Success</text:p>
          </table:table-cell>
          <table:table-cell office:value-type="float" office:value="140573">
            <text:p>140573</text:p>
          </table:table-cell>
          <table:table-cell table:number-columns-repeated="1017"/>
        </table:table-row>
        <table:table-row table:style-name="ro1">
          <table:table-cell office:value-type="float" office:value="459">
            <text:p>459</text:p>
          </table:table-cell>
          <table:table-cell office:value-type="time" office:time-value="PT10H54M41.153S">
            <text:p>10:54:41.15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185">
            <text:p>1185</text:p>
          </table:table-cell>
          <table:table-cell office:value-type="string">
            <text:p>Success</text:p>
          </table:table-cell>
          <table:table-cell office:value-type="float" office:value="99388">
            <text:p>99388</text:p>
          </table:table-cell>
          <table:table-cell table:number-columns-repeated="1017"/>
        </table:table-row>
        <table:table-row table:style-name="ro1">
          <table:table-cell office:value-type="float" office:value="460">
            <text:p>460</text:p>
          </table:table-cell>
          <table:table-cell office:value-type="time" office:time-value="PT10H54M42.325S">
            <text:p>10:54:42.33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61">
            <text:p>461</text:p>
          </table:table-cell>
          <table:table-cell office:value-type="time" office:time-value="PT10H54M36.683S">
            <text:p>10:54:36.68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5720">
            <text:p>5720</text:p>
          </table:table-cell>
          <table:table-cell office:value-type="string">
            <text:p>Success</text:p>
          </table:table-cell>
          <table:table-cell office:value-type="float" office:value="140578">
            <text:p>140578</text:p>
          </table:table-cell>
          <table:table-cell table:number-columns-repeated="1017"/>
        </table:table-row>
        <table:table-row table:style-name="ro1">
          <table:table-cell office:value-type="float" office:value="462">
            <text:p>462</text:p>
          </table:table-cell>
          <table:table-cell office:value-type="time" office:time-value="PT10H54M36.342S">
            <text:p>10:54:36.34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6105">
            <text:p>6105</text:p>
          </table:table-cell>
          <table:table-cell office:value-type="string">
            <text:p>Success</text:p>
          </table:table-cell>
          <table:table-cell office:value-type="float" office:value="140590">
            <text:p>140590</text:p>
          </table:table-cell>
          <table:table-cell table:number-columns-repeated="1017"/>
        </table:table-row>
        <table:table-row table:style-name="ro1">
          <table:table-cell office:value-type="float" office:value="463">
            <text:p>463</text:p>
          </table:table-cell>
          <table:table-cell office:value-type="time" office:time-value="PT10H54M42.356S">
            <text:p>10:54:42.36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34">
            <text:p>13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64">
            <text:p>464</text:p>
          </table:table-cell>
          <table:table-cell office:value-type="time" office:time-value="PT10H54M36.742S">
            <text:p>10:54:36.74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5805">
            <text:p>5805</text:p>
          </table:table-cell>
          <table:table-cell office:value-type="string">
            <text:p>Success</text:p>
          </table:table-cell>
          <table:table-cell office:value-type="float" office:value="140590">
            <text:p>140590</text:p>
          </table:table-cell>
          <table:table-cell table:number-columns-repeated="1017"/>
        </table:table-row>
        <table:table-row table:style-name="ro1">
          <table:table-cell office:value-type="float" office:value="465">
            <text:p>465</text:p>
          </table:table-cell>
          <table:table-cell office:value-type="time" office:time-value="PT10H54M36.731S">
            <text:p>10:54:36.73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5829">
            <text:p>5829</text:p>
          </table:table-cell>
          <table:table-cell office:value-type="string">
            <text:p>Success</text:p>
          </table:table-cell>
          <table:table-cell office:value-type="float" office:value="140591">
            <text:p>140591</text:p>
          </table:table-cell>
          <table:table-cell table:number-columns-repeated="1017"/>
        </table:table-row>
        <table:table-row table:style-name="ro1">
          <table:table-cell office:value-type="float" office:value="466">
            <text:p>466</text:p>
          </table:table-cell>
          <table:table-cell office:value-type="time" office:time-value="PT10H54M34.711S">
            <text:p>10:54:34.71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7872">
            <text:p>7872</text:p>
          </table:table-cell>
          <table:table-cell office:value-type="string">
            <text:p>Success</text:p>
          </table:table-cell>
          <table:table-cell office:value-type="float" office:value="139242">
            <text:p>139242</text:p>
          </table:table-cell>
          <table:table-cell table:number-columns-repeated="1017"/>
        </table:table-row>
        <table:table-row table:style-name="ro1">
          <table:table-cell office:value-type="float" office:value="467">
            <text:p>467</text:p>
          </table:table-cell>
          <table:table-cell office:value-type="time" office:time-value="PT10H54M34.735S">
            <text:p>10:54:34.74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7877">
            <text:p>7877</text:p>
          </table:table-cell>
          <table:table-cell office:value-type="string">
            <text:p>Success</text:p>
          </table:table-cell>
          <table:table-cell office:value-type="float" office:value="139238">
            <text:p>139238</text:p>
          </table:table-cell>
          <table:table-cell table:number-columns-repeated="1017"/>
        </table:table-row>
        <table:table-row table:style-name="ro1">
          <table:table-cell office:value-type="float" office:value="468">
            <text:p>468</text:p>
          </table:table-cell>
          <table:table-cell office:value-type="time" office:time-value="PT10H54M36.442S">
            <text:p>10:54:36.44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6244">
            <text:p>6244</text:p>
          </table:table-cell>
          <table:table-cell office:value-type="string">
            <text:p>Success</text:p>
          </table:table-cell>
          <table:table-cell office:value-type="float" office:value="140596">
            <text:p>140596</text:p>
          </table:table-cell>
          <table:table-cell table:number-columns-repeated="1017"/>
        </table:table-row>
        <table:table-row table:style-name="ro1">
          <table:table-cell office:value-type="float" office:value="469">
            <text:p>469</text:p>
          </table:table-cell>
          <table:table-cell office:value-type="time" office:time-value="PT10H54M41.232S">
            <text:p>10:54:41.23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1459">
            <text:p>1459</text:p>
          </table:table-cell>
          <table:table-cell office:value-type="string">
            <text:p>Success</text:p>
          </table:table-cell>
          <table:table-cell office:value-type="float" office:value="99401">
            <text:p>99401</text:p>
          </table:table-cell>
          <table:table-cell table:number-columns-repeated="1017"/>
        </table:table-row>
        <table:table-row table:style-name="ro1">
          <table:table-cell office:value-type="float" office:value="470">
            <text:p>470</text:p>
          </table:table-cell>
          <table:table-cell office:value-type="time" office:time-value="PT10H54M36.407S">
            <text:p>10:54:36.41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6306">
            <text:p>6306</text:p>
          </table:table-cell>
          <table:table-cell office:value-type="string">
            <text:p>Success</text:p>
          </table:table-cell>
          <table:table-cell office:value-type="float" office:value="140593">
            <text:p>140593</text:p>
          </table:table-cell>
          <table:table-cell table:number-columns-repeated="1017"/>
        </table:table-row>
        <table:table-row table:style-name="ro1">
          <table:table-cell office:value-type="float" office:value="471">
            <text:p>471</text:p>
          </table:table-cell>
          <table:table-cell office:value-type="time" office:time-value="PT10H54M41.13S">
            <text:p>10:54:41.13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592">
            <text:p>1592</text:p>
          </table:table-cell>
          <table:table-cell office:value-type="string">
            <text:p>Success</text:p>
          </table:table-cell>
          <table:table-cell office:value-type="float" office:value="99404">
            <text:p>99404</text:p>
          </table:table-cell>
          <table:table-cell table:number-columns-repeated="1017"/>
        </table:table-row>
        <table:table-row table:style-name="ro1">
          <table:table-cell office:value-type="float" office:value="472">
            <text:p>472</text:p>
          </table:table-cell>
          <table:table-cell office:value-type="time" office:time-value="PT10H54M34.438S">
            <text:p>10:54:34.44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8366">
            <text:p>8366</text:p>
          </table:table-cell>
          <table:table-cell office:value-type="string">
            <text:p>Success</text:p>
          </table:table-cell>
          <table:table-cell office:value-type="float" office:value="139239">
            <text:p>139239</text:p>
          </table:table-cell>
          <table:table-cell table:number-columns-repeated="1017"/>
        </table:table-row>
        <table:table-row table:style-name="ro1">
          <table:table-cell office:value-type="float" office:value="473">
            <text:p>473</text:p>
          </table:table-cell>
          <table:table-cell office:value-type="time" office:time-value="PT10H54M36.354S">
            <text:p>10:54:36.35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6500">
            <text:p>6500</text:p>
          </table:table-cell>
          <table:table-cell office:value-type="string">
            <text:p>Success</text:p>
          </table:table-cell>
          <table:table-cell office:value-type="float" office:value="140594">
            <text:p>140594</text:p>
          </table:table-cell>
          <table:table-cell table:number-columns-repeated="1017"/>
        </table:table-row>
        <table:table-row table:style-name="ro1">
          <table:table-cell office:value-type="float" office:value="474">
            <text:p>474</text:p>
          </table:table-cell>
          <table:table-cell office:value-type="time" office:time-value="PT10H54M41.059S">
            <text:p>10:54:41.06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814">
            <text:p>1814</text:p>
          </table:table-cell>
          <table:table-cell office:value-type="string">
            <text:p>Success</text:p>
          </table:table-cell>
          <table:table-cell office:value-type="float" office:value="99412">
            <text:p>99412</text:p>
          </table:table-cell>
          <table:table-cell table:number-columns-repeated="1017"/>
        </table:table-row>
        <table:table-row table:style-name="ro1">
          <table:table-cell office:value-type="float" office:value="475">
            <text:p>475</text:p>
          </table:table-cell>
          <table:table-cell office:value-type="time" office:time-value="PT10H54M36.694S">
            <text:p>10:54:36.69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6194">
            <text:p>6194</text:p>
          </table:table-cell>
          <table:table-cell office:value-type="string">
            <text:p>Success</text:p>
          </table:table-cell>
          <table:table-cell office:value-type="float" office:value="140593">
            <text:p>140593</text:p>
          </table:table-cell>
          <table:table-cell table:number-columns-repeated="1017"/>
        </table:table-row>
        <table:table-row table:style-name="ro1">
          <table:table-cell office:value-type="float" office:value="476">
            <text:p>476</text:p>
          </table:table-cell>
          <table:table-cell office:value-type="time" office:time-value="PT10H54M35.37S">
            <text:p>10:54:35.37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7533">
            <text:p>7533</text:p>
          </table:table-cell>
          <table:table-cell office:value-type="string">
            <text:p>Success</text:p>
          </table:table-cell>
          <table:table-cell office:value-type="float" office:value="140594">
            <text:p>140594</text:p>
          </table:table-cell>
          <table:table-cell table:number-columns-repeated="1017"/>
        </table:table-row>
        <table:table-row table:style-name="ro1">
          <table:table-cell office:value-type="float" office:value="477">
            <text:p>477</text:p>
          </table:table-cell>
          <table:table-cell office:value-type="time" office:time-value="PT10H54M35.734S">
            <text:p>10:54:35.73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7183">
            <text:p>7183</text:p>
          </table:table-cell>
          <table:table-cell office:value-type="string">
            <text:p>Success</text:p>
          </table:table-cell>
          <table:table-cell office:value-type="float" office:value="139256">
            <text:p>139256</text:p>
          </table:table-cell>
          <table:table-cell table:number-columns-repeated="1017"/>
        </table:table-row>
        <table:table-row table:style-name="ro1">
          <table:table-cell office:value-type="float" office:value="478">
            <text:p>478</text:p>
          </table:table-cell>
          <table:table-cell office:value-type="time" office:time-value="PT10H54M37.89S">
            <text:p>10:54:37.89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5027">
            <text:p>5027</text:p>
          </table:table-cell>
          <table:table-cell office:value-type="string">
            <text:p>Success</text:p>
          </table:table-cell>
          <table:table-cell office:value-type="float" office:value="139999">
            <text:p>139999</text:p>
          </table:table-cell>
          <table:table-cell table:number-columns-repeated="1017"/>
        </table:table-row>
        <table:table-row table:style-name="ro1">
          <table:table-cell office:value-type="float" office:value="479">
            <text:p>479</text:p>
          </table:table-cell>
          <table:table-cell office:value-type="time" office:time-value="PT10H54M37.995S">
            <text:p>10:54:38.00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4931">
            <text:p>4931</text:p>
          </table:table-cell>
          <table:table-cell office:value-type="string">
            <text:p>Success</text:p>
          </table:table-cell>
          <table:table-cell office:value-type="float" office:value="140614">
            <text:p>140614</text:p>
          </table:table-cell>
          <table:table-cell table:number-columns-repeated="1017"/>
        </table:table-row>
        <table:table-row table:style-name="ro1">
          <table:table-cell office:value-type="float" office:value="480">
            <text:p>480</text:p>
          </table:table-cell>
          <table:table-cell office:value-type="time" office:time-value="PT10H54M35.915S">
            <text:p>10:54:35.92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7018">
            <text:p>7018</text:p>
          </table:table-cell>
          <table:table-cell office:value-type="string">
            <text:p>Success</text:p>
          </table:table-cell>
          <table:table-cell office:value-type="float" office:value="140590">
            <text:p>140590</text:p>
          </table:table-cell>
          <table:table-cell table:number-columns-repeated="1017"/>
        </table:table-row>
        <table:table-row table:style-name="ro1">
          <table:table-cell office:value-type="float" office:value="481">
            <text:p>481</text:p>
          </table:table-cell>
          <table:table-cell office:value-type="time" office:time-value="PT10H54M34.722S">
            <text:p>10:54:34.72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8212">
            <text:p>8212</text:p>
          </table:table-cell>
          <table:table-cell office:value-type="string">
            <text:p>Success</text:p>
          </table:table-cell>
          <table:table-cell office:value-type="float" office:value="139242">
            <text:p>139242</text:p>
          </table:table-cell>
          <table:table-cell table:number-columns-repeated="1017"/>
        </table:table-row>
        <table:table-row table:style-name="ro1">
          <table:table-cell office:value-type="float" office:value="482">
            <text:p>482</text:p>
          </table:table-cell>
          <table:table-cell office:value-type="time" office:time-value="PT10H54M33.65S">
            <text:p>10:54:33.65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9286">
            <text:p>9286</text:p>
          </table:table-cell>
          <table:table-cell office:value-type="string">
            <text:p>Success</text:p>
          </table:table-cell>
          <table:table-cell office:value-type="float" office:value="139245">
            <text:p>139245</text:p>
          </table:table-cell>
          <table:table-cell table:number-columns-repeated="1017"/>
        </table:table-row>
        <table:table-row table:style-name="ro1">
          <table:table-cell office:value-type="float" office:value="483">
            <text:p>483</text:p>
          </table:table-cell>
          <table:table-cell office:value-type="time" office:time-value="PT10H54M36.33S">
            <text:p>10:54:36.33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6609">
            <text:p>6609</text:p>
          </table:table-cell>
          <table:table-cell office:value-type="string">
            <text:p>Success</text:p>
          </table:table-cell>
          <table:table-cell office:value-type="float" office:value="140596">
            <text:p>140596</text:p>
          </table:table-cell>
          <table:table-cell table:number-columns-repeated="1017"/>
        </table:table-row>
        <table:table-row table:style-name="ro1">
          <table:table-cell office:value-type="float" office:value="484">
            <text:p>484</text:p>
          </table:table-cell>
          <table:table-cell office:value-type="time" office:time-value="PT10H54M35.879S">
            <text:p>10:54:35.88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7062">
            <text:p>7062</text:p>
          </table:table-cell>
          <table:table-cell office:value-type="string">
            <text:p>Success</text:p>
          </table:table-cell>
          <table:table-cell office:value-type="float" office:value="140596">
            <text:p>140596</text:p>
          </table:table-cell>
          <table:table-cell table:number-columns-repeated="1017"/>
        </table:table-row>
        <table:table-row table:style-name="ro1">
          <table:table-cell office:value-type="float" office:value="485">
            <text:p>485</text:p>
          </table:table-cell>
          <table:table-cell office:value-type="time" office:time-value="PT10H54M36.318S">
            <text:p>10:54:36.32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6624">
            <text:p>6624</text:p>
          </table:table-cell>
          <table:table-cell office:value-type="string">
            <text:p>Success</text:p>
          </table:table-cell>
          <table:table-cell office:value-type="float" office:value="140608">
            <text:p>140608</text:p>
          </table:table-cell>
          <table:table-cell table:number-columns-repeated="1017"/>
        </table:table-row>
        <table:table-row table:style-name="ro1">
          <table:table-cell office:value-type="float" office:value="486">
            <text:p>486</text:p>
          </table:table-cell>
          <table:table-cell office:value-type="time" office:time-value="PT10H54M37.933S">
            <text:p>10:54:37.93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5012">
            <text:p>5012</text:p>
          </table:table-cell>
          <table:table-cell office:value-type="string">
            <text:p>Success</text:p>
          </table:table-cell>
          <table:table-cell office:value-type="float" office:value="140618">
            <text:p>140618</text:p>
          </table:table-cell>
          <table:table-cell table:number-columns-repeated="1017"/>
        </table:table-row>
        <table:table-row table:style-name="ro1">
          <table:table-cell office:value-type="float" office:value="487">
            <text:p>487</text:p>
          </table:table-cell>
          <table:table-cell office:value-type="time" office:time-value="PT10H54M36.769S">
            <text:p>10:54:36.77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6179">
            <text:p>6179</text:p>
          </table:table-cell>
          <table:table-cell office:value-type="string">
            <text:p>Success</text:p>
          </table:table-cell>
          <table:table-cell office:value-type="float" office:value="140594">
            <text:p>140594</text:p>
          </table:table-cell>
          <table:table-cell table:number-columns-repeated="1017"/>
        </table:table-row>
        <table:table-row table:style-name="ro1">
          <table:table-cell office:value-type="float" office:value="488">
            <text:p>488</text:p>
          </table:table-cell>
          <table:table-cell office:value-type="time" office:time-value="PT10H54M36.638S">
            <text:p>10:54:36.64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6314">
            <text:p>6314</text:p>
          </table:table-cell>
          <table:table-cell office:value-type="string">
            <text:p>Success</text:p>
          </table:table-cell>
          <table:table-cell office:value-type="float" office:value="140608">
            <text:p>140608</text:p>
          </table:table-cell>
          <table:table-cell table:number-columns-repeated="1017"/>
        </table:table-row>
        <table:table-row table:style-name="ro1">
          <table:table-cell office:value-type="float" office:value="489">
            <text:p>489</text:p>
          </table:table-cell>
          <table:table-cell office:value-type="time" office:time-value="PT10H54M34.635S">
            <text:p>10:54:34.64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8324">
            <text:p>8324</text:p>
          </table:table-cell>
          <table:table-cell office:value-type="string">
            <text:p>Success</text:p>
          </table:table-cell>
          <table:table-cell office:value-type="float" office:value="139257">
            <text:p>139257</text:p>
          </table:table-cell>
          <table:table-cell table:number-columns-repeated="1017"/>
        </table:table-row>
        <table:table-row table:style-name="ro1">
          <table:table-cell office:value-type="float" office:value="490">
            <text:p>490</text:p>
          </table:table-cell>
          <table:table-cell office:value-type="time" office:time-value="PT10H54M34.659S">
            <text:p>10:54:34.66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8303">
            <text:p>8303</text:p>
          </table:table-cell>
          <table:table-cell office:value-type="string">
            <text:p>Success</text:p>
          </table:table-cell>
          <table:table-cell office:value-type="float" office:value="139236">
            <text:p>139236</text:p>
          </table:table-cell>
          <table:table-cell table:number-columns-repeated="1017"/>
        </table:table-row>
        <table:table-row table:style-name="ro1">
          <table:table-cell office:value-type="float" office:value="491">
            <text:p>491</text:p>
          </table:table-cell>
          <table:table-cell office:value-type="time" office:time-value="PT10H54M36.365S">
            <text:p>10:54:36.37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6603">
            <text:p>6603</text:p>
          </table:table-cell>
          <table:table-cell office:value-type="string">
            <text:p>Success</text:p>
          </table:table-cell>
          <table:table-cell office:value-type="float" office:value="140606">
            <text:p>140606</text:p>
          </table:table-cell>
          <table:table-cell table:number-columns-repeated="1017"/>
        </table:table-row>
        <table:table-row table:style-name="ro1">
          <table:table-cell office:value-type="float" office:value="492">
            <text:p>492</text:p>
          </table:table-cell>
          <table:table-cell office:value-type="time" office:time-value="PT10H54M41.285S">
            <text:p>10:54:41.29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791">
            <text:p>1791</text:p>
          </table:table-cell>
          <table:table-cell office:value-type="string">
            <text:p>Success</text:p>
          </table:table-cell>
          <table:table-cell office:value-type="float" office:value="99442">
            <text:p>99442</text:p>
          </table:table-cell>
          <table:table-cell table:number-columns-repeated="1017"/>
        </table:table-row>
        <table:table-row table:style-name="ro1">
          <table:table-cell office:value-type="float" office:value="493">
            <text:p>493</text:p>
          </table:table-cell>
          <table:table-cell office:value-type="time" office:time-value="PT10H54M42.615S">
            <text:p>10:54:42.62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184">
            <text:p>118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94">
            <text:p>494</text:p>
          </table:table-cell>
          <table:table-cell office:value-type="time" office:time-value="PT10H54M42.919S">
            <text:p>10:54:42.92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889">
            <text:p>88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95">
            <text:p>495</text:p>
          </table:table-cell>
          <table:table-cell office:value-type="time" office:time-value="PT10H54M42.549S">
            <text:p>10:54:42.55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264">
            <text:p>126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96">
            <text:p>496</text:p>
          </table:table-cell>
          <table:table-cell office:value-type="time" office:time-value="PT10H54M42.935S">
            <text:p>10:54:42.94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903">
            <text:p>90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97">
            <text:p>497</text:p>
          </table:table-cell>
          <table:table-cell office:value-type="time" office:time-value="PT10H54M42.715S">
            <text:p>10:54:42.72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134">
            <text:p>113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98">
            <text:p>498</text:p>
          </table:table-cell>
          <table:table-cell office:value-type="time" office:time-value="PT10H54M43.814S">
            <text:p>10:54:43.81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99">
            <text:p>499</text:p>
          </table:table-cell>
          <table:table-cell office:value-type="time" office:time-value="PT10H54M43.809S">
            <text:p>10:54:43.81</text:p>
          </table:table-cell>
          <table:table-cell office:value-type="string">
            <text:p>TC0003_PlannerC 3-30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00">
            <text:p>500</text:p>
          </table:table-cell>
          <table:table-cell office:value-type="time" office:time-value="PT10H54M43.8S">
            <text:p>10:54:43.80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01">
            <text:p>501</text:p>
          </table:table-cell>
          <table:table-cell office:value-type="time" office:time-value="PT10H54M42.89S">
            <text:p>10:54:42.89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022">
            <text:p>102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02">
            <text:p>502</text:p>
          </table:table-cell>
          <table:table-cell office:value-type="time" office:time-value="PT10H54M43.869S">
            <text:p>10:54:43.87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03">
            <text:p>503</text:p>
          </table:table-cell>
          <table:table-cell office:value-type="time" office:time-value="PT10H54M41.591S">
            <text:p>10:54:41.59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2336">
            <text:p>233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04">
            <text:p>504</text:p>
          </table:table-cell>
          <table:table-cell office:value-type="time" office:time-value="PT10H54M43.876S">
            <text:p>10:54:43.88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05">
            <text:p>505</text:p>
          </table:table-cell>
          <table:table-cell office:value-type="time" office:time-value="PT10H54M43.839S">
            <text:p>10:54:43.84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29">
            <text:p>12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06">
            <text:p>506</text:p>
          </table:table-cell>
          <table:table-cell office:value-type="time" office:time-value="PT10H54M43.935S">
            <text:p>10:54:43.94</text:p>
          </table:table-cell>
          <table:table-cell office:value-type="string">
            <text:p>TC0003_PlannerC 3-26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07">
            <text:p>507</text:p>
          </table:table-cell>
          <table:table-cell office:value-type="time" office:time-value="PT10H54M43.85S">
            <text:p>10:54:43.85</text:p>
          </table:table-cell>
          <table:table-cell office:value-type="string">
            <text:p>TC0001_PlannerA 1-25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53">
            <text:p>15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08">
            <text:p>508</text:p>
          </table:table-cell>
          <table:table-cell office:value-type="time" office:time-value="PT10H54M43.913S">
            <text:p>10:54:43.91</text:p>
          </table:table-cell>
          <table:table-cell office:value-type="string">
            <text:p>TC0001_PlannerA 1-23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09">
            <text:p>509</text:p>
          </table:table-cell>
          <table:table-cell office:value-type="time" office:time-value="PT10H54M43.883S">
            <text:p>10:54:43.88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39">
            <text:p>13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10">
            <text:p>510</text:p>
          </table:table-cell>
          <table:table-cell office:value-type="time" office:time-value="PT10H54M43.969S">
            <text:p>10:54:43.97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11">
            <text:p>511</text:p>
          </table:table-cell>
          <table:table-cell office:value-type="time" office:time-value="PT10H54M43.989S">
            <text:p>10:54:43.99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12">
            <text:p>512</text:p>
          </table:table-cell>
          <table:table-cell office:value-type="time" office:time-value="PT10H54M44.005S">
            <text:p>10:54:44.01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13">
            <text:p>513</text:p>
          </table:table-cell>
          <table:table-cell office:value-type="time" office:time-value="PT10H54M44.004S">
            <text:p>10:54:44.00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14">
            <text:p>514</text:p>
          </table:table-cell>
          <table:table-cell office:value-type="time" office:time-value="PT10H54M41.366S">
            <text:p>10:54:41.37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790">
            <text:p>2790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515">
            <text:p>515</text:p>
          </table:table-cell>
          <table:table-cell office:value-type="time" office:time-value="PT10H54M40.528S">
            <text:p>10:54:40.53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707">
            <text:p>3707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516">
            <text:p>516</text:p>
          </table:table-cell>
          <table:table-cell office:value-type="time" office:time-value="PT10H54M43.077S">
            <text:p>10:54:43.08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230">
            <text:p>1230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517">
            <text:p>517</text:p>
          </table:table-cell>
          <table:table-cell office:value-type="time" office:time-value="PT10H54M41.081S">
            <text:p>10:54:41.08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3236">
            <text:p>3236</text:p>
          </table:table-cell>
          <table:table-cell office:value-type="string">
            <text:p>Success</text:p>
          </table:table-cell>
          <table:table-cell office:value-type="float" office:value="38640">
            <text:p>38640</text:p>
          </table:table-cell>
          <table:table-cell table:number-columns-repeated="1017"/>
        </table:table-row>
        <table:table-row table:style-name="ro1">
          <table:table-cell office:value-type="float" office:value="518">
            <text:p>518</text:p>
          </table:table-cell>
          <table:table-cell office:value-type="time" office:time-value="PT10H54M41.224S">
            <text:p>10:54:41.22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132">
            <text:p>3132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519">
            <text:p>519</text:p>
          </table:table-cell>
          <table:table-cell office:value-type="time" office:time-value="PT10H54M41.522S">
            <text:p>10:54:41.52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878">
            <text:p>2878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520">
            <text:p>520</text:p>
          </table:table-cell>
          <table:table-cell office:value-type="time" office:time-value="PT10H54M37.89S">
            <text:p>10:54:37.89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6559">
            <text:p>6559</text:p>
          </table:table-cell>
          <table:table-cell office:value-type="string">
            <text:p>Success</text:p>
          </table:table-cell>
          <table:table-cell office:value-type="float" office:value="69247">
            <text:p>69247</text:p>
          </table:table-cell>
          <table:table-cell table:number-columns-repeated="1017"/>
        </table:table-row>
        <table:table-row table:style-name="ro1">
          <table:table-cell office:value-type="float" office:value="521">
            <text:p>521</text:p>
          </table:table-cell>
          <table:table-cell office:value-type="time" office:time-value="PT10H54M41.448S">
            <text:p>10:54:41.45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3008">
            <text:p>3008</text:p>
          </table:table-cell>
          <table:table-cell office:value-type="string">
            <text:p>Success</text:p>
          </table:table-cell>
          <table:table-cell office:value-type="float" office:value="38667">
            <text:p>38667</text:p>
          </table:table-cell>
          <table:table-cell table:number-columns-repeated="1017"/>
        </table:table-row>
        <table:table-row table:style-name="ro1">
          <table:table-cell office:value-type="float" office:value="522">
            <text:p>522</text:p>
          </table:table-cell>
          <table:table-cell office:value-type="time" office:time-value="PT10H54M40.652S">
            <text:p>10:54:40.65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3813">
            <text:p>3813</text:p>
          </table:table-cell>
          <table:table-cell office:value-type="string">
            <text:p>Success</text:p>
          </table:table-cell>
          <table:table-cell office:value-type="float" office:value="38662">
            <text:p>38662</text:p>
          </table:table-cell>
          <table:table-cell table:number-columns-repeated="1017"/>
        </table:table-row>
        <table:table-row table:style-name="ro1">
          <table:table-cell office:value-type="float" office:value="523">
            <text:p>523</text:p>
          </table:table-cell>
          <table:table-cell office:value-type="time" office:time-value="PT10H54M38.187S">
            <text:p>10:54:38.19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6287">
            <text:p>6287</text:p>
          </table:table-cell>
          <table:table-cell office:value-type="string">
            <text:p>Success</text:p>
          </table:table-cell>
          <table:table-cell office:value-type="float" office:value="69269">
            <text:p>69269</text:p>
          </table:table-cell>
          <table:table-cell table:number-columns-repeated="1017"/>
        </table:table-row>
        <table:table-row table:style-name="ro1">
          <table:table-cell office:value-type="float" office:value="524">
            <text:p>524</text:p>
          </table:table-cell>
          <table:table-cell office:value-type="time" office:time-value="PT10H54M38.316S">
            <text:p>10:54:38.32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6162">
            <text:p>6162</text:p>
          </table:table-cell>
          <table:table-cell office:value-type="string">
            <text:p>Success</text:p>
          </table:table-cell>
          <table:table-cell office:value-type="float" office:value="69245">
            <text:p>69245</text:p>
          </table:table-cell>
          <table:table-cell table:number-columns-repeated="1017"/>
        </table:table-row>
        <table:table-row table:style-name="ro1">
          <table:table-cell office:value-type="float" office:value="525">
            <text:p>525</text:p>
          </table:table-cell>
          <table:table-cell office:value-type="time" office:time-value="PT10H54M37.756S">
            <text:p>10:54:37.76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6729">
            <text:p>6729</text:p>
          </table:table-cell>
          <table:table-cell office:value-type="string">
            <text:p>Success</text:p>
          </table:table-cell>
          <table:table-cell office:value-type="float" office:value="69245">
            <text:p>69245</text:p>
          </table:table-cell>
          <table:table-cell table:number-columns-repeated="1017"/>
        </table:table-row>
        <table:table-row table:style-name="ro1">
          <table:table-cell office:value-type="float" office:value="526">
            <text:p>526</text:p>
          </table:table-cell>
          <table:table-cell office:value-type="time" office:time-value="PT10H54M38.497S">
            <text:p>10:54:38.50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6004">
            <text:p>6004</text:p>
          </table:table-cell>
          <table:table-cell office:value-type="string">
            <text:p>Success</text:p>
          </table:table-cell>
          <table:table-cell office:value-type="float" office:value="69269">
            <text:p>69269</text:p>
          </table:table-cell>
          <table:table-cell table:number-columns-repeated="1017"/>
        </table:table-row>
        <table:table-row table:style-name="ro1">
          <table:table-cell office:value-type="float" office:value="527">
            <text:p>527</text:p>
          </table:table-cell>
          <table:table-cell office:value-type="time" office:time-value="PT10H54M40.451S">
            <text:p>10:54:40.45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4066">
            <text:p>4066</text:p>
          </table:table-cell>
          <table:table-cell office:value-type="string">
            <text:p>Success</text:p>
          </table:table-cell>
          <table:table-cell office:value-type="float" office:value="70551">
            <text:p>70551</text:p>
          </table:table-cell>
          <table:table-cell table:number-columns-repeated="1017"/>
        </table:table-row>
        <table:table-row table:style-name="ro1">
          <table:table-cell office:value-type="float" office:value="528">
            <text:p>528</text:p>
          </table:table-cell>
          <table:table-cell office:value-type="time" office:time-value="PT10H54M38.557S">
            <text:p>10:54:38.56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5967">
            <text:p>5967</text:p>
          </table:table-cell>
          <table:table-cell office:value-type="string">
            <text:p>Success</text:p>
          </table:table-cell>
          <table:table-cell office:value-type="float" office:value="68936">
            <text:p>68936</text:p>
          </table:table-cell>
          <table:table-cell table:number-columns-repeated="1017"/>
        </table:table-row>
        <table:table-row table:style-name="ro1">
          <table:table-cell office:value-type="float" office:value="529">
            <text:p>529</text:p>
          </table:table-cell>
          <table:table-cell office:value-type="time" office:time-value="PT10H54M37.929S">
            <text:p>10:54:37.93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6602">
            <text:p>6602</text:p>
          </table:table-cell>
          <table:table-cell office:value-type="string">
            <text:p>Success</text:p>
          </table:table-cell>
          <table:table-cell office:value-type="float" office:value="68583">
            <text:p>68583</text:p>
          </table:table-cell>
          <table:table-cell table:number-columns-repeated="1017"/>
        </table:table-row>
        <table:table-row table:style-name="ro1">
          <table:table-cell office:value-type="float" office:value="530">
            <text:p>530</text:p>
          </table:table-cell>
          <table:table-cell office:value-type="time" office:time-value="PT10H54M37.93S">
            <text:p>10:54:37.93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6610">
            <text:p>6610</text:p>
          </table:table-cell>
          <table:table-cell office:value-type="string">
            <text:p>Success</text:p>
          </table:table-cell>
          <table:table-cell office:value-type="float" office:value="69245">
            <text:p>69245</text:p>
          </table:table-cell>
          <table:table-cell table:number-columns-repeated="1017"/>
        </table:table-row>
        <table:table-row table:style-name="ro1">
          <table:table-cell office:value-type="float" office:value="531">
            <text:p>531</text:p>
          </table:table-cell>
          <table:table-cell office:value-type="time" office:time-value="PT10H54M37.74S">
            <text:p>10:54:37.74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6807">
            <text:p>6807</text:p>
          </table:table-cell>
          <table:table-cell office:value-type="string">
            <text:p>Success</text:p>
          </table:table-cell>
          <table:table-cell office:value-type="float" office:value="69243">
            <text:p>69243</text:p>
          </table:table-cell>
          <table:table-cell table:number-columns-repeated="1017"/>
        </table:table-row>
        <table:table-row table:style-name="ro1">
          <table:table-cell office:value-type="float" office:value="532">
            <text:p>532</text:p>
          </table:table-cell>
          <table:table-cell office:value-type="time" office:time-value="PT10H54M38.078S">
            <text:p>10:54:38.08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6476">
            <text:p>6476</text:p>
          </table:table-cell>
          <table:table-cell office:value-type="string">
            <text:p>Success</text:p>
          </table:table-cell>
          <table:table-cell office:value-type="float" office:value="70547">
            <text:p>70547</text:p>
          </table:table-cell>
          <table:table-cell table:number-columns-repeated="1017"/>
        </table:table-row>
        <table:table-row table:style-name="ro1">
          <table:table-cell office:value-type="float" office:value="533">
            <text:p>533</text:p>
          </table:table-cell>
          <table:table-cell office:value-type="time" office:time-value="PT10H54M38.243S">
            <text:p>10:54:38.24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6323">
            <text:p>6323</text:p>
          </table:table-cell>
          <table:table-cell office:value-type="string">
            <text:p>Success</text:p>
          </table:table-cell>
          <table:table-cell office:value-type="float" office:value="68936">
            <text:p>68936</text:p>
          </table:table-cell>
          <table:table-cell table:number-columns-repeated="1017"/>
        </table:table-row>
        <table:table-row table:style-name="ro1">
          <table:table-cell office:value-type="float" office:value="534">
            <text:p>534</text:p>
          </table:table-cell>
          <table:table-cell office:value-type="time" office:time-value="PT10H54M44.084S">
            <text:p>10:54:44.08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490">
            <text:p>490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535">
            <text:p>535</text:p>
          </table:table-cell>
          <table:table-cell office:value-type="time" office:time-value="PT10H54M44.023S">
            <text:p>10:54:44.02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560">
            <text:p>560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536">
            <text:p>536</text:p>
          </table:table-cell>
          <table:table-cell office:value-type="time" office:time-value="PT10H54M44.052S">
            <text:p>10:54:44.05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544">
            <text:p>544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537">
            <text:p>537</text:p>
          </table:table-cell>
          <table:table-cell office:value-type="time" office:time-value="PT10H54M41.265S">
            <text:p>10:54:41.27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334">
            <text:p>3334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538">
            <text:p>538</text:p>
          </table:table-cell>
          <table:table-cell office:value-type="time" office:time-value="PT10H54M41.355S">
            <text:p>10:54:41.36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3259">
            <text:p>3259</text:p>
          </table:table-cell>
          <table:table-cell office:value-type="string">
            <text:p>Success</text:p>
          </table:table-cell>
          <table:table-cell office:value-type="float" office:value="37533">
            <text:p>37533</text:p>
          </table:table-cell>
          <table:table-cell table:number-columns-repeated="1017"/>
        </table:table-row>
        <table:table-row table:style-name="ro1">
          <table:table-cell office:value-type="float" office:value="539">
            <text:p>539</text:p>
          </table:table-cell>
          <table:table-cell office:value-type="time" office:time-value="PT10H54M40.775S">
            <text:p>10:54:40.78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3852">
            <text:p>3852</text:p>
          </table:table-cell>
          <table:table-cell office:value-type="string">
            <text:p>Success</text:p>
          </table:table-cell>
          <table:table-cell office:value-type="float" office:value="38662">
            <text:p>38662</text:p>
          </table:table-cell>
          <table:table-cell table:number-columns-repeated="1017"/>
        </table:table-row>
        <table:table-row table:style-name="ro1">
          <table:table-cell office:value-type="float" office:value="540">
            <text:p>540</text:p>
          </table:table-cell>
          <table:table-cell office:value-type="time" office:time-value="PT10H54M39.522S">
            <text:p>10:54:39.52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5115">
            <text:p>5115</text:p>
          </table:table-cell>
          <table:table-cell office:value-type="string">
            <text:p>Success</text:p>
          </table:table-cell>
          <table:table-cell office:value-type="float" office:value="69267">
            <text:p>69267</text:p>
          </table:table-cell>
          <table:table-cell table:number-columns-repeated="1017"/>
        </table:table-row>
        <table:table-row table:style-name="ro1">
          <table:table-cell office:value-type="float" office:value="541">
            <text:p>541</text:p>
          </table:table-cell>
          <table:table-cell office:value-type="time" office:time-value="PT10H54M38.432S">
            <text:p>10:54:38.43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6213">
            <text:p>6213</text:p>
          </table:table-cell>
          <table:table-cell office:value-type="string">
            <text:p>Success</text:p>
          </table:table-cell>
          <table:table-cell office:value-type="float" office:value="69267">
            <text:p>69267</text:p>
          </table:table-cell>
          <table:table-cell table:number-columns-repeated="1017"/>
        </table:table-row>
        <table:table-row table:style-name="ro1">
          <table:table-cell office:value-type="float" office:value="542">
            <text:p>542</text:p>
          </table:table-cell>
          <table:table-cell office:value-type="time" office:time-value="PT10H54M37.956S">
            <text:p>10:54:37.9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6701">
            <text:p>6701</text:p>
          </table:table-cell>
          <table:table-cell office:value-type="string">
            <text:p>Success</text:p>
          </table:table-cell>
          <table:table-cell office:value-type="float" office:value="70549">
            <text:p>70549</text:p>
          </table:table-cell>
          <table:table-cell table:number-columns-repeated="1017"/>
        </table:table-row>
        <table:table-row table:style-name="ro1">
          <table:table-cell office:value-type="float" office:value="543">
            <text:p>543</text:p>
          </table:table-cell>
          <table:table-cell office:value-type="time" office:time-value="PT10H54M38.056S">
            <text:p>10:54:38.06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6609">
            <text:p>6609</text:p>
          </table:table-cell>
          <table:table-cell office:value-type="string">
            <text:p>Success</text:p>
          </table:table-cell>
          <table:table-cell office:value-type="float" office:value="69267">
            <text:p>69267</text:p>
          </table:table-cell>
          <table:table-cell table:number-columns-repeated="1017"/>
        </table:table-row>
        <table:table-row table:style-name="ro1">
          <table:table-cell office:value-type="float" office:value="544">
            <text:p>544</text:p>
          </table:table-cell>
          <table:table-cell office:value-type="time" office:time-value="PT10H54M43.927S">
            <text:p>10:54:43.93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740">
            <text:p>740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545">
            <text:p>545</text:p>
          </table:table-cell>
          <table:table-cell office:value-type="time" office:time-value="PT10H54M44.077S">
            <text:p>10:54:44.08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592">
            <text:p>592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546">
            <text:p>546</text:p>
          </table:table-cell>
          <table:table-cell office:value-type="time" office:time-value="PT10H54M43.936S">
            <text:p>10:54:43.94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734">
            <text:p>734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547">
            <text:p>547</text:p>
          </table:table-cell>
          <table:table-cell office:value-type="time" office:time-value="PT10H54M44.079S">
            <text:p>10:54:44.08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607">
            <text:p>607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548">
            <text:p>548</text:p>
          </table:table-cell>
          <table:table-cell office:value-type="time" office:time-value="PT10H54M44.667S">
            <text:p>10:54:44.67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66">
            <text:p>166</text:p>
          </table:table-cell>
          <table:table-cell office:value-type="string">
            <text:p>Success</text:p>
          </table:table-cell>
          <table:table-cell office:value-type="float" office:value="99455">
            <text:p>99455</text:p>
          </table:table-cell>
          <table:table-cell table:number-columns-repeated="1017"/>
        </table:table-row>
        <table:table-row table:style-name="ro1">
          <table:table-cell office:value-type="float" office:value="549">
            <text:p>549</text:p>
          </table:table-cell>
          <table:table-cell office:value-type="time" office:time-value="PT10H54M44.646S">
            <text:p>10:54:44.65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332">
            <text:p>332</text:p>
          </table:table-cell>
          <table:table-cell office:value-type="string">
            <text:p>Success</text:p>
          </table:table-cell>
          <table:table-cell office:value-type="float" office:value="99455">
            <text:p>99455</text:p>
          </table:table-cell>
          <table:table-cell table:number-columns-repeated="1017"/>
        </table:table-row>
        <table:table-row table:style-name="ro1">
          <table:table-cell office:value-type="float" office:value="550">
            <text:p>550</text:p>
          </table:table-cell>
          <table:table-cell office:value-type="time" office:time-value="PT10H54M44.628S">
            <text:p>10:54:44.63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491">
            <text:p>491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551">
            <text:p>551</text:p>
          </table:table-cell>
          <table:table-cell office:value-type="time" office:time-value="PT10H54M44.555S">
            <text:p>10:54:44.56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623">
            <text:p>623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552">
            <text:p>552</text:p>
          </table:table-cell>
          <table:table-cell office:value-type="time" office:time-value="PT10H54M44.457S">
            <text:p>10:54:44.46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769">
            <text:p>769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553">
            <text:p>553</text:p>
          </table:table-cell>
          <table:table-cell office:value-type="time" office:time-value="PT10H54M44.475S">
            <text:p>10:54:44.48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825">
            <text:p>825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554">
            <text:p>554</text:p>
          </table:table-cell>
          <table:table-cell office:value-type="time" office:time-value="PT10H54M44.479S">
            <text:p>10:54:44.48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865">
            <text:p>865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555">
            <text:p>555</text:p>
          </table:table-cell>
          <table:table-cell office:value-type="time" office:time-value="PT10H54M44.518S">
            <text:p>10:54:44.52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880">
            <text:p>880</text:p>
          </table:table-cell>
          <table:table-cell office:value-type="string">
            <text:p>Success</text:p>
          </table:table-cell>
          <table:table-cell office:value-type="float" office:value="99455">
            <text:p>99455</text:p>
          </table:table-cell>
          <table:table-cell table:number-columns-repeated="1017"/>
        </table:table-row>
        <table:table-row table:style-name="ro1">
          <table:table-cell office:value-type="float" office:value="556">
            <text:p>556</text:p>
          </table:table-cell>
          <table:table-cell office:value-type="time" office:time-value="PT10H54M44.541S">
            <text:p>10:54:44.54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969">
            <text:p>969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557">
            <text:p>557</text:p>
          </table:table-cell>
          <table:table-cell office:value-type="time" office:time-value="PT10H54M44.549S">
            <text:p>10:54:44.55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009">
            <text:p>1009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558">
            <text:p>558</text:p>
          </table:table-cell>
          <table:table-cell office:value-type="time" office:time-value="PT10H54M44.567S">
            <text:p>10:54:44.57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000">
            <text:p>1000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559">
            <text:p>559</text:p>
          </table:table-cell>
          <table:table-cell office:value-type="time" office:time-value="PT10H54M44.466S">
            <text:p>10:54:44.47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1132">
            <text:p>1132</text:p>
          </table:table-cell>
          <table:table-cell office:value-type="string">
            <text:p>Success</text:p>
          </table:table-cell>
          <table:table-cell office:value-type="float" office:value="53727">
            <text:p>53727</text:p>
          </table:table-cell>
          <table:table-cell table:number-columns-repeated="1017"/>
        </table:table-row>
        <table:table-row table:style-name="ro1">
          <table:table-cell office:value-type="float" office:value="560">
            <text:p>560</text:p>
          </table:table-cell>
          <table:table-cell office:value-type="time" office:time-value="PT10H54M45.4S">
            <text:p>10:54:45.40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11">
            <text:p>211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561">
            <text:p>561</text:p>
          </table:table-cell>
          <table:table-cell office:value-type="time" office:time-value="PT10H54M44.658S">
            <text:p>10:54:44.66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980">
            <text:p>980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562">
            <text:p>562</text:p>
          </table:table-cell>
          <table:table-cell office:value-type="time" office:time-value="PT10H54M42.948S">
            <text:p>10:54:42.95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708">
            <text:p>2708</text:p>
          </table:table-cell>
          <table:table-cell office:value-type="string">
            <text:p>Success</text:p>
          </table:table-cell>
          <table:table-cell office:value-type="float" office:value="70625">
            <text:p>70625</text:p>
          </table:table-cell>
          <table:table-cell table:number-columns-repeated="1017"/>
        </table:table-row>
        <table:table-row table:style-name="ro1">
          <table:table-cell office:value-type="float" office:value="563">
            <text:p>563</text:p>
          </table:table-cell>
          <table:table-cell office:value-type="time" office:time-value="PT10H54M42.723S">
            <text:p>10:54:42.72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941">
            <text:p>2941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564">
            <text:p>564</text:p>
          </table:table-cell>
          <table:table-cell office:value-type="time" office:time-value="PT10H54M44.157S">
            <text:p>10:54:44.16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517">
            <text:p>1517</text:p>
          </table:table-cell>
          <table:table-cell office:value-type="string">
            <text:p>Success</text:p>
          </table:table-cell>
          <table:table-cell office:value-type="float" office:value="38737">
            <text:p>38737</text:p>
          </table:table-cell>
          <table:table-cell table:number-columns-repeated="1017"/>
        </table:table-row>
        <table:table-row table:style-name="ro1">
          <table:table-cell office:value-type="float" office:value="565">
            <text:p>565</text:p>
          </table:table-cell>
          <table:table-cell office:value-type="time" office:time-value="PT10H54M41.581S">
            <text:p>10:54:41.58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4103">
            <text:p>4103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566">
            <text:p>566</text:p>
          </table:table-cell>
          <table:table-cell office:value-type="time" office:time-value="PT10H54M44.597S">
            <text:p>10:54:44.60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090">
            <text:p>1090</text:p>
          </table:table-cell>
          <table:table-cell office:value-type="string">
            <text:p>Success</text:p>
          </table:table-cell>
          <table:table-cell office:value-type="float" office:value="37956">
            <text:p>37956</text:p>
          </table:table-cell>
          <table:table-cell table:number-columns-repeated="1017"/>
        </table:table-row>
        <table:table-row table:style-name="ro1">
          <table:table-cell office:value-type="float" office:value="567">
            <text:p>567</text:p>
          </table:table-cell>
          <table:table-cell office:value-type="time" office:time-value="PT10H54M44.45S">
            <text:p>10:54:44.45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238">
            <text:p>1238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568">
            <text:p>568</text:p>
          </table:table-cell>
          <table:table-cell office:value-type="time" office:time-value="PT10H54M42.562S">
            <text:p>10:54:42.56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3164">
            <text:p>3164</text:p>
          </table:table-cell>
          <table:table-cell office:value-type="string">
            <text:p>Success</text:p>
          </table:table-cell>
          <table:table-cell office:value-type="float" office:value="70625">
            <text:p>70625</text:p>
          </table:table-cell>
          <table:table-cell table:number-columns-repeated="1017"/>
        </table:table-row>
        <table:table-row table:style-name="ro1">
          <table:table-cell office:value-type="float" office:value="569">
            <text:p>569</text:p>
          </table:table-cell>
          <table:table-cell office:value-type="time" office:time-value="PT10H54M45.688S">
            <text:p>10:54:45.69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0892">
            <text:p>20892</text:p>
          </table:table-cell>
          <table:table-cell table:number-columns-repeated="1017"/>
        </table:table-row>
        <table:table-row table:style-name="ro1">
          <table:table-cell office:value-type="float" office:value="570">
            <text:p>570</text:p>
          </table:table-cell>
          <table:table-cell office:value-type="time" office:time-value="PT10H54M45.599S">
            <text:p>10:54:45.60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137">
            <text:p>137</text:p>
          </table:table-cell>
          <table:table-cell office:value-type="string">
            <text:p>Success</text:p>
          </table:table-cell>
          <table:table-cell office:value-type="float" office:value="16038">
            <text:p>16038</text:p>
          </table:table-cell>
          <table:table-cell table:number-columns-repeated="1017"/>
        </table:table-row>
        <table:table-row table:style-name="ro1">
          <table:table-cell office:value-type="float" office:value="571">
            <text:p>571</text:p>
          </table:table-cell>
          <table:table-cell office:value-type="time" office:time-value="PT10H54M42.874S">
            <text:p>10:54:42.87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870">
            <text:p>2870</text:p>
          </table:table-cell>
          <table:table-cell office:value-type="string">
            <text:p>Success</text:p>
          </table:table-cell>
          <table:table-cell office:value-type="float" office:value="43758">
            <text:p>43758</text:p>
          </table:table-cell>
          <table:table-cell table:number-columns-repeated="1017"/>
        </table:table-row>
        <table:table-row table:style-name="ro1">
          <table:table-cell office:value-type="float" office:value="572">
            <text:p>572</text:p>
          </table:table-cell>
          <table:table-cell office:value-type="time" office:time-value="PT10H54M42.692S">
            <text:p>10:54:42.69</text:p>
          </table:table-cell>
          <table:table-cell office:value-type="string">
            <text:p>TC0002_PlannerB 2-28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061">
            <text:p>3061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573">
            <text:p>573</text:p>
          </table:table-cell>
          <table:table-cell office:value-type="time" office:time-value="PT10H54M45.737S">
            <text:p>10:54:45.74</text:p>
          </table:table-cell>
          <table:table-cell office:value-type="string">
            <text:p>TC0002_PlannerB 2-24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574">
            <text:p>574</text:p>
          </table:table-cell>
          <table:table-cell office:value-type="time" office:time-value="PT10H54M44.615S">
            <text:p>10:54:44.62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153">
            <text:p>1153</text:p>
          </table:table-cell>
          <table:table-cell office:value-type="string">
            <text:p>Success</text:p>
          </table:table-cell>
          <table:table-cell office:value-type="float" office:value="53727">
            <text:p>53727</text:p>
          </table:table-cell>
          <table:table-cell table:number-columns-repeated="1017"/>
        </table:table-row>
        <table:table-row table:style-name="ro1">
          <table:table-cell office:value-type="float" office:value="575">
            <text:p>575</text:p>
          </table:table-cell>
          <table:table-cell office:value-type="time" office:time-value="PT10H54M45.732S">
            <text:p>10:54:45.73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76">
            <text:p>576</text:p>
          </table:table-cell>
          <table:table-cell office:value-type="time" office:time-value="PT10H54M41.328S">
            <text:p>10:54:41.33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4454">
            <text:p>4454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577">
            <text:p>577</text:p>
          </table:table-cell>
          <table:table-cell office:value-type="time" office:time-value="PT10H54M44.643S">
            <text:p>10:54:44.64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144">
            <text:p>1144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578">
            <text:p>578</text:p>
          </table:table-cell>
          <table:table-cell office:value-type="time" office:time-value="PT10H54M45.675S">
            <text:p>10:54:45.68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31">
            <text:p>131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579">
            <text:p>579</text:p>
          </table:table-cell>
          <table:table-cell office:value-type="time" office:time-value="PT10H54M45.775S">
            <text:p>10:54:45.78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80">
            <text:p>580</text:p>
          </table:table-cell>
          <table:table-cell office:value-type="time" office:time-value="PT10H54M45.745S">
            <text:p>10:54:45.75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20">
            <text:p>120</text:p>
          </table:table-cell>
          <table:table-cell office:value-type="string">
            <text:p>Success</text:p>
          </table:table-cell>
          <table:table-cell office:value-type="float" office:value="23546">
            <text:p>23546</text:p>
          </table:table-cell>
          <table:table-cell table:number-columns-repeated="1017"/>
        </table:table-row>
        <table:table-row table:style-name="ro1">
          <table:table-cell office:value-type="float" office:value="581">
            <text:p>581</text:p>
          </table:table-cell>
          <table:table-cell office:value-type="time" office:time-value="PT10H54M45.769S">
            <text:p>10:54:45.77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17">
            <text:p>117</text:p>
          </table:table-cell>
          <table:table-cell office:value-type="string">
            <text:p>Success</text:p>
          </table:table-cell>
          <table:table-cell office:value-type="float" office:value="16038">
            <text:p>16038</text:p>
          </table:table-cell>
          <table:table-cell table:number-columns-repeated="1017"/>
        </table:table-row>
        <table:table-row table:style-name="ro1">
          <table:table-cell office:value-type="float" office:value="582">
            <text:p>582</text:p>
          </table:table-cell>
          <table:table-cell office:value-type="time" office:time-value="PT10H54M45.866S">
            <text:p>10:54:45.87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583">
            <text:p>583</text:p>
          </table:table-cell>
          <table:table-cell office:value-type="time" office:time-value="PT10H54M45.817S">
            <text:p>10:54:45.82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84">
            <text:p>584</text:p>
          </table:table-cell>
          <table:table-cell office:value-type="time" office:time-value="PT10H54M45.89S">
            <text:p>10:54:45.89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585">
            <text:p>585</text:p>
          </table:table-cell>
          <table:table-cell office:value-type="time" office:time-value="PT10H54M45.887S">
            <text:p>10:54:45.89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586">
            <text:p>586</text:p>
          </table:table-cell>
          <table:table-cell office:value-type="time" office:time-value="PT10H54M45.92S">
            <text:p>10:54:45.92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587">
            <text:p>587</text:p>
          </table:table-cell>
          <table:table-cell office:value-type="time" office:time-value="PT10H54M45.759S">
            <text:p>10:54:45.76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208">
            <text:p>208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588">
            <text:p>588</text:p>
          </table:table-cell>
          <table:table-cell office:value-type="time" office:time-value="PT10H54M45.95S">
            <text:p>10:54:45.95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589">
            <text:p>589</text:p>
          </table:table-cell>
          <table:table-cell office:value-type="time" office:time-value="PT10H54M45.913S">
            <text:p>10:54:45.91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590">
            <text:p>590</text:p>
          </table:table-cell>
          <table:table-cell office:value-type="time" office:time-value="PT10H54M45.968S">
            <text:p>10:54:45.97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591">
            <text:p>591</text:p>
          </table:table-cell>
          <table:table-cell office:value-type="time" office:time-value="PT10H54M41.439S">
            <text:p>10:54:41.44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4589">
            <text:p>4589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592">
            <text:p>592</text:p>
          </table:table-cell>
          <table:table-cell office:value-type="time" office:time-value="PT10H54M38.442S">
            <text:p>10:54:38.44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7619">
            <text:p>7619</text:p>
          </table:table-cell>
          <table:table-cell office:value-type="string">
            <text:p>Success</text:p>
          </table:table-cell>
          <table:table-cell office:value-type="float" office:value="69267">
            <text:p>69267</text:p>
          </table:table-cell>
          <table:table-cell table:number-columns-repeated="1017"/>
        </table:table-row>
        <table:table-row table:style-name="ro1">
          <table:table-cell office:value-type="float" office:value="593">
            <text:p>593</text:p>
          </table:table-cell>
          <table:table-cell office:value-type="time" office:time-value="PT10H54M40.94S">
            <text:p>10:54:40.94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5123">
            <text:p>5123</text:p>
          </table:table-cell>
          <table:table-cell office:value-type="string">
            <text:p>Success</text:p>
          </table:table-cell>
          <table:table-cell office:value-type="float" office:value="38667">
            <text:p>38667</text:p>
          </table:table-cell>
          <table:table-cell table:number-columns-repeated="1017"/>
        </table:table-row>
        <table:table-row table:style-name="ro1">
          <table:table-cell office:value-type="float" office:value="594">
            <text:p>594</text:p>
          </table:table-cell>
          <table:table-cell office:value-type="time" office:time-value="PT10H54M38.666S">
            <text:p>10:54:38.67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7411">
            <text:p>7411</text:p>
          </table:table-cell>
          <table:table-cell office:value-type="string">
            <text:p>Success</text:p>
          </table:table-cell>
          <table:table-cell office:value-type="float" office:value="69267">
            <text:p>69267</text:p>
          </table:table-cell>
          <table:table-cell table:number-columns-repeated="1017"/>
        </table:table-row>
        <table:table-row table:style-name="ro1">
          <table:table-cell office:value-type="float" office:value="595">
            <text:p>595</text:p>
          </table:table-cell>
          <table:table-cell office:value-type="time" office:time-value="PT10H54M41.309S">
            <text:p>10:54:41.31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4775">
            <text:p>4775</text:p>
          </table:table-cell>
          <table:table-cell office:value-type="string">
            <text:p>Success</text:p>
          </table:table-cell>
          <table:table-cell office:value-type="float" office:value="70625">
            <text:p>70625</text:p>
          </table:table-cell>
          <table:table-cell table:number-columns-repeated="1017"/>
        </table:table-row>
        <table:table-row table:style-name="ro1">
          <table:table-cell office:value-type="float" office:value="596">
            <text:p>596</text:p>
          </table:table-cell>
          <table:table-cell office:value-type="time" office:time-value="PT10H54M40.444S">
            <text:p>10:54:40.44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5645">
            <text:p>5645</text:p>
          </table:table-cell>
          <table:table-cell office:value-type="string">
            <text:p>Success</text:p>
          </table:table-cell>
          <table:table-cell office:value-type="float" office:value="70551">
            <text:p>70551</text:p>
          </table:table-cell>
          <table:table-cell table:number-columns-repeated="1017"/>
        </table:table-row>
        <table:table-row table:style-name="ro1">
          <table:table-cell office:value-type="float" office:value="597">
            <text:p>597</text:p>
          </table:table-cell>
          <table:table-cell office:value-type="time" office:time-value="PT10H54M45.968S">
            <text:p>10:54:45.97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51">
            <text:p>151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598">
            <text:p>598</text:p>
          </table:table-cell>
          <table:table-cell office:value-type="time" office:time-value="PT10H54M45.936S">
            <text:p>10:54:45.94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86">
            <text:p>186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599">
            <text:p>599</text:p>
          </table:table-cell>
          <table:table-cell office:value-type="time" office:time-value="PT10H54M46.12S">
            <text:p>10:54:46.12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600">
            <text:p>600</text:p>
          </table:table-cell>
          <table:table-cell office:value-type="time" office:time-value="PT10H54M46.123S">
            <text:p>10:54:46.12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601">
            <text:p>601</text:p>
          </table:table-cell>
          <table:table-cell office:value-type="time" office:time-value="PT10H54M46.078S">
            <text:p>10:54:46.08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185">
            <text:p>185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602">
            <text:p>602</text:p>
          </table:table-cell>
          <table:table-cell office:value-type="time" office:time-value="PT10H54M41.383S">
            <text:p>10:54:41.38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4908">
            <text:p>4908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603">
            <text:p>603</text:p>
          </table:table-cell>
          <table:table-cell office:value-type="time" office:time-value="PT10H54M45.971S">
            <text:p>10:54:45.97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401">
            <text:p>401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604">
            <text:p>604</text:p>
          </table:table-cell>
          <table:table-cell office:value-type="time" office:time-value="PT10H54M46.374S">
            <text:p>10:54:46.37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605">
            <text:p>605</text:p>
          </table:table-cell>
          <table:table-cell office:value-type="time" office:time-value="PT10H54M46.392S">
            <text:p>10:54:46.39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606">
            <text:p>606</text:p>
          </table:table-cell>
          <table:table-cell office:value-type="time" office:time-value="PT10H54M46.429S">
            <text:p>10:54:46.43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607">
            <text:p>607</text:p>
          </table:table-cell>
          <table:table-cell office:value-type="time" office:time-value="PT10H54M38.493S">
            <text:p>10:54:38.49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7976">
            <text:p>7976</text:p>
          </table:table-cell>
          <table:table-cell office:value-type="string">
            <text:p>Success</text:p>
          </table:table-cell>
          <table:table-cell office:value-type="float" office:value="69267">
            <text:p>69267</text:p>
          </table:table-cell>
          <table:table-cell table:number-columns-repeated="1017"/>
        </table:table-row>
        <table:table-row table:style-name="ro1">
          <table:table-cell office:value-type="float" office:value="608">
            <text:p>608</text:p>
          </table:table-cell>
          <table:table-cell office:value-type="time" office:time-value="PT10H54M46.138S">
            <text:p>10:54:46.14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56">
            <text:p>356</text:p>
          </table:table-cell>
          <table:table-cell office:value-type="string">
            <text:p>Success</text:p>
          </table:table-cell>
          <table:table-cell office:value-type="float" office:value="10580">
            <text:p>10580</text:p>
          </table:table-cell>
          <table:table-cell table:number-columns-repeated="1017"/>
        </table:table-row>
        <table:table-row table:style-name="ro1">
          <table:table-cell office:value-type="float" office:value="609">
            <text:p>609</text:p>
          </table:table-cell>
          <table:table-cell office:value-type="time" office:time-value="PT10H54M46.085S">
            <text:p>10:54:46.09</text:p>
          </table:table-cell>
          <table:table-cell office:value-type="string">
            <text:p>TC0003_PlannerC 3-22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470">
            <text:p>470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610">
            <text:p>610</text:p>
          </table:table-cell>
          <table:table-cell office:value-type="time" office:time-value="PT10H54M42.339S">
            <text:p>10:54:42.34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4228">
            <text:p>4228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611">
            <text:p>611</text:p>
          </table:table-cell>
          <table:table-cell office:value-type="time" office:time-value="PT10H54M46.063S">
            <text:p>10:54:46.06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512">
            <text:p>512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612">
            <text:p>612</text:p>
          </table:table-cell>
          <table:table-cell office:value-type="time" office:time-value="PT10H54M45.657S">
            <text:p>10:54:45.66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948">
            <text:p>948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613">
            <text:p>613</text:p>
          </table:table-cell>
          <table:table-cell office:value-type="time" office:time-value="PT10H54M46.495S">
            <text:p>10:54:46.50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32">
            <text:p>13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614">
            <text:p>614</text:p>
          </table:table-cell>
          <table:table-cell office:value-type="time" office:time-value="PT10H54M46.142S">
            <text:p>10:54:46.14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487">
            <text:p>487</text:p>
          </table:table-cell>
          <table:table-cell office:value-type="string">
            <text:p>Success</text:p>
          </table:table-cell>
          <table:table-cell office:value-type="float" office:value="54353">
            <text:p>54353</text:p>
          </table:table-cell>
          <table:table-cell table:number-columns-repeated="1017"/>
        </table:table-row>
        <table:table-row table:style-name="ro1">
          <table:table-cell office:value-type="float" office:value="615">
            <text:p>615</text:p>
          </table:table-cell>
          <table:table-cell office:value-type="time" office:time-value="PT10H54M45.727S">
            <text:p>10:54:45.73</text:p>
          </table:table-cell>
          <table:table-cell office:value-type="string">
            <text:p>TC0001_PlannerA 1-21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925">
            <text:p>925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616">
            <text:p>616</text:p>
          </table:table-cell>
          <table:table-cell office:value-type="time" office:time-value="PT10H54M46.264S">
            <text:p>10:54:46.26</text:p>
          </table:table-cell>
          <table:table-cell office:value-type="string">
            <text:p>TC0002_PlannerB 2-29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405">
            <text:p>405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617">
            <text:p>617</text:p>
          </table:table-cell>
          <table:table-cell office:value-type="time" office:time-value="PT10H54M45.788S">
            <text:p>10:54:45.79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891">
            <text:p>891</text:p>
          </table:table-cell>
          <table:table-cell office:value-type="string">
            <text:p>Success</text:p>
          </table:table-cell>
          <table:table-cell office:value-type="float" office:value="38771">
            <text:p>38771</text:p>
          </table:table-cell>
          <table:table-cell table:number-columns-repeated="1017"/>
        </table:table-row>
        <table:table-row table:style-name="ro1">
          <table:table-cell office:value-type="float" office:value="618">
            <text:p>618</text:p>
          </table:table-cell>
          <table:table-cell office:value-type="time" office:time-value="PT10H54M45.685S">
            <text:p>10:54:45.69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004">
            <text:p>1004</text:p>
          </table:table-cell>
          <table:table-cell office:value-type="string">
            <text:p>Success</text:p>
          </table:table-cell>
          <table:table-cell office:value-type="float" office:value="38771">
            <text:p>38771</text:p>
          </table:table-cell>
          <table:table-cell table:number-columns-repeated="1017"/>
        </table:table-row>
        <table:table-row table:style-name="ro1">
          <table:table-cell office:value-type="float" office:value="619">
            <text:p>619</text:p>
          </table:table-cell>
          <table:table-cell office:value-type="time" office:time-value="PT10H54M46.449S">
            <text:p>10:54:46.45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40">
            <text:p>240</text:p>
          </table:table-cell>
          <table:table-cell office:value-type="string">
            <text:p>Success</text:p>
          </table:table-cell>
          <table:table-cell office:value-type="float" office:value="8991">
            <text:p>8991</text:p>
          </table:table-cell>
          <table:table-cell table:number-columns-repeated="1017"/>
        </table:table-row>
        <table:table-row table:style-name="ro1">
          <table:table-cell office:value-type="float" office:value="620">
            <text:p>620</text:p>
          </table:table-cell>
          <table:table-cell office:value-type="time" office:time-value="PT10H54M45.612S">
            <text:p>10:54:45.61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077">
            <text:p>1077</text:p>
          </table:table-cell>
          <table:table-cell office:value-type="string">
            <text:p>Success</text:p>
          </table:table-cell>
          <table:table-cell office:value-type="float" office:value="38775">
            <text:p>38775</text:p>
          </table:table-cell>
          <table:table-cell table:number-columns-repeated="1017"/>
        </table:table-row>
        <table:table-row table:style-name="ro1">
          <table:table-cell office:value-type="float" office:value="621">
            <text:p>621</text:p>
          </table:table-cell>
          <table:table-cell office:value-type="time" office:time-value="PT10H54M46.09S">
            <text:p>10:54:46.09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621">
            <text:p>621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622">
            <text:p>622</text:p>
          </table:table-cell>
          <table:table-cell office:value-type="time" office:time-value="PT10H54M45.807S">
            <text:p>10:54:45.81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914">
            <text:p>914</text:p>
          </table:table-cell>
          <table:table-cell office:value-type="string">
            <text:p>Success</text:p>
          </table:table-cell>
          <table:table-cell office:value-type="float" office:value="38416">
            <text:p>38416</text:p>
          </table:table-cell>
          <table:table-cell table:number-columns-repeated="1017"/>
        </table:table-row>
        <table:table-row table:style-name="ro1">
          <table:table-cell office:value-type="float" office:value="623">
            <text:p>623</text:p>
          </table:table-cell>
          <table:table-cell office:value-type="time" office:time-value="PT10H54M45.783S">
            <text:p>10:54:45.78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963">
            <text:p>963</text:p>
          </table:table-cell>
          <table:table-cell office:value-type="string">
            <text:p>Success</text:p>
          </table:table-cell>
          <table:table-cell office:value-type="float" office:value="38771">
            <text:p>38771</text:p>
          </table:table-cell>
          <table:table-cell table:number-columns-repeated="1017"/>
        </table:table-row>
        <table:table-row table:style-name="ro1">
          <table:table-cell office:value-type="float" office:value="624">
            <text:p>624</text:p>
          </table:table-cell>
          <table:table-cell office:value-type="time" office:time-value="PT10H54M46.064S">
            <text:p>10:54:46.06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697">
            <text:p>697</text:p>
          </table:table-cell>
          <table:table-cell office:value-type="string">
            <text:p>Success</text:p>
          </table:table-cell>
          <table:table-cell office:value-type="float" office:value="53777">
            <text:p>53777</text:p>
          </table:table-cell>
          <table:table-cell table:number-columns-repeated="1017"/>
        </table:table-row>
        <table:table-row table:style-name="ro1">
          <table:table-cell office:value-type="float" office:value="625">
            <text:p>625</text:p>
          </table:table-cell>
          <table:table-cell office:value-type="time" office:time-value="PT10H54M40.22S">
            <text:p>10:54:40.22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6550">
            <text:p>6550</text:p>
          </table:table-cell>
          <table:table-cell office:value-type="string">
            <text:p>Success</text:p>
          </table:table-cell>
          <table:table-cell office:value-type="float" office:value="70529">
            <text:p>70529</text:p>
          </table:table-cell>
          <table:table-cell table:number-columns-repeated="1017"/>
        </table:table-row>
        <table:table-row table:style-name="ro1">
          <table:table-cell office:value-type="float" office:value="626">
            <text:p>626</text:p>
          </table:table-cell>
          <table:table-cell office:value-type="time" office:time-value="PT10H54M45.569S">
            <text:p>10:54:45.57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211">
            <text:p>1211</text:p>
          </table:table-cell>
          <table:table-cell office:value-type="string">
            <text:p>Success</text:p>
          </table:table-cell>
          <table:table-cell office:value-type="float" office:value="38771">
            <text:p>38771</text:p>
          </table:table-cell>
          <table:table-cell table:number-columns-repeated="1017"/>
        </table:table-row>
        <table:table-row table:style-name="ro1">
          <table:table-cell office:value-type="float" office:value="627">
            <text:p>627</text:p>
          </table:table-cell>
          <table:table-cell office:value-type="time" office:time-value="PT10H54M38.581S">
            <text:p>10:54:38.58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8204">
            <text:p>8204</text:p>
          </table:table-cell>
          <table:table-cell office:value-type="string">
            <text:p>Success</text:p>
          </table:table-cell>
          <table:table-cell office:value-type="float" office:value="69267">
            <text:p>69267</text:p>
          </table:table-cell>
          <table:table-cell table:number-columns-repeated="1017"/>
        </table:table-row>
        <table:table-row table:style-name="ro1">
          <table:table-cell office:value-type="float" office:value="628">
            <text:p>628</text:p>
          </table:table-cell>
          <table:table-cell office:value-type="time" office:time-value="PT10H54M39.68S">
            <text:p>10:54:39.68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7108">
            <text:p>7108</text:p>
          </table:table-cell>
          <table:table-cell office:value-type="string">
            <text:p>Success</text:p>
          </table:table-cell>
          <table:table-cell office:value-type="float" office:value="70525">
            <text:p>70525</text:p>
          </table:table-cell>
          <table:table-cell table:number-columns-repeated="1017"/>
        </table:table-row>
        <table:table-row table:style-name="ro1">
          <table:table-cell office:value-type="float" office:value="629">
            <text:p>629</text:p>
          </table:table-cell>
          <table:table-cell office:value-type="time" office:time-value="PT10H54M45.665S">
            <text:p>10:54:45.67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136">
            <text:p>1136</text:p>
          </table:table-cell>
          <table:table-cell office:value-type="string">
            <text:p>Success</text:p>
          </table:table-cell>
          <table:table-cell office:value-type="float" office:value="38771">
            <text:p>38771</text:p>
          </table:table-cell>
          <table:table-cell table:number-columns-repeated="1017"/>
        </table:table-row>
        <table:table-row table:style-name="ro1">
          <table:table-cell office:value-type="float" office:value="630">
            <text:p>630</text:p>
          </table:table-cell>
          <table:table-cell office:value-type="time" office:time-value="PT10H54M42.926S">
            <text:p>10:54:42.93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3881">
            <text:p>3881</text:p>
          </table:table-cell>
          <table:table-cell office:value-type="string">
            <text:p>Success</text:p>
          </table:table-cell>
          <table:table-cell office:value-type="float" office:value="70613">
            <text:p>70613</text:p>
          </table:table-cell>
          <table:table-cell table:number-columns-repeated="1017"/>
        </table:table-row>
        <table:table-row table:style-name="ro1">
          <table:table-cell office:value-type="float" office:value="631">
            <text:p>631</text:p>
          </table:table-cell>
          <table:table-cell office:value-type="time" office:time-value="PT10H54M46.762S">
            <text:p>10:54:46.76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16043">
            <text:p>16043</text:p>
          </table:table-cell>
          <table:table-cell table:number-columns-repeated="1017"/>
        </table:table-row>
        <table:table-row table:style-name="ro1">
          <table:table-cell office:value-type="float" office:value="632">
            <text:p>632</text:p>
          </table:table-cell>
          <table:table-cell office:value-type="time" office:time-value="PT10H54M42.335S">
            <text:p>10:54:42.34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4492">
            <text:p>4492</text:p>
          </table:table-cell>
          <table:table-cell office:value-type="string">
            <text:p>Success</text:p>
          </table:table-cell>
          <table:table-cell office:value-type="float" office:value="70635">
            <text:p>70635</text:p>
          </table:table-cell>
          <table:table-cell table:number-columns-repeated="1017"/>
        </table:table-row>
        <table:table-row table:style-name="ro1">
          <table:table-cell office:value-type="float" office:value="633">
            <text:p>633</text:p>
          </table:table-cell>
          <table:table-cell office:value-type="time" office:time-value="PT10H54M46.471S">
            <text:p>10:54:46.47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378">
            <text:p>378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634">
            <text:p>634</text:p>
          </table:table-cell>
          <table:table-cell office:value-type="time" office:time-value="PT10H54M46.824S">
            <text:p>10:54:46.82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635">
            <text:p>635</text:p>
          </table:table-cell>
          <table:table-cell office:value-type="time" office:time-value="PT10H54M39.392S">
            <text:p>10:54:39.39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7460">
            <text:p>7460</text:p>
          </table:table-cell>
          <table:table-cell office:value-type="string">
            <text:p>Success</text:p>
          </table:table-cell>
          <table:table-cell office:value-type="float" office:value="70529">
            <text:p>70529</text:p>
          </table:table-cell>
          <table:table-cell table:number-columns-repeated="1017"/>
        </table:table-row>
        <table:table-row table:style-name="ro1">
          <table:table-cell office:value-type="float" office:value="636">
            <text:p>636</text:p>
          </table:table-cell>
          <table:table-cell office:value-type="time" office:time-value="PT10H54M46.004S">
            <text:p>10:54:46.00</text:p>
          </table:table-cell>
          <table:table-cell office:value-type="string">
            <text:p>TC0002_PlannerB 2-24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862">
            <text:p>862</text:p>
          </table:table-cell>
          <table:table-cell office:value-type="string">
            <text:p>Success</text:p>
          </table:table-cell>
          <table:table-cell office:value-type="float" office:value="54353">
            <text:p>54353</text:p>
          </table:table-cell>
          <table:table-cell table:number-columns-repeated="1017"/>
        </table:table-row>
        <table:table-row table:style-name="ro1">
          <table:table-cell office:value-type="float" office:value="637">
            <text:p>637</text:p>
          </table:table-cell>
          <table:table-cell office:value-type="time" office:time-value="PT10H54M44.671S">
            <text:p>10:54:44.67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2196">
            <text:p>2196</text:p>
          </table:table-cell>
          <table:table-cell office:value-type="string">
            <text:p>Success</text:p>
          </table:table-cell>
          <table:table-cell office:value-type="float" office:value="37956">
            <text:p>37956</text:p>
          </table:table-cell>
          <table:table-cell table:number-columns-repeated="1017"/>
        </table:table-row>
        <table:table-row table:style-name="ro1">
          <table:table-cell office:value-type="float" office:value="638">
            <text:p>638</text:p>
          </table:table-cell>
          <table:table-cell office:value-type="time" office:time-value="PT10H54M44.584S">
            <text:p>10:54:44.58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285">
            <text:p>2285</text:p>
          </table:table-cell>
          <table:table-cell office:value-type="string">
            <text:p>Success</text:p>
          </table:table-cell>
          <table:table-cell office:value-type="float" office:value="37956">
            <text:p>37956</text:p>
          </table:table-cell>
          <table:table-cell table:number-columns-repeated="1017"/>
        </table:table-row>
        <table:table-row table:style-name="ro1">
          <table:table-cell office:value-type="float" office:value="639">
            <text:p>639</text:p>
          </table:table-cell>
          <table:table-cell office:value-type="time" office:time-value="PT10H54M38.092S">
            <text:p>10:54:38.09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8782">
            <text:p>8782</text:p>
          </table:table-cell>
          <table:table-cell office:value-type="string">
            <text:p>Success</text:p>
          </table:table-cell>
          <table:table-cell office:value-type="float" office:value="69267">
            <text:p>69267</text:p>
          </table:table-cell>
          <table:table-cell table:number-columns-repeated="1017"/>
        </table:table-row>
        <table:table-row table:style-name="ro1">
          <table:table-cell office:value-type="float" office:value="640">
            <text:p>640</text:p>
          </table:table-cell>
          <table:table-cell office:value-type="time" office:time-value="PT10H54M38.03S">
            <text:p>10:54:38.03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8869">
            <text:p>8869</text:p>
          </table:table-cell>
          <table:table-cell office:value-type="string">
            <text:p>Success</text:p>
          </table:table-cell>
          <table:table-cell office:value-type="float" office:value="69267">
            <text:p>69267</text:p>
          </table:table-cell>
          <table:table-cell table:number-columns-repeated="1017"/>
        </table:table-row>
        <table:table-row table:style-name="ro1">
          <table:table-cell office:value-type="float" office:value="641">
            <text:p>641</text:p>
          </table:table-cell>
          <table:table-cell office:value-type="time" office:time-value="PT10H54M38.023S">
            <text:p>10:54:38.02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8884">
            <text:p>8884</text:p>
          </table:table-cell>
          <table:table-cell office:value-type="string">
            <text:p>Success</text:p>
          </table:table-cell>
          <table:table-cell office:value-type="float" office:value="69267">
            <text:p>69267</text:p>
          </table:table-cell>
          <table:table-cell table:number-columns-repeated="1017"/>
        </table:table-row>
        <table:table-row table:style-name="ro1">
          <table:table-cell office:value-type="float" office:value="642">
            <text:p>642</text:p>
          </table:table-cell>
          <table:table-cell office:value-type="time" office:time-value="PT10H54M37.998S">
            <text:p>10:54:38.00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8910">
            <text:p>8910</text:p>
          </table:table-cell>
          <table:table-cell office:value-type="string">
            <text:p>Success</text:p>
          </table:table-cell>
          <table:table-cell office:value-type="float" office:value="69245">
            <text:p>69245</text:p>
          </table:table-cell>
          <table:table-cell table:number-columns-repeated="1017"/>
        </table:table-row>
        <table:table-row table:style-name="ro1">
          <table:table-cell office:value-type="float" office:value="643">
            <text:p>643</text:p>
          </table:table-cell>
          <table:table-cell office:value-type="time" office:time-value="PT10H54M44.668S">
            <text:p>10:54:44.67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2244">
            <text:p>2244</text:p>
          </table:table-cell>
          <table:table-cell office:value-type="string">
            <text:p>Success</text:p>
          </table:table-cell>
          <table:table-cell office:value-type="float" office:value="37956">
            <text:p>37956</text:p>
          </table:table-cell>
          <table:table-cell table:number-columns-repeated="1017"/>
        </table:table-row>
        <table:table-row table:style-name="ro1">
          <table:table-cell office:value-type="float" office:value="644">
            <text:p>644</text:p>
          </table:table-cell>
          <table:table-cell office:value-type="time" office:time-value="PT10H54M38.474S">
            <text:p>10:54:38.47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8447">
            <text:p>8447</text:p>
          </table:table-cell>
          <table:table-cell office:value-type="string">
            <text:p>Success</text:p>
          </table:table-cell>
          <table:table-cell office:value-type="float" office:value="69267">
            <text:p>69267</text:p>
          </table:table-cell>
          <table:table-cell table:number-columns-repeated="1017"/>
        </table:table-row>
        <table:table-row table:style-name="ro1">
          <table:table-cell office:value-type="float" office:value="645">
            <text:p>645</text:p>
          </table:table-cell>
          <table:table-cell office:value-type="time" office:time-value="PT10H54M38.406S">
            <text:p>10:54:38.41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8542">
            <text:p>8542</text:p>
          </table:table-cell>
          <table:table-cell office:value-type="string">
            <text:p>Success</text:p>
          </table:table-cell>
          <table:table-cell office:value-type="float" office:value="69245">
            <text:p>69245</text:p>
          </table:table-cell>
          <table:table-cell table:number-columns-repeated="1017"/>
        </table:table-row>
        <table:table-row table:style-name="ro1">
          <table:table-cell office:value-type="float" office:value="646">
            <text:p>646</text:p>
          </table:table-cell>
          <table:table-cell office:value-type="time" office:time-value="PT10H54M39.656S">
            <text:p>10:54:39.66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7302">
            <text:p>7302</text:p>
          </table:table-cell>
          <table:table-cell office:value-type="string">
            <text:p>Success</text:p>
          </table:table-cell>
          <table:table-cell office:value-type="float" office:value="69267">
            <text:p>69267</text:p>
          </table:table-cell>
          <table:table-cell table:number-columns-repeated="1017"/>
        </table:table-row>
        <table:table-row table:style-name="ro1">
          <table:table-cell office:value-type="float" office:value="647">
            <text:p>647</text:p>
          </table:table-cell>
          <table:table-cell office:value-type="time" office:time-value="PT10H54M46.68S">
            <text:p>10:54:46.68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21">
            <text:p>321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648">
            <text:p>648</text:p>
          </table:table-cell>
          <table:table-cell office:value-type="time" office:time-value="PT10H54M44.687S">
            <text:p>10:54:44.69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2325">
            <text:p>2325</text:p>
          </table:table-cell>
          <table:table-cell office:value-type="string">
            <text:p>Success</text:p>
          </table:table-cell>
          <table:table-cell office:value-type="float" office:value="37956">
            <text:p>37956</text:p>
          </table:table-cell>
          <table:table-cell table:number-columns-repeated="1017"/>
        </table:table-row>
        <table:table-row table:style-name="ro1">
          <table:table-cell office:value-type="float" office:value="649">
            <text:p>649</text:p>
          </table:table-cell>
          <table:table-cell office:value-type="time" office:time-value="PT10H54M45.559S">
            <text:p>10:54:45.56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463">
            <text:p>1463</text:p>
          </table:table-cell>
          <table:table-cell office:value-type="string">
            <text:p>Success</text:p>
          </table:table-cell>
          <table:table-cell office:value-type="float" office:value="38768">
            <text:p>38768</text:p>
          </table:table-cell>
          <table:table-cell table:number-columns-repeated="1017"/>
        </table:table-row>
        <table:table-row table:style-name="ro1">
          <table:table-cell office:value-type="float" office:value="650">
            <text:p>650</text:p>
          </table:table-cell>
          <table:table-cell office:value-type="time" office:time-value="PT10H54M44.575S">
            <text:p>10:54:44.58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2457">
            <text:p>2457</text:p>
          </table:table-cell>
          <table:table-cell office:value-type="string">
            <text:p>Success</text:p>
          </table:table-cell>
          <table:table-cell office:value-type="float" office:value="37956">
            <text:p>37956</text:p>
          </table:table-cell>
          <table:table-cell table:number-columns-repeated="1017"/>
        </table:table-row>
        <table:table-row table:style-name="ro1">
          <table:table-cell office:value-type="float" office:value="651">
            <text:p>651</text:p>
          </table:table-cell>
          <table:table-cell office:value-type="time" office:time-value="PT10H54M46.87S">
            <text:p>10:54:46.87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64">
            <text:p>16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52">
            <text:p>652</text:p>
          </table:table-cell>
          <table:table-cell office:value-type="time" office:time-value="PT10H54M46.69S">
            <text:p>10:54:46.69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67">
            <text:p>367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653">
            <text:p>653</text:p>
          </table:table-cell>
          <table:table-cell office:value-type="time" office:time-value="PT10H54M46.722S">
            <text:p>10:54:46.72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359">
            <text:p>359</text:p>
          </table:table-cell>
          <table:table-cell office:value-type="string">
            <text:p>Success</text:p>
          </table:table-cell>
          <table:table-cell office:value-type="float" office:value="24074">
            <text:p>24074</text:p>
          </table:table-cell>
          <table:table-cell table:number-columns-repeated="1017"/>
        </table:table-row>
        <table:table-row table:style-name="ro1">
          <table:table-cell office:value-type="float" office:value="654">
            <text:p>654</text:p>
          </table:table-cell>
          <table:table-cell office:value-type="time" office:time-value="PT10H54M47.033S">
            <text:p>10:54:47.03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55">
            <text:p>655</text:p>
          </table:table-cell>
          <table:table-cell office:value-type="time" office:time-value="PT10H54M47.013S">
            <text:p>10:54:47.01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56">
            <text:p>656</text:p>
          </table:table-cell>
          <table:table-cell office:value-type="time" office:time-value="PT10H54M47.083S">
            <text:p>10:54:47.08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57">
            <text:p>657</text:p>
          </table:table-cell>
          <table:table-cell office:value-type="time" office:time-value="PT10H54M46.786S">
            <text:p>10:54:46.79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361">
            <text:p>361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658">
            <text:p>658</text:p>
          </table:table-cell>
          <table:table-cell office:value-type="time" office:time-value="PT10H54M46.782S">
            <text:p>10:54:46.78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378">
            <text:p>378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659">
            <text:p>659</text:p>
          </table:table-cell>
          <table:table-cell office:value-type="time" office:time-value="PT10H54M47.035S">
            <text:p>10:54:47.04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40">
            <text:p>14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60">
            <text:p>660</text:p>
          </table:table-cell>
          <table:table-cell office:value-type="time" office:time-value="PT10H54M47.111S">
            <text:p>10:54:47.11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61">
            <text:p>661</text:p>
          </table:table-cell>
          <table:table-cell office:value-type="time" office:time-value="PT10H54M47.1S">
            <text:p>10:54:47.10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21">
            <text:p>12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62">
            <text:p>662</text:p>
          </table:table-cell>
          <table:table-cell office:value-type="time" office:time-value="PT10H54M46.747S">
            <text:p>10:54:46.75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487">
            <text:p>487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663">
            <text:p>663</text:p>
          </table:table-cell>
          <table:table-cell office:value-type="time" office:time-value="PT10H54M46.771S">
            <text:p>10:54:46.77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473">
            <text:p>473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664">
            <text:p>664</text:p>
          </table:table-cell>
          <table:table-cell office:value-type="time" office:time-value="PT10H54M47.023S">
            <text:p>10:54:47.02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48">
            <text:p>248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665">
            <text:p>665</text:p>
          </table:table-cell>
          <table:table-cell office:value-type="time" office:time-value="PT10H54M47.098S">
            <text:p>10:54:47.10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74">
            <text:p>17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66">
            <text:p>666</text:p>
          </table:table-cell>
          <table:table-cell office:value-type="time" office:time-value="PT10H54M47.196S">
            <text:p>10:54:47.20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67">
            <text:p>667</text:p>
          </table:table-cell>
          <table:table-cell office:value-type="time" office:time-value="PT10H54M47.176S">
            <text:p>10:54:47.18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22">
            <text:p>12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68">
            <text:p>668</text:p>
          </table:table-cell>
          <table:table-cell office:value-type="time" office:time-value="PT10H54M47.222S">
            <text:p>10:54:47.22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69">
            <text:p>669</text:p>
          </table:table-cell>
          <table:table-cell office:value-type="time" office:time-value="PT10H54M46.959S">
            <text:p>10:54:46.96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383">
            <text:p>383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670">
            <text:p>670</text:p>
          </table:table-cell>
          <table:table-cell office:value-type="time" office:time-value="PT10H54M47.288S">
            <text:p>10:54:47.29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71">
            <text:p>671</text:p>
          </table:table-cell>
          <table:table-cell office:value-type="time" office:time-value="PT10H54M47.273S">
            <text:p>10:54:47.27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72">
            <text:p>672</text:p>
          </table:table-cell>
          <table:table-cell office:value-type="time" office:time-value="PT10H54M47.319S">
            <text:p>10:54:47.32</text:p>
          </table:table-cell>
          <table:table-cell office:value-type="string">
            <text:p>TC0001_PlannerA 1-23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673">
            <text:p>673</text:p>
          </table:table-cell>
          <table:table-cell office:value-type="time" office:time-value="PT10H54M47.299S">
            <text:p>10:54:47.30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674">
            <text:p>674</text:p>
          </table:table-cell>
          <table:table-cell office:value-type="time" office:time-value="PT10H54M46.913S">
            <text:p>10:54:46.91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491">
            <text:p>491</text:p>
          </table:table-cell>
          <table:table-cell office:value-type="string">
            <text:p>Success</text:p>
          </table:table-cell>
          <table:table-cell office:value-type="float" office:value="24074">
            <text:p>24074</text:p>
          </table:table-cell>
          <table:table-cell table:number-columns-repeated="1017"/>
        </table:table-row>
        <table:table-row table:style-name="ro1">
          <table:table-cell office:value-type="float" office:value="675">
            <text:p>675</text:p>
          </table:table-cell>
          <table:table-cell office:value-type="time" office:time-value="PT10H54M47.352S">
            <text:p>10:54:47.35</text:p>
          </table:table-cell>
          <table:table-cell office:value-type="string">
            <text:p>TC0001_PlannerA 1-25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676">
            <text:p>676</text:p>
          </table:table-cell>
          <table:table-cell office:value-type="time" office:time-value="PT10H54M47.405S">
            <text:p>10:54:47.41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77">
            <text:p>677</text:p>
          </table:table-cell>
          <table:table-cell office:value-type="time" office:time-value="PT10H54M47.437S">
            <text:p>10:54:47.44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78">
            <text:p>678</text:p>
          </table:table-cell>
          <table:table-cell office:value-type="time" office:time-value="PT10H54M46.868S">
            <text:p>10:54:46.87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630">
            <text:p>630</text:p>
          </table:table-cell>
          <table:table-cell office:value-type="string">
            <text:p>Success</text:p>
          </table:table-cell>
          <table:table-cell office:value-type="float" office:value="24074">
            <text:p>24074</text:p>
          </table:table-cell>
          <table:table-cell table:number-columns-repeated="1017"/>
        </table:table-row>
        <table:table-row table:style-name="ro1">
          <table:table-cell office:value-type="float" office:value="679">
            <text:p>679</text:p>
          </table:table-cell>
          <table:table-cell office:value-type="time" office:time-value="PT10H54M47.499S">
            <text:p>10:54:47.50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80">
            <text:p>680</text:p>
          </table:table-cell>
          <table:table-cell office:value-type="time" office:time-value="PT10H54M47.475S">
            <text:p>10:54:47.48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81">
            <text:p>681</text:p>
          </table:table-cell>
          <table:table-cell office:value-type="time" office:time-value="PT10H54M47.524S">
            <text:p>10:54:47.52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82">
            <text:p>682</text:p>
          </table:table-cell>
          <table:table-cell office:value-type="time" office:time-value="PT10H54M47.526S">
            <text:p>10:54:47.53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683">
            <text:p>683</text:p>
          </table:table-cell>
          <table:table-cell office:value-type="time" office:time-value="PT10H54M46.854S">
            <text:p>10:54:46.85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748">
            <text:p>748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684">
            <text:p>684</text:p>
          </table:table-cell>
          <table:table-cell office:value-type="time" office:time-value="PT10H54M47.604S">
            <text:p>10:54:47.60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685">
            <text:p>685</text:p>
          </table:table-cell>
          <table:table-cell office:value-type="time" office:time-value="PT10H54M47.559S">
            <text:p>10:54:47.56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86">
            <text:p>686</text:p>
          </table:table-cell>
          <table:table-cell office:value-type="time" office:time-value="PT10H54M47.625S">
            <text:p>10:54:47.63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687">
            <text:p>687</text:p>
          </table:table-cell>
          <table:table-cell office:value-type="time" office:time-value="PT10H54M46.292S">
            <text:p>10:54:46.2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426">
            <text:p>1426</text:p>
          </table:table-cell>
          <table:table-cell office:value-type="string">
            <text:p>Success</text:p>
          </table:table-cell>
          <table:table-cell office:value-type="float" office:value="38775">
            <text:p>38775</text:p>
          </table:table-cell>
          <table:table-cell table:number-columns-repeated="1017"/>
        </table:table-row>
        <table:table-row table:style-name="ro1">
          <table:table-cell office:value-type="float" office:value="688">
            <text:p>688</text:p>
          </table:table-cell>
          <table:table-cell office:value-type="time" office:time-value="PT10H54M46.828S">
            <text:p>10:54:46.83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892">
            <text:p>892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689">
            <text:p>689</text:p>
          </table:table-cell>
          <table:table-cell office:value-type="time" office:time-value="PT10H54M46.628S">
            <text:p>10:54:46.63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147">
            <text:p>1147</text:p>
          </table:table-cell>
          <table:table-cell office:value-type="string">
            <text:p>Success</text:p>
          </table:table-cell>
          <table:table-cell office:value-type="float" office:value="8992">
            <text:p>8992</text:p>
          </table:table-cell>
          <table:table-cell table:number-columns-repeated="1017"/>
        </table:table-row>
        <table:table-row table:style-name="ro1">
          <table:table-cell office:value-type="float" office:value="690">
            <text:p>690</text:p>
          </table:table-cell>
          <table:table-cell office:value-type="time" office:time-value="PT10H54M47.426S">
            <text:p>10:54:47.43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376">
            <text:p>376</text:p>
          </table:table-cell>
          <table:table-cell office:value-type="string">
            <text:p>Success</text:p>
          </table:table-cell>
          <table:table-cell office:value-type="float" office:value="24075">
            <text:p>24075</text:p>
          </table:table-cell>
          <table:table-cell table:number-columns-repeated="1017"/>
        </table:table-row>
        <table:table-row table:style-name="ro1">
          <table:table-cell office:value-type="float" office:value="691">
            <text:p>691</text:p>
          </table:table-cell>
          <table:table-cell office:value-type="time" office:time-value="PT10H54M47.401S">
            <text:p>10:54:47.40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410">
            <text:p>410</text:p>
          </table:table-cell>
          <table:table-cell office:value-type="string">
            <text:p>Success</text:p>
          </table:table-cell>
          <table:table-cell office:value-type="float" office:value="24075">
            <text:p>24075</text:p>
          </table:table-cell>
          <table:table-cell table:number-columns-repeated="1017"/>
        </table:table-row>
        <table:table-row table:style-name="ro1">
          <table:table-cell office:value-type="float" office:value="692">
            <text:p>692</text:p>
          </table:table-cell>
          <table:table-cell office:value-type="time" office:time-value="PT10H54M47.388S">
            <text:p>10:54:47.39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428">
            <text:p>428</text:p>
          </table:table-cell>
          <table:table-cell office:value-type="string">
            <text:p>Success</text:p>
          </table:table-cell>
          <table:table-cell office:value-type="float" office:value="24075">
            <text:p>24075</text:p>
          </table:table-cell>
          <table:table-cell table:number-columns-repeated="1017"/>
        </table:table-row>
        <table:table-row table:style-name="ro1">
          <table:table-cell office:value-type="float" office:value="693">
            <text:p>693</text:p>
          </table:table-cell>
          <table:table-cell office:value-type="time" office:time-value="PT10H54M47.567S">
            <text:p>10:54:47.57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282">
            <text:p>282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694">
            <text:p>694</text:p>
          </table:table-cell>
          <table:table-cell office:value-type="time" office:time-value="PT10H54M47.851S">
            <text:p>10:54:47.85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695">
            <text:p>695</text:p>
          </table:table-cell>
          <table:table-cell office:value-type="time" office:time-value="PT10H54M47.343S">
            <text:p>10:54:47.34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534">
            <text:p>534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696">
            <text:p>696</text:p>
          </table:table-cell>
          <table:table-cell office:value-type="time" office:time-value="PT10H54M47.878S">
            <text:p>10:54:47.88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97">
            <text:p>697</text:p>
          </table:table-cell>
          <table:table-cell office:value-type="time" office:time-value="PT10H54M47.891S">
            <text:p>10:54:47.89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698">
            <text:p>698</text:p>
          </table:table-cell>
          <table:table-cell office:value-type="time" office:time-value="PT10H54M47.879S">
            <text:p>10:54:47.88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699">
            <text:p>699</text:p>
          </table:table-cell>
          <table:table-cell office:value-type="time" office:time-value="PT10H54M47.927S">
            <text:p>10:54:47.93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700">
            <text:p>700</text:p>
          </table:table-cell>
          <table:table-cell office:value-type="time" office:time-value="PT10H54M47.926S">
            <text:p>10:54:47.93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01">
            <text:p>701</text:p>
          </table:table-cell>
          <table:table-cell office:value-type="time" office:time-value="PT10H54M47.945S">
            <text:p>10:54:47.95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8992">
            <text:p>8992</text:p>
          </table:table-cell>
          <table:table-cell table:number-columns-repeated="1017"/>
        </table:table-row>
        <table:table-row table:style-name="ro1">
          <table:table-cell office:value-type="float" office:value="702">
            <text:p>702</text:p>
          </table:table-cell>
          <table:table-cell office:value-type="time" office:time-value="PT10H54M47.944S">
            <text:p>10:54:47.94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8992">
            <text:p>8992</text:p>
          </table:table-cell>
          <table:table-cell table:number-columns-repeated="1017"/>
        </table:table-row>
        <table:table-row table:style-name="ro1">
          <table:table-cell office:value-type="float" office:value="703">
            <text:p>703</text:p>
          </table:table-cell>
          <table:table-cell office:value-type="time" office:time-value="PT10H54M47.818S">
            <text:p>10:54:47.82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230">
            <text:p>230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704">
            <text:p>704</text:p>
          </table:table-cell>
          <table:table-cell office:value-type="time" office:time-value="PT10H54M48.049S">
            <text:p>10:54:48.05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705">
            <text:p>705</text:p>
          </table:table-cell>
          <table:table-cell office:value-type="time" office:time-value="PT10H54M44.834S">
            <text:p>10:54:44.83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307">
            <text:p>3307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706">
            <text:p>706</text:p>
          </table:table-cell>
          <table:table-cell office:value-type="time" office:time-value="PT10H54M47.148S">
            <text:p>10:54:47.15</text:p>
          </table:table-cell>
          <table:table-cell office:value-type="string">
            <text:p>TC0002_PlannerB 2-27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018">
            <text:p>1018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707">
            <text:p>707</text:p>
          </table:table-cell>
          <table:table-cell office:value-type="time" office:time-value="PT10H54M44.236S">
            <text:p>10:54:44.24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3948">
            <text:p>3948</text:p>
          </table:table-cell>
          <table:table-cell office:value-type="string">
            <text:p>Success</text:p>
          </table:table-cell>
          <table:table-cell office:value-type="float" office:value="38707">
            <text:p>38707</text:p>
          </table:table-cell>
          <table:table-cell table:number-columns-repeated="1017"/>
        </table:table-row>
        <table:table-row table:style-name="ro1">
          <table:table-cell office:value-type="float" office:value="708">
            <text:p>708</text:p>
          </table:table-cell>
          <table:table-cell office:value-type="time" office:time-value="PT10H54M47.721S">
            <text:p>10:54:47.72</text:p>
          </table:table-cell>
          <table:table-cell office:value-type="string">
            <text:p>TC0002_PlannerB 2-30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493">
            <text:p>493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709">
            <text:p>709</text:p>
          </table:table-cell>
          <table:table-cell office:value-type="time" office:time-value="PT10H54M47.343S">
            <text:p>10:54:47.34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912">
            <text:p>912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710">
            <text:p>710</text:p>
          </table:table-cell>
          <table:table-cell office:value-type="time" office:time-value="PT10H54M44.486S">
            <text:p>10:54:44.49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778">
            <text:p>3778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711">
            <text:p>711</text:p>
          </table:table-cell>
          <table:table-cell office:value-type="time" office:time-value="PT10H54M47.991S">
            <text:p>10:54:47.99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99">
            <text:p>299</text:p>
          </table:table-cell>
          <table:table-cell office:value-type="string">
            <text:p>Success</text:p>
          </table:table-cell>
          <table:table-cell office:value-type="float" office:value="14463">
            <text:p>14463</text:p>
          </table:table-cell>
          <table:table-cell table:number-columns-repeated="1017"/>
        </table:table-row>
        <table:table-row table:style-name="ro1">
          <table:table-cell office:value-type="float" office:value="712">
            <text:p>712</text:p>
          </table:table-cell>
          <table:table-cell office:value-type="time" office:time-value="PT10H54M46.808S">
            <text:p>10:54:46.81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488">
            <text:p>1488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713">
            <text:p>713</text:p>
          </table:table-cell>
          <table:table-cell office:value-type="time" office:time-value="PT10H54M46.868S">
            <text:p>10:54:46.87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1430">
            <text:p>1430</text:p>
          </table:table-cell>
          <table:table-cell office:value-type="string">
            <text:p>Success</text:p>
          </table:table-cell>
          <table:table-cell office:value-type="float" office:value="18642">
            <text:p>18642</text:p>
          </table:table-cell>
          <table:table-cell table:number-columns-repeated="1017"/>
        </table:table-row>
        <table:table-row table:style-name="ro1">
          <table:table-cell office:value-type="float" office:value="714">
            <text:p>714</text:p>
          </table:table-cell>
          <table:table-cell office:value-type="time" office:time-value="PT10H54M47.246S">
            <text:p>10:54:47.25</text:p>
          </table:table-cell>
          <table:table-cell office:value-type="string">
            <text:p>TC0002_PlannerB 2-25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055">
            <text:p>1055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715">
            <text:p>715</text:p>
          </table:table-cell>
          <table:table-cell office:value-type="time" office:time-value="PT10H54M44.979S">
            <text:p>10:54:44.98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327">
            <text:p>3327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716">
            <text:p>716</text:p>
          </table:table-cell>
          <table:table-cell office:value-type="time" office:time-value="PT10H54M46.949S">
            <text:p>10:54:46.95</text:p>
          </table:table-cell>
          <table:table-cell office:value-type="string">
            <text:p>TC0003_PlannerC 3-25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385">
            <text:p>1385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717">
            <text:p>717</text:p>
          </table:table-cell>
          <table:table-cell office:value-type="time" office:time-value="PT10H54M48.066S">
            <text:p>10:54:48.07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286">
            <text:p>286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718">
            <text:p>718</text:p>
          </table:table-cell>
          <table:table-cell office:value-type="time" office:time-value="PT10H54M44.532S">
            <text:p>10:54:44.53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841">
            <text:p>3841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719">
            <text:p>719</text:p>
          </table:table-cell>
          <table:table-cell office:value-type="time" office:time-value="PT10H54M45.346S">
            <text:p>10:54:45.35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054">
            <text:p>3054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720">
            <text:p>720</text:p>
          </table:table-cell>
          <table:table-cell office:value-type="time" office:time-value="PT10H54M42.944S">
            <text:p>10:54:42.94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5477">
            <text:p>5477</text:p>
          </table:table-cell>
          <table:table-cell office:value-type="string">
            <text:p>Success</text:p>
          </table:table-cell>
          <table:table-cell office:value-type="float" office:value="70625">
            <text:p>70625</text:p>
          </table:table-cell>
          <table:table-cell table:number-columns-repeated="1017"/>
        </table:table-row>
        <table:table-row table:style-name="ro1">
          <table:table-cell office:value-type="float" office:value="721">
            <text:p>721</text:p>
          </table:table-cell>
          <table:table-cell office:value-type="time" office:time-value="PT10H54M42.935S">
            <text:p>10:54:42.94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5508">
            <text:p>5508</text:p>
          </table:table-cell>
          <table:table-cell office:value-type="string">
            <text:p>Success</text:p>
          </table:table-cell>
          <table:table-cell office:value-type="float" office:value="70724">
            <text:p>70724</text:p>
          </table:table-cell>
          <table:table-cell table:number-columns-repeated="1017"/>
        </table:table-row>
        <table:table-row table:style-name="ro1">
          <table:table-cell office:value-type="float" office:value="722">
            <text:p>722</text:p>
          </table:table-cell>
          <table:table-cell office:value-type="time" office:time-value="PT10H54M47.697S">
            <text:p>10:54:47.70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754">
            <text:p>754</text:p>
          </table:table-cell>
          <table:table-cell office:value-type="string">
            <text:p>Success</text:p>
          </table:table-cell>
          <table:table-cell office:value-type="float" office:value="99512">
            <text:p>99512</text:p>
          </table:table-cell>
          <table:table-cell table:number-columns-repeated="1017"/>
        </table:table-row>
        <table:table-row table:style-name="ro1">
          <table:table-cell office:value-type="float" office:value="723">
            <text:p>723</text:p>
          </table:table-cell>
          <table:table-cell office:value-type="time" office:time-value="PT10H54M46.802S">
            <text:p>10:54:46.80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658">
            <text:p>1658</text:p>
          </table:table-cell>
          <table:table-cell office:value-type="string">
            <text:p>Success</text:p>
          </table:table-cell>
          <table:table-cell office:value-type="float" office:value="53847">
            <text:p>53847</text:p>
          </table:table-cell>
          <table:table-cell table:number-columns-repeated="1017"/>
        </table:table-row>
        <table:table-row table:style-name="ro1">
          <table:table-cell office:value-type="float" office:value="724">
            <text:p>724</text:p>
          </table:table-cell>
          <table:table-cell office:value-type="time" office:time-value="PT10H54M46.556S">
            <text:p>10:54:46.56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912">
            <text:p>1912</text:p>
          </table:table-cell>
          <table:table-cell office:value-type="string">
            <text:p>Success</text:p>
          </table:table-cell>
          <table:table-cell office:value-type="float" office:value="38845">
            <text:p>38845</text:p>
          </table:table-cell>
          <table:table-cell table:number-columns-repeated="1017"/>
        </table:table-row>
        <table:table-row table:style-name="ro1">
          <table:table-cell office:value-type="float" office:value="725">
            <text:p>725</text:p>
          </table:table-cell>
          <table:table-cell office:value-type="time" office:time-value="PT10H54M47.235S">
            <text:p>10:54:47.24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233">
            <text:p>1233</text:p>
          </table:table-cell>
          <table:table-cell office:value-type="string">
            <text:p>Success</text:p>
          </table:table-cell>
          <table:table-cell office:value-type="float" office:value="37969">
            <text:p>37969</text:p>
          </table:table-cell>
          <table:table-cell table:number-columns-repeated="1017"/>
        </table:table-row>
        <table:table-row table:style-name="ro1">
          <table:table-cell office:value-type="float" office:value="726">
            <text:p>726</text:p>
          </table:table-cell>
          <table:table-cell office:value-type="time" office:time-value="PT10H54M47.161S">
            <text:p>10:54:47.16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311">
            <text:p>1311</text:p>
          </table:table-cell>
          <table:table-cell office:value-type="string">
            <text:p>Success</text:p>
          </table:table-cell>
          <table:table-cell office:value-type="float" office:value="37969">
            <text:p>37969</text:p>
          </table:table-cell>
          <table:table-cell table:number-columns-repeated="1017"/>
        </table:table-row>
        <table:table-row table:style-name="ro1">
          <table:table-cell office:value-type="float" office:value="727">
            <text:p>727</text:p>
          </table:table-cell>
          <table:table-cell office:value-type="time" office:time-value="PT10H54M44.67S">
            <text:p>10:54:44.67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3813">
            <text:p>3813</text:p>
          </table:table-cell>
          <table:table-cell office:value-type="string">
            <text:p>Success</text:p>
          </table:table-cell>
          <table:table-cell office:value-type="float" office:value="37509">
            <text:p>37509</text:p>
          </table:table-cell>
          <table:table-cell table:number-columns-repeated="1017"/>
        </table:table-row>
        <table:table-row table:style-name="ro1">
          <table:table-cell office:value-type="float" office:value="728">
            <text:p>728</text:p>
          </table:table-cell>
          <table:table-cell office:value-type="time" office:time-value="PT10H54M42.942S">
            <text:p>10:54:42.94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5560">
            <text:p>5560</text:p>
          </table:table-cell>
          <table:table-cell office:value-type="string">
            <text:p>Success</text:p>
          </table:table-cell>
          <table:table-cell office:value-type="float" office:value="70625">
            <text:p>70625</text:p>
          </table:table-cell>
          <table:table-cell table:number-columns-repeated="1017"/>
        </table:table-row>
        <table:table-row table:style-name="ro1">
          <table:table-cell office:value-type="float" office:value="729">
            <text:p>729</text:p>
          </table:table-cell>
          <table:table-cell office:value-type="time" office:time-value="PT10H54M42.806S">
            <text:p>10:54:42.81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5707">
            <text:p>5707</text:p>
          </table:table-cell>
          <table:table-cell office:value-type="string">
            <text:p>Success</text:p>
          </table:table-cell>
          <table:table-cell office:value-type="float" office:value="70726">
            <text:p>70726</text:p>
          </table:table-cell>
          <table:table-cell table:number-columns-repeated="1017"/>
        </table:table-row>
        <table:table-row table:style-name="ro1">
          <table:table-cell office:value-type="float" office:value="730">
            <text:p>730</text:p>
          </table:table-cell>
          <table:table-cell office:value-type="time" office:time-value="PT10H54M45.227S">
            <text:p>10:54:45.23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3295">
            <text:p>3295</text:p>
          </table:table-cell>
          <table:table-cell office:value-type="string">
            <text:p>Success</text:p>
          </table:table-cell>
          <table:table-cell office:value-type="float" office:value="37969">
            <text:p>37969</text:p>
          </table:table-cell>
          <table:table-cell table:number-columns-repeated="1017"/>
        </table:table-row>
        <table:table-row table:style-name="ro1">
          <table:table-cell office:value-type="float" office:value="731">
            <text:p>731</text:p>
          </table:table-cell>
          <table:table-cell office:value-type="time" office:time-value="PT10H54M42.491S">
            <text:p>10:54:42.49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6046">
            <text:p>6046</text:p>
          </table:table-cell>
          <table:table-cell office:value-type="string">
            <text:p>Success</text:p>
          </table:table-cell>
          <table:table-cell office:value-type="float" office:value="51142">
            <text:p>51142</text:p>
          </table:table-cell>
          <table:table-cell table:number-columns-repeated="1017"/>
        </table:table-row>
        <table:table-row table:style-name="ro1">
          <table:table-cell office:value-type="float" office:value="732">
            <text:p>732</text:p>
          </table:table-cell>
          <table:table-cell office:value-type="time" office:time-value="PT10H54M46.029S">
            <text:p>10:54:46.03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509">
            <text:p>2509</text:p>
          </table:table-cell>
          <table:table-cell office:value-type="string">
            <text:p>Success</text:p>
          </table:table-cell>
          <table:table-cell office:value-type="float" office:value="38771">
            <text:p>38771</text:p>
          </table:table-cell>
          <table:table-cell table:number-columns-repeated="1017"/>
        </table:table-row>
        <table:table-row table:style-name="ro1">
          <table:table-cell office:value-type="float" office:value="733">
            <text:p>733</text:p>
          </table:table-cell>
          <table:table-cell office:value-type="time" office:time-value="PT10H54M46.63S">
            <text:p>10:54:46.63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914">
            <text:p>1914</text:p>
          </table:table-cell>
          <table:table-cell office:value-type="string">
            <text:p>Success</text:p>
          </table:table-cell>
          <table:table-cell office:value-type="float" office:value="18642">
            <text:p>18642</text:p>
          </table:table-cell>
          <table:table-cell table:number-columns-repeated="1017"/>
        </table:table-row>
        <table:table-row table:style-name="ro1">
          <table:table-cell office:value-type="float" office:value="734">
            <text:p>734</text:p>
          </table:table-cell>
          <table:table-cell office:value-type="time" office:time-value="PT10H54M47.812S">
            <text:p>10:54:47.81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739">
            <text:p>739</text:p>
          </table:table-cell>
          <table:table-cell office:value-type="string">
            <text:p>Success</text:p>
          </table:table-cell>
          <table:table-cell office:value-type="float" office:value="99512">
            <text:p>99512</text:p>
          </table:table-cell>
          <table:table-cell table:number-columns-repeated="1017"/>
        </table:table-row>
        <table:table-row table:style-name="ro1">
          <table:table-cell office:value-type="float" office:value="735">
            <text:p>735</text:p>
          </table:table-cell>
          <table:table-cell office:value-type="time" office:time-value="PT10H54M48.473S">
            <text:p>10:54:48.47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36">
            <text:p>736</text:p>
          </table:table-cell>
          <table:table-cell office:value-type="time" office:time-value="PT10H54M48.353S">
            <text:p>10:54:48.35</text:p>
          </table:table-cell>
          <table:table-cell office:value-type="string">
            <text:p>TC0001_PlannerA 1-23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02">
            <text:p>202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737">
            <text:p>737</text:p>
          </table:table-cell>
          <table:table-cell office:value-type="time" office:time-value="PT10H54M48.452S">
            <text:p>10:54:48.45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105">
            <text:p>105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738">
            <text:p>738</text:p>
          </table:table-cell>
          <table:table-cell office:value-type="time" office:time-value="PT10H54M44.401S">
            <text:p>10:54:44.40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4163">
            <text:p>4163</text:p>
          </table:table-cell>
          <table:table-cell office:value-type="string">
            <text:p>Success</text:p>
          </table:table-cell>
          <table:table-cell office:value-type="float" office:value="38841">
            <text:p>38841</text:p>
          </table:table-cell>
          <table:table-cell table:number-columns-repeated="1017"/>
        </table:table-row>
        <table:table-row table:style-name="ro1">
          <table:table-cell office:value-type="float" office:value="739">
            <text:p>739</text:p>
          </table:table-cell>
          <table:table-cell office:value-type="time" office:time-value="PT10H54M45.754S">
            <text:p>10:54:45.75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2813">
            <text:p>2813</text:p>
          </table:table-cell>
          <table:table-cell office:value-type="string">
            <text:p>Success</text:p>
          </table:table-cell>
          <table:table-cell office:value-type="float" office:value="38771">
            <text:p>38771</text:p>
          </table:table-cell>
          <table:table-cell table:number-columns-repeated="1017"/>
        </table:table-row>
        <table:table-row table:style-name="ro1">
          <table:table-cell office:value-type="float" office:value="740">
            <text:p>740</text:p>
          </table:table-cell>
          <table:table-cell office:value-type="time" office:time-value="PT10H54M47.719S">
            <text:p>10:54:47.72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853">
            <text:p>853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741">
            <text:p>741</text:p>
          </table:table-cell>
          <table:table-cell office:value-type="time" office:time-value="PT10H54M48.523S">
            <text:p>10:54:48.52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42">
            <text:p>742</text:p>
          </table:table-cell>
          <table:table-cell office:value-type="time" office:time-value="PT10H54M44.6S">
            <text:p>10:54:44.60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4003">
            <text:p>4003</text:p>
          </table:table-cell>
          <table:table-cell office:value-type="string">
            <text:p>Success</text:p>
          </table:table-cell>
          <table:table-cell office:value-type="float" office:value="38841">
            <text:p>38841</text:p>
          </table:table-cell>
          <table:table-cell table:number-columns-repeated="1017"/>
        </table:table-row>
        <table:table-row table:style-name="ro1">
          <table:table-cell office:value-type="float" office:value="743">
            <text:p>743</text:p>
          </table:table-cell>
          <table:table-cell office:value-type="time" office:time-value="PT10H54M47.002S">
            <text:p>10:54:47.00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604">
            <text:p>1604</text:p>
          </table:table-cell>
          <table:table-cell office:value-type="string">
            <text:p>Success</text:p>
          </table:table-cell>
          <table:table-cell office:value-type="float" office:value="37969">
            <text:p>37969</text:p>
          </table:table-cell>
          <table:table-cell table:number-columns-repeated="1017"/>
        </table:table-row>
        <table:table-row table:style-name="ro1">
          <table:table-cell office:value-type="float" office:value="744">
            <text:p>744</text:p>
          </table:table-cell>
          <table:table-cell office:value-type="time" office:time-value="PT10H54M48.553S">
            <text:p>10:54:48.55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745">
            <text:p>745</text:p>
          </table:table-cell>
          <table:table-cell office:value-type="time" office:time-value="PT10H54M42.951S">
            <text:p>10:54:42.95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5659">
            <text:p>5659</text:p>
          </table:table-cell>
          <table:table-cell office:value-type="string">
            <text:p>Success</text:p>
          </table:table-cell>
          <table:table-cell office:value-type="float" office:value="70625">
            <text:p>70625</text:p>
          </table:table-cell>
          <table:table-cell table:number-columns-repeated="1017"/>
        </table:table-row>
        <table:table-row table:style-name="ro1">
          <table:table-cell office:value-type="float" office:value="746">
            <text:p>746</text:p>
          </table:table-cell>
          <table:table-cell office:value-type="time" office:time-value="PT10H54M40.427S">
            <text:p>10:54:40.43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8195">
            <text:p>8195</text:p>
          </table:table-cell>
          <table:table-cell office:value-type="string">
            <text:p>Success</text:p>
          </table:table-cell>
          <table:table-cell office:value-type="float" office:value="70529">
            <text:p>70529</text:p>
          </table:table-cell>
          <table:table-cell table:number-columns-repeated="1017"/>
        </table:table-row>
        <table:table-row table:style-name="ro1">
          <table:table-cell office:value-type="float" office:value="747">
            <text:p>747</text:p>
          </table:table-cell>
          <table:table-cell office:value-type="time" office:time-value="PT10H54M42.939S">
            <text:p>10:54:42.94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5694">
            <text:p>5694</text:p>
          </table:table-cell>
          <table:table-cell office:value-type="string">
            <text:p>Success</text:p>
          </table:table-cell>
          <table:table-cell office:value-type="float" office:value="70625">
            <text:p>70625</text:p>
          </table:table-cell>
          <table:table-cell table:number-columns-repeated="1017"/>
        </table:table-row>
        <table:table-row table:style-name="ro1">
          <table:table-cell office:value-type="float" office:value="748">
            <text:p>748</text:p>
          </table:table-cell>
          <table:table-cell office:value-type="time" office:time-value="PT10H54M42.962S">
            <text:p>10:54:42.96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5682">
            <text:p>5682</text:p>
          </table:table-cell>
          <table:table-cell office:value-type="string">
            <text:p>Success</text:p>
          </table:table-cell>
          <table:table-cell office:value-type="float" office:value="70625">
            <text:p>70625</text:p>
          </table:table-cell>
          <table:table-cell table:number-columns-repeated="1017"/>
        </table:table-row>
        <table:table-row table:style-name="ro1">
          <table:table-cell office:value-type="float" office:value="749">
            <text:p>749</text:p>
          </table:table-cell>
          <table:table-cell office:value-type="time" office:time-value="PT10H54M40.633S">
            <text:p>10:54:40.63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8015">
            <text:p>8015</text:p>
          </table:table-cell>
          <table:table-cell office:value-type="string">
            <text:p>Success</text:p>
          </table:table-cell>
          <table:table-cell office:value-type="float" office:value="70529">
            <text:p>70529</text:p>
          </table:table-cell>
          <table:table-cell table:number-columns-repeated="1017"/>
        </table:table-row>
        <table:table-row table:style-name="ro1">
          <table:table-cell office:value-type="float" office:value="750">
            <text:p>750</text:p>
          </table:table-cell>
          <table:table-cell office:value-type="time" office:time-value="PT10H54M45.511S">
            <text:p>10:54:45.51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3150">
            <text:p>3150</text:p>
          </table:table-cell>
          <table:table-cell office:value-type="string">
            <text:p>Success</text:p>
          </table:table-cell>
          <table:table-cell office:value-type="float" office:value="38776">
            <text:p>38776</text:p>
          </table:table-cell>
          <table:table-cell table:number-columns-repeated="1017"/>
        </table:table-row>
        <table:table-row table:style-name="ro1">
          <table:table-cell office:value-type="float" office:value="751">
            <text:p>751</text:p>
          </table:table-cell>
          <table:table-cell office:value-type="time" office:time-value="PT10H54M44.358S">
            <text:p>10:54:44.36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4305">
            <text:p>4305</text:p>
          </table:table-cell>
          <table:table-cell office:value-type="string">
            <text:p>Success</text:p>
          </table:table-cell>
          <table:table-cell office:value-type="float" office:value="38776">
            <text:p>38776</text:p>
          </table:table-cell>
          <table:table-cell table:number-columns-repeated="1017"/>
        </table:table-row>
        <table:table-row table:style-name="ro1">
          <table:table-cell office:value-type="float" office:value="752">
            <text:p>752</text:p>
          </table:table-cell>
          <table:table-cell office:value-type="time" office:time-value="PT10H54M48.575S">
            <text:p>10:54:48.58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53">
            <text:p>753</text:p>
          </table:table-cell>
          <table:table-cell office:value-type="time" office:time-value="PT10H54M48.555S">
            <text:p>10:54:48.56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54">
            <text:p>754</text:p>
          </table:table-cell>
          <table:table-cell office:value-type="time" office:time-value="PT10H54M46.691S">
            <text:p>10:54:46.69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983">
            <text:p>1983</text:p>
          </table:table-cell>
          <table:table-cell office:value-type="string">
            <text:p>Success</text:p>
          </table:table-cell>
          <table:table-cell office:value-type="float" office:value="53852">
            <text:p>53852</text:p>
          </table:table-cell>
          <table:table-cell table:number-columns-repeated="1017"/>
        </table:table-row>
        <table:table-row table:style-name="ro1">
          <table:table-cell office:value-type="float" office:value="755">
            <text:p>755</text:p>
          </table:table-cell>
          <table:table-cell office:value-type="time" office:time-value="PT10H54M39.377S">
            <text:p>10:54:39.38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9298">
            <text:p>9298</text:p>
          </table:table-cell>
          <table:table-cell office:value-type="string">
            <text:p>Success</text:p>
          </table:table-cell>
          <table:table-cell office:value-type="float" office:value="70525">
            <text:p>70525</text:p>
          </table:table-cell>
          <table:table-cell table:number-columns-repeated="1017"/>
        </table:table-row>
        <table:table-row table:style-name="ro1">
          <table:table-cell office:value-type="float" office:value="756">
            <text:p>756</text:p>
          </table:table-cell>
          <table:table-cell office:value-type="time" office:time-value="PT10H54M42.449S">
            <text:p>10:54:42.45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6235">
            <text:p>6235</text:p>
          </table:table-cell>
          <table:table-cell office:value-type="string">
            <text:p>Success</text:p>
          </table:table-cell>
          <table:table-cell office:value-type="float" office:value="70703">
            <text:p>70703</text:p>
          </table:table-cell>
          <table:table-cell table:number-columns-repeated="1017"/>
        </table:table-row>
        <table:table-row table:style-name="ro1">
          <table:table-cell office:value-type="float" office:value="757">
            <text:p>757</text:p>
          </table:table-cell>
          <table:table-cell office:value-type="time" office:time-value="PT10H54M48.558S">
            <text:p>10:54:48.56</text:p>
          </table:table-cell>
          <table:table-cell office:value-type="string">
            <text:p>TC0003_PlannerC 3-30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53">
            <text:p>153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758">
            <text:p>758</text:p>
          </table:table-cell>
          <table:table-cell office:value-type="time" office:time-value="PT10H54M48.61S">
            <text:p>10:54:48.61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03">
            <text:p>103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759">
            <text:p>759</text:p>
          </table:table-cell>
          <table:table-cell office:value-type="time" office:time-value="PT10H54M47.803S">
            <text:p>10:54:47.80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914">
            <text:p>914</text:p>
          </table:table-cell>
          <table:table-cell office:value-type="string">
            <text:p>Success</text:p>
          </table:table-cell>
          <table:table-cell office:value-type="float" office:value="99512">
            <text:p>99512</text:p>
          </table:table-cell>
          <table:table-cell table:number-columns-repeated="1017"/>
        </table:table-row>
        <table:table-row table:style-name="ro1">
          <table:table-cell office:value-type="float" office:value="760">
            <text:p>760</text:p>
          </table:table-cell>
          <table:table-cell office:value-type="time" office:time-value="PT10H54M48.665S">
            <text:p>10:54:48.67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61">
            <text:p>761</text:p>
          </table:table-cell>
          <table:table-cell office:value-type="time" office:time-value="PT10H54M48.719S">
            <text:p>10:54:48.72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762">
            <text:p>762</text:p>
          </table:table-cell>
          <table:table-cell office:value-type="time" office:time-value="PT10H54M48.712S">
            <text:p>10:54:48.71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763">
            <text:p>763</text:p>
          </table:table-cell>
          <table:table-cell office:value-type="time" office:time-value="PT10H54M48.667S">
            <text:p>10:54:48.67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49">
            <text:p>14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64">
            <text:p>764</text:p>
          </table:table-cell>
          <table:table-cell office:value-type="time" office:time-value="PT10H54M48.757S">
            <text:p>10:54:48.76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9808">
            <text:p>9808</text:p>
          </table:table-cell>
          <table:table-cell table:number-columns-repeated="1017"/>
        </table:table-row>
        <table:table-row table:style-name="ro1">
          <table:table-cell office:value-type="float" office:value="765">
            <text:p>765</text:p>
          </table:table-cell>
          <table:table-cell office:value-type="time" office:time-value="PT10H54M48.745S">
            <text:p>10:54:48.75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15">
            <text:p>11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66">
            <text:p>766</text:p>
          </table:table-cell>
          <table:table-cell office:value-type="time" office:time-value="PT10H54M48.714S">
            <text:p>10:54:48.71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61">
            <text:p>161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767">
            <text:p>767</text:p>
          </table:table-cell>
          <table:table-cell office:value-type="time" office:time-value="PT10H54M48.75S">
            <text:p>10:54:48.75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31">
            <text:p>131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768">
            <text:p>768</text:p>
          </table:table-cell>
          <table:table-cell office:value-type="time" office:time-value="PT10H54M48.675S">
            <text:p>10:54:48.68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231">
            <text:p>231</text:p>
          </table:table-cell>
          <table:table-cell office:value-type="string">
            <text:p>Success</text:p>
          </table:table-cell>
          <table:table-cell office:value-type="float" office:value="16043">
            <text:p>16043</text:p>
          </table:table-cell>
          <table:table-cell table:number-columns-repeated="1017"/>
        </table:table-row>
        <table:table-row table:style-name="ro1">
          <table:table-cell office:value-type="float" office:value="769">
            <text:p>769</text:p>
          </table:table-cell>
          <table:table-cell office:value-type="time" office:time-value="PT10H54M48.817S">
            <text:p>10:54:48.82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70">
            <text:p>770</text:p>
          </table:table-cell>
          <table:table-cell office:value-type="time" office:time-value="PT10H54M48.908S">
            <text:p>10:54:48.91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771">
            <text:p>771</text:p>
          </table:table-cell>
          <table:table-cell office:value-type="time" office:time-value="PT10H54M48.882S">
            <text:p>10:54:48.88</text:p>
          </table:table-cell>
          <table:table-cell office:value-type="string">
            <text:p>TC0001_PlannerA 1-25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772">
            <text:p>772</text:p>
          </table:table-cell>
          <table:table-cell office:value-type="time" office:time-value="PT10H54M48.649S">
            <text:p>10:54:48.65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333">
            <text:p>333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773">
            <text:p>773</text:p>
          </table:table-cell>
          <table:table-cell office:value-type="time" office:time-value="PT10H54M48.664S">
            <text:p>10:54:48.66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361">
            <text:p>361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774">
            <text:p>774</text:p>
          </table:table-cell>
          <table:table-cell office:value-type="time" office:time-value="PT10H54M48.645S">
            <text:p>10:54:48.65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401">
            <text:p>401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775">
            <text:p>775</text:p>
          </table:table-cell>
          <table:table-cell office:value-type="time" office:time-value="PT10H54M48.663S">
            <text:p>10:54:48.66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411">
            <text:p>411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776">
            <text:p>776</text:p>
          </table:table-cell>
          <table:table-cell office:value-type="time" office:time-value="PT10H54M48.604S">
            <text:p>10:54:48.60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531">
            <text:p>531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777">
            <text:p>777</text:p>
          </table:table-cell>
          <table:table-cell office:value-type="time" office:time-value="PT10H54M48.539S">
            <text:p>10:54:48.54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647">
            <text:p>647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778">
            <text:p>778</text:p>
          </table:table-cell>
          <table:table-cell office:value-type="time" office:time-value="PT10H54M48.565S">
            <text:p>10:54:48.57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671">
            <text:p>671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779">
            <text:p>779</text:p>
          </table:table-cell>
          <table:table-cell office:value-type="time" office:time-value="PT10H54M48.469S">
            <text:p>10:54:48.47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807">
            <text:p>807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780">
            <text:p>780</text:p>
          </table:table-cell>
          <table:table-cell office:value-type="time" office:time-value="PT10H54M48.484S">
            <text:p>10:54:48.48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818">
            <text:p>818</text:p>
          </table:table-cell>
          <table:table-cell office:value-type="string">
            <text:p>Success</text:p>
          </table:table-cell>
          <table:table-cell office:value-type="float" office:value="24444">
            <text:p>24444</text:p>
          </table:table-cell>
          <table:table-cell table:number-columns-repeated="1017"/>
        </table:table-row>
        <table:table-row table:style-name="ro1">
          <table:table-cell office:value-type="float" office:value="781">
            <text:p>781</text:p>
          </table:table-cell>
          <table:table-cell office:value-type="time" office:time-value="PT10H54M48.515S">
            <text:p>10:54:48.52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793">
            <text:p>793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782">
            <text:p>782</text:p>
          </table:table-cell>
          <table:table-cell office:value-type="time" office:time-value="PT10H54M48.462S">
            <text:p>10:54:48.46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858">
            <text:p>858</text:p>
          </table:table-cell>
          <table:table-cell office:value-type="string">
            <text:p>Success</text:p>
          </table:table-cell>
          <table:table-cell office:value-type="float" office:value="16043">
            <text:p>16043</text:p>
          </table:table-cell>
          <table:table-cell table:number-columns-repeated="1017"/>
        </table:table-row>
        <table:table-row table:style-name="ro1">
          <table:table-cell office:value-type="float" office:value="783">
            <text:p>783</text:p>
          </table:table-cell>
          <table:table-cell office:value-type="time" office:time-value="PT10H54M49.303S">
            <text:p>10:54:49.30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84">
            <text:p>784</text:p>
          </table:table-cell>
          <table:table-cell office:value-type="time" office:time-value="PT10H54M49.321S">
            <text:p>10:54:49.32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785">
            <text:p>785</text:p>
          </table:table-cell>
          <table:table-cell office:value-type="time" office:time-value="PT10H54M48.469S">
            <text:p>10:54:48.47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887">
            <text:p>887</text:p>
          </table:table-cell>
          <table:table-cell office:value-type="string">
            <text:p>Success</text:p>
          </table:table-cell>
          <table:table-cell office:value-type="float" office:value="24444">
            <text:p>24444</text:p>
          </table:table-cell>
          <table:table-cell table:number-columns-repeated="1017"/>
        </table:table-row>
        <table:table-row table:style-name="ro1">
          <table:table-cell office:value-type="float" office:value="786">
            <text:p>786</text:p>
          </table:table-cell>
          <table:table-cell office:value-type="time" office:time-value="PT10H54M38.654S">
            <text:p>10:54:38.65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10710">
            <text:p>10710</text:p>
          </table:table-cell>
          <table:table-cell office:value-type="string">
            <text:p>Success</text:p>
          </table:table-cell>
          <table:table-cell office:value-type="float" office:value="70547">
            <text:p>70547</text:p>
          </table:table-cell>
          <table:table-cell table:number-columns-repeated="1017"/>
        </table:table-row>
        <table:table-row table:style-name="ro1">
          <table:table-cell office:value-type="float" office:value="787">
            <text:p>787</text:p>
          </table:table-cell>
          <table:table-cell office:value-type="time" office:time-value="PT10H54M49.358S">
            <text:p>10:54:49.36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88">
            <text:p>788</text:p>
          </table:table-cell>
          <table:table-cell office:value-type="time" office:time-value="PT10H54M49.33S">
            <text:p>10:54:49.33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89">
            <text:p>789</text:p>
          </table:table-cell>
          <table:table-cell office:value-type="time" office:time-value="PT10H54M48.607S">
            <text:p>10:54:48.61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814">
            <text:p>814</text:p>
          </table:table-cell>
          <table:table-cell office:value-type="string">
            <text:p>Success</text:p>
          </table:table-cell>
          <table:table-cell office:value-type="float" office:value="24444">
            <text:p>24444</text:p>
          </table:table-cell>
          <table:table-cell table:number-columns-repeated="1017"/>
        </table:table-row>
        <table:table-row table:style-name="ro1">
          <table:table-cell office:value-type="float" office:value="790">
            <text:p>790</text:p>
          </table:table-cell>
          <table:table-cell office:value-type="time" office:time-value="PT10H54M48.538S">
            <text:p>10:54:48.54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887">
            <text:p>887</text:p>
          </table:table-cell>
          <table:table-cell office:value-type="string">
            <text:p>Success</text:p>
          </table:table-cell>
          <table:table-cell office:value-type="float" office:value="15407">
            <text:p>15407</text:p>
          </table:table-cell>
          <table:table-cell table:number-columns-repeated="1017"/>
        </table:table-row>
        <table:table-row table:style-name="ro1">
          <table:table-cell office:value-type="float" office:value="791">
            <text:p>791</text:p>
          </table:table-cell>
          <table:table-cell office:value-type="time" office:time-value="PT10H54M49.384S">
            <text:p>10:54:49.38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92">
            <text:p>792</text:p>
          </table:table-cell>
          <table:table-cell office:value-type="time" office:time-value="PT10H54M49.426S">
            <text:p>10:54:49.43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793">
            <text:p>793</text:p>
          </table:table-cell>
          <table:table-cell office:value-type="time" office:time-value="PT10H54M49.398S">
            <text:p>10:54:49.40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94">
            <text:p>794</text:p>
          </table:table-cell>
          <table:table-cell office:value-type="time" office:time-value="PT10H54M49.423S">
            <text:p>10:54:49.42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95">
            <text:p>795</text:p>
          </table:table-cell>
          <table:table-cell office:value-type="time" office:time-value="PT10H54M49.433S">
            <text:p>10:54:49.43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02">
            <text:p>10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96">
            <text:p>796</text:p>
          </table:table-cell>
          <table:table-cell office:value-type="time" office:time-value="PT10H54M49.511S">
            <text:p>10:54:49.51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97">
            <text:p>797</text:p>
          </table:table-cell>
          <table:table-cell office:value-type="time" office:time-value="PT10H54M49.449S">
            <text:p>10:54:49.45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42">
            <text:p>142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798">
            <text:p>798</text:p>
          </table:table-cell>
          <table:table-cell office:value-type="time" office:time-value="PT10H54M49.506S">
            <text:p>10:54:49.51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03">
            <text:p>103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799">
            <text:p>799</text:p>
          </table:table-cell>
          <table:table-cell office:value-type="time" office:time-value="PT10H54M49.556S">
            <text:p>10:54:49.56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00">
            <text:p>800</text:p>
          </table:table-cell>
          <table:table-cell office:value-type="time" office:time-value="PT10H54M48.556S">
            <text:p>10:54:48.56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076">
            <text:p>1076</text:p>
          </table:table-cell>
          <table:table-cell office:value-type="string">
            <text:p>Success</text:p>
          </table:table-cell>
          <table:table-cell office:value-type="float" office:value="14003">
            <text:p>14003</text:p>
          </table:table-cell>
          <table:table-cell table:number-columns-repeated="1017"/>
        </table:table-row>
        <table:table-row table:style-name="ro1">
          <table:table-cell office:value-type="float" office:value="801">
            <text:p>801</text:p>
          </table:table-cell>
          <table:table-cell office:value-type="time" office:time-value="PT10H54M49.592S">
            <text:p>10:54:49.59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802">
            <text:p>802</text:p>
          </table:table-cell>
          <table:table-cell office:value-type="time" office:time-value="PT10H54M49.536S">
            <text:p>10:54:49.54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96">
            <text:p>19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03">
            <text:p>803</text:p>
          </table:table-cell>
          <table:table-cell office:value-type="time" office:time-value="PT10H54M42.928S">
            <text:p>10:54:42.93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6810">
            <text:p>6810</text:p>
          </table:table-cell>
          <table:table-cell office:value-type="string">
            <text:p>Success</text:p>
          </table:table-cell>
          <table:table-cell office:value-type="float" office:value="70703">
            <text:p>70703</text:p>
          </table:table-cell>
          <table:table-cell table:number-columns-repeated="1017"/>
        </table:table-row>
        <table:table-row table:style-name="ro1">
          <table:table-cell office:value-type="float" office:value="804">
            <text:p>804</text:p>
          </table:table-cell>
          <table:table-cell office:value-type="time" office:time-value="PT10H54M46.79S">
            <text:p>10:54:46.79</text:p>
          </table:table-cell>
          <table:table-cell office:value-type="string">
            <text:p>TC0001_PlannerA 1-29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949">
            <text:p>2949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805">
            <text:p>805</text:p>
          </table:table-cell>
          <table:table-cell office:value-type="time" office:time-value="PT10H54M46.67S">
            <text:p>10:54:46.67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3089">
            <text:p>3089</text:p>
          </table:table-cell>
          <table:table-cell office:value-type="string">
            <text:p>Success</text:p>
          </table:table-cell>
          <table:table-cell office:value-type="float" office:value="38841">
            <text:p>38841</text:p>
          </table:table-cell>
          <table:table-cell table:number-columns-repeated="1017"/>
        </table:table-row>
        <table:table-row table:style-name="ro1">
          <table:table-cell office:value-type="float" office:value="806">
            <text:p>806</text:p>
          </table:table-cell>
          <table:table-cell office:value-type="time" office:time-value="PT10H54M45.689S">
            <text:p>10:54:45.69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4077">
            <text:p>4077</text:p>
          </table:table-cell>
          <table:table-cell office:value-type="string">
            <text:p>Success</text:p>
          </table:table-cell>
          <table:table-cell office:value-type="float" office:value="38847">
            <text:p>38847</text:p>
          </table:table-cell>
          <table:table-cell table:number-columns-repeated="1017"/>
        </table:table-row>
        <table:table-row table:style-name="ro1">
          <table:table-cell office:value-type="float" office:value="807">
            <text:p>807</text:p>
          </table:table-cell>
          <table:table-cell office:value-type="time" office:time-value="PT10H54M45.639S">
            <text:p>10:54:45.64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4136">
            <text:p>4136</text:p>
          </table:table-cell>
          <table:table-cell office:value-type="string">
            <text:p>Success</text:p>
          </table:table-cell>
          <table:table-cell office:value-type="float" office:value="38842">
            <text:p>38842</text:p>
          </table:table-cell>
          <table:table-cell table:number-columns-repeated="1017"/>
        </table:table-row>
        <table:table-row table:style-name="ro1">
          <table:table-cell office:value-type="float" office:value="808">
            <text:p>808</text:p>
          </table:table-cell>
          <table:table-cell office:value-type="time" office:time-value="PT10H54M42.585S">
            <text:p>10:54:42.59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7202">
            <text:p>7202</text:p>
          </table:table-cell>
          <table:table-cell office:value-type="string">
            <text:p>Success</text:p>
          </table:table-cell>
          <table:table-cell office:value-type="float" office:value="70624">
            <text:p>70624</text:p>
          </table:table-cell>
          <table:table-cell table:number-columns-repeated="1017"/>
        </table:table-row>
        <table:table-row table:style-name="ro1">
          <table:table-cell office:value-type="float" office:value="809">
            <text:p>809</text:p>
          </table:table-cell>
          <table:table-cell office:value-type="time" office:time-value="PT10H54M42.97S">
            <text:p>10:54:42.97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6823">
            <text:p>6823</text:p>
          </table:table-cell>
          <table:table-cell office:value-type="string">
            <text:p>Success</text:p>
          </table:table-cell>
          <table:table-cell office:value-type="float" office:value="70725">
            <text:p>70725</text:p>
          </table:table-cell>
          <table:table-cell table:number-columns-repeated="1017"/>
        </table:table-row>
        <table:table-row table:style-name="ro1">
          <table:table-cell office:value-type="float" office:value="810">
            <text:p>810</text:p>
          </table:table-cell>
          <table:table-cell office:value-type="time" office:time-value="PT10H54M42.318S">
            <text:p>10:54:42.32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7477">
            <text:p>7477</text:p>
          </table:table-cell>
          <table:table-cell office:value-type="string">
            <text:p>Success</text:p>
          </table:table-cell>
          <table:table-cell office:value-type="float" office:value="70624">
            <text:p>70624</text:p>
          </table:table-cell>
          <table:table-cell table:number-columns-repeated="1017"/>
        </table:table-row>
        <table:table-row table:style-name="ro1">
          <table:table-cell office:value-type="float" office:value="811">
            <text:p>811</text:p>
          </table:table-cell>
          <table:table-cell office:value-type="time" office:time-value="PT10H54M46.91S">
            <text:p>10:54:46.91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890">
            <text:p>2890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812">
            <text:p>812</text:p>
          </table:table-cell>
          <table:table-cell office:value-type="time" office:time-value="PT10H54M48.265S">
            <text:p>10:54:48.27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552">
            <text:p>1552</text:p>
          </table:table-cell>
          <table:table-cell office:value-type="string">
            <text:p>Success</text:p>
          </table:table-cell>
          <table:table-cell office:value-type="float" office:value="38895">
            <text:p>38895</text:p>
          </table:table-cell>
          <table:table-cell table:number-columns-repeated="1017"/>
        </table:table-row>
        <table:table-row table:style-name="ro1">
          <table:table-cell office:value-type="float" office:value="813">
            <text:p>813</text:p>
          </table:table-cell>
          <table:table-cell office:value-type="time" office:time-value="PT10H54M48.401S">
            <text:p>10:54:48.40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425">
            <text:p>1425</text:p>
          </table:table-cell>
          <table:table-cell office:value-type="string">
            <text:p>Success</text:p>
          </table:table-cell>
          <table:table-cell office:value-type="float" office:value="38895">
            <text:p>38895</text:p>
          </table:table-cell>
          <table:table-cell table:number-columns-repeated="1017"/>
        </table:table-row>
        <table:table-row table:style-name="ro1">
          <table:table-cell office:value-type="float" office:value="814">
            <text:p>814</text:p>
          </table:table-cell>
          <table:table-cell office:value-type="time" office:time-value="PT10H54M42.905S">
            <text:p>10:54:42.91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6929">
            <text:p>6929</text:p>
          </table:table-cell>
          <table:table-cell office:value-type="string">
            <text:p>Success</text:p>
          </table:table-cell>
          <table:table-cell office:value-type="float" office:value="70657">
            <text:p>70657</text:p>
          </table:table-cell>
          <table:table-cell table:number-columns-repeated="1017"/>
        </table:table-row>
        <table:table-row table:style-name="ro1">
          <table:table-cell office:value-type="float" office:value="815">
            <text:p>815</text:p>
          </table:table-cell>
          <table:table-cell office:value-type="time" office:time-value="PT10H54M49.615S">
            <text:p>10:54:49.62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222">
            <text:p>22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16">
            <text:p>816</text:p>
          </table:table-cell>
          <table:table-cell office:value-type="time" office:time-value="PT10H54M42.964S">
            <text:p>10:54:42.96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6876">
            <text:p>6876</text:p>
          </table:table-cell>
          <table:table-cell office:value-type="string">
            <text:p>Success</text:p>
          </table:table-cell>
          <table:table-cell office:value-type="float" office:value="70625">
            <text:p>70625</text:p>
          </table:table-cell>
          <table:table-cell table:number-columns-repeated="1017"/>
        </table:table-row>
        <table:table-row table:style-name="ro1">
          <table:table-cell office:value-type="float" office:value="817">
            <text:p>817</text:p>
          </table:table-cell>
          <table:table-cell office:value-type="time" office:time-value="PT10H54M48.685S">
            <text:p>10:54:48.69</text:p>
          </table:table-cell>
          <table:table-cell office:value-type="string">
            <text:p>TC0003_PlannerC 3-23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167">
            <text:p>1167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818">
            <text:p>818</text:p>
          </table:table-cell>
          <table:table-cell office:value-type="time" office:time-value="PT10H54M46.653S">
            <text:p>10:54:46.65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3207">
            <text:p>3207</text:p>
          </table:table-cell>
          <table:table-cell office:value-type="string">
            <text:p>Success</text:p>
          </table:table-cell>
          <table:table-cell office:value-type="float" office:value="38845">
            <text:p>38845</text:p>
          </table:table-cell>
          <table:table-cell table:number-columns-repeated="1017"/>
        </table:table-row>
        <table:table-row table:style-name="ro1">
          <table:table-cell office:value-type="float" office:value="819">
            <text:p>819</text:p>
          </table:table-cell>
          <table:table-cell office:value-type="time" office:time-value="PT10H54M42.954S">
            <text:p>10:54:42.95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6912">
            <text:p>6912</text:p>
          </table:table-cell>
          <table:table-cell office:value-type="string">
            <text:p>Success</text:p>
          </table:table-cell>
          <table:table-cell office:value-type="float" office:value="70725">
            <text:p>70725</text:p>
          </table:table-cell>
          <table:table-cell table:number-columns-repeated="1017"/>
        </table:table-row>
        <table:table-row table:style-name="ro1">
          <table:table-cell office:value-type="float" office:value="820">
            <text:p>820</text:p>
          </table:table-cell>
          <table:table-cell office:value-type="time" office:time-value="PT10H54M46.577S">
            <text:p>10:54:46.58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3293">
            <text:p>3293</text:p>
          </table:table-cell>
          <table:table-cell office:value-type="string">
            <text:p>Success</text:p>
          </table:table-cell>
          <table:table-cell office:value-type="float" office:value="38841">
            <text:p>38841</text:p>
          </table:table-cell>
          <table:table-cell table:number-columns-repeated="1017"/>
        </table:table-row>
        <table:table-row table:style-name="ro1">
          <table:table-cell office:value-type="float" office:value="821">
            <text:p>821</text:p>
          </table:table-cell>
          <table:table-cell office:value-type="time" office:time-value="PT10H54M48.91S">
            <text:p>10:54:48.91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971">
            <text:p>971</text:p>
          </table:table-cell>
          <table:table-cell office:value-type="string">
            <text:p>Success</text:p>
          </table:table-cell>
          <table:table-cell office:value-type="float" office:value="25261">
            <text:p>25261</text:p>
          </table:table-cell>
          <table:table-cell table:number-columns-repeated="1017"/>
        </table:table-row>
        <table:table-row table:style-name="ro1">
          <table:table-cell office:value-type="float" office:value="822">
            <text:p>822</text:p>
          </table:table-cell>
          <table:table-cell office:value-type="time" office:time-value="PT10H54M44.318S">
            <text:p>10:54:44.32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5573">
            <text:p>5573</text:p>
          </table:table-cell>
          <table:table-cell office:value-type="string">
            <text:p>Success</text:p>
          </table:table-cell>
          <table:table-cell office:value-type="float" office:value="53881">
            <text:p>53881</text:p>
          </table:table-cell>
          <table:table-cell table:number-columns-repeated="1017"/>
        </table:table-row>
        <table:table-row table:style-name="ro1">
          <table:table-cell office:value-type="float" office:value="823">
            <text:p>823</text:p>
          </table:table-cell>
          <table:table-cell office:value-type="time" office:time-value="PT10H54M48.444S">
            <text:p>10:54:48.44</text:p>
          </table:table-cell>
          <table:table-cell office:value-type="string">
            <text:p>TC0003_PlannerC 3-28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450">
            <text:p>1450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824">
            <text:p>824</text:p>
          </table:table-cell>
          <table:table-cell office:value-type="time" office:time-value="PT10H54M47.272S">
            <text:p>10:54:47.27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625">
            <text:p>2625</text:p>
          </table:table-cell>
          <table:table-cell office:value-type="string">
            <text:p>Success</text:p>
          </table:table-cell>
          <table:table-cell office:value-type="float" office:value="37970">
            <text:p>37970</text:p>
          </table:table-cell>
          <table:table-cell table:number-columns-repeated="1017"/>
        </table:table-row>
        <table:table-row table:style-name="ro1">
          <table:table-cell office:value-type="float" office:value="825">
            <text:p>825</text:p>
          </table:table-cell>
          <table:table-cell office:value-type="time" office:time-value="PT10H54M47.058S">
            <text:p>10:54:47.06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839">
            <text:p>2839</text:p>
          </table:table-cell>
          <table:table-cell office:value-type="string">
            <text:p>Success</text:p>
          </table:table-cell>
          <table:table-cell office:value-type="float" office:value="37969">
            <text:p>37969</text:p>
          </table:table-cell>
          <table:table-cell table:number-columns-repeated="1017"/>
        </table:table-row>
        <table:table-row table:style-name="ro1">
          <table:table-cell office:value-type="float" office:value="826">
            <text:p>826</text:p>
          </table:table-cell>
          <table:table-cell office:value-type="time" office:time-value="PT10H54M46.568S">
            <text:p>10:54:46.57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3333">
            <text:p>3333</text:p>
          </table:table-cell>
          <table:table-cell office:value-type="string">
            <text:p>Success</text:p>
          </table:table-cell>
          <table:table-cell office:value-type="float" office:value="38842">
            <text:p>38842</text:p>
          </table:table-cell>
          <table:table-cell table:number-columns-repeated="1017"/>
        </table:table-row>
        <table:table-row table:style-name="ro1">
          <table:table-cell office:value-type="float" office:value="827">
            <text:p>827</text:p>
          </table:table-cell>
          <table:table-cell office:value-type="time" office:time-value="PT10H54M48.861S">
            <text:p>10:54:48.86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042">
            <text:p>1042</text:p>
          </table:table-cell>
          <table:table-cell office:value-type="string">
            <text:p>Success</text:p>
          </table:table-cell>
          <table:table-cell office:value-type="float" office:value="25261">
            <text:p>25261</text:p>
          </table:table-cell>
          <table:table-cell table:number-columns-repeated="1017"/>
        </table:table-row>
        <table:table-row table:style-name="ro1">
          <table:table-cell office:value-type="float" office:value="828">
            <text:p>828</text:p>
          </table:table-cell>
          <table:table-cell office:value-type="time" office:time-value="PT10H54M42.941S">
            <text:p>10:54:42.94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6981">
            <text:p>6981</text:p>
          </table:table-cell>
          <table:table-cell office:value-type="string">
            <text:p>Success</text:p>
          </table:table-cell>
          <table:table-cell office:value-type="float" office:value="70725">
            <text:p>70725</text:p>
          </table:table-cell>
          <table:table-cell table:number-columns-repeated="1017"/>
        </table:table-row>
        <table:table-row table:style-name="ro1">
          <table:table-cell office:value-type="float" office:value="829">
            <text:p>829</text:p>
          </table:table-cell>
          <table:table-cell office:value-type="time" office:time-value="PT10H54M48.936S">
            <text:p>10:54:48.94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988">
            <text:p>988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830">
            <text:p>830</text:p>
          </table:table-cell>
          <table:table-cell office:value-type="time" office:time-value="PT10H54M49.899S">
            <text:p>10:54:49.90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31">
            <text:p>831</text:p>
          </table:table-cell>
          <table:table-cell office:value-type="time" office:time-value="PT10H54M49.937S">
            <text:p>10:54:49.94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832">
            <text:p>832</text:p>
          </table:table-cell>
          <table:table-cell office:value-type="time" office:time-value="PT10H54M49.9S">
            <text:p>10:54:49.90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33">
            <text:p>833</text:p>
          </table:table-cell>
          <table:table-cell office:value-type="time" office:time-value="PT10H54M49.346S">
            <text:p>10:54:49.35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692">
            <text:p>692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834">
            <text:p>834</text:p>
          </table:table-cell>
          <table:table-cell office:value-type="time" office:time-value="PT10H54M49.611S">
            <text:p>10:54:49.61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440">
            <text:p>440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835">
            <text:p>835</text:p>
          </table:table-cell>
          <table:table-cell office:value-type="time" office:time-value="PT10H54M49.365S">
            <text:p>10:54:49.37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696">
            <text:p>696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836">
            <text:p>836</text:p>
          </table:table-cell>
          <table:table-cell office:value-type="time" office:time-value="PT10H54M50.053S">
            <text:p>10:54:50.05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837">
            <text:p>837</text:p>
          </table:table-cell>
          <table:table-cell office:value-type="time" office:time-value="PT10H54M49.956S">
            <text:p>10:54:49.96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32">
            <text:p>13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38">
            <text:p>838</text:p>
          </table:table-cell>
          <table:table-cell office:value-type="time" office:time-value="PT10H54M50.039S">
            <text:p>10:54:50.04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839">
            <text:p>839</text:p>
          </table:table-cell>
          <table:table-cell office:value-type="time" office:time-value="PT10H54M49.893S">
            <text:p>10:54:49.89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207">
            <text:p>207</text:p>
          </table:table-cell>
          <table:table-cell office:value-type="string">
            <text:p>Success</text:p>
          </table:table-cell>
          <table:table-cell office:value-type="float" office:value="16038">
            <text:p>16038</text:p>
          </table:table-cell>
          <table:table-cell table:number-columns-repeated="1017"/>
        </table:table-row>
        <table:table-row table:style-name="ro1">
          <table:table-cell office:value-type="float" office:value="840">
            <text:p>840</text:p>
          </table:table-cell>
          <table:table-cell office:value-type="time" office:time-value="PT10H54M49.923S">
            <text:p>10:54:49.92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230">
            <text:p>230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841">
            <text:p>841</text:p>
          </table:table-cell>
          <table:table-cell office:value-type="time" office:time-value="PT10H54M50.102S">
            <text:p>10:54:50.10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842">
            <text:p>842</text:p>
          </table:table-cell>
          <table:table-cell office:value-type="time" office:time-value="PT10H54M49.962S">
            <text:p>10:54:49.96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06">
            <text:p>20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43">
            <text:p>843</text:p>
          </table:table-cell>
          <table:table-cell office:value-type="time" office:time-value="PT10H54M50.089S">
            <text:p>10:54:50.09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44">
            <text:p>844</text:p>
          </table:table-cell>
          <table:table-cell office:value-type="time" office:time-value="PT10H54M50.08S">
            <text:p>10:54:50.08</text:p>
          </table:table-cell>
          <table:table-cell office:value-type="string">
            <text:p>TC0003_PlannerC 3-26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845">
            <text:p>845</text:p>
          </table:table-cell>
          <table:table-cell office:value-type="time" office:time-value="PT10H54M49.904S">
            <text:p>10:54:49.90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95">
            <text:p>295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846">
            <text:p>846</text:p>
          </table:table-cell>
          <table:table-cell office:value-type="time" office:time-value="PT10H54M49.882S">
            <text:p>10:54:49.88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327">
            <text:p>327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847">
            <text:p>847</text:p>
          </table:table-cell>
          <table:table-cell office:value-type="time" office:time-value="PT10H54M50.173S">
            <text:p>10:54:50.17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48">
            <text:p>848</text:p>
          </table:table-cell>
          <table:table-cell office:value-type="time" office:time-value="PT10H54M50.189S">
            <text:p>10:54:50.19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849">
            <text:p>849</text:p>
          </table:table-cell>
          <table:table-cell office:value-type="time" office:time-value="PT10H54M50.2S">
            <text:p>10:54:50.20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50">
            <text:p>850</text:p>
          </table:table-cell>
          <table:table-cell office:value-type="time" office:time-value="PT10H54M50.21S">
            <text:p>10:54:50.21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51">
            <text:p>851</text:p>
          </table:table-cell>
          <table:table-cell office:value-type="time" office:time-value="PT10H54M50.169S">
            <text:p>10:54:50.17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52">
            <text:p>852</text:p>
          </table:table-cell>
          <table:table-cell office:value-type="time" office:time-value="PT10H54M50.228S">
            <text:p>10:54:50.23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11442">
            <text:p>11442</text:p>
          </table:table-cell>
          <table:table-cell table:number-columns-repeated="1017"/>
        </table:table-row>
        <table:table-row table:style-name="ro1">
          <table:table-cell office:value-type="float" office:value="853">
            <text:p>853</text:p>
          </table:table-cell>
          <table:table-cell office:value-type="time" office:time-value="PT10H54M50.229S">
            <text:p>10:54:50.23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54">
            <text:p>854</text:p>
          </table:table-cell>
          <table:table-cell office:value-type="time" office:time-value="PT10H54M50.234S">
            <text:p>10:54:50.23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55">
            <text:p>855</text:p>
          </table:table-cell>
          <table:table-cell office:value-type="time" office:time-value="PT10H54M50.249S">
            <text:p>10:54:50.25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56">
            <text:p>856</text:p>
          </table:table-cell>
          <table:table-cell office:value-type="time" office:time-value="PT10H54M50.306S">
            <text:p>10:54:50.31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857">
            <text:p>857</text:p>
          </table:table-cell>
          <table:table-cell office:value-type="time" office:time-value="PT10H54M49.867S">
            <text:p>10:54:49.87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521">
            <text:p>521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858">
            <text:p>858</text:p>
          </table:table-cell>
          <table:table-cell office:value-type="time" office:time-value="PT10H54M49.838S">
            <text:p>10:54:49.84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564">
            <text:p>564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859">
            <text:p>859</text:p>
          </table:table-cell>
          <table:table-cell office:value-type="time" office:time-value="PT10H54M50.346S">
            <text:p>10:54:50.35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860">
            <text:p>860</text:p>
          </table:table-cell>
          <table:table-cell office:value-type="time" office:time-value="PT10H54M50.403S">
            <text:p>10:54:50.40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61">
            <text:p>861</text:p>
          </table:table-cell>
          <table:table-cell office:value-type="time" office:time-value="PT10H54M49.818S">
            <text:p>10:54:49.82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632">
            <text:p>632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862">
            <text:p>862</text:p>
          </table:table-cell>
          <table:table-cell office:value-type="time" office:time-value="PT10H54M50.429S">
            <text:p>10:54:50.43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863">
            <text:p>863</text:p>
          </table:table-cell>
          <table:table-cell office:value-type="time" office:time-value="PT10H54M50.471S">
            <text:p>10:54:50.47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64">
            <text:p>864</text:p>
          </table:table-cell>
          <table:table-cell office:value-type="time" office:time-value="PT10H54M50.486S">
            <text:p>10:54:50.49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11442">
            <text:p>11442</text:p>
          </table:table-cell>
          <table:table-cell table:number-columns-repeated="1017"/>
        </table:table-row>
        <table:table-row table:style-name="ro1">
          <table:table-cell office:value-type="float" office:value="865">
            <text:p>865</text:p>
          </table:table-cell>
          <table:table-cell office:value-type="time" office:time-value="PT10H54M50.361S">
            <text:p>10:54:50.36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00">
            <text:p>300</text:p>
          </table:table-cell>
          <table:table-cell office:value-type="string">
            <text:p>Success</text:p>
          </table:table-cell>
          <table:table-cell office:value-type="float" office:value="26078">
            <text:p>26078</text:p>
          </table:table-cell>
          <table:table-cell table:number-columns-repeated="1017"/>
        </table:table-row>
        <table:table-row table:style-name="ro1">
          <table:table-cell office:value-type="float" office:value="866">
            <text:p>866</text:p>
          </table:table-cell>
          <table:table-cell office:value-type="time" office:time-value="PT10H54M49.767S">
            <text:p>10:54:49.77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898">
            <text:p>898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867">
            <text:p>867</text:p>
          </table:table-cell>
          <table:table-cell office:value-type="time" office:time-value="PT10H54M42.688S">
            <text:p>10:54:42.69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7991">
            <text:p>7991</text:p>
          </table:table-cell>
          <table:table-cell office:value-type="string">
            <text:p>Success</text:p>
          </table:table-cell>
          <table:table-cell office:value-type="float" office:value="70724">
            <text:p>70724</text:p>
          </table:table-cell>
          <table:table-cell table:number-columns-repeated="1017"/>
        </table:table-row>
        <table:table-row table:style-name="ro1">
          <table:table-cell office:value-type="float" office:value="868">
            <text:p>868</text:p>
          </table:table-cell>
          <table:table-cell office:value-type="time" office:time-value="PT10H54M49.733S">
            <text:p>10:54:49.73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966">
            <text:p>966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869">
            <text:p>869</text:p>
          </table:table-cell>
          <table:table-cell office:value-type="time" office:time-value="PT10H54M49.634S">
            <text:p>10:54:49.63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083">
            <text:p>1083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870">
            <text:p>870</text:p>
          </table:table-cell>
          <table:table-cell office:value-type="time" office:time-value="PT10H54M50.7S">
            <text:p>10:54:50.70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71">
            <text:p>871</text:p>
          </table:table-cell>
          <table:table-cell office:value-type="time" office:time-value="PT10H54M49.776S">
            <text:p>10:54:49.78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970">
            <text:p>970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872">
            <text:p>872</text:p>
          </table:table-cell>
          <table:table-cell office:value-type="time" office:time-value="PT10H54M50.728S">
            <text:p>10:54:50.73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873">
            <text:p>873</text:p>
          </table:table-cell>
          <table:table-cell office:value-type="time" office:time-value="PT10H54M50.765S">
            <text:p>10:54:50.77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74">
            <text:p>874</text:p>
          </table:table-cell>
          <table:table-cell office:value-type="time" office:time-value="PT10H54M49.841S">
            <text:p>10:54:49.84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946">
            <text:p>946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875">
            <text:p>875</text:p>
          </table:table-cell>
          <table:table-cell office:value-type="time" office:time-value="PT10H54M50.783S">
            <text:p>10:54:50.78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11442">
            <text:p>11442</text:p>
          </table:table-cell>
          <table:table-cell table:number-columns-repeated="1017"/>
        </table:table-row>
        <table:table-row table:style-name="ro1">
          <table:table-cell office:value-type="float" office:value="876">
            <text:p>876</text:p>
          </table:table-cell>
          <table:table-cell office:value-type="time" office:time-value="PT10H54M49.871S">
            <text:p>10:54:49.87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968">
            <text:p>968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877">
            <text:p>877</text:p>
          </table:table-cell>
          <table:table-cell office:value-type="time" office:time-value="PT10H54M50.16S">
            <text:p>10:54:50.16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707">
            <text:p>707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878">
            <text:p>878</text:p>
          </table:table-cell>
          <table:table-cell office:value-type="time" office:time-value="PT10H54M49.862S">
            <text:p>10:54:49.86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024">
            <text:p>1024</text:p>
          </table:table-cell>
          <table:table-cell office:value-type="string">
            <text:p>Success</text:p>
          </table:table-cell>
          <table:table-cell office:value-type="float" office:value="99456">
            <text:p>99456</text:p>
          </table:table-cell>
          <table:table-cell table:number-columns-repeated="1017"/>
        </table:table-row>
        <table:table-row table:style-name="ro1">
          <table:table-cell office:value-type="float" office:value="879">
            <text:p>879</text:p>
          </table:table-cell>
          <table:table-cell office:value-type="time" office:time-value="PT10H54M50.869S">
            <text:p>10:54:50.87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880">
            <text:p>880</text:p>
          </table:table-cell>
          <table:table-cell office:value-type="time" office:time-value="PT10H54M50.225S">
            <text:p>10:54:50.23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860">
            <text:p>860</text:p>
          </table:table-cell>
          <table:table-cell office:value-type="string">
            <text:p>Success</text:p>
          </table:table-cell>
          <table:table-cell office:value-type="float" office:value="27712">
            <text:p>27712</text:p>
          </table:table-cell>
          <table:table-cell table:number-columns-repeated="1017"/>
        </table:table-row>
        <table:table-row table:style-name="ro1">
          <table:table-cell office:value-type="float" office:value="881">
            <text:p>881</text:p>
          </table:table-cell>
          <table:table-cell office:value-type="time" office:time-value="PT10H54M50.666S">
            <text:p>10:54:50.67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467">
            <text:p>467</text:p>
          </table:table-cell>
          <table:table-cell office:value-type="string">
            <text:p>Success</text:p>
          </table:table-cell>
          <table:table-cell office:value-type="float" office:value="38416">
            <text:p>38416</text:p>
          </table:table-cell>
          <table:table-cell table:number-columns-repeated="1017"/>
        </table:table-row>
        <table:table-row table:style-name="ro1">
          <table:table-cell office:value-type="float" office:value="882">
            <text:p>882</text:p>
          </table:table-cell>
          <table:table-cell office:value-type="time" office:time-value="PT10H54M44.502S">
            <text:p>10:54:44.50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6644">
            <text:p>6644</text:p>
          </table:table-cell>
          <table:table-cell office:value-type="string">
            <text:p>Success</text:p>
          </table:table-cell>
          <table:table-cell office:value-type="float" office:value="17435">
            <text:p>17435</text:p>
          </table:table-cell>
          <table:table-cell table:number-columns-repeated="1017"/>
        </table:table-row>
        <table:table-row table:style-name="ro1">
          <table:table-cell office:value-type="float" office:value="883">
            <text:p>883</text:p>
          </table:table-cell>
          <table:table-cell office:value-type="time" office:time-value="PT10H54M44.525S">
            <text:p>10:54:44.53</text:p>
          </table:table-cell>
          <table:table-cell office:value-type="string">
            <text:p>TC0001_PlannerA 1-24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6630">
            <text:p>6630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884">
            <text:p>884</text:p>
          </table:table-cell>
          <table:table-cell office:value-type="time" office:time-value="PT10H54M44.308S">
            <text:p>10:54:44.31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6860">
            <text:p>6860</text:p>
          </table:table-cell>
          <table:table-cell office:value-type="string">
            <text:p>Success</text:p>
          </table:table-cell>
          <table:table-cell office:value-type="float" office:value="38840">
            <text:p>38840</text:p>
          </table:table-cell>
          <table:table-cell table:number-columns-repeated="1017"/>
        </table:table-row>
        <table:table-row table:style-name="ro1">
          <table:table-cell office:value-type="float" office:value="885">
            <text:p>885</text:p>
          </table:table-cell>
          <table:table-cell office:value-type="time" office:time-value="PT10H54M45.301S">
            <text:p>10:54:45.30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5875">
            <text:p>5875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886">
            <text:p>886</text:p>
          </table:table-cell>
          <table:table-cell office:value-type="time" office:time-value="PT10H54M50.893S">
            <text:p>10:54:50.89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84">
            <text:p>284</text:p>
          </table:table-cell>
          <table:table-cell office:value-type="string">
            <text:p>Success</text:p>
          </table:table-cell>
          <table:table-cell office:value-type="float" office:value="54521">
            <text:p>54521</text:p>
          </table:table-cell>
          <table:table-cell table:number-columns-repeated="1017"/>
        </table:table-row>
        <table:table-row table:style-name="ro1">
          <table:table-cell office:value-type="float" office:value="887">
            <text:p>887</text:p>
          </table:table-cell>
          <table:table-cell office:value-type="time" office:time-value="PT10H54M46.854S">
            <text:p>10:54:46.85</text:p>
          </table:table-cell>
          <table:table-cell office:value-type="string">
            <text:p>TC0001_PlannerA 1-30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4357">
            <text:p>4357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888">
            <text:p>888</text:p>
          </table:table-cell>
          <table:table-cell office:value-type="time" office:time-value="PT10H54M45.179S">
            <text:p>10:54:45.18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6038">
            <text:p>6038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889">
            <text:p>889</text:p>
          </table:table-cell>
          <table:table-cell office:value-type="time" office:time-value="PT10H54M46.875S">
            <text:p>10:54:46.88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4408">
            <text:p>4408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890">
            <text:p>890</text:p>
          </table:table-cell>
          <table:table-cell office:value-type="time" office:time-value="PT10H54M51.134S">
            <text:p>10:54:51.13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52">
            <text:p>15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91">
            <text:p>891</text:p>
          </table:table-cell>
          <table:table-cell office:value-type="time" office:time-value="PT10H54M46.69S">
            <text:p>10:54:46.69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4602">
            <text:p>4602</text:p>
          </table:table-cell>
          <table:table-cell office:value-type="string">
            <text:p>Success</text:p>
          </table:table-cell>
          <table:table-cell office:value-type="float" office:value="14003">
            <text:p>14003</text:p>
          </table:table-cell>
          <table:table-cell table:number-columns-repeated="1017"/>
        </table:table-row>
        <table:table-row table:style-name="ro1">
          <table:table-cell office:value-type="float" office:value="892">
            <text:p>892</text:p>
          </table:table-cell>
          <table:table-cell office:value-type="time" office:time-value="PT10H54M46.901S">
            <text:p>10:54:46.90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4401">
            <text:p>4401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893">
            <text:p>893</text:p>
          </table:table-cell>
          <table:table-cell office:value-type="time" office:time-value="PT10H54M45.12S">
            <text:p>10:54:45.12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6198">
            <text:p>6198</text:p>
          </table:table-cell>
          <table:table-cell office:value-type="string">
            <text:p>Success</text:p>
          </table:table-cell>
          <table:table-cell office:value-type="float" office:value="37964">
            <text:p>37964</text:p>
          </table:table-cell>
          <table:table-cell table:number-columns-repeated="1017"/>
        </table:table-row>
        <table:table-row table:style-name="ro1">
          <table:table-cell office:value-type="float" office:value="894">
            <text:p>894</text:p>
          </table:table-cell>
          <table:table-cell office:value-type="time" office:time-value="PT10H54M46.923S">
            <text:p>10:54:46.92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4405">
            <text:p>4405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895">
            <text:p>895</text:p>
          </table:table-cell>
          <table:table-cell office:value-type="time" office:time-value="PT10H54M42.856S">
            <text:p>10:54:42.86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8475">
            <text:p>8475</text:p>
          </table:table-cell>
          <table:table-cell office:value-type="string">
            <text:p>Success</text:p>
          </table:table-cell>
          <table:table-cell office:value-type="float" office:value="70724">
            <text:p>70724</text:p>
          </table:table-cell>
          <table:table-cell table:number-columns-repeated="1017"/>
        </table:table-row>
        <table:table-row table:style-name="ro1">
          <table:table-cell office:value-type="float" office:value="896">
            <text:p>896</text:p>
          </table:table-cell>
          <table:table-cell office:value-type="time" office:time-value="PT10H54M50.838S">
            <text:p>10:54:50.84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497">
            <text:p>497</text:p>
          </table:table-cell>
          <table:table-cell office:value-type="string">
            <text:p>Success</text:p>
          </table:table-cell>
          <table:table-cell office:value-type="float" office:value="14463">
            <text:p>14463</text:p>
          </table:table-cell>
          <table:table-cell table:number-columns-repeated="1017"/>
        </table:table-row>
        <table:table-row table:style-name="ro1">
          <table:table-cell office:value-type="float" office:value="897">
            <text:p>897</text:p>
          </table:table-cell>
          <table:table-cell office:value-type="time" office:time-value="PT10H54M46.911S">
            <text:p>10:54:46.91</text:p>
          </table:table-cell>
          <table:table-cell office:value-type="string">
            <text:p>TC0003_PlannerC 3-24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4427">
            <text:p>4427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898">
            <text:p>898</text:p>
          </table:table-cell>
          <table:table-cell office:value-type="time" office:time-value="PT10H54M47.616S">
            <text:p>10:54:47.62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3757">
            <text:p>3757</text:p>
          </table:table-cell>
          <table:table-cell office:value-type="string">
            <text:p>Success</text:p>
          </table:table-cell>
          <table:table-cell office:value-type="float" office:value="59296">
            <text:p>59296</text:p>
          </table:table-cell>
          <table:table-cell table:number-columns-repeated="1017"/>
        </table:table-row>
        <table:table-row table:style-name="ro1">
          <table:table-cell office:value-type="float" office:value="899">
            <text:p>899</text:p>
          </table:table-cell>
          <table:table-cell office:value-type="time" office:time-value="PT10H54M47.777S">
            <text:p>10:54:47.78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3612">
            <text:p>3612</text:p>
          </table:table-cell>
          <table:table-cell office:value-type="string">
            <text:p>Success</text:p>
          </table:table-cell>
          <table:table-cell office:value-type="float" office:value="14589">
            <text:p>14589</text:p>
          </table:table-cell>
          <table:table-cell table:number-columns-repeated="1017"/>
        </table:table-row>
        <table:table-row table:style-name="ro1">
          <table:table-cell office:value-type="float" office:value="900">
            <text:p>900</text:p>
          </table:table-cell>
          <table:table-cell office:value-type="time" office:time-value="PT10H54M50.524S">
            <text:p>10:54:50.52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873">
            <text:p>873</text:p>
          </table:table-cell>
          <table:table-cell office:value-type="string">
            <text:p>Success</text:p>
          </table:table-cell>
          <table:table-cell office:value-type="float" office:value="14463">
            <text:p>14463</text:p>
          </table:table-cell>
          <table:table-cell table:number-columns-repeated="1017"/>
        </table:table-row>
        <table:table-row table:style-name="ro1">
          <table:table-cell office:value-type="float" office:value="901">
            <text:p>901</text:p>
          </table:table-cell>
          <table:table-cell office:value-type="time" office:time-value="PT10H54M46.851S">
            <text:p>10:54:46.85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4560">
            <text:p>4560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902">
            <text:p>902</text:p>
          </table:table-cell>
          <table:table-cell office:value-type="time" office:time-value="PT10H54M49.801S">
            <text:p>10:54:49.80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619">
            <text:p>1619</text:p>
          </table:table-cell>
          <table:table-cell office:value-type="string">
            <text:p>Success</text:p>
          </table:table-cell>
          <table:table-cell office:value-type="float" office:value="38939">
            <text:p>38939</text:p>
          </table:table-cell>
          <table:table-cell table:number-columns-repeated="1017"/>
        </table:table-row>
        <table:table-row table:style-name="ro1">
          <table:table-cell office:value-type="float" office:value="903">
            <text:p>903</text:p>
          </table:table-cell>
          <table:table-cell office:value-type="time" office:time-value="PT10H54M49.74S">
            <text:p>10:54:49.74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683">
            <text:p>1683</text:p>
          </table:table-cell>
          <table:table-cell office:value-type="string">
            <text:p>Success</text:p>
          </table:table-cell>
          <table:table-cell office:value-type="float" office:value="38939">
            <text:p>38939</text:p>
          </table:table-cell>
          <table:table-cell table:number-columns-repeated="1017"/>
        </table:table-row>
        <table:table-row table:style-name="ro1">
          <table:table-cell office:value-type="float" office:value="904">
            <text:p>904</text:p>
          </table:table-cell>
          <table:table-cell office:value-type="time" office:time-value="PT10H54M51.178S">
            <text:p>10:54:51.18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246">
            <text:p>246</text:p>
          </table:table-cell>
          <table:table-cell office:value-type="string">
            <text:p>Success</text:p>
          </table:table-cell>
          <table:table-cell office:value-type="float" office:value="18740">
            <text:p>18740</text:p>
          </table:table-cell>
          <table:table-cell table:number-columns-repeated="1017"/>
        </table:table-row>
        <table:table-row table:style-name="ro1">
          <table:table-cell office:value-type="float" office:value="905">
            <text:p>905</text:p>
          </table:table-cell>
          <table:table-cell office:value-type="time" office:time-value="PT10H54M50.389S">
            <text:p>10:54:50.39</text:p>
          </table:table-cell>
          <table:table-cell office:value-type="string">
            <text:p>TC0002_PlannerB 2-21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036">
            <text:p>1036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906">
            <text:p>906</text:p>
          </table:table-cell>
          <table:table-cell office:value-type="time" office:time-value="PT10H54M46.713S">
            <text:p>10:54:46.71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4725">
            <text:p>4725</text:p>
          </table:table-cell>
          <table:table-cell office:value-type="string">
            <text:p>Success</text:p>
          </table:table-cell>
          <table:table-cell office:value-type="float" office:value="38943">
            <text:p>38943</text:p>
          </table:table-cell>
          <table:table-cell table:number-columns-repeated="1017"/>
        </table:table-row>
        <table:table-row table:style-name="ro1">
          <table:table-cell office:value-type="float" office:value="907">
            <text:p>907</text:p>
          </table:table-cell>
          <table:table-cell office:value-type="time" office:time-value="PT10H54M50.414S">
            <text:p>10:54:50.41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031">
            <text:p>1031</text:p>
          </table:table-cell>
          <table:table-cell office:value-type="string">
            <text:p>Success</text:p>
          </table:table-cell>
          <table:table-cell office:value-type="float" office:value="14463">
            <text:p>14463</text:p>
          </table:table-cell>
          <table:table-cell table:number-columns-repeated="1017"/>
        </table:table-row>
        <table:table-row table:style-name="ro1">
          <table:table-cell office:value-type="float" office:value="908">
            <text:p>908</text:p>
          </table:table-cell>
          <table:table-cell office:value-type="time" office:time-value="PT10H54M51.32S">
            <text:p>10:54:51.32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09">
            <text:p>909</text:p>
          </table:table-cell>
          <table:table-cell office:value-type="time" office:time-value="PT10H54M49.739S">
            <text:p>10:54:49.74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717">
            <text:p>1717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910">
            <text:p>910</text:p>
          </table:table-cell>
          <table:table-cell office:value-type="time" office:time-value="PT10H54M51.287S">
            <text:p>10:54:51.29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74">
            <text:p>17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11">
            <text:p>911</text:p>
          </table:table-cell>
          <table:table-cell office:value-type="time" office:time-value="PT10H54M49.794S">
            <text:p>10:54:49.79</text:p>
          </table:table-cell>
          <table:table-cell office:value-type="string">
            <text:p>TC0003_PlannerC 3-21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678">
            <text:p>1678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912">
            <text:p>912</text:p>
          </table:table-cell>
          <table:table-cell office:value-type="time" office:time-value="PT10H54M51.447S">
            <text:p>10:54:51.45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13">
            <text:p>913</text:p>
          </table:table-cell>
          <table:table-cell office:value-type="time" office:time-value="PT10H54M51.462S">
            <text:p>10:54:51.46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14">
            <text:p>914</text:p>
          </table:table-cell>
          <table:table-cell office:value-type="time" office:time-value="PT10H54M51.5S">
            <text:p>10:54:51.50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15">
            <text:p>915</text:p>
          </table:table-cell>
          <table:table-cell office:value-type="time" office:time-value="PT10H54M51.519S">
            <text:p>10:54:51.52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16">
            <text:p>916</text:p>
          </table:table-cell>
          <table:table-cell office:value-type="time" office:time-value="PT10H54M51.545S">
            <text:p>10:54:51.55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17">
            <text:p>917</text:p>
          </table:table-cell>
          <table:table-cell office:value-type="time" office:time-value="PT10H54M51.58S">
            <text:p>10:54:51.58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36">
            <text:p>136</text:p>
          </table:table-cell>
          <table:table-cell office:value-type="string">
            <text:p>Success</text:p>
          </table:table-cell>
          <table:table-cell office:value-type="float" office:value="28158">
            <text:p>28158</text:p>
          </table:table-cell>
          <table:table-cell table:number-columns-repeated="1017"/>
        </table:table-row>
        <table:table-row table:style-name="ro1">
          <table:table-cell office:value-type="float" office:value="918">
            <text:p>918</text:p>
          </table:table-cell>
          <table:table-cell office:value-type="time" office:time-value="PT10H54M51.605S">
            <text:p>10:54:51.61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44">
            <text:p>144</text:p>
          </table:table-cell>
          <table:table-cell office:value-type="string">
            <text:p>Success</text:p>
          </table:table-cell>
          <table:table-cell office:value-type="float" office:value="27712">
            <text:p>27712</text:p>
          </table:table-cell>
          <table:table-cell table:number-columns-repeated="1017"/>
        </table:table-row>
        <table:table-row table:style-name="ro1">
          <table:table-cell office:value-type="float" office:value="919">
            <text:p>919</text:p>
          </table:table-cell>
          <table:table-cell office:value-type="time" office:time-value="PT10H54M48.612S">
            <text:p>10:54:48.61</text:p>
          </table:table-cell>
          <table:table-cell office:value-type="string">
            <text:p>TC0001_PlannerA 1-22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315">
            <text:p>3315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920">
            <text:p>920</text:p>
          </table:table-cell>
          <table:table-cell office:value-type="time" office:time-value="PT10H54M40.303S">
            <text:p>10:54:40.30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1637">
            <text:p>11637</text:p>
          </table:table-cell>
          <table:table-cell office:value-type="string">
            <text:p>Success</text:p>
          </table:table-cell>
          <table:table-cell office:value-type="float" office:value="70655">
            <text:p>70655</text:p>
          </table:table-cell>
          <table:table-cell table:number-columns-repeated="1017"/>
        </table:table-row>
        <table:table-row table:style-name="ro1">
          <table:table-cell office:value-type="float" office:value="921">
            <text:p>921</text:p>
          </table:table-cell>
          <table:table-cell office:value-type="time" office:time-value="PT10H54M48.844S">
            <text:p>10:54:48.84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3110">
            <text:p>3110</text:p>
          </table:table-cell>
          <table:table-cell office:value-type="string">
            <text:p>Success</text:p>
          </table:table-cell>
          <table:table-cell office:value-type="float" office:value="14003">
            <text:p>14003</text:p>
          </table:table-cell>
          <table:table-cell table:number-columns-repeated="1017"/>
        </table:table-row>
        <table:table-row table:style-name="ro1">
          <table:table-cell office:value-type="float" office:value="922">
            <text:p>922</text:p>
          </table:table-cell>
          <table:table-cell office:value-type="time" office:time-value="PT10H54M48.297S">
            <text:p>10:54:48.30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3657">
            <text:p>3657</text:p>
          </table:table-cell>
          <table:table-cell office:value-type="string">
            <text:p>Success</text:p>
          </table:table-cell>
          <table:table-cell office:value-type="float" office:value="38899">
            <text:p>38899</text:p>
          </table:table-cell>
          <table:table-cell table:number-columns-repeated="1017"/>
        </table:table-row>
        <table:table-row table:style-name="ro1">
          <table:table-cell office:value-type="float" office:value="923">
            <text:p>923</text:p>
          </table:table-cell>
          <table:table-cell office:value-type="time" office:time-value="PT10H54M48.002S">
            <text:p>10:54:48.00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3961">
            <text:p>3961</text:p>
          </table:table-cell>
          <table:table-cell office:value-type="string">
            <text:p>Success</text:p>
          </table:table-cell>
          <table:table-cell office:value-type="float" office:value="14003">
            <text:p>14003</text:p>
          </table:table-cell>
          <table:table-cell table:number-columns-repeated="1017"/>
        </table:table-row>
        <table:table-row table:style-name="ro1">
          <table:table-cell office:value-type="float" office:value="924">
            <text:p>924</text:p>
          </table:table-cell>
          <table:table-cell office:value-type="time" office:time-value="PT10H54M48.503S">
            <text:p>10:54:48.50</text:p>
          </table:table-cell>
          <table:table-cell office:value-type="string">
            <text:p>TC0003_PlannerC 3-27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463">
            <text:p>3463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925">
            <text:p>925</text:p>
          </table:table-cell>
          <table:table-cell office:value-type="time" office:time-value="PT10H54M48.422S">
            <text:p>10:54:48.42</text:p>
          </table:table-cell>
          <table:table-cell office:value-type="string">
            <text:p>TC0001_PlannerA 1-28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562">
            <text:p>3562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926">
            <text:p>926</text:p>
          </table:table-cell>
          <table:table-cell office:value-type="time" office:time-value="PT10H54M48.568S">
            <text:p>10:54:48.57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3451">
            <text:p>3451</text:p>
          </table:table-cell>
          <table:table-cell office:value-type="string">
            <text:p>Success</text:p>
          </table:table-cell>
          <table:table-cell office:value-type="float" office:value="53950">
            <text:p>53950</text:p>
          </table:table-cell>
          <table:table-cell table:number-columns-repeated="1017"/>
        </table:table-row>
        <table:table-row table:style-name="ro1">
          <table:table-cell office:value-type="float" office:value="927">
            <text:p>927</text:p>
          </table:table-cell>
          <table:table-cell office:value-type="time" office:time-value="PT10H54M48.257S">
            <text:p>10:54:48.26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3769">
            <text:p>3769</text:p>
          </table:table-cell>
          <table:table-cell office:value-type="string">
            <text:p>Success</text:p>
          </table:table-cell>
          <table:table-cell office:value-type="float" office:value="38885">
            <text:p>38885</text:p>
          </table:table-cell>
          <table:table-cell table:number-columns-repeated="1017"/>
        </table:table-row>
        <table:table-row table:style-name="ro1">
          <table:table-cell office:value-type="float" office:value="928">
            <text:p>928</text:p>
          </table:table-cell>
          <table:table-cell office:value-type="time" office:time-value="PT10H54M48.876S">
            <text:p>10:54:48.88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3151">
            <text:p>3151</text:p>
          </table:table-cell>
          <table:table-cell office:value-type="string">
            <text:p>Success</text:p>
          </table:table-cell>
          <table:table-cell office:value-type="float" office:value="14003">
            <text:p>14003</text:p>
          </table:table-cell>
          <table:table-cell table:number-columns-repeated="1017"/>
        </table:table-row>
        <table:table-row table:style-name="ro1">
          <table:table-cell office:value-type="float" office:value="929">
            <text:p>929</text:p>
          </table:table-cell>
          <table:table-cell office:value-type="time" office:time-value="PT10H54M48.976S">
            <text:p>10:54:48.98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3063">
            <text:p>3063</text:p>
          </table:table-cell>
          <table:table-cell office:value-type="string">
            <text:p>Success</text:p>
          </table:table-cell>
          <table:table-cell office:value-type="float" office:value="14003">
            <text:p>14003</text:p>
          </table:table-cell>
          <table:table-cell table:number-columns-repeated="1017"/>
        </table:table-row>
        <table:table-row table:style-name="ro1">
          <table:table-cell office:value-type="float" office:value="930">
            <text:p>930</text:p>
          </table:table-cell>
          <table:table-cell office:value-type="time" office:time-value="PT10H54M48.984S">
            <text:p>10:54:48.98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062">
            <text:p>3062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931">
            <text:p>931</text:p>
          </table:table-cell>
          <table:table-cell office:value-type="time" office:time-value="PT10H54M48.216S">
            <text:p>10:54:48.22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3834">
            <text:p>3834</text:p>
          </table:table-cell>
          <table:table-cell office:value-type="string">
            <text:p>Success</text:p>
          </table:table-cell>
          <table:table-cell office:value-type="float" office:value="38899">
            <text:p>38899</text:p>
          </table:table-cell>
          <table:table-cell table:number-columns-repeated="1017"/>
        </table:table-row>
        <table:table-row table:style-name="ro1">
          <table:table-cell office:value-type="float" office:value="932">
            <text:p>932</text:p>
          </table:table-cell>
          <table:table-cell office:value-type="time" office:time-value="PT10H54M51.339S">
            <text:p>10:54:51.34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728">
            <text:p>728</text:p>
          </table:table-cell>
          <table:table-cell office:value-type="string">
            <text:p>Success</text:p>
          </table:table-cell>
          <table:table-cell office:value-type="float" office:value="38944">
            <text:p>38944</text:p>
          </table:table-cell>
          <table:table-cell table:number-columns-repeated="1017"/>
        </table:table-row>
        <table:table-row table:style-name="ro1">
          <table:table-cell office:value-type="float" office:value="933">
            <text:p>933</text:p>
          </table:table-cell>
          <table:table-cell office:value-type="time" office:time-value="PT10H54M48.374S">
            <text:p>10:54:48.37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3718">
            <text:p>3718</text:p>
          </table:table-cell>
          <table:table-cell office:value-type="string">
            <text:p>Success</text:p>
          </table:table-cell>
          <table:table-cell office:value-type="float" office:value="38896">
            <text:p>38896</text:p>
          </table:table-cell>
          <table:table-cell table:number-columns-repeated="1017"/>
        </table:table-row>
        <table:table-row table:style-name="ro1">
          <table:table-cell office:value-type="float" office:value="934">
            <text:p>934</text:p>
          </table:table-cell>
          <table:table-cell office:value-type="time" office:time-value="PT10H54M42.331S">
            <text:p>10:54:42.33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9769">
            <text:p>9769</text:p>
          </table:table-cell>
          <table:table-cell office:value-type="string">
            <text:p>Success</text:p>
          </table:table-cell>
          <table:table-cell office:value-type="float" office:value="70724">
            <text:p>70724</text:p>
          </table:table-cell>
          <table:table-cell table:number-columns-repeated="1017"/>
        </table:table-row>
        <table:table-row table:style-name="ro1">
          <table:table-cell office:value-type="float" office:value="935">
            <text:p>935</text:p>
          </table:table-cell>
          <table:table-cell office:value-type="time" office:time-value="PT10H54M41.573S">
            <text:p>10:54:41.57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0530">
            <text:p>10530</text:p>
          </table:table-cell>
          <table:table-cell office:value-type="string">
            <text:p>Success</text:p>
          </table:table-cell>
          <table:table-cell office:value-type="float" office:value="70703">
            <text:p>70703</text:p>
          </table:table-cell>
          <table:table-cell table:number-columns-repeated="1017"/>
        </table:table-row>
        <table:table-row table:style-name="ro1">
          <table:table-cell office:value-type="float" office:value="936">
            <text:p>936</text:p>
          </table:table-cell>
          <table:table-cell office:value-type="time" office:time-value="PT10H54M48.186S">
            <text:p>10:54:48.19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3934">
            <text:p>3934</text:p>
          </table:table-cell>
          <table:table-cell office:value-type="string">
            <text:p>Success</text:p>
          </table:table-cell>
          <table:table-cell office:value-type="float" office:value="53930">
            <text:p>53930</text:p>
          </table:table-cell>
          <table:table-cell table:number-columns-repeated="1017"/>
        </table:table-row>
        <table:table-row table:style-name="ro1">
          <table:table-cell office:value-type="float" office:value="937">
            <text:p>937</text:p>
          </table:table-cell>
          <table:table-cell office:value-type="time" office:time-value="PT10H54M49.187S">
            <text:p>10:54:49.19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942">
            <text:p>2942</text:p>
          </table:table-cell>
          <table:table-cell office:value-type="string">
            <text:p>Success</text:p>
          </table:table-cell>
          <table:table-cell office:value-type="float" office:value="44839">
            <text:p>44839</text:p>
          </table:table-cell>
          <table:table-cell table:number-columns-repeated="1017"/>
        </table:table-row>
        <table:table-row table:style-name="ro1">
          <table:table-cell office:value-type="float" office:value="938">
            <text:p>938</text:p>
          </table:table-cell>
          <table:table-cell office:value-type="time" office:time-value="PT10H54M52.02S">
            <text:p>10:54:52.02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282">
            <text:p>282</text:p>
          </table:table-cell>
          <table:table-cell office:value-type="string">
            <text:p>Success</text:p>
          </table:table-cell>
          <table:table-cell office:value-type="float" office:value="16043">
            <text:p>16043</text:p>
          </table:table-cell>
          <table:table-cell table:number-columns-repeated="1017"/>
        </table:table-row>
        <table:table-row table:style-name="ro1">
          <table:table-cell office:value-type="float" office:value="939">
            <text:p>939</text:p>
          </table:table-cell>
          <table:table-cell office:value-type="time" office:time-value="PT10H54M52.303S">
            <text:p>10:54:52.30</text:p>
          </table:table-cell>
          <table:table-cell office:value-type="string">
            <text:p>TC0002_PlannerB 2-28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940">
            <text:p>940</text:p>
          </table:table-cell>
          <table:table-cell office:value-type="time" office:time-value="PT10H54M51.374S">
            <text:p>10:54:51.37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456">
            <text:p>1456</text:p>
          </table:table-cell>
          <table:table-cell office:value-type="string">
            <text:p>Success</text:p>
          </table:table-cell>
          <table:table-cell office:value-type="float" office:value="18721">
            <text:p>18721</text:p>
          </table:table-cell>
          <table:table-cell table:number-columns-repeated="1017"/>
        </table:table-row>
        <table:table-row table:style-name="ro1">
          <table:table-cell office:value-type="float" office:value="941">
            <text:p>941</text:p>
          </table:table-cell>
          <table:table-cell office:value-type="time" office:time-value="PT10H54M48.302S">
            <text:p>10:54:48.30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4546">
            <text:p>4546</text:p>
          </table:table-cell>
          <table:table-cell office:value-type="string">
            <text:p>Success</text:p>
          </table:table-cell>
          <table:table-cell office:value-type="float" office:value="38947">
            <text:p>38947</text:p>
          </table:table-cell>
          <table:table-cell table:number-columns-repeated="1017"/>
        </table:table-row>
        <table:table-row table:style-name="ro1">
          <table:table-cell office:value-type="float" office:value="942">
            <text:p>942</text:p>
          </table:table-cell>
          <table:table-cell office:value-type="time" office:time-value="PT10H54M49.902S">
            <text:p>10:54:49.90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2958">
            <text:p>2958</text:p>
          </table:table-cell>
          <table:table-cell office:value-type="string">
            <text:p>Success</text:p>
          </table:table-cell>
          <table:table-cell office:value-type="float" office:value="53963">
            <text:p>53963</text:p>
          </table:table-cell>
          <table:table-cell table:number-columns-repeated="1017"/>
        </table:table-row>
        <table:table-row table:style-name="ro1">
          <table:table-cell office:value-type="float" office:value="943">
            <text:p>943</text:p>
          </table:table-cell>
          <table:table-cell office:value-type="time" office:time-value="PT10H54M52.102S">
            <text:p>10:54:52.10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759">
            <text:p>759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944">
            <text:p>944</text:p>
          </table:table-cell>
          <table:table-cell office:value-type="time" office:time-value="PT10H54M52.121S">
            <text:p>10:54:52.12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775">
            <text:p>775</text:p>
          </table:table-cell>
          <table:table-cell office:value-type="string">
            <text:p>Success</text:p>
          </table:table-cell>
          <table:table-cell office:value-type="float" office:value="16038">
            <text:p>16038</text:p>
          </table:table-cell>
          <table:table-cell table:number-columns-repeated="1017"/>
        </table:table-row>
        <table:table-row table:style-name="ro1">
          <table:table-cell office:value-type="float" office:value="945">
            <text:p>945</text:p>
          </table:table-cell>
          <table:table-cell office:value-type="time" office:time-value="PT10H54M52.13S">
            <text:p>10:54:52.13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768">
            <text:p>768</text:p>
          </table:table-cell>
          <table:table-cell office:value-type="string">
            <text:p>Success</text:p>
          </table:table-cell>
          <table:table-cell office:value-type="float" office:value="30618">
            <text:p>30618</text:p>
          </table:table-cell>
          <table:table-cell table:number-columns-repeated="1017"/>
        </table:table-row>
        <table:table-row table:style-name="ro1">
          <table:table-cell office:value-type="float" office:value="946">
            <text:p>946</text:p>
          </table:table-cell>
          <table:table-cell office:value-type="time" office:time-value="PT10H54M52.897S">
            <text:p>10:54:52.90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947">
            <text:p>947</text:p>
          </table:table-cell>
          <table:table-cell office:value-type="time" office:time-value="PT10H54M52.899S">
            <text:p>10:54:52.90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948">
            <text:p>948</text:p>
          </table:table-cell>
          <table:table-cell office:value-type="time" office:time-value="PT10H54M52.922S">
            <text:p>10:54:52.92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949">
            <text:p>949</text:p>
          </table:table-cell>
          <table:table-cell office:value-type="time" office:time-value="PT10H54M52.936S">
            <text:p>10:54:52.94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950">
            <text:p>950</text:p>
          </table:table-cell>
          <table:table-cell office:value-type="time" office:time-value="PT10H54M52.953S">
            <text:p>10:54:52.95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951">
            <text:p>951</text:p>
          </table:table-cell>
          <table:table-cell office:value-type="time" office:time-value="PT10H54M52.861S">
            <text:p>10:54:52.86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287">
            <text:p>287</text:p>
          </table:table-cell>
          <table:table-cell office:value-type="string">
            <text:p>Success</text:p>
          </table:table-cell>
          <table:table-cell office:value-type="float" office:value="16042">
            <text:p>16042</text:p>
          </table:table-cell>
          <table:table-cell table:number-columns-repeated="1017"/>
        </table:table-row>
        <table:table-row table:style-name="ro1">
          <table:table-cell office:value-type="float" office:value="952">
            <text:p>952</text:p>
          </table:table-cell>
          <table:table-cell office:value-type="time" office:time-value="PT10H54M53.149S">
            <text:p>10:54:53.15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953">
            <text:p>953</text:p>
          </table:table-cell>
          <table:table-cell office:value-type="time" office:time-value="PT10H54M51.156S">
            <text:p>10:54:51.16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2213">
            <text:p>2213</text:p>
          </table:table-cell>
          <table:table-cell office:value-type="string">
            <text:p>Success</text:p>
          </table:table-cell>
          <table:table-cell office:value-type="float" office:value="38959">
            <text:p>38959</text:p>
          </table:table-cell>
          <table:table-cell table:number-columns-repeated="1017"/>
        </table:table-row>
        <table:table-row table:style-name="ro1">
          <table:table-cell office:value-type="float" office:value="954">
            <text:p>954</text:p>
          </table:table-cell>
          <table:table-cell office:value-type="time" office:time-value="PT10H54M49.796S">
            <text:p>10:54:49.80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582">
            <text:p>3582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955">
            <text:p>955</text:p>
          </table:table-cell>
          <table:table-cell office:value-type="time" office:time-value="PT10H54M50.062S">
            <text:p>10:54:50.06</text:p>
          </table:table-cell>
          <table:table-cell office:value-type="string">
            <text:p>TC0002_PlannerB 2-23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369">
            <text:p>3369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956">
            <text:p>956</text:p>
          </table:table-cell>
          <table:table-cell office:value-type="time" office:time-value="PT10H54M49.788S">
            <text:p>10:54:49.79</text:p>
          </table:table-cell>
          <table:table-cell office:value-type="string">
            <text:p>TC0001_PlannerA 1-27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652">
            <text:p>3652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957">
            <text:p>957</text:p>
          </table:table-cell>
          <table:table-cell office:value-type="time" office:time-value="PT10H54M50.16S">
            <text:p>10:54:50.16</text:p>
          </table:table-cell>
          <table:table-cell office:value-type="string">
            <text:p>TC0002_PlannerB 2-26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305">
            <text:p>3305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958">
            <text:p>958</text:p>
          </table:table-cell>
          <table:table-cell office:value-type="time" office:time-value="PT10H54M50.789S">
            <text:p>10:54:50.79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702">
            <text:p>2702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959">
            <text:p>959</text:p>
          </table:table-cell>
          <table:table-cell office:value-type="time" office:time-value="PT10H54M49.897S">
            <text:p>10:54:49.90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3614">
            <text:p>3614</text:p>
          </table:table-cell>
          <table:table-cell office:value-type="string">
            <text:p>Success</text:p>
          </table:table-cell>
          <table:table-cell office:value-type="float" office:value="38943">
            <text:p>38943</text:p>
          </table:table-cell>
          <table:table-cell table:number-columns-repeated="1017"/>
        </table:table-row>
        <table:table-row table:style-name="ro1">
          <table:table-cell office:value-type="float" office:value="960">
            <text:p>960</text:p>
          </table:table-cell>
          <table:table-cell office:value-type="time" office:time-value="PT10H54M49.836S">
            <text:p>10:54:49.84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686">
            <text:p>3686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961">
            <text:p>961</text:p>
          </table:table-cell>
          <table:table-cell office:value-type="time" office:time-value="PT10H54M51.284S">
            <text:p>10:54:51.28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2294">
            <text:p>2294</text:p>
          </table:table-cell>
          <table:table-cell office:value-type="string">
            <text:p>Success</text:p>
          </table:table-cell>
          <table:table-cell office:value-type="float" office:value="38959">
            <text:p>38959</text:p>
          </table:table-cell>
          <table:table-cell table:number-columns-repeated="1017"/>
        </table:table-row>
        <table:table-row table:style-name="ro1">
          <table:table-cell office:value-type="float" office:value="962">
            <text:p>962</text:p>
          </table:table-cell>
          <table:table-cell office:value-type="time" office:time-value="PT10H54M51.293S">
            <text:p>10:54:51.29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369">
            <text:p>2369</text:p>
          </table:table-cell>
          <table:table-cell office:value-type="string">
            <text:p>Success</text:p>
          </table:table-cell>
          <table:table-cell office:value-type="float" office:value="18180">
            <text:p>18180</text:p>
          </table:table-cell>
          <table:table-cell table:number-columns-repeated="1017"/>
        </table:table-row>
        <table:table-row table:style-name="ro1">
          <table:table-cell office:value-type="float" office:value="963">
            <text:p>963</text:p>
          </table:table-cell>
          <table:table-cell office:value-type="time" office:time-value="PT10H54M51.329S">
            <text:p>10:54:51.33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341">
            <text:p>2341</text:p>
          </table:table-cell>
          <table:table-cell office:value-type="string">
            <text:p>Success</text:p>
          </table:table-cell>
          <table:table-cell office:value-type="float" office:value="38959">
            <text:p>38959</text:p>
          </table:table-cell>
          <table:table-cell table:number-columns-repeated="1017"/>
        </table:table-row>
        <table:table-row table:style-name="ro1">
          <table:table-cell office:value-type="float" office:value="964">
            <text:p>964</text:p>
          </table:table-cell>
          <table:table-cell office:value-type="time" office:time-value="PT10H54M51.219S">
            <text:p>10:54:51.22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2472">
            <text:p>2472</text:p>
          </table:table-cell>
          <table:table-cell office:value-type="string">
            <text:p>Success</text:p>
          </table:table-cell>
          <table:table-cell office:value-type="float" office:value="38959">
            <text:p>38959</text:p>
          </table:table-cell>
          <table:table-cell table:number-columns-repeated="1017"/>
        </table:table-row>
        <table:table-row table:style-name="ro1">
          <table:table-cell office:value-type="float" office:value="965">
            <text:p>965</text:p>
          </table:table-cell>
          <table:table-cell office:value-type="time" office:time-value="PT10H54M50.298S">
            <text:p>10:54:50.30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3400">
            <text:p>3400</text:p>
          </table:table-cell>
          <table:table-cell office:value-type="string">
            <text:p>Success</text:p>
          </table:table-cell>
          <table:table-cell office:value-type="float" office:value="14003">
            <text:p>14003</text:p>
          </table:table-cell>
          <table:table-cell table:number-columns-repeated="1017"/>
        </table:table-row>
        <table:table-row table:style-name="ro1">
          <table:table-cell office:value-type="float" office:value="966">
            <text:p>966</text:p>
          </table:table-cell>
          <table:table-cell office:value-type="time" office:time-value="PT10H54M52.862S">
            <text:p>10:54:52.86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867">
            <text:p>867</text:p>
          </table:table-cell>
          <table:table-cell office:value-type="string">
            <text:p>Success</text:p>
          </table:table-cell>
          <table:table-cell office:value-type="float" office:value="38963">
            <text:p>38963</text:p>
          </table:table-cell>
          <table:table-cell table:number-columns-repeated="1017"/>
        </table:table-row>
        <table:table-row table:style-name="ro1">
          <table:table-cell office:value-type="float" office:value="967">
            <text:p>967</text:p>
          </table:table-cell>
          <table:table-cell office:value-type="time" office:time-value="PT10H54M50.386S">
            <text:p>10:54:50.39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3377">
            <text:p>3377</text:p>
          </table:table-cell>
          <table:table-cell office:value-type="string">
            <text:p>Success</text:p>
          </table:table-cell>
          <table:table-cell office:value-type="float" office:value="14463">
            <text:p>14463</text:p>
          </table:table-cell>
          <table:table-cell table:number-columns-repeated="1017"/>
        </table:table-row>
        <table:table-row table:style-name="ro1">
          <table:table-cell office:value-type="float" office:value="968">
            <text:p>968</text:p>
          </table:table-cell>
          <table:table-cell office:value-type="time" office:time-value="PT10H54M46.606S">
            <text:p>10:54:46.61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7165">
            <text:p>7165</text:p>
          </table:table-cell>
          <table:table-cell office:value-type="string">
            <text:p>Success</text:p>
          </table:table-cell>
          <table:table-cell office:value-type="float" office:value="38943">
            <text:p>38943</text:p>
          </table:table-cell>
          <table:table-cell table:number-columns-repeated="1017"/>
        </table:table-row>
        <table:table-row table:style-name="ro1">
          <table:table-cell office:value-type="float" office:value="969">
            <text:p>969</text:p>
          </table:table-cell>
          <table:table-cell office:value-type="time" office:time-value="PT10H54M51.473S">
            <text:p>10:54:51.47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2349">
            <text:p>2349</text:p>
          </table:table-cell>
          <table:table-cell office:value-type="string">
            <text:p>Success</text:p>
          </table:table-cell>
          <table:table-cell office:value-type="float" office:value="38963">
            <text:p>38963</text:p>
          </table:table-cell>
          <table:table-cell table:number-columns-repeated="1017"/>
        </table:table-row>
        <table:table-row table:style-name="ro1">
          <table:table-cell office:value-type="float" office:value="970">
            <text:p>970</text:p>
          </table:table-cell>
          <table:table-cell office:value-type="time" office:time-value="PT10H54M50.09S">
            <text:p>10:54:50.09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3743">
            <text:p>3743</text:p>
          </table:table-cell>
          <table:table-cell office:value-type="string">
            <text:p>Success</text:p>
          </table:table-cell>
          <table:table-cell office:value-type="float" office:value="59399">
            <text:p>59399</text:p>
          </table:table-cell>
          <table:table-cell table:number-columns-repeated="1017"/>
        </table:table-row>
        <table:table-row table:style-name="ro1">
          <table:table-cell office:value-type="float" office:value="971">
            <text:p>971</text:p>
          </table:table-cell>
          <table:table-cell office:value-type="time" office:time-value="PT10H54M51.178S">
            <text:p>10:54:51.18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2662">
            <text:p>2662</text:p>
          </table:table-cell>
          <table:table-cell office:value-type="string">
            <text:p>Success</text:p>
          </table:table-cell>
          <table:table-cell office:value-type="float" office:value="38960">
            <text:p>38960</text:p>
          </table:table-cell>
          <table:table-cell table:number-columns-repeated="1017"/>
        </table:table-row>
        <table:table-row table:style-name="ro1">
          <table:table-cell office:value-type="float" office:value="972">
            <text:p>972</text:p>
          </table:table-cell>
          <table:table-cell office:value-type="time" office:time-value="PT10H54M51.212S">
            <text:p>10:54:51.21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2639">
            <text:p>2639</text:p>
          </table:table-cell>
          <table:table-cell office:value-type="string">
            <text:p>Success</text:p>
          </table:table-cell>
          <table:table-cell office:value-type="float" office:value="38963">
            <text:p>38963</text:p>
          </table:table-cell>
          <table:table-cell table:number-columns-repeated="1017"/>
        </table:table-row>
        <table:table-row table:style-name="ro1">
          <table:table-cell office:value-type="float" office:value="973">
            <text:p>973</text:p>
          </table:table-cell>
          <table:table-cell office:value-type="time" office:time-value="PT10H54M48.624S">
            <text:p>10:54:48.62</text:p>
          </table:table-cell>
          <table:table-cell office:value-type="string">
            <text:p>TC0003_PlannerC 3-29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5254">
            <text:p>5254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974">
            <text:p>974</text:p>
          </table:table-cell>
          <table:table-cell office:value-type="time" office:time-value="PT10H54M48.634S">
            <text:p>10:54:48.63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5259">
            <text:p>5259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975">
            <text:p>975</text:p>
          </table:table-cell>
          <table:table-cell office:value-type="time" office:time-value="PT10H54M48.676S">
            <text:p>10:54:48.68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5232">
            <text:p>5232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976">
            <text:p>976</text:p>
          </table:table-cell>
          <table:table-cell office:value-type="time" office:time-value="PT10H54M49.96S">
            <text:p>10:54:49.96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3949">
            <text:p>3949</text:p>
          </table:table-cell>
          <table:table-cell office:value-type="string">
            <text:p>Success</text:p>
          </table:table-cell>
          <table:table-cell office:value-type="float" office:value="59381">
            <text:p>59381</text:p>
          </table:table-cell>
          <table:table-cell table:number-columns-repeated="1017"/>
        </table:table-row>
        <table:table-row table:style-name="ro1">
          <table:table-cell office:value-type="float" office:value="977">
            <text:p>977</text:p>
          </table:table-cell>
          <table:table-cell office:value-type="time" office:time-value="PT10H54M50.748S">
            <text:p>10:54:50.75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3170">
            <text:p>3170</text:p>
          </table:table-cell>
          <table:table-cell office:value-type="string">
            <text:p>Success</text:p>
          </table:table-cell>
          <table:table-cell office:value-type="float" office:value="38416">
            <text:p>38416</text:p>
          </table:table-cell>
          <table:table-cell table:number-columns-repeated="1017"/>
        </table:table-row>
        <table:table-row table:style-name="ro1">
          <table:table-cell office:value-type="float" office:value="978">
            <text:p>978</text:p>
          </table:table-cell>
          <table:table-cell office:value-type="time" office:time-value="PT10H54M50.888S">
            <text:p>10:54:50.89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3046">
            <text:p>3046</text:p>
          </table:table-cell>
          <table:table-cell office:value-type="string">
            <text:p>Success</text:p>
          </table:table-cell>
          <table:table-cell office:value-type="float" office:value="38415">
            <text:p>38415</text:p>
          </table:table-cell>
          <table:table-cell table:number-columns-repeated="1017"/>
        </table:table-row>
        <table:table-row table:style-name="ro1">
          <table:table-cell office:value-type="float" office:value="979">
            <text:p>979</text:p>
          </table:table-cell>
          <table:table-cell office:value-type="time" office:time-value="PT10H54M49.674S">
            <text:p>10:54:49.67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4288">
            <text:p>4288</text:p>
          </table:table-cell>
          <table:table-cell office:value-type="string">
            <text:p>Success</text:p>
          </table:table-cell>
          <table:table-cell office:value-type="float" office:value="53899">
            <text:p>53899</text:p>
          </table:table-cell>
          <table:table-cell table:number-columns-repeated="1017"/>
        </table:table-row>
        <table:table-row table:style-name="ro1">
          <table:table-cell office:value-type="float" office:value="980">
            <text:p>980</text:p>
          </table:table-cell>
          <table:table-cell office:value-type="time" office:time-value="PT10H54M49.76S">
            <text:p>10:54:49.76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4213">
            <text:p>4213</text:p>
          </table:table-cell>
          <table:table-cell office:value-type="string">
            <text:p>Success</text:p>
          </table:table-cell>
          <table:table-cell office:value-type="float" office:value="53965">
            <text:p>53965</text:p>
          </table:table-cell>
          <table:table-cell table:number-columns-repeated="1017"/>
        </table:table-row>
        <table:table-row table:style-name="ro1">
          <table:table-cell office:value-type="float" office:value="981">
            <text:p>981</text:p>
          </table:table-cell>
          <table:table-cell office:value-type="time" office:time-value="PT10H54M51.942S">
            <text:p>10:54:51.94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046">
            <text:p>2046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982">
            <text:p>982</text:p>
          </table:table-cell>
          <table:table-cell office:value-type="time" office:time-value="PT10H54M48.299S">
            <text:p>10:54:48.30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5715">
            <text:p>5715</text:p>
          </table:table-cell>
          <table:table-cell office:value-type="string">
            <text:p>Success</text:p>
          </table:table-cell>
          <table:table-cell office:value-type="float" office:value="76605">
            <text:p>76605</text:p>
          </table:table-cell>
          <table:table-cell table:number-columns-repeated="1017"/>
        </table:table-row>
        <table:table-row table:style-name="ro1">
          <table:table-cell office:value-type="float" office:value="983">
            <text:p>983</text:p>
          </table:table-cell>
          <table:table-cell office:value-type="time" office:time-value="PT10H54M52.849S">
            <text:p>10:54:52.85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1180">
            <text:p>1180</text:p>
          </table:table-cell>
          <table:table-cell office:value-type="string">
            <text:p>Success</text:p>
          </table:table-cell>
          <table:table-cell office:value-type="float" office:value="53965">
            <text:p>53965</text:p>
          </table:table-cell>
          <table:table-cell table:number-columns-repeated="1017"/>
        </table:table-row>
        <table:table-row table:style-name="ro1">
          <table:table-cell office:value-type="float" office:value="984">
            <text:p>984</text:p>
          </table:table-cell>
          <table:table-cell office:value-type="time" office:time-value="PT10H54M50.451S">
            <text:p>10:54:50.45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581">
            <text:p>3581</text:p>
          </table:table-cell>
          <table:table-cell office:value-type="string">
            <text:p>Success</text:p>
          </table:table-cell>
          <table:table-cell office:value-type="float" office:value="38415">
            <text:p>38415</text:p>
          </table:table-cell>
          <table:table-cell table:number-columns-repeated="1017"/>
        </table:table-row>
        <table:table-row table:style-name="ro1">
          <table:table-cell office:value-type="float" office:value="985">
            <text:p>985</text:p>
          </table:table-cell>
          <table:table-cell office:value-type="time" office:time-value="PT10H54M50.841S">
            <text:p>10:54:50.84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3196">
            <text:p>3196</text:p>
          </table:table-cell>
          <table:table-cell office:value-type="string">
            <text:p>Success</text:p>
          </table:table-cell>
          <table:table-cell office:value-type="float" office:value="38415">
            <text:p>38415</text:p>
          </table:table-cell>
          <table:table-cell table:number-columns-repeated="1017"/>
        </table:table-row>
        <table:table-row table:style-name="ro1">
          <table:table-cell office:value-type="float" office:value="986">
            <text:p>986</text:p>
          </table:table-cell>
          <table:table-cell office:value-type="time" office:time-value="PT10H54M51.424S">
            <text:p>10:54:51.42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2616">
            <text:p>2616</text:p>
          </table:table-cell>
          <table:table-cell office:value-type="string">
            <text:p>Success</text:p>
          </table:table-cell>
          <table:table-cell office:value-type="float" office:value="98378">
            <text:p>98378</text:p>
          </table:table-cell>
          <table:table-cell table:number-columns-repeated="1017"/>
        </table:table-row>
        <table:table-row table:style-name="ro1">
          <table:table-cell office:value-type="float" office:value="987">
            <text:p>987</text:p>
          </table:table-cell>
          <table:table-cell office:value-type="time" office:time-value="PT10H54M52.32S">
            <text:p>10:54:52.32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1723">
            <text:p>1723</text:p>
          </table:table-cell>
          <table:table-cell office:value-type="string">
            <text:p>Success</text:p>
          </table:table-cell>
          <table:table-cell office:value-type="float" office:value="98378">
            <text:p>98378</text:p>
          </table:table-cell>
          <table:table-cell table:number-columns-repeated="1017"/>
        </table:table-row>
        <table:table-row table:style-name="ro1">
          <table:table-cell office:value-type="float" office:value="988">
            <text:p>988</text:p>
          </table:table-cell>
          <table:table-cell office:value-type="time" office:time-value="PT10H54M51.955S">
            <text:p>10:54:51.96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2088">
            <text:p>2088</text:p>
          </table:table-cell>
          <table:table-cell office:value-type="string">
            <text:p>Success</text:p>
          </table:table-cell>
          <table:table-cell office:value-type="float" office:value="98378">
            <text:p>98378</text:p>
          </table:table-cell>
          <table:table-cell table:number-columns-repeated="1017"/>
        </table:table-row>
        <table:table-row table:style-name="ro1">
          <table:table-cell office:value-type="float" office:value="989">
            <text:p>989</text:p>
          </table:table-cell>
          <table:table-cell office:value-type="time" office:time-value="PT10H54M51.086S">
            <text:p>10:54:51.09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960">
            <text:p>2960</text:p>
          </table:table-cell>
          <table:table-cell office:value-type="string">
            <text:p>Success</text:p>
          </table:table-cell>
          <table:table-cell office:value-type="float" office:value="98378">
            <text:p>98378</text:p>
          </table:table-cell>
          <table:table-cell table:number-columns-repeated="1017"/>
        </table:table-row>
        <table:table-row table:style-name="ro1">
          <table:table-cell office:value-type="float" office:value="990">
            <text:p>990</text:p>
          </table:table-cell>
          <table:table-cell office:value-type="time" office:time-value="PT10H54M51.44S">
            <text:p>10:54:51.44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608">
            <text:p>2608</text:p>
          </table:table-cell>
          <table:table-cell office:value-type="string">
            <text:p>Success</text:p>
          </table:table-cell>
          <table:table-cell office:value-type="float" office:value="98378">
            <text:p>98378</text:p>
          </table:table-cell>
          <table:table-cell table:number-columns-repeated="1017"/>
        </table:table-row>
        <table:table-row table:style-name="ro1">
          <table:table-cell office:value-type="float" office:value="991">
            <text:p>991</text:p>
          </table:table-cell>
          <table:table-cell office:value-type="time" office:time-value="PT10H54M51.422S">
            <text:p>10:54:51.42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629">
            <text:p>2629</text:p>
          </table:table-cell>
          <table:table-cell office:value-type="string">
            <text:p>Success</text:p>
          </table:table-cell>
          <table:table-cell office:value-type="float" office:value="98378">
            <text:p>98378</text:p>
          </table:table-cell>
          <table:table-cell table:number-columns-repeated="1017"/>
        </table:table-row>
        <table:table-row table:style-name="ro1">
          <table:table-cell office:value-type="float" office:value="992">
            <text:p>992</text:p>
          </table:table-cell>
          <table:table-cell office:value-type="time" office:time-value="PT10H54M50.662S">
            <text:p>10:54:50.66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393">
            <text:p>3393</text:p>
          </table:table-cell>
          <table:table-cell office:value-type="string">
            <text:p>Success</text:p>
          </table:table-cell>
          <table:table-cell office:value-type="float" office:value="98378">
            <text:p>98378</text:p>
          </table:table-cell>
          <table:table-cell table:number-columns-repeated="1017"/>
        </table:table-row>
        <table:table-row table:style-name="ro1">
          <table:table-cell office:value-type="float" office:value="993">
            <text:p>993</text:p>
          </table:table-cell>
          <table:table-cell office:value-type="time" office:time-value="PT10H54M50.68S">
            <text:p>10:54:50.68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3377">
            <text:p>3377</text:p>
          </table:table-cell>
          <table:table-cell office:value-type="string">
            <text:p>Success</text:p>
          </table:table-cell>
          <table:table-cell office:value-type="float" office:value="98378">
            <text:p>98378</text:p>
          </table:table-cell>
          <table:table-cell table:number-columns-repeated="1017"/>
        </table:table-row>
        <table:table-row table:style-name="ro1">
          <table:table-cell office:value-type="float" office:value="994">
            <text:p>994</text:p>
          </table:table-cell>
          <table:table-cell office:value-type="time" office:time-value="PT10H54M52.068S">
            <text:p>10:54:52.07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991">
            <text:p>1991</text:p>
          </table:table-cell>
          <table:table-cell office:value-type="string">
            <text:p>Success</text:p>
          </table:table-cell>
          <table:table-cell office:value-type="float" office:value="98378">
            <text:p>98378</text:p>
          </table:table-cell>
          <table:table-cell table:number-columns-repeated="1017"/>
        </table:table-row>
        <table:table-row table:style-name="ro1">
          <table:table-cell office:value-type="float" office:value="995">
            <text:p>995</text:p>
          </table:table-cell>
          <table:table-cell office:value-type="time" office:time-value="PT10H54M51.447S">
            <text:p>10:54:51.45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615">
            <text:p>2615</text:p>
          </table:table-cell>
          <table:table-cell office:value-type="string">
            <text:p>Success</text:p>
          </table:table-cell>
          <table:table-cell office:value-type="float" office:value="98378">
            <text:p>98378</text:p>
          </table:table-cell>
          <table:table-cell table:number-columns-repeated="1017"/>
        </table:table-row>
        <table:table-row table:style-name="ro1">
          <table:table-cell office:value-type="float" office:value="996">
            <text:p>996</text:p>
          </table:table-cell>
          <table:table-cell office:value-type="time" office:time-value="PT10H54M49.047S">
            <text:p>10:54:49.05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5018">
            <text:p>5018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997">
            <text:p>997</text:p>
          </table:table-cell>
          <table:table-cell office:value-type="time" office:time-value="PT10H54M49.309S">
            <text:p>10:54:49.31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4756">
            <text:p>4756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998">
            <text:p>998</text:p>
          </table:table-cell>
          <table:table-cell office:value-type="time" office:time-value="PT10H54M48.335S">
            <text:p>10:54:48.34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5740">
            <text:p>5740</text:p>
          </table:table-cell>
          <table:table-cell office:value-type="string">
            <text:p>Success</text:p>
          </table:table-cell>
          <table:table-cell office:value-type="float" office:value="38944">
            <text:p>38944</text:p>
          </table:table-cell>
          <table:table-cell table:number-columns-repeated="1017"/>
        </table:table-row>
        <table:table-row table:style-name="ro1">
          <table:table-cell office:value-type="float" office:value="999">
            <text:p>999</text:p>
          </table:table-cell>
          <table:table-cell office:value-type="time" office:time-value="PT10H54M51.148S">
            <text:p>10:54:51.15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938">
            <text:p>2938</text:p>
          </table:table-cell>
          <table:table-cell office:value-type="string">
            <text:p>Success</text:p>
          </table:table-cell>
          <table:table-cell office:value-type="float" office:value="38215">
            <text:p>38215</text:p>
          </table:table-cell>
          <table:table-cell table:number-columns-repeated="1017"/>
        </table:table-row>
        <table:table-row table:style-name="ro1">
          <table:table-cell office:value-type="float" office:value="1000">
            <text:p>1000</text:p>
          </table:table-cell>
          <table:table-cell office:value-type="time" office:time-value="PT10H54M51.955S">
            <text:p>10:54:51.96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2134">
            <text:p>2134</text:p>
          </table:table-cell>
          <table:table-cell office:value-type="string">
            <text:p>Success</text:p>
          </table:table-cell>
          <table:table-cell office:value-type="float" office:value="18180">
            <text:p>18180</text:p>
          </table:table-cell>
          <table:table-cell table:number-columns-repeated="1017"/>
        </table:table-row>
        <table:table-row table:style-name="ro1">
          <table:table-cell office:value-type="float" office:value="1001">
            <text:p>1001</text:p>
          </table:table-cell>
          <table:table-cell office:value-type="time" office:time-value="PT10H54M51.964S">
            <text:p>10:54:51.96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2127">
            <text:p>2127</text:p>
          </table:table-cell>
          <table:table-cell office:value-type="string">
            <text:p>Success</text:p>
          </table:table-cell>
          <table:table-cell office:value-type="float" office:value="18180">
            <text:p>18180</text:p>
          </table:table-cell>
          <table:table-cell table:number-columns-repeated="1017"/>
        </table:table-row>
        <table:table-row table:style-name="ro1">
          <table:table-cell office:value-type="float" office:value="1002">
            <text:p>1002</text:p>
          </table:table-cell>
          <table:table-cell office:value-type="time" office:time-value="PT10H54M49.853S">
            <text:p>10:54:49.85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4255">
            <text:p>4255</text:p>
          </table:table-cell>
          <table:table-cell office:value-type="string">
            <text:p>Success</text:p>
          </table:table-cell>
          <table:table-cell office:value-type="float" office:value="38963">
            <text:p>38963</text:p>
          </table:table-cell>
          <table:table-cell table:number-columns-repeated="1017"/>
        </table:table-row>
        <table:table-row table:style-name="ro1">
          <table:table-cell office:value-type="float" office:value="1003">
            <text:p>1003</text:p>
          </table:table-cell>
          <table:table-cell office:value-type="time" office:time-value="PT10H54M48.307S">
            <text:p>10:54:48.31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5803">
            <text:p>5803</text:p>
          </table:table-cell>
          <table:table-cell office:value-type="string">
            <text:p>Success</text:p>
          </table:table-cell>
          <table:table-cell office:value-type="float" office:value="38944">
            <text:p>38944</text:p>
          </table:table-cell>
          <table:table-cell table:number-columns-repeated="1017"/>
        </table:table-row>
        <table:table-row table:style-name="ro1">
          <table:table-cell office:value-type="float" office:value="1004">
            <text:p>1004</text:p>
          </table:table-cell>
          <table:table-cell office:value-type="time" office:time-value="PT10H54M49.238S">
            <text:p>10:54:49.24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4870">
            <text:p>4870</text:p>
          </table:table-cell>
          <table:table-cell office:value-type="string">
            <text:p>Success</text:p>
          </table:table-cell>
          <table:table-cell office:value-type="float" office:value="38415">
            <text:p>38415</text:p>
          </table:table-cell>
          <table:table-cell table:number-columns-repeated="1017"/>
        </table:table-row>
        <table:table-row table:style-name="ro1">
          <table:table-cell office:value-type="float" office:value="1005">
            <text:p>1005</text:p>
          </table:table-cell>
          <table:table-cell office:value-type="time" office:time-value="PT10H54M51.303S">
            <text:p>10:54:51.30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808">
            <text:p>2808</text:p>
          </table:table-cell>
          <table:table-cell office:value-type="string">
            <text:p>Success</text:p>
          </table:table-cell>
          <table:table-cell office:value-type="float" office:value="38959">
            <text:p>38959</text:p>
          </table:table-cell>
          <table:table-cell table:number-columns-repeated="1017"/>
        </table:table-row>
        <table:table-row table:style-name="ro1">
          <table:table-cell office:value-type="float" office:value="1006">
            <text:p>1006</text:p>
          </table:table-cell>
          <table:table-cell office:value-type="time" office:time-value="PT10H54M51.986S">
            <text:p>10:54:51.99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2126">
            <text:p>2126</text:p>
          </table:table-cell>
          <table:table-cell office:value-type="string">
            <text:p>Success</text:p>
          </table:table-cell>
          <table:table-cell office:value-type="float" office:value="38963">
            <text:p>38963</text:p>
          </table:table-cell>
          <table:table-cell table:number-columns-repeated="1017"/>
        </table:table-row>
        <table:table-row table:style-name="ro1">
          <table:table-cell office:value-type="float" office:value="1007">
            <text:p>1007</text:p>
          </table:table-cell>
          <table:table-cell office:value-type="time" office:time-value="PT10H54M51.928S">
            <text:p>10:54:51.93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2187">
            <text:p>2187</text:p>
          </table:table-cell>
          <table:table-cell office:value-type="string">
            <text:p>Success</text:p>
          </table:table-cell>
          <table:table-cell office:value-type="float" office:value="38963">
            <text:p>38963</text:p>
          </table:table-cell>
          <table:table-cell table:number-columns-repeated="1017"/>
        </table:table-row>
        <table:table-row table:style-name="ro1">
          <table:table-cell office:value-type="float" office:value="1008">
            <text:p>1008</text:p>
          </table:table-cell>
          <table:table-cell office:value-type="time" office:time-value="PT10H54M48.143S">
            <text:p>10:54:48.14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5997">
            <text:p>5997</text:p>
          </table:table-cell>
          <table:table-cell office:value-type="string">
            <text:p>Success</text:p>
          </table:table-cell>
          <table:table-cell office:value-type="float" office:value="38944">
            <text:p>38944</text:p>
          </table:table-cell>
          <table:table-cell table:number-columns-repeated="1017"/>
        </table:table-row>
        <table:table-row table:style-name="ro1">
          <table:table-cell office:value-type="float" office:value="1009">
            <text:p>1009</text:p>
          </table:table-cell>
          <table:table-cell office:value-type="time" office:time-value="PT10H54M51.426S">
            <text:p>10:54:51.43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2724">
            <text:p>2724</text:p>
          </table:table-cell>
          <table:table-cell office:value-type="string">
            <text:p>Success</text:p>
          </table:table-cell>
          <table:table-cell office:value-type="float" office:value="38963">
            <text:p>38963</text:p>
          </table:table-cell>
          <table:table-cell table:number-columns-repeated="1017"/>
        </table:table-row>
        <table:table-row table:style-name="ro1">
          <table:table-cell office:value-type="float" office:value="1010">
            <text:p>1010</text:p>
          </table:table-cell>
          <table:table-cell office:value-type="time" office:time-value="PT10H54M53.92S">
            <text:p>10:54:53.92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34">
            <text:p>23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11">
            <text:p>1011</text:p>
          </table:table-cell>
          <table:table-cell office:value-type="time" office:time-value="PT10H54M53.935S">
            <text:p>10:54:53.94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224">
            <text:p>22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12">
            <text:p>1012</text:p>
          </table:table-cell>
          <table:table-cell office:value-type="time" office:time-value="PT10H54M52.027S">
            <text:p>10:54:52.03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148">
            <text:p>2148</text:p>
          </table:table-cell>
          <table:table-cell office:value-type="string">
            <text:p>Success</text:p>
          </table:table-cell>
          <table:table-cell office:value-type="float" office:value="98378">
            <text:p>98378</text:p>
          </table:table-cell>
          <table:table-cell table:number-columns-repeated="1017"/>
        </table:table-row>
        <table:table-row table:style-name="ro1">
          <table:table-cell office:value-type="float" office:value="1013">
            <text:p>1013</text:p>
          </table:table-cell>
          <table:table-cell office:value-type="time" office:time-value="PT10H54M51.336S">
            <text:p>10:54:51.34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839">
            <text:p>2839</text:p>
          </table:table-cell>
          <table:table-cell office:value-type="string">
            <text:p>Success</text:p>
          </table:table-cell>
          <table:table-cell office:value-type="float" office:value="53965">
            <text:p>53965</text:p>
          </table:table-cell>
          <table:table-cell table:number-columns-repeated="1017"/>
        </table:table-row>
        <table:table-row table:style-name="ro1">
          <table:table-cell office:value-type="float" office:value="1014">
            <text:p>1014</text:p>
          </table:table-cell>
          <table:table-cell office:value-type="time" office:time-value="PT10H54M51.169S">
            <text:p>10:54:51.17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3023">
            <text:p>3023</text:p>
          </table:table-cell>
          <table:table-cell office:value-type="string">
            <text:p>Success</text:p>
          </table:table-cell>
          <table:table-cell office:value-type="float" office:value="53965">
            <text:p>53965</text:p>
          </table:table-cell>
          <table:table-cell table:number-columns-repeated="1017"/>
        </table:table-row>
        <table:table-row table:style-name="ro1">
          <table:table-cell office:value-type="float" office:value="1015">
            <text:p>1015</text:p>
          </table:table-cell>
          <table:table-cell office:value-type="time" office:time-value="PT10H54M51.75S">
            <text:p>10:54:51.75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456">
            <text:p>2456</text:p>
          </table:table-cell>
          <table:table-cell office:value-type="string">
            <text:p>Success</text:p>
          </table:table-cell>
          <table:table-cell office:value-type="float" office:value="98378">
            <text:p>98378</text:p>
          </table:table-cell>
          <table:table-cell table:number-columns-repeated="1017"/>
        </table:table-row>
        <table:table-row table:style-name="ro1">
          <table:table-cell office:value-type="float" office:value="1016">
            <text:p>1016</text:p>
          </table:table-cell>
          <table:table-cell office:value-type="time" office:time-value="PT10H54M48.291S">
            <text:p>10:54:48.29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5925">
            <text:p>5925</text:p>
          </table:table-cell>
          <table:table-cell office:value-type="string">
            <text:p>Success</text:p>
          </table:table-cell>
          <table:table-cell office:value-type="float" office:value="53965">
            <text:p>53965</text:p>
          </table:table-cell>
          <table:table-cell table:number-columns-repeated="1017"/>
        </table:table-row>
        <table:table-row table:style-name="ro1">
          <table:table-cell office:value-type="float" office:value="1017">
            <text:p>1017</text:p>
          </table:table-cell>
          <table:table-cell office:value-type="time" office:time-value="PT10H54M51.399S">
            <text:p>10:54:51.40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2819">
            <text:p>2819</text:p>
          </table:table-cell>
          <table:table-cell office:value-type="string">
            <text:p>Success</text:p>
          </table:table-cell>
          <table:table-cell office:value-type="float" office:value="53965">
            <text:p>53965</text:p>
          </table:table-cell>
          <table:table-cell table:number-columns-repeated="1017"/>
        </table:table-row>
        <table:table-row table:style-name="ro1">
          <table:table-cell office:value-type="float" office:value="1018">
            <text:p>1018</text:p>
          </table:table-cell>
          <table:table-cell office:value-type="time" office:time-value="PT10H54M54.045S">
            <text:p>10:54:54.05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176">
            <text:p>17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019">
            <text:p>1019</text:p>
          </table:table-cell>
          <table:table-cell office:value-type="time" office:time-value="PT10H54M54.048S">
            <text:p>10:54:54.05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74">
            <text:p>17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20">
            <text:p>1020</text:p>
          </table:table-cell>
          <table:table-cell office:value-type="time" office:time-value="PT10H54M54.057S">
            <text:p>10:54:54.06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65">
            <text:p>16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21">
            <text:p>1021</text:p>
          </table:table-cell>
          <table:table-cell office:value-type="time" office:time-value="PT10H54M53.37S">
            <text:p>10:54:53.37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856">
            <text:p>856</text:p>
          </table:table-cell>
          <table:table-cell office:value-type="string">
            <text:p>Success</text:p>
          </table:table-cell>
          <table:table-cell office:value-type="float" office:value="97300">
            <text:p>97300</text:p>
          </table:table-cell>
          <table:table-cell table:number-columns-repeated="1017"/>
        </table:table-row>
        <table:table-row table:style-name="ro1">
          <table:table-cell office:value-type="float" office:value="1022">
            <text:p>1022</text:p>
          </table:table-cell>
          <table:table-cell office:value-type="time" office:time-value="PT10H54M48.167S">
            <text:p>10:54:48.17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6063">
            <text:p>6063</text:p>
          </table:table-cell>
          <table:table-cell office:value-type="string">
            <text:p>Success</text:p>
          </table:table-cell>
          <table:table-cell office:value-type="float" office:value="38944">
            <text:p>38944</text:p>
          </table:table-cell>
          <table:table-cell table:number-columns-repeated="1017"/>
        </table:table-row>
        <table:table-row table:style-name="ro1">
          <table:table-cell office:value-type="float" office:value="1023">
            <text:p>1023</text:p>
          </table:table-cell>
          <table:table-cell office:value-type="time" office:time-value="PT10H54M54.111S">
            <text:p>10:54:54.11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24">
            <text:p>1024</text:p>
          </table:table-cell>
          <table:table-cell office:value-type="time" office:time-value="PT10H54M52.104S">
            <text:p>10:54:52.10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144">
            <text:p>2144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1025">
            <text:p>1025</text:p>
          </table:table-cell>
          <table:table-cell office:value-type="time" office:time-value="PT10H54M53.162S">
            <text:p>10:54:53.16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090">
            <text:p>1090</text:p>
          </table:table-cell>
          <table:table-cell office:value-type="string">
            <text:p>Success</text:p>
          </table:table-cell>
          <table:table-cell office:value-type="float" office:value="98378">
            <text:p>98378</text:p>
          </table:table-cell>
          <table:table-cell table:number-columns-repeated="1017"/>
        </table:table-row>
        <table:table-row table:style-name="ro1">
          <table:table-cell office:value-type="float" office:value="1026">
            <text:p>1026</text:p>
          </table:table-cell>
          <table:table-cell office:value-type="time" office:time-value="PT10H54M42.405S">
            <text:p>10:54:42.41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1857">
            <text:p>11857</text:p>
          </table:table-cell>
          <table:table-cell office:value-type="string">
            <text:p>Success</text:p>
          </table:table-cell>
          <table:table-cell office:value-type="float" office:value="70724">
            <text:p>70724</text:p>
          </table:table-cell>
          <table:table-cell table:number-columns-repeated="1017"/>
        </table:table-row>
        <table:table-row table:style-name="ro1">
          <table:table-cell office:value-type="float" office:value="1027">
            <text:p>1027</text:p>
          </table:table-cell>
          <table:table-cell office:value-type="time" office:time-value="PT10H54M52.966S">
            <text:p>10:54:52.97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298">
            <text:p>1298</text:p>
          </table:table-cell>
          <table:table-cell office:value-type="string">
            <text:p>Success</text:p>
          </table:table-cell>
          <table:table-cell office:value-type="float" office:value="98378">
            <text:p>98378</text:p>
          </table:table-cell>
          <table:table-cell table:number-columns-repeated="1017"/>
        </table:table-row>
        <table:table-row table:style-name="ro1">
          <table:table-cell office:value-type="float" office:value="1028">
            <text:p>1028</text:p>
          </table:table-cell>
          <table:table-cell office:value-type="time" office:time-value="PT10H54M52.04S">
            <text:p>10:54:52.04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2224">
            <text:p>2224</text:p>
          </table:table-cell>
          <table:table-cell office:value-type="string">
            <text:p>Success</text:p>
          </table:table-cell>
          <table:table-cell office:value-type="float" office:value="98378">
            <text:p>98378</text:p>
          </table:table-cell>
          <table:table-cell table:number-columns-repeated="1017"/>
        </table:table-row>
        <table:table-row table:style-name="ro1">
          <table:table-cell office:value-type="float" office:value="1029">
            <text:p>1029</text:p>
          </table:table-cell>
          <table:table-cell office:value-type="time" office:time-value="PT10H54M51.332S">
            <text:p>10:54:51.33</text:p>
          </table:table-cell>
          <table:table-cell office:value-type="string">
            <text:p>TC0001_PlannerA 1-26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933">
            <text:p>2933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1030">
            <text:p>1030</text:p>
          </table:table-cell>
          <table:table-cell office:value-type="time" office:time-value="PT10H54M49.075S">
            <text:p>10:54:49.08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5192">
            <text:p>5192</text:p>
          </table:table-cell>
          <table:table-cell office:value-type="string">
            <text:p>Success</text:p>
          </table:table-cell>
          <table:table-cell office:value-type="float" office:value="38415">
            <text:p>38415</text:p>
          </table:table-cell>
          <table:table-cell table:number-columns-repeated="1017"/>
        </table:table-row>
        <table:table-row table:style-name="ro1">
          <table:table-cell office:value-type="float" office:value="1031">
            <text:p>1031</text:p>
          </table:table-cell>
          <table:table-cell office:value-type="time" office:time-value="PT10H54M51.39S">
            <text:p>10:54:51.39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879">
            <text:p>2879</text:p>
          </table:table-cell>
          <table:table-cell office:value-type="string">
            <text:p>Success</text:p>
          </table:table-cell>
          <table:table-cell office:value-type="float" office:value="18180">
            <text:p>18180</text:p>
          </table:table-cell>
          <table:table-cell table:number-columns-repeated="1017"/>
        </table:table-row>
        <table:table-row table:style-name="ro1">
          <table:table-cell office:value-type="float" office:value="1032">
            <text:p>1032</text:p>
          </table:table-cell>
          <table:table-cell office:value-type="time" office:time-value="PT10H54M51.717S">
            <text:p>10:54:51.72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553">
            <text:p>2553</text:p>
          </table:table-cell>
          <table:table-cell office:value-type="string">
            <text:p>Success</text:p>
          </table:table-cell>
          <table:table-cell office:value-type="float" office:value="98378">
            <text:p>98378</text:p>
          </table:table-cell>
          <table:table-cell table:number-columns-repeated="1017"/>
        </table:table-row>
        <table:table-row table:style-name="ro1">
          <table:table-cell office:value-type="float" office:value="1033">
            <text:p>1033</text:p>
          </table:table-cell>
          <table:table-cell office:value-type="time" office:time-value="PT10H54M54.265S">
            <text:p>10:54:54.27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034">
            <text:p>1034</text:p>
          </table:table-cell>
          <table:table-cell office:value-type="time" office:time-value="PT10H54M52.093S">
            <text:p>10:54:52.09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217">
            <text:p>2217</text:p>
          </table:table-cell>
          <table:table-cell office:value-type="string">
            <text:p>Success</text:p>
          </table:table-cell>
          <table:table-cell office:value-type="float" office:value="98378">
            <text:p>98378</text:p>
          </table:table-cell>
          <table:table-cell table:number-columns-repeated="1017"/>
        </table:table-row>
        <table:table-row table:style-name="ro1">
          <table:table-cell office:value-type="float" office:value="1035">
            <text:p>1035</text:p>
          </table:table-cell>
          <table:table-cell office:value-type="time" office:time-value="PT10H54M54.034S">
            <text:p>10:54:54.03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78">
            <text:p>27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36">
            <text:p>1036</text:p>
          </table:table-cell>
          <table:table-cell office:value-type="time" office:time-value="PT10H54M54.253S">
            <text:p>10:54:54.25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037">
            <text:p>1037</text:p>
          </table:table-cell>
          <table:table-cell office:value-type="time" office:time-value="PT10H54M54.271S">
            <text:p>10:54:54.27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38">
            <text:p>1038</text:p>
          </table:table-cell>
          <table:table-cell office:value-type="time" office:time-value="PT10H54M54.207S">
            <text:p>10:54:54.21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62">
            <text:p>16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39">
            <text:p>1039</text:p>
          </table:table-cell>
          <table:table-cell office:value-type="time" office:time-value="PT10H54M54.238S">
            <text:p>10:54:54.24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40">
            <text:p>14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40">
            <text:p>1040</text:p>
          </table:table-cell>
          <table:table-cell office:value-type="time" office:time-value="PT10H54M49.277S">
            <text:p>10:54:49.28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5102">
            <text:p>5102</text:p>
          </table:table-cell>
          <table:table-cell office:value-type="string">
            <text:p>Success</text:p>
          </table:table-cell>
          <table:table-cell office:value-type="float" office:value="38415">
            <text:p>38415</text:p>
          </table:table-cell>
          <table:table-cell table:number-columns-repeated="1017"/>
        </table:table-row>
        <table:table-row table:style-name="ro1">
          <table:table-cell office:value-type="float" office:value="1041">
            <text:p>1041</text:p>
          </table:table-cell>
          <table:table-cell office:value-type="time" office:time-value="PT10H54M54.224S">
            <text:p>10:54:54.22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60">
            <text:p>16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42">
            <text:p>1042</text:p>
          </table:table-cell>
          <table:table-cell office:value-type="time" office:time-value="PT10H54M49.026S">
            <text:p>10:54:49.03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5383">
            <text:p>5383</text:p>
          </table:table-cell>
          <table:table-cell office:value-type="string">
            <text:p>Success</text:p>
          </table:table-cell>
          <table:table-cell office:value-type="float" office:value="38415">
            <text:p>38415</text:p>
          </table:table-cell>
          <table:table-cell table:number-columns-repeated="1017"/>
        </table:table-row>
        <table:table-row table:style-name="ro1">
          <table:table-cell office:value-type="float" office:value="1043">
            <text:p>1043</text:p>
          </table:table-cell>
          <table:table-cell office:value-type="time" office:time-value="PT10H54M48.573S">
            <text:p>10:54:48.57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5838">
            <text:p>5838</text:p>
          </table:table-cell>
          <table:table-cell office:value-type="string">
            <text:p>Success</text:p>
          </table:table-cell>
          <table:table-cell office:value-type="float" office:value="38415">
            <text:p>38415</text:p>
          </table:table-cell>
          <table:table-cell table:number-columns-repeated="1017"/>
        </table:table-row>
        <table:table-row table:style-name="ro1">
          <table:table-cell office:value-type="float" office:value="1044">
            <text:p>1044</text:p>
          </table:table-cell>
          <table:table-cell office:value-type="time" office:time-value="PT10H54M54.159S">
            <text:p>10:54:54.1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64">
            <text:p>26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45">
            <text:p>1045</text:p>
          </table:table-cell>
          <table:table-cell office:value-type="time" office:time-value="PT10H54M54.411S">
            <text:p>10:54:54.41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46">
            <text:p>1046</text:p>
          </table:table-cell>
          <table:table-cell office:value-type="time" office:time-value="PT10H54M53.58S">
            <text:p>10:54:53.58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872">
            <text:p>872</text:p>
          </table:table-cell>
          <table:table-cell office:value-type="string">
            <text:p>Success</text:p>
          </table:table-cell>
          <table:table-cell office:value-type="float" office:value="98378">
            <text:p>98378</text:p>
          </table:table-cell>
          <table:table-cell table:number-columns-repeated="1017"/>
        </table:table-row>
        <table:table-row table:style-name="ro1">
          <table:table-cell office:value-type="float" office:value="1047">
            <text:p>1047</text:p>
          </table:table-cell>
          <table:table-cell office:value-type="time" office:time-value="PT10H54M52.912S">
            <text:p>10:54:52.91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545">
            <text:p>1545</text:p>
          </table:table-cell>
          <table:table-cell office:value-type="string">
            <text:p>Success</text:p>
          </table:table-cell>
          <table:table-cell office:value-type="float" office:value="98378">
            <text:p>98378</text:p>
          </table:table-cell>
          <table:table-cell table:number-columns-repeated="1017"/>
        </table:table-row>
        <table:table-row table:style-name="ro1">
          <table:table-cell office:value-type="float" office:value="1048">
            <text:p>1048</text:p>
          </table:table-cell>
          <table:table-cell office:value-type="time" office:time-value="PT10H54M54.222S">
            <text:p>10:54:54.22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55">
            <text:p>25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49">
            <text:p>1049</text:p>
          </table:table-cell>
          <table:table-cell office:value-type="time" office:time-value="PT10H54M54.16S">
            <text:p>10:54:54.16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332">
            <text:p>33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50">
            <text:p>1050</text:p>
          </table:table-cell>
          <table:table-cell office:value-type="time" office:time-value="PT10H54M49.136S">
            <text:p>10:54:49.14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5372">
            <text:p>5372</text:p>
          </table:table-cell>
          <table:table-cell office:value-type="string">
            <text:p>Success</text:p>
          </table:table-cell>
          <table:table-cell office:value-type="float" office:value="38415">
            <text:p>38415</text:p>
          </table:table-cell>
          <table:table-cell table:number-columns-repeated="1017"/>
        </table:table-row>
        <table:table-row table:style-name="ro1">
          <table:table-cell office:value-type="float" office:value="1051">
            <text:p>1051</text:p>
          </table:table-cell>
          <table:table-cell office:value-type="time" office:time-value="PT10H54M53.672S">
            <text:p>10:54:53.67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881">
            <text:p>881</text:p>
          </table:table-cell>
          <table:table-cell office:value-type="string">
            <text:p>Success</text:p>
          </table:table-cell>
          <table:table-cell office:value-type="float" office:value="98378">
            <text:p>98378</text:p>
          </table:table-cell>
          <table:table-cell table:number-columns-repeated="1017"/>
        </table:table-row>
        <table:table-row table:style-name="ro1">
          <table:table-cell office:value-type="float" office:value="1052">
            <text:p>1052</text:p>
          </table:table-cell>
          <table:table-cell office:value-type="time" office:time-value="PT10H54M54.38S">
            <text:p>10:54:54.38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78">
            <text:p>17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53">
            <text:p>1053</text:p>
          </table:table-cell>
          <table:table-cell office:value-type="time" office:time-value="PT10H54M53.974S">
            <text:p>10:54:53.97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600">
            <text:p>600</text:p>
          </table:table-cell>
          <table:table-cell office:value-type="string">
            <text:p>Success</text:p>
          </table:table-cell>
          <table:table-cell office:value-type="float" office:value="16043">
            <text:p>16043</text:p>
          </table:table-cell>
          <table:table-cell table:number-columns-repeated="1017"/>
        </table:table-row>
        <table:table-row table:style-name="ro1">
          <table:table-cell office:value-type="float" office:value="1054">
            <text:p>1054</text:p>
          </table:table-cell>
          <table:table-cell office:value-type="time" office:time-value="PT10H54M54.37S">
            <text:p>10:54:54.37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14">
            <text:p>214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055">
            <text:p>1055</text:p>
          </table:table-cell>
          <table:table-cell office:value-type="time" office:time-value="PT10H54M54.459S">
            <text:p>10:54:54.46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29">
            <text:p>12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056">
            <text:p>1056</text:p>
          </table:table-cell>
          <table:table-cell office:value-type="time" office:time-value="PT10H54M54.015S">
            <text:p>10:54:54.02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612">
            <text:p>612</text:p>
          </table:table-cell>
          <table:table-cell office:value-type="string">
            <text:p>Success</text:p>
          </table:table-cell>
          <table:table-cell office:value-type="float" office:value="98378">
            <text:p>98378</text:p>
          </table:table-cell>
          <table:table-cell table:number-columns-repeated="1017"/>
        </table:table-row>
        <table:table-row table:style-name="ro1">
          <table:table-cell office:value-type="float" office:value="1057">
            <text:p>1057</text:p>
          </table:table-cell>
          <table:table-cell office:value-type="time" office:time-value="PT10H54M54.439S">
            <text:p>10:54:54.44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10">
            <text:p>21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58">
            <text:p>1058</text:p>
          </table:table-cell>
          <table:table-cell office:value-type="time" office:time-value="PT10H54M54.412S">
            <text:p>10:54:54.41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46">
            <text:p>24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59">
            <text:p>1059</text:p>
          </table:table-cell>
          <table:table-cell office:value-type="time" office:time-value="PT10H54M54.575S">
            <text:p>10:54:54.58</text:p>
          </table:table-cell>
          <table:table-cell office:value-type="string">
            <text:p>TC0002_PlannerB 2-29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33">
            <text:p>133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060">
            <text:p>1060</text:p>
          </table:table-cell>
          <table:table-cell office:value-type="time" office:time-value="PT10H54M54.424S">
            <text:p>10:54:54.42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93">
            <text:p>29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61">
            <text:p>1061</text:p>
          </table:table-cell>
          <table:table-cell office:value-type="time" office:time-value="PT10H54M54.312S">
            <text:p>10:54:54.31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425">
            <text:p>42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62">
            <text:p>1062</text:p>
          </table:table-cell>
          <table:table-cell office:value-type="time" office:time-value="PT10H54M54.628S">
            <text:p>10:54:54.63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134">
            <text:p>13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063">
            <text:p>1063</text:p>
          </table:table-cell>
          <table:table-cell office:value-type="time" office:time-value="PT10H54M54.347S">
            <text:p>10:54:54.35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423">
            <text:p>42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64">
            <text:p>1064</text:p>
          </table:table-cell>
          <table:table-cell office:value-type="time" office:time-value="PT10H54M54.478S">
            <text:p>10:54:54.48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11">
            <text:p>311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065">
            <text:p>1065</text:p>
          </table:table-cell>
          <table:table-cell office:value-type="time" office:time-value="PT10H54M53.764S">
            <text:p>10:54:53.76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036">
            <text:p>1036</text:p>
          </table:table-cell>
          <table:table-cell office:value-type="string">
            <text:p>Success</text:p>
          </table:table-cell>
          <table:table-cell office:value-type="float" office:value="98378">
            <text:p>98378</text:p>
          </table:table-cell>
          <table:table-cell table:number-columns-repeated="1017"/>
        </table:table-row>
        <table:table-row table:style-name="ro1">
          <table:table-cell office:value-type="float" office:value="1066">
            <text:p>1066</text:p>
          </table:table-cell>
          <table:table-cell office:value-type="time" office:time-value="PT10H54M54.493S">
            <text:p>10:54:54.49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316">
            <text:p>31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67">
            <text:p>1067</text:p>
          </table:table-cell>
          <table:table-cell office:value-type="time" office:time-value="PT10H54M54.385S">
            <text:p>10:54:54.39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38">
            <text:p>438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068">
            <text:p>1068</text:p>
          </table:table-cell>
          <table:table-cell office:value-type="time" office:time-value="PT10H54M54.585S">
            <text:p>10:54:54.59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50">
            <text:p>250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069">
            <text:p>1069</text:p>
          </table:table-cell>
          <table:table-cell office:value-type="time" office:time-value="PT10H54M54.763S">
            <text:p>10:54:54.76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070">
            <text:p>1070</text:p>
          </table:table-cell>
          <table:table-cell office:value-type="time" office:time-value="PT10H54M53.663S">
            <text:p>10:54:53.66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193">
            <text:p>1193</text:p>
          </table:table-cell>
          <table:table-cell office:value-type="string">
            <text:p>Success</text:p>
          </table:table-cell>
          <table:table-cell office:value-type="float" office:value="98378">
            <text:p>98378</text:p>
          </table:table-cell>
          <table:table-cell table:number-columns-repeated="1017"/>
        </table:table-row>
        <table:table-row table:style-name="ro1">
          <table:table-cell office:value-type="float" office:value="1071">
            <text:p>1071</text:p>
          </table:table-cell>
          <table:table-cell office:value-type="time" office:time-value="PT10H54M53.73S">
            <text:p>10:54:53.73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156">
            <text:p>1156</text:p>
          </table:table-cell>
          <table:table-cell office:value-type="string">
            <text:p>Success</text:p>
          </table:table-cell>
          <table:table-cell office:value-type="float" office:value="98378">
            <text:p>98378</text:p>
          </table:table-cell>
          <table:table-cell table:number-columns-repeated="1017"/>
        </table:table-row>
        <table:table-row table:style-name="ro1">
          <table:table-cell office:value-type="float" office:value="1072">
            <text:p>1072</text:p>
          </table:table-cell>
          <table:table-cell office:value-type="time" office:time-value="PT10H54M53.773S">
            <text:p>10:54:53.77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115">
            <text:p>1115</text:p>
          </table:table-cell>
          <table:table-cell office:value-type="string">
            <text:p>Success</text:p>
          </table:table-cell>
          <table:table-cell office:value-type="float" office:value="98378">
            <text:p>98378</text:p>
          </table:table-cell>
          <table:table-cell table:number-columns-repeated="1017"/>
        </table:table-row>
        <table:table-row table:style-name="ro1">
          <table:table-cell office:value-type="float" office:value="1073">
            <text:p>1073</text:p>
          </table:table-cell>
          <table:table-cell office:value-type="time" office:time-value="PT10H54M53.823S">
            <text:p>10:54:53.82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071">
            <text:p>1071</text:p>
          </table:table-cell>
          <table:table-cell office:value-type="string">
            <text:p>Success</text:p>
          </table:table-cell>
          <table:table-cell office:value-type="float" office:value="98378">
            <text:p>98378</text:p>
          </table:table-cell>
          <table:table-cell table:number-columns-repeated="1017"/>
        </table:table-row>
        <table:table-row table:style-name="ro1">
          <table:table-cell office:value-type="float" office:value="1074">
            <text:p>1074</text:p>
          </table:table-cell>
          <table:table-cell office:value-type="time" office:time-value="PT10H54M54.771S">
            <text:p>10:54:54.77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27">
            <text:p>127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075">
            <text:p>1075</text:p>
          </table:table-cell>
          <table:table-cell office:value-type="time" office:time-value="PT10H54M54.09S">
            <text:p>10:54:54.09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811">
            <text:p>811</text:p>
          </table:table-cell>
          <table:table-cell office:value-type="string">
            <text:p>Success</text:p>
          </table:table-cell>
          <table:table-cell office:value-type="float" office:value="98378">
            <text:p>98378</text:p>
          </table:table-cell>
          <table:table-cell table:number-columns-repeated="1017"/>
        </table:table-row>
        <table:table-row table:style-name="ro1">
          <table:table-cell office:value-type="float" office:value="1076">
            <text:p>1076</text:p>
          </table:table-cell>
          <table:table-cell office:value-type="time" office:time-value="PT10H54M54.559S">
            <text:p>10:54:54.56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49">
            <text:p>34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77">
            <text:p>1077</text:p>
          </table:table-cell>
          <table:table-cell office:value-type="time" office:time-value="PT10H54M53.512S">
            <text:p>10:54:53.51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1400">
            <text:p>1400</text:p>
          </table:table-cell>
          <table:table-cell office:value-type="string">
            <text:p>Success</text:p>
          </table:table-cell>
          <table:table-cell office:value-type="float" office:value="98378">
            <text:p>98378</text:p>
          </table:table-cell>
          <table:table-cell table:number-columns-repeated="1017"/>
        </table:table-row>
        <table:table-row table:style-name="ro1">
          <table:table-cell office:value-type="float" office:value="1078">
            <text:p>1078</text:p>
          </table:table-cell>
          <table:table-cell office:value-type="time" office:time-value="PT10H54M54.857S">
            <text:p>10:54:54.86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079">
            <text:p>1079</text:p>
          </table:table-cell>
          <table:table-cell office:value-type="time" office:time-value="PT10H54M54.738S">
            <text:p>10:54:54.74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11">
            <text:p>21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80">
            <text:p>1080</text:p>
          </table:table-cell>
          <table:table-cell office:value-type="time" office:time-value="PT10H54M54.81S">
            <text:p>10:54:54.81</text:p>
          </table:table-cell>
          <table:table-cell office:value-type="string">
            <text:p>TC0001_PlannerA 1-21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44">
            <text:p>14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81">
            <text:p>1081</text:p>
          </table:table-cell>
          <table:table-cell office:value-type="time" office:time-value="PT10H54M54.902S">
            <text:p>10:54:54.90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082">
            <text:p>1082</text:p>
          </table:table-cell>
          <table:table-cell office:value-type="time" office:time-value="PT10H54M54.845S">
            <text:p>10:54:54.85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170">
            <text:p>17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83">
            <text:p>1083</text:p>
          </table:table-cell>
          <table:table-cell office:value-type="time" office:time-value="PT10H54M54.719S">
            <text:p>10:54:54.72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07">
            <text:p>30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84">
            <text:p>1084</text:p>
          </table:table-cell>
          <table:table-cell office:value-type="time" office:time-value="PT10H54M53.852S">
            <text:p>10:54:53.85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179">
            <text:p>1179</text:p>
          </table:table-cell>
          <table:table-cell office:value-type="string">
            <text:p>Success</text:p>
          </table:table-cell>
          <table:table-cell office:value-type="float" office:value="98378">
            <text:p>98378</text:p>
          </table:table-cell>
          <table:table-cell table:number-columns-repeated="1017"/>
        </table:table-row>
        <table:table-row table:style-name="ro1">
          <table:table-cell office:value-type="float" office:value="1085">
            <text:p>1085</text:p>
          </table:table-cell>
          <table:table-cell office:value-type="time" office:time-value="PT10H54M54.659S">
            <text:p>10:54:54.66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79">
            <text:p>37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86">
            <text:p>1086</text:p>
          </table:table-cell>
          <table:table-cell office:value-type="time" office:time-value="PT10H54M54.51S">
            <text:p>10:54:54.51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563">
            <text:p>563</text:p>
          </table:table-cell>
          <table:table-cell office:value-type="string">
            <text:p>Success</text:p>
          </table:table-cell>
          <table:table-cell office:value-type="float" office:value="28975">
            <text:p>28975</text:p>
          </table:table-cell>
          <table:table-cell table:number-columns-repeated="1017"/>
        </table:table-row>
        <table:table-row table:style-name="ro1">
          <table:table-cell office:value-type="float" office:value="1087">
            <text:p>1087</text:p>
          </table:table-cell>
          <table:table-cell office:value-type="time" office:time-value="PT10H54M54.709S">
            <text:p>10:54:54.71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391">
            <text:p>391</text:p>
          </table:table-cell>
          <table:table-cell office:value-type="string">
            <text:p>Success</text:p>
          </table:table-cell>
          <table:table-cell office:value-type="float" office:value="98378">
            <text:p>98378</text:p>
          </table:table-cell>
          <table:table-cell table:number-columns-repeated="1017"/>
        </table:table-row>
        <table:table-row table:style-name="ro1">
          <table:table-cell office:value-type="float" office:value="1088">
            <text:p>1088</text:p>
          </table:table-cell>
          <table:table-cell office:value-type="time" office:time-value="PT10H54M54.95S">
            <text:p>10:54:54.95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61">
            <text:p>16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89">
            <text:p>1089</text:p>
          </table:table-cell>
          <table:table-cell office:value-type="time" office:time-value="PT10H54M54.933S">
            <text:p>10:54:54.93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81">
            <text:p>181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090">
            <text:p>1090</text:p>
          </table:table-cell>
          <table:table-cell office:value-type="time" office:time-value="PT10H54M55.004S">
            <text:p>10:54:55.00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114">
            <text:p>114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091">
            <text:p>1091</text:p>
          </table:table-cell>
          <table:table-cell office:value-type="time" office:time-value="PT10H54M55.074S">
            <text:p>10:54:55.07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92">
            <text:p>1092</text:p>
          </table:table-cell>
          <table:table-cell office:value-type="time" office:time-value="PT10H54M54.65S">
            <text:p>10:54:54.65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483">
            <text:p>48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93">
            <text:p>1093</text:p>
          </table:table-cell>
          <table:table-cell office:value-type="time" office:time-value="PT10H54M55.101S">
            <text:p>10:54:55.10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094">
            <text:p>1094</text:p>
          </table:table-cell>
          <table:table-cell office:value-type="time" office:time-value="PT10H54M55.016S">
            <text:p>10:54:55.02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124">
            <text:p>12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95">
            <text:p>1095</text:p>
          </table:table-cell>
          <table:table-cell office:value-type="time" office:time-value="PT10H54M55.039S">
            <text:p>10:54:55.04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20">
            <text:p>12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96">
            <text:p>1096</text:p>
          </table:table-cell>
          <table:table-cell office:value-type="time" office:time-value="PT10H54M55.119S">
            <text:p>10:54:55.12</text:p>
          </table:table-cell>
          <table:table-cell office:value-type="string">
            <text:p>TC0003_PlannerC 3-30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097">
            <text:p>1097</text:p>
          </table:table-cell>
          <table:table-cell office:value-type="time" office:time-value="PT10H54M55.174S">
            <text:p>10:54:55.17</text:p>
          </table:table-cell>
          <table:table-cell office:value-type="string">
            <text:p>TC0003_PlannerC 3-30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098">
            <text:p>1098</text:p>
          </table:table-cell>
          <table:table-cell office:value-type="time" office:time-value="PT10H54M55.128S">
            <text:p>10:54:55.13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99">
            <text:p>1099</text:p>
          </table:table-cell>
          <table:table-cell office:value-type="time" office:time-value="PT10H54M55.16S">
            <text:p>10:54:55.16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00">
            <text:p>1100</text:p>
          </table:table-cell>
          <table:table-cell office:value-type="time" office:time-value="PT10H54M55.115S">
            <text:p>10:54:55.12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04">
            <text:p>104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101">
            <text:p>1101</text:p>
          </table:table-cell>
          <table:table-cell office:value-type="time" office:time-value="PT10H54M55.134S">
            <text:p>10:54:55.13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03">
            <text:p>10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02">
            <text:p>1102</text:p>
          </table:table-cell>
          <table:table-cell office:value-type="time" office:time-value="PT10H54M54.38S">
            <text:p>10:54:54.38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881">
            <text:p>881</text:p>
          </table:table-cell>
          <table:table-cell office:value-type="string">
            <text:p>Success</text:p>
          </table:table-cell>
          <table:table-cell office:value-type="float" office:value="29791">
            <text:p>29791</text:p>
          </table:table-cell>
          <table:table-cell table:number-columns-repeated="1017"/>
        </table:table-row>
        <table:table-row table:style-name="ro1">
          <table:table-cell office:value-type="float" office:value="1103">
            <text:p>1103</text:p>
          </table:table-cell>
          <table:table-cell office:value-type="time" office:time-value="PT10H54M55.215S">
            <text:p>10:54:55.22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104">
            <text:p>1104</text:p>
          </table:table-cell>
          <table:table-cell office:value-type="time" office:time-value="PT10H54M55.22S">
            <text:p>10:54:55.22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105">
            <text:p>1105</text:p>
          </table:table-cell>
          <table:table-cell office:value-type="time" office:time-value="PT10H54M55.216S">
            <text:p>10:54:55.22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06">
            <text:p>1106</text:p>
          </table:table-cell>
          <table:table-cell office:value-type="time" office:time-value="PT10H54M55.262S">
            <text:p>10:54:55.26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07">
            <text:p>1107</text:p>
          </table:table-cell>
          <table:table-cell office:value-type="time" office:time-value="PT10H54M55.277S">
            <text:p>10:54:55.28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108">
            <text:p>1108</text:p>
          </table:table-cell>
          <table:table-cell office:value-type="time" office:time-value="PT10H54M55.35S">
            <text:p>10:54:55.35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09">
            <text:p>1109</text:p>
          </table:table-cell>
          <table:table-cell office:value-type="time" office:time-value="PT10H54M55.295S">
            <text:p>10:54:55.30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10">
            <text:p>1110</text:p>
          </table:table-cell>
          <table:table-cell office:value-type="time" office:time-value="PT10H54M55.381S">
            <text:p>10:54:55.38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11">
            <text:p>1111</text:p>
          </table:table-cell>
          <table:table-cell office:value-type="time" office:time-value="PT10H54M54.297S">
            <text:p>10:54:54.30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139">
            <text:p>1139</text:p>
          </table:table-cell>
          <table:table-cell office:value-type="string">
            <text:p>Success</text:p>
          </table:table-cell>
          <table:table-cell office:value-type="float" office:value="16298">
            <text:p>16298</text:p>
          </table:table-cell>
          <table:table-cell table:number-columns-repeated="1017"/>
        </table:table-row>
        <table:table-row table:style-name="ro1">
          <table:table-cell office:value-type="float" office:value="1112">
            <text:p>1112</text:p>
          </table:table-cell>
          <table:table-cell office:value-type="time" office:time-value="PT10H54M54.269S">
            <text:p>10:54:54.27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177">
            <text:p>1177</text:p>
          </table:table-cell>
          <table:table-cell office:value-type="string">
            <text:p>Success</text:p>
          </table:table-cell>
          <table:table-cell office:value-type="float" office:value="29791">
            <text:p>29791</text:p>
          </table:table-cell>
          <table:table-cell table:number-columns-repeated="1017"/>
        </table:table-row>
        <table:table-row table:style-name="ro1">
          <table:table-cell office:value-type="float" office:value="1113">
            <text:p>1113</text:p>
          </table:table-cell>
          <table:table-cell office:value-type="time" office:time-value="PT10H54M55.437S">
            <text:p>10:54:55.44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114">
            <text:p>1114</text:p>
          </table:table-cell>
          <table:table-cell office:value-type="time" office:time-value="PT10H54M55.447S">
            <text:p>10:54:55.45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15">
            <text:p>1115</text:p>
          </table:table-cell>
          <table:table-cell office:value-type="time" office:time-value="PT10H54M55.426S">
            <text:p>10:54:55.43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16">
            <text:p>1116</text:p>
          </table:table-cell>
          <table:table-cell office:value-type="time" office:time-value="PT10H54M55.463S">
            <text:p>10:54:55.46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17">
            <text:p>1117</text:p>
          </table:table-cell>
          <table:table-cell office:value-type="time" office:time-value="PT10H54M55.516S">
            <text:p>10:54:55.52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18">
            <text:p>1118</text:p>
          </table:table-cell>
          <table:table-cell office:value-type="time" office:time-value="PT10H54M55.547S">
            <text:p>10:54:55.55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19">
            <text:p>1119</text:p>
          </table:table-cell>
          <table:table-cell office:value-type="time" office:time-value="PT10H54M54.03S">
            <text:p>10:54:54.03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1892">
            <text:p>1892</text:p>
          </table:table-cell>
          <table:table-cell office:value-type="string">
            <text:p>Success</text:p>
          </table:table-cell>
          <table:table-cell office:value-type="float" office:value="16043">
            <text:p>16043</text:p>
          </table:table-cell>
          <table:table-cell table:number-columns-repeated="1017"/>
        </table:table-row>
        <table:table-row table:style-name="ro1">
          <table:table-cell office:value-type="float" office:value="1120">
            <text:p>1120</text:p>
          </table:table-cell>
          <table:table-cell office:value-type="time" office:time-value="PT10H54M55.923S">
            <text:p>10:54:55.92</text:p>
          </table:table-cell>
          <table:table-cell office:value-type="string">
            <text:p>TC0002_PlannerB 2-25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121">
            <text:p>1121</text:p>
          </table:table-cell>
          <table:table-cell office:value-type="time" office:time-value="PT10H54M54.193S">
            <text:p>10:54:54.19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767">
            <text:p>1767</text:p>
          </table:table-cell>
          <table:table-cell office:value-type="string">
            <text:p>Success</text:p>
          </table:table-cell>
          <table:table-cell office:value-type="float" office:value="16043">
            <text:p>16043</text:p>
          </table:table-cell>
          <table:table-cell table:number-columns-repeated="1017"/>
        </table:table-row>
        <table:table-row table:style-name="ro1">
          <table:table-cell office:value-type="float" office:value="1122">
            <text:p>1122</text:p>
          </table:table-cell>
          <table:table-cell office:value-type="time" office:time-value="PT10H54M55.962S">
            <text:p>10:54:55.96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123">
            <text:p>1123</text:p>
          </table:table-cell>
          <table:table-cell office:value-type="time" office:time-value="PT10H54M54.038S">
            <text:p>10:54:54.04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200">
            <text:p>2200</text:p>
          </table:table-cell>
          <table:table-cell office:value-type="string">
            <text:p>Success</text:p>
          </table:table-cell>
          <table:table-cell office:value-type="float" office:value="30608">
            <text:p>30608</text:p>
          </table:table-cell>
          <table:table-cell table:number-columns-repeated="1017"/>
        </table:table-row>
        <table:table-row table:style-name="ro1">
          <table:table-cell office:value-type="float" office:value="1124">
            <text:p>1124</text:p>
          </table:table-cell>
          <table:table-cell office:value-type="time" office:time-value="PT10H54M56.239S">
            <text:p>10:54:56.24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25">
            <text:p>1125</text:p>
          </table:table-cell>
          <table:table-cell office:value-type="time" office:time-value="PT10H54M56.285S">
            <text:p>10:54:56.29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14">
            <text:p>21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26">
            <text:p>1126</text:p>
          </table:table-cell>
          <table:table-cell office:value-type="time" office:time-value="PT10H54M56.5S">
            <text:p>10:54:56.50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27">
            <text:p>1127</text:p>
          </table:table-cell>
          <table:table-cell office:value-type="time" office:time-value="PT10H54M56.526S">
            <text:p>10:54:56.53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28">
            <text:p>1128</text:p>
          </table:table-cell>
          <table:table-cell office:value-type="time" office:time-value="PT10H54M53.699S">
            <text:p>10:54:53.70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4937">
            <text:p>4937</text:p>
          </table:table-cell>
          <table:table-cell office:value-type="string">
            <text:p>Success</text:p>
          </table:table-cell>
          <table:table-cell office:value-type="float" office:value="18190">
            <text:p>18190</text:p>
          </table:table-cell>
          <table:table-cell table:number-columns-repeated="1017"/>
        </table:table-row>
        <table:table-row table:style-name="ro1">
          <table:table-cell office:value-type="float" office:value="1129">
            <text:p>1129</text:p>
          </table:table-cell>
          <table:table-cell office:value-type="time" office:time-value="PT10H54M55.366S">
            <text:p>10:54:55.37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3900">
            <text:p>3900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130">
            <text:p>1130</text:p>
          </table:table-cell>
          <table:table-cell office:value-type="time" office:time-value="PT10H54M55.218S">
            <text:p>10:54:55.22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4066">
            <text:p>4066</text:p>
          </table:table-cell>
          <table:table-cell office:value-type="string">
            <text:p>Success</text:p>
          </table:table-cell>
          <table:table-cell office:value-type="float" office:value="29792">
            <text:p>29792</text:p>
          </table:table-cell>
          <table:table-cell table:number-columns-repeated="1017"/>
        </table:table-row>
        <table:table-row table:style-name="ro1">
          <table:table-cell office:value-type="float" office:value="1131">
            <text:p>1131</text:p>
          </table:table-cell>
          <table:table-cell office:value-type="time" office:time-value="PT10H54M55.239S">
            <text:p>10:54:55.24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4048">
            <text:p>4048</text:p>
          </table:table-cell>
          <table:table-cell office:value-type="string">
            <text:p>Success</text:p>
          </table:table-cell>
          <table:table-cell office:value-type="float" office:value="29792">
            <text:p>29792</text:p>
          </table:table-cell>
          <table:table-cell table:number-columns-repeated="1017"/>
        </table:table-row>
        <table:table-row table:style-name="ro1">
          <table:table-cell office:value-type="float" office:value="1132">
            <text:p>1132</text:p>
          </table:table-cell>
          <table:table-cell office:value-type="time" office:time-value="PT10H54M59.267S">
            <text:p>10:54:59.27</text:p>
          </table:table-cell>
          <table:table-cell office:value-type="string">
            <text:p>TC0003_PlannerC 3-13</text:p>
          </table:table-cell>
          <table:table-cell office:value-type="string">
            <text:p>/logout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33">
            <text:p>1133</text:p>
          </table:table-cell>
          <table:table-cell office:value-type="time" office:time-value="PT10H54M59.29S">
            <text:p>10:54:59.29</text:p>
          </table:table-cell>
          <table:table-cell office:value-type="string">
            <text:p>TC0003_PlannerC 3-13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34">
            <text:p>1134</text:p>
          </table:table-cell>
          <table:table-cell office:value-type="time" office:time-value="PT10H54M59.295S">
            <text:p>10:54:59.30</text:p>
          </table:table-cell>
          <table:table-cell office:value-type="string">
            <text:p>TC0003_PlannerC 3-1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35">
            <text:p>1135</text:p>
          </table:table-cell>
          <table:table-cell office:value-type="time" office:time-value="PT10H54M55.27S">
            <text:p>10:54:55.27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4408">
            <text:p>4408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136">
            <text:p>1136</text:p>
          </table:table-cell>
          <table:table-cell office:value-type="time" office:time-value="PT10H54M59.679S">
            <text:p>10:54:59.68</text:p>
          </table:table-cell>
          <table:table-cell office:value-type="string">
            <text:p>TC0003_PlannerC 3-30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37">
            <text:p>1137</text:p>
          </table:table-cell>
          <table:table-cell office:value-type="time" office:time-value="PT10H54M59.69S">
            <text:p>10:54:59.69</text:p>
          </table:table-cell>
          <table:table-cell office:value-type="string">
            <text:p>TC0003_PlannerC 3-30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38">
            <text:p>1138</text:p>
          </table:table-cell>
          <table:table-cell office:value-type="time" office:time-value="PT10H54M59.695S">
            <text:p>10:54:59.70</text:p>
          </table:table-cell>
          <table:table-cell office:value-type="string">
            <text:p>TC0003_PlannerC 3-3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39">
            <text:p>1139</text:p>
          </table:table-cell>
          <table:table-cell office:value-type="time" office:time-value="PT10H54M55.027S">
            <text:p>10:54:55.03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4775">
            <text:p>4775</text:p>
          </table:table-cell>
          <table:table-cell office:value-type="string">
            <text:p>Success</text:p>
          </table:table-cell>
          <table:table-cell office:value-type="float" office:value="30609">
            <text:p>30609</text:p>
          </table:table-cell>
          <table:table-cell table:number-columns-repeated="1017"/>
        </table:table-row>
        <table:table-row table:style-name="ro1">
          <table:table-cell office:value-type="float" office:value="1140">
            <text:p>1140</text:p>
          </table:table-cell>
          <table:table-cell office:value-type="time" office:time-value="PT10H54M54.955S">
            <text:p>10:54:54.96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4902">
            <text:p>4902</text:p>
          </table:table-cell>
          <table:table-cell office:value-type="string">
            <text:p>Success</text:p>
          </table:table-cell>
          <table:table-cell office:value-type="float" office:value="30609">
            <text:p>30609</text:p>
          </table:table-cell>
          <table:table-cell table:number-columns-repeated="1017"/>
        </table:table-row>
        <table:table-row table:style-name="ro1">
          <table:table-cell office:value-type="float" office:value="1141">
            <text:p>1141</text:p>
          </table:table-cell>
          <table:table-cell office:value-type="time" office:time-value="PT10H54M54.912S">
            <text:p>10:54:54.91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4954">
            <text:p>4954</text:p>
          </table:table-cell>
          <table:table-cell office:value-type="string">
            <text:p>Success</text:p>
          </table:table-cell>
          <table:table-cell office:value-type="float" office:value="30609">
            <text:p>30609</text:p>
          </table:table-cell>
          <table:table-cell table:number-columns-repeated="1017"/>
        </table:table-row>
        <table:table-row table:style-name="ro1">
          <table:table-cell office:value-type="float" office:value="1142">
            <text:p>1142</text:p>
          </table:table-cell>
          <table:table-cell office:value-type="time" office:time-value="PT10H54M55.112S">
            <text:p>10:54:55.11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5282">
            <text:p>5282</text:p>
          </table:table-cell>
          <table:table-cell office:value-type="string">
            <text:p>Success</text:p>
          </table:table-cell>
          <table:table-cell office:value-type="float" office:value="30609">
            <text:p>30609</text:p>
          </table:table-cell>
          <table:table-cell table:number-columns-repeated="1017"/>
        </table:table-row>
        <table:table-row table:style-name="ro1">
          <table:table-cell office:value-type="float" office:value="1143">
            <text:p>1143</text:p>
          </table:table-cell>
          <table:table-cell office:value-type="time" office:time-value="PT10H54M55.464S">
            <text:p>10:54:55.46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5135">
            <text:p>5135</text:p>
          </table:table-cell>
          <table:table-cell office:value-type="string">
            <text:p>Success</text:p>
          </table:table-cell>
          <table:table-cell office:value-type="float" office:value="15623">
            <text:p>15623</text:p>
          </table:table-cell>
          <table:table-cell table:number-columns-repeated="1017"/>
        </table:table-row>
        <table:table-row table:style-name="ro1">
          <table:table-cell office:value-type="float" office:value="1144">
            <text:p>1144</text:p>
          </table:table-cell>
          <table:table-cell office:value-type="time" office:time-value="PT10H54M54.05S">
            <text:p>10:54:54.05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6560">
            <text:p>6560</text:p>
          </table:table-cell>
          <table:table-cell office:value-type="string">
            <text:p>Success</text:p>
          </table:table-cell>
          <table:table-cell office:value-type="float" office:value="38415">
            <text:p>38415</text:p>
          </table:table-cell>
          <table:table-cell table:number-columns-repeated="1017"/>
        </table:table-row>
        <table:table-row table:style-name="ro1">
          <table:table-cell office:value-type="float" office:value="1145">
            <text:p>1145</text:p>
          </table:table-cell>
          <table:table-cell office:value-type="time" office:time-value="PT10H55M00.612S">
            <text:p>10:55:00.61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33">
            <text:p>133</text:p>
          </table:table-cell>
          <table:table-cell office:value-type="string">
            <text:p>Success</text:p>
          </table:table-cell>
          <table:table-cell office:value-type="float" office:value="30609">
            <text:p>30609</text:p>
          </table:table-cell>
          <table:table-cell table:number-columns-repeated="1017"/>
        </table:table-row>
        <table:table-row table:style-name="ro1">
          <table:table-cell office:value-type="float" office:value="1146">
            <text:p>1146</text:p>
          </table:table-cell>
          <table:table-cell office:value-type="time" office:time-value="PT10H54M54.267S">
            <text:p>10:54:54.27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6506">
            <text:p>6506</text:p>
          </table:table-cell>
          <table:table-cell office:value-type="string">
            <text:p>Success</text:p>
          </table:table-cell>
          <table:table-cell office:value-type="float" office:value="38228">
            <text:p>38228</text:p>
          </table:table-cell>
          <table:table-cell table:number-columns-repeated="1017"/>
        </table:table-row>
        <table:table-row table:style-name="ro1">
          <table:table-cell office:value-type="float" office:value="1147">
            <text:p>1147</text:p>
          </table:table-cell>
          <table:table-cell office:value-type="time" office:time-value="PT10H55M00.746S">
            <text:p>10:55:00.75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48">
            <text:p>1148</text:p>
          </table:table-cell>
          <table:table-cell office:value-type="time" office:time-value="PT10H54M54.263S">
            <text:p>10:54:54.26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6558">
            <text:p>6558</text:p>
          </table:table-cell>
          <table:table-cell office:value-type="string">
            <text:p>Success</text:p>
          </table:table-cell>
          <table:table-cell office:value-type="float" office:value="16688">
            <text:p>16688</text:p>
          </table:table-cell>
          <table:table-cell table:number-columns-repeated="1017"/>
        </table:table-row>
        <table:table-row table:style-name="ro1">
          <table:table-cell office:value-type="float" office:value="1149">
            <text:p>1149</text:p>
          </table:table-cell>
          <table:table-cell office:value-type="time" office:time-value="PT10H54M53.909S">
            <text:p>10:54:53.91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6914">
            <text:p>6914</text:p>
          </table:table-cell>
          <table:table-cell office:value-type="string">
            <text:p>Success</text:p>
          </table:table-cell>
          <table:table-cell office:value-type="float" office:value="18731">
            <text:p>18731</text:p>
          </table:table-cell>
          <table:table-cell table:number-columns-repeated="1017"/>
        </table:table-row>
        <table:table-row table:style-name="ro1">
          <table:table-cell office:value-type="float" office:value="1150">
            <text:p>1150</text:p>
          </table:table-cell>
          <table:table-cell office:value-type="time" office:time-value="PT10H54M54.053S">
            <text:p>10:54:54.05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6776">
            <text:p>6776</text:p>
          </table:table-cell>
          <table:table-cell office:value-type="string">
            <text:p>Success</text:p>
          </table:table-cell>
          <table:table-cell office:value-type="float" office:value="37969">
            <text:p>37969</text:p>
          </table:table-cell>
          <table:table-cell table:number-columns-repeated="1017"/>
        </table:table-row>
        <table:table-row table:style-name="ro1">
          <table:table-cell office:value-type="float" office:value="1151">
            <text:p>1151</text:p>
          </table:table-cell>
          <table:table-cell office:value-type="time" office:time-value="PT10H54M52.047S">
            <text:p>10:54:52.05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8791">
            <text:p>8791</text:p>
          </table:table-cell>
          <table:table-cell office:value-type="string">
            <text:p>Success</text:p>
          </table:table-cell>
          <table:table-cell office:value-type="float" office:value="38963">
            <text:p>38963</text:p>
          </table:table-cell>
          <table:table-cell table:number-columns-repeated="1017"/>
        </table:table-row>
        <table:table-row table:style-name="ro1">
          <table:table-cell office:value-type="float" office:value="1152">
            <text:p>1152</text:p>
          </table:table-cell>
          <table:table-cell office:value-type="time" office:time-value="PT10H54M51.412S">
            <text:p>10:54:51.41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9428">
            <text:p>9428</text:p>
          </table:table-cell>
          <table:table-cell office:value-type="string">
            <text:p>Success</text:p>
          </table:table-cell>
          <table:table-cell office:value-type="float" office:value="38959">
            <text:p>38959</text:p>
          </table:table-cell>
          <table:table-cell table:number-columns-repeated="1017"/>
        </table:table-row>
        <table:table-row table:style-name="ro1">
          <table:table-cell office:value-type="float" office:value="1153">
            <text:p>1153</text:p>
          </table:table-cell>
          <table:table-cell office:value-type="time" office:time-value="PT10H54M54.061S">
            <text:p>10:54:54.06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6787">
            <text:p>6787</text:p>
          </table:table-cell>
          <table:table-cell office:value-type="string">
            <text:p>Success</text:p>
          </table:table-cell>
          <table:table-cell office:value-type="float" office:value="37969">
            <text:p>37969</text:p>
          </table:table-cell>
          <table:table-cell table:number-columns-repeated="1017"/>
        </table:table-row>
        <table:table-row table:style-name="ro1">
          <table:table-cell office:value-type="float" office:value="1154">
            <text:p>1154</text:p>
          </table:table-cell>
          <table:table-cell office:value-type="time" office:time-value="PT10H55M00.784S">
            <text:p>10:55:00.78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55">
            <text:p>1155</text:p>
          </table:table-cell>
          <table:table-cell office:value-type="time" office:time-value="PT10H54M54.11S">
            <text:p>10:54:54.11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6755">
            <text:p>6755</text:p>
          </table:table-cell>
          <table:table-cell office:value-type="string">
            <text:p>Success</text:p>
          </table:table-cell>
          <table:table-cell office:value-type="float" office:value="53975">
            <text:p>53975</text:p>
          </table:table-cell>
          <table:table-cell table:number-columns-repeated="1017"/>
        </table:table-row>
        <table:table-row table:style-name="ro1">
          <table:table-cell office:value-type="float" office:value="1156">
            <text:p>1156</text:p>
          </table:table-cell>
          <table:table-cell office:value-type="time" office:time-value="PT10H54M53.963S">
            <text:p>10:54:53.96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6926">
            <text:p>6926</text:p>
          </table:table-cell>
          <table:table-cell office:value-type="string">
            <text:p>Success</text:p>
          </table:table-cell>
          <table:table-cell office:value-type="float" office:value="18726">
            <text:p>18726</text:p>
          </table:table-cell>
          <table:table-cell table:number-columns-repeated="1017"/>
        </table:table-row>
        <table:table-row table:style-name="ro1">
          <table:table-cell office:value-type="float" office:value="1157">
            <text:p>1157</text:p>
          </table:table-cell>
          <table:table-cell office:value-type="time" office:time-value="PT10H54M54.555S">
            <text:p>10:54:54.56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6347">
            <text:p>6347</text:p>
          </table:table-cell>
          <table:table-cell office:value-type="string">
            <text:p>Success</text:p>
          </table:table-cell>
          <table:table-cell office:value-type="float" office:value="37969">
            <text:p>37969</text:p>
          </table:table-cell>
          <table:table-cell table:number-columns-repeated="1017"/>
        </table:table-row>
        <table:table-row table:style-name="ro1">
          <table:table-cell office:value-type="float" office:value="1158">
            <text:p>1158</text:p>
          </table:table-cell>
          <table:table-cell office:value-type="time" office:time-value="PT10H55M00.859S">
            <text:p>10:55:00.86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59">
            <text:p>1159</text:p>
          </table:table-cell>
          <table:table-cell office:value-type="time" office:time-value="PT10H54M52.051S">
            <text:p>10:54:52.05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8889">
            <text:p>8889</text:p>
          </table:table-cell>
          <table:table-cell office:value-type="string">
            <text:p>Success</text:p>
          </table:table-cell>
          <table:table-cell office:value-type="float" office:value="53975">
            <text:p>53975</text:p>
          </table:table-cell>
          <table:table-cell table:number-columns-repeated="1017"/>
        </table:table-row>
        <table:table-row table:style-name="ro1">
          <table:table-cell office:value-type="float" office:value="1160">
            <text:p>1160</text:p>
          </table:table-cell>
          <table:table-cell office:value-type="time" office:time-value="PT10H54M54.151S">
            <text:p>10:54:54.15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6796">
            <text:p>6796</text:p>
          </table:table-cell>
          <table:table-cell office:value-type="string">
            <text:p>Success</text:p>
          </table:table-cell>
          <table:table-cell office:value-type="float" office:value="53975">
            <text:p>53975</text:p>
          </table:table-cell>
          <table:table-cell table:number-columns-repeated="1017"/>
        </table:table-row>
        <table:table-row table:style-name="ro1">
          <table:table-cell office:value-type="float" office:value="1161">
            <text:p>1161</text:p>
          </table:table-cell>
          <table:table-cell office:value-type="time" office:time-value="PT10H54M54.589S">
            <text:p>10:54:54.59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6363">
            <text:p>6363</text:p>
          </table:table-cell>
          <table:table-cell office:value-type="string">
            <text:p>Success</text:p>
          </table:table-cell>
          <table:table-cell office:value-type="float" office:value="54529">
            <text:p>54529</text:p>
          </table:table-cell>
          <table:table-cell table:number-columns-repeated="1017"/>
        </table:table-row>
        <table:table-row table:style-name="ro1">
          <table:table-cell office:value-type="float" office:value="1162">
            <text:p>1162</text:p>
          </table:table-cell>
          <table:table-cell office:value-type="time" office:time-value="PT10H54M50.719S">
            <text:p>10:54:50.72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0235">
            <text:p>10235</text:p>
          </table:table-cell>
          <table:table-cell office:value-type="string">
            <text:p>Success</text:p>
          </table:table-cell>
          <table:table-cell office:value-type="float" office:value="75399">
            <text:p>75399</text:p>
          </table:table-cell>
          <table:table-cell table:number-columns-repeated="1017"/>
        </table:table-row>
        <table:table-row table:style-name="ro1">
          <table:table-cell office:value-type="float" office:value="1163">
            <text:p>1163</text:p>
          </table:table-cell>
          <table:table-cell office:value-type="time" office:time-value="PT10H55M00.904S">
            <text:p>10:55:00.90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64">
            <text:p>1164</text:p>
          </table:table-cell>
          <table:table-cell office:value-type="time" office:time-value="PT10H55M00.911S">
            <text:p>10:55:00.91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65">
            <text:p>1165</text:p>
          </table:table-cell>
          <table:table-cell office:value-type="time" office:time-value="PT10H55M00.955S">
            <text:p>10:55:00.96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103">
            <text:p>103</text:p>
          </table:table-cell>
          <table:table-cell table:number-columns-repeated="1017"/>
        </table:table-row>
        <table:table-row table:style-name="ro1">
          <table:table-cell office:value-type="float" office:value="1166">
            <text:p>1166</text:p>
          </table:table-cell>
          <table:table-cell office:value-type="time" office:time-value="PT10H55M00.965S">
            <text:p>10:55:00.97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67">
            <text:p>1167</text:p>
          </table:table-cell>
          <table:table-cell office:value-type="time" office:time-value="PT10H55M01.007S">
            <text:p>10:55:01.01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68">
            <text:p>1168</text:p>
          </table:table-cell>
          <table:table-cell office:value-type="time" office:time-value="PT10H55M01.003S">
            <text:p>10:55:01.00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103">
            <text:p>103</text:p>
          </table:table-cell>
          <table:table-cell table:number-columns-repeated="1017"/>
        </table:table-row>
        <table:table-row table:style-name="ro1">
          <table:table-cell office:value-type="float" office:value="1169">
            <text:p>1169</text:p>
          </table:table-cell>
          <table:table-cell office:value-type="time" office:time-value="PT10H55M01.034S">
            <text:p>10:55:01.03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70">
            <text:p>1170</text:p>
          </table:table-cell>
          <table:table-cell office:value-type="time" office:time-value="PT10H55M01.055S">
            <text:p>10:55:01.06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103">
            <text:p>103</text:p>
          </table:table-cell>
          <table:table-cell table:number-columns-repeated="1017"/>
        </table:table-row>
        <table:table-row table:style-name="ro1">
          <table:table-cell office:value-type="float" office:value="1171">
            <text:p>1171</text:p>
          </table:table-cell>
          <table:table-cell office:value-type="time" office:time-value="PT10H55M00.942S">
            <text:p>10:55:00.94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550">
            <text:p>550</text:p>
          </table:table-cell>
          <table:table-cell office:value-type="string">
            <text:p>Success</text:p>
          </table:table-cell>
          <table:table-cell office:value-type="float" office:value="16043">
            <text:p>16043</text:p>
          </table:table-cell>
          <table:table-cell table:number-columns-repeated="1017"/>
        </table:table-row>
        <table:table-row table:style-name="ro1">
          <table:table-cell office:value-type="float" office:value="1172">
            <text:p>1172</text:p>
          </table:table-cell>
          <table:table-cell office:value-type="time" office:time-value="PT10H55M00.948S">
            <text:p>10:55:00.95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545">
            <text:p>545</text:p>
          </table:table-cell>
          <table:table-cell office:value-type="string">
            <text:p>Success</text:p>
          </table:table-cell>
          <table:table-cell office:value-type="float" office:value="16043">
            <text:p>16043</text:p>
          </table:table-cell>
          <table:table-cell table:number-columns-repeated="1017"/>
        </table:table-row>
        <table:table-row table:style-name="ro1">
          <table:table-cell office:value-type="float" office:value="1173">
            <text:p>1173</text:p>
          </table:table-cell>
          <table:table-cell office:value-type="time" office:time-value="PT10H55M01.494S">
            <text:p>10:55:01.49</text:p>
          </table:table-cell>
          <table:table-cell office:value-type="string">
            <text:p>TC0002_PlannerB 2-21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174">
            <text:p>1174</text:p>
          </table:table-cell>
          <table:table-cell office:value-type="time" office:time-value="PT10H55M01.494S">
            <text:p>10:55:01.49</text:p>
          </table:table-cell>
          <table:table-cell office:value-type="string">
            <text:p>TC0002_PlannerB 2-30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175">
            <text:p>1175</text:p>
          </table:table-cell>
          <table:table-cell office:value-type="time" office:time-value="PT10H55M00.867S">
            <text:p>10:55:00.87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714">
            <text:p>714</text:p>
          </table:table-cell>
          <table:table-cell office:value-type="string">
            <text:p>Success</text:p>
          </table:table-cell>
          <table:table-cell office:value-type="float" office:value="16043">
            <text:p>16043</text:p>
          </table:table-cell>
          <table:table-cell table:number-columns-repeated="1017"/>
        </table:table-row>
        <table:table-row table:style-name="ro1">
          <table:table-cell office:value-type="float" office:value="1176">
            <text:p>1176</text:p>
          </table:table-cell>
          <table:table-cell office:value-type="time" office:time-value="PT10H55M00.83S">
            <text:p>10:55:00.83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760">
            <text:p>760</text:p>
          </table:table-cell>
          <table:table-cell office:value-type="string">
            <text:p>Success</text:p>
          </table:table-cell>
          <table:table-cell office:value-type="float" office:value="31640">
            <text:p>31640</text:p>
          </table:table-cell>
          <table:table-cell table:number-columns-repeated="1017"/>
        </table:table-row>
        <table:table-row table:style-name="ro1">
          <table:table-cell office:value-type="float" office:value="1177">
            <text:p>1177</text:p>
          </table:table-cell>
          <table:table-cell office:value-type="time" office:time-value="PT10H55M01.592S">
            <text:p>10:55:01.59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178">
            <text:p>1178</text:p>
          </table:table-cell>
          <table:table-cell office:value-type="time" office:time-value="PT10H55M01.582S">
            <text:p>10:55:01.58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179">
            <text:p>1179</text:p>
          </table:table-cell>
          <table:table-cell office:value-type="time" office:time-value="PT10H55M00.849S">
            <text:p>10:55:00.85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791">
            <text:p>791</text:p>
          </table:table-cell>
          <table:table-cell office:value-type="string">
            <text:p>Success</text:p>
          </table:table-cell>
          <table:table-cell office:value-type="float" office:value="30163">
            <text:p>30163</text:p>
          </table:table-cell>
          <table:table-cell table:number-columns-repeated="1017"/>
        </table:table-row>
        <table:table-row table:style-name="ro1">
          <table:table-cell office:value-type="float" office:value="1180">
            <text:p>1180</text:p>
          </table:table-cell>
          <table:table-cell office:value-type="time" office:time-value="PT10H55M01.617S">
            <text:p>10:55:01.62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181">
            <text:p>1181</text:p>
          </table:table-cell>
          <table:table-cell office:value-type="time" office:time-value="PT10H54M52.027S">
            <text:p>10:54:52.03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9638">
            <text:p>9638</text:p>
          </table:table-cell>
          <table:table-cell office:value-type="string">
            <text:p>Success</text:p>
          </table:table-cell>
          <table:table-cell office:value-type="float" office:value="53975">
            <text:p>53975</text:p>
          </table:table-cell>
          <table:table-cell table:number-columns-repeated="1017"/>
        </table:table-row>
        <table:table-row table:style-name="ro1">
          <table:table-cell office:value-type="float" office:value="1182">
            <text:p>1182</text:p>
          </table:table-cell>
          <table:table-cell office:value-type="time" office:time-value="PT10H55M01.642S">
            <text:p>10:55:01.64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83">
            <text:p>1183</text:p>
          </table:table-cell>
          <table:table-cell office:value-type="time" office:time-value="PT10H55M01.661S">
            <text:p>10:55:01.66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184">
            <text:p>1184</text:p>
          </table:table-cell>
          <table:table-cell office:value-type="time" office:time-value="PT10H55M01.671S">
            <text:p>10:55:01.67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85">
            <text:p>1185</text:p>
          </table:table-cell>
          <table:table-cell office:value-type="time" office:time-value="PT10H55M01.704S">
            <text:p>10:55:01.70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186">
            <text:p>1186</text:p>
          </table:table-cell>
          <table:table-cell office:value-type="time" office:time-value="PT10H55M01.713S">
            <text:p>10:55:01.71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87">
            <text:p>1187</text:p>
          </table:table-cell>
          <table:table-cell office:value-type="time" office:time-value="PT10H55M01.746S">
            <text:p>10:55:01.75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88">
            <text:p>1188</text:p>
          </table:table-cell>
          <table:table-cell office:value-type="time" office:time-value="PT10H55M01.087S">
            <text:p>10:55:01.09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153">
            <text:p>1153</text:p>
          </table:table-cell>
          <table:table-cell office:value-type="string">
            <text:p>Success</text:p>
          </table:table-cell>
          <table:table-cell office:value-type="float" office:value="30163">
            <text:p>30163</text:p>
          </table:table-cell>
          <table:table-cell table:number-columns-repeated="1017"/>
        </table:table-row>
        <table:table-row table:style-name="ro1">
          <table:table-cell office:value-type="float" office:value="1189">
            <text:p>1189</text:p>
          </table:table-cell>
          <table:table-cell office:value-type="time" office:time-value="PT10H54M55.977S">
            <text:p>10:54:55.98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6393">
            <text:p>6393</text:p>
          </table:table-cell>
          <table:table-cell office:value-type="string">
            <text:p>Success</text:p>
          </table:table-cell>
          <table:table-cell office:value-type="float" office:value="87293">
            <text:p>87293</text:p>
          </table:table-cell>
          <table:table-cell table:number-columns-repeated="1017"/>
        </table:table-row>
        <table:table-row table:style-name="ro1">
          <table:table-cell office:value-type="float" office:value="1190">
            <text:p>1190</text:p>
          </table:table-cell>
          <table:table-cell office:value-type="time" office:time-value="PT10H55M02.371S">
            <text:p>10:55:02.37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191">
            <text:p>1191</text:p>
          </table:table-cell>
          <table:table-cell office:value-type="time" office:time-value="PT10H54M54.114S">
            <text:p>10:54:54.11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8275">
            <text:p>8275</text:p>
          </table:table-cell>
          <table:table-cell office:value-type="string">
            <text:p>Success</text:p>
          </table:table-cell>
          <table:table-cell office:value-type="float" office:value="89252">
            <text:p>89252</text:p>
          </table:table-cell>
          <table:table-cell table:number-columns-repeated="1017"/>
        </table:table-row>
        <table:table-row table:style-name="ro1">
          <table:table-cell office:value-type="float" office:value="1192">
            <text:p>1192</text:p>
          </table:table-cell>
          <table:table-cell office:value-type="time" office:time-value="PT10H54M55.474S">
            <text:p>10:54:55.47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6961">
            <text:p>6961</text:p>
          </table:table-cell>
          <table:table-cell office:value-type="string">
            <text:p>Success</text:p>
          </table:table-cell>
          <table:table-cell office:value-type="float" office:value="86314">
            <text:p>86314</text:p>
          </table:table-cell>
          <table:table-cell table:number-columns-repeated="1017"/>
        </table:table-row>
        <table:table-row table:style-name="ro1">
          <table:table-cell office:value-type="float" office:value="1193">
            <text:p>1193</text:p>
          </table:table-cell>
          <table:table-cell office:value-type="time" office:time-value="PT10H55M02.436S">
            <text:p>10:55:02.44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94">
            <text:p>1194</text:p>
          </table:table-cell>
          <table:table-cell office:value-type="time" office:time-value="PT10H55M02.453S">
            <text:p>10:55:02.45</text:p>
          </table:table-cell>
          <table:table-cell office:value-type="string">
            <text:p>TC0003_PlannerC 3-22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195">
            <text:p>1195</text:p>
          </table:table-cell>
          <table:table-cell office:value-type="time" office:time-value="PT10H55M02.489S">
            <text:p>10:55:02.49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96">
            <text:p>1196</text:p>
          </table:table-cell>
          <table:table-cell office:value-type="time" office:time-value="PT10H55M02.504S">
            <text:p>10:55:02.50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5527">
            <text:p>15527</text:p>
          </table:table-cell>
          <table:table-cell table:number-columns-repeated="1017"/>
        </table:table-row>
        <table:table-row table:style-name="ro1">
          <table:table-cell office:value-type="float" office:value="1197">
            <text:p>1197</text:p>
          </table:table-cell>
          <table:table-cell office:value-type="time" office:time-value="PT10H54M54.088S">
            <text:p>10:54:54.09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8477">
            <text:p>8477</text:p>
          </table:table-cell>
          <table:table-cell office:value-type="string">
            <text:p>Success</text:p>
          </table:table-cell>
          <table:table-cell office:value-type="float" office:value="94244">
            <text:p>94244</text:p>
          </table:table-cell>
          <table:table-cell table:number-columns-repeated="1017"/>
        </table:table-row>
        <table:table-row table:style-name="ro1">
          <table:table-cell office:value-type="float" office:value="1198">
            <text:p>1198</text:p>
          </table:table-cell>
          <table:table-cell office:value-type="time" office:time-value="PT10H55M01.666S">
            <text:p>10:55:01.67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979">
            <text:p>979</text:p>
          </table:table-cell>
          <table:table-cell office:value-type="string">
            <text:p>Success</text:p>
          </table:table-cell>
          <table:table-cell office:value-type="float" office:value="16043">
            <text:p>16043</text:p>
          </table:table-cell>
          <table:table-cell table:number-columns-repeated="1017"/>
        </table:table-row>
        <table:table-row table:style-name="ro1">
          <table:table-cell office:value-type="float" office:value="1199">
            <text:p>1199</text:p>
          </table:table-cell>
          <table:table-cell office:value-type="time" office:time-value="PT10H55M02.646S">
            <text:p>10:55:02.65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200">
            <text:p>1200</text:p>
          </table:table-cell>
          <table:table-cell office:value-type="time" office:time-value="PT10H54M51.457S">
            <text:p>10:54:51.46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1259">
            <text:p>11259</text:p>
          </table:table-cell>
          <table:table-cell office:value-type="string">
            <text:p>Success</text:p>
          </table:table-cell>
          <table:table-cell office:value-type="float" office:value="38218">
            <text:p>38218</text:p>
          </table:table-cell>
          <table:table-cell table:number-columns-repeated="1017"/>
        </table:table-row>
        <table:table-row table:style-name="ro1">
          <table:table-cell office:value-type="float" office:value="1201">
            <text:p>1201</text:p>
          </table:table-cell>
          <table:table-cell office:value-type="time" office:time-value="PT10H55M02.535S">
            <text:p>10:55:02.54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204">
            <text:p>204</text:p>
          </table:table-cell>
          <table:table-cell office:value-type="string">
            <text:p>Success</text:p>
          </table:table-cell>
          <table:table-cell office:value-type="float" office:value="14463">
            <text:p>14463</text:p>
          </table:table-cell>
          <table:table-cell table:number-columns-repeated="1017"/>
        </table:table-row>
        <table:table-row table:style-name="ro1">
          <table:table-cell office:value-type="float" office:value="1202">
            <text:p>1202</text:p>
          </table:table-cell>
          <table:table-cell office:value-type="time" office:time-value="PT10H54M53.835S">
            <text:p>10:54:53.84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8906">
            <text:p>8906</text:p>
          </table:table-cell>
          <table:table-cell office:value-type="string">
            <text:p>Success</text:p>
          </table:table-cell>
          <table:table-cell office:value-type="float" office:value="18731">
            <text:p>18731</text:p>
          </table:table-cell>
          <table:table-cell table:number-columns-repeated="1017"/>
        </table:table-row>
        <table:table-row table:style-name="ro1">
          <table:table-cell office:value-type="float" office:value="1203">
            <text:p>1203</text:p>
          </table:table-cell>
          <table:table-cell office:value-type="time" office:time-value="PT10H54M51.967S">
            <text:p>10:54:51.97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0779">
            <text:p>10779</text:p>
          </table:table-cell>
          <table:table-cell office:value-type="string">
            <text:p>Success</text:p>
          </table:table-cell>
          <table:table-cell office:value-type="float" office:value="38218">
            <text:p>38218</text:p>
          </table:table-cell>
          <table:table-cell table:number-columns-repeated="1017"/>
        </table:table-row>
        <table:table-row table:style-name="ro1">
          <table:table-cell office:value-type="float" office:value="1204">
            <text:p>1204</text:p>
          </table:table-cell>
          <table:table-cell office:value-type="time" office:time-value="PT10H54M53.842S">
            <text:p>10:54:53.84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8923">
            <text:p>8923</text:p>
          </table:table-cell>
          <table:table-cell office:value-type="string">
            <text:p>Success</text:p>
          </table:table-cell>
          <table:table-cell office:value-type="float" office:value="53973">
            <text:p>53973</text:p>
          </table:table-cell>
          <table:table-cell table:number-columns-repeated="1017"/>
        </table:table-row>
        <table:table-row table:style-name="ro1">
          <table:table-cell office:value-type="float" office:value="1205">
            <text:p>1205</text:p>
          </table:table-cell>
          <table:table-cell office:value-type="time" office:time-value="PT10H54M58.637S">
            <text:p>10:54:58.64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4129">
            <text:p>4129</text:p>
          </table:table-cell>
          <table:table-cell office:value-type="string">
            <text:p>Success</text:p>
          </table:table-cell>
          <table:table-cell office:value-type="float" office:value="84356">
            <text:p>84356</text:p>
          </table:table-cell>
          <table:table-cell table:number-columns-repeated="1017"/>
        </table:table-row>
        <table:table-row table:style-name="ro1">
          <table:table-cell office:value-type="float" office:value="1206">
            <text:p>1206</text:p>
          </table:table-cell>
          <table:table-cell office:value-type="time" office:time-value="PT10H54M54.092S">
            <text:p>10:54:54.09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8682">
            <text:p>8682</text:p>
          </table:table-cell>
          <table:table-cell office:value-type="string">
            <text:p>Success</text:p>
          </table:table-cell>
          <table:table-cell office:value-type="float" office:value="92285">
            <text:p>92285</text:p>
          </table:table-cell>
          <table:table-cell table:number-columns-repeated="1017"/>
        </table:table-row>
        <table:table-row table:style-name="ro1">
          <table:table-cell office:value-type="float" office:value="1207">
            <text:p>1207</text:p>
          </table:table-cell>
          <table:table-cell office:value-type="time" office:time-value="PT10H55M02.767S">
            <text:p>10:55:02.77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208">
            <text:p>1208</text:p>
          </table:table-cell>
          <table:table-cell office:value-type="time" office:time-value="PT10H55M02.775S">
            <text:p>10:55:02.78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209">
            <text:p>1209</text:p>
          </table:table-cell>
          <table:table-cell office:value-type="time" office:time-value="PT10H55M02.801S">
            <text:p>10:55:02.80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210">
            <text:p>1210</text:p>
          </table:table-cell>
          <table:table-cell office:value-type="time" office:time-value="PT10H54M54.116S">
            <text:p>10:54:54.12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8751">
            <text:p>8751</text:p>
          </table:table-cell>
          <table:table-cell office:value-type="string">
            <text:p>Success</text:p>
          </table:table-cell>
          <table:table-cell office:value-type="float" office:value="91207">
            <text:p>91207</text:p>
          </table:table-cell>
          <table:table-cell table:number-columns-repeated="1017"/>
        </table:table-row>
        <table:table-row table:style-name="ro1">
          <table:table-cell office:value-type="float" office:value="1211">
            <text:p>1211</text:p>
          </table:table-cell>
          <table:table-cell office:value-type="time" office:time-value="PT10H55M02.788S">
            <text:p>10:55:02.79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212">
            <text:p>1212</text:p>
          </table:table-cell>
          <table:table-cell office:value-type="time" office:time-value="PT10H55M02.846S">
            <text:p>10:55:02.85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213">
            <text:p>1213</text:p>
          </table:table-cell>
          <table:table-cell office:value-type="time" office:time-value="PT10H54M54.076S">
            <text:p>10:54:54.08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8871">
            <text:p>8871</text:p>
          </table:table-cell>
          <table:table-cell office:value-type="string">
            <text:p>Success</text:p>
          </table:table-cell>
          <table:table-cell office:value-type="float" office:value="87293">
            <text:p>87293</text:p>
          </table:table-cell>
          <table:table-cell table:number-columns-repeated="1017"/>
        </table:table-row>
        <table:table-row table:style-name="ro1">
          <table:table-cell office:value-type="float" office:value="1214">
            <text:p>1214</text:p>
          </table:table-cell>
          <table:table-cell office:value-type="time" office:time-value="PT10H54M59.859S">
            <text:p>10:54:59.86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3114">
            <text:p>3114</text:p>
          </table:table-cell>
          <table:table-cell office:value-type="string">
            <text:p>Success</text:p>
          </table:table-cell>
          <table:table-cell office:value-type="float" office:value="84356">
            <text:p>84356</text:p>
          </table:table-cell>
          <table:table-cell table:number-columns-repeated="1017"/>
        </table:table-row>
        <table:table-row table:style-name="ro1">
          <table:table-cell office:value-type="float" office:value="1215">
            <text:p>1215</text:p>
          </table:table-cell>
          <table:table-cell office:value-type="time" office:time-value="PT10H54M54.22S">
            <text:p>10:54:54.22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8756">
            <text:p>8756</text:p>
          </table:table-cell>
          <table:table-cell office:value-type="string">
            <text:p>Success</text:p>
          </table:table-cell>
          <table:table-cell office:value-type="float" office:value="93170">
            <text:p>93170</text:p>
          </table:table-cell>
          <table:table-cell table:number-columns-repeated="1017"/>
        </table:table-row>
        <table:table-row table:style-name="ro1">
          <table:table-cell office:value-type="float" office:value="1216">
            <text:p>1216</text:p>
          </table:table-cell>
          <table:table-cell office:value-type="time" office:time-value="PT10H55M01.509S">
            <text:p>10:55:01.51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1487">
            <text:p>1487</text:p>
          </table:table-cell>
          <table:table-cell office:value-type="string">
            <text:p>Success</text:p>
          </table:table-cell>
          <table:table-cell office:value-type="float" office:value="85431">
            <text:p>85431</text:p>
          </table:table-cell>
          <table:table-cell table:number-columns-repeated="1017"/>
        </table:table-row>
        <table:table-row table:style-name="ro1">
          <table:table-cell office:value-type="float" office:value="1217">
            <text:p>1217</text:p>
          </table:table-cell>
          <table:table-cell office:value-type="time" office:time-value="PT10H55M02.974S">
            <text:p>10:55:02.97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18">
            <text:p>1218</text:p>
          </table:table-cell>
          <table:table-cell office:value-type="time" office:time-value="PT10H55M01.626S">
            <text:p>10:55:01.63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391">
            <text:p>1391</text:p>
          </table:table-cell>
          <table:table-cell office:value-type="string">
            <text:p>Success</text:p>
          </table:table-cell>
          <table:table-cell office:value-type="float" office:value="85431">
            <text:p>85431</text:p>
          </table:table-cell>
          <table:table-cell table:number-columns-repeated="1017"/>
        </table:table-row>
        <table:table-row table:style-name="ro1">
          <table:table-cell office:value-type="float" office:value="1219">
            <text:p>1219</text:p>
          </table:table-cell>
          <table:table-cell office:value-type="time" office:time-value="PT10H55M02.997S">
            <text:p>10:55:03.00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220">
            <text:p>1220</text:p>
          </table:table-cell>
          <table:table-cell office:value-type="time" office:time-value="PT10H54M54.217S">
            <text:p>10:54:54.22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8849">
            <text:p>8849</text:p>
          </table:table-cell>
          <table:table-cell office:value-type="string">
            <text:p>Success</text:p>
          </table:table-cell>
          <table:table-cell office:value-type="float" office:value="84356">
            <text:p>84356</text:p>
          </table:table-cell>
          <table:table-cell table:number-columns-repeated="1017"/>
        </table:table-row>
        <table:table-row table:style-name="ro1">
          <table:table-cell office:value-type="float" office:value="1221">
            <text:p>1221</text:p>
          </table:table-cell>
          <table:table-cell office:value-type="time" office:time-value="PT10H54M55.576S">
            <text:p>10:54:55.58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7496">
            <text:p>7496</text:p>
          </table:table-cell>
          <table:table-cell office:value-type="string">
            <text:p>Success</text:p>
          </table:table-cell>
          <table:table-cell office:value-type="float" office:value="87293">
            <text:p>87293</text:p>
          </table:table-cell>
          <table:table-cell table:number-columns-repeated="1017"/>
        </table:table-row>
        <table:table-row table:style-name="ro1">
          <table:table-cell office:value-type="float" office:value="1222">
            <text:p>1222</text:p>
          </table:table-cell>
          <table:table-cell office:value-type="time" office:time-value="PT10H54M59.803S">
            <text:p>10:54:59.80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3277">
            <text:p>3277</text:p>
          </table:table-cell>
          <table:table-cell office:value-type="string">
            <text:p>Success</text:p>
          </table:table-cell>
          <table:table-cell office:value-type="float" office:value="84356">
            <text:p>84356</text:p>
          </table:table-cell>
          <table:table-cell table:number-columns-repeated="1017"/>
        </table:table-row>
        <table:table-row table:style-name="ro1">
          <table:table-cell office:value-type="float" office:value="1223">
            <text:p>1223</text:p>
          </table:table-cell>
          <table:table-cell office:value-type="time" office:time-value="PT10H55M03.018S">
            <text:p>10:55:03.02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224">
            <text:p>1224</text:p>
          </table:table-cell>
          <table:table-cell office:value-type="time" office:time-value="PT10H55M02.977S">
            <text:p>10:55:02.98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29">
            <text:p>12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225">
            <text:p>1225</text:p>
          </table:table-cell>
          <table:table-cell office:value-type="time" office:time-value="PT10H54M54.112S">
            <text:p>10:54:54.11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9014">
            <text:p>9014</text:p>
          </table:table-cell>
          <table:table-cell office:value-type="string">
            <text:p>Success</text:p>
          </table:table-cell>
          <table:table-cell office:value-type="float" office:value="87293">
            <text:p>87293</text:p>
          </table:table-cell>
          <table:table-cell table:number-columns-repeated="1017"/>
        </table:table-row>
        <table:table-row table:style-name="ro1">
          <table:table-cell office:value-type="float" office:value="1226">
            <text:p>1226</text:p>
          </table:table-cell>
          <table:table-cell office:value-type="time" office:time-value="PT10H54M55.393S">
            <text:p>10:54:55.39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7746">
            <text:p>7746</text:p>
          </table:table-cell>
          <table:table-cell office:value-type="string">
            <text:p>Success</text:p>
          </table:table-cell>
          <table:table-cell office:value-type="float" office:value="86315">
            <text:p>86315</text:p>
          </table:table-cell>
          <table:table-cell table:number-columns-repeated="1017"/>
        </table:table-row>
        <table:table-row table:style-name="ro1">
          <table:table-cell office:value-type="float" office:value="1227">
            <text:p>1227</text:p>
          </table:table-cell>
          <table:table-cell office:value-type="time" office:time-value="PT10H55M01.723S">
            <text:p>10:55:01.72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428">
            <text:p>1428</text:p>
          </table:table-cell>
          <table:table-cell office:value-type="string">
            <text:p>Success</text:p>
          </table:table-cell>
          <table:table-cell office:value-type="float" office:value="85431">
            <text:p>85431</text:p>
          </table:table-cell>
          <table:table-cell table:number-columns-repeated="1017"/>
        </table:table-row>
        <table:table-row table:style-name="ro1">
          <table:table-cell office:value-type="float" office:value="1228">
            <text:p>1228</text:p>
          </table:table-cell>
          <table:table-cell office:value-type="time" office:time-value="PT10H55M01.508S">
            <text:p>10:55:01.51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1655">
            <text:p>1655</text:p>
          </table:table-cell>
          <table:table-cell office:value-type="string">
            <text:p>Success</text:p>
          </table:table-cell>
          <table:table-cell office:value-type="float" office:value="85431">
            <text:p>85431</text:p>
          </table:table-cell>
          <table:table-cell table:number-columns-repeated="1017"/>
        </table:table-row>
        <table:table-row table:style-name="ro1">
          <table:table-cell office:value-type="float" office:value="1229">
            <text:p>1229</text:p>
          </table:table-cell>
          <table:table-cell office:value-type="time" office:time-value="PT10H55M03.082S">
            <text:p>10:55:03.08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30">
            <text:p>1230</text:p>
          </table:table-cell>
          <table:table-cell office:value-type="time" office:time-value="PT10H55M03.073S">
            <text:p>10:55:03.07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31">
            <text:p>1231</text:p>
          </table:table-cell>
          <table:table-cell office:value-type="time" office:time-value="PT10H55M03.068S">
            <text:p>10:55:03.07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02">
            <text:p>10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232">
            <text:p>1232</text:p>
          </table:table-cell>
          <table:table-cell office:value-type="time" office:time-value="PT10H55M02.766S">
            <text:p>10:55:02.77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417">
            <text:p>417</text:p>
          </table:table-cell>
          <table:table-cell office:value-type="string">
            <text:p>Success</text:p>
          </table:table-cell>
          <table:table-cell office:value-type="float" office:value="16042">
            <text:p>16042</text:p>
          </table:table-cell>
          <table:table-cell table:number-columns-repeated="1017"/>
        </table:table-row>
        <table:table-row table:style-name="ro1">
          <table:table-cell office:value-type="float" office:value="1233">
            <text:p>1233</text:p>
          </table:table-cell>
          <table:table-cell office:value-type="time" office:time-value="PT10H55M02.891S">
            <text:p>10:55:02.89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93">
            <text:p>293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234">
            <text:p>1234</text:p>
          </table:table-cell>
          <table:table-cell office:value-type="time" office:time-value="PT10H54M54.27S">
            <text:p>10:54:54.27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8959">
            <text:p>8959</text:p>
          </table:table-cell>
          <table:table-cell office:value-type="string">
            <text:p>Success</text:p>
          </table:table-cell>
          <table:table-cell office:value-type="float" office:value="96010">
            <text:p>96010</text:p>
          </table:table-cell>
          <table:table-cell table:number-columns-repeated="1017"/>
        </table:table-row>
        <table:table-row table:style-name="ro1">
          <table:table-cell office:value-type="float" office:value="1235">
            <text:p>1235</text:p>
          </table:table-cell>
          <table:table-cell office:value-type="time" office:time-value="PT10H54M54.18S">
            <text:p>10:54:54.18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9074">
            <text:p>9074</text:p>
          </table:table-cell>
          <table:table-cell office:value-type="string">
            <text:p>Success</text:p>
          </table:table-cell>
          <table:table-cell office:value-type="float" office:value="94243">
            <text:p>94243</text:p>
          </table:table-cell>
          <table:table-cell table:number-columns-repeated="1017"/>
        </table:table-row>
        <table:table-row table:style-name="ro1">
          <table:table-cell office:value-type="float" office:value="1236">
            <text:p>1236</text:p>
          </table:table-cell>
          <table:table-cell office:value-type="time" office:time-value="PT10H55M03.141S">
            <text:p>10:55:03.14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21">
            <text:p>12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37">
            <text:p>1237</text:p>
          </table:table-cell>
          <table:table-cell office:value-type="time" office:time-value="PT10H55M00.774S">
            <text:p>10:55:00.77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2497">
            <text:p>2497</text:p>
          </table:table-cell>
          <table:table-cell office:value-type="string">
            <text:p>Success</text:p>
          </table:table-cell>
          <table:table-cell office:value-type="float" office:value="85431">
            <text:p>85431</text:p>
          </table:table-cell>
          <table:table-cell table:number-columns-repeated="1017"/>
        </table:table-row>
        <table:table-row table:style-name="ro1">
          <table:table-cell office:value-type="float" office:value="1238">
            <text:p>1238</text:p>
          </table:table-cell>
          <table:table-cell office:value-type="time" office:time-value="PT10H55M02.242S">
            <text:p>10:55:02.24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032">
            <text:p>1032</text:p>
          </table:table-cell>
          <table:table-cell office:value-type="string">
            <text:p>Success</text:p>
          </table:table-cell>
          <table:table-cell office:value-type="float" office:value="85431">
            <text:p>85431</text:p>
          </table:table-cell>
          <table:table-cell table:number-columns-repeated="1017"/>
        </table:table-row>
        <table:table-row table:style-name="ro1">
          <table:table-cell office:value-type="float" office:value="1239">
            <text:p>1239</text:p>
          </table:table-cell>
          <table:table-cell office:value-type="time" office:time-value="PT10H54M54.109S">
            <text:p>10:54:54.11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9176">
            <text:p>9176</text:p>
          </table:table-cell>
          <table:table-cell office:value-type="string">
            <text:p>Success</text:p>
          </table:table-cell>
          <table:table-cell office:value-type="float" office:value="94243">
            <text:p>94243</text:p>
          </table:table-cell>
          <table:table-cell table:number-columns-repeated="1017"/>
        </table:table-row>
        <table:table-row table:style-name="ro1">
          <table:table-cell office:value-type="float" office:value="1240">
            <text:p>1240</text:p>
          </table:table-cell>
          <table:table-cell office:value-type="time" office:time-value="PT10H55M03.184S">
            <text:p>10:55:03.18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49">
            <text:p>149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241">
            <text:p>1241</text:p>
          </table:table-cell>
          <table:table-cell office:value-type="time" office:time-value="PT10H55M03.166S">
            <text:p>10:55:03.17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76">
            <text:p>17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42">
            <text:p>1242</text:p>
          </table:table-cell>
          <table:table-cell office:value-type="time" office:time-value="PT10H55M03.005S">
            <text:p>10:55:03.01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345">
            <text:p>34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43">
            <text:p>1243</text:p>
          </table:table-cell>
          <table:table-cell office:value-type="time" office:time-value="PT10H55M03.171S">
            <text:p>10:55:03.17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81">
            <text:p>18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244">
            <text:p>1244</text:p>
          </table:table-cell>
          <table:table-cell office:value-type="time" office:time-value="PT10H55M03.152S">
            <text:p>10:55:03.15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17">
            <text:p>217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245">
            <text:p>1245</text:p>
          </table:table-cell>
          <table:table-cell office:value-type="time" office:time-value="PT10H55M02.876S">
            <text:p>10:55:02.88</text:p>
          </table:table-cell>
          <table:table-cell office:value-type="string">
            <text:p>TC0003_PlannerC 3-26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503">
            <text:p>503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246">
            <text:p>1246</text:p>
          </table:table-cell>
          <table:table-cell office:value-type="time" office:time-value="PT10H55M03.255S">
            <text:p>10:55:03.26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36">
            <text:p>13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247">
            <text:p>1247</text:p>
          </table:table-cell>
          <table:table-cell office:value-type="time" office:time-value="PT10H55M03.263S">
            <text:p>10:55:03.26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43">
            <text:p>143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248">
            <text:p>1248</text:p>
          </table:table-cell>
          <table:table-cell office:value-type="time" office:time-value="PT10H55M03.108S">
            <text:p>10:55:03.11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02">
            <text:p>30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249">
            <text:p>1249</text:p>
          </table:table-cell>
          <table:table-cell office:value-type="time" office:time-value="PT10H55M03.165S">
            <text:p>10:55:03.17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279">
            <text:p>27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250">
            <text:p>1250</text:p>
          </table:table-cell>
          <table:table-cell office:value-type="time" office:time-value="PT10H55M03.184S">
            <text:p>10:55:03.18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266">
            <text:p>266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251">
            <text:p>1251</text:p>
          </table:table-cell>
          <table:table-cell office:value-type="time" office:time-value="PT10H54M59.286S">
            <text:p>10:54:59.2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4164">
            <text:p>4164</text:p>
          </table:table-cell>
          <table:table-cell office:value-type="string">
            <text:p>Success</text:p>
          </table:table-cell>
          <table:table-cell office:value-type="float" office:value="84356">
            <text:p>84356</text:p>
          </table:table-cell>
          <table:table-cell table:number-columns-repeated="1017"/>
        </table:table-row>
        <table:table-row table:style-name="ro1">
          <table:table-cell office:value-type="float" office:value="1252">
            <text:p>1252</text:p>
          </table:table-cell>
          <table:table-cell office:value-type="time" office:time-value="PT10H55M03.23S">
            <text:p>10:55:03.23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21">
            <text:p>22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53">
            <text:p>1253</text:p>
          </table:table-cell>
          <table:table-cell office:value-type="time" office:time-value="PT10H55M01.772S">
            <text:p>10:55:01.77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681">
            <text:p>1681</text:p>
          </table:table-cell>
          <table:table-cell office:value-type="string">
            <text:p>Success</text:p>
          </table:table-cell>
          <table:table-cell office:value-type="float" office:value="85432">
            <text:p>85432</text:p>
          </table:table-cell>
          <table:table-cell table:number-columns-repeated="1017"/>
        </table:table-row>
        <table:table-row table:style-name="ro1">
          <table:table-cell office:value-type="float" office:value="1254">
            <text:p>1254</text:p>
          </table:table-cell>
          <table:table-cell office:value-type="time" office:time-value="PT10H55M03.407S">
            <text:p>10:55:03.41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55">
            <text:p>1255</text:p>
          </table:table-cell>
          <table:table-cell office:value-type="time" office:time-value="PT10H55M03.353S">
            <text:p>10:55:03.35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17">
            <text:p>117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256">
            <text:p>1256</text:p>
          </table:table-cell>
          <table:table-cell office:value-type="time" office:time-value="PT10H54M55.936S">
            <text:p>10:54:55.94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7548">
            <text:p>7548</text:p>
          </table:table-cell>
          <table:table-cell office:value-type="string">
            <text:p>Success</text:p>
          </table:table-cell>
          <table:table-cell office:value-type="float" office:value="87293">
            <text:p>87293</text:p>
          </table:table-cell>
          <table:table-cell table:number-columns-repeated="1017"/>
        </table:table-row>
        <table:table-row table:style-name="ro1">
          <table:table-cell office:value-type="float" office:value="1257">
            <text:p>1257</text:p>
          </table:table-cell>
          <table:table-cell office:value-type="time" office:time-value="PT10H55M00.981S">
            <text:p>10:55:00.98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2513">
            <text:p>2513</text:p>
          </table:table-cell>
          <table:table-cell office:value-type="string">
            <text:p>Success</text:p>
          </table:table-cell>
          <table:table-cell office:value-type="float" office:value="85487">
            <text:p>85487</text:p>
          </table:table-cell>
          <table:table-cell table:number-columns-repeated="1017"/>
        </table:table-row>
        <table:table-row table:style-name="ro1">
          <table:table-cell office:value-type="float" office:value="1258">
            <text:p>1258</text:p>
          </table:table-cell>
          <table:table-cell office:value-type="time" office:time-value="PT10H54M59.288S">
            <text:p>10:54:59.29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4220">
            <text:p>4220</text:p>
          </table:table-cell>
          <table:table-cell office:value-type="string">
            <text:p>Success</text:p>
          </table:table-cell>
          <table:table-cell office:value-type="float" office:value="84356">
            <text:p>84356</text:p>
          </table:table-cell>
          <table:table-cell table:number-columns-repeated="1017"/>
        </table:table-row>
        <table:table-row table:style-name="ro1">
          <table:table-cell office:value-type="float" office:value="1259">
            <text:p>1259</text:p>
          </table:table-cell>
          <table:table-cell office:value-type="time" office:time-value="PT10H55M03.392S">
            <text:p>10:55:03.39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18">
            <text:p>11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260">
            <text:p>1260</text:p>
          </table:table-cell>
          <table:table-cell office:value-type="time" office:time-value="PT10H55M03.454S">
            <text:p>10:55:03.45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61">
            <text:p>1261</text:p>
          </table:table-cell>
          <table:table-cell office:value-type="time" office:time-value="PT10H55M03.451S">
            <text:p>10:55:03.45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62">
            <text:p>1262</text:p>
          </table:table-cell>
          <table:table-cell office:value-type="time" office:time-value="PT10H55M03.169S">
            <text:p>10:55:03.17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45">
            <text:p>345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263">
            <text:p>1263</text:p>
          </table:table-cell>
          <table:table-cell office:value-type="time" office:time-value="PT10H55M03.276S">
            <text:p>10:55:03.28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39">
            <text:p>23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64">
            <text:p>1264</text:p>
          </table:table-cell>
          <table:table-cell office:value-type="time" office:time-value="PT10H55M03.485S">
            <text:p>10:55:03.49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265">
            <text:p>1265</text:p>
          </table:table-cell>
          <table:table-cell office:value-type="time" office:time-value="PT10H54M59.867S">
            <text:p>10:54:59.87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3650">
            <text:p>3650</text:p>
          </table:table-cell>
          <table:table-cell office:value-type="string">
            <text:p>Success</text:p>
          </table:table-cell>
          <table:table-cell office:value-type="float" office:value="85432">
            <text:p>85432</text:p>
          </table:table-cell>
          <table:table-cell table:number-columns-repeated="1017"/>
        </table:table-row>
        <table:table-row table:style-name="ro1">
          <table:table-cell office:value-type="float" office:value="1266">
            <text:p>1266</text:p>
          </table:table-cell>
          <table:table-cell office:value-type="time" office:time-value="PT10H55M03.495S">
            <text:p>10:55:03.50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67">
            <text:p>1267</text:p>
          </table:table-cell>
          <table:table-cell office:value-type="time" office:time-value="PT10H55M00.395S">
            <text:p>10:55:00.40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142">
            <text:p>3142</text:p>
          </table:table-cell>
          <table:table-cell office:value-type="string">
            <text:p>Success</text:p>
          </table:table-cell>
          <table:table-cell office:value-type="float" office:value="84356">
            <text:p>84356</text:p>
          </table:table-cell>
          <table:table-cell table:number-columns-repeated="1017"/>
        </table:table-row>
        <table:table-row table:style-name="ro1">
          <table:table-cell office:value-type="float" office:value="1268">
            <text:p>1268</text:p>
          </table:table-cell>
          <table:table-cell office:value-type="time" office:time-value="PT10H54M56.552S">
            <text:p>10:54:56.55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6989">
            <text:p>6989</text:p>
          </table:table-cell>
          <table:table-cell office:value-type="string">
            <text:p>Success</text:p>
          </table:table-cell>
          <table:table-cell office:value-type="float" office:value="87293">
            <text:p>87293</text:p>
          </table:table-cell>
          <table:table-cell table:number-columns-repeated="1017"/>
        </table:table-row>
        <table:table-row table:style-name="ro1">
          <table:table-cell office:value-type="float" office:value="1269">
            <text:p>1269</text:p>
          </table:table-cell>
          <table:table-cell office:value-type="time" office:time-value="PT10H55M03.542S">
            <text:p>10:55:03.54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70">
            <text:p>1270</text:p>
          </table:table-cell>
          <table:table-cell office:value-type="time" office:time-value="PT10H55M03.458S">
            <text:p>10:55:03.46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43">
            <text:p>143</text:p>
          </table:table-cell>
          <table:table-cell office:value-type="string">
            <text:p>Success</text:p>
          </table:table-cell>
          <table:table-cell office:value-type="float" office:value="17160">
            <text:p>17160</text:p>
          </table:table-cell>
          <table:table-cell table:number-columns-repeated="1017"/>
        </table:table-row>
        <table:table-row table:style-name="ro1">
          <table:table-cell office:value-type="float" office:value="1271">
            <text:p>1271</text:p>
          </table:table-cell>
          <table:table-cell office:value-type="time" office:time-value="PT10H55M03.343S">
            <text:p>10:55:03.34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66">
            <text:p>266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272">
            <text:p>1272</text:p>
          </table:table-cell>
          <table:table-cell office:value-type="time" office:time-value="PT10H55M03.452S">
            <text:p>10:55:03.45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57">
            <text:p>15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73">
            <text:p>1273</text:p>
          </table:table-cell>
          <table:table-cell office:value-type="time" office:time-value="PT10H55M03.518S">
            <text:p>10:55:03.52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74">
            <text:p>1274</text:p>
          </table:table-cell>
          <table:table-cell office:value-type="time" office:time-value="PT10H55M03.381S">
            <text:p>10:55:03.38</text:p>
          </table:table-cell>
          <table:table-cell office:value-type="string">
            <text:p>TC0003_PlannerC 3-26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35">
            <text:p>235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275">
            <text:p>1275</text:p>
          </table:table-cell>
          <table:table-cell office:value-type="time" office:time-value="PT10H55M03.539S">
            <text:p>10:55:03.54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76">
            <text:p>1276</text:p>
          </table:table-cell>
          <table:table-cell office:value-type="time" office:time-value="PT10H55M03.509S">
            <text:p>10:55:03.51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14">
            <text:p>11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77">
            <text:p>1277</text:p>
          </table:table-cell>
          <table:table-cell office:value-type="time" office:time-value="PT10H55M03.515S">
            <text:p>10:55:03.52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14">
            <text:p>11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78">
            <text:p>1278</text:p>
          </table:table-cell>
          <table:table-cell office:value-type="time" office:time-value="PT10H55M03.351S">
            <text:p>10:55:03.35</text:p>
          </table:table-cell>
          <table:table-cell office:value-type="string">
            <text:p>TC0001_PlannerA 1-21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98">
            <text:p>298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279">
            <text:p>1279</text:p>
          </table:table-cell>
          <table:table-cell office:value-type="time" office:time-value="PT10H55M03.513S">
            <text:p>10:55:03.51</text:p>
          </table:table-cell>
          <table:table-cell office:value-type="string">
            <text:p>TC0003_PlannerC 3-24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36">
            <text:p>136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280">
            <text:p>1280</text:p>
          </table:table-cell>
          <table:table-cell office:value-type="time" office:time-value="PT10H55M03.514S">
            <text:p>10:55:03.51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37">
            <text:p>13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81">
            <text:p>1281</text:p>
          </table:table-cell>
          <table:table-cell office:value-type="time" office:time-value="PT10H54M48.545S">
            <text:p>10:54:48.55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5127">
            <text:p>15127</text:p>
          </table:table-cell>
          <table:table-cell office:value-type="string">
            <text:p>Success</text:p>
          </table:table-cell>
          <table:table-cell office:value-type="float" office:value="76641">
            <text:p>76641</text:p>
          </table:table-cell>
          <table:table-cell table:number-columns-repeated="1017"/>
        </table:table-row>
        <table:table-row table:style-name="ro1">
          <table:table-cell office:value-type="float" office:value="1282">
            <text:p>1282</text:p>
          </table:table-cell>
          <table:table-cell office:value-type="time" office:time-value="PT10H55M03.63S">
            <text:p>10:55:03.63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17160">
            <text:p>17160</text:p>
          </table:table-cell>
          <table:table-cell table:number-columns-repeated="1017"/>
        </table:table-row>
        <table:table-row table:style-name="ro1">
          <table:table-cell office:value-type="float" office:value="1283">
            <text:p>1283</text:p>
          </table:table-cell>
          <table:table-cell office:value-type="time" office:time-value="PT10H55M03.588S">
            <text:p>10:55:03.59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284">
            <text:p>1284</text:p>
          </table:table-cell>
          <table:table-cell office:value-type="time" office:time-value="PT10H55M03.65S">
            <text:p>10:55:03.65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85">
            <text:p>1285</text:p>
          </table:table-cell>
          <table:table-cell office:value-type="time" office:time-value="PT10H55M03.61S">
            <text:p>10:55:03.61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33">
            <text:p>13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86">
            <text:p>1286</text:p>
          </table:table-cell>
          <table:table-cell office:value-type="time" office:time-value="PT10H55M03.619S">
            <text:p>10:55:03.62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33">
            <text:p>13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87">
            <text:p>1287</text:p>
          </table:table-cell>
          <table:table-cell office:value-type="time" office:time-value="PT10H55M03.617S">
            <text:p>10:55:03.62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37">
            <text:p>137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288">
            <text:p>1288</text:p>
          </table:table-cell>
          <table:table-cell office:value-type="time" office:time-value="PT10H55M03.715S">
            <text:p>10:55:03.72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89">
            <text:p>1289</text:p>
          </table:table-cell>
          <table:table-cell office:value-type="time" office:time-value="PT10H55M03.53S">
            <text:p>10:55:03.53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34">
            <text:p>234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290">
            <text:p>1290</text:p>
          </table:table-cell>
          <table:table-cell office:value-type="time" office:time-value="PT10H55M03.516S">
            <text:p>10:55:03.52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55">
            <text:p>25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91">
            <text:p>1291</text:p>
          </table:table-cell>
          <table:table-cell office:value-type="time" office:time-value="PT10H55M03.614S">
            <text:p>10:55:03.61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59">
            <text:p>15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92">
            <text:p>1292</text:p>
          </table:table-cell>
          <table:table-cell office:value-type="time" office:time-value="PT10H55M03.652S">
            <text:p>10:55:03.65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35">
            <text:p>135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293">
            <text:p>1293</text:p>
          </table:table-cell>
          <table:table-cell office:value-type="time" office:time-value="PT10H55M03.765S">
            <text:p>10:55:03.77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94">
            <text:p>1294</text:p>
          </table:table-cell>
          <table:table-cell office:value-type="time" office:time-value="PT10H55M03.754S">
            <text:p>10:55:03.75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295">
            <text:p>1295</text:p>
          </table:table-cell>
          <table:table-cell office:value-type="time" office:time-value="PT10H55M03.624S">
            <text:p>10:55:03.62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17">
            <text:p>21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96">
            <text:p>1296</text:p>
          </table:table-cell>
          <table:table-cell office:value-type="time" office:time-value="PT10H55M03.774S">
            <text:p>10:55:03.77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297">
            <text:p>1297</text:p>
          </table:table-cell>
          <table:table-cell office:value-type="time" office:time-value="PT10H55M03.765S">
            <text:p>10:55:03.77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17160">
            <text:p>17160</text:p>
          </table:table-cell>
          <table:table-cell table:number-columns-repeated="1017"/>
        </table:table-row>
        <table:table-row table:style-name="ro1">
          <table:table-cell office:value-type="float" office:value="1298">
            <text:p>1298</text:p>
          </table:table-cell>
          <table:table-cell office:value-type="time" office:time-value="PT10H55M03.736S">
            <text:p>10:55:03.74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98">
            <text:p>198</text:p>
          </table:table-cell>
          <table:table-cell office:value-type="string">
            <text:p>Success</text:p>
          </table:table-cell>
          <table:table-cell office:value-type="float" office:value="17160">
            <text:p>17160</text:p>
          </table:table-cell>
          <table:table-cell table:number-columns-repeated="1017"/>
        </table:table-row>
        <table:table-row table:style-name="ro1">
          <table:table-cell office:value-type="float" office:value="1299">
            <text:p>1299</text:p>
          </table:table-cell>
          <table:table-cell office:value-type="time" office:time-value="PT10H55M03.744S">
            <text:p>10:55:03.74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96">
            <text:p>196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300">
            <text:p>1300</text:p>
          </table:table-cell>
          <table:table-cell office:value-type="time" office:time-value="PT10H55M03.772S">
            <text:p>10:55:03.77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75">
            <text:p>175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301">
            <text:p>1301</text:p>
          </table:table-cell>
          <table:table-cell office:value-type="time" office:time-value="PT10H55M03.842S">
            <text:p>10:55:03.84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15">
            <text:p>115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302">
            <text:p>1302</text:p>
          </table:table-cell>
          <table:table-cell office:value-type="time" office:time-value="PT10H55M03.941S">
            <text:p>10:55:03.94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303">
            <text:p>1303</text:p>
          </table:table-cell>
          <table:table-cell office:value-type="time" office:time-value="PT10H55M03.83S">
            <text:p>10:55:03.83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46">
            <text:p>146</text:p>
          </table:table-cell>
          <table:table-cell office:value-type="string">
            <text:p>Success</text:p>
          </table:table-cell>
          <table:table-cell office:value-type="float" office:value="17160">
            <text:p>17160</text:p>
          </table:table-cell>
          <table:table-cell table:number-columns-repeated="1017"/>
        </table:table-row>
        <table:table-row table:style-name="ro1">
          <table:table-cell office:value-type="float" office:value="1304">
            <text:p>1304</text:p>
          </table:table-cell>
          <table:table-cell office:value-type="time" office:time-value="PT10H55M03.37S">
            <text:p>10:55:03.37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661">
            <text:p>661</text:p>
          </table:table-cell>
          <table:table-cell office:value-type="string">
            <text:p>Success</text:p>
          </table:table-cell>
          <table:table-cell office:value-type="float" office:value="19566">
            <text:p>19566</text:p>
          </table:table-cell>
          <table:table-cell table:number-columns-repeated="1017"/>
        </table:table-row>
        <table:table-row table:style-name="ro1">
          <table:table-cell office:value-type="float" office:value="1305">
            <text:p>1305</text:p>
          </table:table-cell>
          <table:table-cell office:value-type="time" office:time-value="PT10H55M04.032S">
            <text:p>10:55:04.03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306">
            <text:p>1306</text:p>
          </table:table-cell>
          <table:table-cell office:value-type="time" office:time-value="PT10H55M04.045S">
            <text:p>10:55:04.05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80">
            <text:p>180</text:p>
          </table:table-cell>
          <table:table-cell office:value-type="string">
            <text:p>Success</text:p>
          </table:table-cell>
          <table:table-cell office:value-type="float" office:value="17978">
            <text:p>17978</text:p>
          </table:table-cell>
          <table:table-cell table:number-columns-repeated="1017"/>
        </table:table-row>
        <table:table-row table:style-name="ro1">
          <table:table-cell office:value-type="float" office:value="1307">
            <text:p>1307</text:p>
          </table:table-cell>
          <table:table-cell office:value-type="time" office:time-value="PT10H55M03.975S">
            <text:p>10:55:03.98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98">
            <text:p>298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308">
            <text:p>1308</text:p>
          </table:table-cell>
          <table:table-cell office:value-type="time" office:time-value="PT10H55M04.274S">
            <text:p>10:55:04.27</text:p>
          </table:table-cell>
          <table:table-cell office:value-type="string">
            <text:p>TC0003_PlannerC 3-6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09">
            <text:p>1309</text:p>
          </table:table-cell>
          <table:table-cell office:value-type="time" office:time-value="PT10H55M04.284S">
            <text:p>10:55:04.28</text:p>
          </table:table-cell>
          <table:table-cell office:value-type="string">
            <text:p>TC0003_PlannerC 3-6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10">
            <text:p>1310</text:p>
          </table:table-cell>
          <table:table-cell office:value-type="time" office:time-value="PT10H55M04.288S">
            <text:p>10:55:04.29</text:p>
          </table:table-cell>
          <table:table-cell office:value-type="string">
            <text:p>TC0003_PlannerC 3-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11">
            <text:p>1311</text:p>
          </table:table-cell>
          <table:table-cell office:value-type="time" office:time-value="PT10H55M03.756S">
            <text:p>10:55:03.76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552">
            <text:p>552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312">
            <text:p>1312</text:p>
          </table:table-cell>
          <table:table-cell office:value-type="time" office:time-value="PT10H55M04.309S">
            <text:p>10:55:04.31</text:p>
          </table:table-cell>
          <table:table-cell office:value-type="string">
            <text:p>TC0003_PlannerC 3-26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13">
            <text:p>1313</text:p>
          </table:table-cell>
          <table:table-cell office:value-type="time" office:time-value="PT10H55M04.32S">
            <text:p>10:55:04.32</text:p>
          </table:table-cell>
          <table:table-cell office:value-type="string">
            <text:p>TC0003_PlannerC 3-26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14">
            <text:p>1314</text:p>
          </table:table-cell>
          <table:table-cell office:value-type="time" office:time-value="PT10H55M04.323S">
            <text:p>10:55:04.32</text:p>
          </table:table-cell>
          <table:table-cell office:value-type="string">
            <text:p>TC0003_PlannerC 3-2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15">
            <text:p>1315</text:p>
          </table:table-cell>
          <table:table-cell office:value-type="time" office:time-value="PT10H55M03.451S">
            <text:p>10:55:03.45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001">
            <text:p>1001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316">
            <text:p>1316</text:p>
          </table:table-cell>
          <table:table-cell office:value-type="time" office:time-value="PT10H55M04.453S">
            <text:p>10:55:04.45</text:p>
          </table:table-cell>
          <table:table-cell office:value-type="string">
            <text:p>TC0003_PlannerC 3-17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17">
            <text:p>1317</text:p>
          </table:table-cell>
          <table:table-cell office:value-type="time" office:time-value="PT10H55M04.464S">
            <text:p>10:55:04.46</text:p>
          </table:table-cell>
          <table:table-cell office:value-type="string">
            <text:p>TC0003_PlannerC 3-17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18">
            <text:p>1318</text:p>
          </table:table-cell>
          <table:table-cell office:value-type="time" office:time-value="PT10H55M04.468S">
            <text:p>10:55:04.47</text:p>
          </table:table-cell>
          <table:table-cell office:value-type="string">
            <text:p>TC0003_PlannerC 3-1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19">
            <text:p>1319</text:p>
          </table:table-cell>
          <table:table-cell office:value-type="time" office:time-value="PT10H55M03.511S">
            <text:p>10:55:03.51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040">
            <text:p>1040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320">
            <text:p>1320</text:p>
          </table:table-cell>
          <table:table-cell office:value-type="time" office:time-value="PT10H55M03.411S">
            <text:p>10:55:03.41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631">
            <text:p>1631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321">
            <text:p>1321</text:p>
          </table:table-cell>
          <table:table-cell office:value-type="time" office:time-value="PT10H54M49.827S">
            <text:p>10:54:49.83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5223">
            <text:p>15223</text:p>
          </table:table-cell>
          <table:table-cell office:value-type="string">
            <text:p>Success</text:p>
          </table:table-cell>
          <table:table-cell office:value-type="float" office:value="53975">
            <text:p>53975</text:p>
          </table:table-cell>
          <table:table-cell table:number-columns-repeated="1017"/>
        </table:table-row>
        <table:table-row table:style-name="ro1">
          <table:table-cell office:value-type="float" office:value="1322">
            <text:p>1322</text:p>
          </table:table-cell>
          <table:table-cell office:value-type="time" office:time-value="PT10H54M53.693S">
            <text:p>10:54:53.69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1370">
            <text:p>11370</text:p>
          </table:table-cell>
          <table:table-cell office:value-type="string">
            <text:p>Success</text:p>
          </table:table-cell>
          <table:table-cell office:value-type="float" office:value="51290">
            <text:p>51290</text:p>
          </table:table-cell>
          <table:table-cell table:number-columns-repeated="1017"/>
        </table:table-row>
        <table:table-row table:style-name="ro1">
          <table:table-cell office:value-type="float" office:value="1323">
            <text:p>1323</text:p>
          </table:table-cell>
          <table:table-cell office:value-type="time" office:time-value="PT10H54M51.425S">
            <text:p>10:54:51.43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3639">
            <text:p>13639</text:p>
          </table:table-cell>
          <table:table-cell office:value-type="string">
            <text:p>Success</text:p>
          </table:table-cell>
          <table:table-cell office:value-type="float" office:value="76620">
            <text:p>76620</text:p>
          </table:table-cell>
          <table:table-cell table:number-columns-repeated="1017"/>
        </table:table-row>
        <table:table-row table:style-name="ro1">
          <table:table-cell office:value-type="float" office:value="1324">
            <text:p>1324</text:p>
          </table:table-cell>
          <table:table-cell office:value-type="time" office:time-value="PT10H55M05.051S">
            <text:p>10:55:05.05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264">
            <text:p>264</text:p>
          </table:table-cell>
          <table:table-cell office:value-type="string">
            <text:p>Success</text:p>
          </table:table-cell>
          <table:table-cell office:value-type="float" office:value="16043">
            <text:p>16043</text:p>
          </table:table-cell>
          <table:table-cell table:number-columns-repeated="1017"/>
        </table:table-row>
        <table:table-row table:style-name="ro1">
          <table:table-cell office:value-type="float" office:value="1325">
            <text:p>1325</text:p>
          </table:table-cell>
          <table:table-cell office:value-type="time" office:time-value="PT10H55M05.316S">
            <text:p>10:55:05.32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326">
            <text:p>1326</text:p>
          </table:table-cell>
          <table:table-cell office:value-type="time" office:time-value="PT10H55M05.064S">
            <text:p>10:55:05.06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425">
            <text:p>425</text:p>
          </table:table-cell>
          <table:table-cell office:value-type="string">
            <text:p>Success</text:p>
          </table:table-cell>
          <table:table-cell office:value-type="float" office:value="15412">
            <text:p>15412</text:p>
          </table:table-cell>
          <table:table-cell table:number-columns-repeated="1017"/>
        </table:table-row>
        <table:table-row table:style-name="ro1">
          <table:table-cell office:value-type="float" office:value="1327">
            <text:p>1327</text:p>
          </table:table-cell>
          <table:table-cell office:value-type="time" office:time-value="PT10H55M05.043S">
            <text:p>10:55:05.04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503">
            <text:p>503</text:p>
          </table:table-cell>
          <table:table-cell office:value-type="string">
            <text:p>Success</text:p>
          </table:table-cell>
          <table:table-cell office:value-type="float" office:value="27750">
            <text:p>27750</text:p>
          </table:table-cell>
          <table:table-cell table:number-columns-repeated="1017"/>
        </table:table-row>
        <table:table-row table:style-name="ro1">
          <table:table-cell office:value-type="float" office:value="1328">
            <text:p>1328</text:p>
          </table:table-cell>
          <table:table-cell office:value-type="time" office:time-value="PT10H55M05.49S">
            <text:p>10:55:05.49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329">
            <text:p>1329</text:p>
          </table:table-cell>
          <table:table-cell office:value-type="time" office:time-value="PT10H55M03.61S">
            <text:p>10:55:03.61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939">
            <text:p>1939</text:p>
          </table:table-cell>
          <table:table-cell office:value-type="string">
            <text:p>Success</text:p>
          </table:table-cell>
          <table:table-cell office:value-type="float" office:value="13884">
            <text:p>13884</text:p>
          </table:table-cell>
          <table:table-cell table:number-columns-repeated="1017"/>
        </table:table-row>
        <table:table-row table:style-name="ro1">
          <table:table-cell office:value-type="float" office:value="1330">
            <text:p>1330</text:p>
          </table:table-cell>
          <table:table-cell office:value-type="time" office:time-value="PT10H55M03.936S">
            <text:p>10:55:03.94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614">
            <text:p>1614</text:p>
          </table:table-cell>
          <table:table-cell office:value-type="string">
            <text:p>Success</text:p>
          </table:table-cell>
          <table:table-cell office:value-type="float" office:value="14463">
            <text:p>14463</text:p>
          </table:table-cell>
          <table:table-cell table:number-columns-repeated="1017"/>
        </table:table-row>
        <table:table-row table:style-name="ro1">
          <table:table-cell office:value-type="float" office:value="1331">
            <text:p>1331</text:p>
          </table:table-cell>
          <table:table-cell office:value-type="time" office:time-value="PT10H55M03.788S">
            <text:p>10:55:03.7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779">
            <text:p>1779</text:p>
          </table:table-cell>
          <table:table-cell office:value-type="string">
            <text:p>Success</text:p>
          </table:table-cell>
          <table:table-cell office:value-type="float" office:value="13883">
            <text:p>13883</text:p>
          </table:table-cell>
          <table:table-cell table:number-columns-repeated="1017"/>
        </table:table-row>
        <table:table-row table:style-name="ro1">
          <table:table-cell office:value-type="float" office:value="1332">
            <text:p>1332</text:p>
          </table:table-cell>
          <table:table-cell office:value-type="time" office:time-value="PT10H54M53.466S">
            <text:p>10:54:53.47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12108">
            <text:p>12108</text:p>
          </table:table-cell>
          <table:table-cell office:value-type="string">
            <text:p>Success</text:p>
          </table:table-cell>
          <table:table-cell office:value-type="float" office:value="38973">
            <text:p>38973</text:p>
          </table:table-cell>
          <table:table-cell table:number-columns-repeated="1017"/>
        </table:table-row>
        <table:table-row table:style-name="ro1">
          <table:table-cell office:value-type="float" office:value="1333">
            <text:p>1333</text:p>
          </table:table-cell>
          <table:table-cell office:value-type="time" office:time-value="PT10H55M03.84S">
            <text:p>10:55:03.84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740">
            <text:p>1740</text:p>
          </table:table-cell>
          <table:table-cell office:value-type="string">
            <text:p>Success</text:p>
          </table:table-cell>
          <table:table-cell office:value-type="float" office:value="13883">
            <text:p>13883</text:p>
          </table:table-cell>
          <table:table-cell table:number-columns-repeated="1017"/>
        </table:table-row>
        <table:table-row table:style-name="ro1">
          <table:table-cell office:value-type="float" office:value="1334">
            <text:p>1334</text:p>
          </table:table-cell>
          <table:table-cell office:value-type="time" office:time-value="PT10H55M03.948S">
            <text:p>10:55:03.95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650">
            <text:p>1650</text:p>
          </table:table-cell>
          <table:table-cell office:value-type="string">
            <text:p>Success</text:p>
          </table:table-cell>
          <table:table-cell office:value-type="float" office:value="14463">
            <text:p>14463</text:p>
          </table:table-cell>
          <table:table-cell table:number-columns-repeated="1017"/>
        </table:table-row>
        <table:table-row table:style-name="ro1">
          <table:table-cell office:value-type="float" office:value="1335">
            <text:p>1335</text:p>
          </table:table-cell>
          <table:table-cell office:value-type="time" office:time-value="PT10H55M03.958S">
            <text:p>10:55:03.96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648">
            <text:p>1648</text:p>
          </table:table-cell>
          <table:table-cell office:value-type="string">
            <text:p>Success</text:p>
          </table:table-cell>
          <table:table-cell office:value-type="float" office:value="13883">
            <text:p>13883</text:p>
          </table:table-cell>
          <table:table-cell table:number-columns-repeated="1017"/>
        </table:table-row>
        <table:table-row table:style-name="ro1">
          <table:table-cell office:value-type="float" office:value="1336">
            <text:p>1336</text:p>
          </table:table-cell>
          <table:table-cell office:value-type="time" office:time-value="PT10H55M03.127S">
            <text:p>10:55:03.13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484">
            <text:p>2484</text:p>
          </table:table-cell>
          <table:table-cell office:value-type="string">
            <text:p>Success</text:p>
          </table:table-cell>
          <table:table-cell office:value-type="float" office:value="52579">
            <text:p>52579</text:p>
          </table:table-cell>
          <table:table-cell table:number-columns-repeated="1017"/>
        </table:table-row>
        <table:table-row table:style-name="ro1">
          <table:table-cell office:value-type="float" office:value="1337">
            <text:p>1337</text:p>
          </table:table-cell>
          <table:table-cell office:value-type="time" office:time-value="PT10H54M53.523S">
            <text:p>10:54:53.52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2095">
            <text:p>12095</text:p>
          </table:table-cell>
          <table:table-cell office:value-type="string">
            <text:p>Success</text:p>
          </table:table-cell>
          <table:table-cell office:value-type="float" office:value="38229">
            <text:p>38229</text:p>
          </table:table-cell>
          <table:table-cell table:number-columns-repeated="1017"/>
        </table:table-row>
        <table:table-row table:style-name="ro1">
          <table:table-cell office:value-type="float" office:value="1338">
            <text:p>1338</text:p>
          </table:table-cell>
          <table:table-cell office:value-type="time" office:time-value="PT10H55M03.874S">
            <text:p>10:55:03.87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750">
            <text:p>1750</text:p>
          </table:table-cell>
          <table:table-cell office:value-type="string">
            <text:p>Success</text:p>
          </table:table-cell>
          <table:table-cell office:value-type="float" office:value="14463">
            <text:p>14463</text:p>
          </table:table-cell>
          <table:table-cell table:number-columns-repeated="1017"/>
        </table:table-row>
        <table:table-row table:style-name="ro1">
          <table:table-cell office:value-type="float" office:value="1339">
            <text:p>1339</text:p>
          </table:table-cell>
          <table:table-cell office:value-type="time" office:time-value="PT10H54M54.058S">
            <text:p>10:54:54.06</text:p>
          </table:table-cell>
          <table:table-cell office:value-type="string">
            <text:p>TC0002_PlannerB 2-22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1580">
            <text:p>11580</text:p>
          </table:table-cell>
          <table:table-cell office:value-type="string">
            <text:p>Success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1">
          <table:table-cell office:value-type="float" office:value="1340">
            <text:p>1340</text:p>
          </table:table-cell>
          <table:table-cell office:value-type="time" office:time-value="PT10H54M53.432S">
            <text:p>10:54:53.43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12209">
            <text:p>12209</text:p>
          </table:table-cell>
          <table:table-cell office:value-type="string">
            <text:p>Success</text:p>
          </table:table-cell>
          <table:table-cell office:value-type="float" office:value="38969">
            <text:p>38969</text:p>
          </table:table-cell>
          <table:table-cell table:number-columns-repeated="1017"/>
        </table:table-row>
        <table:table-row table:style-name="ro1">
          <table:table-cell office:value-type="float" office:value="1341">
            <text:p>1341</text:p>
          </table:table-cell>
          <table:table-cell office:value-type="time" office:time-value="PT10H54M54.338S">
            <text:p>10:54:54.34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1306">
            <text:p>11306</text:p>
          </table:table-cell>
          <table:table-cell office:value-type="string">
            <text:p>Success</text:p>
          </table:table-cell>
          <table:table-cell office:value-type="float" office:value="59401">
            <text:p>59401</text:p>
          </table:table-cell>
          <table:table-cell table:number-columns-repeated="1017"/>
        </table:table-row>
        <table:table-row table:style-name="ro1">
          <table:table-cell office:value-type="float" office:value="1342">
            <text:p>1342</text:p>
          </table:table-cell>
          <table:table-cell office:value-type="time" office:time-value="PT10H54M54.249S">
            <text:p>10:54:54.25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1399">
            <text:p>11399</text:p>
          </table:table-cell>
          <table:table-cell office:value-type="string">
            <text:p>Success</text:p>
          </table:table-cell>
          <table:table-cell office:value-type="float" office:value="38228">
            <text:p>38228</text:p>
          </table:table-cell>
          <table:table-cell table:number-columns-repeated="1017"/>
        </table:table-row>
        <table:table-row table:style-name="ro1">
          <table:table-cell office:value-type="float" office:value="1343">
            <text:p>1343</text:p>
          </table:table-cell>
          <table:table-cell office:value-type="time" office:time-value="PT10H55M03.286S">
            <text:p>10:55:03.29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2375">
            <text:p>2375</text:p>
          </table:table-cell>
          <table:table-cell office:value-type="string">
            <text:p>Success</text:p>
          </table:table-cell>
          <table:table-cell office:value-type="float" office:value="52579">
            <text:p>52579</text:p>
          </table:table-cell>
          <table:table-cell table:number-columns-repeated="1017"/>
        </table:table-row>
        <table:table-row table:style-name="ro1">
          <table:table-cell office:value-type="float" office:value="1344">
            <text:p>1344</text:p>
          </table:table-cell>
          <table:table-cell office:value-type="time" office:time-value="PT10H55M05.662S">
            <text:p>10:55:05.66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27">
            <text:p>127</text:p>
          </table:table-cell>
          <table:table-cell office:value-type="string">
            <text:p>Success</text:p>
          </table:table-cell>
          <table:table-cell office:value-type="float" office:value="35725">
            <text:p>35725</text:p>
          </table:table-cell>
          <table:table-cell table:number-columns-repeated="1017"/>
        </table:table-row>
        <table:table-row table:style-name="ro1">
          <table:table-cell office:value-type="float" office:value="1345">
            <text:p>1345</text:p>
          </table:table-cell>
          <table:table-cell office:value-type="time" office:time-value="PT10H55M05.791S">
            <text:p>10:55:05.79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346">
            <text:p>1346</text:p>
          </table:table-cell>
          <table:table-cell office:value-type="time" office:time-value="PT10H55M05.804S">
            <text:p>10:55:05.80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347">
            <text:p>1347</text:p>
          </table:table-cell>
          <table:table-cell office:value-type="time" office:time-value="PT10H55M05.821S">
            <text:p>10:55:05.82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348">
            <text:p>1348</text:p>
          </table:table-cell>
          <table:table-cell office:value-type="time" office:time-value="PT10H55M05.837S">
            <text:p>10:55:05.84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349">
            <text:p>1349</text:p>
          </table:table-cell>
          <table:table-cell office:value-type="time" office:time-value="PT10H55M05.612S">
            <text:p>10:55:05.61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413">
            <text:p>413</text:p>
          </table:table-cell>
          <table:table-cell office:value-type="string">
            <text:p>Success</text:p>
          </table:table-cell>
          <table:table-cell office:value-type="float" office:value="34248">
            <text:p>34248</text:p>
          </table:table-cell>
          <table:table-cell table:number-columns-repeated="1017"/>
        </table:table-row>
        <table:table-row table:style-name="ro1">
          <table:table-cell office:value-type="float" office:value="1350">
            <text:p>1350</text:p>
          </table:table-cell>
          <table:table-cell office:value-type="time" office:time-value="PT10H55M06.026S">
            <text:p>10:55:06.03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51">
            <text:p>1351</text:p>
          </table:table-cell>
          <table:table-cell office:value-type="time" office:time-value="PT10H55M06.039S">
            <text:p>10:55:06.04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52">
            <text:p>1352</text:p>
          </table:table-cell>
          <table:table-cell office:value-type="time" office:time-value="PT10H55M06.067S">
            <text:p>10:55:06.07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53">
            <text:p>1353</text:p>
          </table:table-cell>
          <table:table-cell office:value-type="time" office:time-value="PT10H55M06.097S">
            <text:p>10:55:06.10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54">
            <text:p>1354</text:p>
          </table:table-cell>
          <table:table-cell office:value-type="time" office:time-value="PT10H54M54.066S">
            <text:p>10:54:54.07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3291">
            <text:p>13291</text:p>
          </table:table-cell>
          <table:table-cell office:value-type="string">
            <text:p>Success</text:p>
          </table:table-cell>
          <table:table-cell office:value-type="float" office:value="38974">
            <text:p>38974</text:p>
          </table:table-cell>
          <table:table-cell table:number-columns-repeated="1017"/>
        </table:table-row>
        <table:table-row table:style-name="ro1">
          <table:table-cell office:value-type="float" office:value="1355">
            <text:p>1355</text:p>
          </table:table-cell>
          <table:table-cell office:value-type="time" office:time-value="PT10H54M54.79S">
            <text:p>10:54:54.79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2586">
            <text:p>12586</text:p>
          </table:table-cell>
          <table:table-cell office:value-type="string">
            <text:p>Success</text:p>
          </table:table-cell>
          <table:table-cell office:value-type="float" office:value="13884">
            <text:p>13884</text:p>
          </table:table-cell>
          <table:table-cell table:number-columns-repeated="1017"/>
        </table:table-row>
        <table:table-row table:style-name="ro1">
          <table:table-cell office:value-type="float" office:value="1356">
            <text:p>1356</text:p>
          </table:table-cell>
          <table:table-cell office:value-type="time" office:time-value="PT10H54M54.836S">
            <text:p>10:54:54.84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2557">
            <text:p>12557</text:p>
          </table:table-cell>
          <table:table-cell office:value-type="string">
            <text:p>Success</text:p>
          </table:table-cell>
          <table:table-cell office:value-type="float" office:value="13878">
            <text:p>13878</text:p>
          </table:table-cell>
          <table:table-cell table:number-columns-repeated="1017"/>
        </table:table-row>
        <table:table-row table:style-name="ro1">
          <table:table-cell office:value-type="float" office:value="1357">
            <text:p>1357</text:p>
          </table:table-cell>
          <table:table-cell office:value-type="time" office:time-value="PT10H55M00.601S">
            <text:p>10:55:00.60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6816">
            <text:p>6816</text:p>
          </table:table-cell>
          <table:table-cell office:value-type="string">
            <text:p>Success</text:p>
          </table:table-cell>
          <table:table-cell office:value-type="float" office:value="13883">
            <text:p>13883</text:p>
          </table:table-cell>
          <table:table-cell table:number-columns-repeated="1017"/>
        </table:table-row>
        <table:table-row table:style-name="ro1">
          <table:table-cell office:value-type="float" office:value="1358">
            <text:p>1358</text:p>
          </table:table-cell>
          <table:table-cell office:value-type="time" office:time-value="PT10H54M54.825S">
            <text:p>10:54:54.83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2597">
            <text:p>12597</text:p>
          </table:table-cell>
          <table:table-cell office:value-type="string">
            <text:p>Success</text:p>
          </table:table-cell>
          <table:table-cell office:value-type="float" office:value="13883">
            <text:p>13883</text:p>
          </table:table-cell>
          <table:table-cell table:number-columns-repeated="1017"/>
        </table:table-row>
        <table:table-row table:style-name="ro1">
          <table:table-cell office:value-type="float" office:value="1359">
            <text:p>1359</text:p>
          </table:table-cell>
          <table:table-cell office:value-type="time" office:time-value="PT10H54M53.989S">
            <text:p>10:54:53.99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3442">
            <text:p>13442</text:p>
          </table:table-cell>
          <table:table-cell office:value-type="string">
            <text:p>Success</text:p>
          </table:table-cell>
          <table:table-cell office:value-type="float" office:value="38228">
            <text:p>38228</text:p>
          </table:table-cell>
          <table:table-cell table:number-columns-repeated="1017"/>
        </table:table-row>
        <table:table-row table:style-name="ro1">
          <table:table-cell office:value-type="float" office:value="1360">
            <text:p>1360</text:p>
          </table:table-cell>
          <table:table-cell office:value-type="time" office:time-value="PT10H54M54.899S">
            <text:p>10:54:54.90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2534">
            <text:p>12534</text:p>
          </table:table-cell>
          <table:table-cell office:value-type="string">
            <text:p>Success</text:p>
          </table:table-cell>
          <table:table-cell office:value-type="float" office:value="13884">
            <text:p>13884</text:p>
          </table:table-cell>
          <table:table-cell table:number-columns-repeated="1017"/>
        </table:table-row>
        <table:table-row table:style-name="ro1">
          <table:table-cell office:value-type="float" office:value="1361">
            <text:p>1361</text:p>
          </table:table-cell>
          <table:table-cell office:value-type="time" office:time-value="PT10H54M54.89S">
            <text:p>10:54:54.89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2545">
            <text:p>12545</text:p>
          </table:table-cell>
          <table:table-cell office:value-type="string">
            <text:p>Success</text:p>
          </table:table-cell>
          <table:table-cell office:value-type="float" office:value="50265">
            <text:p>50265</text:p>
          </table:table-cell>
          <table:table-cell table:number-columns-repeated="1017"/>
        </table:table-row>
        <table:table-row table:style-name="ro1">
          <table:table-cell office:value-type="float" office:value="1362">
            <text:p>1362</text:p>
          </table:table-cell>
          <table:table-cell office:value-type="time" office:time-value="PT10H54M54.222S">
            <text:p>10:54:54.22</text:p>
          </table:table-cell>
          <table:table-cell office:value-type="string">
            <text:p>TC0002_PlannerB 2-28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3220">
            <text:p>13220</text:p>
          </table:table-cell>
          <table:table-cell office:value-type="string">
            <text:p>Success</text:p>
          </table:table-cell>
          <table:table-cell office:value-type="float" office:value="59424">
            <text:p>59424</text:p>
          </table:table-cell>
          <table:table-cell table:number-columns-repeated="1017"/>
        </table:table-row>
        <table:table-row table:style-name="ro1">
          <table:table-cell office:value-type="float" office:value="1363">
            <text:p>1363</text:p>
          </table:table-cell>
          <table:table-cell office:value-type="time" office:time-value="PT10H54M54.895S">
            <text:p>10:54:54.90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2554">
            <text:p>12554</text:p>
          </table:table-cell>
          <table:table-cell office:value-type="string">
            <text:p>Success</text:p>
          </table:table-cell>
          <table:table-cell office:value-type="float" office:value="53026">
            <text:p>53026</text:p>
          </table:table-cell>
          <table:table-cell table:number-columns-repeated="1017"/>
        </table:table-row>
        <table:table-row table:style-name="ro1">
          <table:table-cell office:value-type="float" office:value="1364">
            <text:p>1364</text:p>
          </table:table-cell>
          <table:table-cell office:value-type="time" office:time-value="PT10H54M54.231S">
            <text:p>10:54:54.23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13244">
            <text:p>13244</text:p>
          </table:table-cell>
          <table:table-cell office:value-type="string">
            <text:p>Success</text:p>
          </table:table-cell>
          <table:table-cell office:value-type="float" office:value="52493">
            <text:p>52493</text:p>
          </table:table-cell>
          <table:table-cell table:number-columns-repeated="1017"/>
        </table:table-row>
        <table:table-row table:style-name="ro1">
          <table:table-cell office:value-type="float" office:value="1365">
            <text:p>1365</text:p>
          </table:table-cell>
          <table:table-cell office:value-type="time" office:time-value="PT10H55M07.436S">
            <text:p>10:55:07.4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66">
            <text:p>1366</text:p>
          </table:table-cell>
          <table:table-cell office:value-type="time" office:time-value="PT10H54M54.177S">
            <text:p>10:54:54.18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3311">
            <text:p>13311</text:p>
          </table:table-cell>
          <table:table-cell office:value-type="string">
            <text:p>Success</text:p>
          </table:table-cell>
          <table:table-cell office:value-type="float" office:value="75409">
            <text:p>75409</text:p>
          </table:table-cell>
          <table:table-cell table:number-columns-repeated="1017"/>
        </table:table-row>
        <table:table-row table:style-name="ro1">
          <table:table-cell office:value-type="float" office:value="1367">
            <text:p>1367</text:p>
          </table:table-cell>
          <table:table-cell office:value-type="time" office:time-value="PT10H54M54.142S">
            <text:p>10:54:54.14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3365">
            <text:p>13365</text:p>
          </table:table-cell>
          <table:table-cell office:value-type="string">
            <text:p>Success</text:p>
          </table:table-cell>
          <table:table-cell office:value-type="float" office:value="49808">
            <text:p>49808</text:p>
          </table:table-cell>
          <table:table-cell table:number-columns-repeated="1017"/>
        </table:table-row>
        <table:table-row table:style-name="ro1">
          <table:table-cell office:value-type="float" office:value="1368">
            <text:p>1368</text:p>
          </table:table-cell>
          <table:table-cell office:value-type="time" office:time-value="PT10H55M07.489S">
            <text:p>10:55:07.49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145">
            <text:p>145</text:p>
          </table:table-cell>
          <table:table-cell table:number-columns-repeated="1017"/>
        </table:table-row>
        <table:table-row table:style-name="ro1">
          <table:table-cell office:value-type="float" office:value="1369">
            <text:p>1369</text:p>
          </table:table-cell>
          <table:table-cell office:value-type="time" office:time-value="PT10H55M07.478S">
            <text:p>10:55:07.48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70">
            <text:p>1370</text:p>
          </table:table-cell>
          <table:table-cell office:value-type="time" office:time-value="PT10H55M07.527S">
            <text:p>10:55:07.53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145">
            <text:p>145</text:p>
          </table:table-cell>
          <table:table-cell table:number-columns-repeated="1017"/>
        </table:table-row>
        <table:table-row table:style-name="ro1">
          <table:table-cell office:value-type="float" office:value="1371">
            <text:p>1371</text:p>
          </table:table-cell>
          <table:table-cell office:value-type="time" office:time-value="PT10H55M07.552S">
            <text:p>10:55:07.55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72">
            <text:p>1372</text:p>
          </table:table-cell>
          <table:table-cell office:value-type="time" office:time-value="PT10H55M07.586S">
            <text:p>10:55:07.59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145">
            <text:p>145</text:p>
          </table:table-cell>
          <table:table-cell table:number-columns-repeated="1017"/>
        </table:table-row>
        <table:table-row table:style-name="ro1">
          <table:table-cell office:value-type="float" office:value="1373">
            <text:p>1373</text:p>
          </table:table-cell>
          <table:table-cell office:value-type="time" office:time-value="PT10H55M07.594S">
            <text:p>10:55:07.59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74">
            <text:p>1374</text:p>
          </table:table-cell>
          <table:table-cell office:value-type="time" office:time-value="PT10H55M07.476S">
            <text:p>10:55:07.48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228">
            <text:p>228</text:p>
          </table:table-cell>
          <table:table-cell office:value-type="string">
            <text:p>Success</text:p>
          </table:table-cell>
          <table:table-cell office:value-type="float" office:value="16043">
            <text:p>16043</text:p>
          </table:table-cell>
          <table:table-cell table:number-columns-repeated="1017"/>
        </table:table-row>
        <table:table-row table:style-name="ro1">
          <table:table-cell office:value-type="float" office:value="1375">
            <text:p>1375</text:p>
          </table:table-cell>
          <table:table-cell office:value-type="time" office:time-value="PT10H55M07.509S">
            <text:p>10:55:07.51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99">
            <text:p>199</text:p>
          </table:table-cell>
          <table:table-cell office:value-type="string">
            <text:p>Success</text:p>
          </table:table-cell>
          <table:table-cell office:value-type="float" office:value="15412">
            <text:p>15412</text:p>
          </table:table-cell>
          <table:table-cell table:number-columns-repeated="1017"/>
        </table:table-row>
        <table:table-row table:style-name="ro1">
          <table:table-cell office:value-type="float" office:value="1376">
            <text:p>1376</text:p>
          </table:table-cell>
          <table:table-cell office:value-type="time" office:time-value="PT10H55M07.45S">
            <text:p>10:55:07.45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275">
            <text:p>275</text:p>
          </table:table-cell>
          <table:table-cell office:value-type="string">
            <text:p>Success</text:p>
          </table:table-cell>
          <table:table-cell office:value-type="float" office:value="34695">
            <text:p>34695</text:p>
          </table:table-cell>
          <table:table-cell table:number-columns-repeated="1017"/>
        </table:table-row>
        <table:table-row table:style-name="ro1">
          <table:table-cell office:value-type="float" office:value="1377">
            <text:p>1377</text:p>
          </table:table-cell>
          <table:table-cell office:value-type="time" office:time-value="PT10H55M07.706S">
            <text:p>10:55:07.71</text:p>
          </table:table-cell>
          <table:table-cell office:value-type="string">
            <text:p>TC0002_PlannerB 2-27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378">
            <text:p>1378</text:p>
          </table:table-cell>
          <table:table-cell office:value-type="time" office:time-value="PT10H55M07.726S">
            <text:p>10:55:07.73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79">
            <text:p>1379</text:p>
          </table:table-cell>
          <table:table-cell office:value-type="time" office:time-value="PT10H55M07.709S">
            <text:p>10:55:07.71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380">
            <text:p>1380</text:p>
          </table:table-cell>
          <table:table-cell office:value-type="time" office:time-value="PT10H55M07.74S">
            <text:p>10:55:07.74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81">
            <text:p>1381</text:p>
          </table:table-cell>
          <table:table-cell office:value-type="time" office:time-value="PT10H55M07.773S">
            <text:p>10:55:07.77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82">
            <text:p>1382</text:p>
          </table:table-cell>
          <table:table-cell office:value-type="time" office:time-value="PT10H55M07.799S">
            <text:p>10:55:07.80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83">
            <text:p>1383</text:p>
          </table:table-cell>
          <table:table-cell office:value-type="time" office:time-value="PT10H54M53.894S">
            <text:p>10:54:53.89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5390">
            <text:p>15390</text:p>
          </table:table-cell>
          <table:table-cell office:value-type="string">
            <text:p>Success</text:p>
          </table:table-cell>
          <table:table-cell office:value-type="float" office:value="38228">
            <text:p>38228</text:p>
          </table:table-cell>
          <table:table-cell table:number-columns-repeated="1017"/>
        </table:table-row>
        <table:table-row table:style-name="ro1">
          <table:table-cell office:value-type="float" office:value="1384">
            <text:p>1384</text:p>
          </table:table-cell>
          <table:table-cell office:value-type="time" office:time-value="PT10H54M53.38S">
            <text:p>10:54:53.38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5924">
            <text:p>15924</text:p>
          </table:table-cell>
          <table:table-cell office:value-type="string">
            <text:p>Success</text:p>
          </table:table-cell>
          <table:table-cell office:value-type="float" office:value="38228">
            <text:p>38228</text:p>
          </table:table-cell>
          <table:table-cell table:number-columns-repeated="1017"/>
        </table:table-row>
        <table:table-row table:style-name="ro1">
          <table:table-cell office:value-type="float" office:value="1385">
            <text:p>1385</text:p>
          </table:table-cell>
          <table:table-cell office:value-type="time" office:time-value="PT10H54M53.493S">
            <text:p>10:54:53.49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5838">
            <text:p>15838</text:p>
          </table:table-cell>
          <table:table-cell office:value-type="string">
            <text:p>Success</text:p>
          </table:table-cell>
          <table:table-cell office:value-type="float" office:value="38973">
            <text:p>38973</text:p>
          </table:table-cell>
          <table:table-cell table:number-columns-repeated="1017"/>
        </table:table-row>
        <table:table-row table:style-name="ro1">
          <table:table-cell office:value-type="float" office:value="1386">
            <text:p>1386</text:p>
          </table:table-cell>
          <table:table-cell office:value-type="time" office:time-value="PT10H55M05.646S">
            <text:p>10:55:05.65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3693">
            <text:p>3693</text:p>
          </table:table-cell>
          <table:table-cell office:value-type="string">
            <text:p>Success</text:p>
          </table:table-cell>
          <table:table-cell office:value-type="float" office:value="18732">
            <text:p>18732</text:p>
          </table:table-cell>
          <table:table-cell table:number-columns-repeated="1017"/>
        </table:table-row>
        <table:table-row table:style-name="ro1">
          <table:table-cell office:value-type="float" office:value="1387">
            <text:p>1387</text:p>
          </table:table-cell>
          <table:table-cell office:value-type="time" office:time-value="PT10H54M52.831S">
            <text:p>10:54:52.83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6508">
            <text:p>16508</text:p>
          </table:table-cell>
          <table:table-cell office:value-type="string">
            <text:p>Success</text:p>
          </table:table-cell>
          <table:table-cell office:value-type="float" office:value="75897">
            <text:p>75897</text:p>
          </table:table-cell>
          <table:table-cell table:number-columns-repeated="1017"/>
        </table:table-row>
        <table:table-row table:style-name="ro1">
          <table:table-cell office:value-type="float" office:value="1388">
            <text:p>1388</text:p>
          </table:table-cell>
          <table:table-cell office:value-type="time" office:time-value="PT10H54M53.879S">
            <text:p>10:54:53.88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15472">
            <text:p>15472</text:p>
          </table:table-cell>
          <table:table-cell office:value-type="string">
            <text:p>Success</text:p>
          </table:table-cell>
          <table:table-cell office:value-type="float" office:value="38228">
            <text:p>38228</text:p>
          </table:table-cell>
          <table:table-cell table:number-columns-repeated="1017"/>
        </table:table-row>
        <table:table-row table:style-name="ro1">
          <table:table-cell office:value-type="float" office:value="1389">
            <text:p>1389</text:p>
          </table:table-cell>
          <table:table-cell office:value-type="time" office:time-value="PT10H55M05.626S">
            <text:p>10:55:05.63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3730">
            <text:p>3730</text:p>
          </table:table-cell>
          <table:table-cell office:value-type="string">
            <text:p>Success</text:p>
          </table:table-cell>
          <table:table-cell office:value-type="float" office:value="53975">
            <text:p>53975</text:p>
          </table:table-cell>
          <table:table-cell table:number-columns-repeated="1017"/>
        </table:table-row>
        <table:table-row table:style-name="ro1">
          <table:table-cell office:value-type="float" office:value="1390">
            <text:p>1390</text:p>
          </table:table-cell>
          <table:table-cell office:value-type="time" office:time-value="PT10H54M54.311S">
            <text:p>10:54:54.31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5049">
            <text:p>15049</text:p>
          </table:table-cell>
          <table:table-cell office:value-type="string">
            <text:p>Success</text:p>
          </table:table-cell>
          <table:table-cell office:value-type="float" office:value="49657">
            <text:p>49657</text:p>
          </table:table-cell>
          <table:table-cell table:number-columns-repeated="1017"/>
        </table:table-row>
        <table:table-row table:style-name="ro1">
          <table:table-cell office:value-type="float" office:value="1391">
            <text:p>1391</text:p>
          </table:table-cell>
          <table:table-cell office:value-type="time" office:time-value="PT10H55M07.64S">
            <text:p>10:55:07.6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722">
            <text:p>1722</text:p>
          </table:table-cell>
          <table:table-cell office:value-type="string">
            <text:p>Success</text:p>
          </table:table-cell>
          <table:table-cell office:value-type="float" office:value="34695">
            <text:p>34695</text:p>
          </table:table-cell>
          <table:table-cell table:number-columns-repeated="1017"/>
        </table:table-row>
        <table:table-row table:style-name="ro1">
          <table:table-cell office:value-type="float" office:value="1392">
            <text:p>1392</text:p>
          </table:table-cell>
          <table:table-cell office:value-type="time" office:time-value="PT10H54M53.909S">
            <text:p>10:54:53.91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5464">
            <text:p>15464</text:p>
          </table:table-cell>
          <table:table-cell office:value-type="string">
            <text:p>Success</text:p>
          </table:table-cell>
          <table:table-cell office:value-type="float" office:value="38224">
            <text:p>38224</text:p>
          </table:table-cell>
          <table:table-cell table:number-columns-repeated="1017"/>
        </table:table-row>
        <table:table-row table:style-name="ro1">
          <table:table-cell office:value-type="float" office:value="1393">
            <text:p>1393</text:p>
          </table:table-cell>
          <table:table-cell office:value-type="time" office:time-value="PT10H55M09.362S">
            <text:p>10:55:09.36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94">
            <text:p>1394</text:p>
          </table:table-cell>
          <table:table-cell office:value-type="time" office:time-value="PT10H55M09.383S">
            <text:p>10:55:09.38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95">
            <text:p>1395</text:p>
          </table:table-cell>
          <table:table-cell office:value-type="time" office:time-value="PT10H55M09.41S">
            <text:p>10:55:09.41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96">
            <text:p>1396</text:p>
          </table:table-cell>
          <table:table-cell office:value-type="time" office:time-value="PT10H55M09.457S">
            <text:p>10:55:09.46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97">
            <text:p>1397</text:p>
          </table:table-cell>
          <table:table-cell office:value-type="time" office:time-value="PT10H55M01.111S">
            <text:p>10:55:01.11</text:p>
          </table:table-cell>
          <table:table-cell office:value-type="string">
            <text:p>TC0001_PlannerA 1-23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9961">
            <text:p>9961</text:p>
          </table:table-cell>
          <table:table-cell office:value-type="string">
            <text:p>Success</text:p>
          </table:table-cell>
          <table:table-cell office:value-type="float" office:value="31070">
            <text:p>31070</text:p>
          </table:table-cell>
          <table:table-cell table:number-columns-repeated="1017"/>
        </table:table-row>
        <table:table-row table:style-name="ro1">
          <table:table-cell office:value-type="float" office:value="1398">
            <text:p>1398</text:p>
          </table:table-cell>
          <table:table-cell office:value-type="time" office:time-value="PT10H55M03.602S">
            <text:p>10:55:03.60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7543">
            <text:p>7543</text:p>
          </table:table-cell>
          <table:table-cell office:value-type="string">
            <text:p>Success</text:p>
          </table:table-cell>
          <table:table-cell office:value-type="float" office:value="13883">
            <text:p>13883</text:p>
          </table:table-cell>
          <table:table-cell table:number-columns-repeated="1017"/>
        </table:table-row>
        <table:table-row table:style-name="ro1">
          <table:table-cell office:value-type="float" office:value="1399">
            <text:p>1399</text:p>
          </table:table-cell>
          <table:table-cell office:value-type="time" office:time-value="PT10H55M03.652S">
            <text:p>10:55:03.65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7494">
            <text:p>7494</text:p>
          </table:table-cell>
          <table:table-cell office:value-type="string">
            <text:p>Success</text:p>
          </table:table-cell>
          <table:table-cell office:value-type="float" office:value="14463">
            <text:p>14463</text:p>
          </table:table-cell>
          <table:table-cell table:number-columns-repeated="1017"/>
        </table:table-row>
        <table:table-row table:style-name="ro1">
          <table:table-cell office:value-type="float" office:value="1400">
            <text:p>1400</text:p>
          </table:table-cell>
          <table:table-cell office:value-type="time" office:time-value="PT10H55M04.226S">
            <text:p>10:55:04.23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6975">
            <text:p>6975</text:p>
          </table:table-cell>
          <table:table-cell office:value-type="string">
            <text:p>Success</text:p>
          </table:table-cell>
          <table:table-cell office:value-type="float" office:value="13883">
            <text:p>13883</text:p>
          </table:table-cell>
          <table:table-cell table:number-columns-repeated="1017"/>
        </table:table-row>
        <table:table-row table:style-name="ro1">
          <table:table-cell office:value-type="float" office:value="1401">
            <text:p>1401</text:p>
          </table:table-cell>
          <table:table-cell office:value-type="time" office:time-value="PT10H55M00.953S">
            <text:p>10:55:00.95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0250">
            <text:p>10250</text:p>
          </table:table-cell>
          <table:table-cell office:value-type="string">
            <text:p>Success</text:p>
          </table:table-cell>
          <table:table-cell office:value-type="float" office:value="18770">
            <text:p>18770</text:p>
          </table:table-cell>
          <table:table-cell table:number-columns-repeated="1017"/>
        </table:table-row>
        <table:table-row table:style-name="ro1">
          <table:table-cell office:value-type="float" office:value="1402">
            <text:p>1402</text:p>
          </table:table-cell>
          <table:table-cell office:value-type="time" office:time-value="PT10H55M04.552S">
            <text:p>10:55:04.55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6660">
            <text:p>6660</text:p>
          </table:table-cell>
          <table:table-cell office:value-type="string">
            <text:p>Success</text:p>
          </table:table-cell>
          <table:table-cell office:value-type="float" office:value="21955">
            <text:p>21955</text:p>
          </table:table-cell>
          <table:table-cell table:number-columns-repeated="1017"/>
        </table:table-row>
        <table:table-row table:style-name="ro1">
          <table:table-cell office:value-type="float" office:value="1403">
            <text:p>1403</text:p>
          </table:table-cell>
          <table:table-cell office:value-type="time" office:time-value="PT10H55M03.862S">
            <text:p>10:55:03.86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7354">
            <text:p>7354</text:p>
          </table:table-cell>
          <table:table-cell office:value-type="string">
            <text:p>Success</text:p>
          </table:table-cell>
          <table:table-cell office:value-type="float" office:value="13883">
            <text:p>13883</text:p>
          </table:table-cell>
          <table:table-cell table:number-columns-repeated="1017"/>
        </table:table-row>
        <table:table-row table:style-name="ro1">
          <table:table-cell office:value-type="float" office:value="1404">
            <text:p>1404</text:p>
          </table:table-cell>
          <table:table-cell office:value-type="time" office:time-value="PT10H54M53.441S">
            <text:p>10:54:53.44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7788">
            <text:p>17788</text:p>
          </table:table-cell>
          <table:table-cell office:value-type="string">
            <text:p>Success</text:p>
          </table:table-cell>
          <table:table-cell office:value-type="float" office:value="38228">
            <text:p>38228</text:p>
          </table:table-cell>
          <table:table-cell table:number-columns-repeated="1017"/>
        </table:table-row>
        <table:table-row table:style-name="ro1">
          <table:table-cell office:value-type="float" office:value="1405">
            <text:p>1405</text:p>
          </table:table-cell>
          <table:table-cell office:value-type="time" office:time-value="PT10H55M02.39S">
            <text:p>10:55:02.39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8856">
            <text:p>8856</text:p>
          </table:table-cell>
          <table:table-cell office:value-type="string">
            <text:p>Success</text:p>
          </table:table-cell>
          <table:table-cell office:value-type="float" office:value="52579">
            <text:p>52579</text:p>
          </table:table-cell>
          <table:table-cell table:number-columns-repeated="1017"/>
        </table:table-row>
        <table:table-row table:style-name="ro1">
          <table:table-cell office:value-type="float" office:value="1406">
            <text:p>1406</text:p>
          </table:table-cell>
          <table:table-cell office:value-type="time" office:time-value="PT10H55M03.702S">
            <text:p>10:55:03.70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7547">
            <text:p>7547</text:p>
          </table:table-cell>
          <table:table-cell office:value-type="string">
            <text:p>Success</text:p>
          </table:table-cell>
          <table:table-cell office:value-type="float" office:value="13883">
            <text:p>13883</text:p>
          </table:table-cell>
          <table:table-cell table:number-columns-repeated="1017"/>
        </table:table-row>
        <table:table-row table:style-name="ro1">
          <table:table-cell office:value-type="float" office:value="1407">
            <text:p>1407</text:p>
          </table:table-cell>
          <table:table-cell office:value-type="time" office:time-value="PT10H55M05.547S">
            <text:p>10:55:05.55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5704">
            <text:p>5704</text:p>
          </table:table-cell>
          <table:table-cell office:value-type="string">
            <text:p>Success</text:p>
          </table:table-cell>
          <table:table-cell office:value-type="float" office:value="39111">
            <text:p>39111</text:p>
          </table:table-cell>
          <table:table-cell table:number-columns-repeated="1017"/>
        </table:table-row>
        <table:table-row table:style-name="ro1">
          <table:table-cell office:value-type="float" office:value="1408">
            <text:p>1408</text:p>
          </table:table-cell>
          <table:table-cell office:value-type="time" office:time-value="PT10H54M54.042S">
            <text:p>10:54:54.04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7211">
            <text:p>17211</text:p>
          </table:table-cell>
          <table:table-cell office:value-type="string">
            <text:p>Success</text:p>
          </table:table-cell>
          <table:table-cell office:value-type="float" office:value="52417">
            <text:p>52417</text:p>
          </table:table-cell>
          <table:table-cell table:number-columns-repeated="1017"/>
        </table:table-row>
        <table:table-row table:style-name="ro1">
          <table:table-cell office:value-type="float" office:value="1409">
            <text:p>1409</text:p>
          </table:table-cell>
          <table:table-cell office:value-type="time" office:time-value="PT10H55M03.977S">
            <text:p>10:55:03.98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7279">
            <text:p>7279</text:p>
          </table:table-cell>
          <table:table-cell office:value-type="string">
            <text:p>Success</text:p>
          </table:table-cell>
          <table:table-cell office:value-type="float" office:value="14463">
            <text:p>14463</text:p>
          </table:table-cell>
          <table:table-cell table:number-columns-repeated="1017"/>
        </table:table-row>
        <table:table-row table:style-name="ro1">
          <table:table-cell office:value-type="float" office:value="1410">
            <text:p>1410</text:p>
          </table:table-cell>
          <table:table-cell office:value-type="time" office:time-value="PT10H55M09.486S">
            <text:p>10:55:09.49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773">
            <text:p>1773</text:p>
          </table:table-cell>
          <table:table-cell office:value-type="string">
            <text:p>Success</text:p>
          </table:table-cell>
          <table:table-cell office:value-type="float" office:value="34248">
            <text:p>34248</text:p>
          </table:table-cell>
          <table:table-cell table:number-columns-repeated="1017"/>
        </table:table-row>
        <table:table-row table:style-name="ro1">
          <table:table-cell office:value-type="float" office:value="1411">
            <text:p>1411</text:p>
          </table:table-cell>
          <table:table-cell office:value-type="time" office:time-value="PT10H54M54.453S">
            <text:p>10:54:54.45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6820">
            <text:p>16820</text:p>
          </table:table-cell>
          <table:table-cell office:value-type="string">
            <text:p>Success</text:p>
          </table:table-cell>
          <table:table-cell office:value-type="float" office:value="52417">
            <text:p>52417</text:p>
          </table:table-cell>
          <table:table-cell table:number-columns-repeated="1017"/>
        </table:table-row>
        <table:table-row table:style-name="ro1">
          <table:table-cell office:value-type="float" office:value="1412">
            <text:p>1412</text:p>
          </table:table-cell>
          <table:table-cell office:value-type="time" office:time-value="PT10H55M02.868S">
            <text:p>10:55:02.87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8412">
            <text:p>8412</text:p>
          </table:table-cell>
          <table:table-cell office:value-type="string">
            <text:p>Success</text:p>
          </table:table-cell>
          <table:table-cell office:value-type="float" office:value="53014">
            <text:p>53014</text:p>
          </table:table-cell>
          <table:table-cell table:number-columns-repeated="1017"/>
        </table:table-row>
        <table:table-row table:style-name="ro1">
          <table:table-cell office:value-type="float" office:value="1413">
            <text:p>1413</text:p>
          </table:table-cell>
          <table:table-cell office:value-type="time" office:time-value="PT10H55M02.567S">
            <text:p>10:55:02.57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8715">
            <text:p>8715</text:p>
          </table:table-cell>
          <table:table-cell office:value-type="string">
            <text:p>Success</text:p>
          </table:table-cell>
          <table:table-cell office:value-type="float" office:value="49819">
            <text:p>49819</text:p>
          </table:table-cell>
          <table:table-cell table:number-columns-repeated="1017"/>
        </table:table-row>
        <table:table-row table:style-name="ro1">
          <table:table-cell office:value-type="float" office:value="1414">
            <text:p>1414</text:p>
          </table:table-cell>
          <table:table-cell office:value-type="time" office:time-value="PT10H55M02.949S">
            <text:p>10:55:02.95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8335">
            <text:p>8335</text:p>
          </table:table-cell>
          <table:table-cell office:value-type="string">
            <text:p>Success</text:p>
          </table:table-cell>
          <table:table-cell office:value-type="float" office:value="52567">
            <text:p>52567</text:p>
          </table:table-cell>
          <table:table-cell table:number-columns-repeated="1017"/>
        </table:table-row>
        <table:table-row table:style-name="ro1">
          <table:table-cell office:value-type="float" office:value="1415">
            <text:p>1415</text:p>
          </table:table-cell>
          <table:table-cell office:value-type="time" office:time-value="PT10H55M11.248S">
            <text:p>10:55:11.25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16">
            <text:p>1416</text:p>
          </table:table-cell>
          <table:table-cell office:value-type="time" office:time-value="PT10H55M00.841S">
            <text:p>10:55:00.84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0467">
            <text:p>10467</text:p>
          </table:table-cell>
          <table:table-cell office:value-type="string">
            <text:p>Success</text:p>
          </table:table-cell>
          <table:table-cell office:value-type="float" office:value="52493">
            <text:p>52493</text:p>
          </table:table-cell>
          <table:table-cell table:number-columns-repeated="1017"/>
        </table:table-row>
        <table:table-row table:style-name="ro1">
          <table:table-cell office:value-type="float" office:value="1417">
            <text:p>1417</text:p>
          </table:table-cell>
          <table:table-cell office:value-type="time" office:time-value="PT10H55M11.254S">
            <text:p>10:55:11.25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18">
            <text:p>1418</text:p>
          </table:table-cell>
          <table:table-cell office:value-type="time" office:time-value="PT10H54M54.265S">
            <text:p>10:54:54.27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7050">
            <text:p>17050</text:p>
          </table:table-cell>
          <table:table-cell office:value-type="string">
            <text:p>Success</text:p>
          </table:table-cell>
          <table:table-cell office:value-type="float" office:value="75409">
            <text:p>75409</text:p>
          </table:table-cell>
          <table:table-cell table:number-columns-repeated="1017"/>
        </table:table-row>
        <table:table-row table:style-name="ro1">
          <table:table-cell office:value-type="float" office:value="1419">
            <text:p>1419</text:p>
          </table:table-cell>
          <table:table-cell office:value-type="time" office:time-value="PT10H55M05.576S">
            <text:p>10:55:05.58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5740">
            <text:p>5740</text:p>
          </table:table-cell>
          <table:table-cell office:value-type="string">
            <text:p>Success</text:p>
          </table:table-cell>
          <table:table-cell office:value-type="float" office:value="52493">
            <text:p>52493</text:p>
          </table:table-cell>
          <table:table-cell table:number-columns-repeated="1017"/>
        </table:table-row>
        <table:table-row table:style-name="ro1">
          <table:table-cell office:value-type="float" office:value="1420">
            <text:p>1420</text:p>
          </table:table-cell>
          <table:table-cell office:value-type="time" office:time-value="PT10H55M02.74S">
            <text:p>10:55:02.74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8577">
            <text:p>8577</text:p>
          </table:table-cell>
          <table:table-cell office:value-type="string">
            <text:p>Success</text:p>
          </table:table-cell>
          <table:table-cell office:value-type="float" office:value="53975">
            <text:p>53975</text:p>
          </table:table-cell>
          <table:table-cell table:number-columns-repeated="1017"/>
        </table:table-row>
        <table:table-row table:style-name="ro1">
          <table:table-cell office:value-type="float" office:value="1421">
            <text:p>1421</text:p>
          </table:table-cell>
          <table:table-cell office:value-type="time" office:time-value="PT10H55M11.284S">
            <text:p>10:55:11.2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22">
            <text:p>1422</text:p>
          </table:table-cell>
          <table:table-cell office:value-type="time" office:time-value="PT10H55M05.551S">
            <text:p>10:55:05.55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5767">
            <text:p>5767</text:p>
          </table:table-cell>
          <table:table-cell office:value-type="string">
            <text:p>Success</text:p>
          </table:table-cell>
          <table:table-cell office:value-type="float" office:value="53975">
            <text:p>53975</text:p>
          </table:table-cell>
          <table:table-cell table:number-columns-repeated="1017"/>
        </table:table-row>
        <table:table-row table:style-name="ro1">
          <table:table-cell office:value-type="float" office:value="1423">
            <text:p>1423</text:p>
          </table:table-cell>
          <table:table-cell office:value-type="time" office:time-value="PT10H54M54.064S">
            <text:p>10:54:54.06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7256">
            <text:p>17256</text:p>
          </table:table-cell>
          <table:table-cell office:value-type="string">
            <text:p>Success</text:p>
          </table:table-cell>
          <table:table-cell office:value-type="float" office:value="75285">
            <text:p>75285</text:p>
          </table:table-cell>
          <table:table-cell table:number-columns-repeated="1017"/>
        </table:table-row>
        <table:table-row table:style-name="ro1">
          <table:table-cell office:value-type="float" office:value="1424">
            <text:p>1424</text:p>
          </table:table-cell>
          <table:table-cell office:value-type="time" office:time-value="PT10H55M02.386S">
            <text:p>10:55:02.39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8936">
            <text:p>8936</text:p>
          </table:table-cell>
          <table:table-cell office:value-type="string">
            <text:p>Success</text:p>
          </table:table-cell>
          <table:table-cell office:value-type="float" office:value="59402">
            <text:p>59402</text:p>
          </table:table-cell>
          <table:table-cell table:number-columns-repeated="1017"/>
        </table:table-row>
        <table:table-row table:style-name="ro1">
          <table:table-cell office:value-type="float" office:value="1425">
            <text:p>1425</text:p>
          </table:table-cell>
          <table:table-cell office:value-type="time" office:time-value="PT10H55M11.282S">
            <text:p>10:55:11.28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26">
            <text:p>1426</text:p>
          </table:table-cell>
          <table:table-cell office:value-type="time" office:time-value="PT10H55M11.318S">
            <text:p>10:55:11.32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27">
            <text:p>1427</text:p>
          </table:table-cell>
          <table:table-cell office:value-type="time" office:time-value="PT10H55M11.317S">
            <text:p>10:55:11.32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187">
            <text:p>187</text:p>
          </table:table-cell>
          <table:table-cell table:number-columns-repeated="1017"/>
        </table:table-row>
        <table:table-row table:style-name="ro1">
          <table:table-cell office:value-type="float" office:value="1428">
            <text:p>1428</text:p>
          </table:table-cell>
          <table:table-cell office:value-type="time" office:time-value="PT10H55M11.324S">
            <text:p>10:55:11.32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29">
            <text:p>1429</text:p>
          </table:table-cell>
          <table:table-cell office:value-type="time" office:time-value="PT10H55M11.321S">
            <text:p>10:55:11.32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187">
            <text:p>187</text:p>
          </table:table-cell>
          <table:table-cell table:number-columns-repeated="1017"/>
        </table:table-row>
        <table:table-row table:style-name="ro1">
          <table:table-cell office:value-type="float" office:value="1430">
            <text:p>1430</text:p>
          </table:table-cell>
          <table:table-cell office:value-type="time" office:time-value="PT10H55M11.315S">
            <text:p>10:55:11.32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02">
            <text:p>10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31">
            <text:p>1431</text:p>
          </table:table-cell>
          <table:table-cell office:value-type="time" office:time-value="PT10H55M11.293S">
            <text:p>10:55:11.29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32">
            <text:p>1432</text:p>
          </table:table-cell>
          <table:table-cell office:value-type="time" office:time-value="PT10H55M11.368S">
            <text:p>10:55:11.37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33">
            <text:p>1433</text:p>
          </table:table-cell>
          <table:table-cell office:value-type="time" office:time-value="PT10H55M11.369S">
            <text:p>10:55:11.37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187">
            <text:p>187</text:p>
          </table:table-cell>
          <table:table-cell table:number-columns-repeated="1017"/>
        </table:table-row>
        <table:table-row table:style-name="ro1">
          <table:table-cell office:value-type="float" office:value="1434">
            <text:p>1434</text:p>
          </table:table-cell>
          <table:table-cell office:value-type="time" office:time-value="PT10H55M11.375S">
            <text:p>10:55:11.38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35">
            <text:p>1435</text:p>
          </table:table-cell>
          <table:table-cell office:value-type="time" office:time-value="PT10H55M11.419S">
            <text:p>10:55:11.42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36">
            <text:p>1436</text:p>
          </table:table-cell>
          <table:table-cell office:value-type="time" office:time-value="PT10H55M11.418S">
            <text:p>10:55:11.42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37">
            <text:p>1437</text:p>
          </table:table-cell>
          <table:table-cell office:value-type="time" office:time-value="PT10H55M11.451S">
            <text:p>10:55:11.45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187">
            <text:p>187</text:p>
          </table:table-cell>
          <table:table-cell table:number-columns-repeated="1017"/>
        </table:table-row>
        <table:table-row table:style-name="ro1">
          <table:table-cell office:value-type="float" office:value="1438">
            <text:p>1438</text:p>
          </table:table-cell>
          <table:table-cell office:value-type="time" office:time-value="PT10H55M11.378S">
            <text:p>10:55:11.38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23">
            <text:p>123</text:p>
          </table:table-cell>
          <table:table-cell office:value-type="string">
            <text:p>Success</text:p>
          </table:table-cell>
          <table:table-cell office:value-type="float" office:value="187">
            <text:p>187</text:p>
          </table:table-cell>
          <table:table-cell table:number-columns-repeated="1017"/>
        </table:table-row>
        <table:table-row table:style-name="ro1">
          <table:table-cell office:value-type="float" office:value="1439">
            <text:p>1439</text:p>
          </table:table-cell>
          <table:table-cell office:value-type="time" office:time-value="PT10H55M11.453S">
            <text:p>10:55:11.45</text:p>
          </table:table-cell>
          <table:table-cell office:value-type="string">
            <text:p>TC0001_PlannerA 1-22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40">
            <text:p>1440</text:p>
          </table:table-cell>
          <table:table-cell office:value-type="time" office:time-value="PT10H55M11.423S">
            <text:p>10:55:11.42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02">
            <text:p>10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41">
            <text:p>1441</text:p>
          </table:table-cell>
          <table:table-cell office:value-type="time" office:time-value="PT10H55M11.502S">
            <text:p>10:55:11.50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87">
            <text:p>187</text:p>
          </table:table-cell>
          <table:table-cell table:number-columns-repeated="1017"/>
        </table:table-row>
        <table:table-row table:style-name="ro1">
          <table:table-cell office:value-type="float" office:value="1442">
            <text:p>1442</text:p>
          </table:table-cell>
          <table:table-cell office:value-type="time" office:time-value="PT10H55M11.483S">
            <text:p>10:55:11.48</text:p>
          </table:table-cell>
          <table:table-cell office:value-type="string">
            <text:p>TC0001_PlannerA 1-28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43">
            <text:p>1443</text:p>
          </table:table-cell>
          <table:table-cell office:value-type="time" office:time-value="PT10H55M11.494S">
            <text:p>10:55:11.49</text:p>
          </table:table-cell>
          <table:table-cell office:value-type="string">
            <text:p>TC0001_PlannerA 1-29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44">
            <text:p>1444</text:p>
          </table:table-cell>
          <table:table-cell office:value-type="time" office:time-value="PT10H55M02.688S">
            <text:p>10:55:02.69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9198">
            <text:p>9198</text:p>
          </table:table-cell>
          <table:table-cell office:value-type="string">
            <text:p>Success</text:p>
          </table:table-cell>
          <table:table-cell office:value-type="float" office:value="87185">
            <text:p>87185</text:p>
          </table:table-cell>
          <table:table-cell table:number-columns-repeated="1017"/>
        </table:table-row>
        <table:table-row table:style-name="ro1">
          <table:table-cell office:value-type="float" office:value="1445">
            <text:p>1445</text:p>
          </table:table-cell>
          <table:table-cell office:value-type="time" office:time-value="PT10H55M11.888S">
            <text:p>10:55:11.89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446">
            <text:p>1446</text:p>
          </table:table-cell>
          <table:table-cell office:value-type="time" office:time-value="PT10H55M11.526S">
            <text:p>10:55:11.53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706">
            <text:p>706</text:p>
          </table:table-cell>
          <table:table-cell office:value-type="string">
            <text:p>Success</text:p>
          </table:table-cell>
          <table:table-cell office:value-type="float" office:value="35881">
            <text:p>35881</text:p>
          </table:table-cell>
          <table:table-cell table:number-columns-repeated="1017"/>
        </table:table-row>
        <table:table-row table:style-name="ro1">
          <table:table-cell office:value-type="float" office:value="1447">
            <text:p>1447</text:p>
          </table:table-cell>
          <table:table-cell office:value-type="time" office:time-value="PT10H55M11.547S">
            <text:p>10:55:11.55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685">
            <text:p>685</text:p>
          </table:table-cell>
          <table:table-cell office:value-type="string">
            <text:p>Success</text:p>
          </table:table-cell>
          <table:table-cell office:value-type="float" office:value="35881">
            <text:p>35881</text:p>
          </table:table-cell>
          <table:table-cell table:number-columns-repeated="1017"/>
        </table:table-row>
        <table:table-row table:style-name="ro1">
          <table:table-cell office:value-type="float" office:value="1448">
            <text:p>1448</text:p>
          </table:table-cell>
          <table:table-cell office:value-type="time" office:time-value="PT10H55M11.523S">
            <text:p>10:55:11.52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711">
            <text:p>711</text:p>
          </table:table-cell>
          <table:table-cell office:value-type="string">
            <text:p>Success</text:p>
          </table:table-cell>
          <table:table-cell office:value-type="float" office:value="36328">
            <text:p>36328</text:p>
          </table:table-cell>
          <table:table-cell table:number-columns-repeated="1017"/>
        </table:table-row>
        <table:table-row table:style-name="ro1">
          <table:table-cell office:value-type="float" office:value="1449">
            <text:p>1449</text:p>
          </table:table-cell>
          <table:table-cell office:value-type="time" office:time-value="PT10H55M11.561S">
            <text:p>10:55:11.56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677">
            <text:p>677</text:p>
          </table:table-cell>
          <table:table-cell office:value-type="string">
            <text:p>Success</text:p>
          </table:table-cell>
          <table:table-cell office:value-type="float" office:value="35881">
            <text:p>35881</text:p>
          </table:table-cell>
          <table:table-cell table:number-columns-repeated="1017"/>
        </table:table-row>
        <table:table-row table:style-name="ro1">
          <table:table-cell office:value-type="float" office:value="1450">
            <text:p>1450</text:p>
          </table:table-cell>
          <table:table-cell office:value-type="time" office:time-value="PT10H55M11.309S">
            <text:p>10:55:11.31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731">
            <text:p>1731</text:p>
          </table:table-cell>
          <table:table-cell office:value-type="string">
            <text:p>Success</text:p>
          </table:table-cell>
          <table:table-cell office:value-type="float" office:value="16043">
            <text:p>16043</text:p>
          </table:table-cell>
          <table:table-cell table:number-columns-repeated="1017"/>
        </table:table-row>
        <table:table-row table:style-name="ro1">
          <table:table-cell office:value-type="float" office:value="1451">
            <text:p>1451</text:p>
          </table:table-cell>
          <table:table-cell office:value-type="time" office:time-value="PT10H55M11.286S">
            <text:p>10:55:11.29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762">
            <text:p>1762</text:p>
          </table:table-cell>
          <table:table-cell office:value-type="string">
            <text:p>Success</text:p>
          </table:table-cell>
          <table:table-cell office:value-type="float" office:value="34248">
            <text:p>34248</text:p>
          </table:table-cell>
          <table:table-cell table:number-columns-repeated="1017"/>
        </table:table-row>
        <table:table-row table:style-name="ro1">
          <table:table-cell office:value-type="float" office:value="1452">
            <text:p>1452</text:p>
          </table:table-cell>
          <table:table-cell office:value-type="time" office:time-value="PT10H55M11.275S">
            <text:p>10:55:11.28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775">
            <text:p>1775</text:p>
          </table:table-cell>
          <table:table-cell office:value-type="string">
            <text:p>Success</text:p>
          </table:table-cell>
          <table:table-cell office:value-type="float" office:value="34248">
            <text:p>34248</text:p>
          </table:table-cell>
          <table:table-cell table:number-columns-repeated="1017"/>
        </table:table-row>
        <table:table-row table:style-name="ro1">
          <table:table-cell office:value-type="float" office:value="1453">
            <text:p>1453</text:p>
          </table:table-cell>
          <table:table-cell office:value-type="time" office:time-value="PT10H55M13.042S">
            <text:p>10:55:13.04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454">
            <text:p>1454</text:p>
          </table:table-cell>
          <table:table-cell office:value-type="time" office:time-value="PT10H55M13.05S">
            <text:p>10:55:13.05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55">
            <text:p>1455</text:p>
          </table:table-cell>
          <table:table-cell office:value-type="time" office:time-value="PT10H55M13.052S">
            <text:p>10:55:13.05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56">
            <text:p>1456</text:p>
          </table:table-cell>
          <table:table-cell office:value-type="time" office:time-value="PT10H55M13.099S">
            <text:p>10:55:13.10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57">
            <text:p>1457</text:p>
          </table:table-cell>
          <table:table-cell office:value-type="time" office:time-value="PT10H55M13.11S">
            <text:p>10:55:13.11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58">
            <text:p>1458</text:p>
          </table:table-cell>
          <table:table-cell office:value-type="time" office:time-value="PT10H55M13.136S">
            <text:p>10:55:13.14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59">
            <text:p>1459</text:p>
          </table:table-cell>
          <table:table-cell office:value-type="time" office:time-value="PT10H55M13.143S">
            <text:p>10:55:13.14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60">
            <text:p>1460</text:p>
          </table:table-cell>
          <table:table-cell office:value-type="time" office:time-value="PT10H55M13.166S">
            <text:p>10:55:13.17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61">
            <text:p>1461</text:p>
          </table:table-cell>
          <table:table-cell office:value-type="time" office:time-value="PT10H55M13.186S">
            <text:p>10:55:13.19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62">
            <text:p>1462</text:p>
          </table:table-cell>
          <table:table-cell office:value-type="time" office:time-value="PT10H55M11.253S">
            <text:p>10:55:11.25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2100">
            <text:p>2100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463">
            <text:p>1463</text:p>
          </table:table-cell>
          <table:table-cell office:value-type="time" office:time-value="PT10H55M13.354S">
            <text:p>10:55:13.35</text:p>
          </table:table-cell>
          <table:table-cell office:value-type="string">
            <text:p>TC0003_PlannerC 3-7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64">
            <text:p>1464</text:p>
          </table:table-cell>
          <table:table-cell office:value-type="time" office:time-value="PT10H55M13.364S">
            <text:p>10:55:13.36</text:p>
          </table:table-cell>
          <table:table-cell office:value-type="string">
            <text:p>TC0003_PlannerC 3-7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65">
            <text:p>1465</text:p>
          </table:table-cell>
          <table:table-cell office:value-type="time" office:time-value="PT10H55M13.368S">
            <text:p>10:55:13.37</text:p>
          </table:table-cell>
          <table:table-cell office:value-type="string">
            <text:p>TC0003_PlannerC 3-7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66">
            <text:p>1466</text:p>
          </table:table-cell>
          <table:table-cell office:value-type="time" office:time-value="PT10H55M03.272S">
            <text:p>10:55:03.27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0968">
            <text:p>10968</text:p>
          </table:table-cell>
          <table:table-cell office:value-type="string">
            <text:p>Success</text:p>
          </table:table-cell>
          <table:table-cell office:value-type="float" office:value="52567">
            <text:p>52567</text:p>
          </table:table-cell>
          <table:table-cell table:number-columns-repeated="1017"/>
        </table:table-row>
        <table:table-row table:style-name="ro1">
          <table:table-cell office:value-type="float" office:value="1467">
            <text:p>1467</text:p>
          </table:table-cell>
          <table:table-cell office:value-type="time" office:time-value="PT10H55M14.242S">
            <text:p>10:55:14.24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68">
            <text:p>1468</text:p>
          </table:table-cell>
          <table:table-cell office:value-type="time" office:time-value="PT10H55M14.256S">
            <text:p>10:55:14.26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69">
            <text:p>1469</text:p>
          </table:table-cell>
          <table:table-cell office:value-type="time" office:time-value="PT10H55M14.291S">
            <text:p>10:55:14.29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70">
            <text:p>1470</text:p>
          </table:table-cell>
          <table:table-cell office:value-type="time" office:time-value="PT10H55M14.325S">
            <text:p>10:55:14.33</text:p>
          </table:table-cell>
          <table:table-cell office:value-type="string">
            <text:p>TC0001_PlannerA 1-26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71">
            <text:p>1471</text:p>
          </table:table-cell>
          <table:table-cell office:value-type="time" office:time-value="PT10H55M03.674S">
            <text:p>10:55:03.67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1183">
            <text:p>11183</text:p>
          </table:table-cell>
          <table:table-cell office:value-type="string">
            <text:p>Success</text:p>
          </table:table-cell>
          <table:table-cell office:value-type="float" office:value="83250">
            <text:p>83250</text:p>
          </table:table-cell>
          <table:table-cell table:number-columns-repeated="1017"/>
        </table:table-row>
        <table:table-row table:style-name="ro1">
          <table:table-cell office:value-type="float" office:value="1472">
            <text:p>1472</text:p>
          </table:table-cell>
          <table:table-cell office:value-type="time" office:time-value="PT10H55M14.859S">
            <text:p>10:55:14.86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473">
            <text:p>1473</text:p>
          </table:table-cell>
          <table:table-cell office:value-type="time" office:time-value="PT10H55M14.897S">
            <text:p>10:55:14.90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474">
            <text:p>1474</text:p>
          </table:table-cell>
          <table:table-cell office:value-type="time" office:time-value="PT10H55M00.824S">
            <text:p>10:55:00.82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4134">
            <text:p>14134</text:p>
          </table:table-cell>
          <table:table-cell office:value-type="string">
            <text:p>Success</text:p>
          </table:table-cell>
          <table:table-cell office:value-type="float" office:value="74783">
            <text:p>74783</text:p>
          </table:table-cell>
          <table:table-cell table:number-columns-repeated="1017"/>
        </table:table-row>
        <table:table-row table:style-name="ro1">
          <table:table-cell office:value-type="float" office:value="1475">
            <text:p>1475</text:p>
          </table:table-cell>
          <table:table-cell office:value-type="time" office:time-value="PT10H55M11.147S">
            <text:p>10:55:11.15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3812">
            <text:p>3812</text:p>
          </table:table-cell>
          <table:table-cell office:value-type="string">
            <text:p>Success</text:p>
          </table:table-cell>
          <table:table-cell office:value-type="float" office:value="51290">
            <text:p>51290</text:p>
          </table:table-cell>
          <table:table-cell table:number-columns-repeated="1017"/>
        </table:table-row>
        <table:table-row table:style-name="ro1">
          <table:table-cell office:value-type="float" office:value="1476">
            <text:p>1476</text:p>
          </table:table-cell>
          <table:table-cell office:value-type="time" office:time-value="PT10H55M14.357S">
            <text:p>10:55:14.36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615">
            <text:p>615</text:p>
          </table:table-cell>
          <table:table-cell office:value-type="string">
            <text:p>Success</text:p>
          </table:table-cell>
          <table:table-cell office:value-type="float" office:value="34248">
            <text:p>34248</text:p>
          </table:table-cell>
          <table:table-cell table:number-columns-repeated="1017"/>
        </table:table-row>
        <table:table-row table:style-name="ro1">
          <table:table-cell office:value-type="float" office:value="1477">
            <text:p>1477</text:p>
          </table:table-cell>
          <table:table-cell office:value-type="time" office:time-value="PT10H55M14.929S">
            <text:p>10:55:14.93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271">
            <text:p>271</text:p>
          </table:table-cell>
          <table:table-cell table:number-columns-repeated="1017"/>
        </table:table-row>
        <table:table-row table:style-name="ro1">
          <table:table-cell office:value-type="float" office:value="1478">
            <text:p>1478</text:p>
          </table:table-cell>
          <table:table-cell office:value-type="time" office:time-value="PT10H55M14.994S">
            <text:p>10:55:14.99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71">
            <text:p>271</text:p>
          </table:table-cell>
          <table:table-cell table:number-columns-repeated="1017"/>
        </table:table-row>
        <table:table-row table:style-name="ro1">
          <table:table-cell office:value-type="float" office:value="1479">
            <text:p>1479</text:p>
          </table:table-cell>
          <table:table-cell office:value-type="time" office:time-value="PT10H55M11.318S">
            <text:p>10:55:11.32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4832">
            <text:p>4832</text:p>
          </table:table-cell>
          <table:table-cell office:value-type="string">
            <text:p>Success</text:p>
          </table:table-cell>
          <table:table-cell office:value-type="float" office:value="16043">
            <text:p>16043</text:p>
          </table:table-cell>
          <table:table-cell table:number-columns-repeated="1017"/>
        </table:table-row>
        <table:table-row table:style-name="ro1">
          <table:table-cell office:value-type="float" office:value="1480">
            <text:p>1480</text:p>
          </table:table-cell>
          <table:table-cell office:value-type="time" office:time-value="PT10H55M16.151S">
            <text:p>10:55:16.15</text:p>
          </table:table-cell>
          <table:table-cell office:value-type="string">
            <text:p>TC0002_PlannerB 2-26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481">
            <text:p>1481</text:p>
          </table:table-cell>
          <table:table-cell office:value-type="time" office:time-value="PT10H55M07.444S">
            <text:p>10:55:07.44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11377">
            <text:p>11377</text:p>
          </table:table-cell>
          <table:table-cell office:value-type="string">
            <text:p>Success</text:p>
          </table:table-cell>
          <table:table-cell office:value-type="float" office:value="18731">
            <text:p>18731</text:p>
          </table:table-cell>
          <table:table-cell table:number-columns-repeated="1017"/>
        </table:table-row>
        <table:table-row table:style-name="ro1">
          <table:table-cell office:value-type="float" office:value="1482">
            <text:p>1482</text:p>
          </table:table-cell>
          <table:table-cell office:value-type="time" office:time-value="PT10H55M00.84S">
            <text:p>10:55:00.84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8060">
            <text:p>18060</text:p>
          </table:table-cell>
          <table:table-cell office:value-type="string">
            <text:p>Success</text:p>
          </table:table-cell>
          <table:table-cell office:value-type="float" office:value="52481">
            <text:p>52481</text:p>
          </table:table-cell>
          <table:table-cell table:number-columns-repeated="1017"/>
        </table:table-row>
        <table:table-row table:style-name="ro1">
          <table:table-cell office:value-type="float" office:value="1483">
            <text:p>1483</text:p>
          </table:table-cell>
          <table:table-cell office:value-type="time" office:time-value="PT10H54M54.066S">
            <text:p>10:54:54.07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24868">
            <text:p>24868</text:p>
          </table:table-cell>
          <table:table-cell office:value-type="string">
            <text:p>Success</text:p>
          </table:table-cell>
          <table:table-cell office:value-type="float" office:value="38228">
            <text:p>38228</text:p>
          </table:table-cell>
          <table:table-cell table:number-columns-repeated="1017"/>
        </table:table-row>
        <table:table-row table:style-name="ro1">
          <table:table-cell office:value-type="float" office:value="1484">
            <text:p>1484</text:p>
          </table:table-cell>
          <table:table-cell office:value-type="time" office:time-value="PT10H55M03.445S">
            <text:p>10:55:03.45</text:p>
          </table:table-cell>
          <table:table-cell office:value-type="string">
            <text:p>TC0002_PlannerB 2-21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5496">
            <text:p>15496</text:p>
          </table:table-cell>
          <table:table-cell office:value-type="string">
            <text:p>Success</text:p>
          </table:table-cell>
          <table:table-cell office:value-type="float" office:value="59428">
            <text:p>59428</text:p>
          </table:table-cell>
          <table:table-cell table:number-columns-repeated="1017"/>
        </table:table-row>
        <table:table-row table:style-name="ro1">
          <table:table-cell office:value-type="float" office:value="1485">
            <text:p>1485</text:p>
          </table:table-cell>
          <table:table-cell office:value-type="time" office:time-value="PT10H55M05.64S">
            <text:p>10:55:05.64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13305">
            <text:p>13305</text:p>
          </table:table-cell>
          <table:table-cell office:value-type="string">
            <text:p>Success</text:p>
          </table:table-cell>
          <table:table-cell office:value-type="float" office:value="38228">
            <text:p>38228</text:p>
          </table:table-cell>
          <table:table-cell table:number-columns-repeated="1017"/>
        </table:table-row>
        <table:table-row table:style-name="ro1">
          <table:table-cell office:value-type="float" office:value="1486">
            <text:p>1486</text:p>
          </table:table-cell>
          <table:table-cell office:value-type="time" office:time-value="PT10H55M03.517S">
            <text:p>10:55:03.52</text:p>
          </table:table-cell>
          <table:table-cell office:value-type="string">
            <text:p>TC0002_PlannerB 2-25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5435">
            <text:p>15435</text:p>
          </table:table-cell>
          <table:table-cell office:value-type="string">
            <text:p>Success</text:p>
          </table:table-cell>
          <table:table-cell office:value-type="float" office:value="58683">
            <text:p>58683</text:p>
          </table:table-cell>
          <table:table-cell table:number-columns-repeated="1017"/>
        </table:table-row>
        <table:table-row table:style-name="ro1">
          <table:table-cell office:value-type="float" office:value="1487">
            <text:p>1487</text:p>
          </table:table-cell>
          <table:table-cell office:value-type="time" office:time-value="PT10H54M55.141S">
            <text:p>10:54:55.14</text:p>
          </table:table-cell>
          <table:table-cell office:value-type="string">
            <text:p>TC0002_PlannerB 2-24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3820">
            <text:p>23820</text:p>
          </table:table-cell>
          <table:table-cell office:value-type="string">
            <text:p>Success</text:p>
          </table:table-cell>
          <table:table-cell office:value-type="float" office:value="31070">
            <text:p>31070</text:p>
          </table:table-cell>
          <table:table-cell table:number-columns-repeated="1017"/>
        </table:table-row>
        <table:table-row table:style-name="ro1">
          <table:table-cell office:value-type="float" office:value="1488">
            <text:p>1488</text:p>
          </table:table-cell>
          <table:table-cell office:value-type="time" office:time-value="PT10H55M07.625S">
            <text:p>10:55:07.63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1353">
            <text:p>11353</text:p>
          </table:table-cell>
          <table:table-cell office:value-type="string">
            <text:p>Success</text:p>
          </table:table-cell>
          <table:table-cell office:value-type="float" office:value="31070">
            <text:p>31070</text:p>
          </table:table-cell>
          <table:table-cell table:number-columns-repeated="1017"/>
        </table:table-row>
        <table:table-row table:style-name="ro1">
          <table:table-cell office:value-type="float" office:value="1489">
            <text:p>1489</text:p>
          </table:table-cell>
          <table:table-cell office:value-type="time" office:time-value="PT10H55M11.214S">
            <text:p>10:55:11.21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7778">
            <text:p>7778</text:p>
          </table:table-cell>
          <table:table-cell office:value-type="string">
            <text:p>Success</text:p>
          </table:table-cell>
          <table:table-cell office:value-type="float" office:value="38224">
            <text:p>38224</text:p>
          </table:table-cell>
          <table:table-cell table:number-columns-repeated="1017"/>
        </table:table-row>
        <table:table-row table:style-name="ro1">
          <table:table-cell office:value-type="float" office:value="1490">
            <text:p>1490</text:p>
          </table:table-cell>
          <table:table-cell office:value-type="time" office:time-value="PT10H54M54.228S">
            <text:p>10:54:54.23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24774">
            <text:p>24774</text:p>
          </table:table-cell>
          <table:table-cell office:value-type="string">
            <text:p>Success</text:p>
          </table:table-cell>
          <table:table-cell office:value-type="float" office:value="50102">
            <text:p>50102</text:p>
          </table:table-cell>
          <table:table-cell table:number-columns-repeated="1017"/>
        </table:table-row>
        <table:table-row table:style-name="ro1">
          <table:table-cell office:value-type="float" office:value="1491">
            <text:p>1491</text:p>
          </table:table-cell>
          <table:table-cell office:value-type="time" office:time-value="PT10H54M54.887S">
            <text:p>10:54:54.89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4115">
            <text:p>24115</text:p>
          </table:table-cell>
          <table:table-cell office:value-type="string">
            <text:p>Success</text:p>
          </table:table-cell>
          <table:table-cell office:value-type="float" office:value="53026">
            <text:p>53026</text:p>
          </table:table-cell>
          <table:table-cell table:number-columns-repeated="1017"/>
        </table:table-row>
        <table:table-row table:style-name="ro1">
          <table:table-cell office:value-type="float" office:value="1492">
            <text:p>1492</text:p>
          </table:table-cell>
          <table:table-cell office:value-type="time" office:time-value="PT10H54M55.033S">
            <text:p>10:54:55.03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23980">
            <text:p>23980</text:p>
          </table:table-cell>
          <table:table-cell office:value-type="string">
            <text:p>Success</text:p>
          </table:table-cell>
          <table:table-cell office:value-type="float" office:value="53026">
            <text:p>53026</text:p>
          </table:table-cell>
          <table:table-cell table:number-columns-repeated="1017"/>
        </table:table-row>
        <table:table-row table:style-name="ro1">
          <table:table-cell office:value-type="float" office:value="1493">
            <text:p>1493</text:p>
          </table:table-cell>
          <table:table-cell office:value-type="time" office:time-value="PT10H54M54.801S">
            <text:p>10:54:54.80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4230">
            <text:p>24230</text:p>
          </table:table-cell>
          <table:table-cell office:value-type="string">
            <text:p>Success</text:p>
          </table:table-cell>
          <table:table-cell office:value-type="float" office:value="74552">
            <text:p>74552</text:p>
          </table:table-cell>
          <table:table-cell table:number-columns-repeated="1017"/>
        </table:table-row>
        <table:table-row table:style-name="ro1">
          <table:table-cell office:value-type="float" office:value="1494">
            <text:p>1494</text:p>
          </table:table-cell>
          <table:table-cell office:value-type="time" office:time-value="PT10H55M19.003S">
            <text:p>10:55:19.00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95">
            <text:p>1495</text:p>
          </table:table-cell>
          <table:table-cell office:value-type="time" office:time-value="PT10H55M03.471S">
            <text:p>10:55:03.47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5571">
            <text:p>15571</text:p>
          </table:table-cell>
          <table:table-cell office:value-type="string">
            <text:p>Success</text:p>
          </table:table-cell>
          <table:table-cell office:value-type="float" office:value="26256">
            <text:p>26256</text:p>
          </table:table-cell>
          <table:table-cell table:number-columns-repeated="1017"/>
        </table:table-row>
        <table:table-row table:style-name="ro1">
          <table:table-cell office:value-type="float" office:value="1496">
            <text:p>1496</text:p>
          </table:table-cell>
          <table:table-cell office:value-type="time" office:time-value="PT10H54M55.135S">
            <text:p>10:54:55.14</text:p>
          </table:table-cell>
          <table:table-cell office:value-type="string">
            <text:p>TC0002_PlannerB 2-29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3908">
            <text:p>23908</text:p>
          </table:table-cell>
          <table:table-cell office:value-type="string">
            <text:p>Success</text:p>
          </table:table-cell>
          <table:table-cell office:value-type="float" office:value="58657">
            <text:p>58657</text:p>
          </table:table-cell>
          <table:table-cell table:number-columns-repeated="1017"/>
        </table:table-row>
        <table:table-row table:style-name="ro1">
          <table:table-cell office:value-type="float" office:value="1497">
            <text:p>1497</text:p>
          </table:table-cell>
          <table:table-cell office:value-type="time" office:time-value="PT10H55M11.502S">
            <text:p>10:55:11.50</text:p>
          </table:table-cell>
          <table:table-cell office:value-type="string">
            <text:p>TC0001_PlannerA 1-25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7549">
            <text:p>7549</text:p>
          </table:table-cell>
          <table:table-cell office:value-type="string">
            <text:p>Success</text:p>
          </table:table-cell>
          <table:table-cell office:value-type="float" office:value="26572">
            <text:p>26572</text:p>
          </table:table-cell>
          <table:table-cell table:number-columns-repeated="1017"/>
        </table:table-row>
        <table:table-row table:style-name="ro1">
          <table:table-cell office:value-type="float" office:value="1498">
            <text:p>1498</text:p>
          </table:table-cell>
          <table:table-cell office:value-type="time" office:time-value="PT10H55M19.014S">
            <text:p>10:55:19.01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99">
            <text:p>1499</text:p>
          </table:table-cell>
          <table:table-cell office:value-type="time" office:time-value="PT10H55M11.323S">
            <text:p>10:55:11.32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7734">
            <text:p>7734</text:p>
          </table:table-cell>
          <table:table-cell office:value-type="string">
            <text:p>Success</text:p>
          </table:table-cell>
          <table:table-cell office:value-type="float" office:value="18731">
            <text:p>18731</text:p>
          </table:table-cell>
          <table:table-cell table:number-columns-repeated="1017"/>
        </table:table-row>
        <table:table-row table:style-name="ro1">
          <table:table-cell office:value-type="float" office:value="1500">
            <text:p>1500</text:p>
          </table:table-cell>
          <table:table-cell office:value-type="time" office:time-value="PT10H55M07.358S">
            <text:p>10:55:07.36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1712">
            <text:p>11712</text:p>
          </table:table-cell>
          <table:table-cell office:value-type="string">
            <text:p>Success</text:p>
          </table:table-cell>
          <table:table-cell office:value-type="float" office:value="52491">
            <text:p>52491</text:p>
          </table:table-cell>
          <table:table-cell table:number-columns-repeated="1017"/>
        </table:table-row>
        <table:table-row table:style-name="ro1">
          <table:table-cell office:value-type="float" office:value="1501">
            <text:p>1501</text:p>
          </table:table-cell>
          <table:table-cell office:value-type="time" office:time-value="PT10H55M11.202S">
            <text:p>10:55:11.20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7870">
            <text:p>7870</text:p>
          </table:table-cell>
          <table:table-cell office:value-type="string">
            <text:p>Success</text:p>
          </table:table-cell>
          <table:table-cell office:value-type="float" office:value="51290">
            <text:p>51290</text:p>
          </table:table-cell>
          <table:table-cell table:number-columns-repeated="1017"/>
        </table:table-row>
        <table:table-row table:style-name="ro1">
          <table:table-cell office:value-type="float" office:value="1502">
            <text:p>1502</text:p>
          </table:table-cell>
          <table:table-cell office:value-type="time" office:time-value="PT10H55M07.42S">
            <text:p>10:55:07.42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1654">
            <text:p>11654</text:p>
          </table:table-cell>
          <table:table-cell office:value-type="string">
            <text:p>Success</text:p>
          </table:table-cell>
          <table:table-cell office:value-type="float" office:value="49808">
            <text:p>49808</text:p>
          </table:table-cell>
          <table:table-cell table:number-columns-repeated="1017"/>
        </table:table-row>
        <table:table-row table:style-name="ro1">
          <table:table-cell office:value-type="float" office:value="1503">
            <text:p>1503</text:p>
          </table:table-cell>
          <table:table-cell office:value-type="time" office:time-value="PT10H55M11.25S">
            <text:p>10:55:11.25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7828">
            <text:p>7828</text:p>
          </table:table-cell>
          <table:table-cell office:value-type="string">
            <text:p>Success</text:p>
          </table:table-cell>
          <table:table-cell office:value-type="float" office:value="49808">
            <text:p>49808</text:p>
          </table:table-cell>
          <table:table-cell table:number-columns-repeated="1017"/>
        </table:table-row>
        <table:table-row table:style-name="ro1">
          <table:table-cell office:value-type="float" office:value="1504">
            <text:p>1504</text:p>
          </table:table-cell>
          <table:table-cell office:value-type="time" office:time-value="PT10H55M09.34S">
            <text:p>10:55:09.34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9740">
            <text:p>9740</text:p>
          </table:table-cell>
          <table:table-cell office:value-type="string">
            <text:p>Success</text:p>
          </table:table-cell>
          <table:table-cell office:value-type="float" office:value="66142">
            <text:p>66142</text:p>
          </table:table-cell>
          <table:table-cell table:number-columns-repeated="1017"/>
        </table:table-row>
        <table:table-row table:style-name="ro1">
          <table:table-cell office:value-type="float" office:value="1505">
            <text:p>1505</text:p>
          </table:table-cell>
          <table:table-cell office:value-type="time" office:time-value="PT10H55M02.741S">
            <text:p>10:55:02.74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6342">
            <text:p>16342</text:p>
          </table:table-cell>
          <table:table-cell office:value-type="string">
            <text:p>Success</text:p>
          </table:table-cell>
          <table:table-cell office:value-type="float" office:value="74779">
            <text:p>74779</text:p>
          </table:table-cell>
          <table:table-cell table:number-columns-repeated="1017"/>
        </table:table-row>
        <table:table-row table:style-name="ro1">
          <table:table-cell office:value-type="float" office:value="1506">
            <text:p>1506</text:p>
          </table:table-cell>
          <table:table-cell office:value-type="time" office:time-value="PT10H55M19.003S">
            <text:p>10:55:19.00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136">
            <text:p>13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07">
            <text:p>1507</text:p>
          </table:table-cell>
          <table:table-cell office:value-type="time" office:time-value="PT10H55M19.033S">
            <text:p>10:55:19.03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30">
            <text:p>130</text:p>
          </table:table-cell>
          <table:table-cell office:value-type="string">
            <text:p>Success</text:p>
          </table:table-cell>
          <table:table-cell office:value-type="float" office:value="313">
            <text:p>313</text:p>
          </table:table-cell>
          <table:table-cell table:number-columns-repeated="1017"/>
        </table:table-row>
        <table:table-row table:style-name="ro1">
          <table:table-cell office:value-type="float" office:value="1508">
            <text:p>1508</text:p>
          </table:table-cell>
          <table:table-cell office:value-type="time" office:time-value="PT10H55M19.053S">
            <text:p>10:55:19.05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15">
            <text:p>11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09">
            <text:p>1509</text:p>
          </table:table-cell>
          <table:table-cell office:value-type="time" office:time-value="PT10H55M19.041S">
            <text:p>10:55:19.04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54">
            <text:p>15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10">
            <text:p>1510</text:p>
          </table:table-cell>
          <table:table-cell office:value-type="time" office:time-value="PT10H55M19.144S">
            <text:p>10:55:19.14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11">
            <text:p>1511</text:p>
          </table:table-cell>
          <table:table-cell office:value-type="time" office:time-value="PT10H55M19.164S">
            <text:p>10:55:19.16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313">
            <text:p>313</text:p>
          </table:table-cell>
          <table:table-cell table:number-columns-repeated="1017"/>
        </table:table-row>
        <table:table-row table:style-name="ro1">
          <table:table-cell office:value-type="float" office:value="1512">
            <text:p>1512</text:p>
          </table:table-cell>
          <table:table-cell office:value-type="time" office:time-value="PT10H55M19.196S">
            <text:p>10:55:19.20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13">
            <text:p>1513</text:p>
          </table:table-cell>
          <table:table-cell office:value-type="time" office:time-value="PT10H55M19.169S">
            <text:p>10:55:19.17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14">
            <text:p>1514</text:p>
          </table:table-cell>
          <table:table-cell office:value-type="time" office:time-value="PT10H55M19.218S">
            <text:p>10:55:19.22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15">
            <text:p>1515</text:p>
          </table:table-cell>
          <table:table-cell office:value-type="time" office:time-value="PT10H55M19.256S">
            <text:p>10:55:19.26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16">
            <text:p>1516</text:p>
          </table:table-cell>
          <table:table-cell office:value-type="time" office:time-value="PT10H55M19.245S">
            <text:p>10:55:19.25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313">
            <text:p>313</text:p>
          </table:table-cell>
          <table:table-cell table:number-columns-repeated="1017"/>
        </table:table-row>
        <table:table-row table:style-name="ro1">
          <table:table-cell office:value-type="float" office:value="1517">
            <text:p>1517</text:p>
          </table:table-cell>
          <table:table-cell office:value-type="time" office:time-value="PT10H55M19.266S">
            <text:p>10:55:19.27</text:p>
          </table:table-cell>
          <table:table-cell office:value-type="string">
            <text:p>TC0001_PlannerA 1-30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18">
            <text:p>1518</text:p>
          </table:table-cell>
          <table:table-cell office:value-type="time" office:time-value="PT10H55M19.297S">
            <text:p>10:55:19.30</text:p>
          </table:table-cell>
          <table:table-cell office:value-type="string">
            <text:p>TC0001_PlannerA 1-24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19">
            <text:p>1519</text:p>
          </table:table-cell>
          <table:table-cell office:value-type="time" office:time-value="PT10H55M18.993S">
            <text:p>10:55:18.99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877">
            <text:p>2877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520">
            <text:p>1520</text:p>
          </table:table-cell>
          <table:table-cell office:value-type="time" office:time-value="PT10H55M21.871S">
            <text:p>10:55:21.87</text:p>
          </table:table-cell>
          <table:table-cell office:value-type="string">
            <text:p>TC0003_PlannerC 3-16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21">
            <text:p>1521</text:p>
          </table:table-cell>
          <table:table-cell office:value-type="time" office:time-value="PT10H55M21.878S">
            <text:p>10:55:21.88</text:p>
          </table:table-cell>
          <table:table-cell office:value-type="string">
            <text:p>TC0003_PlannerC 3-16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22">
            <text:p>1522</text:p>
          </table:table-cell>
          <table:table-cell office:value-type="time" office:time-value="PT10H55M21.883S">
            <text:p>10:55:21.88</text:p>
          </table:table-cell>
          <table:table-cell office:value-type="string">
            <text:p>TC0003_PlannerC 3-1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23">
            <text:p>1523</text:p>
          </table:table-cell>
          <table:table-cell office:value-type="time" office:time-value="PT10H55M07.434S">
            <text:p>10:55:07.43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4877">
            <text:p>14877</text:p>
          </table:table-cell>
          <table:table-cell office:value-type="string">
            <text:p>Success</text:p>
          </table:table-cell>
          <table:table-cell office:value-type="float" office:value="81199">
            <text:p>81199</text:p>
          </table:table-cell>
          <table:table-cell table:number-columns-repeated="1017"/>
        </table:table-row>
        <table:table-row table:style-name="ro1">
          <table:table-cell office:value-type="float" office:value="1524">
            <text:p>1524</text:p>
          </table:table-cell>
          <table:table-cell office:value-type="time" office:time-value="PT10H55M05.599S">
            <text:p>10:55:05.60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6728">
            <text:p>16728</text:p>
          </table:table-cell>
          <table:table-cell office:value-type="string">
            <text:p>Success</text:p>
          </table:table-cell>
          <table:table-cell office:value-type="float" office:value="80893">
            <text:p>80893</text:p>
          </table:table-cell>
          <table:table-cell table:number-columns-repeated="1017"/>
        </table:table-row>
        <table:table-row table:style-name="ro1">
          <table:table-cell office:value-type="float" office:value="1525">
            <text:p>1525</text:p>
          </table:table-cell>
          <table:table-cell office:value-type="time" office:time-value="PT10H55M05.55S">
            <text:p>10:55:05.55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6928">
            <text:p>16928</text:p>
          </table:table-cell>
          <table:table-cell office:value-type="string">
            <text:p>Success</text:p>
          </table:table-cell>
          <table:table-cell office:value-type="float" office:value="84030">
            <text:p>84030</text:p>
          </table:table-cell>
          <table:table-cell table:number-columns-repeated="1017"/>
        </table:table-row>
        <table:table-row table:style-name="ro1">
          <table:table-cell office:value-type="float" office:value="1526">
            <text:p>1526</text:p>
          </table:table-cell>
          <table:table-cell office:value-type="time" office:time-value="PT10H55M12.233S">
            <text:p>10:55:12.23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0445">
            <text:p>10445</text:p>
          </table:table-cell>
          <table:table-cell office:value-type="string">
            <text:p>Success</text:p>
          </table:table-cell>
          <table:table-cell office:value-type="float" office:value="62472">
            <text:p>62472</text:p>
          </table:table-cell>
          <table:table-cell table:number-columns-repeated="1017"/>
        </table:table-row>
        <table:table-row table:style-name="ro1">
          <table:table-cell office:value-type="float" office:value="1527">
            <text:p>1527</text:p>
          </table:table-cell>
          <table:table-cell office:value-type="time" office:time-value="PT10H55M11.26S">
            <text:p>10:55:11.26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1445">
            <text:p>11445</text:p>
          </table:table-cell>
          <table:table-cell office:value-type="string">
            <text:p>Success</text:p>
          </table:table-cell>
          <table:table-cell office:value-type="float" office:value="61008">
            <text:p>61008</text:p>
          </table:table-cell>
          <table:table-cell table:number-columns-repeated="1017"/>
        </table:table-row>
        <table:table-row table:style-name="ro1">
          <table:table-cell office:value-type="float" office:value="1528">
            <text:p>1528</text:p>
          </table:table-cell>
          <table:table-cell office:value-type="time" office:time-value="PT10H55M22.68S">
            <text:p>10:55:22.6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29">
            <text:p>1529</text:p>
          </table:table-cell>
          <table:table-cell office:value-type="time" office:time-value="PT10H55M06.125S">
            <text:p>10:55:06.13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6596">
            <text:p>16596</text:p>
          </table:table-cell>
          <table:table-cell office:value-type="string">
            <text:p>Success</text:p>
          </table:table-cell>
          <table:table-cell office:value-type="float" office:value="81580">
            <text:p>81580</text:p>
          </table:table-cell>
          <table:table-cell table:number-columns-repeated="1017"/>
        </table:table-row>
        <table:table-row table:style-name="ro1">
          <table:table-cell office:value-type="float" office:value="1530">
            <text:p>1530</text:p>
          </table:table-cell>
          <table:table-cell office:value-type="time" office:time-value="PT10H55M22.706S">
            <text:p>10:55:22.71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31">
            <text:p>1531</text:p>
          </table:table-cell>
          <table:table-cell office:value-type="time" office:time-value="PT10H55M14.96S">
            <text:p>10:55:14.96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7787">
            <text:p>7787</text:p>
          </table:table-cell>
          <table:table-cell office:value-type="string">
            <text:p>Success</text:p>
          </table:table-cell>
          <table:table-cell office:value-type="float" office:value="61591">
            <text:p>61591</text:p>
          </table:table-cell>
          <table:table-cell table:number-columns-repeated="1017"/>
        </table:table-row>
        <table:table-row table:style-name="ro1">
          <table:table-cell office:value-type="float" office:value="1532">
            <text:p>1532</text:p>
          </table:table-cell>
          <table:table-cell office:value-type="time" office:time-value="PT10H55M22.723S">
            <text:p>10:55:22.72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33">
            <text:p>1533</text:p>
          </table:table-cell>
          <table:table-cell office:value-type="time" office:time-value="PT10H55M22.706S">
            <text:p>10:55:22.71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34">
            <text:p>1534</text:p>
          </table:table-cell>
          <table:table-cell office:value-type="time" office:time-value="PT10H55M22.722S">
            <text:p>10:55:22.72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35">
            <text:p>1535</text:p>
          </table:table-cell>
          <table:table-cell office:value-type="time" office:time-value="PT10H55M22.754S">
            <text:p>10:55:22.75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536">
            <text:p>1536</text:p>
          </table:table-cell>
          <table:table-cell office:value-type="time" office:time-value="PT10H55M22.756S">
            <text:p>10:55:22.76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537">
            <text:p>1537</text:p>
          </table:table-cell>
          <table:table-cell office:value-type="time" office:time-value="PT10H55M19.052S">
            <text:p>10:55:19.05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3796">
            <text:p>3796</text:p>
          </table:table-cell>
          <table:table-cell office:value-type="string">
            <text:p>Success</text:p>
          </table:table-cell>
          <table:table-cell office:value-type="float" office:value="66065">
            <text:p>66065</text:p>
          </table:table-cell>
          <table:table-cell table:number-columns-repeated="1017"/>
        </table:table-row>
        <table:table-row table:style-name="ro1">
          <table:table-cell office:value-type="float" office:value="1538">
            <text:p>1538</text:p>
          </table:table-cell>
          <table:table-cell office:value-type="time" office:time-value="PT10H55M22.777S">
            <text:p>10:55:22.78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539">
            <text:p>1539</text:p>
          </table:table-cell>
          <table:table-cell office:value-type="time" office:time-value="PT10H55M22.85S">
            <text:p>10:55:22.85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540">
            <text:p>1540</text:p>
          </table:table-cell>
          <table:table-cell office:value-type="time" office:time-value="PT10H55M22.864S">
            <text:p>10:55:22.86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41">
            <text:p>1541</text:p>
          </table:table-cell>
          <table:table-cell office:value-type="time" office:time-value="PT10H55M22.864S">
            <text:p>10:55:22.86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542">
            <text:p>1542</text:p>
          </table:table-cell>
          <table:table-cell office:value-type="time" office:time-value="PT10H55M22.748S">
            <text:p>10:55:22.75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41">
            <text:p>141</text:p>
          </table:table-cell>
          <table:table-cell office:value-type="string">
            <text:p>Success</text:p>
          </table:table-cell>
          <table:table-cell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office:value-type="float" office:value="1543">
            <text:p>1543</text:p>
          </table:table-cell>
          <table:table-cell office:value-type="time" office:time-value="PT10H55M22.89S">
            <text:p>10:55:22.89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office:value-type="float" office:value="1544">
            <text:p>1544</text:p>
          </table:table-cell>
          <table:table-cell office:value-type="time" office:time-value="PT10H55M22.88S">
            <text:p>10:55:22.88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0429">
            <text:p>20429</text:p>
          </table:table-cell>
          <table:table-cell table:number-columns-repeated="1017"/>
        </table:table-row>
        <table:table-row table:style-name="ro1">
          <table:table-cell office:value-type="float" office:value="1545">
            <text:p>1545</text:p>
          </table:table-cell>
          <table:table-cell office:value-type="time" office:time-value="PT10H55M22.903S">
            <text:p>10:55:22.90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314">
            <text:p>314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546">
            <text:p>1546</text:p>
          </table:table-cell>
          <table:table-cell office:value-type="time" office:time-value="PT10H55M00.822S">
            <text:p>10:55:00.82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2404">
            <text:p>22404</text:p>
          </table:table-cell>
          <table:table-cell office:value-type="string">
            <text:p>Success</text:p>
          </table:table-cell>
          <table:table-cell office:value-type="float" office:value="38228">
            <text:p>38228</text:p>
          </table:table-cell>
          <table:table-cell table:number-columns-repeated="1017"/>
        </table:table-row>
        <table:table-row table:style-name="ro1">
          <table:table-cell office:value-type="float" office:value="1547">
            <text:p>1547</text:p>
          </table:table-cell>
          <table:table-cell office:value-type="time" office:time-value="PT10H55M03.092S">
            <text:p>10:55:03.09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0143">
            <text:p>20143</text:p>
          </table:table-cell>
          <table:table-cell office:value-type="string">
            <text:p>Success</text:p>
          </table:table-cell>
          <table:table-cell office:value-type="float" office:value="58679">
            <text:p>58679</text:p>
          </table:table-cell>
          <table:table-cell table:number-columns-repeated="1017"/>
        </table:table-row>
        <table:table-row table:style-name="ro1">
          <table:table-cell office:value-type="float" office:value="1548">
            <text:p>1548</text:p>
          </table:table-cell>
          <table:table-cell office:value-type="time" office:time-value="PT10H55M18.902S">
            <text:p>10:55:18.90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4336">
            <text:p>4336</text:p>
          </table:table-cell>
          <table:table-cell office:value-type="string">
            <text:p>Success</text:p>
          </table:table-cell>
          <table:table-cell office:value-type="float" office:value="16043">
            <text:p>16043</text:p>
          </table:table-cell>
          <table:table-cell table:number-columns-repeated="1017"/>
        </table:table-row>
        <table:table-row table:style-name="ro1">
          <table:table-cell office:value-type="float" office:value="1549">
            <text:p>1549</text:p>
          </table:table-cell>
          <table:table-cell office:value-type="time" office:time-value="PT10H55M03.031S">
            <text:p>10:55:03.03</text:p>
          </table:table-cell>
          <table:table-cell office:value-type="string">
            <text:p>TC0002_PlannerB 2-30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0228">
            <text:p>20228</text:p>
          </table:table-cell>
          <table:table-cell office:value-type="string">
            <text:p>Success</text:p>
          </table:table-cell>
          <table:table-cell office:value-type="float" office:value="58683">
            <text:p>58683</text:p>
          </table:table-cell>
          <table:table-cell table:number-columns-repeated="1017"/>
        </table:table-row>
        <table:table-row table:style-name="ro1">
          <table:table-cell office:value-type="float" office:value="1550">
            <text:p>1550</text:p>
          </table:table-cell>
          <table:table-cell office:value-type="time" office:time-value="PT10H55M23.24S">
            <text:p>10:55:23.24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551">
            <text:p>1551</text:p>
          </table:table-cell>
          <table:table-cell office:value-type="time" office:time-value="PT10H55M00.89S">
            <text:p>10:55:00.89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22371">
            <text:p>22371</text:p>
          </table:table-cell>
          <table:table-cell office:value-type="string">
            <text:p>Success</text:p>
          </table:table-cell>
          <table:table-cell office:value-type="float" office:value="74778">
            <text:p>74778</text:p>
          </table:table-cell>
          <table:table-cell table:number-columns-repeated="1017"/>
        </table:table-row>
        <table:table-row table:style-name="ro1">
          <table:table-cell office:value-type="float" office:value="1552">
            <text:p>1552</text:p>
          </table:table-cell>
          <table:table-cell office:value-type="time" office:time-value="PT10H55M19.351S">
            <text:p>10:55:19.35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4154">
            <text:p>4154</text:p>
          </table:table-cell>
          <table:table-cell office:value-type="string">
            <text:p>Success</text:p>
          </table:table-cell>
          <table:table-cell office:value-type="float" office:value="35512">
            <text:p>35512</text:p>
          </table:table-cell>
          <table:table-cell table:number-columns-repeated="1017"/>
        </table:table-row>
        <table:table-row table:style-name="ro1">
          <table:table-cell office:value-type="float" office:value="1553">
            <text:p>1553</text:p>
          </table:table-cell>
          <table:table-cell office:value-type="time" office:time-value="PT10H55M19.072S">
            <text:p>10:55:19.07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4444">
            <text:p>4444</text:p>
          </table:table-cell>
          <table:table-cell office:value-type="string">
            <text:p>Success</text:p>
          </table:table-cell>
          <table:table-cell office:value-type="float" office:value="16042">
            <text:p>16042</text:p>
          </table:table-cell>
          <table:table-cell table:number-columns-repeated="1017"/>
        </table:table-row>
        <table:table-row table:style-name="ro1">
          <table:table-cell office:value-type="float" office:value="1554">
            <text:p>1554</text:p>
          </table:table-cell>
          <table:table-cell office:value-type="time" office:time-value="PT10H55M19.355S">
            <text:p>10:55:19.36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4167">
            <text:p>4167</text:p>
          </table:table-cell>
          <table:table-cell office:value-type="string">
            <text:p>Success</text:p>
          </table:table-cell>
          <table:table-cell office:value-type="float" office:value="35511">
            <text:p>35511</text:p>
          </table:table-cell>
          <table:table-cell table:number-columns-repeated="1017"/>
        </table:table-row>
        <table:table-row table:style-name="ro1">
          <table:table-cell office:value-type="float" office:value="1555">
            <text:p>1555</text:p>
          </table:table-cell>
          <table:table-cell office:value-type="time" office:time-value="PT10H55M19.32S">
            <text:p>10:55:19.32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4204">
            <text:p>4204</text:p>
          </table:table-cell>
          <table:table-cell office:value-type="string">
            <text:p>Success</text:p>
          </table:table-cell>
          <table:table-cell office:value-type="float" office:value="35512">
            <text:p>35512</text:p>
          </table:table-cell>
          <table:table-cell table:number-columns-repeated="1017"/>
        </table:table-row>
        <table:table-row table:style-name="ro1">
          <table:table-cell office:value-type="float" office:value="1556">
            <text:p>1556</text:p>
          </table:table-cell>
          <table:table-cell office:value-type="time" office:time-value="PT10H55M23.518S">
            <text:p>10:55:23.52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557">
            <text:p>1557</text:p>
          </table:table-cell>
          <table:table-cell office:value-type="time" office:time-value="PT10H55M02.718S">
            <text:p>10:55:02.72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1113">
            <text:p>21113</text:p>
          </table:table-cell>
          <table:table-cell office:value-type="string">
            <text:p>Success</text:p>
          </table:table-cell>
          <table:table-cell office:value-type="float" office:value="86090">
            <text:p>86090</text:p>
          </table:table-cell>
          <table:table-cell table:number-columns-repeated="1017"/>
        </table:table-row>
        <table:table-row table:style-name="ro1">
          <table:table-cell office:value-type="float" office:value="1558">
            <text:p>1558</text:p>
          </table:table-cell>
          <table:table-cell office:value-type="time" office:time-value="PT10H55M02.748S">
            <text:p>10:55:02.75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21745">
            <text:p>21745</text:p>
          </table:table-cell>
          <table:table-cell office:value-type="string">
            <text:p>Success</text:p>
          </table:table-cell>
          <table:table-cell office:value-type="float" office:value="85894">
            <text:p>85894</text:p>
          </table:table-cell>
          <table:table-cell table:number-columns-repeated="1017"/>
        </table:table-row>
        <table:table-row table:style-name="ro1">
          <table:table-cell office:value-type="float" office:value="1559">
            <text:p>1559</text:p>
          </table:table-cell>
          <table:table-cell office:value-type="time" office:time-value="PT10H55M18.942S">
            <text:p>10:55:18.94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6215">
            <text:p>6215</text:p>
          </table:table-cell>
          <table:table-cell office:value-type="string">
            <text:p>Success</text:p>
          </table:table-cell>
          <table:table-cell office:value-type="float" office:value="18731">
            <text:p>18731</text:p>
          </table:table-cell>
          <table:table-cell table:number-columns-repeated="1017"/>
        </table:table-row>
        <table:table-row table:style-name="ro1">
          <table:table-cell office:value-type="float" office:value="1560">
            <text:p>1560</text:p>
          </table:table-cell>
          <table:table-cell office:value-type="time" office:time-value="PT10H55M18.935S">
            <text:p>10:55:18.94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6233">
            <text:p>6233</text:p>
          </table:table-cell>
          <table:table-cell office:value-type="string">
            <text:p>Success</text:p>
          </table:table-cell>
          <table:table-cell office:value-type="float" office:value="53975">
            <text:p>53975</text:p>
          </table:table-cell>
          <table:table-cell table:number-columns-repeated="1017"/>
        </table:table-row>
        <table:table-row table:style-name="ro1">
          <table:table-cell office:value-type="float" office:value="1561">
            <text:p>1561</text:p>
          </table:table-cell>
          <table:table-cell office:value-type="time" office:time-value="PT10H55M05.329S">
            <text:p>10:55:05.33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20704">
            <text:p>20704</text:p>
          </table:table-cell>
          <table:table-cell office:value-type="string">
            <text:p>Success</text:p>
          </table:table-cell>
          <table:table-cell office:value-type="float" office:value="80995">
            <text:p>80995</text:p>
          </table:table-cell>
          <table:table-cell table:number-columns-repeated="1017"/>
        </table:table-row>
        <table:table-row table:style-name="ro1">
          <table:table-cell office:value-type="float" office:value="1562">
            <text:p>1562</text:p>
          </table:table-cell>
          <table:table-cell office:value-type="time" office:time-value="PT10H55M26.034S">
            <text:p>10:55:26.03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563">
            <text:p>1563</text:p>
          </table:table-cell>
          <table:table-cell office:value-type="time" office:time-value="PT10H55M03.334S">
            <text:p>10:55:03.33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23428">
            <text:p>23428</text:p>
          </table:table-cell>
          <table:table-cell office:value-type="string">
            <text:p>Success</text:p>
          </table:table-cell>
          <table:table-cell office:value-type="float" office:value="81684">
            <text:p>81684</text:p>
          </table:table-cell>
          <table:table-cell table:number-columns-repeated="1017"/>
        </table:table-row>
        <table:table-row table:style-name="ro1">
          <table:table-cell office:value-type="float" office:value="1564">
            <text:p>1564</text:p>
          </table:table-cell>
          <table:table-cell office:value-type="time" office:time-value="PT10H55M26.764S">
            <text:p>10:55:26.76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565">
            <text:p>1565</text:p>
          </table:table-cell>
          <table:table-cell office:value-type="time" office:time-value="PT10H55M09.354S">
            <text:p>10:55:09.35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17442">
            <text:p>17442</text:p>
          </table:table-cell>
          <table:table-cell office:value-type="string">
            <text:p>Success</text:p>
          </table:table-cell>
          <table:table-cell office:value-type="float" office:value="66292">
            <text:p>66292</text:p>
          </table:table-cell>
          <table:table-cell table:number-columns-repeated="1017"/>
        </table:table-row>
        <table:table-row table:style-name="ro1">
          <table:table-cell office:value-type="float" office:value="1566">
            <text:p>1566</text:p>
          </table:table-cell>
          <table:table-cell office:value-type="time" office:time-value="PT10H55M25.169S">
            <text:p>10:55:25.17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848">
            <text:p>1848</text:p>
          </table:table-cell>
          <table:table-cell office:value-type="string">
            <text:p>Success</text:p>
          </table:table-cell>
          <table:table-cell office:value-type="float" office:value="16043">
            <text:p>16043</text:p>
          </table:table-cell>
          <table:table-cell table:number-columns-repeated="1017"/>
        </table:table-row>
        <table:table-row table:style-name="ro1">
          <table:table-cell office:value-type="float" office:value="1567">
            <text:p>1567</text:p>
          </table:table-cell>
          <table:table-cell office:value-type="time" office:time-value="PT10H55M27.018S">
            <text:p>10:55:27.02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568">
            <text:p>1568</text:p>
          </table:table-cell>
          <table:table-cell office:value-type="time" office:time-value="PT10H55M11.528S">
            <text:p>10:55:11.53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6046">
            <text:p>16046</text:p>
          </table:table-cell>
          <table:table-cell office:value-type="string">
            <text:p>Success</text:p>
          </table:table-cell>
          <table:table-cell office:value-type="float" office:value="26572">
            <text:p>26572</text:p>
          </table:table-cell>
          <table:table-cell table:number-columns-repeated="1017"/>
        </table:table-row>
        <table:table-row table:style-name="ro1">
          <table:table-cell office:value-type="float" office:value="1569">
            <text:p>1569</text:p>
          </table:table-cell>
          <table:table-cell office:value-type="time" office:time-value="PT10H55M11.257S">
            <text:p>10:55:11.26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6320">
            <text:p>16320</text:p>
          </table:table-cell>
          <table:table-cell office:value-type="string">
            <text:p>Success</text:p>
          </table:table-cell>
          <table:table-cell office:value-type="float" office:value="51007">
            <text:p>51007</text:p>
          </table:table-cell>
          <table:table-cell table:number-columns-repeated="1017"/>
        </table:table-row>
        <table:table-row table:style-name="ro1">
          <table:table-cell office:value-type="float" office:value="1570">
            <text:p>1570</text:p>
          </table:table-cell>
          <table:table-cell office:value-type="time" office:time-value="PT10H55M15.036S">
            <text:p>10:55:15.04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2553">
            <text:p>12553</text:p>
          </table:table-cell>
          <table:table-cell office:value-type="string">
            <text:p>Success</text:p>
          </table:table-cell>
          <table:table-cell office:value-type="float" office:value="31070">
            <text:p>31070</text:p>
          </table:table-cell>
          <table:table-cell table:number-columns-repeated="1017"/>
        </table:table-row>
        <table:table-row table:style-name="ro1">
          <table:table-cell office:value-type="float" office:value="1571">
            <text:p>1571</text:p>
          </table:table-cell>
          <table:table-cell office:value-type="time" office:time-value="PT10H55M19.044S">
            <text:p>10:55:19.04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8561">
            <text:p>8561</text:p>
          </table:table-cell>
          <table:table-cell office:value-type="string">
            <text:p>Success</text:p>
          </table:table-cell>
          <table:table-cell office:value-type="float" office:value="18731">
            <text:p>18731</text:p>
          </table:table-cell>
          <table:table-cell table:number-columns-repeated="1017"/>
        </table:table-row>
        <table:table-row table:style-name="ro1">
          <table:table-cell office:value-type="float" office:value="1572">
            <text:p>1572</text:p>
          </table:table-cell>
          <table:table-cell office:value-type="time" office:time-value="PT10H55M19.043S">
            <text:p>10:55:19.04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8563">
            <text:p>8563</text:p>
          </table:table-cell>
          <table:table-cell office:value-type="string">
            <text:p>Success</text:p>
          </table:table-cell>
          <table:table-cell office:value-type="float" office:value="38384">
            <text:p>38384</text:p>
          </table:table-cell>
          <table:table-cell table:number-columns-repeated="1017"/>
        </table:table-row>
        <table:table-row table:style-name="ro1">
          <table:table-cell office:value-type="float" office:value="1573">
            <text:p>1573</text:p>
          </table:table-cell>
          <table:table-cell office:value-type="time" office:time-value="PT10H54M54.913S">
            <text:p>10:54:54.91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32694">
            <text:p>32694</text:p>
          </table:table-cell>
          <table:table-cell office:value-type="string">
            <text:p>Success</text:p>
          </table:table-cell>
          <table:table-cell office:value-type="float" office:value="53026">
            <text:p>53026</text:p>
          </table:table-cell>
          <table:table-cell table:number-columns-repeated="1017"/>
        </table:table-row>
        <table:table-row table:style-name="ro1">
          <table:table-cell office:value-type="float" office:value="1574">
            <text:p>1574</text:p>
          </table:table-cell>
          <table:table-cell office:value-type="time" office:time-value="PT10H54M54.05S">
            <text:p>10:54:54.05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33561">
            <text:p>33561</text:p>
          </table:table-cell>
          <table:table-cell office:value-type="string">
            <text:p>Success</text:p>
          </table:table-cell>
          <table:table-cell office:value-type="float" office:value="50682">
            <text:p>50682</text:p>
          </table:table-cell>
          <table:table-cell table:number-columns-repeated="1017"/>
        </table:table-row>
        <table:table-row table:style-name="ro1">
          <table:table-cell office:value-type="float" office:value="1575">
            <text:p>1575</text:p>
          </table:table-cell>
          <table:table-cell office:value-type="time" office:time-value="PT10H55M18.946S">
            <text:p>10:55:18.95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8676">
            <text:p>8676</text:p>
          </table:table-cell>
          <table:table-cell office:value-type="string">
            <text:p>Success</text:p>
          </table:table-cell>
          <table:table-cell office:value-type="float" office:value="53975">
            <text:p>53975</text:p>
          </table:table-cell>
          <table:table-cell table:number-columns-repeated="1017"/>
        </table:table-row>
        <table:table-row table:style-name="ro1">
          <table:table-cell office:value-type="float" office:value="1576">
            <text:p>1576</text:p>
          </table:table-cell>
          <table:table-cell office:value-type="time" office:time-value="PT10H55M11.898S">
            <text:p>10:55:11.90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5726">
            <text:p>15726</text:p>
          </table:table-cell>
          <table:table-cell office:value-type="string">
            <text:p>Success</text:p>
          </table:table-cell>
          <table:table-cell office:value-type="float" office:value="55566">
            <text:p>55566</text:p>
          </table:table-cell>
          <table:table-cell table:number-columns-repeated="1017"/>
        </table:table-row>
        <table:table-row table:style-name="ro1">
          <table:table-cell office:value-type="float" office:value="1577">
            <text:p>1577</text:p>
          </table:table-cell>
          <table:table-cell office:value-type="time" office:time-value="PT10H55M12.24S">
            <text:p>10:55:12.24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5665">
            <text:p>15665</text:p>
          </table:table-cell>
          <table:table-cell office:value-type="string">
            <text:p>Success</text:p>
          </table:table-cell>
          <table:table-cell office:value-type="float" office:value="62083">
            <text:p>62083</text:p>
          </table:table-cell>
          <table:table-cell table:number-columns-repeated="1017"/>
        </table:table-row>
        <table:table-row table:style-name="ro1">
          <table:table-cell office:value-type="float" office:value="1578">
            <text:p>1578</text:p>
          </table:table-cell>
          <table:table-cell office:value-type="time" office:time-value="PT10H55M27.923S">
            <text:p>10:55:27.92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79">
            <text:p>1579</text:p>
          </table:table-cell>
          <table:table-cell office:value-type="time" office:time-value="PT10H55M27.933S">
            <text:p>10:55:27.93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80">
            <text:p>1580</text:p>
          </table:table-cell>
          <table:table-cell office:value-type="time" office:time-value="PT10H55M27.963S">
            <text:p>10:55:27.96</text:p>
          </table:table-cell>
          <table:table-cell office:value-type="string">
            <text:p>TC0001_PlannerA 1-29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581">
            <text:p>1581</text:p>
          </table:table-cell>
          <table:table-cell office:value-type="time" office:time-value="PT10H55M05.065S">
            <text:p>10:55:05.07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23076">
            <text:p>23076</text:p>
          </table:table-cell>
          <table:table-cell office:value-type="string">
            <text:p>Success</text:p>
          </table:table-cell>
          <table:table-cell office:value-type="float" office:value="80507">
            <text:p>80507</text:p>
          </table:table-cell>
          <table:table-cell table:number-columns-repeated="1017"/>
        </table:table-row>
        <table:table-row table:style-name="ro1">
          <table:table-cell office:value-type="float" office:value="1582">
            <text:p>1582</text:p>
          </table:table-cell>
          <table:table-cell office:value-type="time" office:time-value="PT10H55M28.142S">
            <text:p>10:55:28.14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583">
            <text:p>1583</text:p>
          </table:table-cell>
          <table:table-cell office:value-type="time" office:time-value="PT10H55M28.162S">
            <text:p>10:55:28.16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584">
            <text:p>1584</text:p>
          </table:table-cell>
          <table:table-cell office:value-type="time" office:time-value="PT10H55M28.178S">
            <text:p>10:55:28.18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355">
            <text:p>355</text:p>
          </table:table-cell>
          <table:table-cell table:number-columns-repeated="1017"/>
        </table:table-row>
        <table:table-row table:style-name="ro1">
          <table:table-cell office:value-type="float" office:value="1585">
            <text:p>1585</text:p>
          </table:table-cell>
          <table:table-cell office:value-type="time" office:time-value="PT10H55M28.217S">
            <text:p>10:55:28.22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355">
            <text:p>355</text:p>
          </table:table-cell>
          <table:table-cell table:number-columns-repeated="1017"/>
        </table:table-row>
        <table:table-row table:style-name="ro1">
          <table:table-cell office:value-type="float" office:value="1586">
            <text:p>1586</text:p>
          </table:table-cell>
          <table:table-cell office:value-type="time" office:time-value="PT10H55M12.235S">
            <text:p>10:55:12.24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6076">
            <text:p>16076</text:p>
          </table:table-cell>
          <table:table-cell office:value-type="string">
            <text:p>Success</text:p>
          </table:table-cell>
          <table:table-cell office:value-type="float" office:value="62282">
            <text:p>62282</text:p>
          </table:table-cell>
          <table:table-cell table:number-columns-repeated="1017"/>
        </table:table-row>
        <table:table-row table:style-name="ro1">
          <table:table-cell office:value-type="float" office:value="1587">
            <text:p>1587</text:p>
          </table:table-cell>
          <table:table-cell office:value-type="time" office:time-value="PT10H55M28.312S">
            <text:p>10:55:28.31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88">
            <text:p>1588</text:p>
          </table:table-cell>
          <table:table-cell office:value-type="time" office:time-value="PT10H55M28.325S">
            <text:p>10:55:28.33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89">
            <text:p>1589</text:p>
          </table:table-cell>
          <table:table-cell office:value-type="time" office:time-value="PT10H55M28.358S">
            <text:p>10:55:28.36</text:p>
          </table:table-cell>
          <table:table-cell office:value-type="string">
            <text:p>TC0001_PlannerA 1-22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590">
            <text:p>1590</text:p>
          </table:table-cell>
          <table:table-cell office:value-type="time" office:time-value="PT10H55M05.581S">
            <text:p>10:55:05.58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3336">
            <text:p>23336</text:p>
          </table:table-cell>
          <table:table-cell office:value-type="string">
            <text:p>Success</text:p>
          </table:table-cell>
          <table:table-cell office:value-type="float" office:value="81864">
            <text:p>81864</text:p>
          </table:table-cell>
          <table:table-cell table:number-columns-repeated="1017"/>
        </table:table-row>
        <table:table-row table:style-name="ro1">
          <table:table-cell office:value-type="float" office:value="1591">
            <text:p>1591</text:p>
          </table:table-cell>
          <table:table-cell office:value-type="time" office:time-value="PT10H55M05.649S">
            <text:p>10:55:05.65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3287">
            <text:p>23287</text:p>
          </table:table-cell>
          <table:table-cell office:value-type="string">
            <text:p>Success</text:p>
          </table:table-cell>
          <table:table-cell office:value-type="float" office:value="83820">
            <text:p>83820</text:p>
          </table:table-cell>
          <table:table-cell table:number-columns-repeated="1017"/>
        </table:table-row>
        <table:table-row table:style-name="ro1">
          <table:table-cell office:value-type="float" office:value="1592">
            <text:p>1592</text:p>
          </table:table-cell>
          <table:table-cell office:value-type="time" office:time-value="PT10H55M27.607S">
            <text:p>10:55:27.61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389">
            <text:p>1389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593">
            <text:p>1593</text:p>
          </table:table-cell>
          <table:table-cell office:value-type="time" office:time-value="PT10H55M28.997S">
            <text:p>10:55:29.00</text:p>
          </table:table-cell>
          <table:table-cell office:value-type="string">
            <text:p>TC0003_PlannerC 3-5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94">
            <text:p>1594</text:p>
          </table:table-cell>
          <table:table-cell office:value-type="time" office:time-value="PT10H55M29.006S">
            <text:p>10:55:29.01</text:p>
          </table:table-cell>
          <table:table-cell office:value-type="string">
            <text:p>TC0003_PlannerC 3-5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95">
            <text:p>1595</text:p>
          </table:table-cell>
          <table:table-cell office:value-type="time" office:time-value="PT10H55M29.012S">
            <text:p>10:55:29.01</text:p>
          </table:table-cell>
          <table:table-cell office:value-type="string">
            <text:p>TC0003_PlannerC 3-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96">
            <text:p>1596</text:p>
          </table:table-cell>
          <table:table-cell office:value-type="time" office:time-value="PT10H55M27.991S">
            <text:p>10:55:27.99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947">
            <text:p>1947</text:p>
          </table:table-cell>
          <table:table-cell office:value-type="string">
            <text:p>Success</text:p>
          </table:table-cell>
          <table:table-cell office:value-type="float" office:value="13883">
            <text:p>13883</text:p>
          </table:table-cell>
          <table:table-cell table:number-columns-repeated="1017"/>
        </table:table-row>
        <table:table-row table:style-name="ro1">
          <table:table-cell office:value-type="float" office:value="1597">
            <text:p>1597</text:p>
          </table:table-cell>
          <table:table-cell office:value-type="time" office:time-value="PT10H55M22.833S">
            <text:p>10:55:22.83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7111">
            <text:p>7111</text:p>
          </table:table-cell>
          <table:table-cell office:value-type="string">
            <text:p>Success</text:p>
          </table:table-cell>
          <table:table-cell office:value-type="float" office:value="13884">
            <text:p>13884</text:p>
          </table:table-cell>
          <table:table-cell table:number-columns-repeated="1017"/>
        </table:table-row>
        <table:table-row table:style-name="ro1">
          <table:table-cell office:value-type="float" office:value="1598">
            <text:p>1598</text:p>
          </table:table-cell>
          <table:table-cell office:value-type="time" office:time-value="PT10H55M18.954S">
            <text:p>10:55:18.95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11006">
            <text:p>11006</text:p>
          </table:table-cell>
          <table:table-cell office:value-type="string">
            <text:p>Success</text:p>
          </table:table-cell>
          <table:table-cell office:value-type="float" office:value="18731">
            <text:p>18731</text:p>
          </table:table-cell>
          <table:table-cell table:number-columns-repeated="1017"/>
        </table:table-row>
        <table:table-row table:style-name="ro1">
          <table:table-cell office:value-type="float" office:value="1599">
            <text:p>1599</text:p>
          </table:table-cell>
          <table:table-cell office:value-type="time" office:time-value="PT10H55M09.332S">
            <text:p>10:55:09.33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20630">
            <text:p>20630</text:p>
          </table:table-cell>
          <table:table-cell office:value-type="string">
            <text:p>Success</text:p>
          </table:table-cell>
          <table:table-cell office:value-type="float" office:value="52493">
            <text:p>52493</text:p>
          </table:table-cell>
          <table:table-cell table:number-columns-repeated="1017"/>
        </table:table-row>
        <table:table-row table:style-name="ro1">
          <table:table-cell office:value-type="float" office:value="1600">
            <text:p>1600</text:p>
          </table:table-cell>
          <table:table-cell office:value-type="time" office:time-value="PT10H55M28.255S">
            <text:p>10:55:28.26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723">
            <text:p>1723</text:p>
          </table:table-cell>
          <table:table-cell office:value-type="string">
            <text:p>Success</text:p>
          </table:table-cell>
          <table:table-cell office:value-type="float" office:value="26572">
            <text:p>26572</text:p>
          </table:table-cell>
          <table:table-cell table:number-columns-repeated="1017"/>
        </table:table-row>
        <table:table-row table:style-name="ro1">
          <table:table-cell office:value-type="float" office:value="1601">
            <text:p>1601</text:p>
          </table:table-cell>
          <table:table-cell office:value-type="time" office:time-value="PT10H55M22.84S">
            <text:p>10:55:22.84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7153">
            <text:p>7153</text:p>
          </table:table-cell>
          <table:table-cell office:value-type="string">
            <text:p>Success</text:p>
          </table:table-cell>
          <table:table-cell office:value-type="float" office:value="13884">
            <text:p>13884</text:p>
          </table:table-cell>
          <table:table-cell table:number-columns-repeated="1017"/>
        </table:table-row>
        <table:table-row table:style-name="ro1">
          <table:table-cell office:value-type="float" office:value="1602">
            <text:p>1602</text:p>
          </table:table-cell>
          <table:table-cell office:value-type="time" office:time-value="PT10H55M22.921S">
            <text:p>10:55:22.92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7087">
            <text:p>7087</text:p>
          </table:table-cell>
          <table:table-cell office:value-type="string">
            <text:p>Success</text:p>
          </table:table-cell>
          <table:table-cell office:value-type="float" office:value="13883">
            <text:p>13883</text:p>
          </table:table-cell>
          <table:table-cell table:number-columns-repeated="1017"/>
        </table:table-row>
        <table:table-row table:style-name="ro1">
          <table:table-cell office:value-type="float" office:value="1603">
            <text:p>1603</text:p>
          </table:table-cell>
          <table:table-cell office:value-type="time" office:time-value="PT10H55M28.386S">
            <text:p>10:55:28.39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624">
            <text:p>1624</text:p>
          </table:table-cell>
          <table:table-cell office:value-type="string">
            <text:p>Success</text:p>
          </table:table-cell>
          <table:table-cell office:value-type="float" office:value="14463">
            <text:p>14463</text:p>
          </table:table-cell>
          <table:table-cell table:number-columns-repeated="1017"/>
        </table:table-row>
        <table:table-row table:style-name="ro1">
          <table:table-cell office:value-type="float" office:value="1604">
            <text:p>1604</text:p>
          </table:table-cell>
          <table:table-cell office:value-type="time" office:time-value="PT10H55M27.612S">
            <text:p>10:55:27.61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401">
            <text:p>2401</text:p>
          </table:table-cell>
          <table:table-cell office:value-type="string">
            <text:p>Success</text:p>
          </table:table-cell>
          <table:table-cell office:value-type="float" office:value="38621">
            <text:p>38621</text:p>
          </table:table-cell>
          <table:table-cell table:number-columns-repeated="1017"/>
        </table:table-row>
        <table:table-row table:style-name="ro1">
          <table:table-cell office:value-type="float" office:value="1605">
            <text:p>1605</text:p>
          </table:table-cell>
          <table:table-cell office:value-type="time" office:time-value="PT10H55M23.237S">
            <text:p>10:55:23.24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6777">
            <text:p>6777</text:p>
          </table:table-cell>
          <table:table-cell office:value-type="string">
            <text:p>Success</text:p>
          </table:table-cell>
          <table:table-cell office:value-type="float" office:value="18731">
            <text:p>18731</text:p>
          </table:table-cell>
          <table:table-cell table:number-columns-repeated="1017"/>
        </table:table-row>
        <table:table-row table:style-name="ro1">
          <table:table-cell office:value-type="float" office:value="1606">
            <text:p>1606</text:p>
          </table:table-cell>
          <table:table-cell office:value-type="time" office:time-value="PT10H55M23.261S">
            <text:p>10:55:23.26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6755">
            <text:p>6755</text:p>
          </table:table-cell>
          <table:table-cell office:value-type="string">
            <text:p>Success</text:p>
          </table:table-cell>
          <table:table-cell office:value-type="float" office:value="18731">
            <text:p>18731</text:p>
          </table:table-cell>
          <table:table-cell table:number-columns-repeated="1017"/>
        </table:table-row>
        <table:table-row table:style-name="ro1">
          <table:table-cell office:value-type="float" office:value="1607">
            <text:p>1607</text:p>
          </table:table-cell>
          <table:table-cell office:value-type="time" office:time-value="PT10H55M26.775S">
            <text:p>10:55:26.78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3295">
            <text:p>3295</text:p>
          </table:table-cell>
          <table:table-cell office:value-type="string">
            <text:p>Success</text:p>
          </table:table-cell>
          <table:table-cell office:value-type="float" office:value="55566">
            <text:p>55566</text:p>
          </table:table-cell>
          <table:table-cell table:number-columns-repeated="1017"/>
        </table:table-row>
        <table:table-row table:style-name="ro1">
          <table:table-cell office:value-type="float" office:value="1608">
            <text:p>1608</text:p>
          </table:table-cell>
          <table:table-cell office:value-type="time" office:time-value="PT10H55M18.822S">
            <text:p>10:55:18.82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11249">
            <text:p>11249</text:p>
          </table:table-cell>
          <table:table-cell office:value-type="string">
            <text:p>Success</text:p>
          </table:table-cell>
          <table:table-cell office:value-type="float" office:value="76630">
            <text:p>76630</text:p>
          </table:table-cell>
          <table:table-cell table:number-columns-repeated="1017"/>
        </table:table-row>
        <table:table-row table:style-name="ro1">
          <table:table-cell office:value-type="float" office:value="1609">
            <text:p>1609</text:p>
          </table:table-cell>
          <table:table-cell office:value-type="time" office:time-value="PT10H55M30.014S">
            <text:p>10:55:30.01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10">
            <text:p>1610</text:p>
          </table:table-cell>
          <table:table-cell office:value-type="time" office:time-value="PT10H55M11.204S">
            <text:p>10:55:11.20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8870">
            <text:p>18870</text:p>
          </table:table-cell>
          <table:table-cell office:value-type="string">
            <text:p>Success</text:p>
          </table:table-cell>
          <table:table-cell office:value-type="float" office:value="76630">
            <text:p>76630</text:p>
          </table:table-cell>
          <table:table-cell table:number-columns-repeated="1017"/>
        </table:table-row>
        <table:table-row table:style-name="ro1">
          <table:table-cell office:value-type="float" office:value="1611">
            <text:p>1611</text:p>
          </table:table-cell>
          <table:table-cell office:value-type="time" office:time-value="PT10H55M05.642S">
            <text:p>10:55:05.64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24434">
            <text:p>24434</text:p>
          </table:table-cell>
          <table:table-cell office:value-type="string">
            <text:p>Success</text:p>
          </table:table-cell>
          <table:table-cell office:value-type="float" office:value="52493">
            <text:p>52493</text:p>
          </table:table-cell>
          <table:table-cell table:number-columns-repeated="1017"/>
        </table:table-row>
        <table:table-row table:style-name="ro1">
          <table:table-cell office:value-type="float" office:value="1612">
            <text:p>1612</text:p>
          </table:table-cell>
          <table:table-cell office:value-type="time" office:time-value="PT10H55M26.797S">
            <text:p>10:55:26.80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3279">
            <text:p>3279</text:p>
          </table:table-cell>
          <table:table-cell office:value-type="string">
            <text:p>Success</text:p>
          </table:table-cell>
          <table:table-cell office:value-type="float" office:value="53014">
            <text:p>53014</text:p>
          </table:table-cell>
          <table:table-cell table:number-columns-repeated="1017"/>
        </table:table-row>
        <table:table-row table:style-name="ro1">
          <table:table-cell office:value-type="float" office:value="1613">
            <text:p>1613</text:p>
          </table:table-cell>
          <table:table-cell office:value-type="time" office:time-value="PT10H55M27.625S">
            <text:p>10:55:27.63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2452">
            <text:p>2452</text:p>
          </table:table-cell>
          <table:table-cell office:value-type="string">
            <text:p>Success</text:p>
          </table:table-cell>
          <table:table-cell office:value-type="float" office:value="18731">
            <text:p>18731</text:p>
          </table:table-cell>
          <table:table-cell table:number-columns-repeated="1017"/>
        </table:table-row>
        <table:table-row table:style-name="ro1">
          <table:table-cell office:value-type="float" office:value="1614">
            <text:p>1614</text:p>
          </table:table-cell>
          <table:table-cell office:value-type="time" office:time-value="PT10H55M30.074S">
            <text:p>10:55:30.07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15">
            <text:p>1615</text:p>
          </table:table-cell>
          <table:table-cell office:value-type="time" office:time-value="PT10H55M27.609S">
            <text:p>10:55:27.61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2505">
            <text:p>2505</text:p>
          </table:table-cell>
          <table:table-cell office:value-type="string">
            <text:p>Success</text:p>
          </table:table-cell>
          <table:table-cell office:value-type="float" office:value="37145">
            <text:p>37145</text:p>
          </table:table-cell>
          <table:table-cell table:number-columns-repeated="1017"/>
        </table:table-row>
        <table:table-row table:style-name="ro1">
          <table:table-cell office:value-type="float" office:value="1616">
            <text:p>1616</text:p>
          </table:table-cell>
          <table:table-cell office:value-type="time" office:time-value="PT10H55M27.625S">
            <text:p>10:55:27.63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2502">
            <text:p>2502</text:p>
          </table:table-cell>
          <table:table-cell office:value-type="string">
            <text:p>Success</text:p>
          </table:table-cell>
          <table:table-cell office:value-type="float" office:value="16043">
            <text:p>16043</text:p>
          </table:table-cell>
          <table:table-cell table:number-columns-repeated="1017"/>
        </table:table-row>
        <table:table-row table:style-name="ro1">
          <table:table-cell office:value-type="float" office:value="1617">
            <text:p>1617</text:p>
          </table:table-cell>
          <table:table-cell office:value-type="time" office:time-value="PT10H55M30.098S">
            <text:p>10:55:30.10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18">
            <text:p>1618</text:p>
          </table:table-cell>
          <table:table-cell office:value-type="time" office:time-value="PT10H55M30.116S">
            <text:p>10:55:30.12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619">
            <text:p>1619</text:p>
          </table:table-cell>
          <table:table-cell office:value-type="time" office:time-value="PT10H55M30.138S">
            <text:p>10:55:30.14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20">
            <text:p>1620</text:p>
          </table:table-cell>
          <table:table-cell office:value-type="time" office:time-value="PT10H55M30.129S">
            <text:p>10:55:30.13</text:p>
          </table:table-cell>
          <table:table-cell office:value-type="string">
            <text:p>TC0002_PlannerB 2-22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621">
            <text:p>1621</text:p>
          </table:table-cell>
          <table:table-cell office:value-type="time" office:time-value="PT10H55M30.155S">
            <text:p>10:55:30.16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622">
            <text:p>1622</text:p>
          </table:table-cell>
          <table:table-cell office:value-type="time" office:time-value="PT10H55M30.201S">
            <text:p>10:55:30.20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623">
            <text:p>1623</text:p>
          </table:table-cell>
          <table:table-cell office:value-type="time" office:time-value="PT10H55M30.248S">
            <text:p>10:55:30.25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624">
            <text:p>1624</text:p>
          </table:table-cell>
          <table:table-cell office:value-type="time" office:time-value="PT10H55M09.341S">
            <text:p>10:55:09.34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22142">
            <text:p>22142</text:p>
          </table:table-cell>
          <table:table-cell office:value-type="string">
            <text:p>Success</text:p>
          </table:table-cell>
          <table:table-cell office:value-type="float" office:value="79243">
            <text:p>79243</text:p>
          </table:table-cell>
          <table:table-cell table:number-columns-repeated="1017"/>
        </table:table-row>
        <table:table-row table:style-name="ro1">
          <table:table-cell office:value-type="float" office:value="1625">
            <text:p>1625</text:p>
          </table:table-cell>
          <table:table-cell office:value-type="time" office:time-value="PT10H55M07.86S">
            <text:p>10:55:07.86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23623">
            <text:p>23623</text:p>
          </table:table-cell>
          <table:table-cell office:value-type="string">
            <text:p>Success</text:p>
          </table:table-cell>
          <table:table-cell office:value-type="float" office:value="79174">
            <text:p>79174</text:p>
          </table:table-cell>
          <table:table-cell table:number-columns-repeated="1017"/>
        </table:table-row>
        <table:table-row table:style-name="ro1">
          <table:table-cell office:value-type="float" office:value="1626">
            <text:p>1626</text:p>
          </table:table-cell>
          <table:table-cell office:value-type="time" office:time-value="PT10H55M07.394S">
            <text:p>10:55:07.39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4090">
            <text:p>24090</text:p>
          </table:table-cell>
          <table:table-cell office:value-type="string">
            <text:p>Success</text:p>
          </table:table-cell>
          <table:table-cell office:value-type="float" office:value="79979">
            <text:p>79979</text:p>
          </table:table-cell>
          <table:table-cell table:number-columns-repeated="1017"/>
        </table:table-row>
        <table:table-row table:style-name="ro1">
          <table:table-cell office:value-type="float" office:value="1627">
            <text:p>1627</text:p>
          </table:table-cell>
          <table:table-cell office:value-type="time" office:time-value="PT10H55M31.485S">
            <text:p>10:55:31.49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628">
            <text:p>1628</text:p>
          </table:table-cell>
          <table:table-cell office:value-type="time" office:time-value="PT10H55M31.484S">
            <text:p>10:55:31.48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29">
            <text:p>1629</text:p>
          </table:table-cell>
          <table:table-cell office:value-type="time" office:time-value="PT10H55M31.498S">
            <text:p>10:55:31.50</text:p>
          </table:table-cell>
          <table:table-cell office:value-type="string">
            <text:p>TC0003_PlannerC 3-21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630">
            <text:p>1630</text:p>
          </table:table-cell>
          <table:table-cell office:value-type="time" office:time-value="PT10H55M31.525S">
            <text:p>10:55:31.53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31">
            <text:p>1631</text:p>
          </table:table-cell>
          <table:table-cell office:value-type="time" office:time-value="PT10H55M31.534S">
            <text:p>10:55:31.53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632">
            <text:p>1632</text:p>
          </table:table-cell>
          <table:table-cell office:value-type="time" office:time-value="PT10H55M31.538S">
            <text:p>10:55:31.54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397">
            <text:p>397</text:p>
          </table:table-cell>
          <table:table-cell table:number-columns-repeated="1017"/>
        </table:table-row>
        <table:table-row table:style-name="ro1">
          <table:table-cell office:value-type="float" office:value="1633">
            <text:p>1633</text:p>
          </table:table-cell>
          <table:table-cell office:value-type="time" office:time-value="PT10H55M31.553S">
            <text:p>10:55:31.55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2062">
            <text:p>22062</text:p>
          </table:table-cell>
          <table:table-cell table:number-columns-repeated="1017"/>
        </table:table-row>
        <table:table-row table:style-name="ro1">
          <table:table-cell office:value-type="float" office:value="1634">
            <text:p>1634</text:p>
          </table:table-cell>
          <table:table-cell office:value-type="time" office:time-value="PT10H55M31.575S">
            <text:p>10:55:31.58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397">
            <text:p>397</text:p>
          </table:table-cell>
          <table:table-cell table:number-columns-repeated="1017"/>
        </table:table-row>
        <table:table-row table:style-name="ro1">
          <table:table-cell office:value-type="float" office:value="1635">
            <text:p>1635</text:p>
          </table:table-cell>
          <table:table-cell office:value-type="time" office:time-value="PT10H55M09.285S">
            <text:p>10:55:09.29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2372">
            <text:p>22372</text:p>
          </table:table-cell>
          <table:table-cell office:value-type="string">
            <text:p>Success</text:p>
          </table:table-cell>
          <table:table-cell office:value-type="float" office:value="76947">
            <text:p>76947</text:p>
          </table:table-cell>
          <table:table-cell table:number-columns-repeated="1017"/>
        </table:table-row>
        <table:table-row table:style-name="ro1">
          <table:table-cell office:value-type="float" office:value="1636">
            <text:p>1636</text:p>
          </table:table-cell>
          <table:table-cell office:value-type="time" office:time-value="PT10H55M09.358S">
            <text:p>10:55:09.36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2414">
            <text:p>22414</text:p>
          </table:table-cell>
          <table:table-cell office:value-type="string">
            <text:p>Success</text:p>
          </table:table-cell>
          <table:table-cell office:value-type="float" office:value="67739">
            <text:p>67739</text:p>
          </table:table-cell>
          <table:table-cell table:number-columns-repeated="1017"/>
        </table:table-row>
        <table:table-row table:style-name="ro1">
          <table:table-cell office:value-type="float" office:value="1637">
            <text:p>1637</text:p>
          </table:table-cell>
          <table:table-cell office:value-type="time" office:time-value="PT10H55M31.774S">
            <text:p>10:55:31.77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office:value-type="float" office:value="1638">
            <text:p>1638</text:p>
          </table:table-cell>
          <table:table-cell office:value-type="time" office:time-value="PT10H55M11.073S">
            <text:p>10:55:11.07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20732">
            <text:p>20732</text:p>
          </table:table-cell>
          <table:table-cell office:value-type="string">
            <text:p>Success</text:p>
          </table:table-cell>
          <table:table-cell office:value-type="float" office:value="65946">
            <text:p>65946</text:p>
          </table:table-cell>
          <table:table-cell table:number-columns-repeated="1017"/>
        </table:table-row>
        <table:table-row table:style-name="ro1">
          <table:table-cell office:value-type="float" office:value="1639">
            <text:p>1639</text:p>
          </table:table-cell>
          <table:table-cell office:value-type="time" office:time-value="PT10H55M31.795S">
            <text:p>10:55:31.80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office:value-type="float" office:value="1640">
            <text:p>1640</text:p>
          </table:table-cell>
          <table:table-cell office:value-type="time" office:time-value="PT10H55M11.217S">
            <text:p>10:55:11.22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0604">
            <text:p>20604</text:p>
          </table:table-cell>
          <table:table-cell office:value-type="string">
            <text:p>Success</text:p>
          </table:table-cell>
          <table:table-cell office:value-type="float" office:value="61668">
            <text:p>61668</text:p>
          </table:table-cell>
          <table:table-cell table:number-columns-repeated="1017"/>
        </table:table-row>
        <table:table-row table:style-name="ro1">
          <table:table-cell office:value-type="float" office:value="1641">
            <text:p>1641</text:p>
          </table:table-cell>
          <table:table-cell office:value-type="time" office:time-value="PT10H55M31.806S">
            <text:p>10:55:31.81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42">
            <text:p>1642</text:p>
          </table:table-cell>
          <table:table-cell office:value-type="time" office:time-value="PT10H55M31.824S">
            <text:p>10:55:31.82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43">
            <text:p>1643</text:p>
          </table:table-cell>
          <table:table-cell office:value-type="time" office:time-value="PT10H55M05.548S">
            <text:p>10:55:05.55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26485">
            <text:p>26485</text:p>
          </table:table-cell>
          <table:table-cell office:value-type="string">
            <text:p>Success</text:p>
          </table:table-cell>
          <table:table-cell office:value-type="float" office:value="81326">
            <text:p>81326</text:p>
          </table:table-cell>
          <table:table-cell table:number-columns-repeated="1017"/>
        </table:table-row>
        <table:table-row table:style-name="ro1">
          <table:table-cell office:value-type="float" office:value="1644">
            <text:p>1644</text:p>
          </table:table-cell>
          <table:table-cell office:value-type="time" office:time-value="PT10H55M32.035S">
            <text:p>10:55:32.04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45">
            <text:p>1645</text:p>
          </table:table-cell>
          <table:table-cell office:value-type="time" office:time-value="PT10H55M12.233S">
            <text:p>10:55:12.23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20173">
            <text:p>20173</text:p>
          </table:table-cell>
          <table:table-cell office:value-type="string">
            <text:p>Success</text:p>
          </table:table-cell>
          <table:table-cell office:value-type="float" office:value="61936">
            <text:p>61936</text:p>
          </table:table-cell>
          <table:table-cell table:number-columns-repeated="1017"/>
        </table:table-row>
        <table:table-row table:style-name="ro1">
          <table:table-cell office:value-type="float" office:value="1646">
            <text:p>1646</text:p>
          </table:table-cell>
          <table:table-cell office:value-type="time" office:time-value="PT10H55M32.407S">
            <text:p>10:55:32.41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647">
            <text:p>1647</text:p>
          </table:table-cell>
          <table:table-cell office:value-type="time" office:time-value="PT10H55M32.419S">
            <text:p>10:55:32.42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648">
            <text:p>1648</text:p>
          </table:table-cell>
          <table:table-cell office:value-type="time" office:time-value="PT10H55M32.451S">
            <text:p>10:55:32.45</text:p>
          </table:table-cell>
          <table:table-cell office:value-type="string">
            <text:p>TC0001_PlannerA 1-28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649">
            <text:p>1649</text:p>
          </table:table-cell>
          <table:table-cell office:value-type="time" office:time-value="PT10H55M30.077S">
            <text:p>10:55:30.08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2636">
            <text:p>2636</text:p>
          </table:table-cell>
          <table:table-cell office:value-type="string">
            <text:p>Success</text:p>
          </table:table-cell>
          <table:table-cell office:value-type="float" office:value="16043">
            <text:p>16043</text:p>
          </table:table-cell>
          <table:table-cell table:number-columns-repeated="1017"/>
        </table:table-row>
        <table:table-row table:style-name="ro1">
          <table:table-cell office:value-type="float" office:value="1650">
            <text:p>1650</text:p>
          </table:table-cell>
          <table:table-cell office:value-type="time" office:time-value="PT10H55M32.714S">
            <text:p>10:55:32.71</text:p>
          </table:table-cell>
          <table:table-cell office:value-type="string">
            <text:p>TC0002_PlannerB 2-23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651">
            <text:p>1651</text:p>
          </table:table-cell>
          <table:table-cell office:value-type="time" office:time-value="PT10H55M07.743S">
            <text:p>10:55:07.74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25007">
            <text:p>25007</text:p>
          </table:table-cell>
          <table:table-cell office:value-type="string">
            <text:p>Success</text:p>
          </table:table-cell>
          <table:table-cell office:value-type="float" office:value="77187">
            <text:p>77187</text:p>
          </table:table-cell>
          <table:table-cell table:number-columns-repeated="1017"/>
        </table:table-row>
        <table:table-row table:style-name="ro1">
          <table:table-cell office:value-type="float" office:value="1652">
            <text:p>1652</text:p>
          </table:table-cell>
          <table:table-cell office:value-type="time" office:time-value="PT10H55M32.751S">
            <text:p>10:55:32.75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53">
            <text:p>1653</text:p>
          </table:table-cell>
          <table:table-cell office:value-type="time" office:time-value="PT10H55M11.23S">
            <text:p>10:55:11.23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22108">
            <text:p>22108</text:p>
          </table:table-cell>
          <table:table-cell office:value-type="string">
            <text:p>Success</text:p>
          </table:table-cell>
          <table:table-cell office:value-type="float" office:value="60481">
            <text:p>60481</text:p>
          </table:table-cell>
          <table:table-cell table:number-columns-repeated="1017"/>
        </table:table-row>
        <table:table-row table:style-name="ro1">
          <table:table-cell office:value-type="float" office:value="1654">
            <text:p>1654</text:p>
          </table:table-cell>
          <table:table-cell office:value-type="time" office:time-value="PT10H55M09.374S">
            <text:p>10:55:09.37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24812">
            <text:p>24812</text:p>
          </table:table-cell>
          <table:table-cell office:value-type="string">
            <text:p>Success</text:p>
          </table:table-cell>
          <table:table-cell office:value-type="float" office:value="79189">
            <text:p>79189</text:p>
          </table:table-cell>
          <table:table-cell table:number-columns-repeated="1017"/>
        </table:table-row>
        <table:table-row table:style-name="ro1">
          <table:table-cell office:value-type="float" office:value="1655">
            <text:p>1655</text:p>
          </table:table-cell>
          <table:table-cell office:value-type="time" office:time-value="PT10H55M11.32S">
            <text:p>10:55:11.32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22886">
            <text:p>22886</text:p>
          </table:table-cell>
          <table:table-cell office:value-type="string">
            <text:p>Success</text:p>
          </table:table-cell>
          <table:table-cell office:value-type="float" office:value="66599">
            <text:p>66599</text:p>
          </table:table-cell>
          <table:table-cell table:number-columns-repeated="1017"/>
        </table:table-row>
        <table:table-row table:style-name="ro1">
          <table:table-cell office:value-type="float" office:value="1656">
            <text:p>1656</text:p>
          </table:table-cell>
          <table:table-cell office:value-type="time" office:time-value="PT10H55M34.207S">
            <text:p>10:55:34.21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office:value-type="float" office:value="1657">
            <text:p>1657</text:p>
          </table:table-cell>
          <table:table-cell office:value-type="time" office:time-value="PT10H55M34.223S">
            <text:p>10:55:34.22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office:value-type="float" office:value="1658">
            <text:p>1658</text:p>
          </table:table-cell>
          <table:table-cell office:value-type="time" office:time-value="PT10H55M14.973S">
            <text:p>10:55:14.97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20131">
            <text:p>20131</text:p>
          </table:table-cell>
          <table:table-cell office:value-type="string">
            <text:p>Success</text:p>
          </table:table-cell>
          <table:table-cell office:value-type="float" office:value="59117">
            <text:p>59117</text:p>
          </table:table-cell>
          <table:table-cell table:number-columns-repeated="1017"/>
        </table:table-row>
        <table:table-row table:style-name="ro1">
          <table:table-cell office:value-type="float" office:value="1659">
            <text:p>1659</text:p>
          </table:table-cell>
          <table:table-cell office:value-type="time" office:time-value="PT10H55M35.106S">
            <text:p>10:55:35.11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660">
            <text:p>1660</text:p>
          </table:table-cell>
          <table:table-cell office:value-type="time" office:time-value="PT10H55M35.121S">
            <text:p>10:55:35.12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661">
            <text:p>1661</text:p>
          </table:table-cell>
          <table:table-cell office:value-type="time" office:time-value="PT10H55M35.147S">
            <text:p>10:55:35.15</text:p>
          </table:table-cell>
          <table:table-cell office:value-type="string">
            <text:p>TC0001_PlannerA 1-26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662">
            <text:p>1662</text:p>
          </table:table-cell>
          <table:table-cell office:value-type="time" office:time-value="PT10H55M29.963S">
            <text:p>10:55:29.96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5290">
            <text:p>5290</text:p>
          </table:table-cell>
          <table:table-cell office:value-type="string">
            <text:p>Success</text:p>
          </table:table-cell>
          <table:table-cell office:value-type="float" office:value="16043">
            <text:p>16043</text:p>
          </table:table-cell>
          <table:table-cell table:number-columns-repeated="1017"/>
        </table:table-row>
        <table:table-row table:style-name="ro1">
          <table:table-cell office:value-type="float" office:value="1663">
            <text:p>1663</text:p>
          </table:table-cell>
          <table:table-cell office:value-type="time" office:time-value="PT10H55M35.254S">
            <text:p>10:55:35.25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664">
            <text:p>1664</text:p>
          </table:table-cell>
          <table:table-cell office:value-type="time" office:time-value="PT10H55M11.147S">
            <text:p>10:55:11.15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24639">
            <text:p>24639</text:p>
          </table:table-cell>
          <table:table-cell office:value-type="string">
            <text:p>Success</text:p>
          </table:table-cell>
          <table:table-cell office:value-type="float" office:value="60731">
            <text:p>60731</text:p>
          </table:table-cell>
          <table:table-cell table:number-columns-repeated="1017"/>
        </table:table-row>
        <table:table-row table:style-name="ro1">
          <table:table-cell office:value-type="float" office:value="1665">
            <text:p>1665</text:p>
          </table:table-cell>
          <table:table-cell office:value-type="time" office:time-value="PT10H55M34.236S">
            <text:p>10:55:34.24</text:p>
          </table:table-cell>
          <table:table-cell office:value-type="string">
            <text:p>TC0003_PlannerC 3-24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053">
            <text:p>2053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666">
            <text:p>1666</text:p>
          </table:table-cell>
          <table:table-cell office:value-type="time" office:time-value="PT10H55M29.98S">
            <text:p>10:55:29.98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6314">
            <text:p>6314</text:p>
          </table:table-cell>
          <table:table-cell office:value-type="string">
            <text:p>Success</text:p>
          </table:table-cell>
          <table:table-cell office:value-type="float" office:value="16758">
            <text:p>16758</text:p>
          </table:table-cell>
          <table:table-cell table:number-columns-repeated="1017"/>
        </table:table-row>
        <table:table-row table:style-name="ro1">
          <table:table-cell office:value-type="float" office:value="1667">
            <text:p>1667</text:p>
          </table:table-cell>
          <table:table-cell office:value-type="time" office:time-value="PT10H55M30.071S">
            <text:p>10:55:30.07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6237">
            <text:p>6237</text:p>
          </table:table-cell>
          <table:table-cell office:value-type="string">
            <text:p>Success</text:p>
          </table:table-cell>
          <table:table-cell office:value-type="float" office:value="18732">
            <text:p>18732</text:p>
          </table:table-cell>
          <table:table-cell table:number-columns-repeated="1017"/>
        </table:table-row>
        <table:table-row table:style-name="ro1">
          <table:table-cell office:value-type="float" office:value="1668">
            <text:p>1668</text:p>
          </table:table-cell>
          <table:table-cell office:value-type="time" office:time-value="PT10H55M35.174S">
            <text:p>10:55:35.17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147">
            <text:p>1147</text:p>
          </table:table-cell>
          <table:table-cell office:value-type="string">
            <text:p>Success</text:p>
          </table:table-cell>
          <table:table-cell office:value-type="float" office:value="14463">
            <text:p>14463</text:p>
          </table:table-cell>
          <table:table-cell table:number-columns-repeated="1017"/>
        </table:table-row>
        <table:table-row table:style-name="ro1">
          <table:table-cell office:value-type="float" office:value="1669">
            <text:p>1669</text:p>
          </table:table-cell>
          <table:table-cell office:value-type="time" office:time-value="PT10H55M19.058S">
            <text:p>10:55:19.06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7278">
            <text:p>17278</text:p>
          </table:table-cell>
          <table:table-cell office:value-type="string">
            <text:p>Success</text:p>
          </table:table-cell>
          <table:table-cell office:value-type="float" office:value="76630">
            <text:p>76630</text:p>
          </table:table-cell>
          <table:table-cell table:number-columns-repeated="1017"/>
        </table:table-row>
        <table:table-row table:style-name="ro1">
          <table:table-cell office:value-type="float" office:value="1670">
            <text:p>1670</text:p>
          </table:table-cell>
          <table:table-cell office:value-type="time" office:time-value="PT10H55M30.077S">
            <text:p>10:55:30.08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6275">
            <text:p>6275</text:p>
          </table:table-cell>
          <table:table-cell office:value-type="string">
            <text:p>Success</text:p>
          </table:table-cell>
          <table:table-cell office:value-type="float" office:value="37962">
            <text:p>37962</text:p>
          </table:table-cell>
          <table:table-cell table:number-columns-repeated="1017"/>
        </table:table-row>
        <table:table-row table:style-name="ro1">
          <table:table-cell office:value-type="float" office:value="1671">
            <text:p>1671</text:p>
          </table:table-cell>
          <table:table-cell office:value-type="time" office:time-value="PT10H55M36.354S">
            <text:p>10:55:36.35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672">
            <text:p>1672</text:p>
          </table:table-cell>
          <table:table-cell office:value-type="time" office:time-value="PT10H55M36.371S">
            <text:p>10:55:36.37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673">
            <text:p>1673</text:p>
          </table:table-cell>
          <table:table-cell office:value-type="time" office:time-value="PT10H55M36.419S">
            <text:p>10:55:36.42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674">
            <text:p>1674</text:p>
          </table:table-cell>
          <table:table-cell office:value-type="time" office:time-value="PT10H55M36.47S">
            <text:p>10:55:36.47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675">
            <text:p>1675</text:p>
          </table:table-cell>
          <table:table-cell office:value-type="time" office:time-value="PT10H55M16.166S">
            <text:p>10:55:16.17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21125">
            <text:p>21125</text:p>
          </table:table-cell>
          <table:table-cell office:value-type="string">
            <text:p>Success</text:p>
          </table:table-cell>
          <table:table-cell office:value-type="float" office:value="60385">
            <text:p>60385</text:p>
          </table:table-cell>
          <table:table-cell table:number-columns-repeated="1017"/>
        </table:table-row>
        <table:table-row table:style-name="ro1">
          <table:table-cell office:value-type="float" office:value="1676">
            <text:p>1676</text:p>
          </table:table-cell>
          <table:table-cell office:value-type="time" office:time-value="PT10H55M37.293S">
            <text:p>10:55:37.29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77">
            <text:p>1677</text:p>
          </table:table-cell>
          <table:table-cell office:value-type="time" office:time-value="PT10H55M31.813S">
            <text:p>10:55:31.81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5746">
            <text:p>5746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678">
            <text:p>1678</text:p>
          </table:table-cell>
          <table:table-cell office:value-type="time" office:time-value="PT10H55M09.364S">
            <text:p>10:55:09.36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9018">
            <text:p>29018</text:p>
          </table:table-cell>
          <table:table-cell office:value-type="string">
            <text:p>Success</text:p>
          </table:table-cell>
          <table:table-cell office:value-type="float" office:value="73202">
            <text:p>73202</text:p>
          </table:table-cell>
          <table:table-cell table:number-columns-repeated="1017"/>
        </table:table-row>
        <table:table-row table:style-name="ro1">
          <table:table-cell office:value-type="float" office:value="1679">
            <text:p>1679</text:p>
          </table:table-cell>
          <table:table-cell office:value-type="time" office:time-value="PT10H55M38.384S">
            <text:p>10:55:38.38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680">
            <text:p>1680</text:p>
          </table:table-cell>
          <table:table-cell office:value-type="time" office:time-value="PT10H55M05.608S">
            <text:p>10:55:05.61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32845">
            <text:p>32845</text:p>
          </table:table-cell>
          <table:table-cell office:value-type="string">
            <text:p>Success</text:p>
          </table:table-cell>
          <table:table-cell office:value-type="float" office:value="82916">
            <text:p>82916</text:p>
          </table:table-cell>
          <table:table-cell table:number-columns-repeated="1017"/>
        </table:table-row>
        <table:table-row table:style-name="ro1">
          <table:table-cell office:value-type="float" office:value="1681">
            <text:p>1681</text:p>
          </table:table-cell>
          <table:table-cell office:value-type="time" office:time-value="PT10H55M05.619S">
            <text:p>10:55:05.62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32836">
            <text:p>32836</text:p>
          </table:table-cell>
          <table:table-cell office:value-type="string">
            <text:p>Success</text:p>
          </table:table-cell>
          <table:table-cell office:value-type="float" office:value="83032">
            <text:p>83032</text:p>
          </table:table-cell>
          <table:table-cell table:number-columns-repeated="1017"/>
        </table:table-row>
        <table:table-row table:style-name="ro1">
          <table:table-cell office:value-type="float" office:value="1682">
            <text:p>1682</text:p>
          </table:table-cell>
          <table:table-cell office:value-type="time" office:time-value="PT10H55M38.397S">
            <text:p>10:55:38.40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683">
            <text:p>1683</text:p>
          </table:table-cell>
          <table:table-cell office:value-type="time" office:time-value="PT10H55M38.467S">
            <text:p>10:55:38.47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684">
            <text:p>1684</text:p>
          </table:table-cell>
          <table:table-cell office:value-type="time" office:time-value="PT10H55M07.377S">
            <text:p>10:55:07.3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31526">
            <text:p>31526</text:p>
          </table:table-cell>
          <table:table-cell office:value-type="string">
            <text:p>Success</text:p>
          </table:table-cell>
          <table:table-cell office:value-type="float" office:value="80432">
            <text:p>80432</text:p>
          </table:table-cell>
          <table:table-cell table:number-columns-repeated="1017"/>
        </table:table-row>
        <table:table-row table:style-name="ro1">
          <table:table-cell office:value-type="float" office:value="1685">
            <text:p>1685</text:p>
          </table:table-cell>
          <table:table-cell office:value-type="time" office:time-value="PT10H55M09.305S">
            <text:p>10:55:09.31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9771">
            <text:p>29771</text:p>
          </table:table-cell>
          <table:table-cell office:value-type="string">
            <text:p>Success</text:p>
          </table:table-cell>
          <table:table-cell office:value-type="float" office:value="64649">
            <text:p>64649</text:p>
          </table:table-cell>
          <table:table-cell table:number-columns-repeated="1017"/>
        </table:table-row>
        <table:table-row table:style-name="ro1">
          <table:table-cell office:value-type="float" office:value="1686">
            <text:p>1686</text:p>
          </table:table-cell>
          <table:table-cell office:value-type="time" office:time-value="PT10H55M13.097S">
            <text:p>10:55:13.10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26179">
            <text:p>26179</text:p>
          </table:table-cell>
          <table:table-cell office:value-type="string">
            <text:p>Success</text:p>
          </table:table-cell>
          <table:table-cell office:value-type="float" office:value="61604">
            <text:p>61604</text:p>
          </table:table-cell>
          <table:table-cell table:number-columns-repeated="1017"/>
        </table:table-row>
        <table:table-row table:style-name="ro1">
          <table:table-cell office:value-type="float" office:value="1687">
            <text:p>1687</text:p>
          </table:table-cell>
          <table:table-cell office:value-type="time" office:time-value="PT10H55M39.278S">
            <text:p>10:55:39.28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88">
            <text:p>1688</text:p>
          </table:table-cell>
          <table:table-cell office:value-type="time" office:time-value="PT10H55M13.216S">
            <text:p>10:55:13.22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26504">
            <text:p>26504</text:p>
          </table:table-cell>
          <table:table-cell office:value-type="string">
            <text:p>Success</text:p>
          </table:table-cell>
          <table:table-cell office:value-type="float" office:value="59521">
            <text:p>59521</text:p>
          </table:table-cell>
          <table:table-cell table:number-columns-repeated="1017"/>
        </table:table-row>
        <table:table-row table:style-name="ro1">
          <table:table-cell office:value-type="float" office:value="1689">
            <text:p>1689</text:p>
          </table:table-cell>
          <table:table-cell office:value-type="time" office:time-value="PT10H55M39.722S">
            <text:p>10:55:39.72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690">
            <text:p>1690</text:p>
          </table:table-cell>
          <table:table-cell office:value-type="time" office:time-value="PT10H55M39.736S">
            <text:p>10:55:39.74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691">
            <text:p>1691</text:p>
          </table:table-cell>
          <table:table-cell office:value-type="time" office:time-value="PT10H55M39.767S">
            <text:p>10:55:39.77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692">
            <text:p>1692</text:p>
          </table:table-cell>
          <table:table-cell office:value-type="time" office:time-value="PT10H55M39.782S">
            <text:p>10:55:39.78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696">
            <text:p>23696</text:p>
          </table:table-cell>
          <table:table-cell table:number-columns-repeated="1017"/>
        </table:table-row>
        <table:table-row table:style-name="ro1">
          <table:table-cell office:value-type="float" office:value="1693">
            <text:p>1693</text:p>
          </table:table-cell>
          <table:table-cell office:value-type="time" office:time-value="PT10H55M07.728S">
            <text:p>10:55:07.73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32470">
            <text:p>32470</text:p>
          </table:table-cell>
          <table:table-cell office:value-type="string">
            <text:p>Success</text:p>
          </table:table-cell>
          <table:table-cell office:value-type="float" office:value="77046">
            <text:p>77046</text:p>
          </table:table-cell>
          <table:table-cell table:number-columns-repeated="1017"/>
        </table:table-row>
        <table:table-row table:style-name="ro1">
          <table:table-cell office:value-type="float" office:value="1694">
            <text:p>1694</text:p>
          </table:table-cell>
          <table:table-cell office:value-type="time" office:time-value="PT10H55M40.2S">
            <text:p>10:55:40.20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95">
            <text:p>1695</text:p>
          </table:table-cell>
          <table:table-cell office:value-type="time" office:time-value="PT10H55M36.295S">
            <text:p>10:55:36.30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4030">
            <text:p>4030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696">
            <text:p>1696</text:p>
          </table:table-cell>
          <table:table-cell office:value-type="time" office:time-value="PT10H55M40.326S">
            <text:p>10:55:40.33</text:p>
          </table:table-cell>
          <table:table-cell office:value-type="string">
            <text:p>TC0002_PlannerB 2-10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97">
            <text:p>1697</text:p>
          </table:table-cell>
          <table:table-cell office:value-type="time" office:time-value="PT10H55M40.335S">
            <text:p>10:55:40.34</text:p>
          </table:table-cell>
          <table:table-cell office:value-type="string">
            <text:p>TC0002_PlannerB 2-10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98">
            <text:p>1698</text:p>
          </table:table-cell>
          <table:table-cell office:value-type="time" office:time-value="PT10H55M40.34S">
            <text:p>10:55:40.34</text:p>
          </table:table-cell>
          <table:table-cell office:value-type="string">
            <text:p>TC0002_PlannerB 2-1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99">
            <text:p>1699</text:p>
          </table:table-cell>
          <table:table-cell office:value-type="time" office:time-value="PT10H55M22.88S">
            <text:p>10:55:22.88</text:p>
          </table:table-cell>
          <table:table-cell office:value-type="string">
            <text:p>TC0001_PlannerA 1-25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7497">
            <text:p>17497</text:p>
          </table:table-cell>
          <table:table-cell office:value-type="string">
            <text:p>Success</text:p>
          </table:table-cell>
          <table:table-cell office:value-type="float" office:value="27954">
            <text:p>27954</text:p>
          </table:table-cell>
          <table:table-cell table:number-columns-repeated="1017"/>
        </table:table-row>
        <table:table-row table:style-name="ro1">
          <table:table-cell office:value-type="float" office:value="1700">
            <text:p>1700</text:p>
          </table:table-cell>
          <table:table-cell office:value-type="time" office:time-value="PT10H55M19.32S">
            <text:p>10:55:19.32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1063">
            <text:p>21063</text:p>
          </table:table-cell>
          <table:table-cell office:value-type="string">
            <text:p>Success</text:p>
          </table:table-cell>
          <table:table-cell office:value-type="float" office:value="26572">
            <text:p>26572</text:p>
          </table:table-cell>
          <table:table-cell table:number-columns-repeated="1017"/>
        </table:table-row>
        <table:table-row table:style-name="ro1">
          <table:table-cell office:value-type="float" office:value="1701">
            <text:p>1701</text:p>
          </table:table-cell>
          <table:table-cell office:value-type="time" office:time-value="PT10H55M26.045S">
            <text:p>10:55:26.05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4349">
            <text:p>14349</text:p>
          </table:table-cell>
          <table:table-cell office:value-type="string">
            <text:p>Success</text:p>
          </table:table-cell>
          <table:table-cell office:value-type="float" office:value="55601">
            <text:p>55601</text:p>
          </table:table-cell>
          <table:table-cell table:number-columns-repeated="1017"/>
        </table:table-row>
        <table:table-row table:style-name="ro1">
          <table:table-cell office:value-type="float" office:value="1702">
            <text:p>1702</text:p>
          </table:table-cell>
          <table:table-cell office:value-type="time" office:time-value="PT10H55M40.378S">
            <text:p>10:55:40.38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703">
            <text:p>1703</text:p>
          </table:table-cell>
          <table:table-cell office:value-type="time" office:time-value="PT10H55M28.937S">
            <text:p>10:55:28.94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1472">
            <text:p>11472</text:p>
          </table:table-cell>
          <table:table-cell office:value-type="string">
            <text:p>Success</text:p>
          </table:table-cell>
          <table:table-cell office:value-type="float" office:value="53014">
            <text:p>53014</text:p>
          </table:table-cell>
          <table:table-cell table:number-columns-repeated="1017"/>
        </table:table-row>
        <table:table-row table:style-name="ro1">
          <table:table-cell office:value-type="float" office:value="1704">
            <text:p>1704</text:p>
          </table:table-cell>
          <table:table-cell office:value-type="time" office:time-value="PT10H55M40.41S">
            <text:p>10:55:40.41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705">
            <text:p>1705</text:p>
          </table:table-cell>
          <table:table-cell office:value-type="time" office:time-value="PT10H55M40.428S">
            <text:p>10:55:40.43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706">
            <text:p>1706</text:p>
          </table:table-cell>
          <table:table-cell office:value-type="time" office:time-value="PT10H55M40.478S">
            <text:p>10:55:40.48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707">
            <text:p>1707</text:p>
          </table:table-cell>
          <table:table-cell office:value-type="time" office:time-value="PT10H55M40.52S">
            <text:p>10:55:40.52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708">
            <text:p>1708</text:p>
          </table:table-cell>
          <table:table-cell office:value-type="time" office:time-value="PT10H55M19.08S">
            <text:p>10:55:19.08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21692">
            <text:p>21692</text:p>
          </table:table-cell>
          <table:table-cell office:value-type="string">
            <text:p>Success</text:p>
          </table:table-cell>
          <table:table-cell office:value-type="float" office:value="52736">
            <text:p>52736</text:p>
          </table:table-cell>
          <table:table-cell table:number-columns-repeated="1017"/>
        </table:table-row>
        <table:table-row table:style-name="ro1">
          <table:table-cell office:value-type="float" office:value="1709">
            <text:p>1709</text:p>
          </table:table-cell>
          <table:table-cell office:value-type="time" office:time-value="PT10H55M23.509S">
            <text:p>10:55:23.51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7267">
            <text:p>17267</text:p>
          </table:table-cell>
          <table:table-cell office:value-type="string">
            <text:p>Success</text:p>
          </table:table-cell>
          <table:table-cell office:value-type="float" office:value="41170">
            <text:p>41170</text:p>
          </table:table-cell>
          <table:table-cell table:number-columns-repeated="1017"/>
        </table:table-row>
        <table:table-row table:style-name="ro1">
          <table:table-cell office:value-type="float" office:value="1710">
            <text:p>1710</text:p>
          </table:table-cell>
          <table:table-cell office:value-type="time" office:time-value="PT10H55M40.773S">
            <text:p>10:55:40.77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office:value-type="float" office:value="1711">
            <text:p>1711</text:p>
          </table:table-cell>
          <table:table-cell office:value-type="time" office:time-value="PT10H55M40.777S">
            <text:p>10:55:40.78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712">
            <text:p>1712</text:p>
          </table:table-cell>
          <table:table-cell office:value-type="time" office:time-value="PT10H55M40.795S">
            <text:p>10:55:40.80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office:value-type="float" office:value="1713">
            <text:p>1713</text:p>
          </table:table-cell>
          <table:table-cell office:value-type="time" office:time-value="PT10H55M23.262S">
            <text:p>10:55:23.26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7566">
            <text:p>17566</text:p>
          </table:table-cell>
          <table:table-cell office:value-type="string">
            <text:p>Success</text:p>
          </table:table-cell>
          <table:table-cell office:value-type="float" office:value="50909">
            <text:p>50909</text:p>
          </table:table-cell>
          <table:table-cell table:number-columns-repeated="1017"/>
        </table:table-row>
        <table:table-row table:style-name="ro1">
          <table:table-cell office:value-type="float" office:value="1714">
            <text:p>1714</text:p>
          </table:table-cell>
          <table:table-cell office:value-type="time" office:time-value="PT10H55M40.796S">
            <text:p>10:55:40.80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715">
            <text:p>1715</text:p>
          </table:table-cell>
          <table:table-cell office:value-type="time" office:time-value="PT10H55M18.979S">
            <text:p>10:55:18.98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1870">
            <text:p>21870</text:p>
          </table:table-cell>
          <table:table-cell office:value-type="string">
            <text:p>Success</text:p>
          </table:table-cell>
          <table:table-cell office:value-type="float" office:value="50902">
            <text:p>50902</text:p>
          </table:table-cell>
          <table:table-cell table:number-columns-repeated="1017"/>
        </table:table-row>
        <table:table-row table:style-name="ro1">
          <table:table-cell office:value-type="float" office:value="1716">
            <text:p>1716</text:p>
          </table:table-cell>
          <table:table-cell office:value-type="time" office:time-value="PT10H55M40.813S">
            <text:p>10:55:40.81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717">
            <text:p>1717</text:p>
          </table:table-cell>
          <table:table-cell office:value-type="time" office:time-value="PT10H55M40.829S">
            <text:p>10:55:40.83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718">
            <text:p>1718</text:p>
          </table:table-cell>
          <table:table-cell office:value-type="time" office:time-value="PT10H55M40.85S">
            <text:p>10:55:40.85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719">
            <text:p>1719</text:p>
          </table:table-cell>
          <table:table-cell office:value-type="time" office:time-value="PT10H55M40.837S">
            <text:p>10:55:40.84</text:p>
          </table:table-cell>
          <table:table-cell office:value-type="string">
            <text:p>TC0001_PlannerA 1-30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720">
            <text:p>1720</text:p>
          </table:table-cell>
          <table:table-cell office:value-type="time" office:time-value="PT10H55M40.911S">
            <text:p>10:55:40.91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721">
            <text:p>1721</text:p>
          </table:table-cell>
          <table:table-cell office:value-type="time" office:time-value="PT10H55M40.902S">
            <text:p>10:55:40.90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722">
            <text:p>1722</text:p>
          </table:table-cell>
          <table:table-cell office:value-type="time" office:time-value="PT10H55M05.568S">
            <text:p>10:55:05.57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5397">
            <text:p>35397</text:p>
          </table:table-cell>
          <table:table-cell office:value-type="string">
            <text:p>Success</text:p>
          </table:table-cell>
          <table:table-cell office:value-type="float" office:value="81523">
            <text:p>81523</text:p>
          </table:table-cell>
          <table:table-cell table:number-columns-repeated="1017"/>
        </table:table-row>
        <table:table-row table:style-name="ro1">
          <table:table-cell office:value-type="float" office:value="1723">
            <text:p>1723</text:p>
          </table:table-cell>
          <table:table-cell office:value-type="time" office:time-value="PT10H55M40.564S">
            <text:p>10:55:40.56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408">
            <text:p>408</text:p>
          </table:table-cell>
          <table:table-cell office:value-type="string">
            <text:p>Success</text:p>
          </table:table-cell>
          <table:table-cell office:value-type="float" office:value="42045">
            <text:p>42045</text:p>
          </table:table-cell>
          <table:table-cell table:number-columns-repeated="1017"/>
        </table:table-row>
        <table:table-row table:style-name="ro1">
          <table:table-cell office:value-type="float" office:value="1724">
            <text:p>1724</text:p>
          </table:table-cell>
          <table:table-cell office:value-type="time" office:time-value="PT10H55M40.95S">
            <text:p>10:55:40.95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439">
            <text:p>439</text:p>
          </table:table-cell>
          <table:table-cell table:number-columns-repeated="1017"/>
        </table:table-row>
        <table:table-row table:style-name="ro1">
          <table:table-cell office:value-type="float" office:value="1725">
            <text:p>1725</text:p>
          </table:table-cell>
          <table:table-cell office:value-type="time" office:time-value="PT10H55M41.01S">
            <text:p>10:55:41.01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439">
            <text:p>439</text:p>
          </table:table-cell>
          <table:table-cell table:number-columns-repeated="1017"/>
        </table:table-row>
        <table:table-row table:style-name="ro1">
          <table:table-cell office:value-type="float" office:value="1726">
            <text:p>1726</text:p>
          </table:table-cell>
          <table:table-cell office:value-type="time" office:time-value="PT10H55M27.575S">
            <text:p>10:55:27.58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4201">
            <text:p>14201</text:p>
          </table:table-cell>
          <table:table-cell office:value-type="string">
            <text:p>Success</text:p>
          </table:table-cell>
          <table:table-cell office:value-type="float" office:value="41253">
            <text:p>41253</text:p>
          </table:table-cell>
          <table:table-cell table:number-columns-repeated="1017"/>
        </table:table-row>
        <table:table-row table:style-name="ro1">
          <table:table-cell office:value-type="float" office:value="1727">
            <text:p>1727</text:p>
          </table:table-cell>
          <table:table-cell office:value-type="time" office:time-value="PT10H55M41.777S">
            <text:p>10:55:41.78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728">
            <text:p>1728</text:p>
          </table:table-cell>
          <table:table-cell office:value-type="time" office:time-value="PT10H55M41.789S">
            <text:p>10:55:41.79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729">
            <text:p>1729</text:p>
          </table:table-cell>
          <table:table-cell office:value-type="time" office:time-value="PT10H55M13.203S">
            <text:p>10:55:13.20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28651">
            <text:p>28651</text:p>
          </table:table-cell>
          <table:table-cell office:value-type="string">
            <text:p>Success</text:p>
          </table:table-cell>
          <table:table-cell office:value-type="float" office:value="55057">
            <text:p>55057</text:p>
          </table:table-cell>
          <table:table-cell table:number-columns-repeated="1017"/>
        </table:table-row>
        <table:table-row table:style-name="ro1">
          <table:table-cell office:value-type="float" office:value="1730">
            <text:p>1730</text:p>
          </table:table-cell>
          <table:table-cell office:value-type="time" office:time-value="PT10H55M41.856S">
            <text:p>10:55:41.86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731">
            <text:p>1731</text:p>
          </table:table-cell>
          <table:table-cell office:value-type="time" office:time-value="PT10H55M19.084S">
            <text:p>10:55:19.08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22794">
            <text:p>22794</text:p>
          </table:table-cell>
          <table:table-cell office:value-type="string">
            <text:p>Success</text:p>
          </table:table-cell>
          <table:table-cell office:value-type="float" office:value="62803">
            <text:p>62803</text:p>
          </table:table-cell>
          <table:table-cell table:number-columns-repeated="1017"/>
        </table:table-row>
        <table:table-row table:style-name="ro1">
          <table:table-cell office:value-type="float" office:value="1732">
            <text:p>1732</text:p>
          </table:table-cell>
          <table:table-cell office:value-type="time" office:time-value="PT10H55M41.873S">
            <text:p>10:55:41.87</text:p>
          </table:table-cell>
          <table:table-cell office:value-type="string">
            <text:p>TC0003_PlannerC 3-25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733">
            <text:p>1733</text:p>
          </table:table-cell>
          <table:table-cell office:value-type="time" office:time-value="PT10H55M41.912S">
            <text:p>10:55:41.91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734">
            <text:p>1734</text:p>
          </table:table-cell>
          <table:table-cell office:value-type="time" office:time-value="PT10H55M41.879S">
            <text:p>10:55:41.88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735">
            <text:p>1735</text:p>
          </table:table-cell>
          <table:table-cell office:value-type="time" office:time-value="PT10H55M41.932S">
            <text:p>10:55:41.93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736">
            <text:p>1736</text:p>
          </table:table-cell>
          <table:table-cell office:value-type="time" office:time-value="PT10H55M41.928S">
            <text:p>10:55:41.93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6962">
            <text:p>26962</text:p>
          </table:table-cell>
          <table:table-cell table:number-columns-repeated="1017"/>
        </table:table-row>
        <table:table-row table:style-name="ro1">
          <table:table-cell office:value-type="float" office:value="1737">
            <text:p>1737</text:p>
          </table:table-cell>
          <table:table-cell office:value-type="time" office:time-value="PT10H55M41.952S">
            <text:p>10:55:41.95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481">
            <text:p>481</text:p>
          </table:table-cell>
          <table:table-cell table:number-columns-repeated="1017"/>
        </table:table-row>
        <table:table-row table:style-name="ro1">
          <table:table-cell office:value-type="float" office:value="1738">
            <text:p>1738</text:p>
          </table:table-cell>
          <table:table-cell office:value-type="time" office:time-value="PT10H55M41.996S">
            <text:p>10:55:42.00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481">
            <text:p>481</text:p>
          </table:table-cell>
          <table:table-cell table:number-columns-repeated="1017"/>
        </table:table-row>
        <table:table-row table:style-name="ro1">
          <table:table-cell office:value-type="float" office:value="1739">
            <text:p>1739</text:p>
          </table:table-cell>
          <table:table-cell office:value-type="time" office:time-value="PT10H55M23.218S">
            <text:p>10:55:23.22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9186">
            <text:p>19186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740">
            <text:p>1740</text:p>
          </table:table-cell>
          <table:table-cell office:value-type="time" office:time-value="PT10H55M27.59S">
            <text:p>10:55:27.59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4888">
            <text:p>14888</text:p>
          </table:table-cell>
          <table:table-cell office:value-type="string">
            <text:p>Success</text:p>
          </table:table-cell>
          <table:table-cell office:value-type="float" office:value="16758">
            <text:p>16758</text:p>
          </table:table-cell>
          <table:table-cell table:number-columns-repeated="1017"/>
        </table:table-row>
        <table:table-row table:style-name="ro1">
          <table:table-cell office:value-type="float" office:value="1741">
            <text:p>1741</text:p>
          </table:table-cell>
          <table:table-cell office:value-type="time" office:time-value="PT10H55M18.963S">
            <text:p>10:55:18.96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23532">
            <text:p>23532</text:p>
          </table:table-cell>
          <table:table-cell office:value-type="string">
            <text:p>Success</text:p>
          </table:table-cell>
          <table:table-cell office:value-type="float" office:value="16758">
            <text:p>16758</text:p>
          </table:table-cell>
          <table:table-cell table:number-columns-repeated="1017"/>
        </table:table-row>
        <table:table-row table:style-name="ro1">
          <table:table-cell office:value-type="float" office:value="1742">
            <text:p>1742</text:p>
          </table:table-cell>
          <table:table-cell office:value-type="time" office:time-value="PT10H55M41.977S">
            <text:p>10:55:41.98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522">
            <text:p>522</text:p>
          </table:table-cell>
          <table:table-cell office:value-type="string">
            <text:p>Success</text:p>
          </table:table-cell>
          <table:table-cell office:value-type="float" office:value="13883">
            <text:p>13883</text:p>
          </table:table-cell>
          <table:table-cell table:number-columns-repeated="1017"/>
        </table:table-row>
        <table:table-row table:style-name="ro1">
          <table:table-cell office:value-type="float" office:value="1743">
            <text:p>1743</text:p>
          </table:table-cell>
          <table:table-cell office:value-type="time" office:time-value="PT10H55M24.494S">
            <text:p>10:55:24.49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8010">
            <text:p>1801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744">
            <text:p>1744</text:p>
          </table:table-cell>
          <table:table-cell office:value-type="time" office:time-value="PT10H55M40.937S">
            <text:p>10:55:40.94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570">
            <text:p>1570</text:p>
          </table:table-cell>
          <table:table-cell office:value-type="string">
            <text:p>Success</text:p>
          </table:table-cell>
          <table:table-cell office:value-type="float" office:value="13883">
            <text:p>13883</text:p>
          </table:table-cell>
          <table:table-cell table:number-columns-repeated="1017"/>
        </table:table-row>
        <table:table-row table:style-name="ro1">
          <table:table-cell office:value-type="float" office:value="1745">
            <text:p>1745</text:p>
          </table:table-cell>
          <table:table-cell office:value-type="time" office:time-value="PT10H55M41.801S">
            <text:p>10:55:41.80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742">
            <text:p>742</text:p>
          </table:table-cell>
          <table:table-cell office:value-type="string">
            <text:p>Success</text:p>
          </table:table-cell>
          <table:table-cell office:value-type="float" office:value="27954">
            <text:p>27954</text:p>
          </table:table-cell>
          <table:table-cell table:number-columns-repeated="1017"/>
        </table:table-row>
        <table:table-row table:style-name="ro1">
          <table:table-cell office:value-type="float" office:value="1746">
            <text:p>1746</text:p>
          </table:table-cell>
          <table:table-cell office:value-type="time" office:time-value="PT10H55M31.838S">
            <text:p>10:55:31.84</text:p>
          </table:table-cell>
          <table:table-cell office:value-type="string">
            <text:p>TC0001_PlannerA 1-23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0714">
            <text:p>10714</text:p>
          </table:table-cell>
          <table:table-cell office:value-type="string">
            <text:p>Success</text:p>
          </table:table-cell>
          <table:table-cell office:value-type="float" office:value="27954">
            <text:p>27954</text:p>
          </table:table-cell>
          <table:table-cell table:number-columns-repeated="1017"/>
        </table:table-row>
        <table:table-row table:style-name="ro1">
          <table:table-cell office:value-type="float" office:value="1747">
            <text:p>1747</text:p>
          </table:table-cell>
          <table:table-cell office:value-type="time" office:time-value="PT10H55M39.823S">
            <text:p>10:55:39.82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2732">
            <text:p>2732</text:p>
          </table:table-cell>
          <table:table-cell office:value-type="string">
            <text:p>Success</text:p>
          </table:table-cell>
          <table:table-cell office:value-type="float" office:value="13883">
            <text:p>13883</text:p>
          </table:table-cell>
          <table:table-cell table:number-columns-repeated="1017"/>
        </table:table-row>
        <table:table-row table:style-name="ro1">
          <table:table-cell office:value-type="float" office:value="1748">
            <text:p>1748</text:p>
          </table:table-cell>
          <table:table-cell office:value-type="time" office:time-value="PT10H55M42.554S">
            <text:p>10:55:42.55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749">
            <text:p>1749</text:p>
          </table:table-cell>
          <table:table-cell office:value-type="time" office:time-value="PT10H55M42.544S">
            <text:p>10:55:42.54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750">
            <text:p>1750</text:p>
          </table:table-cell>
          <table:table-cell office:value-type="time" office:time-value="PT10H55M30.281S">
            <text:p>10:55:30.28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12319">
            <text:p>12319</text:p>
          </table:table-cell>
          <table:table-cell office:value-type="string">
            <text:p>Success</text:p>
          </table:table-cell>
          <table:table-cell office:value-type="float" office:value="39447">
            <text:p>39447</text:p>
          </table:table-cell>
          <table:table-cell table:number-columns-repeated="1017"/>
        </table:table-row>
        <table:table-row table:style-name="ro1">
          <table:table-cell office:value-type="float" office:value="1751">
            <text:p>1751</text:p>
          </table:table-cell>
          <table:table-cell office:value-type="time" office:time-value="PT10H55M42.601S">
            <text:p>10:55:42.60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752">
            <text:p>1752</text:p>
          </table:table-cell>
          <table:table-cell office:value-type="time" office:time-value="PT10H55M42.62S">
            <text:p>10:55:42.62</text:p>
          </table:table-cell>
          <table:table-cell office:value-type="string">
            <text:p>TC0003_PlannerC 3-28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753">
            <text:p>1753</text:p>
          </table:table-cell>
          <table:table-cell office:value-type="time" office:time-value="PT10H55M42.672S">
            <text:p>10:55:42.67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754">
            <text:p>1754</text:p>
          </table:table-cell>
          <table:table-cell office:value-type="time" office:time-value="PT10H55M42.694S">
            <text:p>10:55:42.69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6962">
            <text:p>26962</text:p>
          </table:table-cell>
          <table:table-cell table:number-columns-repeated="1017"/>
        </table:table-row>
        <table:table-row table:style-name="ro1">
          <table:table-cell office:value-type="float" office:value="1755">
            <text:p>1755</text:p>
          </table:table-cell>
          <table:table-cell office:value-type="time" office:time-value="PT10H55M42.479S">
            <text:p>10:55:42.48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328">
            <text:p>328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756">
            <text:p>1756</text:p>
          </table:table-cell>
          <table:table-cell office:value-type="time" office:time-value="PT10H55M42.496S">
            <text:p>10:55:42.50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314">
            <text:p>314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757">
            <text:p>1757</text:p>
          </table:table-cell>
          <table:table-cell office:value-type="time" office:time-value="PT10H55M42.808S">
            <text:p>10:55:42.81</text:p>
          </table:table-cell>
          <table:table-cell office:value-type="string">
            <text:p>TC0002_PlannerB 2-8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58">
            <text:p>1758</text:p>
          </table:table-cell>
          <table:table-cell office:value-type="time" office:time-value="PT10H55M42.816S">
            <text:p>10:55:42.82</text:p>
          </table:table-cell>
          <table:table-cell office:value-type="string">
            <text:p>TC0002_PlannerB 2-8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59">
            <text:p>1759</text:p>
          </table:table-cell>
          <table:table-cell office:value-type="time" office:time-value="PT10H55M42.821S">
            <text:p>10:55:42.82</text:p>
          </table:table-cell>
          <table:table-cell office:value-type="string">
            <text:p>TC0002_PlannerB 2-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60">
            <text:p>1760</text:p>
          </table:table-cell>
          <table:table-cell office:value-type="time" office:time-value="PT10H55M42.811S">
            <text:p>10:55:42.81</text:p>
          </table:table-cell>
          <table:table-cell office:value-type="string">
            <text:p>TC0002_PlannerB 2-24</text:p>
          </table:table-cell>
          <table:table-cell office:value-type="string">
            <text:p>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61">
            <text:p>1761</text:p>
          </table:table-cell>
          <table:table-cell office:value-type="time" office:time-value="PT10H55M42.831S">
            <text:p>10:55:42.83</text:p>
          </table:table-cell>
          <table:table-cell office:value-type="string">
            <text:p>TC0002_PlannerB 2-24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62">
            <text:p>1762</text:p>
          </table:table-cell>
          <table:table-cell office:value-type="time" office:time-value="PT10H55M42.836S">
            <text:p>10:55:42.84</text:p>
          </table:table-cell>
          <table:table-cell office:value-type="string">
            <text:p>TC0002_PlannerB 2-2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63">
            <text:p>1763</text:p>
          </table:table-cell>
          <table:table-cell office:value-type="time" office:time-value="PT10H55M38.5S">
            <text:p>10:55:38.50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4437">
            <text:p>4437</text:p>
          </table:table-cell>
          <table:table-cell office:value-type="string">
            <text:p>Success</text:p>
          </table:table-cell>
          <table:table-cell office:value-type="float" office:value="13883">
            <text:p>13883</text:p>
          </table:table-cell>
          <table:table-cell table:number-columns-repeated="1017"/>
        </table:table-row>
        <table:table-row table:style-name="ro1">
          <table:table-cell office:value-type="float" office:value="1764">
            <text:p>1764</text:p>
          </table:table-cell>
          <table:table-cell office:value-type="time" office:time-value="PT10H55M29.994S">
            <text:p>10:55:29.99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2978">
            <text:p>12978</text:p>
          </table:table-cell>
          <table:table-cell office:value-type="string">
            <text:p>Success</text:p>
          </table:table-cell>
          <table:table-cell office:value-type="float" office:value="37590">
            <text:p>37590</text:p>
          </table:table-cell>
          <table:table-cell table:number-columns-repeated="1017"/>
        </table:table-row>
        <table:table-row table:style-name="ro1">
          <table:table-cell office:value-type="float" office:value="1765">
            <text:p>1765</text:p>
          </table:table-cell>
          <table:table-cell office:value-type="time" office:time-value="PT10H55M27.578S">
            <text:p>10:55:27.58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5403">
            <text:p>15403</text:p>
          </table:table-cell>
          <table:table-cell office:value-type="string">
            <text:p>Success</text:p>
          </table:table-cell>
          <table:table-cell office:value-type="float" office:value="42327">
            <text:p>42327</text:p>
          </table:table-cell>
          <table:table-cell table:number-columns-repeated="1017"/>
        </table:table-row>
        <table:table-row table:style-name="ro1">
          <table:table-cell office:value-type="float" office:value="1766">
            <text:p>1766</text:p>
          </table:table-cell>
          <table:table-cell office:value-type="time" office:time-value="PT10H55M30.012S">
            <text:p>10:55:30.01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2979">
            <text:p>12979</text:p>
          </table:table-cell>
          <table:table-cell office:value-type="string">
            <text:p>Success</text:p>
          </table:table-cell>
          <table:table-cell office:value-type="float" office:value="37186">
            <text:p>37186</text:p>
          </table:table-cell>
          <table:table-cell table:number-columns-repeated="1017"/>
        </table:table-row>
        <table:table-row table:style-name="ro1">
          <table:table-cell office:value-type="float" office:value="1767">
            <text:p>1767</text:p>
          </table:table-cell>
          <table:table-cell office:value-type="time" office:time-value="PT10H55M42.982S">
            <text:p>10:55:42.98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office:value-type="float" office:value="1768">
            <text:p>1768</text:p>
          </table:table-cell>
          <table:table-cell office:value-type="time" office:time-value="PT10H55M43.011S">
            <text:p>10:55:43.01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office:value-type="float" office:value="1769">
            <text:p>1769</text:p>
          </table:table-cell>
          <table:table-cell office:value-type="time" office:time-value="PT10H55M23.542S">
            <text:p>10:55:23.54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9642">
            <text:p>19642</text:p>
          </table:table-cell>
          <table:table-cell office:value-type="string">
            <text:p>Success</text:p>
          </table:table-cell>
          <table:table-cell office:value-type="float" office:value="48087">
            <text:p>48087</text:p>
          </table:table-cell>
          <table:table-cell table:number-columns-repeated="1017"/>
        </table:table-row>
        <table:table-row table:style-name="ro1">
          <table:table-cell office:value-type="float" office:value="1770">
            <text:p>1770</text:p>
          </table:table-cell>
          <table:table-cell office:value-type="time" office:time-value="PT10H55M29.94S">
            <text:p>10:55:29.94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3247">
            <text:p>13247</text:p>
          </table:table-cell>
          <table:table-cell office:value-type="string">
            <text:p>Success</text:p>
          </table:table-cell>
          <table:table-cell office:value-type="float" office:value="38375">
            <text:p>38375</text:p>
          </table:table-cell>
          <table:table-cell table:number-columns-repeated="1017"/>
        </table:table-row>
        <table:table-row table:style-name="ro1">
          <table:table-cell office:value-type="float" office:value="1771">
            <text:p>1771</text:p>
          </table:table-cell>
          <table:table-cell office:value-type="time" office:time-value="PT10H55M43.185S">
            <text:p>10:55:43.19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772">
            <text:p>1772</text:p>
          </table:table-cell>
          <table:table-cell office:value-type="time" office:time-value="PT10H55M27.037S">
            <text:p>10:55:27.04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6200">
            <text:p>16200</text:p>
          </table:table-cell>
          <table:table-cell office:value-type="string">
            <text:p>Success</text:p>
          </table:table-cell>
          <table:table-cell office:value-type="float" office:value="47881">
            <text:p>47881</text:p>
          </table:table-cell>
          <table:table-cell table:number-columns-repeated="1017"/>
        </table:table-row>
        <table:table-row table:style-name="ro1">
          <table:table-cell office:value-type="float" office:value="1773">
            <text:p>1773</text:p>
          </table:table-cell>
          <table:table-cell office:value-type="time" office:time-value="PT10H55M43.238S">
            <text:p>10:55:43.24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774">
            <text:p>1774</text:p>
          </table:table-cell>
          <table:table-cell office:value-type="time" office:time-value="PT10H55M11.317S">
            <text:p>10:55:11.32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32017">
            <text:p>32017</text:p>
          </table:table-cell>
          <table:table-cell office:value-type="string">
            <text:p>Success</text:p>
          </table:table-cell>
          <table:table-cell office:value-type="float" office:value="70116">
            <text:p>70116</text:p>
          </table:table-cell>
          <table:table-cell table:number-columns-repeated="1017"/>
        </table:table-row>
        <table:table-row table:style-name="ro1">
          <table:table-cell office:value-type="float" office:value="1775">
            <text:p>1775</text:p>
          </table:table-cell>
          <table:table-cell office:value-type="time" office:time-value="PT10H55M43.335S">
            <text:p>10:55:43.34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776">
            <text:p>1776</text:p>
          </table:table-cell>
          <table:table-cell office:value-type="time" office:time-value="PT10H55M43.348S">
            <text:p>10:55:43.35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777">
            <text:p>1777</text:p>
          </table:table-cell>
          <table:table-cell office:value-type="time" office:time-value="PT10H55M23.524S">
            <text:p>10:55:23.52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19930">
            <text:p>19930</text:p>
          </table:table-cell>
          <table:table-cell office:value-type="string">
            <text:p>Success</text:p>
          </table:table-cell>
          <table:table-cell office:value-type="float" office:value="47304">
            <text:p>47304</text:p>
          </table:table-cell>
          <table:table-cell table:number-columns-repeated="1017"/>
        </table:table-row>
        <table:table-row table:style-name="ro1">
          <table:table-cell office:value-type="float" office:value="1778">
            <text:p>1778</text:p>
          </table:table-cell>
          <table:table-cell office:value-type="time" office:time-value="PT10H55M23.227S">
            <text:p>10:55:23.23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0240">
            <text:p>20240</text:p>
          </table:table-cell>
          <table:table-cell office:value-type="string">
            <text:p>Success</text:p>
          </table:table-cell>
          <table:table-cell office:value-type="float" office:value="52902">
            <text:p>52902</text:p>
          </table:table-cell>
          <table:table-cell table:number-columns-repeated="1017"/>
        </table:table-row>
        <table:table-row table:style-name="ro1">
          <table:table-cell office:value-type="float" office:value="1779">
            <text:p>1779</text:p>
          </table:table-cell>
          <table:table-cell office:value-type="time" office:time-value="PT10H55M43.455S">
            <text:p>10:55:43.46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780">
            <text:p>1780</text:p>
          </table:table-cell>
          <table:table-cell office:value-type="time" office:time-value="PT10H55M23.526S">
            <text:p>10:55:23.53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9955">
            <text:p>19955</text:p>
          </table:table-cell>
          <table:table-cell office:value-type="string">
            <text:p>Success</text:p>
          </table:table-cell>
          <table:table-cell office:value-type="float" office:value="50262">
            <text:p>50262</text:p>
          </table:table-cell>
          <table:table-cell table:number-columns-repeated="1017"/>
        </table:table-row>
        <table:table-row table:style-name="ro1">
          <table:table-cell office:value-type="float" office:value="1781">
            <text:p>1781</text:p>
          </table:table-cell>
          <table:table-cell office:value-type="time" office:time-value="PT10H55M43.482S">
            <text:p>10:55:43.48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782">
            <text:p>1782</text:p>
          </table:table-cell>
          <table:table-cell office:value-type="time" office:time-value="PT10H55M36.498S">
            <text:p>10:55:36.50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7008">
            <text:p>7008</text:p>
          </table:table-cell>
          <table:table-cell office:value-type="string">
            <text:p>Success</text:p>
          </table:table-cell>
          <table:table-cell office:value-type="float" office:value="32374">
            <text:p>32374</text:p>
          </table:table-cell>
          <table:table-cell table:number-columns-repeated="1017"/>
        </table:table-row>
        <table:table-row table:style-name="ro1">
          <table:table-cell office:value-type="float" office:value="1783">
            <text:p>1783</text:p>
          </table:table-cell>
          <table:table-cell office:value-type="time" office:time-value="PT10H55M43.477S">
            <text:p>10:55:43.48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784">
            <text:p>1784</text:p>
          </table:table-cell>
          <table:table-cell office:value-type="time" office:time-value="PT10H55M43.507S">
            <text:p>10:55:43.51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785">
            <text:p>1785</text:p>
          </table:table-cell>
          <table:table-cell office:value-type="time" office:time-value="PT10H55M30.166S">
            <text:p>10:55:30.17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13400">
            <text:p>13400</text:p>
          </table:table-cell>
          <table:table-cell office:value-type="string">
            <text:p>Success</text:p>
          </table:table-cell>
          <table:table-cell office:value-type="float" office:value="33262">
            <text:p>33262</text:p>
          </table:table-cell>
          <table:table-cell table:number-columns-repeated="1017"/>
        </table:table-row>
        <table:table-row table:style-name="ro1">
          <table:table-cell office:value-type="float" office:value="1786">
            <text:p>1786</text:p>
          </table:table-cell>
          <table:table-cell office:value-type="time" office:time-value="PT10H55M43.497S">
            <text:p>10:55:43.50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787">
            <text:p>1787</text:p>
          </table:table-cell>
          <table:table-cell office:value-type="time" office:time-value="PT10H55M43.361S">
            <text:p>10:55:43.36</text:p>
          </table:table-cell>
          <table:table-cell office:value-type="string">
            <text:p>TC0003_PlannerC 3-22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11">
            <text:p>211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788">
            <text:p>1788</text:p>
          </table:table-cell>
          <table:table-cell office:value-type="time" office:time-value="PT10H55M32.729S">
            <text:p>10:55:32.73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10859">
            <text:p>10859</text:p>
          </table:table-cell>
          <table:table-cell office:value-type="string">
            <text:p>Success</text:p>
          </table:table-cell>
          <table:table-cell office:value-type="float" office:value="33063">
            <text:p>33063</text:p>
          </table:table-cell>
          <table:table-cell table:number-columns-repeated="1017"/>
        </table:table-row>
        <table:table-row table:style-name="ro1">
          <table:table-cell office:value-type="float" office:value="1789">
            <text:p>1789</text:p>
          </table:table-cell>
          <table:table-cell office:value-type="time" office:time-value="PT10H55M43.568S">
            <text:p>10:55:43.57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790">
            <text:p>1790</text:p>
          </table:table-cell>
          <table:table-cell office:value-type="time" office:time-value="PT10H55M43.59S">
            <text:p>10:55:43.59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791">
            <text:p>1791</text:p>
          </table:table-cell>
          <table:table-cell office:value-type="time" office:time-value="PT10H55M07.432S">
            <text:p>10:55:07.43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6186">
            <text:p>36186</text:p>
          </table:table-cell>
          <table:table-cell office:value-type="string">
            <text:p>Success</text:p>
          </table:table-cell>
          <table:table-cell office:value-type="float" office:value="80887">
            <text:p>80887</text:p>
          </table:table-cell>
          <table:table-cell table:number-columns-repeated="1017"/>
        </table:table-row>
        <table:table-row table:style-name="ro1">
          <table:table-cell office:value-type="float" office:value="1792">
            <text:p>1792</text:p>
          </table:table-cell>
          <table:table-cell office:value-type="time" office:time-value="PT10H55M43.57S">
            <text:p>10:55:43.57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793">
            <text:p>1793</text:p>
          </table:table-cell>
          <table:table-cell office:value-type="time" office:time-value="PT10H55M43.512S">
            <text:p>10:55:43.51</text:p>
          </table:table-cell>
          <table:table-cell office:value-type="string">
            <text:p>TC0001_PlannerA 1-24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29">
            <text:p>129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794">
            <text:p>1794</text:p>
          </table:table-cell>
          <table:table-cell office:value-type="time" office:time-value="PT10H55M05.851S">
            <text:p>10:55:05.85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37803">
            <text:p>37803</text:p>
          </table:table-cell>
          <table:table-cell office:value-type="string">
            <text:p>Success</text:p>
          </table:table-cell>
          <table:table-cell office:value-type="float" office:value="80553">
            <text:p>80553</text:p>
          </table:table-cell>
          <table:table-cell table:number-columns-repeated="1017"/>
        </table:table-row>
        <table:table-row table:style-name="ro1">
          <table:table-cell office:value-type="float" office:value="1795">
            <text:p>1795</text:p>
          </table:table-cell>
          <table:table-cell office:value-type="time" office:time-value="PT10H55M43.522S">
            <text:p>10:55:43.52</text:p>
          </table:table-cell>
          <table:table-cell office:value-type="string">
            <text:p>TC0003_PlannerC 3-29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67">
            <text:p>167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796">
            <text:p>1796</text:p>
          </table:table-cell>
          <table:table-cell office:value-type="time" office:time-value="PT10H55M43.655S">
            <text:p>10:55:43.66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797">
            <text:p>1797</text:p>
          </table:table-cell>
          <table:table-cell office:value-type="time" office:time-value="PT10H55M42.506S">
            <text:p>10:55:42.51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185">
            <text:p>1185</text:p>
          </table:table-cell>
          <table:table-cell office:value-type="string">
            <text:p>Success</text:p>
          </table:table-cell>
          <table:table-cell office:value-type="float" office:value="43686">
            <text:p>43686</text:p>
          </table:table-cell>
          <table:table-cell table:number-columns-repeated="1017"/>
        </table:table-row>
        <table:table-row table:style-name="ro1">
          <table:table-cell office:value-type="float" office:value="1798">
            <text:p>1798</text:p>
          </table:table-cell>
          <table:table-cell office:value-type="time" office:time-value="PT10H55M43.692S">
            <text:p>10:55:43.69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799">
            <text:p>1799</text:p>
          </table:table-cell>
          <table:table-cell office:value-type="time" office:time-value="PT10H55M43.69S">
            <text:p>10:55:43.69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800">
            <text:p>1800</text:p>
          </table:table-cell>
          <table:table-cell office:value-type="time" office:time-value="PT10H55M43.708S">
            <text:p>10:55:43.71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801">
            <text:p>1801</text:p>
          </table:table-cell>
          <table:table-cell office:value-type="time" office:time-value="PT10H55M43.708S">
            <text:p>10:55:43.71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8604">
            <text:p>28604</text:p>
          </table:table-cell>
          <table:table-cell table:number-columns-repeated="1017"/>
        </table:table-row>
        <table:table-row table:style-name="ro1">
          <table:table-cell office:value-type="float" office:value="1802">
            <text:p>1802</text:p>
          </table:table-cell>
          <table:table-cell office:value-type="time" office:time-value="PT10H55M43.743S">
            <text:p>10:55:43.74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803">
            <text:p>1803</text:p>
          </table:table-cell>
          <table:table-cell office:value-type="time" office:time-value="PT10H55M43.787S">
            <text:p>10:55:43.79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804">
            <text:p>1804</text:p>
          </table:table-cell>
          <table:table-cell office:value-type="time" office:time-value="PT10H55M43.025S">
            <text:p>10:55:43.03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923">
            <text:p>923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805">
            <text:p>1805</text:p>
          </table:table-cell>
          <table:table-cell office:value-type="time" office:time-value="PT10H55M14.96S">
            <text:p>10:55:14.96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29284">
            <text:p>29284</text:p>
          </table:table-cell>
          <table:table-cell office:value-type="string">
            <text:p>Success</text:p>
          </table:table-cell>
          <table:table-cell office:value-type="float" office:value="59107">
            <text:p>59107</text:p>
          </table:table-cell>
          <table:table-cell table:number-columns-repeated="1017"/>
        </table:table-row>
        <table:table-row table:style-name="ro1">
          <table:table-cell office:value-type="float" office:value="1806">
            <text:p>1806</text:p>
          </table:table-cell>
          <table:table-cell office:value-type="time" office:time-value="PT10H55M44.246S">
            <text:p>10:55:44.25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807">
            <text:p>1807</text:p>
          </table:table-cell>
          <table:table-cell office:value-type="time" office:time-value="PT10H55M44.265S">
            <text:p>10:55:44.27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808">
            <text:p>1808</text:p>
          </table:table-cell>
          <table:table-cell office:value-type="time" office:time-value="PT10H55M44.278S">
            <text:p>10:55:44.28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523">
            <text:p>523</text:p>
          </table:table-cell>
          <table:table-cell table:number-columns-repeated="1017"/>
        </table:table-row>
        <table:table-row table:style-name="ro1">
          <table:table-cell office:value-type="float" office:value="1809">
            <text:p>1809</text:p>
          </table:table-cell>
          <table:table-cell office:value-type="time" office:time-value="PT10H55M36.337S">
            <text:p>10:55:36.34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7980">
            <text:p>7980</text:p>
          </table:table-cell>
          <table:table-cell office:value-type="string">
            <text:p>Success</text:p>
          </table:table-cell>
          <table:table-cell office:value-type="float" office:value="32380">
            <text:p>32380</text:p>
          </table:table-cell>
          <table:table-cell table:number-columns-repeated="1017"/>
        </table:table-row>
        <table:table-row table:style-name="ro1">
          <table:table-cell office:value-type="float" office:value="1810">
            <text:p>1810</text:p>
          </table:table-cell>
          <table:table-cell office:value-type="time" office:time-value="PT10H55M44.319S">
            <text:p>10:55:44.32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811">
            <text:p>1811</text:p>
          </table:table-cell>
          <table:table-cell office:value-type="time" office:time-value="PT10H55M44.332S">
            <text:p>10:55:44.33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812">
            <text:p>1812</text:p>
          </table:table-cell>
          <table:table-cell office:value-type="time" office:time-value="PT10H55M44.343S">
            <text:p>10:55:44.34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523">
            <text:p>523</text:p>
          </table:table-cell>
          <table:table-cell table:number-columns-repeated="1017"/>
        </table:table-row>
        <table:table-row table:style-name="ro1">
          <table:table-cell office:value-type="float" office:value="1813">
            <text:p>1813</text:p>
          </table:table-cell>
          <table:table-cell office:value-type="time" office:time-value="PT10H55M44.308S">
            <text:p>10:55:44.31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523">
            <text:p>523</text:p>
          </table:table-cell>
          <table:table-cell table:number-columns-repeated="1017"/>
        </table:table-row>
        <table:table-row table:style-name="ro1">
          <table:table-cell office:value-type="float" office:value="1814">
            <text:p>1814</text:p>
          </table:table-cell>
          <table:table-cell office:value-type="time" office:time-value="PT10H55M44.355S">
            <text:p>10:55:44.36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523">
            <text:p>523</text:p>
          </table:table-cell>
          <table:table-cell table:number-columns-repeated="1017"/>
        </table:table-row>
        <table:table-row table:style-name="ro1">
          <table:table-cell office:value-type="float" office:value="1815">
            <text:p>1815</text:p>
          </table:table-cell>
          <table:table-cell office:value-type="time" office:time-value="PT10H55M19.081S">
            <text:p>10:55:19.08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25384">
            <text:p>25384</text:p>
          </table:table-cell>
          <table:table-cell office:value-type="string">
            <text:p>Success</text:p>
          </table:table-cell>
          <table:table-cell office:value-type="float" office:value="53021">
            <text:p>53021</text:p>
          </table:table-cell>
          <table:table-cell table:number-columns-repeated="1017"/>
        </table:table-row>
        <table:table-row table:style-name="ro1">
          <table:table-cell office:value-type="float" office:value="1816">
            <text:p>1816</text:p>
          </table:table-cell>
          <table:table-cell office:value-type="time" office:time-value="PT10H55M44.467S">
            <text:p>10:55:44.47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817">
            <text:p>1817</text:p>
          </table:table-cell>
          <table:table-cell office:value-type="time" office:time-value="PT10H55M44.478S">
            <text:p>10:55:44.48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818">
            <text:p>1818</text:p>
          </table:table-cell>
          <table:table-cell office:value-type="time" office:time-value="PT10H55M44.492S">
            <text:p>10:55:44.49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819">
            <text:p>1819</text:p>
          </table:table-cell>
          <table:table-cell office:value-type="time" office:time-value="PT10H55M19.074S">
            <text:p>10:55:19.07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5449">
            <text:p>25449</text:p>
          </table:table-cell>
          <table:table-cell office:value-type="string">
            <text:p>Success</text:p>
          </table:table-cell>
          <table:table-cell office:value-type="float" office:value="59379">
            <text:p>59379</text:p>
          </table:table-cell>
          <table:table-cell table:number-columns-repeated="1017"/>
        </table:table-row>
        <table:table-row table:style-name="ro1">
          <table:table-cell office:value-type="float" office:value="1820">
            <text:p>1820</text:p>
          </table:table-cell>
          <table:table-cell office:value-type="time" office:time-value="PT10H55M44.511S">
            <text:p>10:55:44.51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821">
            <text:p>1821</text:p>
          </table:table-cell>
          <table:table-cell office:value-type="time" office:time-value="PT10H55M44.524S">
            <text:p>10:55:44.52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office:value-type="float" office:value="1822">
            <text:p>1822</text:p>
          </table:table-cell>
          <table:table-cell office:value-type="time" office:time-value="PT10H55M44.532S">
            <text:p>10:55:44.53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823">
            <text:p>1823</text:p>
          </table:table-cell>
          <table:table-cell office:value-type="time" office:time-value="PT10H55M44.55S">
            <text:p>10:55:44.55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office:value-type="float" office:value="1824">
            <text:p>1824</text:p>
          </table:table-cell>
          <table:table-cell office:value-type="time" office:time-value="PT10H55M07.43S">
            <text:p>10:55:07.43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7239">
            <text:p>37239</text:p>
          </table:table-cell>
          <table:table-cell office:value-type="string">
            <text:p>Success</text:p>
          </table:table-cell>
          <table:table-cell office:value-type="float" office:value="72186">
            <text:p>72186</text:p>
          </table:table-cell>
          <table:table-cell table:number-columns-repeated="1017"/>
        </table:table-row>
        <table:table-row table:style-name="ro1">
          <table:table-cell office:value-type="float" office:value="1825">
            <text:p>1825</text:p>
          </table:table-cell>
          <table:table-cell office:value-type="time" office:time-value="PT10H55M44.562S">
            <text:p>10:55:44.56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36">
            <text:p>236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826">
            <text:p>1826</text:p>
          </table:table-cell>
          <table:table-cell office:value-type="time" office:time-value="PT10H55M25.158S">
            <text:p>10:55:25.16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19673">
            <text:p>19673</text:p>
          </table:table-cell>
          <table:table-cell office:value-type="string">
            <text:p>Success</text:p>
          </table:table-cell>
          <table:table-cell office:value-type="float" office:value="76634">
            <text:p>76634</text:p>
          </table:table-cell>
          <table:table-cell table:number-columns-repeated="1017"/>
        </table:table-row>
        <table:table-row table:style-name="ro1">
          <table:table-cell office:value-type="float" office:value="1827">
            <text:p>1827</text:p>
          </table:table-cell>
          <table:table-cell office:value-type="time" office:time-value="PT10H55M22.328S">
            <text:p>10:55:22.33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2529">
            <text:p>22529</text:p>
          </table:table-cell>
          <table:table-cell office:value-type="string">
            <text:p>Success</text:p>
          </table:table-cell>
          <table:table-cell office:value-type="float" office:value="65935">
            <text:p>65935</text:p>
          </table:table-cell>
          <table:table-cell table:number-columns-repeated="1017"/>
        </table:table-row>
        <table:table-row table:style-name="ro1">
          <table:table-cell office:value-type="float" office:value="1828">
            <text:p>1828</text:p>
          </table:table-cell>
          <table:table-cell office:value-type="time" office:time-value="PT10H55M44.858S">
            <text:p>10:55:44.86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829">
            <text:p>1829</text:p>
          </table:table-cell>
          <table:table-cell office:value-type="time" office:time-value="PT10H55M44.875S">
            <text:p>10:55:44.88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830">
            <text:p>1830</text:p>
          </table:table-cell>
          <table:table-cell office:value-type="time" office:time-value="PT10H55M44.893S">
            <text:p>10:55:44.89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831">
            <text:p>1831</text:p>
          </table:table-cell>
          <table:table-cell office:value-type="time" office:time-value="PT10H55M44.916S">
            <text:p>10:55:44.92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832">
            <text:p>1832</text:p>
          </table:table-cell>
          <table:table-cell office:value-type="time" office:time-value="PT10H55M43.69S">
            <text:p>10:55:43.69</text:p>
          </table:table-cell>
          <table:table-cell office:value-type="string">
            <text:p>TC0003_PlannerC 3-23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481">
            <text:p>1481</text:p>
          </table:table-cell>
          <table:table-cell office:value-type="string">
            <text:p>Success</text:p>
          </table:table-cell>
          <table:table-cell office:value-type="float" office:value="32580">
            <text:p>32580</text:p>
          </table:table-cell>
          <table:table-cell table:number-columns-repeated="1017"/>
        </table:table-row>
        <table:table-row table:style-name="ro1">
          <table:table-cell office:value-type="float" office:value="1833">
            <text:p>1833</text:p>
          </table:table-cell>
          <table:table-cell office:value-type="time" office:time-value="PT10H55M45.173S">
            <text:p>10:55:45.17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834">
            <text:p>1834</text:p>
          </table:table-cell>
          <table:table-cell office:value-type="time" office:time-value="PT10H55M45.19S">
            <text:p>10:55:45.19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52">
            <text:p>152</text:p>
          </table:table-cell>
          <table:table-cell office:value-type="string">
            <text:p>Success</text:p>
          </table:table-cell>
          <table:table-cell office:value-type="float" office:value="31975">
            <text:p>31975</text:p>
          </table:table-cell>
          <table:table-cell table:number-columns-repeated="1017"/>
        </table:table-row>
        <table:table-row table:style-name="ro1">
          <table:table-cell office:value-type="float" office:value="1835">
            <text:p>1835</text:p>
          </table:table-cell>
          <table:table-cell office:value-type="time" office:time-value="PT10H55M30.162S">
            <text:p>10:55:30.16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5445">
            <text:p>15445</text:p>
          </table:table-cell>
          <table:table-cell office:value-type="string">
            <text:p>Success</text:p>
          </table:table-cell>
          <table:table-cell office:value-type="float" office:value="40238">
            <text:p>40238</text:p>
          </table:table-cell>
          <table:table-cell table:number-columns-repeated="1017"/>
        </table:table-row>
        <table:table-row table:style-name="ro1">
          <table:table-cell office:value-type="float" office:value="1836">
            <text:p>1836</text:p>
          </table:table-cell>
          <table:table-cell office:value-type="time" office:time-value="PT10H55M45.608S">
            <text:p>10:55:45.61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837">
            <text:p>1837</text:p>
          </table:table-cell>
          <table:table-cell office:value-type="time" office:time-value="PT10H55M30.072S">
            <text:p>10:55:30.07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15667">
            <text:p>15667</text:p>
          </table:table-cell>
          <table:table-cell office:value-type="string">
            <text:p>Success</text:p>
          </table:table-cell>
          <table:table-cell office:value-type="float" office:value="37964">
            <text:p>37964</text:p>
          </table:table-cell>
          <table:table-cell table:number-columns-repeated="1017"/>
        </table:table-row>
        <table:table-row table:style-name="ro1">
          <table:table-cell office:value-type="float" office:value="1838">
            <text:p>1838</text:p>
          </table:table-cell>
          <table:table-cell office:value-type="time" office:time-value="PT10H55M45.741S">
            <text:p>10:55:45.74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839">
            <text:p>1839</text:p>
          </table:table-cell>
          <table:table-cell office:value-type="time" office:time-value="PT10H55M45.777S">
            <text:p>10:55:45.78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840">
            <text:p>1840</text:p>
          </table:table-cell>
          <table:table-cell office:value-type="time" office:time-value="PT10H55M45.788S">
            <text:p>10:55:45.79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607">
            <text:p>607</text:p>
          </table:table-cell>
          <table:table-cell table:number-columns-repeated="1017"/>
        </table:table-row>
        <table:table-row table:style-name="ro1">
          <table:table-cell office:value-type="float" office:value="1841">
            <text:p>1841</text:p>
          </table:table-cell>
          <table:table-cell office:value-type="time" office:time-value="PT10H55M45.829S">
            <text:p>10:55:45.83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607">
            <text:p>607</text:p>
          </table:table-cell>
          <table:table-cell table:number-columns-repeated="1017"/>
        </table:table-row>
        <table:table-row table:style-name="ro1">
          <table:table-cell office:value-type="float" office:value="1842">
            <text:p>1842</text:p>
          </table:table-cell>
          <table:table-cell office:value-type="time" office:time-value="PT10H55M31.596S">
            <text:p>10:55:31.60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4544">
            <text:p>14544</text:p>
          </table:table-cell>
          <table:table-cell office:value-type="string">
            <text:p>Success</text:p>
          </table:table-cell>
          <table:table-cell office:value-type="float" office:value="13883">
            <text:p>13883</text:p>
          </table:table-cell>
          <table:table-cell table:number-columns-repeated="1017"/>
        </table:table-row>
        <table:table-row table:style-name="ro1">
          <table:table-cell office:value-type="float" office:value="1843">
            <text:p>1843</text:p>
          </table:table-cell>
          <table:table-cell office:value-type="time" office:time-value="PT10H55M37.56S">
            <text:p>10:55:37.56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8586">
            <text:p>8586</text:p>
          </table:table-cell>
          <table:table-cell office:value-type="string">
            <text:p>Success</text:p>
          </table:table-cell>
          <table:table-cell office:value-type="float" office:value="19083">
            <text:p>19083</text:p>
          </table:table-cell>
          <table:table-cell table:number-columns-repeated="1017"/>
        </table:table-row>
        <table:table-row table:style-name="ro1">
          <table:table-cell office:value-type="float" office:value="1844">
            <text:p>1844</text:p>
          </table:table-cell>
          <table:table-cell office:value-type="time" office:time-value="PT10H55M29.945S">
            <text:p>10:55:29.95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6272">
            <text:p>16272</text:p>
          </table:table-cell>
          <table:table-cell office:value-type="string">
            <text:p>Success</text:p>
          </table:table-cell>
          <table:table-cell office:value-type="float" office:value="36617">
            <text:p>36617</text:p>
          </table:table-cell>
          <table:table-cell table:number-columns-repeated="1017"/>
        </table:table-row>
        <table:table-row table:style-name="ro1">
          <table:table-cell office:value-type="float" office:value="1845">
            <text:p>1845</text:p>
          </table:table-cell>
          <table:table-cell office:value-type="time" office:time-value="PT10H55M45.618S">
            <text:p>10:55:45.62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640">
            <text:p>640</text:p>
          </table:table-cell>
          <table:table-cell office:value-type="string">
            <text:p>Success</text:p>
          </table:table-cell>
          <table:table-cell office:value-type="float" office:value="34295">
            <text:p>34295</text:p>
          </table:table-cell>
          <table:table-cell table:number-columns-repeated="1017"/>
        </table:table-row>
        <table:table-row table:style-name="ro1">
          <table:table-cell office:value-type="float" office:value="1846">
            <text:p>1846</text:p>
          </table:table-cell>
          <table:table-cell office:value-type="time" office:time-value="PT10H55M46.259S">
            <text:p>10:55:46.26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847">
            <text:p>1847</text:p>
          </table:table-cell>
          <table:table-cell office:value-type="time" office:time-value="PT10H55M44.8S">
            <text:p>10:55:44.80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503">
            <text:p>1503</text:p>
          </table:table-cell>
          <table:table-cell office:value-type="string">
            <text:p>Success</text:p>
          </table:table-cell>
          <table:table-cell office:value-type="float" office:value="24639">
            <text:p>24639</text:p>
          </table:table-cell>
          <table:table-cell table:number-columns-repeated="1017"/>
        </table:table-row>
        <table:table-row table:style-name="ro1">
          <table:table-cell office:value-type="float" office:value="1848">
            <text:p>1848</text:p>
          </table:table-cell>
          <table:table-cell office:value-type="time" office:time-value="PT10H55M45.343S">
            <text:p>10:55:45.34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030">
            <text:p>1030</text:p>
          </table:table-cell>
          <table:table-cell office:value-type="string">
            <text:p>Success</text:p>
          </table:table-cell>
          <table:table-cell office:value-type="float" office:value="13883">
            <text:p>13883</text:p>
          </table:table-cell>
          <table:table-cell table:number-columns-repeated="1017"/>
        </table:table-row>
        <table:table-row table:style-name="ro1">
          <table:table-cell office:value-type="float" office:value="1849">
            <text:p>1849</text:p>
          </table:table-cell>
          <table:table-cell office:value-type="time" office:time-value="PT10H55M32.768S">
            <text:p>10:55:32.77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3644">
            <text:p>13644</text:p>
          </table:table-cell>
          <table:table-cell office:value-type="string">
            <text:p>Success</text:p>
          </table:table-cell>
          <table:table-cell office:value-type="float" office:value="54937">
            <text:p>54937</text:p>
          </table:table-cell>
          <table:table-cell table:number-columns-repeated="1017"/>
        </table:table-row>
        <table:table-row table:style-name="ro1">
          <table:table-cell office:value-type="float" office:value="1850">
            <text:p>1850</text:p>
          </table:table-cell>
          <table:table-cell office:value-type="time" office:time-value="PT10H55M32.481S">
            <text:p>10:55:32.48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3942">
            <text:p>13942</text:p>
          </table:table-cell>
          <table:table-cell office:value-type="string">
            <text:p>Success</text:p>
          </table:table-cell>
          <table:table-cell office:value-type="float" office:value="13883">
            <text:p>13883</text:p>
          </table:table-cell>
          <table:table-cell table:number-columns-repeated="1017"/>
        </table:table-row>
        <table:table-row table:style-name="ro1">
          <table:table-cell office:value-type="float" office:value="1851">
            <text:p>1851</text:p>
          </table:table-cell>
          <table:table-cell office:value-type="time" office:time-value="PT10H55M44.361S">
            <text:p>10:55:44.36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066">
            <text:p>2066</text:p>
          </table:table-cell>
          <table:table-cell office:value-type="string">
            <text:p>Success</text:p>
          </table:table-cell>
          <table:table-cell office:value-type="float" office:value="26572">
            <text:p>26572</text:p>
          </table:table-cell>
          <table:table-cell table:number-columns-repeated="1017"/>
        </table:table-row>
        <table:table-row table:style-name="ro1">
          <table:table-cell office:value-type="float" office:value="1852">
            <text:p>1852</text:p>
          </table:table-cell>
          <table:table-cell office:value-type="time" office:time-value="PT10H55M42.576S">
            <text:p>10:55:42.58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3864">
            <text:p>3864</text:p>
          </table:table-cell>
          <table:table-cell office:value-type="string">
            <text:p>Success</text:p>
          </table:table-cell>
          <table:table-cell office:value-type="float" office:value="28617">
            <text:p>28617</text:p>
          </table:table-cell>
          <table:table-cell table:number-columns-repeated="1017"/>
        </table:table-row>
        <table:table-row table:style-name="ro1">
          <table:table-cell office:value-type="float" office:value="1853">
            <text:p>1853</text:p>
          </table:table-cell>
          <table:table-cell office:value-type="time" office:time-value="PT10H55M46.27S">
            <text:p>10:55:46.27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93">
            <text:p>193</text:p>
          </table:table-cell>
          <table:table-cell office:value-type="string">
            <text:p>Success</text:p>
          </table:table-cell>
          <table:table-cell office:value-type="float" office:value="31975">
            <text:p>31975</text:p>
          </table:table-cell>
          <table:table-cell table:number-columns-repeated="1017"/>
        </table:table-row>
        <table:table-row table:style-name="ro1">
          <table:table-cell office:value-type="float" office:value="1854">
            <text:p>1854</text:p>
          </table:table-cell>
          <table:table-cell office:value-type="time" office:time-value="PT10H55M31.822S">
            <text:p>10:55:31.82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4643">
            <text:p>14643</text:p>
          </table:table-cell>
          <table:table-cell office:value-type="string">
            <text:p>Success</text:p>
          </table:table-cell>
          <table:table-cell office:value-type="float" office:value="75307">
            <text:p>75307</text:p>
          </table:table-cell>
          <table:table-cell table:number-columns-repeated="1017"/>
        </table:table-row>
        <table:table-row table:style-name="ro1">
          <table:table-cell office:value-type="float" office:value="1855">
            <text:p>1855</text:p>
          </table:table-cell>
          <table:table-cell office:value-type="time" office:time-value="PT10H55M43.633S">
            <text:p>10:55:43.63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840">
            <text:p>2840</text:p>
          </table:table-cell>
          <table:table-cell office:value-type="string">
            <text:p>Success</text:p>
          </table:table-cell>
          <table:table-cell office:value-type="float" office:value="13883">
            <text:p>13883</text:p>
          </table:table-cell>
          <table:table-cell table:number-columns-repeated="1017"/>
        </table:table-row>
        <table:table-row table:style-name="ro1">
          <table:table-cell office:value-type="float" office:value="1856">
            <text:p>1856</text:p>
          </table:table-cell>
          <table:table-cell office:value-type="time" office:time-value="PT10H55M43.75S">
            <text:p>10:55:43.75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2733">
            <text:p>2733</text:p>
          </table:table-cell>
          <table:table-cell office:value-type="string">
            <text:p>Success</text:p>
          </table:table-cell>
          <table:table-cell office:value-type="float" office:value="13883">
            <text:p>13883</text:p>
          </table:table-cell>
          <table:table-cell table:number-columns-repeated="1017"/>
        </table:table-row>
        <table:table-row table:style-name="ro1">
          <table:table-cell office:value-type="float" office:value="1857">
            <text:p>1857</text:p>
          </table:table-cell>
          <table:table-cell office:value-type="time" office:time-value="PT10H55M43.248S">
            <text:p>10:55:43.25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3238">
            <text:p>3238</text:p>
          </table:table-cell>
          <table:table-cell office:value-type="string">
            <text:p>Success</text:p>
          </table:table-cell>
          <table:table-cell office:value-type="float" office:value="58683">
            <text:p>58683</text:p>
          </table:table-cell>
          <table:table-cell table:number-columns-repeated="1017"/>
        </table:table-row>
        <table:table-row table:style-name="ro1">
          <table:table-cell office:value-type="float" office:value="1858">
            <text:p>1858</text:p>
          </table:table-cell>
          <table:table-cell office:value-type="time" office:time-value="PT10H55M43.949S">
            <text:p>10:55:43.95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542">
            <text:p>2542</text:p>
          </table:table-cell>
          <table:table-cell office:value-type="string">
            <text:p>Success</text:p>
          </table:table-cell>
          <table:table-cell office:value-type="float" office:value="19083">
            <text:p>19083</text:p>
          </table:table-cell>
          <table:table-cell table:number-columns-repeated="1017"/>
        </table:table-row>
        <table:table-row table:style-name="ro1">
          <table:table-cell office:value-type="float" office:value="1859">
            <text:p>1859</text:p>
          </table:table-cell>
          <table:table-cell office:value-type="time" office:time-value="PT10H55M31.659S">
            <text:p>10:55:31.66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4852">
            <text:p>14852</text:p>
          </table:table-cell>
          <table:table-cell office:value-type="string">
            <text:p>Success</text:p>
          </table:table-cell>
          <table:table-cell office:value-type="float" office:value="50253">
            <text:p>50253</text:p>
          </table:table-cell>
          <table:table-cell table:number-columns-repeated="1017"/>
        </table:table-row>
        <table:table-row table:style-name="ro1">
          <table:table-cell office:value-type="float" office:value="1860">
            <text:p>1860</text:p>
          </table:table-cell>
          <table:table-cell office:value-type="time" office:time-value="PT10H55M46.466S">
            <text:p>10:55:46.47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649">
            <text:p>649</text:p>
          </table:table-cell>
          <table:table-cell table:number-columns-repeated="1017"/>
        </table:table-row>
        <table:table-row table:style-name="ro1">
          <table:table-cell office:value-type="float" office:value="1861">
            <text:p>1861</text:p>
          </table:table-cell>
          <table:table-cell office:value-type="time" office:time-value="PT10H55M46.553S">
            <text:p>10:55:46.55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649">
            <text:p>649</text:p>
          </table:table-cell>
          <table:table-cell table:number-columns-repeated="1017"/>
        </table:table-row>
        <table:table-row table:style-name="ro1">
          <table:table-cell office:value-type="float" office:value="1862">
            <text:p>1862</text:p>
          </table:table-cell>
          <table:table-cell office:value-type="time" office:time-value="PT10H55M46.654S">
            <text:p>10:55:46.65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649">
            <text:p>649</text:p>
          </table:table-cell>
          <table:table-cell table:number-columns-repeated="1017"/>
        </table:table-row>
        <table:table-row table:style-name="ro1">
          <table:table-cell office:value-type="float" office:value="1863">
            <text:p>1863</text:p>
          </table:table-cell>
          <table:table-cell office:value-type="time" office:time-value="PT10H55M30.075S">
            <text:p>10:55:30.08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6631">
            <text:p>16631</text:p>
          </table:table-cell>
          <table:table-cell office:value-type="string">
            <text:p>Success</text:p>
          </table:table-cell>
          <table:table-cell office:value-type="float" office:value="37975">
            <text:p>37975</text:p>
          </table:table-cell>
          <table:table-cell table:number-columns-repeated="1017"/>
        </table:table-row>
        <table:table-row table:style-name="ro1">
          <table:table-cell office:value-type="float" office:value="1864">
            <text:p>1864</text:p>
          </table:table-cell>
          <table:table-cell office:value-type="time" office:time-value="PT10H55M46.707S">
            <text:p>10:55:46.71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865">
            <text:p>1865</text:p>
          </table:table-cell>
          <table:table-cell office:value-type="time" office:time-value="PT10H55M46.731S">
            <text:p>10:55:46.73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866">
            <text:p>1866</text:p>
          </table:table-cell>
          <table:table-cell office:value-type="time" office:time-value="PT10H55M46.744S">
            <text:p>10:55:46.74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649">
            <text:p>649</text:p>
          </table:table-cell>
          <table:table-cell table:number-columns-repeated="1017"/>
        </table:table-row>
        <table:table-row table:style-name="ro1">
          <table:table-cell office:value-type="float" office:value="1867">
            <text:p>1867</text:p>
          </table:table-cell>
          <table:table-cell office:value-type="time" office:time-value="PT10H55M46.757S">
            <text:p>10:55:46.76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649">
            <text:p>649</text:p>
          </table:table-cell>
          <table:table-cell table:number-columns-repeated="1017"/>
        </table:table-row>
        <table:table-row table:style-name="ro1">
          <table:table-cell office:value-type="float" office:value="1868">
            <text:p>1868</text:p>
          </table:table-cell>
          <table:table-cell office:value-type="time" office:time-value="PT10H55M23.261S">
            <text:p>10:55:23.26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23690">
            <text:p>23690</text:p>
          </table:table-cell>
          <table:table-cell office:value-type="string">
            <text:p>Success</text:p>
          </table:table-cell>
          <table:table-cell office:value-type="float" office:value="45726">
            <text:p>45726</text:p>
          </table:table-cell>
          <table:table-cell table:number-columns-repeated="1017"/>
        </table:table-row>
        <table:table-row table:style-name="ro1">
          <table:table-cell office:value-type="float" office:value="1869">
            <text:p>1869</text:p>
          </table:table-cell>
          <table:table-cell office:value-type="time" office:time-value="PT10H55M46.953S">
            <text:p>10:55:46.95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870">
            <text:p>1870</text:p>
          </table:table-cell>
          <table:table-cell office:value-type="time" office:time-value="PT10H55M22.479S">
            <text:p>10:55:22.48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4805">
            <text:p>24805</text:p>
          </table:table-cell>
          <table:table-cell office:value-type="string">
            <text:p>Success</text:p>
          </table:table-cell>
          <table:table-cell office:value-type="float" office:value="65936">
            <text:p>65936</text:p>
          </table:table-cell>
          <table:table-cell table:number-columns-repeated="1017"/>
        </table:table-row>
        <table:table-row table:style-name="ro1">
          <table:table-cell office:value-type="float" office:value="1871">
            <text:p>1871</text:p>
          </table:table-cell>
          <table:table-cell office:value-type="time" office:time-value="PT10H55M47.285S">
            <text:p>10:55:47.29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872">
            <text:p>1872</text:p>
          </table:table-cell>
          <table:table-cell office:value-type="time" office:time-value="PT10H55M46.512S">
            <text:p>10:55:46.51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802">
            <text:p>802</text:p>
          </table:table-cell>
          <table:table-cell office:value-type="string">
            <text:p>Success</text:p>
          </table:table-cell>
          <table:table-cell office:value-type="float" office:value="49258">
            <text:p>49258</text:p>
          </table:table-cell>
          <table:table-cell table:number-columns-repeated="1017"/>
        </table:table-row>
        <table:table-row table:style-name="ro1">
          <table:table-cell office:value-type="float" office:value="1873">
            <text:p>1873</text:p>
          </table:table-cell>
          <table:table-cell office:value-type="time" office:time-value="PT10H55M47.301S">
            <text:p>10:55:47.30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874">
            <text:p>1874</text:p>
          </table:table-cell>
          <table:table-cell office:value-type="time" office:time-value="PT10H55M47.316S">
            <text:p>10:55:47.32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83">
            <text:p>183</text:p>
          </table:table-cell>
          <table:table-cell table:number-columns-repeated="1017"/>
        </table:table-row>
        <table:table-row table:style-name="ro1">
          <table:table-cell office:value-type="float" office:value="1875">
            <text:p>1875</text:p>
          </table:table-cell>
          <table:table-cell office:value-type="time" office:time-value="PT10H55M47.339S">
            <text:p>10:55:47.34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876">
            <text:p>1876</text:p>
          </table:table-cell>
          <table:table-cell office:value-type="time" office:time-value="PT10H55M47.326S">
            <text:p>10:55:47.33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877">
            <text:p>1877</text:p>
          </table:table-cell>
          <table:table-cell office:value-type="time" office:time-value="PT10H55M47.355S">
            <text:p>10:55:47.36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878">
            <text:p>1878</text:p>
          </table:table-cell>
          <table:table-cell office:value-type="time" office:time-value="PT10H55M47.37S">
            <text:p>10:55:47.37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879">
            <text:p>1879</text:p>
          </table:table-cell>
          <table:table-cell office:value-type="time" office:time-value="PT10H55M47.378S">
            <text:p>10:55:47.38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880">
            <text:p>1880</text:p>
          </table:table-cell>
          <table:table-cell office:value-type="time" office:time-value="PT10H55M40.974S">
            <text:p>10:55:40.97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6491">
            <text:p>6491</text:p>
          </table:table-cell>
          <table:table-cell office:value-type="string">
            <text:p>Success</text:p>
          </table:table-cell>
          <table:table-cell office:value-type="float" office:value="30227">
            <text:p>30227</text:p>
          </table:table-cell>
          <table:table-cell table:number-columns-repeated="1017"/>
        </table:table-row>
        <table:table-row table:style-name="ro1">
          <table:table-cell office:value-type="float" office:value="1881">
            <text:p>1881</text:p>
          </table:table-cell>
          <table:table-cell office:value-type="time" office:time-value="PT10H55M47.466S">
            <text:p>10:55:47.47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882">
            <text:p>1882</text:p>
          </table:table-cell>
          <table:table-cell office:value-type="time" office:time-value="PT10H55M47.479S">
            <text:p>10:55:47.48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883">
            <text:p>1883</text:p>
          </table:table-cell>
          <table:table-cell office:value-type="time" office:time-value="PT10H55M47.541S">
            <text:p>10:55:47.54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884">
            <text:p>1884</text:p>
          </table:table-cell>
          <table:table-cell office:value-type="time" office:time-value="PT10H55M44.55S">
            <text:p>10:55:44.55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3035">
            <text:p>3035</text:p>
          </table:table-cell>
          <table:table-cell office:value-type="string">
            <text:p>Success</text:p>
          </table:table-cell>
          <table:table-cell office:value-type="float" office:value="9938">
            <text:p>9938</text:p>
          </table:table-cell>
          <table:table-cell table:number-columns-repeated="1017"/>
        </table:table-row>
        <table:table-row table:style-name="ro1">
          <table:table-cell office:value-type="float" office:value="1885">
            <text:p>1885</text:p>
          </table:table-cell>
          <table:table-cell office:value-type="time" office:time-value="PT10H55M42.746S">
            <text:p>10:55:42.75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4841">
            <text:p>4841</text:p>
          </table:table-cell>
          <table:table-cell office:value-type="string">
            <text:p>Success</text:p>
          </table:table-cell>
          <table:table-cell office:value-type="float" office:value="13883">
            <text:p>13883</text:p>
          </table:table-cell>
          <table:table-cell table:number-columns-repeated="1017"/>
        </table:table-row>
        <table:table-row table:style-name="ro1">
          <table:table-cell office:value-type="float" office:value="1886">
            <text:p>1886</text:p>
          </table:table-cell>
          <table:table-cell office:value-type="time" office:time-value="PT10H55M36.323S">
            <text:p>10:55:36.32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1373">
            <text:p>11373</text:p>
          </table:table-cell>
          <table:table-cell office:value-type="string">
            <text:p>Success</text:p>
          </table:table-cell>
          <table:table-cell office:value-type="float" office:value="31207">
            <text:p>31207</text:p>
          </table:table-cell>
          <table:table-cell table:number-columns-repeated="1017"/>
        </table:table-row>
        <table:table-row table:style-name="ro1">
          <table:table-cell office:value-type="float" office:value="1887">
            <text:p>1887</text:p>
          </table:table-cell>
          <table:table-cell office:value-type="time" office:time-value="PT10H55M47.586S">
            <text:p>10:55:47.59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55">
            <text:p>155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888">
            <text:p>1888</text:p>
          </table:table-cell>
          <table:table-cell office:value-type="time" office:time-value="PT10H55M47.742S">
            <text:p>10:55:47.74</text:p>
          </table:table-cell>
          <table:table-cell office:value-type="string">
            <text:p>TC0002_PlannerB 2-1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89">
            <text:p>1889</text:p>
          </table:table-cell>
          <table:table-cell office:value-type="time" office:time-value="PT10H55M47.75S">
            <text:p>10:55:47.75</text:p>
          </table:table-cell>
          <table:table-cell office:value-type="string">
            <text:p>TC0002_PlannerB 2-1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90">
            <text:p>1890</text:p>
          </table:table-cell>
          <table:table-cell office:value-type="time" office:time-value="PT10H55M47.754S">
            <text:p>10:55:47.75</text:p>
          </table:table-cell>
          <table:table-cell office:value-type="string">
            <text:p>TC0002_PlannerB 2-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91">
            <text:p>1891</text:p>
          </table:table-cell>
          <table:table-cell office:value-type="time" office:time-value="PT10H55M39.291S">
            <text:p>10:55:39.29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8534">
            <text:p>8534</text:p>
          </table:table-cell>
          <table:table-cell office:value-type="string">
            <text:p>Success</text:p>
          </table:table-cell>
          <table:table-cell office:value-type="float" office:value="55601">
            <text:p>55601</text:p>
          </table:table-cell>
          <table:table-cell table:number-columns-repeated="1017"/>
        </table:table-row>
        <table:table-row table:style-name="ro1">
          <table:table-cell office:value-type="float" office:value="1892">
            <text:p>1892</text:p>
          </table:table-cell>
          <table:table-cell office:value-type="time" office:time-value="PT10H55M22.312S">
            <text:p>10:55:22.31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5537">
            <text:p>25537</text:p>
          </table:table-cell>
          <table:table-cell office:value-type="string">
            <text:p>Success</text:p>
          </table:table-cell>
          <table:table-cell office:value-type="float" office:value="65915">
            <text:p>65915</text:p>
          </table:table-cell>
          <table:table-cell table:number-columns-repeated="1017"/>
        </table:table-row>
        <table:table-row table:style-name="ro1">
          <table:table-cell office:value-type="float" office:value="1893">
            <text:p>1893</text:p>
          </table:table-cell>
          <table:table-cell office:value-type="time" office:time-value="PT10H55M39.077S">
            <text:p>10:55:39.08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8806">
            <text:p>8806</text:p>
          </table:table-cell>
          <table:table-cell office:value-type="string">
            <text:p>Success</text:p>
          </table:table-cell>
          <table:table-cell office:value-type="float" office:value="50253">
            <text:p>50253</text:p>
          </table:table-cell>
          <table:table-cell table:number-columns-repeated="1017"/>
        </table:table-row>
        <table:table-row table:style-name="ro1">
          <table:table-cell office:value-type="float" office:value="1894">
            <text:p>1894</text:p>
          </table:table-cell>
          <table:table-cell office:value-type="time" office:time-value="PT10H55M31.61S">
            <text:p>10:55:31.61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6322">
            <text:p>16322</text:p>
          </table:table-cell>
          <table:table-cell office:value-type="string">
            <text:p>Success</text:p>
          </table:table-cell>
          <table:table-cell office:value-type="float" office:value="26572">
            <text:p>26572</text:p>
          </table:table-cell>
          <table:table-cell table:number-columns-repeated="1017"/>
        </table:table-row>
        <table:table-row table:style-name="ro1">
          <table:table-cell office:value-type="float" office:value="1895">
            <text:p>1895</text:p>
          </table:table-cell>
          <table:table-cell office:value-type="time" office:time-value="PT10H55M40.403S">
            <text:p>10:55:40.40</text:p>
          </table:table-cell>
          <table:table-cell office:value-type="string">
            <text:p>TC0001_PlannerA 1-25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7538">
            <text:p>7538</text:p>
          </table:table-cell>
          <table:table-cell office:value-type="string">
            <text:p>Success</text:p>
          </table:table-cell>
          <table:table-cell office:value-type="float" office:value="28617">
            <text:p>28617</text:p>
          </table:table-cell>
          <table:table-cell table:number-columns-repeated="1017"/>
        </table:table-row>
        <table:table-row table:style-name="ro1">
          <table:table-cell office:value-type="float" office:value="1896">
            <text:p>1896</text:p>
          </table:table-cell>
          <table:table-cell office:value-type="time" office:time-value="PT10H55M47.851S">
            <text:p>10:55:47.85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05">
            <text:p>105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897">
            <text:p>1897</text:p>
          </table:table-cell>
          <table:table-cell office:value-type="time" office:time-value="PT10H55M40.966S">
            <text:p>10:55:40.97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6991">
            <text:p>6991</text:p>
          </table:table-cell>
          <table:table-cell office:value-type="string">
            <text:p>Success</text:p>
          </table:table-cell>
          <table:table-cell office:value-type="float" office:value="75289">
            <text:p>75289</text:p>
          </table:table-cell>
          <table:table-cell table:number-columns-repeated="1017"/>
        </table:table-row>
        <table:table-row table:style-name="ro1">
          <table:table-cell office:value-type="float" office:value="1898">
            <text:p>1898</text:p>
          </table:table-cell>
          <table:table-cell office:value-type="time" office:time-value="PT10H55M27.607S">
            <text:p>10:55:27.61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20352">
            <text:p>20352</text:p>
          </table:table-cell>
          <table:table-cell office:value-type="string">
            <text:p>Success</text:p>
          </table:table-cell>
          <table:table-cell office:value-type="float" office:value="76652">
            <text:p>76652</text:p>
          </table:table-cell>
          <table:table-cell table:number-columns-repeated="1017"/>
        </table:table-row>
        <table:table-row table:style-name="ro1">
          <table:table-cell office:value-type="float" office:value="1899">
            <text:p>1899</text:p>
          </table:table-cell>
          <table:table-cell office:value-type="time" office:time-value="PT10H55M38.457S">
            <text:p>10:55:38.46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9515">
            <text:p>9515</text:p>
          </table:table-cell>
          <table:table-cell office:value-type="string">
            <text:p>Success</text:p>
          </table:table-cell>
          <table:table-cell office:value-type="float" office:value="50254">
            <text:p>50254</text:p>
          </table:table-cell>
          <table:table-cell table:number-columns-repeated="1017"/>
        </table:table-row>
        <table:table-row table:style-name="ro1">
          <table:table-cell office:value-type="float" office:value="1900">
            <text:p>1900</text:p>
          </table:table-cell>
          <table:table-cell office:value-type="time" office:time-value="PT10H55M40.944S">
            <text:p>10:55:40.94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7038">
            <text:p>7038</text:p>
          </table:table-cell>
          <table:table-cell office:value-type="string">
            <text:p>Success</text:p>
          </table:table-cell>
          <table:table-cell office:value-type="float" office:value="27954">
            <text:p>27954</text:p>
          </table:table-cell>
          <table:table-cell table:number-columns-repeated="1017"/>
        </table:table-row>
        <table:table-row table:style-name="ro1">
          <table:table-cell office:value-type="float" office:value="1901">
            <text:p>1901</text:p>
          </table:table-cell>
          <table:table-cell office:value-type="time" office:time-value="PT10H55M40.226S">
            <text:p>10:55:40.23</text:p>
          </table:table-cell>
          <table:table-cell office:value-type="string">
            <text:p>TC0002_PlannerB 2-27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7766">
            <text:p>7766</text:p>
          </table:table-cell>
          <table:table-cell office:value-type="string">
            <text:p>Success</text:p>
          </table:table-cell>
          <table:table-cell office:value-type="float" office:value="55602">
            <text:p>55602</text:p>
          </table:table-cell>
          <table:table-cell table:number-columns-repeated="1017"/>
        </table:table-row>
        <table:table-row table:style-name="ro1">
          <table:table-cell office:value-type="float" office:value="1902">
            <text:p>1902</text:p>
          </table:table-cell>
          <table:table-cell office:value-type="time" office:time-value="PT10H55M28.918S">
            <text:p>10:55:28.92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9086">
            <text:p>19086</text:p>
          </table:table-cell>
          <table:table-cell office:value-type="string">
            <text:p>Success</text:p>
          </table:table-cell>
          <table:table-cell office:value-type="float" office:value="75285">
            <text:p>75285</text:p>
          </table:table-cell>
          <table:table-cell table:number-columns-repeated="1017"/>
        </table:table-row>
        <table:table-row table:style-name="ro1">
          <table:table-cell office:value-type="float" office:value="1903">
            <text:p>1903</text:p>
          </table:table-cell>
          <table:table-cell office:value-type="time" office:time-value="PT10H55M37.306S">
            <text:p>10:55:37.31</text:p>
          </table:table-cell>
          <table:table-cell office:value-type="string">
            <text:p>TC0002_PlannerB 2-26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0704">
            <text:p>10704</text:p>
          </table:table-cell>
          <table:table-cell office:value-type="string">
            <text:p>Success</text:p>
          </table:table-cell>
          <table:table-cell office:value-type="float" office:value="55572">
            <text:p>55572</text:p>
          </table:table-cell>
          <table:table-cell table:number-columns-repeated="1017"/>
        </table:table-row>
        <table:table-row table:style-name="ro1">
          <table:table-cell office:value-type="float" office:value="1904">
            <text:p>1904</text:p>
          </table:table-cell>
          <table:table-cell office:value-type="time" office:time-value="PT10H55M47.983S">
            <text:p>10:55:47.98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905">
            <text:p>1905</text:p>
          </table:table-cell>
          <table:table-cell office:value-type="time" office:time-value="PT10H55M47.957S">
            <text:p>10:55:47.96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06">
            <text:p>1906</text:p>
          </table:table-cell>
          <table:table-cell office:value-type="time" office:time-value="PT10H55M47.884S">
            <text:p>10:55:47.88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51">
            <text:p>151</text:p>
          </table:table-cell>
          <table:table-cell office:value-type="string">
            <text:p>Success</text:p>
          </table:table-cell>
          <table:table-cell office:value-type="float" office:value="47781">
            <text:p>47781</text:p>
          </table:table-cell>
          <table:table-cell table:number-columns-repeated="1017"/>
        </table:table-row>
        <table:table-row table:style-name="ro1">
          <table:table-cell office:value-type="float" office:value="1907">
            <text:p>1907</text:p>
          </table:table-cell>
          <table:table-cell office:value-type="time" office:time-value="PT10H55M36.29S">
            <text:p>10:55:36.29</text:p>
          </table:table-cell>
          <table:table-cell office:value-type="string">
            <text:p>TC0003_PlannerC 3-24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1747">
            <text:p>11747</text:p>
          </table:table-cell>
          <table:table-cell office:value-type="string">
            <text:p>Success</text:p>
          </table:table-cell>
          <table:table-cell office:value-type="float" office:value="19083">
            <text:p>19083</text:p>
          </table:table-cell>
          <table:table-cell table:number-columns-repeated="1017"/>
        </table:table-row>
        <table:table-row table:style-name="ro1">
          <table:table-cell office:value-type="float" office:value="1908">
            <text:p>1908</text:p>
          </table:table-cell>
          <table:table-cell office:value-type="time" office:time-value="PT10H55M48.016S">
            <text:p>10:55:48.02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09">
            <text:p>1909</text:p>
          </table:table-cell>
          <table:table-cell office:value-type="time" office:time-value="PT10H55M48.037S">
            <text:p>10:55:48.04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910">
            <text:p>1910</text:p>
          </table:table-cell>
          <table:table-cell office:value-type="time" office:time-value="PT10H55M48.047S">
            <text:p>10:55:48.05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11">
            <text:p>1911</text:p>
          </table:table-cell>
          <table:table-cell office:value-type="time" office:time-value="PT10H55M47.959S">
            <text:p>10:55:47.96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21">
            <text:p>121</text:p>
          </table:table-cell>
          <table:table-cell office:value-type="string">
            <text:p>Success</text:p>
          </table:table-cell>
          <table:table-cell office:value-type="float" office:value="733">
            <text:p>733</text:p>
          </table:table-cell>
          <table:table-cell table:number-columns-repeated="1017"/>
        </table:table-row>
        <table:table-row table:style-name="ro1">
          <table:table-cell office:value-type="float" office:value="1912">
            <text:p>1912</text:p>
          </table:table-cell>
          <table:table-cell office:value-type="time" office:time-value="PT10H55M31.484S">
            <text:p>10:55:31.48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6612">
            <text:p>16612</text:p>
          </table:table-cell>
          <table:table-cell office:value-type="string">
            <text:p>Success</text:p>
          </table:table-cell>
          <table:table-cell office:value-type="float" office:value="75307">
            <text:p>75307</text:p>
          </table:table-cell>
          <table:table-cell table:number-columns-repeated="1017"/>
        </table:table-row>
        <table:table-row table:style-name="ro1">
          <table:table-cell office:value-type="float" office:value="1913">
            <text:p>1913</text:p>
          </table:table-cell>
          <table:table-cell office:value-type="time" office:time-value="PT10H55M38.454S">
            <text:p>10:55:38.45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9651">
            <text:p>9651</text:p>
          </table:table-cell>
          <table:table-cell office:value-type="string">
            <text:p>Success</text:p>
          </table:table-cell>
          <table:table-cell office:value-type="float" office:value="75307">
            <text:p>75307</text:p>
          </table:table-cell>
          <table:table-cell table:number-columns-repeated="1017"/>
        </table:table-row>
        <table:table-row table:style-name="ro1">
          <table:table-cell office:value-type="float" office:value="1914">
            <text:p>1914</text:p>
          </table:table-cell>
          <table:table-cell office:value-type="time" office:time-value="PT10H55M48.005S">
            <text:p>10:55:48.01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20">
            <text:p>120</text:p>
          </table:table-cell>
          <table:table-cell office:value-type="string">
            <text:p>Success</text:p>
          </table:table-cell>
          <table:table-cell office:value-type="float" office:value="733">
            <text:p>733</text:p>
          </table:table-cell>
          <table:table-cell table:number-columns-repeated="1017"/>
        </table:table-row>
        <table:table-row table:style-name="ro1">
          <table:table-cell office:value-type="float" office:value="1915">
            <text:p>1915</text:p>
          </table:table-cell>
          <table:table-cell office:value-type="time" office:time-value="PT10H55M48.107S">
            <text:p>10:55:48.11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733">
            <text:p>733</text:p>
          </table:table-cell>
          <table:table-cell table:number-columns-repeated="1017"/>
        </table:table-row>
        <table:table-row table:style-name="ro1">
          <table:table-cell office:value-type="float" office:value="1916">
            <text:p>1916</text:p>
          </table:table-cell>
          <table:table-cell office:value-type="time" office:time-value="PT10H55M48.098S">
            <text:p>10:55:48.10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733">
            <text:p>733</text:p>
          </table:table-cell>
          <table:table-cell table:number-columns-repeated="1017"/>
        </table:table-row>
        <table:table-row table:style-name="ro1">
          <table:table-cell office:value-type="float" office:value="1917">
            <text:p>1917</text:p>
          </table:table-cell>
          <table:table-cell office:value-type="time" office:time-value="PT10H55M48.059S">
            <text:p>10:55:48.06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918">
            <text:p>1918</text:p>
          </table:table-cell>
          <table:table-cell office:value-type="time" office:time-value="PT10H55M48.135S">
            <text:p>10:55:48.14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733">
            <text:p>733</text:p>
          </table:table-cell>
          <table:table-cell table:number-columns-repeated="1017"/>
        </table:table-row>
        <table:table-row table:style-name="ro1">
          <table:table-cell office:value-type="float" office:value="1919">
            <text:p>1919</text:p>
          </table:table-cell>
          <table:table-cell office:value-type="time" office:time-value="PT10H55M48.159S">
            <text:p>10:55:48.16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920">
            <text:p>1920</text:p>
          </table:table-cell>
          <table:table-cell office:value-type="time" office:time-value="PT10H55M48.127S">
            <text:p>10:55:48.13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14">
            <text:p>114</text:p>
          </table:table-cell>
          <table:table-cell office:value-type="string">
            <text:p>Success</text:p>
          </table:table-cell>
          <table:table-cell office:value-type="float" office:value="733">
            <text:p>733</text:p>
          </table:table-cell>
          <table:table-cell table:number-columns-repeated="1017"/>
        </table:table-row>
        <table:table-row table:style-name="ro1">
          <table:table-cell office:value-type="float" office:value="1921">
            <text:p>1921</text:p>
          </table:table-cell>
          <table:table-cell office:value-type="time" office:time-value="PT10H55M48.227S">
            <text:p>10:55:48.23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922">
            <text:p>1922</text:p>
          </table:table-cell>
          <table:table-cell office:value-type="time" office:time-value="PT10H55M48.142S">
            <text:p>10:55:48.14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38">
            <text:p>138</text:p>
          </table:table-cell>
          <table:table-cell office:value-type="string">
            <text:p>Success</text:p>
          </table:table-cell>
          <table:table-cell office:value-type="float" office:value="733">
            <text:p>733</text:p>
          </table:table-cell>
          <table:table-cell table:number-columns-repeated="1017"/>
        </table:table-row>
        <table:table-row table:style-name="ro1">
          <table:table-cell office:value-type="float" office:value="1923">
            <text:p>1923</text:p>
          </table:table-cell>
          <table:table-cell office:value-type="time" office:time-value="PT10H55M48.081S">
            <text:p>10:55:48.08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28">
            <text:p>228</text:p>
          </table:table-cell>
          <table:table-cell office:value-type="string">
            <text:p>Success</text:p>
          </table:table-cell>
          <table:table-cell office:value-type="float" office:value="733">
            <text:p>733</text:p>
          </table:table-cell>
          <table:table-cell table:number-columns-repeated="1017"/>
        </table:table-row>
        <table:table-row table:style-name="ro1">
          <table:table-cell office:value-type="float" office:value="1924">
            <text:p>1924</text:p>
          </table:table-cell>
          <table:table-cell office:value-type="time" office:time-value="PT10H55M48.242S">
            <text:p>10:55:48.24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733">
            <text:p>733</text:p>
          </table:table-cell>
          <table:table-cell table:number-columns-repeated="1017"/>
        </table:table-row>
        <table:table-row table:style-name="ro1">
          <table:table-cell office:value-type="float" office:value="1925">
            <text:p>1925</text:p>
          </table:table-cell>
          <table:table-cell office:value-type="time" office:time-value="PT10H55M48.31S">
            <text:p>10:55:48.31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733">
            <text:p>733</text:p>
          </table:table-cell>
          <table:table-cell table:number-columns-repeated="1017"/>
        </table:table-row>
        <table:table-row table:style-name="ro1">
          <table:table-cell office:value-type="float" office:value="1926">
            <text:p>1926</text:p>
          </table:table-cell>
          <table:table-cell office:value-type="time" office:time-value="PT10H55M48.282S">
            <text:p>10:55:48.28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03">
            <text:p>103</text:p>
          </table:table-cell>
          <table:table-cell office:value-type="string">
            <text:p>Success</text:p>
          </table:table-cell>
          <table:table-cell office:value-type="float" office:value="733">
            <text:p>733</text:p>
          </table:table-cell>
          <table:table-cell table:number-columns-repeated="1017"/>
        </table:table-row>
        <table:table-row table:style-name="ro1">
          <table:table-cell office:value-type="float" office:value="1927">
            <text:p>1927</text:p>
          </table:table-cell>
          <table:table-cell office:value-type="time" office:time-value="PT10H55M48.223S">
            <text:p>10:55:48.22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70">
            <text:p>170</text:p>
          </table:table-cell>
          <table:table-cell office:value-type="string">
            <text:p>Success</text:p>
          </table:table-cell>
          <table:table-cell office:value-type="float" office:value="733">
            <text:p>733</text:p>
          </table:table-cell>
          <table:table-cell table:number-columns-repeated="1017"/>
        </table:table-row>
        <table:table-row table:style-name="ro1">
          <table:table-cell office:value-type="float" office:value="1928">
            <text:p>1928</text:p>
          </table:table-cell>
          <table:table-cell office:value-type="time" office:time-value="PT10H55M44.931S">
            <text:p>10:55:44.93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3894">
            <text:p>3894</text:p>
          </table:table-cell>
          <table:table-cell office:value-type="string">
            <text:p>Success</text:p>
          </table:table-cell>
          <table:table-cell office:value-type="float" office:value="29387">
            <text:p>29387</text:p>
          </table:table-cell>
          <table:table-cell table:number-columns-repeated="1017"/>
        </table:table-row>
        <table:table-row table:style-name="ro1">
          <table:table-cell office:value-type="float" office:value="1929">
            <text:p>1929</text:p>
          </table:table-cell>
          <table:table-cell office:value-type="time" office:time-value="PT10H55M40.385S">
            <text:p>10:55:40.39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8444">
            <text:p>8444</text:p>
          </table:table-cell>
          <table:table-cell office:value-type="string">
            <text:p>Success</text:p>
          </table:table-cell>
          <table:table-cell office:value-type="float" office:value="30073">
            <text:p>30073</text:p>
          </table:table-cell>
          <table:table-cell table:number-columns-repeated="1017"/>
        </table:table-row>
        <table:table-row table:style-name="ro1">
          <table:table-cell office:value-type="float" office:value="1930">
            <text:p>1930</text:p>
          </table:table-cell>
          <table:table-cell office:value-type="time" office:time-value="PT10H55M48.83S">
            <text:p>10:55:48.83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931">
            <text:p>1931</text:p>
          </table:table-cell>
          <table:table-cell office:value-type="time" office:time-value="PT10H55M48.826S">
            <text:p>10:55:48.83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32">
            <text:p>1932</text:p>
          </table:table-cell>
          <table:table-cell office:value-type="time" office:time-value="PT10H55M48.844S">
            <text:p>10:55:48.84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933">
            <text:p>1933</text:p>
          </table:table-cell>
          <table:table-cell office:value-type="time" office:time-value="PT10H55M48.845S">
            <text:p>10:55:48.85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34">
            <text:p>1934</text:p>
          </table:table-cell>
          <table:table-cell office:value-type="time" office:time-value="PT10H55M48.867S">
            <text:p>10:55:48.87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35">
            <text:p>1935</text:p>
          </table:table-cell>
          <table:table-cell office:value-type="time" office:time-value="PT10H55M48.885S">
            <text:p>10:55:48.89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36">
            <text:p>1936</text:p>
          </table:table-cell>
          <table:table-cell office:value-type="time" office:time-value="PT10H55M48.9S">
            <text:p>10:55:48.90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37">
            <text:p>1937</text:p>
          </table:table-cell>
          <table:table-cell office:value-type="time" office:time-value="PT10H55M19.075S">
            <text:p>10:55:19.08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30071">
            <text:p>30071</text:p>
          </table:table-cell>
          <table:table-cell office:value-type="string">
            <text:p>Success</text:p>
          </table:table-cell>
          <table:table-cell office:value-type="float" office:value="61294">
            <text:p>61294</text:p>
          </table:table-cell>
          <table:table-cell table:number-columns-repeated="1017"/>
        </table:table-row>
        <table:table-row table:style-name="ro1">
          <table:table-cell office:value-type="float" office:value="1938">
            <text:p>1938</text:p>
          </table:table-cell>
          <table:table-cell office:value-type="time" office:time-value="PT10H55M49.147S">
            <text:p>10:55:49.15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office:value-type="float" office:value="1939">
            <text:p>1939</text:p>
          </table:table-cell>
          <table:table-cell office:value-type="time" office:time-value="PT10H55M49.161S">
            <text:p>10:55:49.16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office:value-type="float" office:value="1940">
            <text:p>1940</text:p>
          </table:table-cell>
          <table:table-cell office:value-type="time" office:time-value="PT10H55M42.529S">
            <text:p>10:55:42.53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6760">
            <text:p>6760</text:p>
          </table:table-cell>
          <table:table-cell office:value-type="string">
            <text:p>Success</text:p>
          </table:table-cell>
          <table:table-cell office:value-type="float" office:value="29054">
            <text:p>29054</text:p>
          </table:table-cell>
          <table:table-cell table:number-columns-repeated="1017"/>
        </table:table-row>
        <table:table-row table:style-name="ro1">
          <table:table-cell office:value-type="float" office:value="1941">
            <text:p>1941</text:p>
          </table:table-cell>
          <table:table-cell office:value-type="time" office:time-value="PT10H55M46.442S">
            <text:p>10:55:46.44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865">
            <text:p>2865</text:p>
          </table:table-cell>
          <table:table-cell office:value-type="string">
            <text:p>Success</text:p>
          </table:table-cell>
          <table:table-cell office:value-type="float" office:value="31535">
            <text:p>31535</text:p>
          </table:table-cell>
          <table:table-cell table:number-columns-repeated="1017"/>
        </table:table-row>
        <table:table-row table:style-name="ro1">
          <table:table-cell office:value-type="float" office:value="1942">
            <text:p>1942</text:p>
          </table:table-cell>
          <table:table-cell office:value-type="time" office:time-value="PT10H55M46.474S">
            <text:p>10:55:46.47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833">
            <text:p>2833</text:p>
          </table:table-cell>
          <table:table-cell office:value-type="string">
            <text:p>Success</text:p>
          </table:table-cell>
          <table:table-cell office:value-type="float" office:value="31489">
            <text:p>31489</text:p>
          </table:table-cell>
          <table:table-cell table:number-columns-repeated="1017"/>
        </table:table-row>
        <table:table-row table:style-name="ro1">
          <table:table-cell office:value-type="float" office:value="1943">
            <text:p>1943</text:p>
          </table:table-cell>
          <table:table-cell office:value-type="time" office:time-value="PT10H55M44.832S">
            <text:p>10:55:44.83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4482">
            <text:p>4482</text:p>
          </table:table-cell>
          <table:table-cell office:value-type="string">
            <text:p>Success</text:p>
          </table:table-cell>
          <table:table-cell office:value-type="float" office:value="30322">
            <text:p>30322</text:p>
          </table:table-cell>
          <table:table-cell table:number-columns-repeated="1017"/>
        </table:table-row>
        <table:table-row table:style-name="ro1">
          <table:table-cell office:value-type="float" office:value="1944">
            <text:p>1944</text:p>
          </table:table-cell>
          <table:table-cell office:value-type="time" office:time-value="PT10H55M35.271S">
            <text:p>10:55:35.27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4050">
            <text:p>14050</text:p>
          </table:table-cell>
          <table:table-cell office:value-type="string">
            <text:p>Success</text:p>
          </table:table-cell>
          <table:table-cell office:value-type="float" office:value="35613">
            <text:p>35613</text:p>
          </table:table-cell>
          <table:table-cell table:number-columns-repeated="1017"/>
        </table:table-row>
        <table:table-row table:style-name="ro1">
          <table:table-cell office:value-type="float" office:value="1945">
            <text:p>1945</text:p>
          </table:table-cell>
          <table:table-cell office:value-type="time" office:time-value="PT10H55M49.322S">
            <text:p>10:55:49.32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946">
            <text:p>1946</text:p>
          </table:table-cell>
          <table:table-cell office:value-type="time" office:time-value="PT10H55M49.316S">
            <text:p>10:55:49.32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947">
            <text:p>1947</text:p>
          </table:table-cell>
          <table:table-cell office:value-type="time" office:time-value="PT10H55M49.349S">
            <text:p>10:55:49.35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948">
            <text:p>1948</text:p>
          </table:table-cell>
          <table:table-cell office:value-type="time" office:time-value="PT10H55M49.36S">
            <text:p>10:55:49.36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901">
            <text:p>901</text:p>
          </table:table-cell>
          <table:table-cell table:number-columns-repeated="1017"/>
        </table:table-row>
        <table:table-row table:style-name="ro1">
          <table:table-cell office:value-type="float" office:value="1949">
            <text:p>1949</text:p>
          </table:table-cell>
          <table:table-cell office:value-type="time" office:time-value="PT10H55M49.392S">
            <text:p>10:55:49.39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901">
            <text:p>901</text:p>
          </table:table-cell>
          <table:table-cell table:number-columns-repeated="1017"/>
        </table:table-row>
        <table:table-row table:style-name="ro1">
          <table:table-cell office:value-type="float" office:value="1950">
            <text:p>1950</text:p>
          </table:table-cell>
          <table:table-cell office:value-type="time" office:time-value="PT10H55M43.848S">
            <text:p>10:55:43.85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5634">
            <text:p>5634</text:p>
          </table:table-cell>
          <table:table-cell office:value-type="string">
            <text:p>Success</text:p>
          </table:table-cell>
          <table:table-cell office:value-type="float" office:value="30131">
            <text:p>30131</text:p>
          </table:table-cell>
          <table:table-cell table:number-columns-repeated="1017"/>
        </table:table-row>
        <table:table-row table:style-name="ro1">
          <table:table-cell office:value-type="float" office:value="1951">
            <text:p>1951</text:p>
          </table:table-cell>
          <table:table-cell office:value-type="time" office:time-value="PT10H55M49.484S">
            <text:p>10:55:49.48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952">
            <text:p>1952</text:p>
          </table:table-cell>
          <table:table-cell office:value-type="time" office:time-value="PT10H55M49.502S">
            <text:p>10:55:49.50</text:p>
          </table:table-cell>
          <table:table-cell office:value-type="string">
            <text:p>TC0003_PlannerC 3-27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53">
            <text:p>1953</text:p>
          </table:table-cell>
          <table:table-cell office:value-type="time" office:time-value="PT10H55M49.533S">
            <text:p>10:55:49.53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954">
            <text:p>1954</text:p>
          </table:table-cell>
          <table:table-cell office:value-type="time" office:time-value="PT10H55M49.552S">
            <text:p>10:55:49.55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33524">
            <text:p>33524</text:p>
          </table:table-cell>
          <table:table-cell table:number-columns-repeated="1017"/>
        </table:table-row>
        <table:table-row table:style-name="ro1">
          <table:table-cell office:value-type="float" office:value="1955">
            <text:p>1955</text:p>
          </table:table-cell>
          <table:table-cell office:value-type="time" office:time-value="PT10H55M42.054S">
            <text:p>10:55:42.05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7585">
            <text:p>7585</text:p>
          </table:table-cell>
          <table:table-cell office:value-type="string">
            <text:p>Success</text:p>
          </table:table-cell>
          <table:table-cell office:value-type="float" office:value="26572">
            <text:p>26572</text:p>
          </table:table-cell>
          <table:table-cell table:number-columns-repeated="1017"/>
        </table:table-row>
        <table:table-row table:style-name="ro1">
          <table:table-cell office:value-type="float" office:value="1956">
            <text:p>1956</text:p>
          </table:table-cell>
          <table:table-cell office:value-type="time" office:time-value="PT10H55M23.833S">
            <text:p>10:55:23.83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5815">
            <text:p>25815</text:p>
          </table:table-cell>
          <table:table-cell office:value-type="string">
            <text:p>Success</text:p>
          </table:table-cell>
          <table:table-cell office:value-type="float" office:value="50253">
            <text:p>50253</text:p>
          </table:table-cell>
          <table:table-cell table:number-columns-repeated="1017"/>
        </table:table-row>
        <table:table-row table:style-name="ro1">
          <table:table-cell office:value-type="float" office:value="1957">
            <text:p>1957</text:p>
          </table:table-cell>
          <table:table-cell office:value-type="time" office:time-value="PT10H55M49.65S">
            <text:p>10:55:49.65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958">
            <text:p>1958</text:p>
          </table:table-cell>
          <table:table-cell office:value-type="time" office:time-value="PT10H55M47.974S">
            <text:p>10:55:47.97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697">
            <text:p>1697</text:p>
          </table:table-cell>
          <table:table-cell office:value-type="string">
            <text:p>Success</text:p>
          </table:table-cell>
          <table:table-cell office:value-type="float" office:value="48607">
            <text:p>48607</text:p>
          </table:table-cell>
          <table:table-cell table:number-columns-repeated="1017"/>
        </table:table-row>
        <table:table-row table:style-name="ro1">
          <table:table-cell office:value-type="float" office:value="1959">
            <text:p>1959</text:p>
          </table:table-cell>
          <table:table-cell office:value-type="time" office:time-value="PT10H55M49.673S">
            <text:p>10:55:49.67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960">
            <text:p>1960</text:p>
          </table:table-cell>
          <table:table-cell office:value-type="time" office:time-value="PT10H55M49.672S">
            <text:p>10:55:49.67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961">
            <text:p>1961</text:p>
          </table:table-cell>
          <table:table-cell office:value-type="time" office:time-value="PT10H55M49.698S">
            <text:p>10:55:49.70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962">
            <text:p>1962</text:p>
          </table:table-cell>
          <table:table-cell office:value-type="time" office:time-value="PT10H55M49.76S">
            <text:p>10:55:49.76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963">
            <text:p>1963</text:p>
          </table:table-cell>
          <table:table-cell office:value-type="time" office:time-value="PT10H55M49.774S">
            <text:p>10:55:49.77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964">
            <text:p>1964</text:p>
          </table:table-cell>
          <table:table-cell office:value-type="time" office:time-value="PT10H55M49.806S">
            <text:p>10:55:49.81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965">
            <text:p>1965</text:p>
          </table:table-cell>
          <table:table-cell office:value-type="time" office:time-value="PT10H55M49.804S">
            <text:p>10:55:49.80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966">
            <text:p>1966</text:p>
          </table:table-cell>
          <table:table-cell office:value-type="time" office:time-value="PT10H55M49.172S">
            <text:p>10:55:49.17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841">
            <text:p>841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967">
            <text:p>1967</text:p>
          </table:table-cell>
          <table:table-cell office:value-type="time" office:time-value="PT10H55M47.961S">
            <text:p>10:55:47.96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2388">
            <text:p>2388</text:p>
          </table:table-cell>
          <table:table-cell office:value-type="string">
            <text:p>Success</text:p>
          </table:table-cell>
          <table:table-cell office:value-type="float" office:value="33544">
            <text:p>33544</text:p>
          </table:table-cell>
          <table:table-cell table:number-columns-repeated="1017"/>
        </table:table-row>
        <table:table-row table:style-name="ro1">
          <table:table-cell office:value-type="float" office:value="1968">
            <text:p>1968</text:p>
          </table:table-cell>
          <table:table-cell office:value-type="time" office:time-value="PT10H55M47.4S">
            <text:p>10:55:47.40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960">
            <text:p>2960</text:p>
          </table:table-cell>
          <table:table-cell office:value-type="string">
            <text:p>Success</text:p>
          </table:table-cell>
          <table:table-cell office:value-type="float" office:value="32470">
            <text:p>32470</text:p>
          </table:table-cell>
          <table:table-cell table:number-columns-repeated="1017"/>
        </table:table-row>
        <table:table-row table:style-name="ro1">
          <table:table-cell office:value-type="float" office:value="1969">
            <text:p>1969</text:p>
          </table:table-cell>
          <table:table-cell office:value-type="time" office:time-value="PT10H55M47.942S">
            <text:p>10:55:47.94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2426">
            <text:p>2426</text:p>
          </table:table-cell>
          <table:table-cell office:value-type="string">
            <text:p>Success</text:p>
          </table:table-cell>
          <table:table-cell office:value-type="float" office:value="32643">
            <text:p>32643</text:p>
          </table:table-cell>
          <table:table-cell table:number-columns-repeated="1017"/>
        </table:table-row>
        <table:table-row table:style-name="ro1">
          <table:table-cell office:value-type="float" office:value="1970">
            <text:p>1970</text:p>
          </table:table-cell>
          <table:table-cell office:value-type="time" office:time-value="PT10H55M50.362S">
            <text:p>10:55:50.36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971">
            <text:p>1971</text:p>
          </table:table-cell>
          <table:table-cell office:value-type="time" office:time-value="PT10H55M50.35S">
            <text:p>10:55:50.35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972">
            <text:p>1972</text:p>
          </table:table-cell>
          <table:table-cell office:value-type="time" office:time-value="PT10H55M50.408S">
            <text:p>10:55:50.41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973">
            <text:p>1973</text:p>
          </table:table-cell>
          <table:table-cell office:value-type="time" office:time-value="PT10H55M50.423S">
            <text:p>10:55:50.42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943">
            <text:p>943</text:p>
          </table:table-cell>
          <table:table-cell table:number-columns-repeated="1017"/>
        </table:table-row>
        <table:table-row table:style-name="ro1">
          <table:table-cell office:value-type="float" office:value="1974">
            <text:p>1974</text:p>
          </table:table-cell>
          <table:table-cell office:value-type="time" office:time-value="PT10H55M50.461S">
            <text:p>10:55:50.46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943">
            <text:p>943</text:p>
          </table:table-cell>
          <table:table-cell table:number-columns-repeated="1017"/>
        </table:table-row>
        <table:table-row table:style-name="ro1">
          <table:table-cell office:value-type="float" office:value="1975">
            <text:p>1975</text:p>
          </table:table-cell>
          <table:table-cell office:value-type="time" office:time-value="PT10H55M47.392S">
            <text:p>10:55:47.39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3204">
            <text:p>3204</text:p>
          </table:table-cell>
          <table:table-cell office:value-type="string">
            <text:p>Success</text:p>
          </table:table-cell>
          <table:table-cell office:value-type="float" office:value="31441">
            <text:p>31441</text:p>
          </table:table-cell>
          <table:table-cell table:number-columns-repeated="1017"/>
        </table:table-row>
        <table:table-row table:style-name="ro1">
          <table:table-cell office:value-type="float" office:value="1976">
            <text:p>1976</text:p>
          </table:table-cell>
          <table:table-cell office:value-type="time" office:time-value="PT10H55M50.386S">
            <text:p>10:55:50.39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34">
            <text:p>234</text:p>
          </table:table-cell>
          <table:table-cell office:value-type="string">
            <text:p>Success</text:p>
          </table:table-cell>
          <table:table-cell office:value-type="float" office:value="36759">
            <text:p>36759</text:p>
          </table:table-cell>
          <table:table-cell table:number-columns-repeated="1017"/>
        </table:table-row>
        <table:table-row table:style-name="ro1">
          <table:table-cell office:value-type="float" office:value="1977">
            <text:p>1977</text:p>
          </table:table-cell>
          <table:table-cell office:value-type="time" office:time-value="PT10H55M50.597S">
            <text:p>10:55:50.60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78">
            <text:p>1978</text:p>
          </table:table-cell>
          <table:table-cell office:value-type="time" office:time-value="PT10H55M49.844S">
            <text:p>10:55:49.84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795">
            <text:p>795</text:p>
          </table:table-cell>
          <table:table-cell office:value-type="string">
            <text:p>Success</text:p>
          </table:table-cell>
          <table:table-cell office:value-type="float" office:value="50253">
            <text:p>50253</text:p>
          </table:table-cell>
          <table:table-cell table:number-columns-repeated="1017"/>
        </table:table-row>
        <table:table-row table:style-name="ro1">
          <table:table-cell office:value-type="float" office:value="1979">
            <text:p>1979</text:p>
          </table:table-cell>
          <table:table-cell office:value-type="time" office:time-value="PT10H55M42.939S">
            <text:p>10:55:42.9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7704">
            <text:p>7704</text:p>
          </table:table-cell>
          <table:table-cell office:value-type="string">
            <text:p>Success</text:p>
          </table:table-cell>
          <table:table-cell office:value-type="float" office:value="29145">
            <text:p>29145</text:p>
          </table:table-cell>
          <table:table-cell table:number-columns-repeated="1017"/>
        </table:table-row>
        <table:table-row table:style-name="ro1">
          <table:table-cell office:value-type="float" office:value="1980">
            <text:p>1980</text:p>
          </table:table-cell>
          <table:table-cell office:value-type="time" office:time-value="PT10H55M50.625S">
            <text:p>10:55:50.63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81">
            <text:p>1981</text:p>
          </table:table-cell>
          <table:table-cell office:value-type="time" office:time-value="PT10H55M50.646S">
            <text:p>10:55:50.65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82">
            <text:p>1982</text:p>
          </table:table-cell>
          <table:table-cell office:value-type="time" office:time-value="PT10H55M50.621S">
            <text:p>10:55:50.62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983">
            <text:p>1983</text:p>
          </table:table-cell>
          <table:table-cell office:value-type="time" office:time-value="PT10H55M50.66S">
            <text:p>10:55:50.6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84">
            <text:p>1984</text:p>
          </table:table-cell>
          <table:table-cell office:value-type="time" office:time-value="PT10H55M50.691S">
            <text:p>10:55:50.69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85">
            <text:p>1985</text:p>
          </table:table-cell>
          <table:table-cell office:value-type="time" office:time-value="PT10H55M49.603S">
            <text:p>10:55:49.60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511">
            <text:p>1511</text:p>
          </table:table-cell>
          <table:table-cell office:value-type="string">
            <text:p>Success</text:p>
          </table:table-cell>
          <table:table-cell office:value-type="float" office:value="13883">
            <text:p>13883</text:p>
          </table:table-cell>
          <table:table-cell table:number-columns-repeated="1017"/>
        </table:table-row>
        <table:table-row table:style-name="ro1">
          <table:table-cell office:value-type="float" office:value="1986">
            <text:p>1986</text:p>
          </table:table-cell>
          <table:table-cell office:value-type="time" office:time-value="PT10H55M50.5S">
            <text:p>10:55:50.50</text:p>
          </table:table-cell>
          <table:table-cell office:value-type="string">
            <text:p>TC0002_PlannerB 2-29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617">
            <text:p>617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1987">
            <text:p>1987</text:p>
          </table:table-cell>
          <table:table-cell office:value-type="time" office:time-value="PT10H55M41.072S">
            <text:p>10:55:41.07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0056">
            <text:p>10056</text:p>
          </table:table-cell>
          <table:table-cell office:value-type="string">
            <text:p>Success</text:p>
          </table:table-cell>
          <table:table-cell office:value-type="float" office:value="26572">
            <text:p>26572</text:p>
          </table:table-cell>
          <table:table-cell table:number-columns-repeated="1017"/>
        </table:table-row>
        <table:table-row table:style-name="ro1">
          <table:table-cell office:value-type="float" office:value="1988">
            <text:p>1988</text:p>
          </table:table-cell>
          <table:table-cell office:value-type="time" office:time-value="PT10H55M48.011S">
            <text:p>10:55:48.01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3118">
            <text:p>3118</text:p>
          </table:table-cell>
          <table:table-cell office:value-type="string">
            <text:p>Success</text:p>
          </table:table-cell>
          <table:table-cell office:value-type="float" office:value="18731">
            <text:p>18731</text:p>
          </table:table-cell>
          <table:table-cell table:number-columns-repeated="1017"/>
        </table:table-row>
        <table:table-row table:style-name="ro1">
          <table:table-cell office:value-type="float" office:value="1989">
            <text:p>1989</text:p>
          </table:table-cell>
          <table:table-cell office:value-type="time" office:time-value="PT10H55M50.369S">
            <text:p>10:55:50.37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779">
            <text:p>779</text:p>
          </table:table-cell>
          <table:table-cell office:value-type="string">
            <text:p>Success</text:p>
          </table:table-cell>
          <table:table-cell office:value-type="float" office:value="18177">
            <text:p>18177</text:p>
          </table:table-cell>
          <table:table-cell table:number-columns-repeated="1017"/>
        </table:table-row>
        <table:table-row table:style-name="ro1">
          <table:table-cell office:value-type="float" office:value="1990">
            <text:p>1990</text:p>
          </table:table-cell>
          <table:table-cell office:value-type="time" office:time-value="PT10H55M47.934S">
            <text:p>10:55:47.93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3215">
            <text:p>3215</text:p>
          </table:table-cell>
          <table:table-cell office:value-type="string">
            <text:p>Success</text:p>
          </table:table-cell>
          <table:table-cell office:value-type="float" office:value="16758">
            <text:p>16758</text:p>
          </table:table-cell>
          <table:table-cell table:number-columns-repeated="1017"/>
        </table:table-row>
        <table:table-row table:style-name="ro1">
          <table:table-cell office:value-type="float" office:value="1991">
            <text:p>1991</text:p>
          </table:table-cell>
          <table:table-cell office:value-type="time" office:time-value="PT10H55M40.396S">
            <text:p>10:55:40.40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0754">
            <text:p>10754</text:p>
          </table:table-cell>
          <table:table-cell office:value-type="string">
            <text:p>Success</text:p>
          </table:table-cell>
          <table:table-cell office:value-type="float" office:value="18731">
            <text:p>18731</text:p>
          </table:table-cell>
          <table:table-cell table:number-columns-repeated="1017"/>
        </table:table-row>
        <table:table-row table:style-name="ro1">
          <table:table-cell office:value-type="float" office:value="1992">
            <text:p>1992</text:p>
          </table:table-cell>
          <table:table-cell office:value-type="time" office:time-value="PT10H55M49.308S">
            <text:p>10:55:49.31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844">
            <text:p>1844</text:p>
          </table:table-cell>
          <table:table-cell office:value-type="string">
            <text:p>Success</text:p>
          </table:table-cell>
          <table:table-cell office:value-type="float" office:value="18173">
            <text:p>18173</text:p>
          </table:table-cell>
          <table:table-cell table:number-columns-repeated="1017"/>
        </table:table-row>
        <table:table-row table:style-name="ro1">
          <table:table-cell office:value-type="float" office:value="1993">
            <text:p>1993</text:p>
          </table:table-cell>
          <table:table-cell office:value-type="time" office:time-value="PT10H55M32.046S">
            <text:p>10:55:32.05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9137">
            <text:p>19137</text:p>
          </table:table-cell>
          <table:table-cell office:value-type="string">
            <text:p>Success</text:p>
          </table:table-cell>
          <table:table-cell office:value-type="float" office:value="54971">
            <text:p>54971</text:p>
          </table:table-cell>
          <table:table-cell table:number-columns-repeated="1017"/>
        </table:table-row>
        <table:table-row table:style-name="ro1">
          <table:table-cell office:value-type="float" office:value="1994">
            <text:p>1994</text:p>
          </table:table-cell>
          <table:table-cell office:value-type="time" office:time-value="PT10H55M48.039S">
            <text:p>10:55:48.04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3159">
            <text:p>3159</text:p>
          </table:table-cell>
          <table:table-cell office:value-type="string">
            <text:p>Success</text:p>
          </table:table-cell>
          <table:table-cell office:value-type="float" office:value="38224">
            <text:p>38224</text:p>
          </table:table-cell>
          <table:table-cell table:number-columns-repeated="1017"/>
        </table:table-row>
        <table:table-row table:style-name="ro1">
          <table:table-cell office:value-type="float" office:value="1995">
            <text:p>1995</text:p>
          </table:table-cell>
          <table:table-cell office:value-type="time" office:time-value="PT10H55M49.334S">
            <text:p>10:55:49.33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880">
            <text:p>1880</text:p>
          </table:table-cell>
          <table:table-cell office:value-type="string">
            <text:p>Success</text:p>
          </table:table-cell>
          <table:table-cell office:value-type="float" office:value="58683">
            <text:p>58683</text:p>
          </table:table-cell>
          <table:table-cell table:number-columns-repeated="1017"/>
        </table:table-row>
        <table:table-row table:style-name="ro1">
          <table:table-cell office:value-type="float" office:value="1996">
            <text:p>1996</text:p>
          </table:table-cell>
          <table:table-cell office:value-type="time" office:time-value="PT10H55M51.153S">
            <text:p>10:55:51.15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997">
            <text:p>1997</text:p>
          </table:table-cell>
          <table:table-cell office:value-type="time" office:time-value="PT10H55M51.149S">
            <text:p>10:55:51.15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19">
            <text:p>119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998">
            <text:p>1998</text:p>
          </table:table-cell>
          <table:table-cell office:value-type="time" office:time-value="PT10H55M51.248S">
            <text:p>10:55:51.25</text:p>
          </table:table-cell>
          <table:table-cell office:value-type="string">
            <text:p>TC0001_PlannerA 1-14</text:p>
          </table:table-cell>
          <table:table-cell office:value-type="string">
            <text:p>/logout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99">
            <text:p>1999</text:p>
          </table:table-cell>
          <table:table-cell office:value-type="time" office:time-value="PT10H55M50.669S">
            <text:p>10:55:50.67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656">
            <text:p>656</text:p>
          </table:table-cell>
          <table:table-cell office:value-type="string">
            <text:p>Success</text:p>
          </table:table-cell>
          <table:table-cell office:value-type="float" office:value="34439">
            <text:p>34439</text:p>
          </table:table-cell>
          <table:table-cell table:number-columns-repeated="1017"/>
        </table:table-row>
        <table:table-row table:style-name="ro1">
          <table:table-cell office:value-type="float" office:value="2000">
            <text:p>2000</text:p>
          </table:table-cell>
          <table:table-cell office:value-type="time" office:time-value="PT10H55M36.309S">
            <text:p>10:55:36.31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5019">
            <text:p>15019</text:p>
          </table:table-cell>
          <table:table-cell office:value-type="string">
            <text:p>Success</text:p>
          </table:table-cell>
          <table:table-cell office:value-type="float" office:value="76652">
            <text:p>76652</text:p>
          </table:table-cell>
          <table:table-cell table:number-columns-repeated="1017"/>
        </table:table-row>
        <table:table-row table:style-name="ro1">
          <table:table-cell office:value-type="float" office:value="2001">
            <text:p>2001</text:p>
          </table:table-cell>
          <table:table-cell office:value-type="time" office:time-value="PT10H55M51.269S">
            <text:p>10:55:51.27</text:p>
          </table:table-cell>
          <table:table-cell office:value-type="string">
            <text:p>TC0001_PlannerA 1-25</text:p>
          </table:table-cell>
          <table:table-cell office:value-type="string">
            <text:p>/logout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02">
            <text:p>2002</text:p>
          </table:table-cell>
          <table:table-cell office:value-type="time" office:time-value="PT10H55M51.322S">
            <text:p>10:55:51.32</text:p>
          </table:table-cell>
          <table:table-cell office:value-type="string">
            <text:p>TC0001_PlannerA 1-14</text:p>
          </table:table-cell>
          <table:table-cell office:value-type="string">
            <text:p>/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03">
            <text:p>2003</text:p>
          </table:table-cell>
          <table:table-cell office:value-type="time" office:time-value="PT10H55M51.343S">
            <text:p>10:55:51.34</text:p>
          </table:table-cell>
          <table:table-cell office:value-type="string">
            <text:p>TC0001_PlannerA 1-1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04">
            <text:p>2004</text:p>
          </table:table-cell>
          <table:table-cell office:value-type="time" office:time-value="PT10H55M51.332S">
            <text:p>10:55:51.33</text:p>
          </table:table-cell>
          <table:table-cell office:value-type="string">
            <text:p>TC0001_PlannerA 1-25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05">
            <text:p>2005</text:p>
          </table:table-cell>
          <table:table-cell office:value-type="time" office:time-value="PT10H55M51.347S">
            <text:p>10:55:51.35</text:p>
          </table:table-cell>
          <table:table-cell office:value-type="string">
            <text:p>TC0001_PlannerA 1-2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06">
            <text:p>2006</text:p>
          </table:table-cell>
          <table:table-cell office:value-type="time" office:time-value="PT10H55M51.149S">
            <text:p>10:55:51.15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264">
            <text:p>264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007">
            <text:p>2007</text:p>
          </table:table-cell>
          <table:table-cell office:value-type="time" office:time-value="PT10H55M51.414S">
            <text:p>10:55:51.41</text:p>
          </table:table-cell>
          <table:table-cell office:value-type="string">
            <text:p>TC0002_PlannerB 2-20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08">
            <text:p>2008</text:p>
          </table:table-cell>
          <table:table-cell office:value-type="time" office:time-value="PT10H55M51.424S">
            <text:p>10:55:51.42</text:p>
          </table:table-cell>
          <table:table-cell office:value-type="string">
            <text:p>TC0002_PlannerB 2-20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09">
            <text:p>2009</text:p>
          </table:table-cell>
          <table:table-cell office:value-type="time" office:time-value="PT10H55M51.429S">
            <text:p>10:55:51.43</text:p>
          </table:table-cell>
          <table:table-cell office:value-type="string">
            <text:p>TC0002_PlannerB 2-20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10">
            <text:p>2010</text:p>
          </table:table-cell>
          <table:table-cell office:value-type="time" office:time-value="PT10H55M46.425S">
            <text:p>10:55:46.43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5232">
            <text:p>5232</text:p>
          </table:table-cell>
          <table:table-cell office:value-type="string">
            <text:p>Success</text:p>
          </table:table-cell>
          <table:table-cell office:value-type="float" office:value="32373">
            <text:p>32373</text:p>
          </table:table-cell>
          <table:table-cell table:number-columns-repeated="1017"/>
        </table:table-row>
        <table:table-row table:style-name="ro1">
          <table:table-cell office:value-type="float" office:value="2011">
            <text:p>2011</text:p>
          </table:table-cell>
          <table:table-cell office:value-type="time" office:time-value="PT10H55M51.199S">
            <text:p>10:55:51.20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603">
            <text:p>603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012">
            <text:p>2012</text:p>
          </table:table-cell>
          <table:table-cell office:value-type="time" office:time-value="PT10H55M51.804S">
            <text:p>10:55:51.80</text:p>
          </table:table-cell>
          <table:table-cell office:value-type="string">
            <text:p>TC0003_PlannerC 3-24</text:p>
          </table:table-cell>
          <table:table-cell office:value-type="string">
            <text:p>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13">
            <text:p>2013</text:p>
          </table:table-cell>
          <table:table-cell office:value-type="time" office:time-value="PT10H55M51.816S">
            <text:p>10:55:51.82</text:p>
          </table:table-cell>
          <table:table-cell office:value-type="string">
            <text:p>TC0003_PlannerC 3-24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time" office:time-value="PT10H55M51.82S">
            <text:p>10:55:51.82</text:p>
          </table:table-cell>
          <table:table-cell office:value-type="string">
            <text:p>TC0003_PlannerC 3-2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15">
            <text:p>2015</text:p>
          </table:table-cell>
          <table:table-cell office:value-type="time" office:time-value="PT10H55M42.556S">
            <text:p>10:55:42.56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9334">
            <text:p>9334</text:p>
          </table:table-cell>
          <table:table-cell office:value-type="string">
            <text:p>Success</text:p>
          </table:table-cell>
          <table:table-cell office:value-type="float" office:value="51290">
            <text:p>51290</text:p>
          </table:table-cell>
          <table:table-cell table:number-columns-repeated="1017"/>
        </table:table-row>
        <table:table-row table:style-name="ro1">
          <table:table-cell office:value-type="float" office:value="2016">
            <text:p>2016</text:p>
          </table:table-cell>
          <table:table-cell office:value-type="time" office:time-value="PT10H55M38.904S">
            <text:p>10:55:38.90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3024">
            <text:p>13024</text:p>
          </table:table-cell>
          <table:table-cell office:value-type="string">
            <text:p>Success</text:p>
          </table:table-cell>
          <table:table-cell office:value-type="float" office:value="75282">
            <text:p>75282</text:p>
          </table:table-cell>
          <table:table-cell table:number-columns-repeated="1017"/>
        </table:table-row>
        <table:table-row table:style-name="ro1">
          <table:table-cell office:value-type="float" office:value="2017">
            <text:p>2017</text:p>
          </table:table-cell>
          <table:table-cell office:value-type="time" office:time-value="PT10H55M42.501S">
            <text:p>10:55:42.50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9428">
            <text:p>9428</text:p>
          </table:table-cell>
          <table:table-cell office:value-type="string">
            <text:p>Success</text:p>
          </table:table-cell>
          <table:table-cell office:value-type="float" office:value="51290">
            <text:p>51290</text:p>
          </table:table-cell>
          <table:table-cell table:number-columns-repeated="1017"/>
        </table:table-row>
        <table:table-row table:style-name="ro1">
          <table:table-cell office:value-type="float" office:value="2018">
            <text:p>2018</text:p>
          </table:table-cell>
          <table:table-cell office:value-type="time" office:time-value="PT10H55M35.787S">
            <text:p>10:55:35.79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6147">
            <text:p>16147</text:p>
          </table:table-cell>
          <table:table-cell office:value-type="string">
            <text:p>Success</text:p>
          </table:table-cell>
          <table:table-cell office:value-type="float" office:value="75289">
            <text:p>75289</text:p>
          </table:table-cell>
          <table:table-cell table:number-columns-repeated="1017"/>
        </table:table-row>
        <table:table-row table:style-name="ro1">
          <table:table-cell office:value-type="float" office:value="2019">
            <text:p>2019</text:p>
          </table:table-cell>
          <table:table-cell office:value-type="time" office:time-value="PT10H55M46.795S">
            <text:p>10:55:46.80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5141">
            <text:p>5141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2020">
            <text:p>2020</text:p>
          </table:table-cell>
          <table:table-cell office:value-type="time" office:time-value="PT10H55M42.405S">
            <text:p>10:55:42.41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9535">
            <text:p>9535</text:p>
          </table:table-cell>
          <table:table-cell office:value-type="string">
            <text:p>Success</text:p>
          </table:table-cell>
          <table:table-cell office:value-type="float" office:value="38224">
            <text:p>38224</text:p>
          </table:table-cell>
          <table:table-cell table:number-columns-repeated="1017"/>
        </table:table-row>
        <table:table-row table:style-name="ro1">
          <table:table-cell office:value-type="float" office:value="2021">
            <text:p>2021</text:p>
          </table:table-cell>
          <table:table-cell office:value-type="time" office:time-value="PT10H55M51.935S">
            <text:p>10:55:51.94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985">
            <text:p>985</text:p>
          </table:table-cell>
          <table:table-cell table:number-columns-repeated="1017"/>
        </table:table-row>
        <table:table-row table:style-name="ro1">
          <table:table-cell office:value-type="float" office:value="2022">
            <text:p>2022</text:p>
          </table:table-cell>
          <table:table-cell office:value-type="time" office:time-value="PT10H55M51.931S">
            <text:p>10:55:51.93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985">
            <text:p>985</text:p>
          </table:table-cell>
          <table:table-cell table:number-columns-repeated="1017"/>
        </table:table-row>
        <table:table-row table:style-name="ro1">
          <table:table-cell office:value-type="float" office:value="2023">
            <text:p>2023</text:p>
          </table:table-cell>
          <table:table-cell office:value-type="time" office:time-value="PT10H55M51.997S">
            <text:p>10:55:52.00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98">
            <text:p>98</text:p>
          </table:table-cell>
          <table:table-cell office:value-type="string">
            <text:p>Success</text:p>
          </table:table-cell>
          <table:table-cell office:value-type="float" office:value="985">
            <text:p>985</text:p>
          </table:table-cell>
          <table:table-cell table:number-columns-repeated="1017"/>
        </table:table-row>
        <table:table-row table:style-name="ro1">
          <table:table-cell office:value-type="float" office:value="2024">
            <text:p>2024</text:p>
          </table:table-cell>
          <table:table-cell office:value-type="time" office:time-value="PT10H55M51.99S">
            <text:p>10:55:51.99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24">
            <text:p>124</text:p>
          </table:table-cell>
          <table:table-cell office:value-type="string">
            <text:p>Success</text:p>
          </table:table-cell>
          <table:table-cell office:value-type="float" office:value="985">
            <text:p>985</text:p>
          </table:table-cell>
          <table:table-cell table:number-columns-repeated="1017"/>
        </table:table-row>
        <table:table-row table:style-name="ro1">
          <table:table-cell office:value-type="float" office:value="2025">
            <text:p>2025</text:p>
          </table:table-cell>
          <table:table-cell office:value-type="time" office:time-value="PT10H55M52.115S">
            <text:p>10:55:52.12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985">
            <text:p>985</text:p>
          </table:table-cell>
          <table:table-cell table:number-columns-repeated="1017"/>
        </table:table-row>
        <table:table-row table:style-name="ro1">
          <table:table-cell office:value-type="float" office:value="2026">
            <text:p>2026</text:p>
          </table:table-cell>
          <table:table-cell office:value-type="time" office:time-value="PT10H55M52.097S">
            <text:p>10:55:52.10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985">
            <text:p>985</text:p>
          </table:table-cell>
          <table:table-cell table:number-columns-repeated="1017"/>
        </table:table-row>
        <table:table-row table:style-name="ro1">
          <table:table-cell office:value-type="float" office:value="2027">
            <text:p>2027</text:p>
          </table:table-cell>
          <table:table-cell office:value-type="time" office:time-value="PT10H55M51.941S">
            <text:p>10:55:51.94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259">
            <text:p>259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028">
            <text:p>2028</text:p>
          </table:table-cell>
          <table:table-cell office:value-type="time" office:time-value="PT10H55M52.201S">
            <text:p>10:55:52.20</text:p>
          </table:table-cell>
          <table:table-cell office:value-type="string">
            <text:p>TC0003_PlannerC 3-9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29">
            <text:p>2029</text:p>
          </table:table-cell>
          <table:table-cell office:value-type="time" office:time-value="PT10H55M52.21S">
            <text:p>10:55:52.21</text:p>
          </table:table-cell>
          <table:table-cell office:value-type="string">
            <text:p>TC0003_PlannerC 3-9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30">
            <text:p>2030</text:p>
          </table:table-cell>
          <table:table-cell office:value-type="time" office:time-value="PT10H55M52.214S">
            <text:p>10:55:52.21</text:p>
          </table:table-cell>
          <table:table-cell office:value-type="string">
            <text:p>TC0003_PlannerC 3-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31">
            <text:p>2031</text:p>
          </table:table-cell>
          <table:table-cell office:value-type="time" office:time-value="PT10H55M43.642S">
            <text:p>10:55:43.64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8719">
            <text:p>8719</text:p>
          </table:table-cell>
          <table:table-cell office:value-type="string">
            <text:p>Success</text:p>
          </table:table-cell>
          <table:table-cell office:value-type="float" office:value="13883">
            <text:p>13883</text:p>
          </table:table-cell>
          <table:table-cell table:number-columns-repeated="1017"/>
        </table:table-row>
        <table:table-row table:style-name="ro1">
          <table:table-cell office:value-type="float" office:value="2032">
            <text:p>2032</text:p>
          </table:table-cell>
          <table:table-cell office:value-type="time" office:time-value="PT10H55M46.487S">
            <text:p>10:55:46.49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5877">
            <text:p>5877</text:p>
          </table:table-cell>
          <table:table-cell office:value-type="string">
            <text:p>Success</text:p>
          </table:table-cell>
          <table:table-cell office:value-type="float" office:value="18731">
            <text:p>18731</text:p>
          </table:table-cell>
          <table:table-cell table:number-columns-repeated="1017"/>
        </table:table-row>
        <table:table-row table:style-name="ro1">
          <table:table-cell office:value-type="float" office:value="2033">
            <text:p>2033</text:p>
          </table:table-cell>
          <table:table-cell office:value-type="time" office:time-value="PT10H55M46.428S">
            <text:p>10:55:46.43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6234">
            <text:p>6234</text:p>
          </table:table-cell>
          <table:table-cell office:value-type="string">
            <text:p>Success</text:p>
          </table:table-cell>
          <table:table-cell office:value-type="float" office:value="16762">
            <text:p>16762</text:p>
          </table:table-cell>
          <table:table-cell table:number-columns-repeated="1017"/>
        </table:table-row>
        <table:table-row table:style-name="ro1">
          <table:table-cell office:value-type="float" office:value="2034">
            <text:p>2034</text:p>
          </table:table-cell>
          <table:table-cell office:value-type="time" office:time-value="PT10H55M46.413S">
            <text:p>10:55:46.41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6281">
            <text:p>6281</text:p>
          </table:table-cell>
          <table:table-cell office:value-type="string">
            <text:p>Success</text:p>
          </table:table-cell>
          <table:table-cell office:value-type="float" office:value="18731">
            <text:p>18731</text:p>
          </table:table-cell>
          <table:table-cell table:number-columns-repeated="1017"/>
        </table:table-row>
        <table:table-row table:style-name="ro1">
          <table:table-cell office:value-type="float" office:value="2035">
            <text:p>2035</text:p>
          </table:table-cell>
          <table:table-cell office:value-type="time" office:time-value="PT10H55M42.574S">
            <text:p>10:55:42.57</text:p>
          </table:table-cell>
          <table:table-cell office:value-type="string">
            <text:p>TC0001_PlannerA 1-23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0133">
            <text:p>10133</text:p>
          </table:table-cell>
          <table:table-cell office:value-type="string">
            <text:p>Success</text:p>
          </table:table-cell>
          <table:table-cell office:value-type="float" office:value="28617">
            <text:p>28617</text:p>
          </table:table-cell>
          <table:table-cell table:number-columns-repeated="1017"/>
        </table:table-row>
        <table:table-row table:style-name="ro1">
          <table:table-cell office:value-type="float" office:value="2036">
            <text:p>2036</text:p>
          </table:table-cell>
          <table:table-cell office:value-type="time" office:time-value="PT10H55M43.573S">
            <text:p>10:55:43.57</text:p>
          </table:table-cell>
          <table:table-cell office:value-type="string">
            <text:p>TC0003_PlannerC 3-22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9136">
            <text:p>9136</text:p>
          </table:table-cell>
          <table:table-cell office:value-type="string">
            <text:p>Success</text:p>
          </table:table-cell>
          <table:table-cell office:value-type="float" office:value="19083">
            <text:p>19083</text:p>
          </table:table-cell>
          <table:table-cell table:number-columns-repeated="1017"/>
        </table:table-row>
        <table:table-row table:style-name="ro1">
          <table:table-cell office:value-type="float" office:value="2037">
            <text:p>2037</text:p>
          </table:table-cell>
          <table:table-cell office:value-type="time" office:time-value="PT10H55M43.2S">
            <text:p>10:55:43.20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9525">
            <text:p>9525</text:p>
          </table:table-cell>
          <table:table-cell office:value-type="string">
            <text:p>Success</text:p>
          </table:table-cell>
          <table:table-cell office:value-type="float" office:value="55569">
            <text:p>55569</text:p>
          </table:table-cell>
          <table:table-cell table:number-columns-repeated="1017"/>
        </table:table-row>
        <table:table-row table:style-name="ro1">
          <table:table-cell office:value-type="float" office:value="2038">
            <text:p>2038</text:p>
          </table:table-cell>
          <table:table-cell office:value-type="time" office:time-value="PT10H55M52.171S">
            <text:p>10:55:52.17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556">
            <text:p>556</text:p>
          </table:table-cell>
          <table:table-cell office:value-type="string">
            <text:p>Success</text:p>
          </table:table-cell>
          <table:table-cell office:value-type="float" office:value="32559">
            <text:p>32559</text:p>
          </table:table-cell>
          <table:table-cell table:number-columns-repeated="1017"/>
        </table:table-row>
        <table:table-row table:style-name="ro1">
          <table:table-cell office:value-type="float" office:value="2039">
            <text:p>2039</text:p>
          </table:table-cell>
          <table:table-cell office:value-type="time" office:time-value="PT10H55M30.079S">
            <text:p>10:55:30.08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22658">
            <text:p>22658</text:p>
          </table:table-cell>
          <table:table-cell office:value-type="string">
            <text:p>Success</text:p>
          </table:table-cell>
          <table:table-cell office:value-type="float" office:value="76630">
            <text:p>76630</text:p>
          </table:table-cell>
          <table:table-cell table:number-columns-repeated="1017"/>
        </table:table-row>
        <table:table-row table:style-name="ro1">
          <table:table-cell office:value-type="float" office:value="2040">
            <text:p>2040</text:p>
          </table:table-cell>
          <table:table-cell office:value-type="time" office:time-value="PT10H55M46.374S">
            <text:p>10:55:46.37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6369">
            <text:p>6369</text:p>
          </table:table-cell>
          <table:table-cell office:value-type="string">
            <text:p>Success</text:p>
          </table:table-cell>
          <table:table-cell office:value-type="float" office:value="51290">
            <text:p>51290</text:p>
          </table:table-cell>
          <table:table-cell table:number-columns-repeated="1017"/>
        </table:table-row>
        <table:table-row table:style-name="ro1">
          <table:table-cell office:value-type="float" office:value="2041">
            <text:p>2041</text:p>
          </table:table-cell>
          <table:table-cell office:value-type="time" office:time-value="PT10H55M30.016S">
            <text:p>10:55:30.02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22735">
            <text:p>22735</text:p>
          </table:table-cell>
          <table:table-cell office:value-type="string">
            <text:p>Success</text:p>
          </table:table-cell>
          <table:table-cell office:value-type="float" office:value="76652">
            <text:p>76652</text:p>
          </table:table-cell>
          <table:table-cell table:number-columns-repeated="1017"/>
        </table:table-row>
        <table:table-row table:style-name="ro1">
          <table:table-cell office:value-type="float" office:value="2042">
            <text:p>2042</text:p>
          </table:table-cell>
          <table:table-cell office:value-type="time" office:time-value="PT10H55M52.663S">
            <text:p>10:55:52.66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218">
            <text:p>218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043">
            <text:p>2043</text:p>
          </table:table-cell>
          <table:table-cell office:value-type="time" office:time-value="PT10H55M48.262S">
            <text:p>10:55:48.26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4632">
            <text:p>4632</text:p>
          </table:table-cell>
          <table:table-cell office:value-type="string">
            <text:p>Success</text:p>
          </table:table-cell>
          <table:table-cell office:value-type="float" office:value="34528">
            <text:p>34528</text:p>
          </table:table-cell>
          <table:table-cell table:number-columns-repeated="1017"/>
        </table:table-row>
        <table:table-row table:style-name="ro1">
          <table:table-cell office:value-type="float" office:value="2044">
            <text:p>2044</text:p>
          </table:table-cell>
          <table:table-cell office:value-type="time" office:time-value="PT10H55M52.883S">
            <text:p>10:55:52.88</text:p>
          </table:table-cell>
          <table:table-cell office:value-type="string">
            <text:p>TC0002_PlannerB 2-13</text:p>
          </table:table-cell>
          <table:table-cell office:value-type="string">
            <text:p>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45">
            <text:p>2045</text:p>
          </table:table-cell>
          <table:table-cell office:value-type="time" office:time-value="PT10H55M52.902S">
            <text:p>10:55:52.90</text:p>
          </table:table-cell>
          <table:table-cell office:value-type="string">
            <text:p>TC0002_PlannerB 2-13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46">
            <text:p>2046</text:p>
          </table:table-cell>
          <table:table-cell office:value-type="time" office:time-value="PT10H55M52.895S">
            <text:p>10:55:52.90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2047">
            <text:p>2047</text:p>
          </table:table-cell>
          <table:table-cell office:value-type="time" office:time-value="PT10H55M52.92S">
            <text:p>10:55:52.92</text:p>
          </table:table-cell>
          <table:table-cell office:value-type="string">
            <text:p>TC0002_PlannerB 2-1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48">
            <text:p>2048</text:p>
          </table:table-cell>
          <table:table-cell office:value-type="time" office:time-value="PT10H55M52.92S">
            <text:p>10:55:52.92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049">
            <text:p>2049</text:p>
          </table:table-cell>
          <table:table-cell office:value-type="time" office:time-value="PT10H55M52.953S">
            <text:p>10:55:52.95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2050">
            <text:p>2050</text:p>
          </table:table-cell>
          <table:table-cell office:value-type="time" office:time-value="PT10H55M52.968S">
            <text:p>10:55:52.97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34343">
            <text:p>34343</text:p>
          </table:table-cell>
          <table:table-cell table:number-columns-repeated="1017"/>
        </table:table-row>
        <table:table-row table:style-name="ro1">
          <table:table-cell office:value-type="float" office:value="2051">
            <text:p>2051</text:p>
          </table:table-cell>
          <table:table-cell office:value-type="time" office:time-value="PT10H55M48.922S">
            <text:p>10:55:48.92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4317">
            <text:p>4317</text:p>
          </table:table-cell>
          <table:table-cell office:value-type="string">
            <text:p>Success</text:p>
          </table:table-cell>
          <table:table-cell office:value-type="float" office:value="35650">
            <text:p>35650</text:p>
          </table:table-cell>
          <table:table-cell table:number-columns-repeated="1017"/>
        </table:table-row>
        <table:table-row table:style-name="ro1">
          <table:table-cell office:value-type="float" office:value="2052">
            <text:p>2052</text:p>
          </table:table-cell>
          <table:table-cell office:value-type="time" office:time-value="PT10H55M30.017S">
            <text:p>10:55:30.02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23533">
            <text:p>23533</text:p>
          </table:table-cell>
          <table:table-cell office:value-type="string">
            <text:p>Success</text:p>
          </table:table-cell>
          <table:table-cell office:value-type="float" office:value="76656">
            <text:p>76656</text:p>
          </table:table-cell>
          <table:table-cell table:number-columns-repeated="1017"/>
        </table:table-row>
        <table:table-row table:style-name="ro1">
          <table:table-cell office:value-type="float" office:value="2053">
            <text:p>2053</text:p>
          </table:table-cell>
          <table:table-cell office:value-type="time" office:time-value="PT10H55M33.34S">
            <text:p>10:55:33.34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20239">
            <text:p>20239</text:p>
          </table:table-cell>
          <table:table-cell office:value-type="string">
            <text:p>Success</text:p>
          </table:table-cell>
          <table:table-cell office:value-type="float" office:value="50253">
            <text:p>50253</text:p>
          </table:table-cell>
          <table:table-cell table:number-columns-repeated="1017"/>
        </table:table-row>
        <table:table-row table:style-name="ro1">
          <table:table-cell office:value-type="float" office:value="2054">
            <text:p>2054</text:p>
          </table:table-cell>
          <table:table-cell office:value-type="time" office:time-value="PT10H55M34.187S">
            <text:p>10:55:34.19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9392">
            <text:p>19392</text:p>
          </table:table-cell>
          <table:table-cell office:value-type="string">
            <text:p>Success</text:p>
          </table:table-cell>
          <table:table-cell office:value-type="float" office:value="50253">
            <text:p>50253</text:p>
          </table:table-cell>
          <table:table-cell table:number-columns-repeated="1017"/>
        </table:table-row>
        <table:table-row table:style-name="ro1">
          <table:table-cell office:value-type="float" office:value="2055">
            <text:p>2055</text:p>
          </table:table-cell>
          <table:table-cell office:value-type="time" office:time-value="PT10H55M43.602S">
            <text:p>10:55:43.60</text:p>
          </table:table-cell>
          <table:table-cell office:value-type="string">
            <text:p>TC0002_PlannerB 2-23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9977">
            <text:p>9977</text:p>
          </table:table-cell>
          <table:table-cell office:value-type="string">
            <text:p>Success</text:p>
          </table:table-cell>
          <table:table-cell office:value-type="float" office:value="58657">
            <text:p>58657</text:p>
          </table:table-cell>
          <table:table-cell table:number-columns-repeated="1017"/>
        </table:table-row>
        <table:table-row table:style-name="ro1">
          <table:table-cell office:value-type="float" office:value="2056">
            <text:p>2056</text:p>
          </table:table-cell>
          <table:table-cell office:value-type="time" office:time-value="PT10H55M29.961S">
            <text:p>10:55:29.96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23622">
            <text:p>23622</text:p>
          </table:table-cell>
          <table:table-cell office:value-type="string">
            <text:p>Success</text:p>
          </table:table-cell>
          <table:table-cell office:value-type="float" office:value="76634">
            <text:p>76634</text:p>
          </table:table-cell>
          <table:table-cell table:number-columns-repeated="1017"/>
        </table:table-row>
        <table:table-row table:style-name="ro1">
          <table:table-cell office:value-type="float" office:value="2057">
            <text:p>2057</text:p>
          </table:table-cell>
          <table:table-cell office:value-type="time" office:time-value="PT10H55M30.01S">
            <text:p>10:55:30.01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3584">
            <text:p>23584</text:p>
          </table:table-cell>
          <table:table-cell office:value-type="string">
            <text:p>Success</text:p>
          </table:table-cell>
          <table:table-cell office:value-type="float" office:value="51290">
            <text:p>51290</text:p>
          </table:table-cell>
          <table:table-cell table:number-columns-repeated="1017"/>
        </table:table-row>
        <table:table-row table:style-name="ro1">
          <table:table-cell office:value-type="float" office:value="2058">
            <text:p>2058</text:p>
          </table:table-cell>
          <table:table-cell office:value-type="time" office:time-value="PT10H55M52.726S">
            <text:p>10:55:52.73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870">
            <text:p>870</text:p>
          </table:table-cell>
          <table:table-cell office:value-type="string">
            <text:p>Success</text:p>
          </table:table-cell>
          <table:table-cell office:value-type="float" office:value="18732">
            <text:p>18732</text:p>
          </table:table-cell>
          <table:table-cell table:number-columns-repeated="1017"/>
        </table:table-row>
        <table:table-row table:style-name="ro1">
          <table:table-cell office:value-type="float" office:value="2059">
            <text:p>2059</text:p>
          </table:table-cell>
          <table:table-cell office:value-type="time" office:time-value="PT10H55M43.599S">
            <text:p>10:55:43.60</text:p>
          </table:table-cell>
          <table:table-cell office:value-type="string">
            <text:p>TC0002_PlannerB 2-22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9997">
            <text:p>9997</text:p>
          </table:table-cell>
          <table:table-cell office:value-type="string">
            <text:p>Success</text:p>
          </table:table-cell>
          <table:table-cell office:value-type="float" office:value="55548">
            <text:p>55548</text:p>
          </table:table-cell>
          <table:table-cell table:number-columns-repeated="1017"/>
        </table:table-row>
        <table:table-row table:style-name="ro1">
          <table:table-cell office:value-type="float" office:value="2060">
            <text:p>2060</text:p>
          </table:table-cell>
          <table:table-cell office:value-type="time" office:time-value="PT10H55M44.671S">
            <text:p>10:55:44.67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8938">
            <text:p>8938</text:p>
          </table:table-cell>
          <table:table-cell office:value-type="string">
            <text:p>Success</text:p>
          </table:table-cell>
          <table:table-cell office:value-type="float" office:value="75307">
            <text:p>75307</text:p>
          </table:table-cell>
          <table:table-cell table:number-columns-repeated="1017"/>
        </table:table-row>
        <table:table-row table:style-name="ro1">
          <table:table-cell office:value-type="float" office:value="2061">
            <text:p>2061</text:p>
          </table:table-cell>
          <table:table-cell office:value-type="time" office:time-value="PT10H55M53.58S">
            <text:p>10:55:53.58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2062">
            <text:p>2062</text:p>
          </table:table-cell>
          <table:table-cell office:value-type="time" office:time-value="PT10H55M46.148S">
            <text:p>10:55:46.15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7495">
            <text:p>7495</text:p>
          </table:table-cell>
          <table:table-cell office:value-type="string">
            <text:p>Success</text:p>
          </table:table-cell>
          <table:table-cell office:value-type="float" office:value="38224">
            <text:p>38224</text:p>
          </table:table-cell>
          <table:table-cell table:number-columns-repeated="1017"/>
        </table:table-row>
        <table:table-row table:style-name="ro1">
          <table:table-cell office:value-type="float" office:value="2063">
            <text:p>2063</text:p>
          </table:table-cell>
          <table:table-cell office:value-type="time" office:time-value="PT10H55M53.61S">
            <text:p>10:55:53.61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1067">
            <text:p>1067</text:p>
          </table:table-cell>
          <table:table-cell table:number-columns-repeated="1017"/>
        </table:table-row>
        <table:table-row table:style-name="ro1">
          <table:table-cell office:value-type="float" office:value="2064">
            <text:p>2064</text:p>
          </table:table-cell>
          <table:table-cell office:value-type="time" office:time-value="PT10H55M43.62S">
            <text:p>10:55:43.62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0037">
            <text:p>10037</text:p>
          </table:table-cell>
          <table:table-cell office:value-type="string">
            <text:p>Success</text:p>
          </table:table-cell>
          <table:table-cell office:value-type="float" office:value="50253">
            <text:p>50253</text:p>
          </table:table-cell>
          <table:table-cell table:number-columns-repeated="1017"/>
        </table:table-row>
        <table:table-row table:style-name="ro1">
          <table:table-cell office:value-type="float" office:value="2065">
            <text:p>2065</text:p>
          </table:table-cell>
          <table:table-cell office:value-type="time" office:time-value="PT10H55M53.615S">
            <text:p>10:55:53.62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2066">
            <text:p>2066</text:p>
          </table:table-cell>
          <table:table-cell office:value-type="time" office:time-value="PT10H55M53.659S">
            <text:p>10:55:53.66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2067">
            <text:p>2067</text:p>
          </table:table-cell>
          <table:table-cell office:value-type="time" office:time-value="PT10H55M53.696S">
            <text:p>10:55:53.70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2068">
            <text:p>2068</text:p>
          </table:table-cell>
          <table:table-cell office:value-type="time" office:time-value="PT10H55M53.68S">
            <text:p>10:55:53.68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2069">
            <text:p>2069</text:p>
          </table:table-cell>
          <table:table-cell office:value-type="time" office:time-value="PT10H55M53.657S">
            <text:p>10:55:53.66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35">
            <text:p>135</text:p>
          </table:table-cell>
          <table:table-cell office:value-type="string">
            <text:p>Success</text:p>
          </table:table-cell>
          <table:table-cell office:value-type="float" office:value="1067">
            <text:p>1067</text:p>
          </table:table-cell>
          <table:table-cell table:number-columns-repeated="1017"/>
        </table:table-row>
        <table:table-row table:style-name="ro1">
          <table:table-cell office:value-type="float" office:value="2070">
            <text:p>2070</text:p>
          </table:table-cell>
          <table:table-cell office:value-type="time" office:time-value="PT10H55M53.76S">
            <text:p>10:55:53.76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2071">
            <text:p>2071</text:p>
          </table:table-cell>
          <table:table-cell office:value-type="time" office:time-value="PT10H55M53.76S">
            <text:p>10:55:53.76</text:p>
          </table:table-cell>
          <table:table-cell office:value-type="string">
            <text:p>TC0001_PlannerA 1-27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2072">
            <text:p>2072</text:p>
          </table:table-cell>
          <table:table-cell office:value-type="time" office:time-value="PT10H55M53.807S">
            <text:p>10:55:53.81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2073">
            <text:p>2073</text:p>
          </table:table-cell>
          <table:table-cell office:value-type="time" office:time-value="PT10H55M53.794S">
            <text:p>10:55:53.79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1067">
            <text:p>1067</text:p>
          </table:table-cell>
          <table:table-cell table:number-columns-repeated="1017"/>
        </table:table-row>
        <table:table-row table:style-name="ro1">
          <table:table-cell office:value-type="float" office:value="2074">
            <text:p>2074</text:p>
          </table:table-cell>
          <table:table-cell office:value-type="time" office:time-value="PT10H55M53.644S">
            <text:p>10:55:53.64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651">
            <text:p>651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075">
            <text:p>2075</text:p>
          </table:table-cell>
          <table:table-cell office:value-type="time" office:time-value="PT10H55M54.296S">
            <text:p>10:55:54.30</text:p>
          </table:table-cell>
          <table:table-cell office:value-type="string">
            <text:p>TC0003_PlannerC 3-15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76">
            <text:p>2076</text:p>
          </table:table-cell>
          <table:table-cell office:value-type="time" office:time-value="PT10H55M54.304S">
            <text:p>10:55:54.30</text:p>
          </table:table-cell>
          <table:table-cell office:value-type="string">
            <text:p>TC0003_PlannerC 3-15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77">
            <text:p>2077</text:p>
          </table:table-cell>
          <table:table-cell office:value-type="time" office:time-value="PT10H55M54.308S">
            <text:p>10:55:54.31</text:p>
          </table:table-cell>
          <table:table-cell office:value-type="string">
            <text:p>TC0003_PlannerC 3-15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78">
            <text:p>2078</text:p>
          </table:table-cell>
          <table:table-cell office:value-type="time" office:time-value="PT10H55M49.842S">
            <text:p>10:55:49.84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4587">
            <text:p>4587</text:p>
          </table:table-cell>
          <table:table-cell office:value-type="string">
            <text:p>Success</text:p>
          </table:table-cell>
          <table:table-cell office:value-type="float" office:value="35604">
            <text:p>35604</text:p>
          </table:table-cell>
          <table:table-cell table:number-columns-repeated="1017"/>
        </table:table-row>
        <table:table-row table:style-name="ro1">
          <table:table-cell office:value-type="float" office:value="2079">
            <text:p>2079</text:p>
          </table:table-cell>
          <table:table-cell office:value-type="time" office:time-value="PT10H55M54.43S">
            <text:p>10:55:54.43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2080">
            <text:p>2080</text:p>
          </table:table-cell>
          <table:table-cell office:value-type="time" office:time-value="PT10H55M50.704S">
            <text:p>10:55:50.70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3761">
            <text:p>3761</text:p>
          </table:table-cell>
          <table:table-cell office:value-type="string">
            <text:p>Success</text:p>
          </table:table-cell>
          <table:table-cell office:value-type="float" office:value="34575">
            <text:p>34575</text:p>
          </table:table-cell>
          <table:table-cell table:number-columns-repeated="1017"/>
        </table:table-row>
        <table:table-row table:style-name="ro1">
          <table:table-cell office:value-type="float" office:value="2081">
            <text:p>2081</text:p>
          </table:table-cell>
          <table:table-cell office:value-type="time" office:time-value="PT10H55M54.444S">
            <text:p>10:55:54.44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082">
            <text:p>2082</text:p>
          </table:table-cell>
          <table:table-cell office:value-type="time" office:time-value="PT10H55M54.483S">
            <text:p>10:55:54.48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2083">
            <text:p>2083</text:p>
          </table:table-cell>
          <table:table-cell office:value-type="time" office:time-value="PT10H55M54.5S">
            <text:p>10:55:54.50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34343">
            <text:p>34343</text:p>
          </table:table-cell>
          <table:table-cell table:number-columns-repeated="1017"/>
        </table:table-row>
        <table:table-row table:style-name="ro1">
          <table:table-cell office:value-type="float" office:value="2084">
            <text:p>2084</text:p>
          </table:table-cell>
          <table:table-cell office:value-type="time" office:time-value="PT10H55M46.304S">
            <text:p>10:55:46.30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8549">
            <text:p>8549</text:p>
          </table:table-cell>
          <table:table-cell office:value-type="string">
            <text:p>Success</text:p>
          </table:table-cell>
          <table:table-cell office:value-type="float" office:value="38448">
            <text:p>38448</text:p>
          </table:table-cell>
          <table:table-cell table:number-columns-repeated="1017"/>
        </table:table-row>
        <table:table-row table:style-name="ro1">
          <table:table-cell office:value-type="float" office:value="2085">
            <text:p>2085</text:p>
          </table:table-cell>
          <table:table-cell office:value-type="time" office:time-value="PT10H55M46.464S">
            <text:p>10:55:46.46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8402">
            <text:p>8402</text:p>
          </table:table-cell>
          <table:table-cell office:value-type="string">
            <text:p>Success</text:p>
          </table:table-cell>
          <table:table-cell office:value-type="float" office:value="13883">
            <text:p>13883</text:p>
          </table:table-cell>
          <table:table-cell table:number-columns-repeated="1017"/>
        </table:table-row>
        <table:table-row table:style-name="ro1">
          <table:table-cell office:value-type="float" office:value="2086">
            <text:p>2086</text:p>
          </table:table-cell>
          <table:table-cell office:value-type="time" office:time-value="PT10H55M53.58S">
            <text:p>10:55:53.58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305">
            <text:p>1305</text:p>
          </table:table-cell>
          <table:table-cell office:value-type="string">
            <text:p>Success</text:p>
          </table:table-cell>
          <table:table-cell office:value-type="float" office:value="50903">
            <text:p>50903</text:p>
          </table:table-cell>
          <table:table-cell table:number-columns-repeated="1017"/>
        </table:table-row>
        <table:table-row table:style-name="ro1">
          <table:table-cell office:value-type="float" office:value="2087">
            <text:p>2087</text:p>
          </table:table-cell>
          <table:table-cell office:value-type="time" office:time-value="PT10H55M46.484S">
            <text:p>10:55:46.48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8410">
            <text:p>8410</text:p>
          </table:table-cell>
          <table:table-cell office:value-type="string">
            <text:p>Success</text:p>
          </table:table-cell>
          <table:table-cell office:value-type="float" office:value="51290">
            <text:p>51290</text:p>
          </table:table-cell>
          <table:table-cell table:number-columns-repeated="1017"/>
        </table:table-row>
        <table:table-row table:style-name="ro1">
          <table:table-cell office:value-type="float" office:value="2088">
            <text:p>2088</text:p>
          </table:table-cell>
          <table:table-cell office:value-type="time" office:time-value="PT10H55M54.887S">
            <text:p>10:55:54.89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41">
            <text:p>241</text:p>
          </table:table-cell>
          <table:table-cell table:number-columns-repeated="1017"/>
        </table:table-row>
        <table:table-row table:style-name="ro1">
          <table:table-cell office:value-type="float" office:value="2089">
            <text:p>2089</text:p>
          </table:table-cell>
          <table:table-cell office:value-type="time" office:time-value="PT10H55M53.821S">
            <text:p>10:55:53.82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094">
            <text:p>1094</text:p>
          </table:table-cell>
          <table:table-cell office:value-type="string">
            <text:p>Success</text:p>
          </table:table-cell>
          <table:table-cell office:value-type="float" office:value="49426">
            <text:p>49426</text:p>
          </table:table-cell>
          <table:table-cell table:number-columns-repeated="1017"/>
        </table:table-row>
        <table:table-row table:style-name="ro1">
          <table:table-cell office:value-type="float" office:value="2090">
            <text:p>2090</text:p>
          </table:table-cell>
          <table:table-cell office:value-type="time" office:time-value="PT10H55M54.919S">
            <text:p>10:55:54.92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091">
            <text:p>2091</text:p>
          </table:table-cell>
          <table:table-cell office:value-type="time" office:time-value="PT10H55M54.934S">
            <text:p>10:55:54.93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092">
            <text:p>2092</text:p>
          </table:table-cell>
          <table:table-cell office:value-type="time" office:time-value="PT10H55M54.952S">
            <text:p>10:55:54.95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093">
            <text:p>2093</text:p>
          </table:table-cell>
          <table:table-cell office:value-type="time" office:time-value="PT10H55M53.842S">
            <text:p>10:55:53.84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165">
            <text:p>1165</text:p>
          </table:table-cell>
          <table:table-cell office:value-type="string">
            <text:p>Success</text:p>
          </table:table-cell>
          <table:table-cell office:value-type="float" office:value="49426">
            <text:p>49426</text:p>
          </table:table-cell>
          <table:table-cell table:number-columns-repeated="1017"/>
        </table:table-row>
        <table:table-row table:style-name="ro1">
          <table:table-cell office:value-type="float" office:value="2094">
            <text:p>2094</text:p>
          </table:table-cell>
          <table:table-cell office:value-type="time" office:time-value="PT10H55M54.854S">
            <text:p>10:55:54.85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55">
            <text:p>255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095">
            <text:p>2095</text:p>
          </table:table-cell>
          <table:table-cell office:value-type="time" office:time-value="PT10H55M55.11S">
            <text:p>10:55:55.11</text:p>
          </table:table-cell>
          <table:table-cell office:value-type="string">
            <text:p>TC0003_PlannerC 3-18</text:p>
          </table:table-cell>
          <table:table-cell office:value-type="string">
            <text:p>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96">
            <text:p>2096</text:p>
          </table:table-cell>
          <table:table-cell office:value-type="time" office:time-value="PT10H55M55.124S">
            <text:p>10:55:55.12</text:p>
          </table:table-cell>
          <table:table-cell office:value-type="string">
            <text:p>TC0003_PlannerC 3-18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97">
            <text:p>2097</text:p>
          </table:table-cell>
          <table:table-cell office:value-type="time" office:time-value="PT10H55M55.129S">
            <text:p>10:55:55.13</text:p>
          </table:table-cell>
          <table:table-cell office:value-type="string">
            <text:p>TC0003_PlannerC 3-1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98">
            <text:p>2098</text:p>
          </table:table-cell>
          <table:table-cell office:value-type="time" office:time-value="PT10H55M48.082S">
            <text:p>10:55:48.08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7122">
            <text:p>7122</text:p>
          </table:table-cell>
          <table:table-cell office:value-type="string">
            <text:p>Success</text:p>
          </table:table-cell>
          <table:table-cell office:value-type="float" office:value="35557">
            <text:p>35557</text:p>
          </table:table-cell>
          <table:table-cell table:number-columns-repeated="1017"/>
        </table:table-row>
        <table:table-row table:style-name="ro1">
          <table:table-cell office:value-type="float" office:value="2099">
            <text:p>2099</text:p>
          </table:table-cell>
          <table:table-cell office:value-type="time" office:time-value="PT10H55M55.205S">
            <text:p>10:55:55.21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100">
            <text:p>2100</text:p>
          </table:table-cell>
          <table:table-cell office:value-type="time" office:time-value="PT10H55M55.223S">
            <text:p>10:55:55.22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101">
            <text:p>2101</text:p>
          </table:table-cell>
          <table:table-cell office:value-type="time" office:time-value="PT10H55M55.244S">
            <text:p>10:55:55.24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102">
            <text:p>2102</text:p>
          </table:table-cell>
          <table:table-cell office:value-type="time" office:time-value="PT10H55M55.259S">
            <text:p>10:55:55.26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103">
            <text:p>2103</text:p>
          </table:table-cell>
          <table:table-cell office:value-type="time" office:time-value="PT10H55M55.274S">
            <text:p>10:55:55.27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104">
            <text:p>2104</text:p>
          </table:table-cell>
          <table:table-cell office:value-type="time" office:time-value="PT10H55M47.826S">
            <text:p>10:55:47.83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8035">
            <text:p>8035</text:p>
          </table:table-cell>
          <table:table-cell office:value-type="string">
            <text:p>Success</text:p>
          </table:table-cell>
          <table:table-cell office:value-type="float" office:value="18731">
            <text:p>18731</text:p>
          </table:table-cell>
          <table:table-cell table:number-columns-repeated="1017"/>
        </table:table-row>
        <table:table-row table:style-name="ro1">
          <table:table-cell office:value-type="float" office:value="2105">
            <text:p>2105</text:p>
          </table:table-cell>
          <table:table-cell office:value-type="time" office:time-value="PT10H55M47.568S">
            <text:p>10:55:47.57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8332">
            <text:p>8332</text:p>
          </table:table-cell>
          <table:table-cell office:value-type="string">
            <text:p>Success</text:p>
          </table:table-cell>
          <table:table-cell office:value-type="float" office:value="13883">
            <text:p>13883</text:p>
          </table:table-cell>
          <table:table-cell table:number-columns-repeated="1017"/>
        </table:table-row>
        <table:table-row table:style-name="ro1">
          <table:table-cell office:value-type="float" office:value="2106">
            <text:p>2106</text:p>
          </table:table-cell>
          <table:table-cell office:value-type="time" office:time-value="PT10H55M51.326S">
            <text:p>10:55:51.33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4579">
            <text:p>4579</text:p>
          </table:table-cell>
          <table:table-cell office:value-type="string">
            <text:p>Success</text:p>
          </table:table-cell>
          <table:table-cell office:value-type="float" office:value="13883">
            <text:p>13883</text:p>
          </table:table-cell>
          <table:table-cell table:number-columns-repeated="1017"/>
        </table:table-row>
        <table:table-row table:style-name="ro1">
          <table:table-cell office:value-type="float" office:value="2107">
            <text:p>2107</text:p>
          </table:table-cell>
          <table:table-cell office:value-type="time" office:time-value="PT10H55M51.13S">
            <text:p>10:55:51.13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4787">
            <text:p>4787</text:p>
          </table:table-cell>
          <table:table-cell office:value-type="string">
            <text:p>Success</text:p>
          </table:table-cell>
          <table:table-cell office:value-type="float" office:value="16762">
            <text:p>16762</text:p>
          </table:table-cell>
          <table:table-cell table:number-columns-repeated="1017"/>
        </table:table-row>
        <table:table-row table:style-name="ro1">
          <table:table-cell office:value-type="float" office:value="2108">
            <text:p>2108</text:p>
          </table:table-cell>
          <table:table-cell office:value-type="time" office:time-value="PT10H55M51.937S">
            <text:p>10:55:51.94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3982">
            <text:p>3982</text:p>
          </table:table-cell>
          <table:table-cell office:value-type="string">
            <text:p>Success</text:p>
          </table:table-cell>
          <table:table-cell office:value-type="float" office:value="16758">
            <text:p>16758</text:p>
          </table:table-cell>
          <table:table-cell table:number-columns-repeated="1017"/>
        </table:table-row>
        <table:table-row table:style-name="ro1">
          <table:table-cell office:value-type="float" office:value="2109">
            <text:p>2109</text:p>
          </table:table-cell>
          <table:table-cell office:value-type="time" office:time-value="PT10H55M46.685S">
            <text:p>10:55:46.69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9237">
            <text:p>9237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2110">
            <text:p>2110</text:p>
          </table:table-cell>
          <table:table-cell office:value-type="time" office:time-value="PT10H55M44.367S">
            <text:p>10:55:44.37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1556">
            <text:p>11556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2111">
            <text:p>2111</text:p>
          </table:table-cell>
          <table:table-cell office:value-type="time" office:time-value="PT10H55M43.468S">
            <text:p>10:55:43.47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2476">
            <text:p>12476</text:p>
          </table:table-cell>
          <table:table-cell office:value-type="string">
            <text:p>Success</text:p>
          </table:table-cell>
          <table:table-cell office:value-type="float" office:value="50253">
            <text:p>50253</text:p>
          </table:table-cell>
          <table:table-cell table:number-columns-repeated="1017"/>
        </table:table-row>
        <table:table-row table:style-name="ro1">
          <table:table-cell office:value-type="float" office:value="2112">
            <text:p>2112</text:p>
          </table:table-cell>
          <table:table-cell office:value-type="time" office:time-value="PT10H55M43.188S">
            <text:p>10:55:43.19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2758">
            <text:p>12758</text:p>
          </table:table-cell>
          <table:table-cell office:value-type="string">
            <text:p>Success</text:p>
          </table:table-cell>
          <table:table-cell office:value-type="float" office:value="74574">
            <text:p>74574</text:p>
          </table:table-cell>
          <table:table-cell table:number-columns-repeated="1017"/>
        </table:table-row>
        <table:table-row table:style-name="ro1">
          <table:table-cell office:value-type="float" office:value="2113">
            <text:p>2113</text:p>
          </table:table-cell>
          <table:table-cell office:value-type="time" office:time-value="PT10H55M42.973S">
            <text:p>10:55:42.97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2977">
            <text:p>12977</text:p>
          </table:table-cell>
          <table:table-cell office:value-type="string">
            <text:p>Success</text:p>
          </table:table-cell>
          <table:table-cell office:value-type="float" office:value="74575">
            <text:p>74575</text:p>
          </table:table-cell>
          <table:table-cell table:number-columns-repeated="1017"/>
        </table:table-row>
        <table:table-row table:style-name="ro1">
          <table:table-cell office:value-type="float" office:value="2114">
            <text:p>2114</text:p>
          </table:table-cell>
          <table:table-cell office:value-type="time" office:time-value="PT10H55M51.152S">
            <text:p>10:55:51.15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4807">
            <text:p>4807</text:p>
          </table:table-cell>
          <table:table-cell office:value-type="string">
            <text:p>Success</text:p>
          </table:table-cell>
          <table:table-cell office:value-type="float" office:value="76652">
            <text:p>76652</text:p>
          </table:table-cell>
          <table:table-cell table:number-columns-repeated="1017"/>
        </table:table-row>
        <table:table-row table:style-name="ro1">
          <table:table-cell office:value-type="float" office:value="2115">
            <text:p>2115</text:p>
          </table:table-cell>
          <table:table-cell office:value-type="time" office:time-value="PT10H55M55.95S">
            <text:p>10:55:55.95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1109">
            <text:p>1109</text:p>
          </table:table-cell>
          <table:table-cell table:number-columns-repeated="1017"/>
        </table:table-row>
        <table:table-row table:style-name="ro1">
          <table:table-cell office:value-type="float" office:value="2116">
            <text:p>2116</text:p>
          </table:table-cell>
          <table:table-cell office:value-type="time" office:time-value="PT10H55M55.951S">
            <text:p>10:55:55.95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1109">
            <text:p>1109</text:p>
          </table:table-cell>
          <table:table-cell table:number-columns-repeated="1017"/>
        </table:table-row>
        <table:table-row table:style-name="ro1">
          <table:table-cell office:value-type="float" office:value="2117">
            <text:p>2117</text:p>
          </table:table-cell>
          <table:table-cell office:value-type="time" office:time-value="PT10H55M56.026S">
            <text:p>10:55:56.03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1109">
            <text:p>1109</text:p>
          </table:table-cell>
          <table:table-cell table:number-columns-repeated="1017"/>
        </table:table-row>
        <table:table-row table:style-name="ro1">
          <table:table-cell office:value-type="float" office:value="2118">
            <text:p>2118</text:p>
          </table:table-cell>
          <table:table-cell office:value-type="time" office:time-value="PT10H55M55.992S">
            <text:p>10:55:55.99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16">
            <text:p>116</text:p>
          </table:table-cell>
          <table:table-cell office:value-type="string">
            <text:p>Success</text:p>
          </table:table-cell>
          <table:table-cell office:value-type="float" office:value="1109">
            <text:p>1109</text:p>
          </table:table-cell>
          <table:table-cell table:number-columns-repeated="1017"/>
        </table:table-row>
        <table:table-row table:style-name="ro1">
          <table:table-cell office:value-type="float" office:value="2119">
            <text:p>2119</text:p>
          </table:table-cell>
          <table:table-cell office:value-type="time" office:time-value="PT10H55M56.092S">
            <text:p>10:55:56.09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1109">
            <text:p>1109</text:p>
          </table:table-cell>
          <table:table-cell table:number-columns-repeated="1017"/>
        </table:table-row>
        <table:table-row table:style-name="ro1">
          <table:table-cell office:value-type="float" office:value="2120">
            <text:p>2120</text:p>
          </table:table-cell>
          <table:table-cell office:value-type="time" office:time-value="PT10H55M56.11S">
            <text:p>10:55:56.11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1109">
            <text:p>1109</text:p>
          </table:table-cell>
          <table:table-cell table:number-columns-repeated="1017"/>
        </table:table-row>
        <table:table-row table:style-name="ro1">
          <table:table-cell office:value-type="float" office:value="2121">
            <text:p>2121</text:p>
          </table:table-cell>
          <table:table-cell office:value-type="time" office:time-value="PT10H55M55.918S">
            <text:p>10:55:55.92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312">
            <text:p>312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122">
            <text:p>2122</text:p>
          </table:table-cell>
          <table:table-cell office:value-type="time" office:time-value="PT10H55M56.231S">
            <text:p>10:55:56.23</text:p>
          </table:table-cell>
          <table:table-cell office:value-type="string">
            <text:p>TC0002_PlannerB 2-6</text:p>
          </table:table-cell>
          <table:table-cell office:value-type="string">
            <text:p>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23">
            <text:p>2123</text:p>
          </table:table-cell>
          <table:table-cell office:value-type="time" office:time-value="PT10H55M56.251S">
            <text:p>10:55:56.25</text:p>
          </table:table-cell>
          <table:table-cell office:value-type="string">
            <text:p>TC0002_PlannerB 2-6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24">
            <text:p>2124</text:p>
          </table:table-cell>
          <table:table-cell office:value-type="time" office:time-value="PT10H55M55.945S">
            <text:p>10:55:55.95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322">
            <text:p>322</text:p>
          </table:table-cell>
          <table:table-cell office:value-type="string">
            <text:p>Success</text:p>
          </table:table-cell>
          <table:table-cell office:value-type="float" office:value="49426">
            <text:p>49426</text:p>
          </table:table-cell>
          <table:table-cell table:number-columns-repeated="1017"/>
        </table:table-row>
        <table:table-row table:style-name="ro1">
          <table:table-cell office:value-type="float" office:value="2125">
            <text:p>2125</text:p>
          </table:table-cell>
          <table:table-cell office:value-type="time" office:time-value="PT10H55M56.263S">
            <text:p>10:55:56.26</text:p>
          </table:table-cell>
          <table:table-cell office:value-type="string">
            <text:p>TC0002_PlannerB 2-6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26">
            <text:p>2126</text:p>
          </table:table-cell>
          <table:table-cell office:value-type="time" office:time-value="PT10H55M56.268S">
            <text:p>10:55:56.27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2127">
            <text:p>2127</text:p>
          </table:table-cell>
          <table:table-cell office:value-type="time" office:time-value="PT10H55M56.283S">
            <text:p>10:55:56.28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2128">
            <text:p>2128</text:p>
          </table:table-cell>
          <table:table-cell office:value-type="time" office:time-value="PT10H55M56.31S">
            <text:p>10:55:56.31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2129">
            <text:p>2129</text:p>
          </table:table-cell>
          <table:table-cell office:value-type="time" office:time-value="PT10H55M56.34S">
            <text:p>10:55:56.34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2130">
            <text:p>2130</text:p>
          </table:table-cell>
          <table:table-cell office:value-type="time" office:time-value="PT10H55M51.892S">
            <text:p>10:55:51.89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4594">
            <text:p>4594</text:p>
          </table:table-cell>
          <table:table-cell office:value-type="string">
            <text:p>Success</text:p>
          </table:table-cell>
          <table:table-cell office:value-type="float" office:value="36580">
            <text:p>36580</text:p>
          </table:table-cell>
          <table:table-cell table:number-columns-repeated="1017"/>
        </table:table-row>
        <table:table-row table:style-name="ro1">
          <table:table-cell office:value-type="float" office:value="2131">
            <text:p>2131</text:p>
          </table:table-cell>
          <table:table-cell office:value-type="time" office:time-value="PT10H55M50.641S">
            <text:p>10:55:50.64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5851">
            <text:p>5851</text:p>
          </table:table-cell>
          <table:table-cell office:value-type="string">
            <text:p>Success</text:p>
          </table:table-cell>
          <table:table-cell office:value-type="float" office:value="35506">
            <text:p>35506</text:p>
          </table:table-cell>
          <table:table-cell table:number-columns-repeated="1017"/>
        </table:table-row>
        <table:table-row table:style-name="ro1">
          <table:table-cell office:value-type="float" office:value="2132">
            <text:p>2132</text:p>
          </table:table-cell>
          <table:table-cell office:value-type="time" office:time-value="PT10H55M56.493S">
            <text:p>10:55:56.49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2133">
            <text:p>2133</text:p>
          </table:table-cell>
          <table:table-cell office:value-type="time" office:time-value="PT10H55M56.488S">
            <text:p>10:55:56.49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office:value-type="float" office:value="2134">
            <text:p>2134</text:p>
          </table:table-cell>
          <table:table-cell office:value-type="time" office:time-value="PT10H55M56.51S">
            <text:p>10:55:56.51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office:value-type="float" office:value="2135">
            <text:p>2135</text:p>
          </table:table-cell>
          <table:table-cell office:value-type="time" office:time-value="PT10H55M56.51S">
            <text:p>10:55:56.51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2136">
            <text:p>2136</text:p>
          </table:table-cell>
          <table:table-cell office:value-type="time" office:time-value="PT10H55M56.543S">
            <text:p>10:55:56.54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137">
            <text:p>2137</text:p>
          </table:table-cell>
          <table:table-cell office:value-type="time" office:time-value="PT10H55M55.92S">
            <text:p>10:55:55.92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925">
            <text:p>925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138">
            <text:p>2138</text:p>
          </table:table-cell>
          <table:table-cell office:value-type="time" office:time-value="PT10H55M56.846S">
            <text:p>10:55:56.85</text:p>
          </table:table-cell>
          <table:table-cell office:value-type="string">
            <text:p>TC0002_PlannerB 2-14</text:p>
          </table:table-cell>
          <table:table-cell office:value-type="string">
            <text:p>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39">
            <text:p>2139</text:p>
          </table:table-cell>
          <table:table-cell office:value-type="time" office:time-value="PT10H55M56.858S">
            <text:p>10:55:56.86</text:p>
          </table:table-cell>
          <table:table-cell office:value-type="string">
            <text:p>TC0002_PlannerB 2-14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40">
            <text:p>2140</text:p>
          </table:table-cell>
          <table:table-cell office:value-type="time" office:time-value="PT10H55M56.863S">
            <text:p>10:55:56.86</text:p>
          </table:table-cell>
          <table:table-cell office:value-type="string">
            <text:p>TC0002_PlannerB 2-1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41">
            <text:p>2141</text:p>
          </table:table-cell>
          <table:table-cell office:value-type="time" office:time-value="PT10H55M48.015S">
            <text:p>10:55:48.02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9109">
            <text:p>9109</text:p>
          </table:table-cell>
          <table:table-cell office:value-type="string">
            <text:p>Success</text:p>
          </table:table-cell>
          <table:table-cell office:value-type="float" office:value="28617">
            <text:p>28617</text:p>
          </table:table-cell>
          <table:table-cell table:number-columns-repeated="1017"/>
        </table:table-row>
        <table:table-row table:style-name="ro1">
          <table:table-cell office:value-type="float" office:value="2142">
            <text:p>2142</text:p>
          </table:table-cell>
          <table:table-cell office:value-type="time" office:time-value="PT10H55M56.53S">
            <text:p>10:55:56.53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602">
            <text:p>602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2143">
            <text:p>2143</text:p>
          </table:table-cell>
          <table:table-cell office:value-type="time" office:time-value="PT10H55M46.968S">
            <text:p>10:55:46.97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0167">
            <text:p>10167</text:p>
          </table:table-cell>
          <table:table-cell office:value-type="string">
            <text:p>Success</text:p>
          </table:table-cell>
          <table:table-cell office:value-type="float" office:value="55606">
            <text:p>55606</text:p>
          </table:table-cell>
          <table:table-cell table:number-columns-repeated="1017"/>
        </table:table-row>
        <table:table-row table:style-name="ro1">
          <table:table-cell office:value-type="float" office:value="2144">
            <text:p>2144</text:p>
          </table:table-cell>
          <table:table-cell office:value-type="time" office:time-value="PT10H55M56.577S">
            <text:p>10:55:56.58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567">
            <text:p>567</text:p>
          </table:table-cell>
          <table:table-cell office:value-type="string">
            <text:p>Success</text:p>
          </table:table-cell>
          <table:table-cell office:value-type="float" office:value="13883">
            <text:p>13883</text:p>
          </table:table-cell>
          <table:table-cell table:number-columns-repeated="1017"/>
        </table:table-row>
        <table:table-row table:style-name="ro1">
          <table:table-cell office:value-type="float" office:value="2145">
            <text:p>2145</text:p>
          </table:table-cell>
          <table:table-cell office:value-type="time" office:time-value="PT10H55M48.395S">
            <text:p>10:55:48.40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8752">
            <text:p>8752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2146">
            <text:p>2146</text:p>
          </table:table-cell>
          <table:table-cell office:value-type="time" office:time-value="PT10H55M48.338S">
            <text:p>10:55:48.34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8818">
            <text:p>8818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2147">
            <text:p>2147</text:p>
          </table:table-cell>
          <table:table-cell office:value-type="time" office:time-value="PT10H55M47.697S">
            <text:p>10:55:47.70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9461">
            <text:p>9461</text:p>
          </table:table-cell>
          <table:table-cell office:value-type="string">
            <text:p>Success</text:p>
          </table:table-cell>
          <table:table-cell office:value-type="float" office:value="75289">
            <text:p>75289</text:p>
          </table:table-cell>
          <table:table-cell table:number-columns-repeated="1017"/>
        </table:table-row>
        <table:table-row table:style-name="ro1">
          <table:table-cell office:value-type="float" office:value="2148">
            <text:p>2148</text:p>
          </table:table-cell>
          <table:table-cell office:value-type="time" office:time-value="PT10H55M57.16S">
            <text:p>10:55:57.16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109">
            <text:p>1109</text:p>
          </table:table-cell>
          <table:table-cell table:number-columns-repeated="1017"/>
        </table:table-row>
        <table:table-row table:style-name="ro1">
          <table:table-cell office:value-type="float" office:value="2149">
            <text:p>2149</text:p>
          </table:table-cell>
          <table:table-cell office:value-type="time" office:time-value="PT10H55M57.176S">
            <text:p>10:55:57.18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109">
            <text:p>1109</text:p>
          </table:table-cell>
          <table:table-cell table:number-columns-repeated="1017"/>
        </table:table-row>
        <table:table-row table:style-name="ro1">
          <table:table-cell office:value-type="float" office:value="2150">
            <text:p>2150</text:p>
          </table:table-cell>
          <table:table-cell office:value-type="time" office:time-value="PT10H55M57.191S">
            <text:p>10:55:57.19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109">
            <text:p>1109</text:p>
          </table:table-cell>
          <table:table-cell table:number-columns-repeated="1017"/>
        </table:table-row>
        <table:table-row table:style-name="ro1">
          <table:table-cell office:value-type="float" office:value="2151">
            <text:p>2151</text:p>
          </table:table-cell>
          <table:table-cell office:value-type="time" office:time-value="PT10H55M52.753S">
            <text:p>10:55:52.75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4554">
            <text:p>4554</text:p>
          </table:table-cell>
          <table:table-cell office:value-type="string">
            <text:p>Success</text:p>
          </table:table-cell>
          <table:table-cell office:value-type="float" office:value="37656">
            <text:p>37656</text:p>
          </table:table-cell>
          <table:table-cell table:number-columns-repeated="1017"/>
        </table:table-row>
        <table:table-row table:style-name="ro1">
          <table:table-cell office:value-type="float" office:value="2152">
            <text:p>2152</text:p>
          </table:table-cell>
          <table:table-cell office:value-type="time" office:time-value="PT10H55M57.308S">
            <text:p>10:55:57.31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153">
            <text:p>2153</text:p>
          </table:table-cell>
          <table:table-cell office:value-type="time" office:time-value="PT10H55M57.34S">
            <text:p>10:55:57.34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154">
            <text:p>2154</text:p>
          </table:table-cell>
          <table:table-cell office:value-type="time" office:time-value="PT10H55M57.378S">
            <text:p>10:55:57.38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1191">
            <text:p>1191</text:p>
          </table:table-cell>
          <table:table-cell table:number-columns-repeated="1017"/>
        </table:table-row>
        <table:table-row table:style-name="ro1">
          <table:table-cell office:value-type="float" office:value="2155">
            <text:p>2155</text:p>
          </table:table-cell>
          <table:table-cell office:value-type="time" office:time-value="PT10H55M57.412S">
            <text:p>10:55:57.41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1233">
            <text:p>1233</text:p>
          </table:table-cell>
          <table:table-cell table:number-columns-repeated="1017"/>
        </table:table-row>
        <table:table-row table:style-name="ro1">
          <table:table-cell office:value-type="float" office:value="2156">
            <text:p>2156</text:p>
          </table:table-cell>
          <table:table-cell office:value-type="time" office:time-value="PT10H55M49.64S">
            <text:p>10:55:49.64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9161">
            <text:p>9161</text:p>
          </table:table-cell>
          <table:table-cell office:value-type="string">
            <text:p>Success</text:p>
          </table:table-cell>
          <table:table-cell office:value-type="float" office:value="16758">
            <text:p>16758</text:p>
          </table:table-cell>
          <table:table-cell table:number-columns-repeated="1017"/>
        </table:table-row>
        <table:table-row table:style-name="ro1">
          <table:table-cell office:value-type="float" office:value="2157">
            <text:p>2157</text:p>
          </table:table-cell>
          <table:table-cell office:value-type="time" office:time-value="PT10H55M49.436S">
            <text:p>10:55:49.44</text:p>
          </table:table-cell>
          <table:table-cell office:value-type="string">
            <text:p>TC0002_PlannerB 2-21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9395">
            <text:p>9395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2158">
            <text:p>2158</text:p>
          </table:table-cell>
          <table:table-cell office:value-type="time" office:time-value="PT10H55M47.993S">
            <text:p>10:55:47.99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10851">
            <text:p>10851</text:p>
          </table:table-cell>
          <table:table-cell office:value-type="string">
            <text:p>Success</text:p>
          </table:table-cell>
          <table:table-cell office:value-type="float" office:value="18731">
            <text:p>18731</text:p>
          </table:table-cell>
          <table:table-cell table:number-columns-repeated="1017"/>
        </table:table-row>
        <table:table-row table:style-name="ro1">
          <table:table-cell office:value-type="float" office:value="2159">
            <text:p>2159</text:p>
          </table:table-cell>
          <table:table-cell office:value-type="time" office:time-value="PT10H55M51.119S">
            <text:p>10:55:51.12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7728">
            <text:p>7728</text:p>
          </table:table-cell>
          <table:table-cell office:value-type="string">
            <text:p>Success</text:p>
          </table:table-cell>
          <table:table-cell office:value-type="float" office:value="16758">
            <text:p>16758</text:p>
          </table:table-cell>
          <table:table-cell table:number-columns-repeated="1017"/>
        </table:table-row>
        <table:table-row table:style-name="ro1">
          <table:table-cell office:value-type="float" office:value="2160">
            <text:p>2160</text:p>
          </table:table-cell>
          <table:table-cell office:value-type="time" office:time-value="PT10H55M50.015S">
            <text:p>10:55:50.02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8836">
            <text:p>8836</text:p>
          </table:table-cell>
          <table:table-cell office:value-type="string">
            <text:p>Success</text:p>
          </table:table-cell>
          <table:table-cell office:value-type="float" office:value="24639">
            <text:p>24639</text:p>
          </table:table-cell>
          <table:table-cell table:number-columns-repeated="1017"/>
        </table:table-row>
        <table:table-row table:style-name="ro1">
          <table:table-cell office:value-type="float" office:value="2161">
            <text:p>2161</text:p>
          </table:table-cell>
          <table:table-cell office:value-type="time" office:time-value="PT10H55M48.856S">
            <text:p>10:55:48.86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9997">
            <text:p>9997</text:p>
          </table:table-cell>
          <table:table-cell office:value-type="string">
            <text:p>Success</text:p>
          </table:table-cell>
          <table:table-cell office:value-type="float" office:value="27954">
            <text:p>27954</text:p>
          </table:table-cell>
          <table:table-cell table:number-columns-repeated="1017"/>
        </table:table-row>
        <table:table-row table:style-name="ro1">
          <table:table-cell office:value-type="float" office:value="2162">
            <text:p>2162</text:p>
          </table:table-cell>
          <table:table-cell office:value-type="time" office:time-value="PT10H55M40.881S">
            <text:p>10:55:40.88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7975">
            <text:p>17975</text:p>
          </table:table-cell>
          <table:table-cell office:value-type="string">
            <text:p>Success</text:p>
          </table:table-cell>
          <table:table-cell office:value-type="float" office:value="23530">
            <text:p>23530</text:p>
          </table:table-cell>
          <table:table-cell table:number-columns-repeated="1017"/>
        </table:table-row>
        <table:table-row table:style-name="ro1">
          <table:table-cell office:value-type="float" office:value="2163">
            <text:p>2163</text:p>
          </table:table-cell>
          <table:table-cell office:value-type="time" office:time-value="PT10H55M48.356S">
            <text:p>10:55:48.36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0501">
            <text:p>10501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2164">
            <text:p>2164</text:p>
          </table:table-cell>
          <table:table-cell office:value-type="time" office:time-value="PT10H55M48.386S">
            <text:p>10:55:48.39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0479">
            <text:p>10479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2165">
            <text:p>2165</text:p>
          </table:table-cell>
          <table:table-cell office:value-type="time" office:time-value="PT10H55M50.644S">
            <text:p>10:55:50.6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8223">
            <text:p>8223</text:p>
          </table:table-cell>
          <table:table-cell office:value-type="string">
            <text:p>Success</text:p>
          </table:table-cell>
          <table:table-cell office:value-type="float" office:value="75289">
            <text:p>75289</text:p>
          </table:table-cell>
          <table:table-cell table:number-columns-repeated="1017"/>
        </table:table-row>
        <table:table-row table:style-name="ro1">
          <table:table-cell office:value-type="float" office:value="2166">
            <text:p>2166</text:p>
          </table:table-cell>
          <table:table-cell office:value-type="time" office:time-value="PT10H55M58.855S">
            <text:p>10:55:58.86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167">
            <text:p>2167</text:p>
          </table:table-cell>
          <table:table-cell office:value-type="time" office:time-value="PT10H55M58.869S">
            <text:p>10:55:58.87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1275">
            <text:p>1275</text:p>
          </table:table-cell>
          <table:table-cell table:number-columns-repeated="1017"/>
        </table:table-row>
        <table:table-row table:style-name="ro1">
          <table:table-cell office:value-type="float" office:value="2168">
            <text:p>2168</text:p>
          </table:table-cell>
          <table:table-cell office:value-type="time" office:time-value="PT10H55M58.92S">
            <text:p>10:55:58.92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1275">
            <text:p>1275</text:p>
          </table:table-cell>
          <table:table-cell table:number-columns-repeated="1017"/>
        </table:table-row>
        <table:table-row table:style-name="ro1">
          <table:table-cell office:value-type="float" office:value="2169">
            <text:p>2169</text:p>
          </table:table-cell>
          <table:table-cell office:value-type="time" office:time-value="PT10H55M58.971S">
            <text:p>10:55:58.97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1275">
            <text:p>1275</text:p>
          </table:table-cell>
          <table:table-cell table:number-columns-repeated="1017"/>
        </table:table-row>
        <table:table-row table:style-name="ro1">
          <table:table-cell office:value-type="float" office:value="2170">
            <text:p>2170</text:p>
          </table:table-cell>
          <table:table-cell office:value-type="time" office:time-value="PT10H55M58.802S">
            <text:p>10:55:58.80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391">
            <text:p>391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171">
            <text:p>2171</text:p>
          </table:table-cell>
          <table:table-cell office:value-type="time" office:time-value="PT10H55M59.194S">
            <text:p>10:55:59.19</text:p>
          </table:table-cell>
          <table:table-cell office:value-type="string">
            <text:p>TC0002_PlannerB 2-4</text:p>
          </table:table-cell>
          <table:table-cell office:value-type="string">
            <text:p>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72">
            <text:p>2172</text:p>
          </table:table-cell>
          <table:table-cell office:value-type="time" office:time-value="PT10H55M59.206S">
            <text:p>10:55:59.21</text:p>
          </table:table-cell>
          <table:table-cell office:value-type="string">
            <text:p>TC0002_PlannerB 2-4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73">
            <text:p>2173</text:p>
          </table:table-cell>
          <table:table-cell office:value-type="time" office:time-value="PT10H55M59.211S">
            <text:p>10:55:59.21</text:p>
          </table:table-cell>
          <table:table-cell office:value-type="string">
            <text:p>TC0002_PlannerB 2-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74">
            <text:p>2174</text:p>
          </table:table-cell>
          <table:table-cell office:value-type="time" office:time-value="PT10H55M52.745S">
            <text:p>10:55:52.75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6922">
            <text:p>6922</text:p>
          </table:table-cell>
          <table:table-cell office:value-type="string">
            <text:p>Success</text:p>
          </table:table-cell>
          <table:table-cell office:value-type="float" office:value="41771">
            <text:p>41771</text:p>
          </table:table-cell>
          <table:table-cell table:number-columns-repeated="1017"/>
        </table:table-row>
        <table:table-row table:style-name="ro1">
          <table:table-cell office:value-type="float" office:value="2175">
            <text:p>2175</text:p>
          </table:table-cell>
          <table:table-cell office:value-type="time" office:time-value="PT10H55M51.329S">
            <text:p>10:55:51.33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8348">
            <text:p>8348</text:p>
          </table:table-cell>
          <table:table-cell office:value-type="string">
            <text:p>Success</text:p>
          </table:table-cell>
          <table:table-cell office:value-type="float" office:value="36098">
            <text:p>36098</text:p>
          </table:table-cell>
          <table:table-cell table:number-columns-repeated="1017"/>
        </table:table-row>
        <table:table-row table:style-name="ro1">
          <table:table-cell office:value-type="float" office:value="2176">
            <text:p>2176</text:p>
          </table:table-cell>
          <table:table-cell office:value-type="time" office:time-value="PT10H55M59.669S">
            <text:p>10:55:59.67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office:value-type="float" office:value="2177">
            <text:p>2177</text:p>
          </table:table-cell>
          <table:table-cell office:value-type="time" office:time-value="PT10H55M59.683S">
            <text:p>10:55:59.68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office:value-type="float" office:value="2178">
            <text:p>2178</text:p>
          </table:table-cell>
          <table:table-cell office:value-type="time" office:time-value="PT10H55M59.679S">
            <text:p>10:55:59.68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179">
            <text:p>2179</text:p>
          </table:table-cell>
          <table:table-cell office:value-type="time" office:time-value="PT10H55M59.707S">
            <text:p>10:55:59.71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180">
            <text:p>2180</text:p>
          </table:table-cell>
          <table:table-cell office:value-type="time" office:time-value="PT10H55M59.719S">
            <text:p>10:55:59.72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1317">
            <text:p>1317</text:p>
          </table:table-cell>
          <table:table-cell table:number-columns-repeated="1017"/>
        </table:table-row>
        <table:table-row table:style-name="ro1">
          <table:table-cell office:value-type="float" office:value="2181">
            <text:p>2181</text:p>
          </table:table-cell>
          <table:table-cell office:value-type="time" office:time-value="PT10H55M59.757S">
            <text:p>10:55:59.76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1317">
            <text:p>1317</text:p>
          </table:table-cell>
          <table:table-cell table:number-columns-repeated="1017"/>
        </table:table-row>
        <table:table-row table:style-name="ro1">
          <table:table-cell office:value-type="float" office:value="2182">
            <text:p>2182</text:p>
          </table:table-cell>
          <table:table-cell office:value-type="time" office:time-value="PT10H55M58.848S">
            <text:p>10:55:58.85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1258">
            <text:p>1258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183">
            <text:p>2183</text:p>
          </table:table-cell>
          <table:table-cell office:value-type="time" office:time-value="PT10H56M00.107S">
            <text:p>10:56:00.11</text:p>
          </table:table-cell>
          <table:table-cell office:value-type="string">
            <text:p>TC0002_PlannerB 2-29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84">
            <text:p>2184</text:p>
          </table:table-cell>
          <table:table-cell office:value-type="time" office:time-value="PT10H56M00.12S">
            <text:p>10:56:00.12</text:p>
          </table:table-cell>
          <table:table-cell office:value-type="string">
            <text:p>TC0002_PlannerB 2-29</text:p>
          </table:table-cell>
          <table:table-cell office:value-type="string">
            <text:p>/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85">
            <text:p>2185</text:p>
          </table:table-cell>
          <table:table-cell office:value-type="time" office:time-value="PT10H56M00.132S">
            <text:p>10:56:00.13</text:p>
          </table:table-cell>
          <table:table-cell office:value-type="string">
            <text:p>TC0002_PlannerB 2-29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86">
            <text:p>2186</text:p>
          </table:table-cell>
          <table:table-cell office:value-type="time" office:time-value="PT10H55M51.215S">
            <text:p>10:55:51.22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9056">
            <text:p>9056</text:p>
          </table:table-cell>
          <table:table-cell office:value-type="string">
            <text:p>Success</text:p>
          </table:table-cell>
          <table:table-cell office:value-type="float" office:value="18731">
            <text:p>18731</text:p>
          </table:table-cell>
          <table:table-cell table:number-columns-repeated="1017"/>
        </table:table-row>
        <table:table-row table:style-name="ro1">
          <table:table-cell office:value-type="float" office:value="2187">
            <text:p>2187</text:p>
          </table:table-cell>
          <table:table-cell office:value-type="time" office:time-value="PT10H55M51.184S">
            <text:p>10:55:51.18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9093">
            <text:p>9093</text:p>
          </table:table-cell>
          <table:table-cell office:value-type="string">
            <text:p>Success</text:p>
          </table:table-cell>
          <table:table-cell office:value-type="float" office:value="18731">
            <text:p>18731</text:p>
          </table:table-cell>
          <table:table-cell table:number-columns-repeated="1017"/>
        </table:table-row>
        <table:table-row table:style-name="ro1">
          <table:table-cell office:value-type="float" office:value="2188">
            <text:p>2188</text:p>
          </table:table-cell>
          <table:table-cell office:value-type="time" office:time-value="PT10H55M59.696S">
            <text:p>10:55:59.70</text:p>
          </table:table-cell>
          <table:table-cell office:value-type="string">
            <text:p>TC0003_PlannerC 3-23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624">
            <text:p>624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2189">
            <text:p>2189</text:p>
          </table:table-cell>
          <table:table-cell office:value-type="time" office:time-value="PT10H56M00.321S">
            <text:p>10:56:00.32</text:p>
          </table:table-cell>
          <table:table-cell office:value-type="string">
            <text:p>TC0003_PlannerC 3-23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24">
            <text:p>224</text:p>
          </table:table-cell>
          <table:table-cell office:value-type="string">
            <text:p>Success</text:p>
          </table:table-cell>
          <table:table-cell office:value-type="float" office:value="29064">
            <text:p>29064</text:p>
          </table:table-cell>
          <table:table-cell table:number-columns-repeated="1017"/>
        </table:table-row>
        <table:table-row table:style-name="ro1">
          <table:table-cell office:value-type="float" office:value="2190">
            <text:p>2190</text:p>
          </table:table-cell>
          <table:table-cell office:value-type="time" office:time-value="PT10H55M42.993S">
            <text:p>10:55:42.99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7582">
            <text:p>17582</text:p>
          </table:table-cell>
          <table:table-cell office:value-type="string">
            <text:p>Success</text:p>
          </table:table-cell>
          <table:table-cell office:value-type="float" office:value="74578">
            <text:p>74578</text:p>
          </table:table-cell>
          <table:table-cell table:number-columns-repeated="1017"/>
        </table:table-row>
        <table:table-row table:style-name="ro1">
          <table:table-cell office:value-type="float" office:value="2191">
            <text:p>2191</text:p>
          </table:table-cell>
          <table:table-cell office:value-type="time" office:time-value="PT10H55M52.365S">
            <text:p>10:55:52.37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8221">
            <text:p>8221</text:p>
          </table:table-cell>
          <table:table-cell office:value-type="string">
            <text:p>Success</text:p>
          </table:table-cell>
          <table:table-cell office:value-type="float" office:value="76634">
            <text:p>76634</text:p>
          </table:table-cell>
          <table:table-cell table:number-columns-repeated="1017"/>
        </table:table-row>
        <table:table-row table:style-name="ro1">
          <table:table-cell office:value-type="float" office:value="2192">
            <text:p>2192</text:p>
          </table:table-cell>
          <table:table-cell office:value-type="time" office:time-value="PT10H55M54.545S">
            <text:p>10:55:54.55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6076">
            <text:p>6076</text:p>
          </table:table-cell>
          <table:table-cell office:value-type="string">
            <text:p>Success</text:p>
          </table:table-cell>
          <table:table-cell office:value-type="float" office:value="13884">
            <text:p>13884</text:p>
          </table:table-cell>
          <table:table-cell table:number-columns-repeated="1017"/>
        </table:table-row>
        <table:table-row table:style-name="ro1">
          <table:table-cell office:value-type="float" office:value="2193">
            <text:p>2193</text:p>
          </table:table-cell>
          <table:table-cell office:value-type="time" office:time-value="PT10H55M46.492S">
            <text:p>10:55:46.49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4131">
            <text:p>14131</text:p>
          </table:table-cell>
          <table:table-cell office:value-type="string">
            <text:p>Success</text:p>
          </table:table-cell>
          <table:table-cell office:value-type="float" office:value="38228">
            <text:p>38228</text:p>
          </table:table-cell>
          <table:table-cell table:number-columns-repeated="1017"/>
        </table:table-row>
        <table:table-row table:style-name="ro1">
          <table:table-cell office:value-type="float" office:value="2194">
            <text:p>2194</text:p>
          </table:table-cell>
          <table:table-cell office:value-type="time" office:time-value="PT10H55M53.582S">
            <text:p>10:55:53.58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7042">
            <text:p>7042</text:p>
          </table:table-cell>
          <table:table-cell office:value-type="string">
            <text:p>Success</text:p>
          </table:table-cell>
          <table:table-cell office:value-type="float" office:value="18731">
            <text:p>18731</text:p>
          </table:table-cell>
          <table:table-cell table:number-columns-repeated="1017"/>
        </table:table-row>
        <table:table-row table:style-name="ro1">
          <table:table-cell office:value-type="float" office:value="2195">
            <text:p>2195</text:p>
          </table:table-cell>
          <table:table-cell office:value-type="time" office:time-value="PT10H55M54.467S">
            <text:p>10:55:54.47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6161">
            <text:p>6161</text:p>
          </table:table-cell>
          <table:table-cell office:value-type="string">
            <text:p>Success</text:p>
          </table:table-cell>
          <table:table-cell office:value-type="float" office:value="9229">
            <text:p>9229</text:p>
          </table:table-cell>
          <table:table-cell table:number-columns-repeated="1017"/>
        </table:table-row>
        <table:table-row table:style-name="ro1">
          <table:table-cell office:value-type="float" office:value="2196">
            <text:p>2196</text:p>
          </table:table-cell>
          <table:table-cell office:value-type="time" office:time-value="PT10H55M58.879S">
            <text:p>10:55:58.88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751">
            <text:p>1751</text:p>
          </table:table-cell>
          <table:table-cell office:value-type="string">
            <text:p>Success</text:p>
          </table:table-cell>
          <table:table-cell office:value-type="float" office:value="28617">
            <text:p>28617</text:p>
          </table:table-cell>
          <table:table-cell table:number-columns-repeated="1017"/>
        </table:table-row>
        <table:table-row table:style-name="ro1">
          <table:table-cell office:value-type="float" office:value="2197">
            <text:p>2197</text:p>
          </table:table-cell>
          <table:table-cell office:value-type="time" office:time-value="PT10H55M52.154S">
            <text:p>10:55:52.15</text:p>
          </table:table-cell>
          <table:table-cell office:value-type="string">
            <text:p>TC0001_PlannerA 1-21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8478">
            <text:p>8478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2198">
            <text:p>2198</text:p>
          </table:table-cell>
          <table:table-cell office:value-type="time" office:time-value="PT10H56M00.576S">
            <text:p>10:56:00.58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1357">
            <text:p>1357</text:p>
          </table:table-cell>
          <table:table-cell table:number-columns-repeated="1017"/>
        </table:table-row>
        <table:table-row table:style-name="ro1">
          <table:table-cell office:value-type="float" office:value="2199">
            <text:p>2199</text:p>
          </table:table-cell>
          <table:table-cell office:value-type="time" office:time-value="PT10H56M00.63S">
            <text:p>10:56:00.63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2200">
            <text:p>2200</text:p>
          </table:table-cell>
          <table:table-cell office:value-type="time" office:time-value="PT10H56M00.679S">
            <text:p>10:56:00.68</text:p>
          </table:table-cell>
          <table:table-cell office:value-type="string">
            <text:p>TC0001_PlannerA 1-1</text:p>
          </table:table-cell>
          <table:table-cell office:value-type="string">
            <text:p>/logout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01">
            <text:p>2201</text:p>
          </table:table-cell>
          <table:table-cell office:value-type="time" office:time-value="PT10H56M00.704S">
            <text:p>10:56:00.70</text:p>
          </table:table-cell>
          <table:table-cell office:value-type="string">
            <text:p>TC0001_PlannerA 1-1</text:p>
          </table:table-cell>
          <table:table-cell office:value-type="string">
            <text:p>/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02">
            <text:p>2202</text:p>
          </table:table-cell>
          <table:table-cell office:value-type="time" office:time-value="PT10H56M00.654S">
            <text:p>10:56:00.65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1357">
            <text:p>1357</text:p>
          </table:table-cell>
          <table:table-cell table:number-columns-repeated="1017"/>
        </table:table-row>
        <table:table-row table:style-name="ro1">
          <table:table-cell office:value-type="float" office:value="2203">
            <text:p>2203</text:p>
          </table:table-cell>
          <table:table-cell office:value-type="time" office:time-value="PT10H56M00.717S">
            <text:p>10:56:00.72</text:p>
          </table:table-cell>
          <table:table-cell office:value-type="string">
            <text:p>TC0001_PlannerA 1-1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04">
            <text:p>2204</text:p>
          </table:table-cell>
          <table:table-cell office:value-type="time" office:time-value="PT10H56M00.72S">
            <text:p>10:56:00.72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1357">
            <text:p>1357</text:p>
          </table:table-cell>
          <table:table-cell table:number-columns-repeated="1017"/>
        </table:table-row>
        <table:table-row table:style-name="ro1">
          <table:table-cell office:value-type="float" office:value="2205">
            <text:p>2205</text:p>
          </table:table-cell>
          <table:table-cell office:value-type="time" office:time-value="PT10H55M52.739S">
            <text:p>10:55:52.74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8391">
            <text:p>8391</text:p>
          </table:table-cell>
          <table:table-cell office:value-type="string">
            <text:p>Success</text:p>
          </table:table-cell>
          <table:table-cell office:value-type="float" office:value="40697">
            <text:p>40697</text:p>
          </table:table-cell>
          <table:table-cell table:number-columns-repeated="1017"/>
        </table:table-row>
        <table:table-row table:style-name="ro1">
          <table:table-cell office:value-type="float" office:value="2206">
            <text:p>2206</text:p>
          </table:table-cell>
          <table:table-cell office:value-type="time" office:time-value="PT10H56M01.132S">
            <text:p>10:56:01.13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207">
            <text:p>2207</text:p>
          </table:table-cell>
          <table:table-cell office:value-type="time" office:time-value="PT10H56M01.179S">
            <text:p>10:56:01.18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208">
            <text:p>2208</text:p>
          </table:table-cell>
          <table:table-cell office:value-type="time" office:time-value="PT10H56M01.191S">
            <text:p>10:56:01.19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1399">
            <text:p>1399</text:p>
          </table:table-cell>
          <table:table-cell table:number-columns-repeated="1017"/>
        </table:table-row>
        <table:table-row table:style-name="ro1">
          <table:table-cell office:value-type="float" office:value="2209">
            <text:p>2209</text:p>
          </table:table-cell>
          <table:table-cell office:value-type="time" office:time-value="PT10H56M01.235S">
            <text:p>10:56:01.24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1399">
            <text:p>1399</text:p>
          </table:table-cell>
          <table:table-cell table:number-columns-repeated="1017"/>
        </table:table-row>
        <table:table-row table:style-name="ro1">
          <table:table-cell office:value-type="float" office:value="2210">
            <text:p>2210</text:p>
          </table:table-cell>
          <table:table-cell office:value-type="time" office:time-value="PT10H55M54.896S">
            <text:p>10:55:54.90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6440">
            <text:p>6440</text:p>
          </table:table-cell>
          <table:table-cell office:value-type="string">
            <text:p>Success</text:p>
          </table:table-cell>
          <table:table-cell office:value-type="float" office:value="43042">
            <text:p>43042</text:p>
          </table:table-cell>
          <table:table-cell table:number-columns-repeated="1017"/>
        </table:table-row>
        <table:table-row table:style-name="ro1">
          <table:table-cell office:value-type="float" office:value="2211">
            <text:p>2211</text:p>
          </table:table-cell>
          <table:table-cell office:value-type="time" office:time-value="PT10H56M01.337S">
            <text:p>10:56:01.34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office:value-type="float" office:value="2212">
            <text:p>2212</text:p>
          </table:table-cell>
          <table:table-cell office:value-type="time" office:time-value="PT10H56M01.354S">
            <text:p>10:56:01.35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office:value-type="float" office:value="2213">
            <text:p>2213</text:p>
          </table:table-cell>
          <table:table-cell office:value-type="time" office:time-value="PT10H56M00.624S">
            <text:p>10:56:00.62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860">
            <text:p>860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214">
            <text:p>2214</text:p>
          </table:table-cell>
          <table:table-cell office:value-type="time" office:time-value="PT10H56M01.367S">
            <text:p>10:56:01.37</text:p>
          </table:table-cell>
          <table:table-cell office:value-type="string">
            <text:p>TC0003_PlannerC 3-29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30">
            <text:p>130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2215">
            <text:p>2215</text:p>
          </table:table-cell>
          <table:table-cell office:value-type="time" office:time-value="PT10H55M53.24S">
            <text:p>10:55:53.24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8260">
            <text:p>8260</text:p>
          </table:table-cell>
          <table:table-cell office:value-type="string">
            <text:p>Success</text:p>
          </table:table-cell>
          <table:table-cell office:value-type="float" office:value="9229">
            <text:p>9229</text:p>
          </table:table-cell>
          <table:table-cell table:number-columns-repeated="1017"/>
        </table:table-row>
        <table:table-row table:style-name="ro1">
          <table:table-cell office:value-type="float" office:value="2216">
            <text:p>2216</text:p>
          </table:table-cell>
          <table:table-cell office:value-type="time" office:time-value="PT10H55M53.016S">
            <text:p>10:55:53.02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8505">
            <text:p>8505</text:p>
          </table:table-cell>
          <table:table-cell office:value-type="string">
            <text:p>Success</text:p>
          </table:table-cell>
          <table:table-cell office:value-type="float" office:value="13883">
            <text:p>13883</text:p>
          </table:table-cell>
          <table:table-cell table:number-columns-repeated="1017"/>
        </table:table-row>
        <table:table-row table:style-name="ro1">
          <table:table-cell office:value-type="float" office:value="2217">
            <text:p>2217</text:p>
          </table:table-cell>
          <table:table-cell office:value-type="time" office:time-value="PT10H56M01.501S">
            <text:p>10:56:01.50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2218">
            <text:p>2218</text:p>
          </table:table-cell>
          <table:table-cell office:value-type="time" office:time-value="PT10H56M01.485S">
            <text:p>10:56:01.49</text:p>
          </table:table-cell>
          <table:table-cell office:value-type="string">
            <text:p>TC0003_PlannerC 3-3</text:p>
          </table:table-cell>
          <table:table-cell office:value-type="string">
            <text:p>/logout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19">
            <text:p>2219</text:p>
          </table:table-cell>
          <table:table-cell office:value-type="time" office:time-value="PT10H56M01.527S">
            <text:p>10:56:01.53</text:p>
          </table:table-cell>
          <table:table-cell office:value-type="string">
            <text:p>TC0001_PlannerA 1-12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20">
            <text:p>2220</text:p>
          </table:table-cell>
          <table:table-cell office:value-type="time" office:time-value="PT10H56M01.534S">
            <text:p>10:56:01.53</text:p>
          </table:table-cell>
          <table:table-cell office:value-type="string">
            <text:p>TC0003_PlannerC 3-3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21">
            <text:p>2221</text:p>
          </table:table-cell>
          <table:table-cell office:value-type="time" office:time-value="PT10H56M01.535S">
            <text:p>10:56:01.54</text:p>
          </table:table-cell>
          <table:table-cell office:value-type="string">
            <text:p>TC0001_PlannerA 1-12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22">
            <text:p>2222</text:p>
          </table:table-cell>
          <table:table-cell office:value-type="time" office:time-value="PT10H56M01.538S">
            <text:p>10:56:01.54</text:p>
          </table:table-cell>
          <table:table-cell office:value-type="string">
            <text:p>TC0003_PlannerC 3-3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23">
            <text:p>2223</text:p>
          </table:table-cell>
          <table:table-cell office:value-type="time" office:time-value="PT10H56M01.542S">
            <text:p>10:56:01.54</text:p>
          </table:table-cell>
          <table:table-cell office:value-type="string">
            <text:p>TC0001_PlannerA 1-1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24">
            <text:p>2224</text:p>
          </table:table-cell>
          <table:table-cell office:value-type="time" office:time-value="PT10H55M55.29S">
            <text:p>10:55:55.29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6295">
            <text:p>6295</text:p>
          </table:table-cell>
          <table:table-cell office:value-type="string">
            <text:p>Success</text:p>
          </table:table-cell>
          <table:table-cell office:value-type="float" office:value="43089">
            <text:p>43089</text:p>
          </table:table-cell>
          <table:table-cell table:number-columns-repeated="1017"/>
        </table:table-row>
        <table:table-row table:style-name="ro1">
          <table:table-cell office:value-type="float" office:value="2225">
            <text:p>2225</text:p>
          </table:table-cell>
          <table:table-cell office:value-type="time" office:time-value="PT10H55M53.585S">
            <text:p>10:55:53.59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8118">
            <text:p>8118</text:p>
          </table:table-cell>
          <table:table-cell office:value-type="string">
            <text:p>Success</text:p>
          </table:table-cell>
          <table:table-cell office:value-type="float" office:value="41870">
            <text:p>41870</text:p>
          </table:table-cell>
          <table:table-cell table:number-columns-repeated="1017"/>
        </table:table-row>
        <table:table-row table:style-name="ro1">
          <table:table-cell office:value-type="float" office:value="2226">
            <text:p>2226</text:p>
          </table:table-cell>
          <table:table-cell office:value-type="time" office:time-value="PT10H56M00.547S">
            <text:p>10:56:00.55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176">
            <text:p>1176</text:p>
          </table:table-cell>
          <table:table-cell office:value-type="string">
            <text:p>Success</text:p>
          </table:table-cell>
          <table:table-cell office:value-type="float" office:value="38452">
            <text:p>38452</text:p>
          </table:table-cell>
          <table:table-cell table:number-columns-repeated="1017"/>
        </table:table-row>
        <table:table-row table:style-name="ro1">
          <table:table-cell office:value-type="float" office:value="2227">
            <text:p>2227</text:p>
          </table:table-cell>
          <table:table-cell office:value-type="time" office:time-value="PT10H55M53.602S">
            <text:p>10:55:53.60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8126">
            <text:p>8126</text:p>
          </table:table-cell>
          <table:table-cell office:value-type="string">
            <text:p>Success</text:p>
          </table:table-cell>
          <table:table-cell office:value-type="float" office:value="18731">
            <text:p>18731</text:p>
          </table:table-cell>
          <table:table-cell table:number-columns-repeated="1017"/>
        </table:table-row>
        <table:table-row table:style-name="ro1">
          <table:table-cell office:value-type="float" office:value="2228">
            <text:p>2228</text:p>
          </table:table-cell>
          <table:table-cell office:value-type="time" office:time-value="PT10H55M58.833S">
            <text:p>10:55:58.83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2912">
            <text:p>2912</text:p>
          </table:table-cell>
          <table:table-cell office:value-type="string">
            <text:p>Success</text:p>
          </table:table-cell>
          <table:table-cell office:value-type="float" office:value="16762">
            <text:p>16762</text:p>
          </table:table-cell>
          <table:table-cell table:number-columns-repeated="1017"/>
        </table:table-row>
        <table:table-row table:style-name="ro1">
          <table:table-cell office:value-type="float" office:value="2229">
            <text:p>2229</text:p>
          </table:table-cell>
          <table:table-cell office:value-type="time" office:time-value="PT10H55M53.863S">
            <text:p>10:55:53.86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7884">
            <text:p>7884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2230">
            <text:p>2230</text:p>
          </table:table-cell>
          <table:table-cell office:value-type="time" office:time-value="PT10H56M01.704S">
            <text:p>10:56:01.70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231">
            <text:p>2231</text:p>
          </table:table-cell>
          <table:table-cell office:value-type="time" office:time-value="PT10H56M01.798S">
            <text:p>10:56:01.80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232">
            <text:p>2232</text:p>
          </table:table-cell>
          <table:table-cell office:value-type="time" office:time-value="PT10H56M01.822S">
            <text:p>10:56:01.82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441">
            <text:p>1441</text:p>
          </table:table-cell>
          <table:table-cell table:number-columns-repeated="1017"/>
        </table:table-row>
        <table:table-row table:style-name="ro1">
          <table:table-cell office:value-type="float" office:value="2233">
            <text:p>2233</text:p>
          </table:table-cell>
          <table:table-cell office:value-type="time" office:time-value="PT10H56M01.853S">
            <text:p>10:56:01.85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1441">
            <text:p>1441</text:p>
          </table:table-cell>
          <table:table-cell table:number-columns-repeated="1017"/>
        </table:table-row>
        <table:table-row table:style-name="ro1">
          <table:table-cell office:value-type="float" office:value="2234">
            <text:p>2234</text:p>
          </table:table-cell>
          <table:table-cell office:value-type="time" office:time-value="PT10H55M52.363S">
            <text:p>10:55:52.36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9691">
            <text:p>9691</text:p>
          </table:table-cell>
          <table:table-cell office:value-type="string">
            <text:p>Success</text:p>
          </table:table-cell>
          <table:table-cell office:value-type="float" office:value="40601">
            <text:p>40601</text:p>
          </table:table-cell>
          <table:table-cell table:number-columns-repeated="1017"/>
        </table:table-row>
        <table:table-row table:style-name="ro1">
          <table:table-cell office:value-type="float" office:value="2235">
            <text:p>2235</text:p>
          </table:table-cell>
          <table:table-cell office:value-type="time" office:time-value="PT10H55M51.931S">
            <text:p>10:55:51.93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0126">
            <text:p>10126</text:p>
          </table:table-cell>
          <table:table-cell office:value-type="string">
            <text:p>Success</text:p>
          </table:table-cell>
          <table:table-cell office:value-type="float" office:value="40699">
            <text:p>40699</text:p>
          </table:table-cell>
          <table:table-cell table:number-columns-repeated="1017"/>
        </table:table-row>
        <table:table-row table:style-name="ro1">
          <table:table-cell office:value-type="float" office:value="2236">
            <text:p>2236</text:p>
          </table:table-cell>
          <table:table-cell office:value-type="time" office:time-value="PT10H56M02.058S">
            <text:p>10:56:02.06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office:value-type="float" office:value="2237">
            <text:p>2237</text:p>
          </table:table-cell>
          <table:table-cell office:value-type="time" office:time-value="PT10H56M02.073S">
            <text:p>10:56:02.07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office:value-type="float" office:value="2238">
            <text:p>2238</text:p>
          </table:table-cell>
          <table:table-cell office:value-type="time" office:time-value="PT10H55M52.708S">
            <text:p>10:55:52.71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9588">
            <text:p>9588</text:p>
          </table:table-cell>
          <table:table-cell office:value-type="string">
            <text:p>Success</text:p>
          </table:table-cell>
          <table:table-cell office:value-type="float" office:value="41752">
            <text:p>41752</text:p>
          </table:table-cell>
          <table:table-cell table:number-columns-repeated="1017"/>
        </table:table-row>
        <table:table-row table:style-name="ro1">
          <table:table-cell office:value-type="float" office:value="2239">
            <text:p>2239</text:p>
          </table:table-cell>
          <table:table-cell office:value-type="time" office:time-value="PT10H56M01.747S">
            <text:p>10:56:01.75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1029">
            <text:p>1029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240">
            <text:p>2240</text:p>
          </table:table-cell>
          <table:table-cell office:value-type="time" office:time-value="PT10H56M02.777S">
            <text:p>10:56:02.78</text:p>
          </table:table-cell>
          <table:table-cell office:value-type="string">
            <text:p>TC0002_PlannerB 2-21</text:p>
          </table:table-cell>
          <table:table-cell office:value-type="string">
            <text:p>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41">
            <text:p>2241</text:p>
          </table:table-cell>
          <table:table-cell office:value-type="time" office:time-value="PT10H56M02.789S">
            <text:p>10:56:02.79</text:p>
          </table:table-cell>
          <table:table-cell office:value-type="string">
            <text:p>TC0002_PlannerB 2-21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42">
            <text:p>2242</text:p>
          </table:table-cell>
          <table:table-cell office:value-type="time" office:time-value="PT10H56M02.794S">
            <text:p>10:56:02.79</text:p>
          </table:table-cell>
          <table:table-cell office:value-type="string">
            <text:p>TC0002_PlannerB 2-21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43">
            <text:p>2243</text:p>
          </table:table-cell>
          <table:table-cell office:value-type="time" office:time-value="PT10H56M01.724S">
            <text:p>10:56:01.72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158">
            <text:p>1158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244">
            <text:p>2244</text:p>
          </table:table-cell>
          <table:table-cell office:value-type="time" office:time-value="PT10H56M02.089S">
            <text:p>10:56:02.09</text:p>
          </table:table-cell>
          <table:table-cell office:value-type="string">
            <text:p>TC0003_PlannerC 3-25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795">
            <text:p>795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2245">
            <text:p>2245</text:p>
          </table:table-cell>
          <table:table-cell office:value-type="time" office:time-value="PT10H56M02.884S">
            <text:p>10:56:02.88</text:p>
          </table:table-cell>
          <table:table-cell office:value-type="string">
            <text:p>TC0003_PlannerC 3-23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46">
            <text:p>2246</text:p>
          </table:table-cell>
          <table:table-cell office:value-type="time" office:time-value="PT10H56M02.893S">
            <text:p>10:56:02.89</text:p>
          </table:table-cell>
          <table:table-cell office:value-type="string">
            <text:p>TC0003_PlannerC 3-23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47">
            <text:p>2247</text:p>
          </table:table-cell>
          <table:table-cell office:value-type="time" office:time-value="PT10H56M02.9S">
            <text:p>10:56:02.90</text:p>
          </table:table-cell>
          <table:table-cell office:value-type="string">
            <text:p>TC0003_PlannerC 3-23</text:p>
          </table:table-cell>
          <table:table-cell office:value-type="string">
            <text:p>/login.html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48">
            <text:p>2248</text:p>
          </table:table-cell>
          <table:table-cell office:value-type="time" office:time-value="PT10H55M55.924S">
            <text:p>10:55:55.92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7257">
            <text:p>7257</text:p>
          </table:table-cell>
          <table:table-cell office:value-type="string">
            <text:p>Success</text:p>
          </table:table-cell>
          <table:table-cell office:value-type="float" office:value="16758">
            <text:p>16758</text:p>
          </table:table-cell>
          <table:table-cell table:number-columns-repeated="1017"/>
        </table:table-row>
        <table:table-row table:style-name="ro1">
          <table:table-cell office:value-type="float" office:value="2249">
            <text:p>2249</text:p>
          </table:table-cell>
          <table:table-cell office:value-type="time" office:time-value="PT10H55M58.857S">
            <text:p>10:55:58.86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4337">
            <text:p>4337</text:p>
          </table:table-cell>
          <table:table-cell office:value-type="string">
            <text:p>Success</text:p>
          </table:table-cell>
          <table:table-cell office:value-type="float" office:value="38388">
            <text:p>38388</text:p>
          </table:table-cell>
          <table:table-cell table:number-columns-repeated="1017"/>
        </table:table-row>
        <table:table-row table:style-name="ro1">
          <table:table-cell office:value-type="float" office:value="2250">
            <text:p>2250</text:p>
          </table:table-cell>
          <table:table-cell office:value-type="time" office:time-value="PT10H55M56.167S">
            <text:p>10:55:56.17</text:p>
          </table:table-cell>
          <table:table-cell office:value-type="string">
            <text:p>TC0001_PlannerA 1-29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7001">
            <text:p>7001</text:p>
          </table:table-cell>
          <table:table-cell office:value-type="string">
            <text:p>Success</text:p>
          </table:table-cell>
          <table:table-cell office:value-type="float" office:value="26572">
            <text:p>26572</text:p>
          </table:table-cell>
          <table:table-cell table:number-columns-repeated="1017"/>
        </table:table-row>
        <table:table-row table:style-name="ro1">
          <table:table-cell office:value-type="float" office:value="2251">
            <text:p>2251</text:p>
          </table:table-cell>
          <table:table-cell office:value-type="time" office:time-value="PT10H55M58.853S">
            <text:p>10:55:58.85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4356">
            <text:p>4356</text:p>
          </table:table-cell>
          <table:table-cell office:value-type="string">
            <text:p>Success</text:p>
          </table:table-cell>
          <table:table-cell office:value-type="float" office:value="38448">
            <text:p>38448</text:p>
          </table:table-cell>
          <table:table-cell table:number-columns-repeated="1017"/>
        </table:table-row>
        <table:table-row table:style-name="ro1">
          <table:table-cell office:value-type="float" office:value="2252">
            <text:p>2252</text:p>
          </table:table-cell>
          <table:table-cell office:value-type="time" office:time-value="PT10H55M51.13S">
            <text:p>10:55:51.13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12084">
            <text:p>12084</text:p>
          </table:table-cell>
          <table:table-cell office:value-type="string">
            <text:p>Success</text:p>
          </table:table-cell>
          <table:table-cell office:value-type="float" office:value="76634">
            <text:p>76634</text:p>
          </table:table-cell>
          <table:table-cell table:number-columns-repeated="1017"/>
        </table:table-row>
        <table:table-row table:style-name="ro1">
          <table:table-cell office:value-type="float" office:value="2253">
            <text:p>2253</text:p>
          </table:table-cell>
          <table:table-cell office:value-type="time" office:time-value="PT10H55M49.308S">
            <text:p>10:55:49.31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3908">
            <text:p>13908</text:p>
          </table:table-cell>
          <table:table-cell office:value-type="string">
            <text:p>Success</text:p>
          </table:table-cell>
          <table:table-cell office:value-type="float" office:value="75311">
            <text:p>75311</text:p>
          </table:table-cell>
          <table:table-cell table:number-columns-repeated="1017"/>
        </table:table-row>
        <table:table-row table:style-name="ro1">
          <table:table-cell office:value-type="float" office:value="2254">
            <text:p>2254</text:p>
          </table:table-cell>
          <table:table-cell office:value-type="time" office:time-value="PT10H55M57.137S">
            <text:p>10:55:57.14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6095">
            <text:p>6095</text:p>
          </table:table-cell>
          <table:table-cell office:value-type="string">
            <text:p>Success</text:p>
          </table:table-cell>
          <table:table-cell office:value-type="float" office:value="18731">
            <text:p>18731</text:p>
          </table:table-cell>
          <table:table-cell table:number-columns-repeated="1017"/>
        </table:table-row>
        <table:table-row table:style-name="ro1">
          <table:table-cell office:value-type="float" office:value="2255">
            <text:p>2255</text:p>
          </table:table-cell>
          <table:table-cell office:value-type="time" office:time-value="PT10H55M57.47S">
            <text:p>10:55:57.47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5774">
            <text:p>5774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2256">
            <text:p>2256</text:p>
          </table:table-cell>
          <table:table-cell office:value-type="time" office:time-value="PT10H56M02.885S">
            <text:p>10:56:02.89</text:p>
          </table:table-cell>
          <table:table-cell office:value-type="string">
            <text:p>TC0003_PlannerC 3-25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70">
            <text:p>370</text:p>
          </table:table-cell>
          <table:table-cell office:value-type="string">
            <text:p>Success</text:p>
          </table:table-cell>
          <table:table-cell office:value-type="float" office:value="21294">
            <text:p>21294</text:p>
          </table:table-cell>
          <table:table-cell table:number-columns-repeated="1017"/>
        </table:table-row>
        <table:table-row table:style-name="ro1">
          <table:table-cell office:value-type="float" office:value="2257">
            <text:p>2257</text:p>
          </table:table-cell>
          <table:table-cell office:value-type="time" office:time-value="PT10H56M01.889S">
            <text:p>10:56:01.89</text:p>
          </table:table-cell>
          <table:table-cell office:value-type="string">
            <text:p>TC0002_PlannerB 2-25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379">
            <text:p>1379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2258">
            <text:p>2258</text:p>
          </table:table-cell>
          <table:table-cell office:value-type="time" office:time-value="PT10H55M51.659S">
            <text:p>10:55:51.66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1622">
            <text:p>11622</text:p>
          </table:table-cell>
          <table:table-cell office:value-type="string">
            <text:p>Success</text:p>
          </table:table-cell>
          <table:table-cell office:value-type="float" office:value="75289">
            <text:p>75289</text:p>
          </table:table-cell>
          <table:table-cell table:number-columns-repeated="1017"/>
        </table:table-row>
        <table:table-row table:style-name="ro1">
          <table:table-cell office:value-type="float" office:value="2259">
            <text:p>2259</text:p>
          </table:table-cell>
          <table:table-cell office:value-type="time" office:time-value="PT10H55M55.907S">
            <text:p>10:55:55.91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7375">
            <text:p>7375</text:p>
          </table:table-cell>
          <table:table-cell office:value-type="string">
            <text:p>Success</text:p>
          </table:table-cell>
          <table:table-cell office:value-type="float" office:value="51290">
            <text:p>51290</text:p>
          </table:table-cell>
          <table:table-cell table:number-columns-repeated="1017"/>
        </table:table-row>
        <table:table-row table:style-name="ro1">
          <table:table-cell office:value-type="float" office:value="2260">
            <text:p>2260</text:p>
          </table:table-cell>
          <table:table-cell office:value-type="time" office:time-value="PT10H55M57.209S">
            <text:p>10:55:57.21</text:p>
          </table:table-cell>
          <table:table-cell office:value-type="string">
            <text:p>TC0001_PlannerA 1-26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6079">
            <text:p>6079</text:p>
          </table:table-cell>
          <table:table-cell office:value-type="string">
            <text:p>Success</text:p>
          </table:table-cell>
          <table:table-cell office:value-type="float" office:value="31070">
            <text:p>31070</text:p>
          </table:table-cell>
          <table:table-cell table:number-columns-repeated="1017"/>
        </table:table-row>
        <table:table-row table:style-name="ro1">
          <table:table-cell office:value-type="float" office:value="2261">
            <text:p>2261</text:p>
          </table:table-cell>
          <table:table-cell office:value-type="time" office:time-value="PT10H56M03.218S">
            <text:p>10:56:03.22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1483">
            <text:p>1483</text:p>
          </table:table-cell>
          <table:table-cell table:number-columns-repeated="1017"/>
        </table:table-row>
        <table:table-row table:style-name="ro1">
          <table:table-cell office:value-type="float" office:value="2262">
            <text:p>2262</text:p>
          </table:table-cell>
          <table:table-cell office:value-type="time" office:time-value="PT10H55M57.134S">
            <text:p>10:55:57.13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6166">
            <text:p>6166</text:p>
          </table:table-cell>
          <table:table-cell office:value-type="string">
            <text:p>Success</text:p>
          </table:table-cell>
          <table:table-cell office:value-type="float" office:value="21458">
            <text:p>21458</text:p>
          </table:table-cell>
          <table:table-cell table:number-columns-repeated="1017"/>
        </table:table-row>
        <table:table-row table:style-name="ro1">
          <table:table-cell office:value-type="float" office:value="2263">
            <text:p>2263</text:p>
          </table:table-cell>
          <table:table-cell office:value-type="time" office:time-value="PT10H55M49.29S">
            <text:p>10:55:49.29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4018">
            <text:p>14018</text:p>
          </table:table-cell>
          <table:table-cell office:value-type="string">
            <text:p>Success</text:p>
          </table:table-cell>
          <table:table-cell office:value-type="float" office:value="75289">
            <text:p>75289</text:p>
          </table:table-cell>
          <table:table-cell table:number-columns-repeated="1017"/>
        </table:table-row>
        <table:table-row table:style-name="ro1">
          <table:table-cell office:value-type="float" office:value="2264">
            <text:p>2264</text:p>
          </table:table-cell>
          <table:table-cell office:value-type="time" office:time-value="PT10H56M03.283S">
            <text:p>10:56:03.28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1483">
            <text:p>1483</text:p>
          </table:table-cell>
          <table:table-cell table:number-columns-repeated="1017"/>
        </table:table-row>
        <table:table-row table:style-name="ro1">
          <table:table-cell office:value-type="float" office:value="2265">
            <text:p>2265</text:p>
          </table:table-cell>
          <table:table-cell office:value-type="time" office:time-value="PT10H56M03.31S">
            <text:p>10:56:03.31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483">
            <text:p>1483</text:p>
          </table:table-cell>
          <table:table-cell table:number-columns-repeated="1017"/>
        </table:table-row>
        <table:table-row table:style-name="ro1">
          <table:table-cell office:value-type="float" office:value="2266">
            <text:p>2266</text:p>
          </table:table-cell>
          <table:table-cell office:value-type="time" office:time-value="PT10H55M53.552S">
            <text:p>10:55:53.55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9808">
            <text:p>9808</text:p>
          </table:table-cell>
          <table:table-cell office:value-type="string">
            <text:p>Success</text:p>
          </table:table-cell>
          <table:table-cell office:value-type="float" office:value="42859">
            <text:p>42859</text:p>
          </table:table-cell>
          <table:table-cell table:number-columns-repeated="1017"/>
        </table:table-row>
        <table:table-row table:style-name="ro1">
          <table:table-cell office:value-type="float" office:value="2267">
            <text:p>2267</text:p>
          </table:table-cell>
          <table:table-cell office:value-type="time" office:time-value="PT10H56M03.294S">
            <text:p>10:56:03.29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1483">
            <text:p>1483</text:p>
          </table:table-cell>
          <table:table-cell table:number-columns-repeated="1017"/>
        </table:table-row>
        <table:table-row table:style-name="ro1">
          <table:table-cell office:value-type="float" office:value="2268">
            <text:p>2268</text:p>
          </table:table-cell>
          <table:table-cell office:value-type="time" office:time-value="PT10H56M03.32S">
            <text:p>10:56:03.32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1483">
            <text:p>1483</text:p>
          </table:table-cell>
          <table:table-cell table:number-columns-repeated="1017"/>
        </table:table-row>
        <table:table-row table:style-name="ro1">
          <table:table-cell office:value-type="float" office:value="2269">
            <text:p>2269</text:p>
          </table:table-cell>
          <table:table-cell office:value-type="time" office:time-value="PT10H56M03.325S">
            <text:p>10:56:03.33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1483">
            <text:p>1483</text:p>
          </table:table-cell>
          <table:table-cell table:number-columns-repeated="1017"/>
        </table:table-row>
        <table:table-row table:style-name="ro1">
          <table:table-cell office:value-type="float" office:value="2270">
            <text:p>2270</text:p>
          </table:table-cell>
          <table:table-cell office:value-type="time" office:time-value="PT10H56M03.422S">
            <text:p>10:56:03.42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1483">
            <text:p>1483</text:p>
          </table:table-cell>
          <table:table-cell table:number-columns-repeated="1017"/>
        </table:table-row>
        <table:table-row table:style-name="ro1">
          <table:table-cell office:value-type="float" office:value="2271">
            <text:p>2271</text:p>
          </table:table-cell>
          <table:table-cell office:value-type="time" office:time-value="PT10H56M03.4S">
            <text:p>10:56:03.40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1483">
            <text:p>1483</text:p>
          </table:table-cell>
          <table:table-cell table:number-columns-repeated="1017"/>
        </table:table-row>
        <table:table-row table:style-name="ro1">
          <table:table-cell office:value-type="float" office:value="2272">
            <text:p>2272</text:p>
          </table:table-cell>
          <table:table-cell office:value-type="time" office:time-value="PT10H56M03.361S">
            <text:p>10:56:03.36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142">
            <text:p>14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273">
            <text:p>2273</text:p>
          </table:table-cell>
          <table:table-cell office:value-type="time" office:time-value="PT10H56M03.378S">
            <text:p>10:56:03.38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28">
            <text:p>128</text:p>
          </table:table-cell>
          <table:table-cell office:value-type="string">
            <text:p>Success</text:p>
          </table:table-cell>
          <table:table-cell office:value-type="float" office:value="1483">
            <text:p>1483</text:p>
          </table:table-cell>
          <table:table-cell table:number-columns-repeated="1017"/>
        </table:table-row>
        <table:table-row table:style-name="ro1">
          <table:table-cell office:value-type="float" office:value="2274">
            <text:p>2274</text:p>
          </table:table-cell>
          <table:table-cell office:value-type="time" office:time-value="PT10H56M03.505S">
            <text:p>10:56:03.51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275">
            <text:p>2275</text:p>
          </table:table-cell>
          <table:table-cell office:value-type="time" office:time-value="PT10H56M03.519S">
            <text:p>10:56:03.52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483">
            <text:p>1483</text:p>
          </table:table-cell>
          <table:table-cell table:number-columns-repeated="1017"/>
        </table:table-row>
        <table:table-row table:style-name="ro1">
          <table:table-cell office:value-type="float" office:value="2276">
            <text:p>2276</text:p>
          </table:table-cell>
          <table:table-cell office:value-type="time" office:time-value="PT10H56M03.531S">
            <text:p>10:56:03.53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1483">
            <text:p>1483</text:p>
          </table:table-cell>
          <table:table-cell table:number-columns-repeated="1017"/>
        </table:table-row>
        <table:table-row table:style-name="ro1">
          <table:table-cell office:value-type="float" office:value="2277">
            <text:p>2277</text:p>
          </table:table-cell>
          <table:table-cell office:value-type="time" office:time-value="PT10H55M54.995S">
            <text:p>10:55:55.00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9388">
            <text:p>9388</text:p>
          </table:table-cell>
          <table:table-cell office:value-type="string">
            <text:p>Success</text:p>
          </table:table-cell>
          <table:table-cell office:value-type="float" office:value="42854">
            <text:p>42854</text:p>
          </table:table-cell>
          <table:table-cell table:number-columns-repeated="1017"/>
        </table:table-row>
        <table:table-row table:style-name="ro1">
          <table:table-cell office:value-type="float" office:value="2278">
            <text:p>2278</text:p>
          </table:table-cell>
          <table:table-cell office:value-type="time" office:time-value="PT10H56M04.385S">
            <text:p>10:56:04.39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279">
            <text:p>2279</text:p>
          </table:table-cell>
          <table:table-cell office:value-type="time" office:time-value="PT10H55M55.903S">
            <text:p>10:55:55.90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8771">
            <text:p>8771</text:p>
          </table:table-cell>
          <table:table-cell office:value-type="string">
            <text:p>Success</text:p>
          </table:table-cell>
          <table:table-cell office:value-type="float" office:value="43937">
            <text:p>43937</text:p>
          </table:table-cell>
          <table:table-cell table:number-columns-repeated="1017"/>
        </table:table-row>
        <table:table-row table:style-name="ro1">
          <table:table-cell office:value-type="float" office:value="2280">
            <text:p>2280</text:p>
          </table:table-cell>
          <table:table-cell office:value-type="time" office:time-value="PT10H55M53.596S">
            <text:p>10:55:53.60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1089">
            <text:p>11089</text:p>
          </table:table-cell>
          <table:table-cell office:value-type="string">
            <text:p>Success</text:p>
          </table:table-cell>
          <table:table-cell office:value-type="float" office:value="43838">
            <text:p>43838</text:p>
          </table:table-cell>
          <table:table-cell table:number-columns-repeated="1017"/>
        </table:table-row>
        <table:table-row table:style-name="ro1">
          <table:table-cell office:value-type="float" office:value="2281">
            <text:p>2281</text:p>
          </table:table-cell>
          <table:table-cell office:value-type="time" office:time-value="PT10H56M04.686S">
            <text:p>10:56:04.69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office:value-type="float" office:value="2282">
            <text:p>2282</text:p>
          </table:table-cell>
          <table:table-cell office:value-type="time" office:time-value="PT10H56M04.711S">
            <text:p>10:56:04.71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office:value-type="float" office:value="2283">
            <text:p>2283</text:p>
          </table:table-cell>
          <table:table-cell office:value-type="time" office:time-value="PT10H56M03.21S">
            <text:p>10:56:03.21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837">
            <text:p>1837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284">
            <text:p>2284</text:p>
          </table:table-cell>
          <table:table-cell office:value-type="time" office:time-value="PT10H55M56.143S">
            <text:p>10:55:56.14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8917">
            <text:p>8917</text:p>
          </table:table-cell>
          <table:table-cell office:value-type="string">
            <text:p>Success</text:p>
          </table:table-cell>
          <table:table-cell office:value-type="float" office:value="26571">
            <text:p>26571</text:p>
          </table:table-cell>
          <table:table-cell table:number-columns-repeated="1017"/>
        </table:table-row>
        <table:table-row table:style-name="ro1">
          <table:table-cell office:value-type="float" office:value="2285">
            <text:p>2285</text:p>
          </table:table-cell>
          <table:table-cell office:value-type="time" office:time-value="PT10H56M05.048S">
            <text:p>10:56:05.05</text:p>
          </table:table-cell>
          <table:table-cell office:value-type="string">
            <text:p>TC0003_PlannerC 3-4</text:p>
          </table:table-cell>
          <table:table-cell office:value-type="string">
            <text:p>/logout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86">
            <text:p>2286</text:p>
          </table:table-cell>
          <table:table-cell office:value-type="time" office:time-value="PT10H56M05.064S">
            <text:p>10:56:05.06</text:p>
          </table:table-cell>
          <table:table-cell office:value-type="string">
            <text:p>TC0003_PlannerC 3-4</text:p>
          </table:table-cell>
          <table:table-cell office:value-type="string">
            <text:p>/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87">
            <text:p>2287</text:p>
          </table:table-cell>
          <table:table-cell office:value-type="time" office:time-value="PT10H56M05.082S">
            <text:p>10:56:05.08</text:p>
          </table:table-cell>
          <table:table-cell office:value-type="string">
            <text:p>TC0003_PlannerC 3-4</text:p>
          </table:table-cell>
          <table:table-cell office:value-type="string">
            <text:p>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88">
            <text:p>2288</text:p>
          </table:table-cell>
          <table:table-cell office:value-type="time" office:time-value="PT10H55M56.361S">
            <text:p>10:55:56.36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8973">
            <text:p>8973</text:p>
          </table:table-cell>
          <table:table-cell office:value-type="string">
            <text:p>Success</text:p>
          </table:table-cell>
          <table:table-cell office:value-type="float" office:value="43940">
            <text:p>43940</text:p>
          </table:table-cell>
          <table:table-cell table:number-columns-repeated="1017"/>
        </table:table-row>
        <table:table-row table:style-name="ro1">
          <table:table-cell office:value-type="float" office:value="2289">
            <text:p>2289</text:p>
          </table:table-cell>
          <table:table-cell office:value-type="time" office:time-value="PT10H56M05.335S">
            <text:p>10:56:05.34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2290">
            <text:p>2290</text:p>
          </table:table-cell>
          <table:table-cell office:value-type="time" office:time-value="PT10H56M05.348S">
            <text:p>10:56:05.35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291">
            <text:p>2291</text:p>
          </table:table-cell>
          <table:table-cell office:value-type="time" office:time-value="PT10H56M05.384S">
            <text:p>10:56:05.38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2292">
            <text:p>2292</text:p>
          </table:table-cell>
          <table:table-cell office:value-type="time" office:time-value="PT10H56M05.397S">
            <text:p>10:56:05.40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35169">
            <text:p>35169</text:p>
          </table:table-cell>
          <table:table-cell table:number-columns-repeated="1017"/>
        </table:table-row>
        <table:table-row table:style-name="ro1">
          <table:table-cell office:value-type="float" office:value="2293">
            <text:p>2293</text:p>
          </table:table-cell>
          <table:table-cell office:value-type="time" office:time-value="PT10H55M54.92S">
            <text:p>10:55:54.92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0572">
            <text:p>10572</text:p>
          </table:table-cell>
          <table:table-cell office:value-type="string">
            <text:p>Success</text:p>
          </table:table-cell>
          <table:table-cell office:value-type="float" office:value="42666">
            <text:p>42666</text:p>
          </table:table-cell>
          <table:table-cell table:number-columns-repeated="1017"/>
        </table:table-row>
        <table:table-row table:style-name="ro1">
          <table:table-cell office:value-type="float" office:value="2294">
            <text:p>2294</text:p>
          </table:table-cell>
          <table:table-cell office:value-type="time" office:time-value="PT10H56M05.494S">
            <text:p>10:56:05.49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2295">
            <text:p>2295</text:p>
          </table:table-cell>
          <table:table-cell office:value-type="time" office:time-value="PT10H56M05.509S">
            <text:p>10:56:05.51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2296">
            <text:p>2296</text:p>
          </table:table-cell>
          <table:table-cell office:value-type="time" office:time-value="PT10H56M05.564S">
            <text:p>10:56:05.56</text:p>
          </table:table-cell>
          <table:table-cell office:value-type="string">
            <text:p>TC0001_PlannerA 1-27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297">
            <text:p>2297</text:p>
          </table:table-cell>
          <table:table-cell office:value-type="time" office:time-value="PT10H56M03.182S">
            <text:p>10:56:03.18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2475">
            <text:p>2475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298">
            <text:p>2298</text:p>
          </table:table-cell>
          <table:table-cell office:value-type="time" office:time-value="PT10H56M05.658S">
            <text:p>10:56:05.66</text:p>
          </table:table-cell>
          <table:table-cell office:value-type="string">
            <text:p>TC0002_PlannerB 2-18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99">
            <text:p>2299</text:p>
          </table:table-cell>
          <table:table-cell office:value-type="time" office:time-value="PT10H56M05.666S">
            <text:p>10:56:05.67</text:p>
          </table:table-cell>
          <table:table-cell office:value-type="string">
            <text:p>TC0002_PlannerB 2-18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00">
            <text:p>2300</text:p>
          </table:table-cell>
          <table:table-cell office:value-type="time" office:time-value="PT10H56M05.672S">
            <text:p>10:56:05.67</text:p>
          </table:table-cell>
          <table:table-cell office:value-type="string">
            <text:p>TC0002_PlannerB 2-1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01">
            <text:p>2301</text:p>
          </table:table-cell>
          <table:table-cell office:value-type="time" office:time-value="PT10H56M03.196S">
            <text:p>10:56:03.20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2852">
            <text:p>2852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302">
            <text:p>2302</text:p>
          </table:table-cell>
          <table:table-cell office:value-type="time" office:time-value="PT10H56M06.049S">
            <text:p>10:56:06.05</text:p>
          </table:table-cell>
          <table:table-cell office:value-type="string">
            <text:p>TC0003_PlannerC 3-10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03">
            <text:p>2303</text:p>
          </table:table-cell>
          <table:table-cell office:value-type="time" office:time-value="PT10H56M06.057S">
            <text:p>10:56:06.06</text:p>
          </table:table-cell>
          <table:table-cell office:value-type="string">
            <text:p>TC0003_PlannerC 3-10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04">
            <text:p>2304</text:p>
          </table:table-cell>
          <table:table-cell office:value-type="time" office:time-value="PT10H56M06.062S">
            <text:p>10:56:06.06</text:p>
          </table:table-cell>
          <table:table-cell office:value-type="string">
            <text:p>TC0003_PlannerC 3-10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05">
            <text:p>2305</text:p>
          </table:table-cell>
          <table:table-cell office:value-type="time" office:time-value="PT10H56M04.748S">
            <text:p>10:56:04.75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360">
            <text:p>1360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2306">
            <text:p>2306</text:p>
          </table:table-cell>
          <table:table-cell office:value-type="time" office:time-value="PT10H55M47.588S">
            <text:p>10:55:47.59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18537">
            <text:p>18537</text:p>
          </table:table-cell>
          <table:table-cell office:value-type="string">
            <text:p>Success</text:p>
          </table:table-cell>
          <table:table-cell office:value-type="float" office:value="49808">
            <text:p>49808</text:p>
          </table:table-cell>
          <table:table-cell table:number-columns-repeated="1017"/>
        </table:table-row>
        <table:table-row table:style-name="ro1">
          <table:table-cell office:value-type="float" office:value="2307">
            <text:p>2307</text:p>
          </table:table-cell>
          <table:table-cell office:value-type="time" office:time-value="PT10H56M04.396S">
            <text:p>10:56:04.40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839">
            <text:p>1839</text:p>
          </table:table-cell>
          <table:table-cell office:value-type="string">
            <text:p>Success</text:p>
          </table:table-cell>
          <table:table-cell office:value-type="float" office:value="37585">
            <text:p>37585</text:p>
          </table:table-cell>
          <table:table-cell table:number-columns-repeated="1017"/>
        </table:table-row>
        <table:table-row table:style-name="ro1">
          <table:table-cell office:value-type="float" office:value="2308">
            <text:p>2308</text:p>
          </table:table-cell>
          <table:table-cell office:value-type="time" office:time-value="PT10H56M06.236S">
            <text:p>10:56:06.24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309">
            <text:p>2309</text:p>
          </table:table-cell>
          <table:table-cell office:value-type="time" office:time-value="PT10H55M57.149S">
            <text:p>10:55:57.15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9519">
            <text:p>9519</text:p>
          </table:table-cell>
          <table:table-cell office:value-type="string">
            <text:p>Success</text:p>
          </table:table-cell>
          <table:table-cell office:value-type="float" office:value="47173">
            <text:p>47173</text:p>
          </table:table-cell>
          <table:table-cell table:number-columns-repeated="1017"/>
        </table:table-row>
        <table:table-row table:style-name="ro1">
          <table:table-cell office:value-type="float" office:value="2310">
            <text:p>2310</text:p>
          </table:table-cell>
          <table:table-cell office:value-type="time" office:time-value="PT10H56M06.677S">
            <text:p>10:56:06.68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311">
            <text:p>2311</text:p>
          </table:table-cell>
          <table:table-cell office:value-type="time" office:time-value="PT10H56M06.689S">
            <text:p>10:56:06.69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312">
            <text:p>2312</text:p>
          </table:table-cell>
          <table:table-cell office:value-type="time" office:time-value="PT10H56M06.11S">
            <text:p>10:56:06.11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603">
            <text:p>603</text:p>
          </table:table-cell>
          <table:table-cell office:value-type="string">
            <text:p>Success</text:p>
          </table:table-cell>
          <table:table-cell office:value-type="float" office:value="21294">
            <text:p>21294</text:p>
          </table:table-cell>
          <table:table-cell table:number-columns-repeated="1017"/>
        </table:table-row>
        <table:table-row table:style-name="ro1">
          <table:table-cell office:value-type="float" office:value="2313">
            <text:p>2313</text:p>
          </table:table-cell>
          <table:table-cell office:value-type="time" office:time-value="PT10H55M57.126S">
            <text:p>10:55:57.13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9608">
            <text:p>9608</text:p>
          </table:table-cell>
          <table:table-cell office:value-type="string">
            <text:p>Success</text:p>
          </table:table-cell>
          <table:table-cell office:value-type="float" office:value="46270">
            <text:p>46270</text:p>
          </table:table-cell>
          <table:table-cell table:number-columns-repeated="1017"/>
        </table:table-row>
        <table:table-row table:style-name="ro1">
          <table:table-cell office:value-type="float" office:value="2314">
            <text:p>2314</text:p>
          </table:table-cell>
          <table:table-cell office:value-type="time" office:time-value="PT10H56M06.249S">
            <text:p>10:56:06.25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537">
            <text:p>537</text:p>
          </table:table-cell>
          <table:table-cell office:value-type="string">
            <text:p>Success</text:p>
          </table:table-cell>
          <table:table-cell office:value-type="float" office:value="35169">
            <text:p>35169</text:p>
          </table:table-cell>
          <table:table-cell table:number-columns-repeated="1017"/>
        </table:table-row>
        <table:table-row table:style-name="ro1">
          <table:table-cell office:value-type="float" office:value="2315">
            <text:p>2315</text:p>
          </table:table-cell>
          <table:table-cell office:value-type="time" office:time-value="PT10H56M01.586S">
            <text:p>10:56:01.59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5290">
            <text:p>5290</text:p>
          </table:table-cell>
          <table:table-cell office:value-type="string">
            <text:p>Success</text:p>
          </table:table-cell>
          <table:table-cell office:value-type="float" office:value="9229">
            <text:p>9229</text:p>
          </table:table-cell>
          <table:table-cell table:number-columns-repeated="1017"/>
        </table:table-row>
        <table:table-row table:style-name="ro1">
          <table:table-cell office:value-type="float" office:value="2316">
            <text:p>2316</text:p>
          </table:table-cell>
          <table:table-cell office:value-type="time" office:time-value="PT10H56M06.877S">
            <text:p>10:56:06.88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2317">
            <text:p>2317</text:p>
          </table:table-cell>
          <table:table-cell office:value-type="time" office:time-value="PT10H55M52.696S">
            <text:p>10:55:52.70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4277">
            <text:p>14277</text:p>
          </table:table-cell>
          <table:table-cell office:value-type="string">
            <text:p>Success</text:p>
          </table:table-cell>
          <table:table-cell office:value-type="float" office:value="76630">
            <text:p>76630</text:p>
          </table:table-cell>
          <table:table-cell table:number-columns-repeated="1017"/>
        </table:table-row>
        <table:table-row table:style-name="ro1">
          <table:table-cell office:value-type="float" office:value="2318">
            <text:p>2318</text:p>
          </table:table-cell>
          <table:table-cell office:value-type="time" office:time-value="PT10H55M58.846S">
            <text:p>10:55:58.85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8146">
            <text:p>8146</text:p>
          </table:table-cell>
          <table:table-cell office:value-type="string">
            <text:p>Success</text:p>
          </table:table-cell>
          <table:table-cell office:value-type="float" office:value="76652">
            <text:p>76652</text:p>
          </table:table-cell>
          <table:table-cell table:number-columns-repeated="1017"/>
        </table:table-row>
        <table:table-row table:style-name="ro1">
          <table:table-cell office:value-type="float" office:value="2319">
            <text:p>2319</text:p>
          </table:table-cell>
          <table:table-cell office:value-type="time" office:time-value="PT10H55M46.218S">
            <text:p>10:55:46.22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0779">
            <text:p>20779</text:p>
          </table:table-cell>
          <table:table-cell office:value-type="string">
            <text:p>Success</text:p>
          </table:table-cell>
          <table:table-cell office:value-type="float" office:value="74553">
            <text:p>74553</text:p>
          </table:table-cell>
          <table:table-cell table:number-columns-repeated="1017"/>
        </table:table-row>
        <table:table-row table:style-name="ro1">
          <table:table-cell office:value-type="float" office:value="2320">
            <text:p>2320</text:p>
          </table:table-cell>
          <table:table-cell office:value-type="time" office:time-value="PT10H56M06.921S">
            <text:p>10:56:06.92</text:p>
          </table:table-cell>
          <table:table-cell office:value-type="string">
            <text:p>TC0001_PlannerA 1-4</text:p>
          </table:table-cell>
          <table:table-cell office:value-type="string">
            <text:p>/logout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21">
            <text:p>2321</text:p>
          </table:table-cell>
          <table:table-cell office:value-type="time" office:time-value="PT10H55M51.115S">
            <text:p>10:55:51.12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5909">
            <text:p>15909</text:p>
          </table:table-cell>
          <table:table-cell office:value-type="string">
            <text:p>Success</text:p>
          </table:table-cell>
          <table:table-cell office:value-type="float" office:value="50543">
            <text:p>50543</text:p>
          </table:table-cell>
          <table:table-cell table:number-columns-repeated="1017"/>
        </table:table-row>
        <table:table-row table:style-name="ro1">
          <table:table-cell office:value-type="float" office:value="2322">
            <text:p>2322</text:p>
          </table:table-cell>
          <table:table-cell office:value-type="time" office:time-value="PT10H55M53.598S">
            <text:p>10:55:53.60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3431">
            <text:p>13431</text:p>
          </table:table-cell>
          <table:table-cell office:value-type="string">
            <text:p>Success</text:p>
          </table:table-cell>
          <table:table-cell office:value-type="float" office:value="76634">
            <text:p>76634</text:p>
          </table:table-cell>
          <table:table-cell table:number-columns-repeated="1017"/>
        </table:table-row>
        <table:table-row table:style-name="ro1">
          <table:table-cell office:value-type="float" office:value="2323">
            <text:p>2323</text:p>
          </table:table-cell>
          <table:table-cell office:value-type="time" office:time-value="PT10H56M07S">
            <text:p>10:56:07.00</text:p>
          </table:table-cell>
          <table:table-cell office:value-type="string">
            <text:p>TC0001_PlannerA 1-4</text:p>
          </table:table-cell>
          <table:table-cell office:value-type="string">
            <text:p>/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24">
            <text:p>2324</text:p>
          </table:table-cell>
          <table:table-cell office:value-type="time" office:time-value="PT10H56M07.036S">
            <text:p>10:56:07.04</text:p>
          </table:table-cell>
          <table:table-cell office:value-type="string">
            <text:p>TC0001_PlannerA 1-4</text:p>
          </table:table-cell>
          <table:table-cell office:value-type="string">
            <text:p>/login.html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25">
            <text:p>2325</text:p>
          </table:table-cell>
          <table:table-cell office:value-type="time" office:time-value="PT10H55M52.711S">
            <text:p>10:55:52.71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4350">
            <text:p>14350</text:p>
          </table:table-cell>
          <table:table-cell office:value-type="string">
            <text:p>Success</text:p>
          </table:table-cell>
          <table:table-cell office:value-type="float" office:value="38228">
            <text:p>38228</text:p>
          </table:table-cell>
          <table:table-cell table:number-columns-repeated="1017"/>
        </table:table-row>
        <table:table-row table:style-name="ro1">
          <table:table-cell office:value-type="float" office:value="2326">
            <text:p>2326</text:p>
          </table:table-cell>
          <table:table-cell office:value-type="time" office:time-value="PT10H56M02.297S">
            <text:p>10:56:02.30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4802">
            <text:p>4802</text:p>
          </table:table-cell>
          <table:table-cell office:value-type="string">
            <text:p>Success</text:p>
          </table:table-cell>
          <table:table-cell office:value-type="float" office:value="18178">
            <text:p>18178</text:p>
          </table:table-cell>
          <table:table-cell table:number-columns-repeated="1017"/>
        </table:table-row>
        <table:table-row table:style-name="ro1">
          <table:table-cell office:value-type="float" office:value="2327">
            <text:p>2327</text:p>
          </table:table-cell>
          <table:table-cell office:value-type="time" office:time-value="PT10H56M06.704S">
            <text:p>10:56:06.70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396">
            <text:p>396</text:p>
          </table:table-cell>
          <table:table-cell office:value-type="string">
            <text:p>Success</text:p>
          </table:table-cell>
          <table:table-cell office:value-type="float" office:value="33942">
            <text:p>33942</text:p>
          </table:table-cell>
          <table:table-cell table:number-columns-repeated="1017"/>
        </table:table-row>
        <table:table-row table:style-name="ro1">
          <table:table-cell office:value-type="float" office:value="2328">
            <text:p>2328</text:p>
          </table:table-cell>
          <table:table-cell office:value-type="time" office:time-value="PT10H56M05.608S">
            <text:p>10:56:05.61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493">
            <text:p>1493</text:p>
          </table:table-cell>
          <table:table-cell office:value-type="string">
            <text:p>Success</text:p>
          </table:table-cell>
          <table:table-cell office:value-type="float" office:value="13883">
            <text:p>13883</text:p>
          </table:table-cell>
          <table:table-cell table:number-columns-repeated="1017"/>
        </table:table-row>
        <table:table-row table:style-name="ro1">
          <table:table-cell office:value-type="float" office:value="2329">
            <text:p>2329</text:p>
          </table:table-cell>
          <table:table-cell office:value-type="time" office:time-value="PT10H56M01.499S">
            <text:p>10:56:01.50</text:p>
          </table:table-cell>
          <table:table-cell office:value-type="string">
            <text:p>TC0003_PlannerC 3-29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5608">
            <text:p>5608</text:p>
          </table:table-cell>
          <table:table-cell office:value-type="string">
            <text:p>Success</text:p>
          </table:table-cell>
          <table:table-cell office:value-type="float" office:value="21294">
            <text:p>21294</text:p>
          </table:table-cell>
          <table:table-cell table:number-columns-repeated="1017"/>
        </table:table-row>
        <table:table-row table:style-name="ro1">
          <table:table-cell office:value-type="float" office:value="2330">
            <text:p>2330</text:p>
          </table:table-cell>
          <table:table-cell office:value-type="time" office:time-value="PT10H56M00.775S">
            <text:p>10:56:00.78</text:p>
          </table:table-cell>
          <table:table-cell office:value-type="string">
            <text:p>TC0001_PlannerA 1-22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6335">
            <text:p>6335</text:p>
          </table:table-cell>
          <table:table-cell office:value-type="string">
            <text:p>Success</text:p>
          </table:table-cell>
          <table:table-cell office:value-type="float" office:value="26572">
            <text:p>26572</text:p>
          </table:table-cell>
          <table:table-cell table:number-columns-repeated="1017"/>
        </table:table-row>
        <table:table-row table:style-name="ro1">
          <table:table-cell office:value-type="float" office:value="2331">
            <text:p>2331</text:p>
          </table:table-cell>
          <table:table-cell office:value-type="time" office:time-value="PT10H55M59.833S">
            <text:p>10:55:59.83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7280">
            <text:p>7280</text:p>
          </table:table-cell>
          <table:table-cell office:value-type="string">
            <text:p>Success</text:p>
          </table:table-cell>
          <table:table-cell office:value-type="float" office:value="32559">
            <text:p>32559</text:p>
          </table:table-cell>
          <table:table-cell table:number-columns-repeated="1017"/>
        </table:table-row>
        <table:table-row table:style-name="ro1">
          <table:table-cell office:value-type="float" office:value="2332">
            <text:p>2332</text:p>
          </table:table-cell>
          <table:table-cell office:value-type="time" office:time-value="PT10H55M45.861S">
            <text:p>10:55:45.86</text:p>
          </table:table-cell>
          <table:table-cell office:value-type="string">
            <text:p>TC0002_PlannerB 2-28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1254">
            <text:p>21254</text:p>
          </table:table-cell>
          <table:table-cell office:value-type="string">
            <text:p>Success</text:p>
          </table:table-cell>
          <table:table-cell office:value-type="float" office:value="31070">
            <text:p>31070</text:p>
          </table:table-cell>
          <table:table-cell table:number-columns-repeated="1017"/>
        </table:table-row>
        <table:table-row table:style-name="ro1">
          <table:table-cell office:value-type="float" office:value="2333">
            <text:p>2333</text:p>
          </table:table-cell>
          <table:table-cell office:value-type="time" office:time-value="PT10H55M59.019S">
            <text:p>10:55:59.02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8094">
            <text:p>8094</text:p>
          </table:table-cell>
          <table:table-cell office:value-type="string">
            <text:p>Success</text:p>
          </table:table-cell>
          <table:table-cell office:value-type="float" office:value="31070">
            <text:p>31070</text:p>
          </table:table-cell>
          <table:table-cell table:number-columns-repeated="1017"/>
        </table:table-row>
        <table:table-row table:style-name="ro1">
          <table:table-cell office:value-type="float" office:value="2334">
            <text:p>2334</text:p>
          </table:table-cell>
          <table:table-cell office:value-type="time" office:time-value="PT10H55M54.868S">
            <text:p>10:55:54.87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2287">
            <text:p>12287</text:p>
          </table:table-cell>
          <table:table-cell office:value-type="string">
            <text:p>Success</text:p>
          </table:table-cell>
          <table:table-cell office:value-type="float" office:value="51290">
            <text:p>51290</text:p>
          </table:table-cell>
          <table:table-cell table:number-columns-repeated="1017"/>
        </table:table-row>
        <table:table-row table:style-name="ro1">
          <table:table-cell office:value-type="float" office:value="2335">
            <text:p>2335</text:p>
          </table:table-cell>
          <table:table-cell office:value-type="time" office:time-value="PT10H55M57.146S">
            <text:p>10:55:57.15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0010">
            <text:p>10010</text:p>
          </table:table-cell>
          <table:table-cell office:value-type="string">
            <text:p>Success</text:p>
          </table:table-cell>
          <table:table-cell office:value-type="float" office:value="47076">
            <text:p>47076</text:p>
          </table:table-cell>
          <table:table-cell table:number-columns-repeated="1017"/>
        </table:table-row>
        <table:table-row table:style-name="ro1">
          <table:table-cell office:value-type="float" office:value="2336">
            <text:p>2336</text:p>
          </table:table-cell>
          <table:table-cell office:value-type="time" office:time-value="PT10H56M00.272S">
            <text:p>10:56:00.27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6895">
            <text:p>6895</text:p>
          </table:table-cell>
          <table:table-cell office:value-type="string">
            <text:p>Success</text:p>
          </table:table-cell>
          <table:table-cell office:value-type="float" office:value="76656">
            <text:p>76656</text:p>
          </table:table-cell>
          <table:table-cell table:number-columns-repeated="1017"/>
        </table:table-row>
        <table:table-row table:style-name="ro1">
          <table:table-cell office:value-type="float" office:value="2337">
            <text:p>2337</text:p>
          </table:table-cell>
          <table:table-cell office:value-type="time" office:time-value="PT10H56M00.278S">
            <text:p>10:56:00.28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6894">
            <text:p>6894</text:p>
          </table:table-cell>
          <table:table-cell office:value-type="string">
            <text:p>Success</text:p>
          </table:table-cell>
          <table:table-cell office:value-type="float" office:value="76630">
            <text:p>76630</text:p>
          </table:table-cell>
          <table:table-cell table:number-columns-repeated="1017"/>
        </table:table-row>
        <table:table-row table:style-name="ro1">
          <table:table-cell office:value-type="float" office:value="2338">
            <text:p>2338</text:p>
          </table:table-cell>
          <table:table-cell office:value-type="time" office:time-value="PT10H56M07.101S">
            <text:p>10:56:07.10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2339">
            <text:p>2339</text:p>
          </table:table-cell>
          <table:table-cell office:value-type="time" office:time-value="PT10H56M07.101S">
            <text:p>10:56:07.10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67">
            <text:p>67</text:p>
          </table:table-cell>
          <table:table-cell table:number-columns-repeated="1017"/>
        </table:table-row>
        <table:table-row table:style-name="ro1">
          <table:table-cell office:value-type="float" office:value="2340">
            <text:p>2340</text:p>
          </table:table-cell>
          <table:table-cell office:value-type="time" office:time-value="PT10H56M07.193S">
            <text:p>10:56:07.19</text:p>
          </table:table-cell>
          <table:table-cell office:value-type="string">
            <text:p>TC0001_PlannerA 1-23</text:p>
          </table:table-cell>
          <table:table-cell office:value-type="string">
            <text:p>/logout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41">
            <text:p>2341</text:p>
          </table:table-cell>
          <table:table-cell office:value-type="time" office:time-value="PT10H56M07.22S">
            <text:p>10:56:07.22</text:p>
          </table:table-cell>
          <table:table-cell office:value-type="string">
            <text:p>TC0001_PlannerA 1-23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42">
            <text:p>2342</text:p>
          </table:table-cell>
          <table:table-cell office:value-type="time" office:time-value="PT10H56M07.232S">
            <text:p>10:56:07.23</text:p>
          </table:table-cell>
          <table:table-cell office:value-type="string">
            <text:p>TC0001_PlannerA 1-2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43">
            <text:p>2343</text:p>
          </table:table-cell>
          <table:table-cell office:value-type="time" office:time-value="PT10H56M06.998S">
            <text:p>10:56:07.00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81">
            <text:p>281</text:p>
          </table:table-cell>
          <table:table-cell office:value-type="string">
            <text:p>Success</text:p>
          </table:table-cell>
          <table:table-cell office:value-type="float" office:value="1651">
            <text:p>1651</text:p>
          </table:table-cell>
          <table:table-cell table:number-columns-repeated="1017"/>
        </table:table-row>
        <table:table-row table:style-name="ro1">
          <table:table-cell office:value-type="float" office:value="2344">
            <text:p>2344</text:p>
          </table:table-cell>
          <table:table-cell office:value-type="time" office:time-value="PT10H56M07.28S">
            <text:p>10:56:07.28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43">
            <text:p>143</text:p>
          </table:table-cell>
          <table:table-cell office:value-type="string">
            <text:p>Success</text:p>
          </table:table-cell>
          <table:table-cell office:value-type="float" office:value="1651">
            <text:p>1651</text:p>
          </table:table-cell>
          <table:table-cell table:number-columns-repeated="1017"/>
        </table:table-row>
        <table:table-row table:style-name="ro1">
          <table:table-cell office:value-type="float" office:value="2345">
            <text:p>2345</text:p>
          </table:table-cell>
          <table:table-cell office:value-type="time" office:time-value="PT10H56M07.424S">
            <text:p>10:56:07.42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1651">
            <text:p>1651</text:p>
          </table:table-cell>
          <table:table-cell table:number-columns-repeated="1017"/>
        </table:table-row>
        <table:table-row table:style-name="ro1">
          <table:table-cell office:value-type="float" office:value="2346">
            <text:p>2346</text:p>
          </table:table-cell>
          <table:table-cell office:value-type="time" office:time-value="PT10H55M55.008S">
            <text:p>10:55:55.01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2592">
            <text:p>12592</text:p>
          </table:table-cell>
          <table:table-cell office:value-type="string">
            <text:p>Success</text:p>
          </table:table-cell>
          <table:table-cell office:value-type="float" office:value="44825">
            <text:p>44825</text:p>
          </table:table-cell>
          <table:table-cell table:number-columns-repeated="1017"/>
        </table:table-row>
        <table:table-row table:style-name="ro1">
          <table:table-cell office:value-type="float" office:value="2347">
            <text:p>2347</text:p>
          </table:table-cell>
          <table:table-cell office:value-type="time" office:time-value="PT10H56M07.602S">
            <text:p>10:56:07.60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2348">
            <text:p>2348</text:p>
          </table:table-cell>
          <table:table-cell office:value-type="time" office:time-value="PT10H56M07.619S">
            <text:p>10:56:07.62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2349">
            <text:p>2349</text:p>
          </table:table-cell>
          <table:table-cell office:value-type="time" office:time-value="PT10H56M07.657S">
            <text:p>10:56:07.66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350">
            <text:p>2350</text:p>
          </table:table-cell>
          <table:table-cell office:value-type="time" office:time-value="PT10H55M57.157S">
            <text:p>10:55:57.16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0575">
            <text:p>10575</text:p>
          </table:table-cell>
          <table:table-cell office:value-type="string">
            <text:p>Success</text:p>
          </table:table-cell>
          <table:table-cell office:value-type="float" office:value="48253">
            <text:p>48253</text:p>
          </table:table-cell>
          <table:table-cell table:number-columns-repeated="1017"/>
        </table:table-row>
        <table:table-row table:style-name="ro1">
          <table:table-cell office:value-type="float" office:value="2351">
            <text:p>2351</text:p>
          </table:table-cell>
          <table:table-cell office:value-type="time" office:time-value="PT10H56M07.733S">
            <text:p>10:56:07.73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352">
            <text:p>2352</text:p>
          </table:table-cell>
          <table:table-cell office:value-type="time" office:time-value="PT10H56M07.752S">
            <text:p>10:56:07.75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353">
            <text:p>2353</text:p>
          </table:table-cell>
          <table:table-cell office:value-type="time" office:time-value="PT10H55M55.923S">
            <text:p>10:55:55.92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2941">
            <text:p>12941</text:p>
          </table:table-cell>
          <table:table-cell office:value-type="string">
            <text:p>Success</text:p>
          </table:table-cell>
          <table:table-cell office:value-type="float" office:value="46004">
            <text:p>46004</text:p>
          </table:table-cell>
          <table:table-cell table:number-columns-repeated="1017"/>
        </table:table-row>
        <table:table-row table:style-name="ro1">
          <table:table-cell office:value-type="float" office:value="2354">
            <text:p>2354</text:p>
          </table:table-cell>
          <table:table-cell office:value-type="time" office:time-value="PT10H56M08.866S">
            <text:p>10:56:08.87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355">
            <text:p>2355</text:p>
          </table:table-cell>
          <table:table-cell office:value-type="time" office:time-value="PT10H56M08.878S">
            <text:p>10:56:08.88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356">
            <text:p>2356</text:p>
          </table:table-cell>
          <table:table-cell office:value-type="time" office:time-value="PT10H55M52.729S">
            <text:p>10:55:52.73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6172">
            <text:p>16172</text:p>
          </table:table-cell>
          <table:table-cell office:value-type="string">
            <text:p>Success</text:p>
          </table:table-cell>
          <table:table-cell office:value-type="float" office:value="42278">
            <text:p>42278</text:p>
          </table:table-cell>
          <table:table-cell table:number-columns-repeated="1017"/>
        </table:table-row>
        <table:table-row table:style-name="ro1">
          <table:table-cell office:value-type="float" office:value="2357">
            <text:p>2357</text:p>
          </table:table-cell>
          <table:table-cell office:value-type="time" office:time-value="PT10H56M08.902S">
            <text:p>10:56:08.90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358">
            <text:p>2358</text:p>
          </table:table-cell>
          <table:table-cell office:value-type="time" office:time-value="PT10H56M08.916S">
            <text:p>10:56:08.92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359">
            <text:p>2359</text:p>
          </table:table-cell>
          <table:table-cell office:value-type="time" office:time-value="PT10H56M07.062S">
            <text:p>10:56:07.06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2021">
            <text:p>2021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360">
            <text:p>2360</text:p>
          </table:table-cell>
          <table:table-cell office:value-type="time" office:time-value="PT10H56M09.084S">
            <text:p>10:56:09.08</text:p>
          </table:table-cell>
          <table:table-cell office:value-type="string">
            <text:p>TC0003_PlannerC 3-22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61">
            <text:p>2361</text:p>
          </table:table-cell>
          <table:table-cell office:value-type="time" office:time-value="PT10H56M09.093S">
            <text:p>10:56:09.09</text:p>
          </table:table-cell>
          <table:table-cell office:value-type="string">
            <text:p>TC0003_PlannerC 3-22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62">
            <text:p>2362</text:p>
          </table:table-cell>
          <table:table-cell office:value-type="time" office:time-value="PT10H56M09.098S">
            <text:p>10:56:09.10</text:p>
          </table:table-cell>
          <table:table-cell office:value-type="string">
            <text:p>TC0003_PlannerC 3-2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63">
            <text:p>2363</text:p>
          </table:table-cell>
          <table:table-cell office:value-type="time" office:time-value="PT10H55M55.961S">
            <text:p>10:55:55.96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3469">
            <text:p>13469</text:p>
          </table:table-cell>
          <table:table-cell office:value-type="string">
            <text:p>Success</text:p>
          </table:table-cell>
          <table:table-cell office:value-type="float" office:value="47082">
            <text:p>47082</text:p>
          </table:table-cell>
          <table:table-cell table:number-columns-repeated="1017"/>
        </table:table-row>
        <table:table-row table:style-name="ro1">
          <table:table-cell office:value-type="float" office:value="2364">
            <text:p>2364</text:p>
          </table:table-cell>
          <table:table-cell office:value-type="time" office:time-value="PT10H56M09.431S">
            <text:p>10:56:09.43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365">
            <text:p>2365</text:p>
          </table:table-cell>
          <table:table-cell office:value-type="time" office:time-value="PT10H56M09.491S">
            <text:p>10:56:09.49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366">
            <text:p>2366</text:p>
          </table:table-cell>
          <table:table-cell office:value-type="time" office:time-value="PT10H56M09.512S">
            <text:p>10:56:09.51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1651">
            <text:p>1651</text:p>
          </table:table-cell>
          <table:table-cell table:number-columns-repeated="1017"/>
        </table:table-row>
        <table:table-row table:style-name="ro1">
          <table:table-cell office:value-type="float" office:value="2367">
            <text:p>2367</text:p>
          </table:table-cell>
          <table:table-cell office:value-type="time" office:time-value="PT10H56M09.576S">
            <text:p>10:56:09.58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1651">
            <text:p>1651</text:p>
          </table:table-cell>
          <table:table-cell table:number-columns-repeated="1017"/>
        </table:table-row>
        <table:table-row table:style-name="ro1">
          <table:table-cell office:value-type="float" office:value="2368">
            <text:p>2368</text:p>
          </table:table-cell>
          <table:table-cell office:value-type="time" office:time-value="PT10H56M03.245S">
            <text:p>10:56:03.25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6585">
            <text:p>6585</text:p>
          </table:table-cell>
          <table:table-cell office:value-type="string">
            <text:p>Success</text:p>
          </table:table-cell>
          <table:table-cell office:value-type="float" office:value="16758">
            <text:p>16758</text:p>
          </table:table-cell>
          <table:table-cell table:number-columns-repeated="1017"/>
        </table:table-row>
        <table:table-row table:style-name="ro1">
          <table:table-cell office:value-type="float" office:value="2369">
            <text:p>2369</text:p>
          </table:table-cell>
          <table:table-cell office:value-type="time" office:time-value="PT10H55M58.867S">
            <text:p>10:55:58.87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1440">
            <text:p>11440</text:p>
          </table:table-cell>
          <table:table-cell office:value-type="string">
            <text:p>Success</text:p>
          </table:table-cell>
          <table:table-cell office:value-type="float" office:value="49333">
            <text:p>49333</text:p>
          </table:table-cell>
          <table:table-cell table:number-columns-repeated="1017"/>
        </table:table-row>
        <table:table-row table:style-name="ro1">
          <table:table-cell office:value-type="float" office:value="2370">
            <text:p>2370</text:p>
          </table:table-cell>
          <table:table-cell office:value-type="time" office:time-value="PT10H56M10.308S">
            <text:p>10:56:10.31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371">
            <text:p>2371</text:p>
          </table:table-cell>
          <table:table-cell office:value-type="time" office:time-value="PT10H56M10.322S">
            <text:p>10:56:10.32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372">
            <text:p>2372</text:p>
          </table:table-cell>
          <table:table-cell office:value-type="time" office:time-value="PT10H56M09.831S">
            <text:p>10:56:09.83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645">
            <text:p>645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373">
            <text:p>2373</text:p>
          </table:table-cell>
          <table:table-cell office:value-type="time" office:time-value="PT10H56M10.478S">
            <text:p>10:56:10.48</text:p>
          </table:table-cell>
          <table:table-cell office:value-type="string">
            <text:p>TC0002_PlannerB 2-7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74">
            <text:p>2374</text:p>
          </table:table-cell>
          <table:table-cell office:value-type="time" office:time-value="PT10H56M10.485S">
            <text:p>10:56:10.49</text:p>
          </table:table-cell>
          <table:table-cell office:value-type="string">
            <text:p>TC0002_PlannerB 2-7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75">
            <text:p>2375</text:p>
          </table:table-cell>
          <table:table-cell office:value-type="time" office:time-value="PT10H56M10.49S">
            <text:p>10:56:10.49</text:p>
          </table:table-cell>
          <table:table-cell office:value-type="string">
            <text:p>TC0002_PlannerB 2-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76">
            <text:p>2376</text:p>
          </table:table-cell>
          <table:table-cell office:value-type="time" office:time-value="PT10H56M03.269S">
            <text:p>10:56:03.27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7373">
            <text:p>7373</text:p>
          </table:table-cell>
          <table:table-cell office:value-type="string">
            <text:p>Success</text:p>
          </table:table-cell>
          <table:table-cell office:value-type="float" office:value="16762">
            <text:p>16762</text:p>
          </table:table-cell>
          <table:table-cell table:number-columns-repeated="1017"/>
        </table:table-row>
        <table:table-row table:style-name="ro1">
          <table:table-cell office:value-type="float" office:value="2377">
            <text:p>2377</text:p>
          </table:table-cell>
          <table:table-cell office:value-type="time" office:time-value="PT10H56M03.257S">
            <text:p>10:56:03.26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7388">
            <text:p>7388</text:p>
          </table:table-cell>
          <table:table-cell office:value-type="string">
            <text:p>Success</text:p>
          </table:table-cell>
          <table:table-cell office:value-type="float" office:value="38224">
            <text:p>38224</text:p>
          </table:table-cell>
          <table:table-cell table:number-columns-repeated="1017"/>
        </table:table-row>
        <table:table-row table:style-name="ro1">
          <table:table-cell office:value-type="float" office:value="2378">
            <text:p>2378</text:p>
          </table:table-cell>
          <table:table-cell office:value-type="time" office:time-value="PT10H56M02.056S">
            <text:p>10:56:02.06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8621">
            <text:p>8621</text:p>
          </table:table-cell>
          <table:table-cell office:value-type="string">
            <text:p>Success</text:p>
          </table:table-cell>
          <table:table-cell office:value-type="float" office:value="75285">
            <text:p>75285</text:p>
          </table:table-cell>
          <table:table-cell table:number-columns-repeated="1017"/>
        </table:table-row>
        <table:table-row table:style-name="ro1">
          <table:table-cell office:value-type="float" office:value="2379">
            <text:p>2379</text:p>
          </table:table-cell>
          <table:table-cell office:value-type="time" office:time-value="PT10H55M55.862S">
            <text:p>10:55:55.86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4815">
            <text:p>14815</text:p>
          </table:table-cell>
          <table:table-cell office:value-type="string">
            <text:p>Success</text:p>
          </table:table-cell>
          <table:table-cell office:value-type="float" office:value="76651">
            <text:p>76651</text:p>
          </table:table-cell>
          <table:table-cell table:number-columns-repeated="1017"/>
        </table:table-row>
        <table:table-row table:style-name="ro1">
          <table:table-cell office:value-type="float" office:value="2380">
            <text:p>2380</text:p>
          </table:table-cell>
          <table:table-cell office:value-type="time" office:time-value="PT10H56M03.301S">
            <text:p>10:56:03.30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7390">
            <text:p>7390</text:p>
          </table:table-cell>
          <table:table-cell office:value-type="string">
            <text:p>Success</text:p>
          </table:table-cell>
          <table:table-cell office:value-type="float" office:value="38224">
            <text:p>38224</text:p>
          </table:table-cell>
          <table:table-cell table:number-columns-repeated="1017"/>
        </table:table-row>
        <table:table-row table:style-name="ro1">
          <table:table-cell office:value-type="float" office:value="2381">
            <text:p>2381</text:p>
          </table:table-cell>
          <table:table-cell office:value-type="time" office:time-value="PT10H55M58.858S">
            <text:p>10:55:58.86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1882">
            <text:p>11882</text:p>
          </table:table-cell>
          <table:table-cell office:value-type="string">
            <text:p>Success</text:p>
          </table:table-cell>
          <table:table-cell office:value-type="float" office:value="48152">
            <text:p>48152</text:p>
          </table:table-cell>
          <table:table-cell table:number-columns-repeated="1017"/>
        </table:table-row>
        <table:table-row table:style-name="ro1">
          <table:table-cell office:value-type="float" office:value="2382">
            <text:p>2382</text:p>
          </table:table-cell>
          <table:table-cell office:value-type="time" office:time-value="PT10H56M10.678S">
            <text:p>10:56:10.68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1733">
            <text:p>1733</text:p>
          </table:table-cell>
          <table:table-cell table:number-columns-repeated="1017"/>
        </table:table-row>
        <table:table-row table:style-name="ro1">
          <table:table-cell office:value-type="float" office:value="2383">
            <text:p>2383</text:p>
          </table:table-cell>
          <table:table-cell office:value-type="time" office:time-value="PT10H56M10.741S">
            <text:p>10:56:10.74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384">
            <text:p>2384</text:p>
          </table:table-cell>
          <table:table-cell office:value-type="time" office:time-value="PT10H56M10.766S">
            <text:p>10:56:10.77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385">
            <text:p>2385</text:p>
          </table:table-cell>
          <table:table-cell office:value-type="time" office:time-value="PT10H56M00.587S">
            <text:p>10:56:00.59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0322">
            <text:p>10322</text:p>
          </table:table-cell>
          <table:table-cell office:value-type="string">
            <text:p>Success</text:p>
          </table:table-cell>
          <table:table-cell office:value-type="float" office:value="48257">
            <text:p>48257</text:p>
          </table:table-cell>
          <table:table-cell table:number-columns-repeated="1017"/>
        </table:table-row>
        <table:table-row table:style-name="ro1">
          <table:table-cell office:value-type="float" office:value="2386">
            <text:p>2386</text:p>
          </table:table-cell>
          <table:table-cell office:value-type="time" office:time-value="PT10H56M10.751S">
            <text:p>10:56:10.75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175">
            <text:p>175</text:p>
          </table:table-cell>
          <table:table-cell office:value-type="string">
            <text:p>Success</text:p>
          </table:table-cell>
          <table:table-cell office:value-type="float" office:value="1733">
            <text:p>1733</text:p>
          </table:table-cell>
          <table:table-cell table:number-columns-repeated="1017"/>
        </table:table-row>
        <table:table-row table:style-name="ro1">
          <table:table-cell office:value-type="float" office:value="2387">
            <text:p>2387</text:p>
          </table:table-cell>
          <table:table-cell office:value-type="time" office:time-value="PT10H56M10.644S">
            <text:p>10:56:10.64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346">
            <text:p>346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388">
            <text:p>2388</text:p>
          </table:table-cell>
          <table:table-cell office:value-type="time" office:time-value="PT10H56M10.991S">
            <text:p>10:56:10.99</text:p>
          </table:table-cell>
          <table:table-cell office:value-type="string">
            <text:p>TC0002_PlannerB 2-25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89">
            <text:p>2389</text:p>
          </table:table-cell>
          <table:table-cell office:value-type="time" office:time-value="PT10H56M11S">
            <text:p>10:56:11.00</text:p>
          </table:table-cell>
          <table:table-cell office:value-type="string">
            <text:p>TC0002_PlannerB 2-25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90">
            <text:p>2390</text:p>
          </table:table-cell>
          <table:table-cell office:value-type="time" office:time-value="PT10H56M10.942S">
            <text:p>10:56:10.94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391">
            <text:p>2391</text:p>
          </table:table-cell>
          <table:table-cell office:value-type="time" office:time-value="PT10H56M11.01S">
            <text:p>10:56:11.01</text:p>
          </table:table-cell>
          <table:table-cell office:value-type="string">
            <text:p>TC0002_PlannerB 2-25</text:p>
          </table:table-cell>
          <table:table-cell office:value-type="string">
            <text:p>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92">
            <text:p>2392</text:p>
          </table:table-cell>
          <table:table-cell office:value-type="time" office:time-value="PT10H56M11.019S">
            <text:p>10:56:11.02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393">
            <text:p>2393</text:p>
          </table:table-cell>
          <table:table-cell office:value-type="time" office:time-value="PT10H56M10.942S">
            <text:p>10:56:10.94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1733">
            <text:p>1733</text:p>
          </table:table-cell>
          <table:table-cell table:number-columns-repeated="1017"/>
        </table:table-row>
        <table:table-row table:style-name="ro1">
          <table:table-cell office:value-type="float" office:value="2394">
            <text:p>2394</text:p>
          </table:table-cell>
          <table:table-cell office:value-type="time" office:time-value="PT10H56M11.039S">
            <text:p>10:56:11.04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1733">
            <text:p>1733</text:p>
          </table:table-cell>
          <table:table-cell table:number-columns-repeated="1017"/>
        </table:table-row>
        <table:table-row table:style-name="ro1">
          <table:table-cell office:value-type="float" office:value="2395">
            <text:p>2395</text:p>
          </table:table-cell>
          <table:table-cell office:value-type="time" office:time-value="PT10H56M11.081S">
            <text:p>10:56:11.08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1733">
            <text:p>1733</text:p>
          </table:table-cell>
          <table:table-cell table:number-columns-repeated="1017"/>
        </table:table-row>
        <table:table-row table:style-name="ro1">
          <table:table-cell office:value-type="float" office:value="2396">
            <text:p>2396</text:p>
          </table:table-cell>
          <table:table-cell office:value-type="time" office:time-value="PT10H56M10.692S">
            <text:p>10:56:10.69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696">
            <text:p>696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397">
            <text:p>2397</text:p>
          </table:table-cell>
          <table:table-cell office:value-type="time" office:time-value="PT10H56M11.389S">
            <text:p>10:56:11.39</text:p>
          </table:table-cell>
          <table:table-cell office:value-type="string">
            <text:p>TC0003_PlannerC 3-2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98">
            <text:p>2398</text:p>
          </table:table-cell>
          <table:table-cell office:value-type="time" office:time-value="PT10H56M11.398S">
            <text:p>10:56:11.40</text:p>
          </table:table-cell>
          <table:table-cell office:value-type="string">
            <text:p>TC0003_PlannerC 3-2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99">
            <text:p>2399</text:p>
          </table:table-cell>
          <table:table-cell office:value-type="time" office:time-value="PT10H56M11.402S">
            <text:p>10:56:11.40</text:p>
          </table:table-cell>
          <table:table-cell office:value-type="string">
            <text:p>TC0003_PlannerC 3-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00">
            <text:p>2400</text:p>
          </table:table-cell>
          <table:table-cell office:value-type="time" office:time-value="PT10H56M00.633S">
            <text:p>10:56:00.63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0925">
            <text:p>10925</text:p>
          </table:table-cell>
          <table:table-cell office:value-type="string">
            <text:p>Success</text:p>
          </table:table-cell>
          <table:table-cell office:value-type="float" office:value="48261">
            <text:p>48261</text:p>
          </table:table-cell>
          <table:table-cell table:number-columns-repeated="1017"/>
        </table:table-row>
        <table:table-row table:style-name="ro1">
          <table:table-cell office:value-type="float" office:value="2401">
            <text:p>2401</text:p>
          </table:table-cell>
          <table:table-cell office:value-type="time" office:time-value="PT10H56M11.559S">
            <text:p>10:56:11.56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402">
            <text:p>2402</text:p>
          </table:table-cell>
          <table:table-cell office:value-type="time" office:time-value="PT10H56M11.572S">
            <text:p>10:56:11.57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403">
            <text:p>2403</text:p>
          </table:table-cell>
          <table:table-cell office:value-type="time" office:time-value="PT10H56M10.647S">
            <text:p>10:56:10.65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406">
            <text:p>1406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404">
            <text:p>2404</text:p>
          </table:table-cell>
          <table:table-cell office:value-type="time" office:time-value="PT10H56M03.469S">
            <text:p>10:56:03.47</text:p>
          </table:table-cell>
          <table:table-cell office:value-type="string">
            <text:p>TC0001_PlannerA 1-30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8607">
            <text:p>8607</text:p>
          </table:table-cell>
          <table:table-cell office:value-type="string">
            <text:p>Success</text:p>
          </table:table-cell>
          <table:table-cell office:value-type="float" office:value="26572">
            <text:p>26572</text:p>
          </table:table-cell>
          <table:table-cell table:number-columns-repeated="1017"/>
        </table:table-row>
        <table:table-row table:style-name="ro1">
          <table:table-cell office:value-type="float" office:value="2405">
            <text:p>2405</text:p>
          </table:table-cell>
          <table:table-cell office:value-type="time" office:time-value="PT10H56M05.44S">
            <text:p>10:56:05.44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6648">
            <text:p>6648</text:p>
          </table:table-cell>
          <table:table-cell office:value-type="string">
            <text:p>Success</text:p>
          </table:table-cell>
          <table:table-cell office:value-type="float" office:value="13883">
            <text:p>13883</text:p>
          </table:table-cell>
          <table:table-cell table:number-columns-repeated="1017"/>
        </table:table-row>
        <table:table-row table:style-name="ro1">
          <table:table-cell office:value-type="float" office:value="2406">
            <text:p>2406</text:p>
          </table:table-cell>
          <table:table-cell office:value-type="time" office:time-value="PT10H56M01.523S">
            <text:p>10:56:01.52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0569">
            <text:p>10569</text:p>
          </table:table-cell>
          <table:table-cell office:value-type="string">
            <text:p>Success</text:p>
          </table:table-cell>
          <table:table-cell office:value-type="float" office:value="49808">
            <text:p>49808</text:p>
          </table:table-cell>
          <table:table-cell table:number-columns-repeated="1017"/>
        </table:table-row>
        <table:table-row table:style-name="ro1">
          <table:table-cell office:value-type="float" office:value="2407">
            <text:p>2407</text:p>
          </table:table-cell>
          <table:table-cell office:value-type="time" office:time-value="PT10H56M06.787S">
            <text:p>10:56:06.79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5307">
            <text:p>5307</text:p>
          </table:table-cell>
          <table:table-cell office:value-type="string">
            <text:p>Success</text:p>
          </table:table-cell>
          <table:table-cell office:value-type="float" office:value="14469">
            <text:p>14469</text:p>
          </table:table-cell>
          <table:table-cell table:number-columns-repeated="1017"/>
        </table:table-row>
        <table:table-row table:style-name="ro1">
          <table:table-cell office:value-type="float" office:value="2408">
            <text:p>2408</text:p>
          </table:table-cell>
          <table:table-cell office:value-type="time" office:time-value="PT10H56M12.054S">
            <text:p>10:56:12.05</text:p>
          </table:table-cell>
          <table:table-cell office:value-type="string">
            <text:p>TC0003_PlannerC 3-25</text:p>
          </table:table-cell>
          <table:table-cell office:value-type="string">
            <text:p>/logout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09">
            <text:p>2409</text:p>
          </table:table-cell>
          <table:table-cell office:value-type="time" office:time-value="PT10H55M46.141S">
            <text:p>10:55:46.14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25958">
            <text:p>25958</text:p>
          </table:table-cell>
          <table:table-cell office:value-type="string">
            <text:p>Success</text:p>
          </table:table-cell>
          <table:table-cell office:value-type="float" office:value="51290">
            <text:p>51290</text:p>
          </table:table-cell>
          <table:table-cell table:number-columns-repeated="1017"/>
        </table:table-row>
        <table:table-row table:style-name="ro1">
          <table:table-cell office:value-type="float" office:value="2410">
            <text:p>2410</text:p>
          </table:table-cell>
          <table:table-cell office:value-type="time" office:time-value="PT10H56M12.098S">
            <text:p>10:56:12.10</text:p>
          </table:table-cell>
          <table:table-cell office:value-type="string">
            <text:p>TC0003_PlannerC 3-25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11">
            <text:p>2411</text:p>
          </table:table-cell>
          <table:table-cell office:value-type="time" office:time-value="PT10H56M12.105S">
            <text:p>10:56:12.11</text:p>
          </table:table-cell>
          <table:table-cell office:value-type="string">
            <text:p>TC0003_PlannerC 3-25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12">
            <text:p>2412</text:p>
          </table:table-cell>
          <table:table-cell office:value-type="time" office:time-value="PT10H56M07.116S">
            <text:p>10:56:07.12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5972">
            <text:p>5972</text:p>
          </table:table-cell>
          <table:table-cell office:value-type="string">
            <text:p>Success</text:p>
          </table:table-cell>
          <table:table-cell office:value-type="float" office:value="16758">
            <text:p>16758</text:p>
          </table:table-cell>
          <table:table-cell table:number-columns-repeated="1017"/>
        </table:table-row>
        <table:table-row table:style-name="ro1">
          <table:table-cell office:value-type="float" office:value="2413">
            <text:p>2413</text:p>
          </table:table-cell>
          <table:table-cell office:value-type="time" office:time-value="PT10H56M06.735S">
            <text:p>10:56:06.74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6361">
            <text:p>6361</text:p>
          </table:table-cell>
          <table:table-cell office:value-type="string">
            <text:p>Success</text:p>
          </table:table-cell>
          <table:table-cell office:value-type="float" office:value="18177">
            <text:p>18177</text:p>
          </table:table-cell>
          <table:table-cell table:number-columns-repeated="1017"/>
        </table:table-row>
        <table:table-row table:style-name="ro1">
          <table:table-cell office:value-type="float" office:value="2414">
            <text:p>2414</text:p>
          </table:table-cell>
          <table:table-cell office:value-type="time" office:time-value="PT10H56M07.115S">
            <text:p>10:56:07.12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5984">
            <text:p>5984</text:p>
          </table:table-cell>
          <table:table-cell office:value-type="string">
            <text:p>Success</text:p>
          </table:table-cell>
          <table:table-cell office:value-type="float" office:value="16757">
            <text:p>16757</text:p>
          </table:table-cell>
          <table:table-cell table:number-columns-repeated="1017"/>
        </table:table-row>
        <table:table-row table:style-name="ro1">
          <table:table-cell office:value-type="float" office:value="2415">
            <text:p>2415</text:p>
          </table:table-cell>
          <table:table-cell office:value-type="time" office:time-value="PT10H56M03.507S">
            <text:p>10:56:03.51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9617">
            <text:p>9617</text:p>
          </table:table-cell>
          <table:table-cell office:value-type="string">
            <text:p>Success</text:p>
          </table:table-cell>
          <table:table-cell office:value-type="float" office:value="31070">
            <text:p>31070</text:p>
          </table:table-cell>
          <table:table-cell table:number-columns-repeated="1017"/>
        </table:table-row>
        <table:table-row table:style-name="ro1">
          <table:table-cell office:value-type="float" office:value="2416">
            <text:p>2416</text:p>
          </table:table-cell>
          <table:table-cell office:value-type="time" office:time-value="PT10H56M09.669S">
            <text:p>10:56:09.67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3473">
            <text:p>3473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2417">
            <text:p>2417</text:p>
          </table:table-cell>
          <table:table-cell office:value-type="time" office:time-value="PT10H56M07.696S">
            <text:p>10:56:07.70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5473">
            <text:p>5473</text:p>
          </table:table-cell>
          <table:table-cell office:value-type="string">
            <text:p>Success</text:p>
          </table:table-cell>
          <table:table-cell office:value-type="float" office:value="13883">
            <text:p>13883</text:p>
          </table:table-cell>
          <table:table-cell table:number-columns-repeated="1017"/>
        </table:table-row>
        <table:table-row table:style-name="ro1">
          <table:table-cell office:value-type="float" office:value="2418">
            <text:p>2418</text:p>
          </table:table-cell>
          <table:table-cell office:value-type="time" office:time-value="PT10H56M04.676S">
            <text:p>10:56:04.68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8508">
            <text:p>8508</text:p>
          </table:table-cell>
          <table:table-cell office:value-type="string">
            <text:p>Success</text:p>
          </table:table-cell>
          <table:table-cell office:value-type="float" office:value="75311">
            <text:p>75311</text:p>
          </table:table-cell>
          <table:table-cell table:number-columns-repeated="1017"/>
        </table:table-row>
        <table:table-row table:style-name="ro1">
          <table:table-cell office:value-type="float" office:value="2419">
            <text:p>2419</text:p>
          </table:table-cell>
          <table:table-cell office:value-type="time" office:time-value="PT10H56M01.279S">
            <text:p>10:56:01.28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1907">
            <text:p>11907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2420">
            <text:p>2420</text:p>
          </table:table-cell>
          <table:table-cell office:value-type="time" office:time-value="PT10H56M01.729S">
            <text:p>10:56:01.73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11460">
            <text:p>11460</text:p>
          </table:table-cell>
          <table:table-cell office:value-type="string">
            <text:p>Success</text:p>
          </table:table-cell>
          <table:table-cell office:value-type="float" office:value="76634">
            <text:p>76634</text:p>
          </table:table-cell>
          <table:table-cell table:number-columns-repeated="1017"/>
        </table:table-row>
        <table:table-row table:style-name="ro1">
          <table:table-cell office:value-type="float" office:value="2421">
            <text:p>2421</text:p>
          </table:table-cell>
          <table:table-cell office:value-type="time" office:time-value="PT10H56M07.477S">
            <text:p>10:56:07.48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5725">
            <text:p>5725</text:p>
          </table:table-cell>
          <table:table-cell office:value-type="string">
            <text:p>Success</text:p>
          </table:table-cell>
          <table:table-cell office:value-type="float" office:value="26571">
            <text:p>26571</text:p>
          </table:table-cell>
          <table:table-cell table:number-columns-repeated="1017"/>
        </table:table-row>
        <table:table-row table:style-name="ro1">
          <table:table-cell office:value-type="float" office:value="2422">
            <text:p>2422</text:p>
          </table:table-cell>
          <table:table-cell office:value-type="time" office:time-value="PT10H56M08.93S">
            <text:p>10:56:08.93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4276">
            <text:p>4276</text:p>
          </table:table-cell>
          <table:table-cell office:value-type="string">
            <text:p>Success</text:p>
          </table:table-cell>
          <table:table-cell office:value-type="float" office:value="33939">
            <text:p>33939</text:p>
          </table:table-cell>
          <table:table-cell table:number-columns-repeated="1017"/>
        </table:table-row>
        <table:table-row table:style-name="ro1">
          <table:table-cell office:value-type="float" office:value="2423">
            <text:p>2423</text:p>
          </table:table-cell>
          <table:table-cell office:value-type="time" office:time-value="PT10H56M03.493S">
            <text:p>10:56:03.49</text:p>
          </table:table-cell>
          <table:table-cell office:value-type="string">
            <text:p>TC0001_PlannerA 1-28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9720">
            <text:p>9720</text:p>
          </table:table-cell>
          <table:table-cell office:value-type="string">
            <text:p>Success</text:p>
          </table:table-cell>
          <table:table-cell office:value-type="float" office:value="31070">
            <text:p>31070</text:p>
          </table:table-cell>
          <table:table-cell table:number-columns-repeated="1017"/>
        </table:table-row>
        <table:table-row table:style-name="ro1">
          <table:table-cell office:value-type="float" office:value="2424">
            <text:p>2424</text:p>
          </table:table-cell>
          <table:table-cell office:value-type="time" office:time-value="PT10H56M07.157S">
            <text:p>10:56:07.16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6074">
            <text:p>6074</text:p>
          </table:table-cell>
          <table:table-cell office:value-type="string">
            <text:p>Success</text:p>
          </table:table-cell>
          <table:table-cell office:value-type="float" office:value="75311">
            <text:p>75311</text:p>
          </table:table-cell>
          <table:table-cell table:number-columns-repeated="1017"/>
        </table:table-row>
        <table:table-row table:style-name="ro1">
          <table:table-cell office:value-type="float" office:value="2425">
            <text:p>2425</text:p>
          </table:table-cell>
          <table:table-cell office:value-type="time" office:time-value="PT10H56M06.714S">
            <text:p>10:56:06.71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6530">
            <text:p>6530</text:p>
          </table:table-cell>
          <table:table-cell office:value-type="string">
            <text:p>Success</text:p>
          </table:table-cell>
          <table:table-cell office:value-type="float" office:value="38224">
            <text:p>38224</text:p>
          </table:table-cell>
          <table:table-cell table:number-columns-repeated="1017"/>
        </table:table-row>
        <table:table-row table:style-name="ro1">
          <table:table-cell office:value-type="float" office:value="2426">
            <text:p>2426</text:p>
          </table:table-cell>
          <table:table-cell office:value-type="time" office:time-value="PT10H56M00.623S">
            <text:p>10:56:00.62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2624">
            <text:p>12624</text:p>
          </table:table-cell>
          <table:table-cell office:value-type="string">
            <text:p>Success</text:p>
          </table:table-cell>
          <table:table-cell office:value-type="float" office:value="49806">
            <text:p>49806</text:p>
          </table:table-cell>
          <table:table-cell table:number-columns-repeated="1017"/>
        </table:table-row>
        <table:table-row table:style-name="ro1">
          <table:table-cell office:value-type="float" office:value="2427">
            <text:p>2427</text:p>
          </table:table-cell>
          <table:table-cell office:value-type="time" office:time-value="PT10H56M03.595S">
            <text:p>10:56:03.60</text:p>
          </table:table-cell>
          <table:table-cell office:value-type="string">
            <text:p>TC0002_PlannerB 2-30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9653">
            <text:p>9653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2428">
            <text:p>2428</text:p>
          </table:table-cell>
          <table:table-cell office:value-type="time" office:time-value="PT10H56M13.097S">
            <text:p>10:56:13.10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53">
            <text:p>153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2429">
            <text:p>2429</text:p>
          </table:table-cell>
          <table:table-cell office:value-type="time" office:time-value="PT10H56M13.208S">
            <text:p>10:56:13.21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67">
            <text:p>67</text:p>
          </table:table-cell>
          <table:table-cell table:number-columns-repeated="1017"/>
        </table:table-row>
        <table:table-row table:style-name="ro1">
          <table:table-cell office:value-type="float" office:value="2430">
            <text:p>2430</text:p>
          </table:table-cell>
          <table:table-cell office:value-type="time" office:time-value="PT10H56M13.251S">
            <text:p>10:56:13.25</text:p>
          </table:table-cell>
          <table:table-cell office:value-type="string">
            <text:p>TC0001_PlannerA 1-17</text:p>
          </table:table-cell>
          <table:table-cell office:value-type="string">
            <text:p>/logout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31">
            <text:p>2431</text:p>
          </table:table-cell>
          <table:table-cell office:value-type="time" office:time-value="PT10H56M12.09S">
            <text:p>10:56:12.09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187">
            <text:p>1187</text:p>
          </table:table-cell>
          <table:table-cell office:value-type="string">
            <text:p>Success</text:p>
          </table:table-cell>
          <table:table-cell office:value-type="float" office:value="51290">
            <text:p>51290</text:p>
          </table:table-cell>
          <table:table-cell table:number-columns-repeated="1017"/>
        </table:table-row>
        <table:table-row table:style-name="ro1">
          <table:table-cell office:value-type="float" office:value="2432">
            <text:p>2432</text:p>
          </table:table-cell>
          <table:table-cell office:value-type="time" office:time-value="PT10H56M07.203S">
            <text:p>10:56:07.20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6076">
            <text:p>6076</text:p>
          </table:table-cell>
          <table:table-cell office:value-type="string">
            <text:p>Success</text:p>
          </table:table-cell>
          <table:table-cell office:value-type="float" office:value="34605">
            <text:p>34605</text:p>
          </table:table-cell>
          <table:table-cell table:number-columns-repeated="1017"/>
        </table:table-row>
        <table:table-row table:style-name="ro1">
          <table:table-cell office:value-type="float" office:value="2433">
            <text:p>2433</text:p>
          </table:table-cell>
          <table:table-cell office:value-type="time" office:time-value="PT10H56M00.625S">
            <text:p>10:56:00.63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12658">
            <text:p>12658</text:p>
          </table:table-cell>
          <table:table-cell office:value-type="string">
            <text:p>Success</text:p>
          </table:table-cell>
          <table:table-cell office:value-type="float" office:value="76652">
            <text:p>76652</text:p>
          </table:table-cell>
          <table:table-cell table:number-columns-repeated="1017"/>
        </table:table-row>
        <table:table-row table:style-name="ro1">
          <table:table-cell office:value-type="float" office:value="2434">
            <text:p>2434</text:p>
          </table:table-cell>
          <table:table-cell office:value-type="time" office:time-value="PT10H56M13.275S">
            <text:p>10:56:13.28</text:p>
          </table:table-cell>
          <table:table-cell office:value-type="string">
            <text:p>TC0001_PlannerA 1-17</text:p>
          </table:table-cell>
          <table:table-cell office:value-type="string">
            <text:p>/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35">
            <text:p>2435</text:p>
          </table:table-cell>
          <table:table-cell office:value-type="time" office:time-value="PT10H56M13.287S">
            <text:p>10:56:13.29</text:p>
          </table:table-cell>
          <table:table-cell office:value-type="string">
            <text:p>TC0001_PlannerA 1-17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36">
            <text:p>2436</text:p>
          </table:table-cell>
          <table:table-cell office:value-type="time" office:time-value="PT10H56M13.186S">
            <text:p>10:56:13.19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46">
            <text:p>146</text:p>
          </table:table-cell>
          <table:table-cell office:value-type="string">
            <text:p>Success</text:p>
          </table:table-cell>
          <table:table-cell office:value-type="float" office:value="1817">
            <text:p>1817</text:p>
          </table:table-cell>
          <table:table-cell table:number-columns-repeated="1017"/>
        </table:table-row>
        <table:table-row table:style-name="ro1">
          <table:table-cell office:value-type="float" office:value="2437">
            <text:p>2437</text:p>
          </table:table-cell>
          <table:table-cell office:value-type="time" office:time-value="PT10H56M13.233S">
            <text:p>10:56:13.23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1817">
            <text:p>1817</text:p>
          </table:table-cell>
          <table:table-cell table:number-columns-repeated="1017"/>
        </table:table-row>
        <table:table-row table:style-name="ro1">
          <table:table-cell office:value-type="float" office:value="2438">
            <text:p>2438</text:p>
          </table:table-cell>
          <table:table-cell office:value-type="time" office:time-value="PT10H56M13.344S">
            <text:p>10:56:13.34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02">
            <text:p>102</text:p>
          </table:table-cell>
          <table:table-cell office:value-type="string">
            <text:p>Success</text:p>
          </table:table-cell>
          <table:table-cell office:value-type="float" office:value="1817">
            <text:p>1817</text:p>
          </table:table-cell>
          <table:table-cell table:number-columns-repeated="1017"/>
        </table:table-row>
        <table:table-row table:style-name="ro1">
          <table:table-cell office:value-type="float" office:value="2439">
            <text:p>2439</text:p>
          </table:table-cell>
          <table:table-cell office:value-type="time" office:time-value="PT10H56M13.333S">
            <text:p>10:56:13.33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29">
            <text:p>129</text:p>
          </table:table-cell>
          <table:table-cell office:value-type="string">
            <text:p>Success</text:p>
          </table:table-cell>
          <table:table-cell office:value-type="float" office:value="1817">
            <text:p>1817</text:p>
          </table:table-cell>
          <table:table-cell table:number-columns-repeated="1017"/>
        </table:table-row>
        <table:table-row table:style-name="ro1">
          <table:table-cell office:value-type="float" office:value="2440">
            <text:p>2440</text:p>
          </table:table-cell>
          <table:table-cell office:value-type="time" office:time-value="PT10H56M13.447S">
            <text:p>10:56:13.45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43">
            <text:p>143</text:p>
          </table:table-cell>
          <table:table-cell office:value-type="string">
            <text:p>Success</text:p>
          </table:table-cell>
          <table:table-cell office:value-type="float" office:value="1817">
            <text:p>1817</text:p>
          </table:table-cell>
          <table:table-cell table:number-columns-repeated="1017"/>
        </table:table-row>
        <table:table-row table:style-name="ro1">
          <table:table-cell office:value-type="float" office:value="2441">
            <text:p>2441</text:p>
          </table:table-cell>
          <table:table-cell office:value-type="time" office:time-value="PT10H56M13.463S">
            <text:p>10:56:13.46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47">
            <text:p>147</text:p>
          </table:table-cell>
          <table:table-cell office:value-type="string">
            <text:p>Success</text:p>
          </table:table-cell>
          <table:table-cell office:value-type="float" office:value="1817">
            <text:p>1817</text:p>
          </table:table-cell>
          <table:table-cell table:number-columns-repeated="1017"/>
        </table:table-row>
        <table:table-row table:style-name="ro1">
          <table:table-cell office:value-type="float" office:value="2442">
            <text:p>2442</text:p>
          </table:table-cell>
          <table:table-cell office:value-type="time" office:time-value="PT10H56M13.09S">
            <text:p>10:56:13.09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693">
            <text:p>693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443">
            <text:p>2443</text:p>
          </table:table-cell>
          <table:table-cell office:value-type="time" office:time-value="PT10H56M13.784S">
            <text:p>10:56:13.78</text:p>
          </table:table-cell>
          <table:table-cell office:value-type="string">
            <text:p>TC0002_PlannerB 2-28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44">
            <text:p>2444</text:p>
          </table:table-cell>
          <table:table-cell office:value-type="time" office:time-value="PT10H56M13.797S">
            <text:p>10:56:13.80</text:p>
          </table:table-cell>
          <table:table-cell office:value-type="string">
            <text:p>TC0002_PlannerB 2-28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45">
            <text:p>2445</text:p>
          </table:table-cell>
          <table:table-cell office:value-type="time" office:time-value="PT10H56M13.801S">
            <text:p>10:56:13.80</text:p>
          </table:table-cell>
          <table:table-cell office:value-type="string">
            <text:p>TC0002_PlannerB 2-2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46">
            <text:p>2446</text:p>
          </table:table-cell>
          <table:table-cell office:value-type="time" office:time-value="PT10H56M01.749S">
            <text:p>10:56:01.75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2296">
            <text:p>12296</text:p>
          </table:table-cell>
          <table:table-cell office:value-type="string">
            <text:p>Success</text:p>
          </table:table-cell>
          <table:table-cell office:value-type="float" office:value="46105">
            <text:p>46105</text:p>
          </table:table-cell>
          <table:table-cell table:number-columns-repeated="1017"/>
        </table:table-row>
        <table:table-row table:style-name="ro1">
          <table:table-cell office:value-type="float" office:value="2447">
            <text:p>2447</text:p>
          </table:table-cell>
          <table:table-cell office:value-type="time" office:time-value="PT10H56M13.1S">
            <text:p>10:56:13.10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955">
            <text:p>955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448">
            <text:p>2448</text:p>
          </table:table-cell>
          <table:table-cell office:value-type="time" office:time-value="PT10H56M14.047S">
            <text:p>10:56:14.05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449">
            <text:p>2449</text:p>
          </table:table-cell>
          <table:table-cell office:value-type="time" office:time-value="PT10H56M14.057S">
            <text:p>10:56:14.06</text:p>
          </table:table-cell>
          <table:table-cell office:value-type="string">
            <text:p>TC0002_PlannerB 2-2</text:p>
          </table:table-cell>
          <table:table-cell office:value-type="string">
            <text:p>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50">
            <text:p>2450</text:p>
          </table:table-cell>
          <table:table-cell office:value-type="time" office:time-value="PT10H56M14.063S">
            <text:p>10:56:14.06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451">
            <text:p>2451</text:p>
          </table:table-cell>
          <table:table-cell office:value-type="time" office:time-value="PT10H56M14.075S">
            <text:p>10:56:14.08</text:p>
          </table:table-cell>
          <table:table-cell office:value-type="string">
            <text:p>TC0002_PlannerB 2-2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52">
            <text:p>2452</text:p>
          </table:table-cell>
          <table:table-cell office:value-type="time" office:time-value="PT10H56M14.081S">
            <text:p>10:56:14.08</text:p>
          </table:table-cell>
          <table:table-cell office:value-type="string">
            <text:p>TC0002_PlannerB 2-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53">
            <text:p>2453</text:p>
          </table:table-cell>
          <table:table-cell office:value-type="time" office:time-value="PT10H56M03.283S">
            <text:p>10:56:03.28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1774">
            <text:p>11774</text:p>
          </table:table-cell>
          <table:table-cell office:value-type="string">
            <text:p>Success</text:p>
          </table:table-cell>
          <table:table-cell office:value-type="float" office:value="47088">
            <text:p>47088</text:p>
          </table:table-cell>
          <table:table-cell table:number-columns-repeated="1017"/>
        </table:table-row>
        <table:table-row table:style-name="ro1">
          <table:table-cell office:value-type="float" office:value="2454">
            <text:p>2454</text:p>
          </table:table-cell>
          <table:table-cell office:value-type="time" office:time-value="PT10H56M15.059S">
            <text:p>10:56:15.06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office:value-type="float" office:value="2455">
            <text:p>2455</text:p>
          </table:table-cell>
          <table:table-cell office:value-type="time" office:time-value="PT10H56M15.073S">
            <text:p>10:56:15.07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office:value-type="float" office:value="2456">
            <text:p>2456</text:p>
          </table:table-cell>
          <table:table-cell office:value-type="time" office:time-value="PT10H56M03.2S">
            <text:p>10:56:03.20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2399">
            <text:p>12399</text:p>
          </table:table-cell>
          <table:table-cell office:value-type="string">
            <text:p>Success</text:p>
          </table:table-cell>
          <table:table-cell office:value-type="float" office:value="45854">
            <text:p>45854</text:p>
          </table:table-cell>
          <table:table-cell table:number-columns-repeated="1017"/>
        </table:table-row>
        <table:table-row table:style-name="ro1">
          <table:table-cell office:value-type="float" office:value="2457">
            <text:p>2457</text:p>
          </table:table-cell>
          <table:table-cell office:value-type="time" office:time-value="PT10H56M15.601S">
            <text:p>10:56:15.60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458">
            <text:p>2458</text:p>
          </table:table-cell>
          <table:table-cell office:value-type="time" office:time-value="PT10H56M15.617S">
            <text:p>10:56:15.62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459">
            <text:p>2459</text:p>
          </table:table-cell>
          <table:table-cell office:value-type="time" office:time-value="PT10H56M13.246S">
            <text:p>10:56:13.25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500">
            <text:p>2500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460">
            <text:p>2460</text:p>
          </table:table-cell>
          <table:table-cell office:value-type="time" office:time-value="PT10H56M15.747S">
            <text:p>10:56:15.75</text:p>
          </table:table-cell>
          <table:table-cell office:value-type="string">
            <text:p>TC0003_PlannerC 3-12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61">
            <text:p>2461</text:p>
          </table:table-cell>
          <table:table-cell office:value-type="time" office:time-value="PT10H56M15.758S">
            <text:p>10:56:15.76</text:p>
          </table:table-cell>
          <table:table-cell office:value-type="string">
            <text:p>TC0003_PlannerC 3-12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62">
            <text:p>2462</text:p>
          </table:table-cell>
          <table:table-cell office:value-type="time" office:time-value="PT10H56M15.762S">
            <text:p>10:56:15.76</text:p>
          </table:table-cell>
          <table:table-cell office:value-type="string">
            <text:p>TC0003_PlannerC 3-1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63">
            <text:p>2463</text:p>
          </table:table-cell>
          <table:table-cell office:value-type="time" office:time-value="PT10H56M05.062S">
            <text:p>10:56:05.06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1392">
            <text:p>11392</text:p>
          </table:table-cell>
          <table:table-cell office:value-type="string">
            <text:p>Success</text:p>
          </table:table-cell>
          <table:table-cell office:value-type="float" office:value="51232">
            <text:p>51232</text:p>
          </table:table-cell>
          <table:table-cell table:number-columns-repeated="1017"/>
        </table:table-row>
        <table:table-row table:style-name="ro1">
          <table:table-cell office:value-type="float" office:value="2464">
            <text:p>2464</text:p>
          </table:table-cell>
          <table:table-cell office:value-type="time" office:time-value="PT10H56M16.455S">
            <text:p>10:56:16.46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465">
            <text:p>2465</text:p>
          </table:table-cell>
          <table:table-cell office:value-type="time" office:time-value="PT10H56M16.485S">
            <text:p>10:56:16.49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466">
            <text:p>2466</text:p>
          </table:table-cell>
          <table:table-cell office:value-type="time" office:time-value="PT10H56M07.768S">
            <text:p>10:56:07.77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0311">
            <text:p>10311</text:p>
          </table:table-cell>
          <table:table-cell office:value-type="string">
            <text:p>Success</text:p>
          </table:table-cell>
          <table:table-cell office:value-type="float" office:value="33197">
            <text:p>33197</text:p>
          </table:table-cell>
          <table:table-cell table:number-columns-repeated="1017"/>
        </table:table-row>
        <table:table-row table:style-name="ro1">
          <table:table-cell office:value-type="float" office:value="2467">
            <text:p>2467</text:p>
          </table:table-cell>
          <table:table-cell office:value-type="time" office:time-value="PT10H56M18.081S">
            <text:p>10:56:18.08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468">
            <text:p>2468</text:p>
          </table:table-cell>
          <table:table-cell office:value-type="time" office:time-value="PT10H56M15.085S">
            <text:p>10:56:15.09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3126">
            <text:p>3126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2469">
            <text:p>2469</text:p>
          </table:table-cell>
          <table:table-cell office:value-type="time" office:time-value="PT10H56M06.993S">
            <text:p>10:56:06.99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11689">
            <text:p>11689</text:p>
          </table:table-cell>
          <table:table-cell office:value-type="string">
            <text:p>Success</text:p>
          </table:table-cell>
          <table:table-cell office:value-type="float" office:value="53351">
            <text:p>53351</text:p>
          </table:table-cell>
          <table:table-cell table:number-columns-repeated="1017"/>
        </table:table-row>
        <table:table-row table:style-name="ro1">
          <table:table-cell office:value-type="float" office:value="2470">
            <text:p>2470</text:p>
          </table:table-cell>
          <table:table-cell office:value-type="time" office:time-value="PT10H56M07.156S">
            <text:p>10:56:07.16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1571">
            <text:p>11571</text:p>
          </table:table-cell>
          <table:table-cell office:value-type="string">
            <text:p>Success</text:p>
          </table:table-cell>
          <table:table-cell office:value-type="float" office:value="51199">
            <text:p>51199</text:p>
          </table:table-cell>
          <table:table-cell table:number-columns-repeated="1017"/>
        </table:table-row>
        <table:table-row table:style-name="ro1">
          <table:table-cell office:value-type="float" office:value="2471">
            <text:p>2471</text:p>
          </table:table-cell>
          <table:table-cell office:value-type="time" office:time-value="PT10H56M13.188S">
            <text:p>10:56:13.19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5551">
            <text:p>5551</text:p>
          </table:table-cell>
          <table:table-cell office:value-type="string">
            <text:p>Success</text:p>
          </table:table-cell>
          <table:table-cell office:value-type="float" office:value="16758">
            <text:p>16758</text:p>
          </table:table-cell>
          <table:table-cell table:number-columns-repeated="1017"/>
        </table:table-row>
        <table:table-row table:style-name="ro1">
          <table:table-cell office:value-type="float" office:value="2472">
            <text:p>2472</text:p>
          </table:table-cell>
          <table:table-cell office:value-type="time" office:time-value="PT10H56M11.127S">
            <text:p>10:56:11.13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7642">
            <text:p>7642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2473">
            <text:p>2473</text:p>
          </table:table-cell>
          <table:table-cell office:value-type="time" office:time-value="PT10H56M13.144S">
            <text:p>10:56:13.14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5635">
            <text:p>5635</text:p>
          </table:table-cell>
          <table:table-cell office:value-type="string">
            <text:p>Success</text:p>
          </table:table-cell>
          <table:table-cell office:value-type="float" office:value="16758">
            <text:p>16758</text:p>
          </table:table-cell>
          <table:table-cell table:number-columns-repeated="1017"/>
        </table:table-row>
        <table:table-row table:style-name="ro1">
          <table:table-cell office:value-type="float" office:value="2474">
            <text:p>2474</text:p>
          </table:table-cell>
          <table:table-cell office:value-type="time" office:time-value="PT10H56M10.336S">
            <text:p>10:56:10.34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8461">
            <text:p>8461</text:p>
          </table:table-cell>
          <table:table-cell office:value-type="string">
            <text:p>Success</text:p>
          </table:table-cell>
          <table:table-cell office:value-type="float" office:value="33942">
            <text:p>33942</text:p>
          </table:table-cell>
          <table:table-cell table:number-columns-repeated="1017"/>
        </table:table-row>
        <table:table-row table:style-name="ro1">
          <table:table-cell office:value-type="float" office:value="2475">
            <text:p>2475</text:p>
          </table:table-cell>
          <table:table-cell office:value-type="time" office:time-value="PT10H56M13.25S">
            <text:p>10:56:13.25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5564">
            <text:p>5564</text:p>
          </table:table-cell>
          <table:table-cell office:value-type="string">
            <text:p>Success</text:p>
          </table:table-cell>
          <table:table-cell office:value-type="float" office:value="16762">
            <text:p>16762</text:p>
          </table:table-cell>
          <table:table-cell table:number-columns-repeated="1017"/>
        </table:table-row>
        <table:table-row table:style-name="ro1">
          <table:table-cell office:value-type="float" office:value="2476">
            <text:p>2476</text:p>
          </table:table-cell>
          <table:table-cell office:value-type="time" office:time-value="PT10H56M08.898S">
            <text:p>10:56:08.90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9919">
            <text:p>9919</text:p>
          </table:table-cell>
          <table:table-cell office:value-type="string">
            <text:p>Success</text:p>
          </table:table-cell>
          <table:table-cell office:value-type="float" office:value="33197">
            <text:p>33197</text:p>
          </table:table-cell>
          <table:table-cell table:number-columns-repeated="1017"/>
        </table:table-row>
        <table:table-row table:style-name="ro1">
          <table:table-cell office:value-type="float" office:value="2477">
            <text:p>2477</text:p>
          </table:table-cell>
          <table:table-cell office:value-type="time" office:time-value="PT10H56M13.612S">
            <text:p>10:56:13.61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5219">
            <text:p>5219</text:p>
          </table:table-cell>
          <table:table-cell office:value-type="string">
            <text:p>Success</text:p>
          </table:table-cell>
          <table:table-cell office:value-type="float" office:value="26572">
            <text:p>26572</text:p>
          </table:table-cell>
          <table:table-cell table:number-columns-repeated="1017"/>
        </table:table-row>
        <table:table-row table:style-name="ro1">
          <table:table-cell office:value-type="float" office:value="2478">
            <text:p>2478</text:p>
          </table:table-cell>
          <table:table-cell office:value-type="time" office:time-value="PT10H56M18.098S">
            <text:p>10:56:18.10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742">
            <text:p>742</text:p>
          </table:table-cell>
          <table:table-cell office:value-type="string">
            <text:p>Success</text:p>
          </table:table-cell>
          <table:table-cell office:value-type="float" office:value="28617">
            <text:p>28617</text:p>
          </table:table-cell>
          <table:table-cell table:number-columns-repeated="1017"/>
        </table:table-row>
        <table:table-row table:style-name="ro1">
          <table:table-cell office:value-type="float" office:value="2479">
            <text:p>2479</text:p>
          </table:table-cell>
          <table:table-cell office:value-type="time" office:time-value="PT10H56M15.629S">
            <text:p>10:56:15.63</text:p>
          </table:table-cell>
          <table:table-cell office:value-type="string">
            <text:p>TC0001_PlannerA 1-29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3214">
            <text:p>3214</text:p>
          </table:table-cell>
          <table:table-cell office:value-type="string">
            <text:p>Success</text:p>
          </table:table-cell>
          <table:table-cell office:value-type="float" office:value="27954">
            <text:p>27954</text:p>
          </table:table-cell>
          <table:table-cell table:number-columns-repeated="1017"/>
        </table:table-row>
        <table:table-row table:style-name="ro1">
          <table:table-cell office:value-type="float" office:value="2480">
            <text:p>2480</text:p>
          </table:table-cell>
          <table:table-cell office:value-type="time" office:time-value="PT10H56M07.109S">
            <text:p>10:56:07.11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11742">
            <text:p>11742</text:p>
          </table:table-cell>
          <table:table-cell office:value-type="string">
            <text:p>Success</text:p>
          </table:table-cell>
          <table:table-cell office:value-type="float" office:value="38392">
            <text:p>38392</text:p>
          </table:table-cell>
          <table:table-cell table:number-columns-repeated="1017"/>
        </table:table-row>
        <table:table-row table:style-name="ro1">
          <table:table-cell office:value-type="float" office:value="2481">
            <text:p>2481</text:p>
          </table:table-cell>
          <table:table-cell office:value-type="time" office:time-value="PT10H56M13.264S">
            <text:p>10:56:13.26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5595">
            <text:p>5595</text:p>
          </table:table-cell>
          <table:table-cell office:value-type="string">
            <text:p>Success</text:p>
          </table:table-cell>
          <table:table-cell office:value-type="float" office:value="28612">
            <text:p>28612</text:p>
          </table:table-cell>
          <table:table-cell table:number-columns-repeated="1017"/>
        </table:table-row>
        <table:table-row table:style-name="ro1">
          <table:table-cell office:value-type="float" office:value="2482">
            <text:p>2482</text:p>
          </table:table-cell>
          <table:table-cell office:value-type="time" office:time-value="PT10H56M18.213S">
            <text:p>10:56:18.21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649">
            <text:p>649</text:p>
          </table:table-cell>
          <table:table-cell office:value-type="string">
            <text:p>Success</text:p>
          </table:table-cell>
          <table:table-cell office:value-type="float" office:value="29064">
            <text:p>29064</text:p>
          </table:table-cell>
          <table:table-cell table:number-columns-repeated="1017"/>
        </table:table-row>
        <table:table-row table:style-name="ro1">
          <table:table-cell office:value-type="float" office:value="2483">
            <text:p>2483</text:p>
          </table:table-cell>
          <table:table-cell office:value-type="time" office:time-value="PT10H56M14.08S">
            <text:p>10:56:14.08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4782">
            <text:p>4782</text:p>
          </table:table-cell>
          <table:table-cell office:value-type="string">
            <text:p>Success</text:p>
          </table:table-cell>
          <table:table-cell office:value-type="float" office:value="33942">
            <text:p>33942</text:p>
          </table:table-cell>
          <table:table-cell table:number-columns-repeated="1017"/>
        </table:table-row>
        <table:table-row table:style-name="ro1">
          <table:table-cell office:value-type="float" office:value="2484">
            <text:p>2484</text:p>
          </table:table-cell>
          <table:table-cell office:value-type="time" office:time-value="PT10H56M03.234S">
            <text:p>10:56:03.23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5631">
            <text:p>15631</text:p>
          </table:table-cell>
          <table:table-cell office:value-type="string">
            <text:p>Success</text:p>
          </table:table-cell>
          <table:table-cell office:value-type="float" office:value="76634">
            <text:p>76634</text:p>
          </table:table-cell>
          <table:table-cell table:number-columns-repeated="1017"/>
        </table:table-row>
        <table:table-row table:style-name="ro1">
          <table:table-cell office:value-type="float" office:value="2485">
            <text:p>2485</text:p>
          </table:table-cell>
          <table:table-cell office:value-type="time" office:time-value="PT10H56M18.818S">
            <text:p>10:56:18.82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183">
            <text:p>183</text:p>
          </table:table-cell>
          <table:table-cell table:number-columns-repeated="1017"/>
        </table:table-row>
        <table:table-row table:style-name="ro1">
          <table:table-cell office:value-type="float" office:value="2486">
            <text:p>2486</text:p>
          </table:table-cell>
          <table:table-cell office:value-type="time" office:time-value="PT10H56M18.865S">
            <text:p>10:56:18.87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83">
            <text:p>183</text:p>
          </table:table-cell>
          <table:table-cell table:number-columns-repeated="1017"/>
        </table:table-row>
        <table:table-row table:style-name="ro1">
          <table:table-cell office:value-type="float" office:value="2487">
            <text:p>2487</text:p>
          </table:table-cell>
          <table:table-cell office:value-type="time" office:time-value="PT10H56M18.845S">
            <text:p>10:56:18.85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183">
            <text:p>183</text:p>
          </table:table-cell>
          <table:table-cell table:number-columns-repeated="1017"/>
        </table:table-row>
        <table:table-row table:style-name="ro1">
          <table:table-cell office:value-type="float" office:value="2488">
            <text:p>2488</text:p>
          </table:table-cell>
          <table:table-cell office:value-type="time" office:time-value="PT10H56M16.499S">
            <text:p>10:56:16.50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400">
            <text:p>2400</text:p>
          </table:table-cell>
          <table:table-cell office:value-type="string">
            <text:p>Success</text:p>
          </table:table-cell>
          <table:table-cell office:value-type="float" office:value="27951">
            <text:p>27951</text:p>
          </table:table-cell>
          <table:table-cell table:number-columns-repeated="1017"/>
        </table:table-row>
        <table:table-row table:style-name="ro1">
          <table:table-cell office:value-type="float" office:value="2489">
            <text:p>2489</text:p>
          </table:table-cell>
          <table:table-cell office:value-type="time" office:time-value="PT10H56M12.095S">
            <text:p>10:56:12.10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6805">
            <text:p>6805</text:p>
          </table:table-cell>
          <table:table-cell office:value-type="string">
            <text:p>Success</text:p>
          </table:table-cell>
          <table:table-cell office:value-type="float" office:value="52436">
            <text:p>52436</text:p>
          </table:table-cell>
          <table:table-cell table:number-columns-repeated="1017"/>
        </table:table-row>
        <table:table-row table:style-name="ro1">
          <table:table-cell office:value-type="float" office:value="2490">
            <text:p>2490</text:p>
          </table:table-cell>
          <table:table-cell office:value-type="time" office:time-value="PT10H56M18.736S">
            <text:p>10:56:18.74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64">
            <text:p>164</text:p>
          </table:table-cell>
          <table:table-cell office:value-type="string">
            <text:p>Success</text:p>
          </table:table-cell>
          <table:table-cell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office:value-type="float" office:value="2491">
            <text:p>2491</text:p>
          </table:table-cell>
          <table:table-cell office:value-type="time" office:time-value="PT10H56M13.592S">
            <text:p>10:56:13.59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5309">
            <text:p>5309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2492">
            <text:p>2492</text:p>
          </table:table-cell>
          <table:table-cell office:value-type="time" office:time-value="PT10H56M18.798S">
            <text:p>10:56:18.80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67">
            <text:p>67</text:p>
          </table:table-cell>
          <table:table-cell table:number-columns-repeated="1017"/>
        </table:table-row>
        <table:table-row table:style-name="ro1">
          <table:table-cell office:value-type="float" office:value="2493">
            <text:p>2493</text:p>
          </table:table-cell>
          <table:table-cell office:value-type="time" office:time-value="PT10H56M10.796S">
            <text:p>10:56:10.80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8129">
            <text:p>8129</text:p>
          </table:table-cell>
          <table:table-cell office:value-type="string">
            <text:p>Success</text:p>
          </table:table-cell>
          <table:table-cell office:value-type="float" office:value="33942">
            <text:p>33942</text:p>
          </table:table-cell>
          <table:table-cell table:number-columns-repeated="1017"/>
        </table:table-row>
        <table:table-row table:style-name="ro1">
          <table:table-cell office:value-type="float" office:value="2494">
            <text:p>2494</text:p>
          </table:table-cell>
          <table:table-cell office:value-type="time" office:time-value="PT10H56M11.585S">
            <text:p>10:56:11.59</text:p>
          </table:table-cell>
          <table:table-cell office:value-type="string">
            <text:p>TC0001_PlannerA 1-21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7344">
            <text:p>7344</text:p>
          </table:table-cell>
          <table:table-cell office:value-type="string">
            <text:p>Success</text:p>
          </table:table-cell>
          <table:table-cell office:value-type="float" office:value="33942">
            <text:p>33942</text:p>
          </table:table-cell>
          <table:table-cell table:number-columns-repeated="1017"/>
        </table:table-row>
        <table:table-row table:style-name="ro1">
          <table:table-cell office:value-type="float" office:value="2495">
            <text:p>2495</text:p>
          </table:table-cell>
          <table:table-cell office:value-type="time" office:time-value="PT10H56M18.9S">
            <text:p>10:56:18.90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183">
            <text:p>183</text:p>
          </table:table-cell>
          <table:table-cell table:number-columns-repeated="1017"/>
        </table:table-row>
        <table:table-row table:style-name="ro1">
          <table:table-cell office:value-type="float" office:value="2496">
            <text:p>2496</text:p>
          </table:table-cell>
          <table:table-cell office:value-type="time" office:time-value="PT10H56M11.039S">
            <text:p>10:56:11.04</text:p>
          </table:table-cell>
          <table:table-cell office:value-type="string">
            <text:p>TC0001_PlannerA 1-24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7903">
            <text:p>7903</text:p>
          </table:table-cell>
          <table:table-cell office:value-type="string">
            <text:p>Success</text:p>
          </table:table-cell>
          <table:table-cell office:value-type="float" office:value="31070">
            <text:p>31070</text:p>
          </table:table-cell>
          <table:table-cell table:number-columns-repeated="1017"/>
        </table:table-row>
        <table:table-row table:style-name="ro1">
          <table:table-cell office:value-type="float" office:value="2497">
            <text:p>2497</text:p>
          </table:table-cell>
          <table:table-cell office:value-type="time" office:time-value="PT10H56M18.901S">
            <text:p>10:56:18.90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office:value-type="float" office:value="2498">
            <text:p>2498</text:p>
          </table:table-cell>
          <table:table-cell office:value-type="time" office:time-value="PT10H56M18.927S">
            <text:p>10:56:18.93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67">
            <text:p>67</text:p>
          </table:table-cell>
          <table:table-cell table:number-columns-repeated="1017"/>
        </table:table-row>
        <table:table-row table:style-name="ro1">
          <table:table-cell office:value-type="float" office:value="2499">
            <text:p>2499</text:p>
          </table:table-cell>
          <table:table-cell office:value-type="time" office:time-value="PT10H56M18.684S">
            <text:p>10:56:18.68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276">
            <text:p>27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500">
            <text:p>2500</text:p>
          </table:table-cell>
          <table:table-cell office:value-type="time" office:time-value="PT10H56M18.93S">
            <text:p>10:56:18.93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501">
            <text:p>2501</text:p>
          </table:table-cell>
          <table:table-cell office:value-type="time" office:time-value="PT10H56M18.961S">
            <text:p>10:56:18.96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502">
            <text:p>2502</text:p>
          </table:table-cell>
          <table:table-cell office:value-type="time" office:time-value="PT10H56M18.975S">
            <text:p>10:56:18.98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1901">
            <text:p>1901</text:p>
          </table:table-cell>
          <table:table-cell table:number-columns-repeated="1017"/>
        </table:table-row>
        <table:table-row table:style-name="ro1">
          <table:table-cell office:value-type="float" office:value="2503">
            <text:p>2503</text:p>
          </table:table-cell>
          <table:table-cell office:value-type="time" office:time-value="PT10H56M19.013S">
            <text:p>10:56:19.01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1901">
            <text:p>1901</text:p>
          </table:table-cell>
          <table:table-cell table:number-columns-repeated="1017"/>
        </table:table-row>
        <table:table-row table:style-name="ro1">
          <table:table-cell office:value-type="float" office:value="2504">
            <text:p>2504</text:p>
          </table:table-cell>
          <table:table-cell office:value-type="time" office:time-value="PT10H56M07.173S">
            <text:p>10:56:07.17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2005">
            <text:p>12005</text:p>
          </table:table-cell>
          <table:table-cell office:value-type="string">
            <text:p>Success</text:p>
          </table:table-cell>
          <table:table-cell office:value-type="float" office:value="50123">
            <text:p>50123</text:p>
          </table:table-cell>
          <table:table-cell table:number-columns-repeated="1017"/>
        </table:table-row>
        <table:table-row table:style-name="ro1">
          <table:table-cell office:value-type="float" office:value="2505">
            <text:p>2505</text:p>
          </table:table-cell>
          <table:table-cell office:value-type="time" office:time-value="PT10H56M03.215S">
            <text:p>10:56:03.22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15979">
            <text:p>15979</text:p>
          </table:table-cell>
          <table:table-cell office:value-type="string">
            <text:p>Success</text:p>
          </table:table-cell>
          <table:table-cell office:value-type="float" office:value="51297">
            <text:p>51297</text:p>
          </table:table-cell>
          <table:table-cell table:number-columns-repeated="1017"/>
        </table:table-row>
        <table:table-row table:style-name="ro1">
          <table:table-cell office:value-type="float" office:value="2506">
            <text:p>2506</text:p>
          </table:table-cell>
          <table:table-cell office:value-type="time" office:time-value="PT10H56M19.179S">
            <text:p>10:56:19.18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507">
            <text:p>2507</text:p>
          </table:table-cell>
          <table:table-cell office:value-type="time" office:time-value="PT10H56M19.195S">
            <text:p>10:56:19.20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508">
            <text:p>2508</text:p>
          </table:table-cell>
          <table:table-cell office:value-type="time" office:time-value="PT10H56M19.203S">
            <text:p>10:56:19.20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509">
            <text:p>2509</text:p>
          </table:table-cell>
          <table:table-cell office:value-type="time" office:time-value="PT10H56M19.216S">
            <text:p>10:56:19.22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510">
            <text:p>2510</text:p>
          </table:table-cell>
          <table:table-cell office:value-type="time" office:time-value="PT10H56M19.226S">
            <text:p>10:56:19.23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901">
            <text:p>1901</text:p>
          </table:table-cell>
          <table:table-cell table:number-columns-repeated="1017"/>
        </table:table-row>
        <table:table-row table:style-name="ro1">
          <table:table-cell office:value-type="float" office:value="2511">
            <text:p>2511</text:p>
          </table:table-cell>
          <table:table-cell office:value-type="time" office:time-value="PT10H56M19.242S">
            <text:p>10:56:19.24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1901">
            <text:p>1901</text:p>
          </table:table-cell>
          <table:table-cell table:number-columns-repeated="1017"/>
        </table:table-row>
        <table:table-row table:style-name="ro1">
          <table:table-cell office:value-type="float" office:value="2512">
            <text:p>2512</text:p>
          </table:table-cell>
          <table:table-cell office:value-type="time" office:time-value="PT10H56M19.247S">
            <text:p>10:56:19.25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1901">
            <text:p>1901</text:p>
          </table:table-cell>
          <table:table-cell table:number-columns-repeated="1017"/>
        </table:table-row>
        <table:table-row table:style-name="ro1">
          <table:table-cell office:value-type="float" office:value="2513">
            <text:p>2513</text:p>
          </table:table-cell>
          <table:table-cell office:value-type="time" office:time-value="PT10H56M19.289S">
            <text:p>10:56:19.29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901">
            <text:p>1901</text:p>
          </table:table-cell>
          <table:table-cell table:number-columns-repeated="1017"/>
        </table:table-row>
        <table:table-row table:style-name="ro1">
          <table:table-cell office:value-type="float" office:value="2514">
            <text:p>2514</text:p>
          </table:table-cell>
          <table:table-cell office:value-type="time" office:time-value="PT10H56M00.631S">
            <text:p>10:56:00.63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8768">
            <text:p>18768</text:p>
          </table:table-cell>
          <table:table-cell office:value-type="string">
            <text:p>Success</text:p>
          </table:table-cell>
          <table:table-cell office:value-type="float" office:value="45656">
            <text:p>45656</text:p>
          </table:table-cell>
          <table:table-cell table:number-columns-repeated="1017"/>
        </table:table-row>
        <table:table-row table:style-name="ro1">
          <table:table-cell office:value-type="float" office:value="2515">
            <text:p>2515</text:p>
          </table:table-cell>
          <table:table-cell office:value-type="time" office:time-value="PT10H56M13.203S">
            <text:p>10:56:13.20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6235">
            <text:p>6235</text:p>
          </table:table-cell>
          <table:table-cell office:value-type="string">
            <text:p>Success</text:p>
          </table:table-cell>
          <table:table-cell office:value-type="float" office:value="41234">
            <text:p>41234</text:p>
          </table:table-cell>
          <table:table-cell table:number-columns-repeated="1017"/>
        </table:table-row>
        <table:table-row table:style-name="ro1">
          <table:table-cell office:value-type="float" office:value="2516">
            <text:p>2516</text:p>
          </table:table-cell>
          <table:table-cell office:value-type="time" office:time-value="PT10H56M13.248S">
            <text:p>10:56:13.25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6203">
            <text:p>6203</text:p>
          </table:table-cell>
          <table:table-cell office:value-type="string">
            <text:p>Success</text:p>
          </table:table-cell>
          <table:table-cell office:value-type="float" office:value="40056">
            <text:p>40056</text:p>
          </table:table-cell>
          <table:table-cell table:number-columns-repeated="1017"/>
        </table:table-row>
        <table:table-row table:style-name="ro1">
          <table:table-cell office:value-type="float" office:value="2517">
            <text:p>2517</text:p>
          </table:table-cell>
          <table:table-cell office:value-type="time" office:time-value="PT10H56M07.168S">
            <text:p>10:56:07.17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2293">
            <text:p>12293</text:p>
          </table:table-cell>
          <table:table-cell office:value-type="string">
            <text:p>Success</text:p>
          </table:table-cell>
          <table:table-cell office:value-type="float" office:value="50025">
            <text:p>50025</text:p>
          </table:table-cell>
          <table:table-cell table:number-columns-repeated="1017"/>
        </table:table-row>
        <table:table-row table:style-name="ro1">
          <table:table-cell office:value-type="float" office:value="2518">
            <text:p>2518</text:p>
          </table:table-cell>
          <table:table-cell office:value-type="time" office:time-value="PT10H56M19.44S">
            <text:p>10:56:19.44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519">
            <text:p>2519</text:p>
          </table:table-cell>
          <table:table-cell office:value-type="time" office:time-value="PT10H56M10.678S">
            <text:p>10:56:10.68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8803">
            <text:p>8803</text:p>
          </table:table-cell>
          <table:table-cell office:value-type="string">
            <text:p>Success</text:p>
          </table:table-cell>
          <table:table-cell office:value-type="float" office:value="46586">
            <text:p>46586</text:p>
          </table:table-cell>
          <table:table-cell table:number-columns-repeated="1017"/>
        </table:table-row>
        <table:table-row table:style-name="ro1">
          <table:table-cell office:value-type="float" office:value="2520">
            <text:p>2520</text:p>
          </table:table-cell>
          <table:table-cell office:value-type="time" office:time-value="PT10H56M19.472S">
            <text:p>10:56:19.47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521">
            <text:p>2521</text:p>
          </table:table-cell>
          <table:table-cell office:value-type="time" office:time-value="PT10H56M13.28S">
            <text:p>10:56:13.28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6212">
            <text:p>6212</text:p>
          </table:table-cell>
          <table:table-cell office:value-type="string">
            <text:p>Success</text:p>
          </table:table-cell>
          <table:table-cell office:value-type="float" office:value="40808">
            <text:p>40808</text:p>
          </table:table-cell>
          <table:table-cell table:number-columns-repeated="1017"/>
        </table:table-row>
        <table:table-row table:style-name="ro1">
          <table:table-cell office:value-type="float" office:value="2522">
            <text:p>2522</text:p>
          </table:table-cell>
          <table:table-cell office:value-type="time" office:time-value="PT10H56M19.462S">
            <text:p>10:56:19.46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523">
            <text:p>2523</text:p>
          </table:table-cell>
          <table:table-cell office:value-type="time" office:time-value="PT10H56M19.452S">
            <text:p>10:56:19.45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185">
            <text:p>185</text:p>
          </table:table-cell>
          <table:table-cell table:number-columns-repeated="1017"/>
        </table:table-row>
        <table:table-row table:style-name="ro1">
          <table:table-cell office:value-type="float" office:value="2524">
            <text:p>2524</text:p>
          </table:table-cell>
          <table:table-cell office:value-type="time" office:time-value="PT10H56M19.482S">
            <text:p>10:56:19.48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525">
            <text:p>2525</text:p>
          </table:table-cell>
          <table:table-cell office:value-type="time" office:time-value="PT10H56M19.51S">
            <text:p>10:56:19.51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85">
            <text:p>185</text:p>
          </table:table-cell>
          <table:table-cell table:number-columns-repeated="1017"/>
        </table:table-row>
        <table:table-row table:style-name="ro1">
          <table:table-cell office:value-type="float" office:value="2526">
            <text:p>2526</text:p>
          </table:table-cell>
          <table:table-cell office:value-type="time" office:time-value="PT10H56M19.508S">
            <text:p>10:56:19.51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527">
            <text:p>2527</text:p>
          </table:table-cell>
          <table:table-cell office:value-type="time" office:time-value="PT10H56M19.522S">
            <text:p>10:56:19.52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528">
            <text:p>2528</text:p>
          </table:table-cell>
          <table:table-cell office:value-type="time" office:time-value="PT10H56M19.541S">
            <text:p>10:56:19.54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901">
            <text:p>1901</text:p>
          </table:table-cell>
          <table:table-cell table:number-columns-repeated="1017"/>
        </table:table-row>
        <table:table-row table:style-name="ro1">
          <table:table-cell office:value-type="float" office:value="2529">
            <text:p>2529</text:p>
          </table:table-cell>
          <table:table-cell office:value-type="time" office:time-value="PT10H56M19.546S">
            <text:p>10:56:19.55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901">
            <text:p>1901</text:p>
          </table:table-cell>
          <table:table-cell table:number-columns-repeated="1017"/>
        </table:table-row>
        <table:table-row table:style-name="ro1">
          <table:table-cell office:value-type="float" office:value="2530">
            <text:p>2530</text:p>
          </table:table-cell>
          <table:table-cell office:value-type="time" office:time-value="PT10H56M19.563S">
            <text:p>10:56:19.56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901">
            <text:p>1901</text:p>
          </table:table-cell>
          <table:table-cell table:number-columns-repeated="1017"/>
        </table:table-row>
        <table:table-row table:style-name="ro1">
          <table:table-cell office:value-type="float" office:value="2531">
            <text:p>2531</text:p>
          </table:table-cell>
          <table:table-cell office:value-type="time" office:time-value="PT10H56M19.566S">
            <text:p>10:56:19.57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901">
            <text:p>1901</text:p>
          </table:table-cell>
          <table:table-cell table:number-columns-repeated="1017"/>
        </table:table-row>
        <table:table-row table:style-name="ro1">
          <table:table-cell office:value-type="float" office:value="2532">
            <text:p>2532</text:p>
          </table:table-cell>
          <table:table-cell office:value-type="time" office:time-value="PT10H56M19.534S">
            <text:p>10:56:19.53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50">
            <text:p>150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2533">
            <text:p>2533</text:p>
          </table:table-cell>
          <table:table-cell office:value-type="time" office:time-value="PT10H56M12.101S">
            <text:p>10:56:12.10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7869">
            <text:p>7869</text:p>
          </table:table-cell>
          <table:table-cell office:value-type="string">
            <text:p>Success</text:p>
          </table:table-cell>
          <table:table-cell office:value-type="float" office:value="47665">
            <text:p>47665</text:p>
          </table:table-cell>
          <table:table-cell table:number-columns-repeated="1017"/>
        </table:table-row>
        <table:table-row table:style-name="ro1">
          <table:table-cell office:value-type="float" office:value="2534">
            <text:p>2534</text:p>
          </table:table-cell>
          <table:table-cell office:value-type="time" office:time-value="PT10H56M18.953S">
            <text:p>10:56:18.95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021">
            <text:p>1021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2535">
            <text:p>2535</text:p>
          </table:table-cell>
          <table:table-cell office:value-type="time" office:time-value="PT10H56M19.971S">
            <text:p>10:56:19.97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office:value-type="float" office:value="2536">
            <text:p>2536</text:p>
          </table:table-cell>
          <table:table-cell office:value-type="time" office:time-value="PT10H56M19.989S">
            <text:p>10:56:19.99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office:value-type="float" office:value="2537">
            <text:p>2537</text:p>
          </table:table-cell>
          <table:table-cell office:value-type="time" office:time-value="PT10H56M07.112S">
            <text:p>10:56:07.11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3999">
            <text:p>13999</text:p>
          </table:table-cell>
          <table:table-cell office:value-type="string">
            <text:p>Success</text:p>
          </table:table-cell>
          <table:table-cell office:value-type="float" office:value="51042">
            <text:p>51042</text:p>
          </table:table-cell>
          <table:table-cell table:number-columns-repeated="1017"/>
        </table:table-row>
        <table:table-row table:style-name="ro1">
          <table:table-cell office:value-type="float" office:value="2538">
            <text:p>2538</text:p>
          </table:table-cell>
          <table:table-cell office:value-type="time" office:time-value="PT10H56M21.113S">
            <text:p>10:56:21.11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539">
            <text:p>2539</text:p>
          </table:table-cell>
          <table:table-cell office:value-type="time" office:time-value="PT10H56M21.128S">
            <text:p>10:56:21.13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540">
            <text:p>2540</text:p>
          </table:table-cell>
          <table:table-cell office:value-type="time" office:time-value="PT10H56M18.853S">
            <text:p>10:56:18.85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2334">
            <text:p>2334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541">
            <text:p>2541</text:p>
          </table:table-cell>
          <table:table-cell office:value-type="time" office:time-value="PT10H56M21.188S">
            <text:p>10:56:21.19</text:p>
          </table:table-cell>
          <table:table-cell office:value-type="string">
            <text:p>TC0003_PlannerC 3-29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42">
            <text:p>2542</text:p>
          </table:table-cell>
          <table:table-cell office:value-type="time" office:time-value="PT10H56M21.195S">
            <text:p>10:56:21.20</text:p>
          </table:table-cell>
          <table:table-cell office:value-type="string">
            <text:p>TC0003_PlannerC 3-29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43">
            <text:p>2543</text:p>
          </table:table-cell>
          <table:table-cell office:value-type="time" office:time-value="PT10H56M21.2S">
            <text:p>10:56:21.20</text:p>
          </table:table-cell>
          <table:table-cell office:value-type="string">
            <text:p>TC0003_PlannerC 3-29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44">
            <text:p>2544</text:p>
          </table:table-cell>
          <table:table-cell office:value-type="time" office:time-value="PT10H56M07.03S">
            <text:p>10:56:07.03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4280">
            <text:p>14280</text:p>
          </table:table-cell>
          <table:table-cell office:value-type="string">
            <text:p>Success</text:p>
          </table:table-cell>
          <table:table-cell office:value-type="float" office:value="48352">
            <text:p>48352</text:p>
          </table:table-cell>
          <table:table-cell table:number-columns-repeated="1017"/>
        </table:table-row>
        <table:table-row table:style-name="ro1">
          <table:table-cell office:value-type="float" office:value="2545">
            <text:p>2545</text:p>
          </table:table-cell>
          <table:table-cell office:value-type="time" office:time-value="PT10H56M21.311S">
            <text:p>10:56:21.31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02">
            <text:p>10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546">
            <text:p>2546</text:p>
          </table:table-cell>
          <table:table-cell office:value-type="time" office:time-value="PT10H56M21.414S">
            <text:p>10:56:21.41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547">
            <text:p>2547</text:p>
          </table:table-cell>
          <table:table-cell office:value-type="time" office:time-value="PT10H56M21.433S">
            <text:p>10:56:21.43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111">
            <text:p>2111</text:p>
          </table:table-cell>
          <table:table-cell table:number-columns-repeated="1017"/>
        </table:table-row>
        <table:table-row table:style-name="ro1">
          <table:table-cell office:value-type="float" office:value="2548">
            <text:p>2548</text:p>
          </table:table-cell>
          <table:table-cell office:value-type="time" office:time-value="PT10H56M21.491S">
            <text:p>10:56:21.49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2111">
            <text:p>2111</text:p>
          </table:table-cell>
          <table:table-cell table:number-columns-repeated="1017"/>
        </table:table-row>
        <table:table-row table:style-name="ro1">
          <table:table-cell office:value-type="float" office:value="2549">
            <text:p>2549</text:p>
          </table:table-cell>
          <table:table-cell office:value-type="time" office:time-value="PT10H56M06.974S">
            <text:p>10:56:06.97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4632">
            <text:p>14632</text:p>
          </table:table-cell>
          <table:table-cell office:value-type="string">
            <text:p>Success</text:p>
          </table:table-cell>
          <table:table-cell office:value-type="float" office:value="46593">
            <text:p>46593</text:p>
          </table:table-cell>
          <table:table-cell table:number-columns-repeated="1017"/>
        </table:table-row>
        <table:table-row table:style-name="ro1">
          <table:table-cell office:value-type="float" office:value="2550">
            <text:p>2550</text:p>
          </table:table-cell>
          <table:table-cell office:value-type="time" office:time-value="PT10H56M18.741S">
            <text:p>10:56:18.74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2879">
            <text:p>2879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551">
            <text:p>2551</text:p>
          </table:table-cell>
          <table:table-cell office:value-type="time" office:time-value="PT10H56M18.816S">
            <text:p>10:56:18.82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2809">
            <text:p>2809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552">
            <text:p>2552</text:p>
          </table:table-cell>
          <table:table-cell office:value-type="time" office:time-value="PT10H56M18.78S">
            <text:p>10:56:18.78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2847">
            <text:p>2847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553">
            <text:p>2553</text:p>
          </table:table-cell>
          <table:table-cell office:value-type="time" office:time-value="PT10H56M07.103S">
            <text:p>10:56:07.10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4542">
            <text:p>14542</text:p>
          </table:table-cell>
          <table:table-cell office:value-type="string">
            <text:p>Success</text:p>
          </table:table-cell>
          <table:table-cell office:value-type="float" office:value="47964">
            <text:p>47964</text:p>
          </table:table-cell>
          <table:table-cell table:number-columns-repeated="1017"/>
        </table:table-row>
        <table:table-row table:style-name="ro1">
          <table:table-cell office:value-type="float" office:value="2554">
            <text:p>2554</text:p>
          </table:table-cell>
          <table:table-cell office:value-type="time" office:time-value="PT10H56M21.626S">
            <text:p>10:56:21.63</text:p>
          </table:table-cell>
          <table:table-cell office:value-type="string">
            <text:p>TC0002_PlannerB 2-30</text:p>
          </table:table-cell>
          <table:table-cell office:value-type="string">
            <text:p>/logout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55">
            <text:p>2555</text:p>
          </table:table-cell>
          <table:table-cell office:value-type="time" office:time-value="PT10H56M21.628S">
            <text:p>10:56:21.63</text:p>
          </table:table-cell>
          <table:table-cell office:value-type="string">
            <text:p>TC0002_PlannerB 2-11</text:p>
          </table:table-cell>
          <table:table-cell office:value-type="string">
            <text:p>/logout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56">
            <text:p>2556</text:p>
          </table:table-cell>
          <table:table-cell office:value-type="time" office:time-value="PT10H56M21.622S">
            <text:p>10:56:21.62</text:p>
          </table:table-cell>
          <table:table-cell office:value-type="string">
            <text:p>TC0002_PlannerB 2-12</text:p>
          </table:table-cell>
          <table:table-cell office:value-type="string">
            <text:p>/logout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57">
            <text:p>2557</text:p>
          </table:table-cell>
          <table:table-cell office:value-type="time" office:time-value="PT10H56M21.657S">
            <text:p>10:56:21.66</text:p>
          </table:table-cell>
          <table:table-cell office:value-type="string">
            <text:p>TC0002_PlannerB 2-11</text:p>
          </table:table-cell>
          <table:table-cell office:value-type="string">
            <text:p>/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58">
            <text:p>2558</text:p>
          </table:table-cell>
          <table:table-cell office:value-type="time" office:time-value="PT10H56M21.657S">
            <text:p>10:56:21.66</text:p>
          </table:table-cell>
          <table:table-cell office:value-type="string">
            <text:p>TC0002_PlannerB 2-30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59">
            <text:p>2559</text:p>
          </table:table-cell>
          <table:table-cell office:value-type="time" office:time-value="PT10H56M21.659S">
            <text:p>10:56:21.66</text:p>
          </table:table-cell>
          <table:table-cell office:value-type="string">
            <text:p>TC0002_PlannerB 2-12</text:p>
          </table:table-cell>
          <table:table-cell office:value-type="string">
            <text:p>/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60">
            <text:p>2560</text:p>
          </table:table-cell>
          <table:table-cell office:value-type="time" office:time-value="PT10H56M07.025S">
            <text:p>10:56:07.03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4654">
            <text:p>14654</text:p>
          </table:table-cell>
          <table:table-cell office:value-type="string">
            <text:p>Success</text:p>
          </table:table-cell>
          <table:table-cell office:value-type="float" office:value="48882">
            <text:p>48882</text:p>
          </table:table-cell>
          <table:table-cell table:number-columns-repeated="1017"/>
        </table:table-row>
        <table:table-row table:style-name="ro1">
          <table:table-cell office:value-type="float" office:value="2561">
            <text:p>2561</text:p>
          </table:table-cell>
          <table:table-cell office:value-type="time" office:time-value="PT10H56M21.671S">
            <text:p>10:56:21.67</text:p>
          </table:table-cell>
          <table:table-cell office:value-type="string">
            <text:p>TC0002_PlannerB 2-11</text:p>
          </table:table-cell>
          <table:table-cell office:value-type="string">
            <text:p>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62">
            <text:p>2562</text:p>
          </table:table-cell>
          <table:table-cell office:value-type="time" office:time-value="PT10H56M21.673S">
            <text:p>10:56:21.67</text:p>
          </table:table-cell>
          <table:table-cell office:value-type="string">
            <text:p>TC0002_PlannerB 2-30</text:p>
          </table:table-cell>
          <table:table-cell office:value-type="string">
            <text:p>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63">
            <text:p>2563</text:p>
          </table:table-cell>
          <table:table-cell office:value-type="time" office:time-value="PT10H56M21.677S">
            <text:p>10:56:21.68</text:p>
          </table:table-cell>
          <table:table-cell office:value-type="string">
            <text:p>TC0002_PlannerB 2-12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64">
            <text:p>2564</text:p>
          </table:table-cell>
          <table:table-cell office:value-type="time" office:time-value="PT10H56M21.607S">
            <text:p>10:56:21.61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565">
            <text:p>2565</text:p>
          </table:table-cell>
          <table:table-cell office:value-type="time" office:time-value="PT10H56M21.68S">
            <text:p>10:56:21.68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office:value-type="float" office:value="2566">
            <text:p>2566</text:p>
          </table:table-cell>
          <table:table-cell office:value-type="time" office:time-value="PT10H56M21.703S">
            <text:p>10:56:21.70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office:value-type="float" office:value="2567">
            <text:p>2567</text:p>
          </table:table-cell>
          <table:table-cell office:value-type="time" office:time-value="PT10H56M21.694S">
            <text:p>10:56:21.69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568">
            <text:p>2568</text:p>
          </table:table-cell>
          <table:table-cell office:value-type="time" office:time-value="PT10H56M21.721S">
            <text:p>10:56:21.72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111">
            <text:p>2111</text:p>
          </table:table-cell>
          <table:table-cell table:number-columns-repeated="1017"/>
        </table:table-row>
        <table:table-row table:style-name="ro1">
          <table:table-cell office:value-type="float" office:value="2569">
            <text:p>2569</text:p>
          </table:table-cell>
          <table:table-cell office:value-type="time" office:time-value="PT10H56M21.747S">
            <text:p>10:56:21.75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111">
            <text:p>2111</text:p>
          </table:table-cell>
          <table:table-cell table:number-columns-repeated="1017"/>
        </table:table-row>
        <table:table-row table:style-name="ro1">
          <table:table-cell office:value-type="float" office:value="2570">
            <text:p>2570</text:p>
          </table:table-cell>
          <table:table-cell office:value-type="time" office:time-value="PT10H56M21.718S">
            <text:p>10:56:21.72</text:p>
          </table:table-cell>
          <table:table-cell office:value-type="string">
            <text:p>TC0003_PlannerC 3-27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36">
            <text:p>136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2571">
            <text:p>2571</text:p>
          </table:table-cell>
          <table:table-cell office:value-type="time" office:time-value="PT10H56M13.126S">
            <text:p>10:56:13.13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8886">
            <text:p>8886</text:p>
          </table:table-cell>
          <table:table-cell office:value-type="string">
            <text:p>Success</text:p>
          </table:table-cell>
          <table:table-cell office:value-type="float" office:value="42804">
            <text:p>42804</text:p>
          </table:table-cell>
          <table:table-cell table:number-columns-repeated="1017"/>
        </table:table-row>
        <table:table-row table:style-name="ro1">
          <table:table-cell office:value-type="float" office:value="2572">
            <text:p>2572</text:p>
          </table:table-cell>
          <table:table-cell office:value-type="time" office:time-value="PT10H56M22.014S">
            <text:p>10:56:22.01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573">
            <text:p>2573</text:p>
          </table:table-cell>
          <table:table-cell office:value-type="time" office:time-value="PT10H56M22.03S">
            <text:p>10:56:22.03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574">
            <text:p>2574</text:p>
          </table:table-cell>
          <table:table-cell office:value-type="time" office:time-value="PT10H56M03.289S">
            <text:p>10:56:03.29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8987">
            <text:p>18987</text:p>
          </table:table-cell>
          <table:table-cell office:value-type="string">
            <text:p>Success</text:p>
          </table:table-cell>
          <table:table-cell office:value-type="float" office:value="46536">
            <text:p>46536</text:p>
          </table:table-cell>
          <table:table-cell table:number-columns-repeated="1017"/>
        </table:table-row>
        <table:table-row table:style-name="ro1">
          <table:table-cell office:value-type="float" office:value="2575">
            <text:p>2575</text:p>
          </table:table-cell>
          <table:table-cell office:value-type="time" office:time-value="PT10H56M20.002S">
            <text:p>10:56:20.00</text:p>
          </table:table-cell>
          <table:table-cell office:value-type="string">
            <text:p>TC0003_PlannerC 3-21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283">
            <text:p>2283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2576">
            <text:p>2576</text:p>
          </table:table-cell>
          <table:table-cell office:value-type="time" office:time-value="PT10H56M22.278S">
            <text:p>10:56:22.28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577">
            <text:p>2577</text:p>
          </table:table-cell>
          <table:table-cell office:value-type="time" office:time-value="PT10H56M22.295S">
            <text:p>10:56:22.30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578">
            <text:p>2578</text:p>
          </table:table-cell>
          <table:table-cell office:value-type="time" office:time-value="PT10H56M19.4S">
            <text:p>10:56:19.40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3044">
            <text:p>3044</text:p>
          </table:table-cell>
          <table:table-cell office:value-type="string">
            <text:p>Success</text:p>
          </table:table-cell>
          <table:table-cell office:value-type="float" office:value="18173">
            <text:p>18173</text:p>
          </table:table-cell>
          <table:table-cell table:number-columns-repeated="1017"/>
        </table:table-row>
        <table:table-row table:style-name="ro1">
          <table:table-cell office:value-type="float" office:value="2579">
            <text:p>2579</text:p>
          </table:table-cell>
          <table:table-cell office:value-type="time" office:time-value="PT10H56M22.446S">
            <text:p>10:56:22.45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2580">
            <text:p>2580</text:p>
          </table:table-cell>
          <table:table-cell office:value-type="time" office:time-value="PT10H56M22.468S">
            <text:p>10:56:22.47</text:p>
          </table:table-cell>
          <table:table-cell office:value-type="string">
            <text:p>TC0001_PlannerA 1-16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81">
            <text:p>2581</text:p>
          </table:table-cell>
          <table:table-cell office:value-type="time" office:time-value="PT10H56M22.479S">
            <text:p>10:56:22.48</text:p>
          </table:table-cell>
          <table:table-cell office:value-type="string">
            <text:p>TC0001_PlannerA 1-16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82">
            <text:p>2582</text:p>
          </table:table-cell>
          <table:table-cell office:value-type="time" office:time-value="PT10H56M22.485S">
            <text:p>10:56:22.49</text:p>
          </table:table-cell>
          <table:table-cell office:value-type="string">
            <text:p>TC0001_PlannerA 1-16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83">
            <text:p>2583</text:p>
          </table:table-cell>
          <table:table-cell office:value-type="time" office:time-value="PT10H56M13.278S">
            <text:p>10:56:13.28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9573">
            <text:p>9573</text:p>
          </table:table-cell>
          <table:table-cell office:value-type="string">
            <text:p>Success</text:p>
          </table:table-cell>
          <table:table-cell office:value-type="float" office:value="43845">
            <text:p>43845</text:p>
          </table:table-cell>
          <table:table-cell table:number-columns-repeated="1017"/>
        </table:table-row>
        <table:table-row table:style-name="ro1">
          <table:table-cell office:value-type="float" office:value="2584">
            <text:p>2584</text:p>
          </table:table-cell>
          <table:table-cell office:value-type="time" office:time-value="PT10H56M22.852S">
            <text:p>10:56:22.85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73">
            <text:p>273</text:p>
          </table:table-cell>
          <table:table-cell table:number-columns-repeated="1017"/>
        </table:table-row>
        <table:table-row table:style-name="ro1">
          <table:table-cell office:value-type="float" office:value="2585">
            <text:p>2585</text:p>
          </table:table-cell>
          <table:table-cell office:value-type="time" office:time-value="PT10H56M22.903S">
            <text:p>10:56:22.90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73">
            <text:p>273</text:p>
          </table:table-cell>
          <table:table-cell table:number-columns-repeated="1017"/>
        </table:table-row>
        <table:table-row table:style-name="ro1">
          <table:table-cell office:value-type="float" office:value="2586">
            <text:p>2586</text:p>
          </table:table-cell>
          <table:table-cell office:value-type="time" office:time-value="PT10H56M12.094S">
            <text:p>10:56:12.09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0861">
            <text:p>10861</text:p>
          </table:table-cell>
          <table:table-cell office:value-type="string">
            <text:p>Success</text:p>
          </table:table-cell>
          <table:table-cell office:value-type="float" office:value="40850">
            <text:p>40850</text:p>
          </table:table-cell>
          <table:table-cell table:number-columns-repeated="1017"/>
        </table:table-row>
        <table:table-row table:style-name="ro1">
          <table:table-cell office:value-type="float" office:value="2587">
            <text:p>2587</text:p>
          </table:table-cell>
          <table:table-cell office:value-type="time" office:time-value="PT10H56M22.956S">
            <text:p>10:56:22.96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29">
            <text:p>229</text:p>
          </table:table-cell>
          <table:table-cell table:number-columns-repeated="1017"/>
        </table:table-row>
        <table:table-row table:style-name="ro1">
          <table:table-cell office:value-type="float" office:value="2588">
            <text:p>2588</text:p>
          </table:table-cell>
          <table:table-cell office:value-type="time" office:time-value="PT10H56M22.972S">
            <text:p>10:56:22.97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29">
            <text:p>229</text:p>
          </table:table-cell>
          <table:table-cell table:number-columns-repeated="1017"/>
        </table:table-row>
        <table:table-row table:style-name="ro1">
          <table:table-cell office:value-type="float" office:value="2589">
            <text:p>2589</text:p>
          </table:table-cell>
          <table:table-cell office:value-type="time" office:time-value="PT10H56M22.938S">
            <text:p>10:56:22.94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2590">
            <text:p>2590</text:p>
          </table:table-cell>
          <table:table-cell office:value-type="time" office:time-value="PT10H56M06.126S">
            <text:p>10:56:06.13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16875">
            <text:p>16875</text:p>
          </table:table-cell>
          <table:table-cell office:value-type="string">
            <text:p>Success</text:p>
          </table:table-cell>
          <table:table-cell office:value-type="float" office:value="48681">
            <text:p>48681</text:p>
          </table:table-cell>
          <table:table-cell table:number-columns-repeated="1017"/>
        </table:table-row>
        <table:table-row table:style-name="ro1">
          <table:table-cell office:value-type="float" office:value="2591">
            <text:p>2591</text:p>
          </table:table-cell>
          <table:table-cell office:value-type="time" office:time-value="PT10H56M13.214S">
            <text:p>10:56:13.21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9818">
            <text:p>9818</text:p>
          </table:table-cell>
          <table:table-cell office:value-type="string">
            <text:p>Success</text:p>
          </table:table-cell>
          <table:table-cell office:value-type="float" office:value="42321">
            <text:p>42321</text:p>
          </table:table-cell>
          <table:table-cell table:number-columns-repeated="1017"/>
        </table:table-row>
        <table:table-row table:style-name="ro1">
          <table:table-cell office:value-type="float" office:value="2592">
            <text:p>2592</text:p>
          </table:table-cell>
          <table:table-cell office:value-type="time" office:time-value="PT10H56M23.003S">
            <text:p>10:56:23.00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office:value-type="float" office:value="2593">
            <text:p>2593</text:p>
          </table:table-cell>
          <table:table-cell office:value-type="time" office:time-value="PT10H56M23.038S">
            <text:p>10:56:23.04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office:value-type="float" office:value="2594">
            <text:p>2594</text:p>
          </table:table-cell>
          <table:table-cell office:value-type="time" office:time-value="PT10H56M23.033S">
            <text:p>10:56:23.03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595">
            <text:p>2595</text:p>
          </table:table-cell>
          <table:table-cell office:value-type="time" office:time-value="PT10H56M23.061S">
            <text:p>10:56:23.06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596">
            <text:p>2596</text:p>
          </table:table-cell>
          <table:table-cell office:value-type="time" office:time-value="PT10H56M22.987S">
            <text:p>10:56:22.99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04">
            <text:p>104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2597">
            <text:p>2597</text:p>
          </table:table-cell>
          <table:table-cell office:value-type="time" office:time-value="PT10H56M21.855S">
            <text:p>10:56:21.86</text:p>
          </table:table-cell>
          <table:table-cell office:value-type="string">
            <text:p>TC0003_PlannerC 3-27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303">
            <text:p>1303</text:p>
          </table:table-cell>
          <table:table-cell office:value-type="string">
            <text:p>Success</text:p>
          </table:table-cell>
          <table:table-cell office:value-type="float" office:value="18452">
            <text:p>18452</text:p>
          </table:table-cell>
          <table:table-cell table:number-columns-repeated="1017"/>
        </table:table-row>
        <table:table-row table:style-name="ro1">
          <table:table-cell office:value-type="float" office:value="2598">
            <text:p>2598</text:p>
          </table:table-cell>
          <table:table-cell office:value-type="time" office:time-value="PT10H56M18.771S">
            <text:p>10:56:18.77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4400">
            <text:p>4400</text:p>
          </table:table-cell>
          <table:table-cell office:value-type="string">
            <text:p>Success</text:p>
          </table:table-cell>
          <table:table-cell office:value-type="float" office:value="16762">
            <text:p>16762</text:p>
          </table:table-cell>
          <table:table-cell table:number-columns-repeated="1017"/>
        </table:table-row>
        <table:table-row table:style-name="ro1">
          <table:table-cell office:value-type="float" office:value="2599">
            <text:p>2599</text:p>
          </table:table-cell>
          <table:table-cell office:value-type="time" office:time-value="PT10H56M23.061S">
            <text:p>10:56:23.06</text:p>
          </table:table-cell>
          <table:table-cell office:value-type="string">
            <text:p>TC0003_PlannerC 3-28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18">
            <text:p>118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2600">
            <text:p>2600</text:p>
          </table:table-cell>
          <table:table-cell office:value-type="time" office:time-value="PT10H56M18.901S">
            <text:p>10:56:18.90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4284">
            <text:p>4284</text:p>
          </table:table-cell>
          <table:table-cell office:value-type="string">
            <text:p>Success</text:p>
          </table:table-cell>
          <table:table-cell office:value-type="float" office:value="41231">
            <text:p>41231</text:p>
          </table:table-cell>
          <table:table-cell table:number-columns-repeated="1017"/>
        </table:table-row>
        <table:table-row table:style-name="ro1">
          <table:table-cell office:value-type="float" office:value="2601">
            <text:p>2601</text:p>
          </table:table-cell>
          <table:table-cell office:value-type="time" office:time-value="PT10H56M21.143S">
            <text:p>10:56:21.14</text:p>
          </table:table-cell>
          <table:table-cell office:value-type="string">
            <text:p>TC0001_PlannerA 1-22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075">
            <text:p>2075</text:p>
          </table:table-cell>
          <table:table-cell office:value-type="string">
            <text:p>Success</text:p>
          </table:table-cell>
          <table:table-cell office:value-type="float" office:value="27954">
            <text:p>27954</text:p>
          </table:table-cell>
          <table:table-cell table:number-columns-repeated="1017"/>
        </table:table-row>
        <table:table-row table:style-name="ro1">
          <table:table-cell office:value-type="float" office:value="2602">
            <text:p>2602</text:p>
          </table:table-cell>
          <table:table-cell office:value-type="time" office:time-value="PT10H56M22.051S">
            <text:p>10:56:22.05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178">
            <text:p>1178</text:p>
          </table:table-cell>
          <table:table-cell office:value-type="string">
            <text:p>Success</text:p>
          </table:table-cell>
          <table:table-cell office:value-type="float" office:value="27954">
            <text:p>27954</text:p>
          </table:table-cell>
          <table:table-cell table:number-columns-repeated="1017"/>
        </table:table-row>
        <table:table-row table:style-name="ro1">
          <table:table-cell office:value-type="float" office:value="2603">
            <text:p>2603</text:p>
          </table:table-cell>
          <table:table-cell office:value-type="time" office:time-value="PT10H56M22.287S">
            <text:p>10:56:22.29</text:p>
          </table:table-cell>
          <table:table-cell office:value-type="string">
            <text:p>TC0003_PlannerC 3-21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952">
            <text:p>952</text:p>
          </table:table-cell>
          <table:table-cell office:value-type="string">
            <text:p>Success</text:p>
          </table:table-cell>
          <table:table-cell office:value-type="float" office:value="21294">
            <text:p>21294</text:p>
          </table:table-cell>
          <table:table-cell table:number-columns-repeated="1017"/>
        </table:table-row>
        <table:table-row table:style-name="ro1">
          <table:table-cell office:value-type="float" office:value="2604">
            <text:p>2604</text:p>
          </table:table-cell>
          <table:table-cell office:value-type="time" office:time-value="PT10H56M23.186S">
            <text:p>10:56:23.19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73">
            <text:p>273</text:p>
          </table:table-cell>
          <table:table-cell table:number-columns-repeated="1017"/>
        </table:table-row>
        <table:table-row table:style-name="ro1">
          <table:table-cell office:value-type="float" office:value="2605">
            <text:p>2605</text:p>
          </table:table-cell>
          <table:table-cell office:value-type="time" office:time-value="PT10H56M23.22S">
            <text:p>10:56:23.22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83">
            <text:p>183</text:p>
          </table:table-cell>
          <table:table-cell table:number-columns-repeated="1017"/>
        </table:table-row>
        <table:table-row table:style-name="ro1">
          <table:table-cell office:value-type="float" office:value="2606">
            <text:p>2606</text:p>
          </table:table-cell>
          <table:table-cell office:value-type="time" office:time-value="PT10H56M18.88S">
            <text:p>10:56:18.88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4376">
            <text:p>4376</text:p>
          </table:table-cell>
          <table:table-cell office:value-type="string">
            <text:p>Success</text:p>
          </table:table-cell>
          <table:table-cell office:value-type="float" office:value="28617">
            <text:p>28617</text:p>
          </table:table-cell>
          <table:table-cell table:number-columns-repeated="1017"/>
        </table:table-row>
        <table:table-row table:style-name="ro1">
          <table:table-cell office:value-type="float" office:value="2607">
            <text:p>2607</text:p>
          </table:table-cell>
          <table:table-cell office:value-type="time" office:time-value="PT10H56M23.231S">
            <text:p>10:56:23.23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41">
            <text:p>241</text:p>
          </table:table-cell>
          <table:table-cell table:number-columns-repeated="1017"/>
        </table:table-row>
        <table:table-row table:style-name="ro1">
          <table:table-cell office:value-type="float" office:value="2608">
            <text:p>2608</text:p>
          </table:table-cell>
          <table:table-cell office:value-type="time" office:time-value="PT10H56M13.17S">
            <text:p>10:56:13.1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0111">
            <text:p>10111</text:p>
          </table:table-cell>
          <table:table-cell office:value-type="string">
            <text:p>Success</text:p>
          </table:table-cell>
          <table:table-cell office:value-type="float" office:value="39928">
            <text:p>39928</text:p>
          </table:table-cell>
          <table:table-cell table:number-columns-repeated="1017"/>
        </table:table-row>
        <table:table-row table:style-name="ro1">
          <table:table-cell office:value-type="float" office:value="2609">
            <text:p>2609</text:p>
          </table:table-cell>
          <table:table-cell office:value-type="time" office:time-value="PT10H56M22.313S">
            <text:p>10:56:22.31</text:p>
          </table:table-cell>
          <table:table-cell office:value-type="string">
            <text:p>TC0001_PlannerA 1-26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970">
            <text:p>970</text:p>
          </table:table-cell>
          <table:table-cell office:value-type="string">
            <text:p>Success</text:p>
          </table:table-cell>
          <table:table-cell office:value-type="float" office:value="27954">
            <text:p>27954</text:p>
          </table:table-cell>
          <table:table-cell table:number-columns-repeated="1017"/>
        </table:table-row>
        <table:table-row table:style-name="ro1">
          <table:table-cell office:value-type="float" office:value="2610">
            <text:p>2610</text:p>
          </table:table-cell>
          <table:table-cell office:value-type="time" office:time-value="PT10H56M13.191S">
            <text:p>10:56:13.19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10093">
            <text:p>10093</text:p>
          </table:table-cell>
          <table:table-cell office:value-type="string">
            <text:p>Success</text:p>
          </table:table-cell>
          <table:table-cell office:value-type="float" office:value="39929">
            <text:p>39929</text:p>
          </table:table-cell>
          <table:table-cell table:number-columns-repeated="1017"/>
        </table:table-row>
        <table:table-row table:style-name="ro1">
          <table:table-cell office:value-type="float" office:value="2611">
            <text:p>2611</text:p>
          </table:table-cell>
          <table:table-cell office:value-type="time" office:time-value="PT10H56M23.241S">
            <text:p>10:56:23.24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73">
            <text:p>273</text:p>
          </table:table-cell>
          <table:table-cell table:number-columns-repeated="1017"/>
        </table:table-row>
        <table:table-row table:style-name="ro1">
          <table:table-cell office:value-type="float" office:value="2612">
            <text:p>2612</text:p>
          </table:table-cell>
          <table:table-cell office:value-type="time" office:time-value="PT10H56M18.866S">
            <text:p>10:56:18.87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4439">
            <text:p>4439</text:p>
          </table:table-cell>
          <table:table-cell office:value-type="string">
            <text:p>Success</text:p>
          </table:table-cell>
          <table:table-cell office:value-type="float" office:value="43152">
            <text:p>43152</text:p>
          </table:table-cell>
          <table:table-cell table:number-columns-repeated="1017"/>
        </table:table-row>
        <table:table-row table:style-name="ro1">
          <table:table-cell office:value-type="float" office:value="2613">
            <text:p>2613</text:p>
          </table:table-cell>
          <table:table-cell office:value-type="time" office:time-value="PT10H56M12.077S">
            <text:p>10:56:12.08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1237">
            <text:p>11237</text:p>
          </table:table-cell>
          <table:table-cell office:value-type="string">
            <text:p>Success</text:p>
          </table:table-cell>
          <table:table-cell office:value-type="float" office:value="47707">
            <text:p>47707</text:p>
          </table:table-cell>
          <table:table-cell table:number-columns-repeated="1017"/>
        </table:table-row>
        <table:table-row table:style-name="ro1">
          <table:table-cell office:value-type="float" office:value="2614">
            <text:p>2614</text:p>
          </table:table-cell>
          <table:table-cell office:value-type="time" office:time-value="PT10H56M07.118S">
            <text:p>10:56:07.12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6205">
            <text:p>16205</text:p>
          </table:table-cell>
          <table:table-cell office:value-type="string">
            <text:p>Success</text:p>
          </table:table-cell>
          <table:table-cell office:value-type="float" office:value="48987">
            <text:p>48987</text:p>
          </table:table-cell>
          <table:table-cell table:number-columns-repeated="1017"/>
        </table:table-row>
        <table:table-row table:style-name="ro1">
          <table:table-cell office:value-type="float" office:value="2615">
            <text:p>2615</text:p>
          </table:table-cell>
          <table:table-cell office:value-type="time" office:time-value="PT10H56M18.86S">
            <text:p>10:56:18.86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4485">
            <text:p>4485</text:p>
          </table:table-cell>
          <table:table-cell office:value-type="string">
            <text:p>Success</text:p>
          </table:table-cell>
          <table:table-cell office:value-type="float" office:value="41238">
            <text:p>41238</text:p>
          </table:table-cell>
          <table:table-cell table:number-columns-repeated="1017"/>
        </table:table-row>
        <table:table-row table:style-name="ro1">
          <table:table-cell office:value-type="float" office:value="2616">
            <text:p>2616</text:p>
          </table:table-cell>
          <table:table-cell office:value-type="time" office:time-value="PT10H56M23.284S">
            <text:p>10:56:23.28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183">
            <text:p>183</text:p>
          </table:table-cell>
          <table:table-cell table:number-columns-repeated="1017"/>
        </table:table-row>
        <table:table-row table:style-name="ro1">
          <table:table-cell office:value-type="float" office:value="2617">
            <text:p>2617</text:p>
          </table:table-cell>
          <table:table-cell office:value-type="time" office:time-value="PT10H56M23.285S">
            <text:p>10:56:23.29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618">
            <text:p>2618</text:p>
          </table:table-cell>
          <table:table-cell office:value-type="time" office:time-value="PT10H56M23.326S">
            <text:p>10:56:23.33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619">
            <text:p>2619</text:p>
          </table:table-cell>
          <table:table-cell office:value-type="time" office:time-value="PT10H56M23.322S">
            <text:p>10:56:23.32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620">
            <text:p>2620</text:p>
          </table:table-cell>
          <table:table-cell office:value-type="time" office:time-value="PT10H56M23.352S">
            <text:p>10:56:23.35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621">
            <text:p>2621</text:p>
          </table:table-cell>
          <table:table-cell office:value-type="time" office:time-value="PT10H56M23.306S">
            <text:p>10:56:23.31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622">
            <text:p>2622</text:p>
          </table:table-cell>
          <table:table-cell office:value-type="time" office:time-value="PT10H56M23.355S">
            <text:p>10:56:23.36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623">
            <text:p>2623</text:p>
          </table:table-cell>
          <table:table-cell office:value-type="time" office:time-value="PT10H56M23.35S">
            <text:p>10:56:23.35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624">
            <text:p>2624</text:p>
          </table:table-cell>
          <table:table-cell office:value-type="time" office:time-value="PT10H56M23.38S">
            <text:p>10:56:23.38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625">
            <text:p>2625</text:p>
          </table:table-cell>
          <table:table-cell office:value-type="time" office:time-value="PT10H56M23.39S">
            <text:p>10:56:23.39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2193">
            <text:p>2193</text:p>
          </table:table-cell>
          <table:table-cell table:number-columns-repeated="1017"/>
        </table:table-row>
        <table:table-row table:style-name="ro1">
          <table:table-cell office:value-type="float" office:value="2626">
            <text:p>2626</text:p>
          </table:table-cell>
          <table:table-cell office:value-type="time" office:time-value="PT10H56M23.397S">
            <text:p>10:56:23.40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2193">
            <text:p>2193</text:p>
          </table:table-cell>
          <table:table-cell table:number-columns-repeated="1017"/>
        </table:table-row>
        <table:table-row table:style-name="ro1">
          <table:table-cell office:value-type="float" office:value="2627">
            <text:p>2627</text:p>
          </table:table-cell>
          <table:table-cell office:value-type="time" office:time-value="PT10H56M18.842S">
            <text:p>10:56:18.84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4645">
            <text:p>4645</text:p>
          </table:table-cell>
          <table:table-cell office:value-type="string">
            <text:p>Success</text:p>
          </table:table-cell>
          <table:table-cell office:value-type="float" office:value="41236">
            <text:p>41236</text:p>
          </table:table-cell>
          <table:table-cell table:number-columns-repeated="1017"/>
        </table:table-row>
        <table:table-row table:style-name="ro1">
          <table:table-cell office:value-type="float" office:value="2628">
            <text:p>2628</text:p>
          </table:table-cell>
          <table:table-cell office:value-type="time" office:time-value="PT10H56M13.285S">
            <text:p>10:56:13.29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10205">
            <text:p>10205</text:p>
          </table:table-cell>
          <table:table-cell office:value-type="string">
            <text:p>Success</text:p>
          </table:table-cell>
          <table:table-cell office:value-type="float" office:value="43847">
            <text:p>43847</text:p>
          </table:table-cell>
          <table:table-cell table:number-columns-repeated="1017"/>
        </table:table-row>
        <table:table-row table:style-name="ro1">
          <table:table-cell office:value-type="float" office:value="2629">
            <text:p>2629</text:p>
          </table:table-cell>
          <table:table-cell office:value-type="time" office:time-value="PT10H56M18.832S">
            <text:p>10:56:18.83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4663">
            <text:p>4663</text:p>
          </table:table-cell>
          <table:table-cell office:value-type="string">
            <text:p>Success</text:p>
          </table:table-cell>
          <table:table-cell office:value-type="float" office:value="40163">
            <text:p>40163</text:p>
          </table:table-cell>
          <table:table-cell table:number-columns-repeated="1017"/>
        </table:table-row>
        <table:table-row table:style-name="ro1">
          <table:table-cell office:value-type="float" office:value="2630">
            <text:p>2630</text:p>
          </table:table-cell>
          <table:table-cell office:value-type="time" office:time-value="PT10H56M18.902S">
            <text:p>10:56:18.90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4602">
            <text:p>4602</text:p>
          </table:table-cell>
          <table:table-cell office:value-type="string">
            <text:p>Success</text:p>
          </table:table-cell>
          <table:table-cell office:value-type="float" office:value="43195">
            <text:p>43195</text:p>
          </table:table-cell>
          <table:table-cell table:number-columns-repeated="1017"/>
        </table:table-row>
        <table:table-row table:style-name="ro1">
          <table:table-cell office:value-type="float" office:value="2631">
            <text:p>2631</text:p>
          </table:table-cell>
          <table:table-cell office:value-type="time" office:time-value="PT10H56M23.497S">
            <text:p>10:56:23.50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632">
            <text:p>2632</text:p>
          </table:table-cell>
          <table:table-cell office:value-type="time" office:time-value="PT10H56M23.505S">
            <text:p>10:56:23.51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633">
            <text:p>2633</text:p>
          </table:table-cell>
          <table:table-cell office:value-type="time" office:time-value="PT10H56M18.943S">
            <text:p>10:56:18.94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4604">
            <text:p>4604</text:p>
          </table:table-cell>
          <table:table-cell office:value-type="string">
            <text:p>Success</text:p>
          </table:table-cell>
          <table:table-cell office:value-type="float" office:value="41234">
            <text:p>41234</text:p>
          </table:table-cell>
          <table:table-cell table:number-columns-repeated="1017"/>
        </table:table-row>
        <table:table-row table:style-name="ro1">
          <table:table-cell office:value-type="float" office:value="2634">
            <text:p>2634</text:p>
          </table:table-cell>
          <table:table-cell office:value-type="time" office:time-value="PT10H56M23.525S">
            <text:p>10:56:23.53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635">
            <text:p>2635</text:p>
          </table:table-cell>
          <table:table-cell office:value-type="time" office:time-value="PT10H56M23.527S">
            <text:p>10:56:23.53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636">
            <text:p>2636</text:p>
          </table:table-cell>
          <table:table-cell office:value-type="time" office:time-value="PT10H56M23.463S">
            <text:p>10:56:23.46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2193">
            <text:p>2193</text:p>
          </table:table-cell>
          <table:table-cell table:number-columns-repeated="1017"/>
        </table:table-row>
        <table:table-row table:style-name="ro1">
          <table:table-cell office:value-type="float" office:value="2637">
            <text:p>2637</text:p>
          </table:table-cell>
          <table:table-cell office:value-type="time" office:time-value="PT10H56M23.476S">
            <text:p>10:56:23.48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2193">
            <text:p>2193</text:p>
          </table:table-cell>
          <table:table-cell table:number-columns-repeated="1017"/>
        </table:table-row>
        <table:table-row table:style-name="ro1">
          <table:table-cell office:value-type="float" office:value="2638">
            <text:p>2638</text:p>
          </table:table-cell>
          <table:table-cell office:value-type="time" office:time-value="PT10H56M23.549S">
            <text:p>10:56:23.55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639">
            <text:p>2639</text:p>
          </table:table-cell>
          <table:table-cell office:value-type="time" office:time-value="PT10H56M23.492S">
            <text:p>10:56:23.49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105">
            <text:p>10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640">
            <text:p>2640</text:p>
          </table:table-cell>
          <table:table-cell office:value-type="time" office:time-value="PT10H56M23.588S">
            <text:p>10:56:23.59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641">
            <text:p>2641</text:p>
          </table:table-cell>
          <table:table-cell office:value-type="time" office:time-value="PT10H56M23.598S">
            <text:p>10:56:23.60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642">
            <text:p>2642</text:p>
          </table:table-cell>
          <table:table-cell office:value-type="time" office:time-value="PT10H56M23.623S">
            <text:p>10:56:23.62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193">
            <text:p>2193</text:p>
          </table:table-cell>
          <table:table-cell table:number-columns-repeated="1017"/>
        </table:table-row>
        <table:table-row table:style-name="ro1">
          <table:table-cell office:value-type="float" office:value="2643">
            <text:p>2643</text:p>
          </table:table-cell>
          <table:table-cell office:value-type="time" office:time-value="PT10H56M23.297S">
            <text:p>10:56:23.30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356">
            <text:p>356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2644">
            <text:p>2644</text:p>
          </table:table-cell>
          <table:table-cell office:value-type="time" office:time-value="PT10H56M23.655S">
            <text:p>10:56:23.66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193">
            <text:p>2193</text:p>
          </table:table-cell>
          <table:table-cell table:number-columns-repeated="1017"/>
        </table:table-row>
        <table:table-row table:style-name="ro1">
          <table:table-cell office:value-type="float" office:value="2645">
            <text:p>2645</text:p>
          </table:table-cell>
          <table:table-cell office:value-type="time" office:time-value="PT10H56M23.172S">
            <text:p>10:56:23.17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645">
            <text:p>645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646">
            <text:p>2646</text:p>
          </table:table-cell>
          <table:table-cell office:value-type="time" office:time-value="PT10H56M23.818S">
            <text:p>10:56:23.82</text:p>
          </table:table-cell>
          <table:table-cell office:value-type="string">
            <text:p>TC0002_PlannerB 2-17</text:p>
          </table:table-cell>
          <table:table-cell office:value-type="string">
            <text:p>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47">
            <text:p>2647</text:p>
          </table:table-cell>
          <table:table-cell office:value-type="time" office:time-value="PT10H56M23.833S">
            <text:p>10:56:23.83</text:p>
          </table:table-cell>
          <table:table-cell office:value-type="string">
            <text:p>TC0002_PlannerB 2-17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48">
            <text:p>2648</text:p>
          </table:table-cell>
          <table:table-cell office:value-type="time" office:time-value="PT10H56M23.837S">
            <text:p>10:56:23.84</text:p>
          </table:table-cell>
          <table:table-cell office:value-type="string">
            <text:p>TC0002_PlannerB 2-17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49">
            <text:p>2649</text:p>
          </table:table-cell>
          <table:table-cell office:value-type="time" office:time-value="PT10H56M21.57S">
            <text:p>10:56:21.57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3130">
            <text:p>3130</text:p>
          </table:table-cell>
          <table:table-cell office:value-type="string">
            <text:p>Success</text:p>
          </table:table-cell>
          <table:table-cell office:value-type="float" office:value="32559">
            <text:p>32559</text:p>
          </table:table-cell>
          <table:table-cell table:number-columns-repeated="1017"/>
        </table:table-row>
        <table:table-row table:style-name="ro1">
          <table:table-cell office:value-type="float" office:value="2650">
            <text:p>2650</text:p>
          </table:table-cell>
          <table:table-cell office:value-type="time" office:time-value="PT10H56M18.864S">
            <text:p>10:56:18.86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5851">
            <text:p>5851</text:p>
          </table:table-cell>
          <table:table-cell office:value-type="string">
            <text:p>Success</text:p>
          </table:table-cell>
          <table:table-cell office:value-type="float" office:value="38452">
            <text:p>38452</text:p>
          </table:table-cell>
          <table:table-cell table:number-columns-repeated="1017"/>
        </table:table-row>
        <table:table-row table:style-name="ro1">
          <table:table-cell office:value-type="float" office:value="2651">
            <text:p>2651</text:p>
          </table:table-cell>
          <table:table-cell office:value-type="time" office:time-value="PT10H56M23.655S">
            <text:p>10:56:23.66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095">
            <text:p>1095</text:p>
          </table:table-cell>
          <table:table-cell office:value-type="string">
            <text:p>Success</text:p>
          </table:table-cell>
          <table:table-cell office:value-type="float" office:value="25249">
            <text:p>25249</text:p>
          </table:table-cell>
          <table:table-cell table:number-columns-repeated="1017"/>
        </table:table-row>
        <table:table-row table:style-name="ro1">
          <table:table-cell office:value-type="float" office:value="2652">
            <text:p>2652</text:p>
          </table:table-cell>
          <table:table-cell office:value-type="time" office:time-value="PT10H56M18.949S">
            <text:p>10:56:18.95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5814">
            <text:p>5814</text:p>
          </table:table-cell>
          <table:table-cell office:value-type="string">
            <text:p>Success</text:p>
          </table:table-cell>
          <table:table-cell office:value-type="float" office:value="28612">
            <text:p>28612</text:p>
          </table:table-cell>
          <table:table-cell table:number-columns-repeated="1017"/>
        </table:table-row>
        <table:table-row table:style-name="ro1">
          <table:table-cell office:value-type="float" office:value="2653">
            <text:p>2653</text:p>
          </table:table-cell>
          <table:table-cell office:value-type="time" office:time-value="PT10H56M23.558S">
            <text:p>10:56:23.56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218">
            <text:p>1218</text:p>
          </table:table-cell>
          <table:table-cell office:value-type="string">
            <text:p>Success</text:p>
          </table:table-cell>
          <table:table-cell office:value-type="float" office:value="27954">
            <text:p>27954</text:p>
          </table:table-cell>
          <table:table-cell table:number-columns-repeated="1017"/>
        </table:table-row>
        <table:table-row table:style-name="ro1">
          <table:table-cell office:value-type="float" office:value="2654">
            <text:p>2654</text:p>
          </table:table-cell>
          <table:table-cell office:value-type="time" office:time-value="PT10H56M23.09S">
            <text:p>10:56:23.09</text:p>
          </table:table-cell>
          <table:table-cell office:value-type="string">
            <text:p>TC0001_PlannerA 1-28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688">
            <text:p>1688</text:p>
          </table:table-cell>
          <table:table-cell office:value-type="string">
            <text:p>Success</text:p>
          </table:table-cell>
          <table:table-cell office:value-type="float" office:value="27954">
            <text:p>27954</text:p>
          </table:table-cell>
          <table:table-cell table:number-columns-repeated="1017"/>
        </table:table-row>
        <table:table-row table:style-name="ro1">
          <table:table-cell office:value-type="float" office:value="2655">
            <text:p>2655</text:p>
          </table:table-cell>
          <table:table-cell office:value-type="time" office:time-value="PT10H56M23.349S">
            <text:p>10:56:23.35</text:p>
          </table:table-cell>
          <table:table-cell office:value-type="string">
            <text:p>TC0001_PlannerA 1-26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431">
            <text:p>1431</text:p>
          </table:table-cell>
          <table:table-cell office:value-type="string">
            <text:p>Success</text:p>
          </table:table-cell>
          <table:table-cell office:value-type="float" office:value="28617">
            <text:p>28617</text:p>
          </table:table-cell>
          <table:table-cell table:number-columns-repeated="1017"/>
        </table:table-row>
        <table:table-row table:style-name="ro1">
          <table:table-cell office:value-type="float" office:value="2656">
            <text:p>2656</text:p>
          </table:table-cell>
          <table:table-cell office:value-type="time" office:time-value="PT10H56M19.581S">
            <text:p>10:56:19.58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5201">
            <text:p>5201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2657">
            <text:p>2657</text:p>
          </table:table-cell>
          <table:table-cell office:value-type="time" office:time-value="PT10H56M21.769S">
            <text:p>10:56:21.77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3014">
            <text:p>3014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2658">
            <text:p>2658</text:p>
          </table:table-cell>
          <table:table-cell office:value-type="time" office:time-value="PT10H56M24.716S">
            <text:p>10:56:24.72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15">
            <text:p>115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659">
            <text:p>2659</text:p>
          </table:table-cell>
          <table:table-cell office:value-type="time" office:time-value="PT10H56M24.833S">
            <text:p>10:56:24.83</text:p>
          </table:table-cell>
          <table:table-cell office:value-type="string">
            <text:p>TC0003_PlannerC 3-14</text:p>
          </table:table-cell>
          <table:table-cell office:value-type="string">
            <text:p>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60">
            <text:p>2660</text:p>
          </table:table-cell>
          <table:table-cell office:value-type="time" office:time-value="PT10H56M24.78S">
            <text:p>10:56:24.78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241">
            <text:p>241</text:p>
          </table:table-cell>
          <table:table-cell table:number-columns-repeated="1017"/>
        </table:table-row>
        <table:table-row table:style-name="ro1">
          <table:table-cell office:value-type="float" office:value="2661">
            <text:p>2661</text:p>
          </table:table-cell>
          <table:table-cell office:value-type="time" office:time-value="PT10H56M24.778S">
            <text:p>10:56:24.78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299">
            <text:p>299</text:p>
          </table:table-cell>
          <table:table-cell table:number-columns-repeated="1017"/>
        </table:table-row>
        <table:table-row table:style-name="ro1">
          <table:table-cell office:value-type="float" office:value="2662">
            <text:p>2662</text:p>
          </table:table-cell>
          <table:table-cell office:value-type="time" office:time-value="PT10H56M24.848S">
            <text:p>10:56:24.85</text:p>
          </table:table-cell>
          <table:table-cell office:value-type="string">
            <text:p>TC0003_PlannerC 3-14</text:p>
          </table:table-cell>
          <table:table-cell office:value-type="string">
            <text:p>/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63">
            <text:p>2663</text:p>
          </table:table-cell>
          <table:table-cell office:value-type="time" office:time-value="PT10H56M24.862S">
            <text:p>10:56:24.86</text:p>
          </table:table-cell>
          <table:table-cell office:value-type="string">
            <text:p>TC0003_PlannerC 3-1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64">
            <text:p>2664</text:p>
          </table:table-cell>
          <table:table-cell office:value-type="time" office:time-value="PT10H56M19.491S">
            <text:p>10:56:19.49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5438">
            <text:p>5438</text:p>
          </table:table-cell>
          <table:table-cell office:value-type="string">
            <text:p>Success</text:p>
          </table:table-cell>
          <table:table-cell office:value-type="float" office:value="27951">
            <text:p>27951</text:p>
          </table:table-cell>
          <table:table-cell table:number-columns-repeated="1017"/>
        </table:table-row>
        <table:table-row table:style-name="ro1">
          <table:table-cell office:value-type="float" office:value="2665">
            <text:p>2665</text:p>
          </table:table-cell>
          <table:table-cell office:value-type="time" office:time-value="PT10H56M24.93S">
            <text:p>10:56:24.93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41">
            <text:p>241</text:p>
          </table:table-cell>
          <table:table-cell table:number-columns-repeated="1017"/>
        </table:table-row>
        <table:table-row table:style-name="ro1">
          <table:table-cell office:value-type="float" office:value="2666">
            <text:p>2666</text:p>
          </table:table-cell>
          <table:table-cell office:value-type="time" office:time-value="PT10H56M23.25S">
            <text:p>10:56:23.25</text:p>
          </table:table-cell>
          <table:table-cell office:value-type="string">
            <text:p>TC0001_PlannerA 1-22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710">
            <text:p>1710</text:p>
          </table:table-cell>
          <table:table-cell office:value-type="string">
            <text:p>Success</text:p>
          </table:table-cell>
          <table:table-cell office:value-type="float" office:value="28617">
            <text:p>28617</text:p>
          </table:table-cell>
          <table:table-cell table:number-columns-repeated="1017"/>
        </table:table-row>
        <table:table-row table:style-name="ro1">
          <table:table-cell office:value-type="float" office:value="2667">
            <text:p>2667</text:p>
          </table:table-cell>
          <table:table-cell office:value-type="time" office:time-value="PT10H56M24.783S">
            <text:p>10:56:24.78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557">
            <text:p>557</text:p>
          </table:table-cell>
          <table:table-cell office:value-type="string">
            <text:p>Success</text:p>
          </table:table-cell>
          <table:table-cell office:value-type="float" office:value="16762">
            <text:p>16762</text:p>
          </table:table-cell>
          <table:table-cell table:number-columns-repeated="1017"/>
        </table:table-row>
        <table:table-row table:style-name="ro1">
          <table:table-cell office:value-type="float" office:value="2668">
            <text:p>2668</text:p>
          </table:table-cell>
          <table:table-cell office:value-type="time" office:time-value="PT10H56M19.31S">
            <text:p>10:56:19.31</text:p>
          </table:table-cell>
          <table:table-cell office:value-type="string">
            <text:p>TC0002_PlannerB 2-26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6045">
            <text:p>6045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2669">
            <text:p>2669</text:p>
          </table:table-cell>
          <table:table-cell office:value-type="time" office:time-value="PT10H56M24.752S">
            <text:p>10:56:24.75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604">
            <text:p>604</text:p>
          </table:table-cell>
          <table:table-cell office:value-type="string">
            <text:p>Success</text:p>
          </table:table-cell>
          <table:table-cell office:value-type="float" office:value="38448">
            <text:p>38448</text:p>
          </table:table-cell>
          <table:table-cell table:number-columns-repeated="1017"/>
        </table:table-row>
        <table:table-row table:style-name="ro1">
          <table:table-cell office:value-type="float" office:value="2670">
            <text:p>2670</text:p>
          </table:table-cell>
          <table:table-cell office:value-type="time" office:time-value="PT10H56M24.785S">
            <text:p>10:56:24.79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572">
            <text:p>572</text:p>
          </table:table-cell>
          <table:table-cell office:value-type="string">
            <text:p>Success</text:p>
          </table:table-cell>
          <table:table-cell office:value-type="float" office:value="16758">
            <text:p>16758</text:p>
          </table:table-cell>
          <table:table-cell table:number-columns-repeated="1017"/>
        </table:table-row>
        <table:table-row table:style-name="ro1">
          <table:table-cell office:value-type="float" office:value="2671">
            <text:p>2671</text:p>
          </table:table-cell>
          <table:table-cell office:value-type="time" office:time-value="PT10H56M19.075S">
            <text:p>10:56:19.08</text:p>
          </table:table-cell>
          <table:table-cell office:value-type="string">
            <text:p>TC0002_PlannerB 2-27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6286">
            <text:p>6286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2672">
            <text:p>2672</text:p>
          </table:table-cell>
          <table:table-cell office:value-type="time" office:time-value="PT10H56M23.257S">
            <text:p>10:56:23.26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116">
            <text:p>2116</text:p>
          </table:table-cell>
          <table:table-cell office:value-type="string">
            <text:p>Success</text:p>
          </table:table-cell>
          <table:table-cell office:value-type="float" office:value="41237">
            <text:p>41237</text:p>
          </table:table-cell>
          <table:table-cell table:number-columns-repeated="1017"/>
        </table:table-row>
        <table:table-row table:style-name="ro1">
          <table:table-cell office:value-type="float" office:value="2673">
            <text:p>2673</text:p>
          </table:table-cell>
          <table:table-cell office:value-type="time" office:time-value="PT10H56M25.341S">
            <text:p>10:56:25.34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674">
            <text:p>2674</text:p>
          </table:table-cell>
          <table:table-cell office:value-type="time" office:time-value="PT10H56M25.393S">
            <text:p>10:56:25.39</text:p>
          </table:table-cell>
          <table:table-cell office:value-type="string">
            <text:p>TC0002_PlannerB 2-16</text:p>
          </table:table-cell>
          <table:table-cell office:value-type="string">
            <text:p>/logout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75">
            <text:p>2675</text:p>
          </table:table-cell>
          <table:table-cell office:value-type="time" office:time-value="PT10H56M25.411S">
            <text:p>10:56:25.41</text:p>
          </table:table-cell>
          <table:table-cell office:value-type="string">
            <text:p>TC0002_PlannerB 2-16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76">
            <text:p>2676</text:p>
          </table:table-cell>
          <table:table-cell office:value-type="time" office:time-value="PT10H56M25.416S">
            <text:p>10:56:25.42</text:p>
          </table:table-cell>
          <table:table-cell office:value-type="string">
            <text:p>TC0002_PlannerB 2-1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77">
            <text:p>2677</text:p>
          </table:table-cell>
          <table:table-cell office:value-type="time" office:time-value="PT10H56M25.36S">
            <text:p>10:56:25.36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03">
            <text:p>103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678">
            <text:p>2678</text:p>
          </table:table-cell>
          <table:table-cell office:value-type="time" office:time-value="PT10H56M25.464S">
            <text:p>10:56:25.46</text:p>
          </table:table-cell>
          <table:table-cell office:value-type="string">
            <text:p>TC0002_PlannerB 2-15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79">
            <text:p>2679</text:p>
          </table:table-cell>
          <table:table-cell office:value-type="time" office:time-value="PT10H56M25.476S">
            <text:p>10:56:25.48</text:p>
          </table:table-cell>
          <table:table-cell office:value-type="string">
            <text:p>TC0002_PlannerB 2-15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80">
            <text:p>2680</text:p>
          </table:table-cell>
          <table:table-cell office:value-type="time" office:time-value="PT10H56M25.481S">
            <text:p>10:56:25.48</text:p>
          </table:table-cell>
          <table:table-cell office:value-type="string">
            <text:p>TC0002_PlannerB 2-15</text:p>
          </table:table-cell>
          <table:table-cell office:value-type="string">
            <text:p>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81">
            <text:p>2681</text:p>
          </table:table-cell>
          <table:table-cell office:value-type="time" office:time-value="PT10H56M25.357S">
            <text:p>10:56:25.36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52">
            <text:p>152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682">
            <text:p>2682</text:p>
          </table:table-cell>
          <table:table-cell office:value-type="time" office:time-value="PT10H56M25.51S">
            <text:p>10:56:25.51</text:p>
          </table:table-cell>
          <table:table-cell office:value-type="string">
            <text:p>TC0003_PlannerC 3-11</text:p>
          </table:table-cell>
          <table:table-cell office:value-type="string">
            <text:p>/logout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83">
            <text:p>2683</text:p>
          </table:table-cell>
          <table:table-cell office:value-type="time" office:time-value="PT10H56M24.702S">
            <text:p>10:56:24.70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885">
            <text:p>885</text:p>
          </table:table-cell>
          <table:table-cell office:value-type="string">
            <text:p>Success</text:p>
          </table:table-cell>
          <table:table-cell office:value-type="float" office:value="16761">
            <text:p>16761</text:p>
          </table:table-cell>
          <table:table-cell table:number-columns-repeated="1017"/>
        </table:table-row>
        <table:table-row table:style-name="ro1">
          <table:table-cell office:value-type="float" office:value="2684">
            <text:p>2684</text:p>
          </table:table-cell>
          <table:table-cell office:value-type="time" office:time-value="PT10H56M19.298S">
            <text:p>10:56:19.30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6316">
            <text:p>6316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2685">
            <text:p>2685</text:p>
          </table:table-cell>
          <table:table-cell office:value-type="time" office:time-value="PT10H56M23.384S">
            <text:p>10:56:23.38</text:p>
          </table:table-cell>
          <table:table-cell office:value-type="string">
            <text:p>TC0001_PlannerA 1-30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243">
            <text:p>2243</text:p>
          </table:table-cell>
          <table:table-cell office:value-type="string">
            <text:p>Success</text:p>
          </table:table-cell>
          <table:table-cell office:value-type="float" office:value="27954">
            <text:p>27954</text:p>
          </table:table-cell>
          <table:table-cell table:number-columns-repeated="1017"/>
        </table:table-row>
        <table:table-row table:style-name="ro1">
          <table:table-cell office:value-type="float" office:value="2686">
            <text:p>2686</text:p>
          </table:table-cell>
          <table:table-cell office:value-type="time" office:time-value="PT10H56M19.581S">
            <text:p>10:56:19.58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6058">
            <text:p>6058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2687">
            <text:p>2687</text:p>
          </table:table-cell>
          <table:table-cell office:value-type="time" office:time-value="PT10H56M24.946S">
            <text:p>10:56:24.95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701">
            <text:p>701</text:p>
          </table:table-cell>
          <table:table-cell office:value-type="string">
            <text:p>Success</text:p>
          </table:table-cell>
          <table:table-cell office:value-type="float" office:value="28612">
            <text:p>28612</text:p>
          </table:table-cell>
          <table:table-cell table:number-columns-repeated="1017"/>
        </table:table-row>
        <table:table-row table:style-name="ro1">
          <table:table-cell office:value-type="float" office:value="2688">
            <text:p>2688</text:p>
          </table:table-cell>
          <table:table-cell office:value-type="time" office:time-value="PT10H56M25.357S">
            <text:p>10:56:25.36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292">
            <text:p>292</text:p>
          </table:table-cell>
          <table:table-cell office:value-type="string">
            <text:p>Success</text:p>
          </table:table-cell>
          <table:table-cell office:value-type="float" office:value="16762">
            <text:p>16762</text:p>
          </table:table-cell>
          <table:table-cell table:number-columns-repeated="1017"/>
        </table:table-row>
        <table:table-row table:style-name="ro1">
          <table:table-cell office:value-type="float" office:value="2689">
            <text:p>2689</text:p>
          </table:table-cell>
          <table:table-cell office:value-type="time" office:time-value="PT10H56M25.374S">
            <text:p>10:56:25.37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76">
            <text:p>276</text:p>
          </table:table-cell>
          <table:table-cell office:value-type="string">
            <text:p>Success</text:p>
          </table:table-cell>
          <table:table-cell office:value-type="float" office:value="18173">
            <text:p>18173</text:p>
          </table:table-cell>
          <table:table-cell table:number-columns-repeated="1017"/>
        </table:table-row>
        <table:table-row table:style-name="ro1">
          <table:table-cell office:value-type="float" office:value="2690">
            <text:p>2690</text:p>
          </table:table-cell>
          <table:table-cell office:value-type="time" office:time-value="PT10H56M23.181S">
            <text:p>10:56:23.18</text:p>
          </table:table-cell>
          <table:table-cell office:value-type="string">
            <text:p>TC0003_PlannerC 3-28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471">
            <text:p>2471</text:p>
          </table:table-cell>
          <table:table-cell office:value-type="string">
            <text:p>Success</text:p>
          </table:table-cell>
          <table:table-cell office:value-type="float" office:value="18452">
            <text:p>18452</text:p>
          </table:table-cell>
          <table:table-cell table:number-columns-repeated="1017"/>
        </table:table-row>
        <table:table-row table:style-name="ro1">
          <table:table-cell office:value-type="float" office:value="2691">
            <text:p>2691</text:p>
          </table:table-cell>
          <table:table-cell office:value-type="time" office:time-value="PT10H56M23.37S">
            <text:p>10:56:23.37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285">
            <text:p>2285</text:p>
          </table:table-cell>
          <table:table-cell office:value-type="string">
            <text:p>Success</text:p>
          </table:table-cell>
          <table:table-cell office:value-type="float" office:value="27954">
            <text:p>27954</text:p>
          </table:table-cell>
          <table:table-cell table:number-columns-repeated="1017"/>
        </table:table-row>
        <table:table-row table:style-name="ro1">
          <table:table-cell office:value-type="float" office:value="2692">
            <text:p>2692</text:p>
          </table:table-cell>
          <table:table-cell office:value-type="time" office:time-value="PT10H56M23.572S">
            <text:p>10:56:23.57</text:p>
          </table:table-cell>
          <table:table-cell office:value-type="string">
            <text:p>TC0002_PlannerB 2-22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086">
            <text:p>2086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2693">
            <text:p>2693</text:p>
          </table:table-cell>
          <table:table-cell office:value-type="time" office:time-value="PT10H56M23.241S">
            <text:p>10:56:23.24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2422">
            <text:p>2422</text:p>
          </table:table-cell>
          <table:table-cell office:value-type="string">
            <text:p>Success</text:p>
          </table:table-cell>
          <table:table-cell office:value-type="float" office:value="38228">
            <text:p>38228</text:p>
          </table:table-cell>
          <table:table-cell table:number-columns-repeated="1017"/>
        </table:table-row>
        <table:table-row table:style-name="ro1">
          <table:table-cell office:value-type="float" office:value="2694">
            <text:p>2694</text:p>
          </table:table-cell>
          <table:table-cell office:value-type="time" office:time-value="PT10H56M23.489S">
            <text:p>10:56:23.49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186">
            <text:p>2186</text:p>
          </table:table-cell>
          <table:table-cell office:value-type="string">
            <text:p>Success</text:p>
          </table:table-cell>
          <table:table-cell office:value-type="float" office:value="18174">
            <text:p>18174</text:p>
          </table:table-cell>
          <table:table-cell table:number-columns-repeated="1017"/>
        </table:table-row>
        <table:table-row table:style-name="ro1">
          <table:table-cell office:value-type="float" office:value="2695">
            <text:p>2695</text:p>
          </table:table-cell>
          <table:table-cell office:value-type="time" office:time-value="PT10H56M25.537S">
            <text:p>10:56:25.54</text:p>
          </table:table-cell>
          <table:table-cell office:value-type="string">
            <text:p>TC0003_PlannerC 3-11</text:p>
          </table:table-cell>
          <table:table-cell office:value-type="string">
            <text:p>/</text:p>
          </table:table-cell>
          <table:table-cell office:value-type="float" office:value="140">
            <text:p>14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96">
            <text:p>2696</text:p>
          </table:table-cell>
          <table:table-cell office:value-type="time" office:time-value="PT10H56M19.493S">
            <text:p>10:56:19.49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6186">
            <text:p>6186</text:p>
          </table:table-cell>
          <table:table-cell office:value-type="string">
            <text:p>Success</text:p>
          </table:table-cell>
          <table:table-cell office:value-type="float" office:value="18174">
            <text:p>18174</text:p>
          </table:table-cell>
          <table:table-cell table:number-columns-repeated="1017"/>
        </table:table-row>
        <table:table-row table:style-name="ro1">
          <table:table-cell office:value-type="float" office:value="2697">
            <text:p>2697</text:p>
          </table:table-cell>
          <table:table-cell office:value-type="time" office:time-value="PT10H56M25.363S">
            <text:p>10:56:25.36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324">
            <text:p>324</text:p>
          </table:table-cell>
          <table:table-cell office:value-type="string">
            <text:p>Success</text:p>
          </table:table-cell>
          <table:table-cell office:value-type="float" office:value="16758">
            <text:p>16758</text:p>
          </table:table-cell>
          <table:table-cell table:number-columns-repeated="1017"/>
        </table:table-row>
        <table:table-row table:style-name="ro1">
          <table:table-cell office:value-type="float" office:value="2698">
            <text:p>2698</text:p>
          </table:table-cell>
          <table:table-cell office:value-type="time" office:time-value="PT10H56M19.685S">
            <text:p>10:56:19.69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6005">
            <text:p>6005</text:p>
          </table:table-cell>
          <table:table-cell office:value-type="string">
            <text:p>Success</text:p>
          </table:table-cell>
          <table:table-cell office:value-type="float" office:value="18451">
            <text:p>18451</text:p>
          </table:table-cell>
          <table:table-cell table:number-columns-repeated="1017"/>
        </table:table-row>
        <table:table-row table:style-name="ro1">
          <table:table-cell office:value-type="float" office:value="2699">
            <text:p>2699</text:p>
          </table:table-cell>
          <table:table-cell office:value-type="time" office:time-value="PT10H56M23.564S">
            <text:p>10:56:23.56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130">
            <text:p>2130</text:p>
          </table:table-cell>
          <table:table-cell office:value-type="string">
            <text:p>Success</text:p>
          </table:table-cell>
          <table:table-cell office:value-type="float" office:value="27954">
            <text:p>27954</text:p>
          </table:table-cell>
          <table:table-cell table:number-columns-repeated="1017"/>
        </table:table-row>
        <table:table-row table:style-name="ro1">
          <table:table-cell office:value-type="float" office:value="2700">
            <text:p>2700</text:p>
          </table:table-cell>
          <table:table-cell office:value-type="time" office:time-value="PT10H56M24.858S">
            <text:p>10:56:24.86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871">
            <text:p>871</text:p>
          </table:table-cell>
          <table:table-cell office:value-type="string">
            <text:p>Success</text:p>
          </table:table-cell>
          <table:table-cell office:value-type="float" office:value="28617">
            <text:p>28617</text:p>
          </table:table-cell>
          <table:table-cell table:number-columns-repeated="1017"/>
        </table:table-row>
        <table:table-row table:style-name="ro1">
          <table:table-cell office:value-type="float" office:value="2701">
            <text:p>2701</text:p>
          </table:table-cell>
          <table:table-cell office:value-type="time" office:time-value="PT10H56M23.605S">
            <text:p>10:56:23.61</text:p>
          </table:table-cell>
          <table:table-cell office:value-type="string">
            <text:p>TC0001_PlannerA 1-24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131">
            <text:p>2131</text:p>
          </table:table-cell>
          <table:table-cell office:value-type="string">
            <text:p>Success</text:p>
          </table:table-cell>
          <table:table-cell office:value-type="float" office:value="27954">
            <text:p>27954</text:p>
          </table:table-cell>
          <table:table-cell table:number-columns-repeated="1017"/>
        </table:table-row>
        <table:table-row table:style-name="ro1">
          <table:table-cell office:value-type="float" office:value="2702">
            <text:p>2702</text:p>
          </table:table-cell>
          <table:table-cell office:value-type="time" office:time-value="PT10H56M19.975S">
            <text:p>10:56:19.98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5765">
            <text:p>5765</text:p>
          </table:table-cell>
          <table:table-cell office:value-type="string">
            <text:p>Success</text:p>
          </table:table-cell>
          <table:table-cell office:value-type="float" office:value="29064">
            <text:p>29064</text:p>
          </table:table-cell>
          <table:table-cell table:number-columns-repeated="1017"/>
        </table:table-row>
        <table:table-row table:style-name="ro1">
          <table:table-cell office:value-type="float" office:value="2703">
            <text:p>2703</text:p>
          </table:table-cell>
          <table:table-cell office:value-type="time" office:time-value="PT10H56M25.629S">
            <text:p>10:56:25.63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10">
            <text:p>110</text:p>
          </table:table-cell>
          <table:table-cell office:value-type="string">
            <text:p>Success</text:p>
          </table:table-cell>
          <table:table-cell office:value-type="float" office:value="241">
            <text:p>241</text:p>
          </table:table-cell>
          <table:table-cell table:number-columns-repeated="1017"/>
        </table:table-row>
        <table:table-row table:style-name="ro1">
          <table:table-cell office:value-type="float" office:value="2704">
            <text:p>2704</text:p>
          </table:table-cell>
          <table:table-cell office:value-type="time" office:time-value="PT10H56M18.96S">
            <text:p>10:56:18.96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6783">
            <text:p>6783</text:p>
          </table:table-cell>
          <table:table-cell office:value-type="string">
            <text:p>Success</text:p>
          </table:table-cell>
          <table:table-cell office:value-type="float" office:value="28617">
            <text:p>28617</text:p>
          </table:table-cell>
          <table:table-cell table:number-columns-repeated="1017"/>
        </table:table-row>
        <table:table-row table:style-name="ro1">
          <table:table-cell office:value-type="float" office:value="2705">
            <text:p>2705</text:p>
          </table:table-cell>
          <table:table-cell office:value-type="time" office:time-value="PT10H56M21.647S">
            <text:p>10:56:21.65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4098">
            <text:p>4098</text:p>
          </table:table-cell>
          <table:table-cell office:value-type="string">
            <text:p>Success</text:p>
          </table:table-cell>
          <table:table-cell office:value-type="float" office:value="75311">
            <text:p>75311</text:p>
          </table:table-cell>
          <table:table-cell table:number-columns-repeated="1017"/>
        </table:table-row>
        <table:table-row table:style-name="ro1">
          <table:table-cell office:value-type="float" office:value="2706">
            <text:p>2706</text:p>
          </table:table-cell>
          <table:table-cell office:value-type="time" office:time-value="PT10H56M25.678S">
            <text:p>10:56:25.68</text:p>
          </table:table-cell>
          <table:table-cell office:value-type="string">
            <text:p>TC0003_PlannerC 3-11</text:p>
          </table:table-cell>
          <table:table-cell office:value-type="string">
            <text:p>/login.html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07">
            <text:p>2707</text:p>
          </table:table-cell>
          <table:table-cell office:value-type="time" office:time-value="PT10H56M23.28S">
            <text:p>10:56:23.28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473">
            <text:p>2473</text:p>
          </table:table-cell>
          <table:table-cell office:value-type="string">
            <text:p>Success</text:p>
          </table:table-cell>
          <table:table-cell office:value-type="float" office:value="28617">
            <text:p>28617</text:p>
          </table:table-cell>
          <table:table-cell table:number-columns-repeated="1017"/>
        </table:table-row>
        <table:table-row table:style-name="ro1">
          <table:table-cell office:value-type="float" office:value="2708">
            <text:p>2708</text:p>
          </table:table-cell>
          <table:table-cell office:value-type="time" office:time-value="PT10H56M25.738S">
            <text:p>10:56:25.74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99">
            <text:p>299</text:p>
          </table:table-cell>
          <table:table-cell table:number-columns-repeated="1017"/>
        </table:table-row>
        <table:table-row table:style-name="ro1">
          <table:table-cell office:value-type="float" office:value="2709">
            <text:p>2709</text:p>
          </table:table-cell>
          <table:table-cell office:value-type="time" office:time-value="PT10H56M25.656S">
            <text:p>10:56:25.66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241">
            <text:p>241</text:p>
          </table:table-cell>
          <table:table-cell table:number-columns-repeated="1017"/>
        </table:table-row>
        <table:table-row table:style-name="ro1">
          <table:table-cell office:value-type="float" office:value="2710">
            <text:p>2710</text:p>
          </table:table-cell>
          <table:table-cell office:value-type="time" office:time-value="PT10H56M25.695S">
            <text:p>10:56:25.70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357">
            <text:p>357</text:p>
          </table:table-cell>
          <table:table-cell table:number-columns-repeated="1017"/>
        </table:table-row>
        <table:table-row table:style-name="ro1">
          <table:table-cell office:value-type="float" office:value="2711">
            <text:p>2711</text:p>
          </table:table-cell>
          <table:table-cell office:value-type="time" office:time-value="PT10H56M25.652S">
            <text:p>10:56:25.65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29">
            <text:p>129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2712">
            <text:p>2712</text:p>
          </table:table-cell>
          <table:table-cell office:value-type="time" office:time-value="PT10H56M25.677S">
            <text:p>10:56:25.68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23">
            <text:p>123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2713">
            <text:p>2713</text:p>
          </table:table-cell>
          <table:table-cell office:value-type="time" office:time-value="PT10H56M25.68S">
            <text:p>10:56:25.68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24">
            <text:p>124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2714">
            <text:p>2714</text:p>
          </table:table-cell>
          <table:table-cell office:value-type="time" office:time-value="PT10H56M25.782S">
            <text:p>10:56:25.78</text:p>
          </table:table-cell>
          <table:table-cell office:value-type="string">
            <text:p>TC0001_PlannerA 1-13</text:p>
          </table:table-cell>
          <table:table-cell office:value-type="string">
            <text:p>/logout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15">
            <text:p>2715</text:p>
          </table:table-cell>
          <table:table-cell office:value-type="time" office:time-value="PT10H56M25.805S">
            <text:p>10:56:25.81</text:p>
          </table:table-cell>
          <table:table-cell office:value-type="string">
            <text:p>TC0001_PlannerA 1-18</text:p>
          </table:table-cell>
          <table:table-cell office:value-type="string">
            <text:p>/logout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16">
            <text:p>2716</text:p>
          </table:table-cell>
          <table:table-cell office:value-type="time" office:time-value="PT10H56M25.65S">
            <text:p>10:56:25.65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190">
            <text:p>190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717">
            <text:p>2717</text:p>
          </table:table-cell>
          <table:table-cell office:value-type="time" office:time-value="PT10H56M25.814S">
            <text:p>10:56:25.81</text:p>
          </table:table-cell>
          <table:table-cell office:value-type="string">
            <text:p>TC0001_PlannerA 1-13</text:p>
          </table:table-cell>
          <table:table-cell office:value-type="string">
            <text:p>/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18">
            <text:p>2718</text:p>
          </table:table-cell>
          <table:table-cell office:value-type="time" office:time-value="PT10H56M25.801S">
            <text:p>10:56:25.80</text:p>
          </table:table-cell>
          <table:table-cell office:value-type="string">
            <text:p>TC0001_PlannerA 1-6</text:p>
          </table:table-cell>
          <table:table-cell office:value-type="string">
            <text:p>/logout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19">
            <text:p>2719</text:p>
          </table:table-cell>
          <table:table-cell office:value-type="time" office:time-value="PT10H56M25.835S">
            <text:p>10:56:25.84</text:p>
          </table:table-cell>
          <table:table-cell office:value-type="string">
            <text:p>TC0001_PlannerA 1-18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20">
            <text:p>2720</text:p>
          </table:table-cell>
          <table:table-cell office:value-type="time" office:time-value="PT10H56M25.842S">
            <text:p>10:56:25.84</text:p>
          </table:table-cell>
          <table:table-cell office:value-type="string">
            <text:p>TC0001_PlannerA 1-13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21">
            <text:p>2721</text:p>
          </table:table-cell>
          <table:table-cell office:value-type="time" office:time-value="PT10H56M25.846S">
            <text:p>10:56:25.85</text:p>
          </table:table-cell>
          <table:table-cell office:value-type="string">
            <text:p>TC0001_PlannerA 1-18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22">
            <text:p>2722</text:p>
          </table:table-cell>
          <table:table-cell office:value-type="time" office:time-value="PT10H56M25.845S">
            <text:p>10:56:25.85</text:p>
          </table:table-cell>
          <table:table-cell office:value-type="string">
            <text:p>TC0001_PlannerA 1-6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23">
            <text:p>2723</text:p>
          </table:table-cell>
          <table:table-cell office:value-type="time" office:time-value="PT10H56M25.856S">
            <text:p>10:56:25.86</text:p>
          </table:table-cell>
          <table:table-cell office:value-type="string">
            <text:p>TC0001_PlannerA 1-6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24">
            <text:p>2724</text:p>
          </table:table-cell>
          <table:table-cell office:value-type="time" office:time-value="PT10H56M25.841S">
            <text:p>10:56:25.84</text:p>
          </table:table-cell>
          <table:table-cell office:value-type="string">
            <text:p>TC0002_PlannerB 2-26</text:p>
          </table:table-cell>
          <table:table-cell office:value-type="string">
            <text:p>/logout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25">
            <text:p>2725</text:p>
          </table:table-cell>
          <table:table-cell office:value-type="time" office:time-value="PT10H56M25.747S">
            <text:p>10:56:25.75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21">
            <text:p>121</text:p>
          </table:table-cell>
          <table:table-cell office:value-type="string">
            <text:p>Success</text:p>
          </table:table-cell>
          <table:table-cell office:value-type="float" office:value="2319">
            <text:p>2319</text:p>
          </table:table-cell>
          <table:table-cell table:number-columns-repeated="1017"/>
        </table:table-row>
        <table:table-row table:style-name="ro1">
          <table:table-cell office:value-type="float" office:value="2726">
            <text:p>2726</text:p>
          </table:table-cell>
          <table:table-cell office:value-type="time" office:time-value="PT10H56M25.867S">
            <text:p>10:56:25.87</text:p>
          </table:table-cell>
          <table:table-cell office:value-type="string">
            <text:p>TC0002_PlannerB 2-26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27">
            <text:p>2727</text:p>
          </table:table-cell>
          <table:table-cell office:value-type="time" office:time-value="PT10H56M25.874S">
            <text:p>10:56:25.87</text:p>
          </table:table-cell>
          <table:table-cell office:value-type="string">
            <text:p>TC0002_PlannerB 2-2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28">
            <text:p>2728</text:p>
          </table:table-cell>
          <table:table-cell office:value-type="time" office:time-value="PT10H56M25.869S">
            <text:p>10:56:25.87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2319">
            <text:p>2319</text:p>
          </table:table-cell>
          <table:table-cell table:number-columns-repeated="1017"/>
        </table:table-row>
        <table:table-row table:style-name="ro1">
          <table:table-cell office:value-type="float" office:value="2729">
            <text:p>2729</text:p>
          </table:table-cell>
          <table:table-cell office:value-type="time" office:time-value="PT10H56M25.967S">
            <text:p>10:56:25.97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18">
            <text:p>118</text:p>
          </table:table-cell>
          <table:table-cell office:value-type="string">
            <text:p>Success</text:p>
          </table:table-cell>
          <table:table-cell office:value-type="float" office:value="2319">
            <text:p>2319</text:p>
          </table:table-cell>
          <table:table-cell table:number-columns-repeated="1017"/>
        </table:table-row>
        <table:table-row table:style-name="ro1">
          <table:table-cell office:value-type="float" office:value="2730">
            <text:p>2730</text:p>
          </table:table-cell>
          <table:table-cell office:value-type="time" office:time-value="PT10H56M25.689S">
            <text:p>10:56:25.69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661">
            <text:p>661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731">
            <text:p>2731</text:p>
          </table:table-cell>
          <table:table-cell office:value-type="time" office:time-value="PT10H56M26.351S">
            <text:p>10:56:26.35</text:p>
          </table:table-cell>
          <table:table-cell office:value-type="string">
            <text:p>TC0002_PlannerB 2-27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32">
            <text:p>2732</text:p>
          </table:table-cell>
          <table:table-cell office:value-type="time" office:time-value="PT10H56M26.361S">
            <text:p>10:56:26.36</text:p>
          </table:table-cell>
          <table:table-cell office:value-type="string">
            <text:p>TC0002_PlannerB 2-27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33">
            <text:p>2733</text:p>
          </table:table-cell>
          <table:table-cell office:value-type="time" office:time-value="PT10H56M26.371S">
            <text:p>10:56:26.37</text:p>
          </table:table-cell>
          <table:table-cell office:value-type="string">
            <text:p>TC0002_PlannerB 2-2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34">
            <text:p>2734</text:p>
          </table:table-cell>
          <table:table-cell office:value-type="time" office:time-value="PT10H56M25.664S">
            <text:p>10:56:25.66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830">
            <text:p>830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735">
            <text:p>2735</text:p>
          </table:table-cell>
          <table:table-cell office:value-type="time" office:time-value="PT10H56M26.495S">
            <text:p>10:56:26.50</text:p>
          </table:table-cell>
          <table:table-cell office:value-type="string">
            <text:p>TC0003_PlannerC 3-21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36">
            <text:p>2736</text:p>
          </table:table-cell>
          <table:table-cell office:value-type="time" office:time-value="PT10H56M26.509S">
            <text:p>10:56:26.51</text:p>
          </table:table-cell>
          <table:table-cell office:value-type="string">
            <text:p>TC0003_PlannerC 3-21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37">
            <text:p>2737</text:p>
          </table:table-cell>
          <table:table-cell office:value-type="time" office:time-value="PT10H56M26.514S">
            <text:p>10:56:26.51</text:p>
          </table:table-cell>
          <table:table-cell office:value-type="string">
            <text:p>TC0003_PlannerC 3-2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38">
            <text:p>2738</text:p>
          </table:table-cell>
          <table:table-cell office:value-type="time" office:time-value="PT10H56M25.588S">
            <text:p>10:56:25.59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014">
            <text:p>1014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739">
            <text:p>2739</text:p>
          </table:table-cell>
          <table:table-cell office:value-type="time" office:time-value="PT10H56M26.603S">
            <text:p>10:56:26.60</text:p>
          </table:table-cell>
          <table:table-cell office:value-type="string">
            <text:p>TC0002_PlannerB 2-3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40">
            <text:p>2740</text:p>
          </table:table-cell>
          <table:table-cell office:value-type="time" office:time-value="PT10H56M18.964S">
            <text:p>10:56:18.96</text:p>
          </table:table-cell>
          <table:table-cell office:value-type="string">
            <text:p>TC0001_PlannerA 1-21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7655">
            <text:p>7655</text:p>
          </table:table-cell>
          <table:table-cell office:value-type="string">
            <text:p>Success</text:p>
          </table:table-cell>
          <table:table-cell office:value-type="float" office:value="28617">
            <text:p>28617</text:p>
          </table:table-cell>
          <table:table-cell table:number-columns-repeated="1017"/>
        </table:table-row>
        <table:table-row table:style-name="ro1">
          <table:table-cell office:value-type="float" office:value="2741">
            <text:p>2741</text:p>
          </table:table-cell>
          <table:table-cell office:value-type="time" office:time-value="PT10H56M26.614S">
            <text:p>10:56:26.61</text:p>
          </table:table-cell>
          <table:table-cell office:value-type="string">
            <text:p>TC0002_PlannerB 2-3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42">
            <text:p>2742</text:p>
          </table:table-cell>
          <table:table-cell office:value-type="time" office:time-value="PT10H56M26.622S">
            <text:p>10:56:26.62</text:p>
          </table:table-cell>
          <table:table-cell office:value-type="string">
            <text:p>TC0002_PlannerB 2-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43">
            <text:p>2743</text:p>
          </table:table-cell>
          <table:table-cell office:value-type="time" office:time-value="PT10H56M25.78S">
            <text:p>10:56:25.78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258">
            <text:p>1258</text:p>
          </table:table-cell>
          <table:table-cell office:value-type="string">
            <text:p>Success</text:p>
          </table:table-cell>
          <table:table-cell office:value-type="float" office:value="28617">
            <text:p>28617</text:p>
          </table:table-cell>
          <table:table-cell table:number-columns-repeated="1017"/>
        </table:table-row>
        <table:table-row table:style-name="ro1">
          <table:table-cell office:value-type="float" office:value="2744">
            <text:p>2744</text:p>
          </table:table-cell>
          <table:table-cell office:value-type="time" office:time-value="PT10H56M25.766S">
            <text:p>10:56:25.77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282">
            <text:p>1282</text:p>
          </table:table-cell>
          <table:table-cell office:value-type="string">
            <text:p>Success</text:p>
          </table:table-cell>
          <table:table-cell office:value-type="float" office:value="28617">
            <text:p>28617</text:p>
          </table:table-cell>
          <table:table-cell table:number-columns-repeated="1017"/>
        </table:table-row>
        <table:table-row table:style-name="ro1">
          <table:table-cell office:value-type="float" office:value="2745">
            <text:p>2745</text:p>
          </table:table-cell>
          <table:table-cell office:value-type="time" office:time-value="PT10H56M25.762S">
            <text:p>10:56:25.76</text:p>
          </table:table-cell>
          <table:table-cell office:value-type="string">
            <text:p>TC0001_PlannerA 1-24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299">
            <text:p>1299</text:p>
          </table:table-cell>
          <table:table-cell office:value-type="string">
            <text:p>Success</text:p>
          </table:table-cell>
          <table:table-cell office:value-type="float" office:value="28617">
            <text:p>28617</text:p>
          </table:table-cell>
          <table:table-cell table:number-columns-repeated="1017"/>
        </table:table-row>
        <table:table-row table:style-name="ro1">
          <table:table-cell office:value-type="float" office:value="2746">
            <text:p>2746</text:p>
          </table:table-cell>
          <table:table-cell office:value-type="time" office:time-value="PT10H56M23.347S">
            <text:p>10:56:23.35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3718">
            <text:p>3718</text:p>
          </table:table-cell>
          <table:table-cell office:value-type="string">
            <text:p>Success</text:p>
          </table:table-cell>
          <table:table-cell office:value-type="float" office:value="18166">
            <text:p>18166</text:p>
          </table:table-cell>
          <table:table-cell table:number-columns-repeated="1017"/>
        </table:table-row>
        <table:table-row table:style-name="ro1">
          <table:table-cell office:value-type="float" office:value="2747">
            <text:p>2747</text:p>
          </table:table-cell>
          <table:table-cell office:value-type="time" office:time-value="PT10H56M27.067S">
            <text:p>10:56:27.07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2748">
            <text:p>2748</text:p>
          </table:table-cell>
          <table:table-cell office:value-type="time" office:time-value="PT10H56M22.989S">
            <text:p>10:56:22.99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4112">
            <text:p>4112</text:p>
          </table:table-cell>
          <table:table-cell office:value-type="string">
            <text:p>Success</text:p>
          </table:table-cell>
          <table:table-cell office:value-type="float" office:value="21294">
            <text:p>21294</text:p>
          </table:table-cell>
          <table:table-cell table:number-columns-repeated="1017"/>
        </table:table-row>
        <table:table-row table:style-name="ro1">
          <table:table-cell office:value-type="float" office:value="2749">
            <text:p>2749</text:p>
          </table:table-cell>
          <table:table-cell office:value-type="time" office:time-value="PT10H56M23.092S">
            <text:p>10:56:23.09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4017">
            <text:p>4017</text:p>
          </table:table-cell>
          <table:table-cell office:value-type="string">
            <text:p>Success</text:p>
          </table:table-cell>
          <table:table-cell office:value-type="float" office:value="18452">
            <text:p>18452</text:p>
          </table:table-cell>
          <table:table-cell table:number-columns-repeated="1017"/>
        </table:table-row>
        <table:table-row table:style-name="ro1">
          <table:table-cell office:value-type="float" office:value="2750">
            <text:p>2750</text:p>
          </table:table-cell>
          <table:table-cell office:value-type="time" office:time-value="PT10H56M18.897S">
            <text:p>10:56:18.90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8214">
            <text:p>8214</text:p>
          </table:table-cell>
          <table:table-cell office:value-type="string">
            <text:p>Success</text:p>
          </table:table-cell>
          <table:table-cell office:value-type="float" office:value="33115">
            <text:p>33115</text:p>
          </table:table-cell>
          <table:table-cell table:number-columns-repeated="1017"/>
        </table:table-row>
        <table:table-row table:style-name="ro1">
          <table:table-cell office:value-type="float" office:value="2751">
            <text:p>2751</text:p>
          </table:table-cell>
          <table:table-cell office:value-type="time" office:time-value="PT10H56M18.907S">
            <text:p>10:56:18.91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8206">
            <text:p>8206</text:p>
          </table:table-cell>
          <table:table-cell office:value-type="string">
            <text:p>Success</text:p>
          </table:table-cell>
          <table:table-cell office:value-type="float" office:value="28617">
            <text:p>28617</text:p>
          </table:table-cell>
          <table:table-cell table:number-columns-repeated="1017"/>
        </table:table-row>
        <table:table-row table:style-name="ro1">
          <table:table-cell office:value-type="float" office:value="2752">
            <text:p>2752</text:p>
          </table:table-cell>
          <table:table-cell office:value-type="time" office:time-value="PT10H56M23.159S">
            <text:p>10:56:23.16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3957">
            <text:p>3957</text:p>
          </table:table-cell>
          <table:table-cell office:value-type="string">
            <text:p>Success</text:p>
          </table:table-cell>
          <table:table-cell office:value-type="float" office:value="38228">
            <text:p>38228</text:p>
          </table:table-cell>
          <table:table-cell table:number-columns-repeated="1017"/>
        </table:table-row>
        <table:table-row table:style-name="ro1">
          <table:table-cell office:value-type="float" office:value="2753">
            <text:p>2753</text:p>
          </table:table-cell>
          <table:table-cell office:value-type="time" office:time-value="PT10H56M24.849S">
            <text:p>10:56:24.85</text:p>
          </table:table-cell>
          <table:table-cell office:value-type="string">
            <text:p>TC0001_PlannerA 1-28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268">
            <text:p>2268</text:p>
          </table:table-cell>
          <table:table-cell office:value-type="string">
            <text:p>Success</text:p>
          </table:table-cell>
          <table:table-cell office:value-type="float" office:value="28617">
            <text:p>28617</text:p>
          </table:table-cell>
          <table:table-cell table:number-columns-repeated="1017"/>
        </table:table-row>
        <table:table-row table:style-name="ro1">
          <table:table-cell office:value-type="float" office:value="2754">
            <text:p>2754</text:p>
          </table:table-cell>
          <table:table-cell office:value-type="time" office:time-value="PT10H56M23.696S">
            <text:p>10:56:23.70</text:p>
          </table:table-cell>
          <table:table-cell office:value-type="string">
            <text:p>TC0002_PlannerB 2-23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3421">
            <text:p>3421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2755">
            <text:p>2755</text:p>
          </table:table-cell>
          <table:table-cell office:value-type="time" office:time-value="PT10H56M23.584S">
            <text:p>10:56:23.58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3534">
            <text:p>3534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2756">
            <text:p>2756</text:p>
          </table:table-cell>
          <table:table-cell office:value-type="time" office:time-value="PT10H56M27.093S">
            <text:p>10:56:27.09</text:p>
          </table:table-cell>
          <table:table-cell office:value-type="string">
            <text:p>TC0001_PlannerA 1-3</text:p>
          </table:table-cell>
          <table:table-cell office:value-type="string">
            <text:p>/logout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57">
            <text:p>2757</text:p>
          </table:table-cell>
          <table:table-cell office:value-type="time" office:time-value="PT10H56M18.899S">
            <text:p>10:56:18.90</text:p>
          </table:table-cell>
          <table:table-cell office:value-type="string">
            <text:p>TC0001_PlannerA 1-29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8216">
            <text:p>8216</text:p>
          </table:table-cell>
          <table:table-cell office:value-type="string">
            <text:p>Success</text:p>
          </table:table-cell>
          <table:table-cell office:value-type="float" office:value="28617">
            <text:p>28617</text:p>
          </table:table-cell>
          <table:table-cell table:number-columns-repeated="1017"/>
        </table:table-row>
        <table:table-row table:style-name="ro1">
          <table:table-cell office:value-type="float" office:value="2758">
            <text:p>2758</text:p>
          </table:table-cell>
          <table:table-cell office:value-type="time" office:time-value="PT10H56M27.121S">
            <text:p>10:56:27.12</text:p>
          </table:table-cell>
          <table:table-cell office:value-type="string">
            <text:p>TC0001_PlannerA 1-3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59">
            <text:p>2759</text:p>
          </table:table-cell>
          <table:table-cell office:value-type="time" office:time-value="PT10H56M27.127S">
            <text:p>10:56:27.13</text:p>
          </table:table-cell>
          <table:table-cell office:value-type="string">
            <text:p>TC0001_PlannerA 1-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60">
            <text:p>2760</text:p>
          </table:table-cell>
          <table:table-cell office:value-type="time" office:time-value="PT10H56M24.765S">
            <text:p>10:56:24.77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771">
            <text:p>2771</text:p>
          </table:table-cell>
          <table:table-cell office:value-type="string">
            <text:p>Success</text:p>
          </table:table-cell>
          <table:table-cell office:value-type="float" office:value="38386">
            <text:p>38386</text:p>
          </table:table-cell>
          <table:table-cell table:number-columns-repeated="1017"/>
        </table:table-row>
        <table:table-row table:style-name="ro1">
          <table:table-cell office:value-type="float" office:value="2761">
            <text:p>2761</text:p>
          </table:table-cell>
          <table:table-cell office:value-type="time" office:time-value="PT10H56M27.117S">
            <text:p>10:56:27.12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739">
            <text:p>739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762">
            <text:p>2762</text:p>
          </table:table-cell>
          <table:table-cell office:value-type="time" office:time-value="PT10H56M27.857S">
            <text:p>10:56:27.86</text:p>
          </table:table-cell>
          <table:table-cell office:value-type="string">
            <text:p>TC0003_PlannerC 3-27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63">
            <text:p>2763</text:p>
          </table:table-cell>
          <table:table-cell office:value-type="time" office:time-value="PT10H56M27.866S">
            <text:p>10:56:27.87</text:p>
          </table:table-cell>
          <table:table-cell office:value-type="string">
            <text:p>TC0003_PlannerC 3-27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64">
            <text:p>2764</text:p>
          </table:table-cell>
          <table:table-cell office:value-type="time" office:time-value="PT10H56M27.872S">
            <text:p>10:56:27.87</text:p>
          </table:table-cell>
          <table:table-cell office:value-type="string">
            <text:p>TC0003_PlannerC 3-2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65">
            <text:p>2765</text:p>
          </table:table-cell>
          <table:table-cell office:value-type="time" office:time-value="PT10H56M25.742S">
            <text:p>10:56:25.74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395">
            <text:p>2395</text:p>
          </table:table-cell>
          <table:table-cell office:value-type="string">
            <text:p>Success</text:p>
          </table:table-cell>
          <table:table-cell office:value-type="float" office:value="38452">
            <text:p>38452</text:p>
          </table:table-cell>
          <table:table-cell table:number-columns-repeated="1017"/>
        </table:table-row>
        <table:table-row table:style-name="ro1">
          <table:table-cell office:value-type="float" office:value="2766">
            <text:p>2766</text:p>
          </table:table-cell>
          <table:table-cell office:value-type="time" office:time-value="PT10H56M25.641S">
            <text:p>10:56:25.64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2506">
            <text:p>2506</text:p>
          </table:table-cell>
          <table:table-cell office:value-type="string">
            <text:p>Success</text:p>
          </table:table-cell>
          <table:table-cell office:value-type="float" office:value="16758">
            <text:p>16758</text:p>
          </table:table-cell>
          <table:table-cell table:number-columns-repeated="1017"/>
        </table:table-row>
        <table:table-row table:style-name="ro1">
          <table:table-cell office:value-type="float" office:value="2767">
            <text:p>2767</text:p>
          </table:table-cell>
          <table:table-cell office:value-type="time" office:time-value="PT10H56M25.615S">
            <text:p>10:56:25.62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2540">
            <text:p>2540</text:p>
          </table:table-cell>
          <table:table-cell office:value-type="string">
            <text:p>Success</text:p>
          </table:table-cell>
          <table:table-cell office:value-type="float" office:value="16758">
            <text:p>16758</text:p>
          </table:table-cell>
          <table:table-cell table:number-columns-repeated="1017"/>
        </table:table-row>
        <table:table-row table:style-name="ro1">
          <table:table-cell office:value-type="float" office:value="2768">
            <text:p>2768</text:p>
          </table:table-cell>
          <table:table-cell office:value-type="time" office:time-value="PT10H56M25.743S">
            <text:p>10:56:25.74</text:p>
          </table:table-cell>
          <table:table-cell office:value-type="string">
            <text:p>TC0001_PlannerA 1-30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418">
            <text:p>2418</text:p>
          </table:table-cell>
          <table:table-cell office:value-type="string">
            <text:p>Success</text:p>
          </table:table-cell>
          <table:table-cell office:value-type="float" office:value="28617">
            <text:p>28617</text:p>
          </table:table-cell>
          <table:table-cell table:number-columns-repeated="1017"/>
        </table:table-row>
        <table:table-row table:style-name="ro1">
          <table:table-cell office:value-type="float" office:value="2769">
            <text:p>2769</text:p>
          </table:table-cell>
          <table:table-cell office:value-type="time" office:time-value="PT10H56M26.087S">
            <text:p>10:56:26.09</text:p>
          </table:table-cell>
          <table:table-cell office:value-type="string">
            <text:p>TC0001_PlannerA 1-27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093">
            <text:p>2093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2770">
            <text:p>2770</text:p>
          </table:table-cell>
          <table:table-cell office:value-type="time" office:time-value="PT10H56M25.692S">
            <text:p>10:56:25.69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489">
            <text:p>2489</text:p>
          </table:table-cell>
          <table:table-cell office:value-type="string">
            <text:p>Success</text:p>
          </table:table-cell>
          <table:table-cell office:value-type="float" office:value="38229">
            <text:p>38229</text:p>
          </table:table-cell>
          <table:table-cell table:number-columns-repeated="1017"/>
        </table:table-row>
        <table:table-row table:style-name="ro1">
          <table:table-cell office:value-type="float" office:value="2771">
            <text:p>2771</text:p>
          </table:table-cell>
          <table:table-cell office:value-type="time" office:time-value="PT10H56M23.282S">
            <text:p>10:56:23.28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4905">
            <text:p>4905</text:p>
          </table:table-cell>
          <table:table-cell office:value-type="string">
            <text:p>Success</text:p>
          </table:table-cell>
          <table:table-cell office:value-type="float" office:value="75311">
            <text:p>75311</text:p>
          </table:table-cell>
          <table:table-cell table:number-columns-repeated="1017"/>
        </table:table-row>
        <table:table-row table:style-name="ro1">
          <table:table-cell office:value-type="float" office:value="2772">
            <text:p>2772</text:p>
          </table:table-cell>
          <table:table-cell office:value-type="time" office:time-value="PT10H56M28.19S">
            <text:p>10:56:28.19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2361">
            <text:p>2361</text:p>
          </table:table-cell>
          <table:table-cell table:number-columns-repeated="1017"/>
        </table:table-row>
        <table:table-row table:style-name="ro1">
          <table:table-cell office:value-type="float" office:value="2773">
            <text:p>2773</text:p>
          </table:table-cell>
          <table:table-cell office:value-type="time" office:time-value="PT10H56M28.3S">
            <text:p>10:56:28.30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2361">
            <text:p>2361</text:p>
          </table:table-cell>
          <table:table-cell table:number-columns-repeated="1017"/>
        </table:table-row>
        <table:table-row table:style-name="ro1">
          <table:table-cell office:value-type="float" office:value="2774">
            <text:p>2774</text:p>
          </table:table-cell>
          <table:table-cell office:value-type="time" office:time-value="PT10H56M28.138S">
            <text:p>10:56:28.14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80">
            <text:p>280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775">
            <text:p>2775</text:p>
          </table:table-cell>
          <table:table-cell office:value-type="time" office:time-value="PT10H56M28.419S">
            <text:p>10:56:28.42</text:p>
          </table:table-cell>
          <table:table-cell office:value-type="string">
            <text:p>TC0003_PlannerC 3-8</text:p>
          </table:table-cell>
          <table:table-cell office:value-type="string">
            <text:p>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76">
            <text:p>2776</text:p>
          </table:table-cell>
          <table:table-cell office:value-type="time" office:time-value="PT10H56M28.433S">
            <text:p>10:56:28.43</text:p>
          </table:table-cell>
          <table:table-cell office:value-type="string">
            <text:p>TC0003_PlannerC 3-8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77">
            <text:p>2777</text:p>
          </table:table-cell>
          <table:table-cell office:value-type="time" office:time-value="PT10H56M28.441S">
            <text:p>10:56:28.44</text:p>
          </table:table-cell>
          <table:table-cell office:value-type="string">
            <text:p>TC0003_PlannerC 3-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78">
            <text:p>2778</text:p>
          </table:table-cell>
          <table:table-cell office:value-type="time" office:time-value="PT10H56M24.962S">
            <text:p>10:56:24.96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3500">
            <text:p>3500</text:p>
          </table:table-cell>
          <table:table-cell office:value-type="string">
            <text:p>Success</text:p>
          </table:table-cell>
          <table:table-cell office:value-type="float" office:value="36334">
            <text:p>36334</text:p>
          </table:table-cell>
          <table:table-cell table:number-columns-repeated="1017"/>
        </table:table-row>
        <table:table-row table:style-name="ro1">
          <table:table-cell office:value-type="float" office:value="2779">
            <text:p>2779</text:p>
          </table:table-cell>
          <table:table-cell office:value-type="time" office:time-value="PT10H56M28.413S">
            <text:p>10:56:28.41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2361">
            <text:p>2361</text:p>
          </table:table-cell>
          <table:table-cell table:number-columns-repeated="1017"/>
        </table:table-row>
        <table:table-row table:style-name="ro1">
          <table:table-cell office:value-type="float" office:value="2780">
            <text:p>2780</text:p>
          </table:table-cell>
          <table:table-cell office:value-type="time" office:time-value="PT10H56M28.182S">
            <text:p>10:56:28.18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638">
            <text:p>638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781">
            <text:p>2781</text:p>
          </table:table-cell>
          <table:table-cell office:value-type="time" office:time-value="PT10H56M28.823S">
            <text:p>10:56:28.82</text:p>
          </table:table-cell>
          <table:table-cell office:value-type="string">
            <text:p>TC0003_PlannerC 3-1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82">
            <text:p>2782</text:p>
          </table:table-cell>
          <table:table-cell office:value-type="time" office:time-value="PT10H56M28.832S">
            <text:p>10:56:28.83</text:p>
          </table:table-cell>
          <table:table-cell office:value-type="string">
            <text:p>TC0003_PlannerC 3-1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83">
            <text:p>2783</text:p>
          </table:table-cell>
          <table:table-cell office:value-type="time" office:time-value="PT10H56M28.836S">
            <text:p>10:56:28.84</text:p>
          </table:table-cell>
          <table:table-cell office:value-type="string">
            <text:p>TC0003_PlannerC 3-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84">
            <text:p>2784</text:p>
          </table:table-cell>
          <table:table-cell office:value-type="time" office:time-value="PT10H56M28.157S">
            <text:p>10:56:28.16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032">
            <text:p>1032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785">
            <text:p>2785</text:p>
          </table:table-cell>
          <table:table-cell office:value-type="time" office:time-value="PT10H56M28.148S">
            <text:p>10:56:28.15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045">
            <text:p>1045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786">
            <text:p>2786</text:p>
          </table:table-cell>
          <table:table-cell office:value-type="time" office:time-value="PT10H56M27.118S">
            <text:p>10:56:27.12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2076">
            <text:p>2076</text:p>
          </table:table-cell>
          <table:table-cell office:value-type="string">
            <text:p>Success</text:p>
          </table:table-cell>
          <table:table-cell office:value-type="float" office:value="16758">
            <text:p>16758</text:p>
          </table:table-cell>
          <table:table-cell table:number-columns-repeated="1017"/>
        </table:table-row>
        <table:table-row table:style-name="ro1">
          <table:table-cell office:value-type="float" office:value="2787">
            <text:p>2787</text:p>
          </table:table-cell>
          <table:table-cell office:value-type="time" office:time-value="PT10H56M29.19S">
            <text:p>10:56:29.19</text:p>
          </table:table-cell>
          <table:table-cell office:value-type="string">
            <text:p>TC0002_PlannerB 2-9</text:p>
          </table:table-cell>
          <table:table-cell office:value-type="string">
            <text:p>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88">
            <text:p>2788</text:p>
          </table:table-cell>
          <table:table-cell office:value-type="time" office:time-value="PT10H56M29.194S">
            <text:p>10:56:29.19</text:p>
          </table:table-cell>
          <table:table-cell office:value-type="string">
            <text:p>TC0002_PlannerB 2-5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89">
            <text:p>2789</text:p>
          </table:table-cell>
          <table:table-cell office:value-type="time" office:time-value="PT10H56M29.207S">
            <text:p>10:56:29.21</text:p>
          </table:table-cell>
          <table:table-cell office:value-type="string">
            <text:p>TC0002_PlannerB 2-5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90">
            <text:p>2790</text:p>
          </table:table-cell>
          <table:table-cell office:value-type="time" office:time-value="PT10H56M29.207S">
            <text:p>10:56:29.21</text:p>
          </table:table-cell>
          <table:table-cell office:value-type="string">
            <text:p>TC0002_PlannerB 2-9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91">
            <text:p>2791</text:p>
          </table:table-cell>
          <table:table-cell office:value-type="time" office:time-value="PT10H56M29.212S">
            <text:p>10:56:29.21</text:p>
          </table:table-cell>
          <table:table-cell office:value-type="string">
            <text:p>TC0002_PlannerB 2-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92">
            <text:p>2792</text:p>
          </table:table-cell>
          <table:table-cell office:value-type="time" office:time-value="PT10H56M29.214S">
            <text:p>10:56:29.21</text:p>
          </table:table-cell>
          <table:table-cell office:value-type="string">
            <text:p>TC0002_PlannerB 2-9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93">
            <text:p>2793</text:p>
          </table:table-cell>
          <table:table-cell office:value-type="time" office:time-value="PT10H56M26.62S">
            <text:p>10:56:26.62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2805">
            <text:p>2805</text:p>
          </table:table-cell>
          <table:table-cell office:value-type="string">
            <text:p>Success</text:p>
          </table:table-cell>
          <table:table-cell office:value-type="float" office:value="33596">
            <text:p>33596</text:p>
          </table:table-cell>
          <table:table-cell table:number-columns-repeated="1017"/>
        </table:table-row>
        <table:table-row table:style-name="ro1">
          <table:table-cell office:value-type="float" office:value="2794">
            <text:p>2794</text:p>
          </table:table-cell>
          <table:table-cell office:value-type="time" office:time-value="PT10H56M25.66S">
            <text:p>10:56:25.66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3986">
            <text:p>3986</text:p>
          </table:table-cell>
          <table:table-cell office:value-type="string">
            <text:p>Success</text:p>
          </table:table-cell>
          <table:table-cell office:value-type="float" office:value="16762">
            <text:p>16762</text:p>
          </table:table-cell>
          <table:table-cell table:number-columns-repeated="1017"/>
        </table:table-row>
        <table:table-row table:style-name="ro1">
          <table:table-cell office:value-type="float" office:value="2795">
            <text:p>2795</text:p>
          </table:table-cell>
          <table:table-cell office:value-type="time" office:time-value="PT10H56M29.196S">
            <text:p>10:56:29.20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457">
            <text:p>457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796">
            <text:p>2796</text:p>
          </table:table-cell>
          <table:table-cell office:value-type="time" office:time-value="PT10H56M27.12S">
            <text:p>10:56:27.12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2553">
            <text:p>2553</text:p>
          </table:table-cell>
          <table:table-cell office:value-type="string">
            <text:p>Success</text:p>
          </table:table-cell>
          <table:table-cell office:value-type="float" office:value="16762">
            <text:p>16762</text:p>
          </table:table-cell>
          <table:table-cell table:number-columns-repeated="1017"/>
        </table:table-row>
        <table:table-row table:style-name="ro1">
          <table:table-cell office:value-type="float" office:value="2797">
            <text:p>2797</text:p>
          </table:table-cell>
          <table:table-cell office:value-type="time" office:time-value="PT10H56M25.654S">
            <text:p>10:56:25.65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4024">
            <text:p>4024</text:p>
          </table:table-cell>
          <table:table-cell office:value-type="string">
            <text:p>Success</text:p>
          </table:table-cell>
          <table:table-cell office:value-type="float" office:value="38228">
            <text:p>38228</text:p>
          </table:table-cell>
          <table:table-cell table:number-columns-repeated="1017"/>
        </table:table-row>
        <table:table-row table:style-name="ro1">
          <table:table-cell office:value-type="float" office:value="2798">
            <text:p>2798</text:p>
          </table:table-cell>
          <table:table-cell office:value-type="time" office:time-value="PT10H56M27.11S">
            <text:p>10:56:27.11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572">
            <text:p>2572</text:p>
          </table:table-cell>
          <table:table-cell office:value-type="string">
            <text:p>Success</text:p>
          </table:table-cell>
          <table:table-cell office:value-type="float" office:value="38392">
            <text:p>38392</text:p>
          </table:table-cell>
          <table:table-cell table:number-columns-repeated="1017"/>
        </table:table-row>
        <table:table-row table:style-name="ro1">
          <table:table-cell office:value-type="float" office:value="2799">
            <text:p>2799</text:p>
          </table:table-cell>
          <table:table-cell office:value-type="time" office:time-value="PT10H56M28.463S">
            <text:p>10:56:28.46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212">
            <text:p>1212</text:p>
          </table:table-cell>
          <table:table-cell office:value-type="string">
            <text:p>Success</text:p>
          </table:table-cell>
          <table:table-cell office:value-type="float" office:value="18178">
            <text:p>18178</text:p>
          </table:table-cell>
          <table:table-cell table:number-columns-repeated="1017"/>
        </table:table-row>
        <table:table-row table:style-name="ro1">
          <table:table-cell office:value-type="float" office:value="2800">
            <text:p>2800</text:p>
          </table:table-cell>
          <table:table-cell office:value-type="time" office:time-value="PT10H56M27.537S">
            <text:p>10:56:27.54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151">
            <text:p>2151</text:p>
          </table:table-cell>
          <table:table-cell office:value-type="string">
            <text:p>Success</text:p>
          </table:table-cell>
          <table:table-cell office:value-type="float" office:value="18171">
            <text:p>18171</text:p>
          </table:table-cell>
          <table:table-cell table:number-columns-repeated="1017"/>
        </table:table-row>
        <table:table-row table:style-name="ro1">
          <table:table-cell office:value-type="float" office:value="2801">
            <text:p>2801</text:p>
          </table:table-cell>
          <table:table-cell office:value-type="time" office:time-value="PT10H56M29.654S">
            <text:p>10:56:29.65</text:p>
          </table:table-cell>
          <table:table-cell office:value-type="string">
            <text:p>TC0002_PlannerB 2-23</text:p>
          </table:table-cell>
          <table:table-cell office:value-type="string">
            <text:p>/logout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02">
            <text:p>2802</text:p>
          </table:table-cell>
          <table:table-cell office:value-type="time" office:time-value="PT10H56M29.705S">
            <text:p>10:56:29.71</text:p>
          </table:table-cell>
          <table:table-cell office:value-type="string">
            <text:p>TC0002_PlannerB 2-23</text:p>
          </table:table-cell>
          <table:table-cell office:value-type="string">
            <text:p>/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03">
            <text:p>2803</text:p>
          </table:table-cell>
          <table:table-cell office:value-type="time" office:time-value="PT10H56M29.693S">
            <text:p>10:56:29.69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2804">
            <text:p>2804</text:p>
          </table:table-cell>
          <table:table-cell office:value-type="time" office:time-value="PT10H56M29.718S">
            <text:p>10:56:29.72</text:p>
          </table:table-cell>
          <table:table-cell office:value-type="string">
            <text:p>TC0002_PlannerB 2-23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05">
            <text:p>2805</text:p>
          </table:table-cell>
          <table:table-cell office:value-type="time" office:time-value="PT10H56M29.687S">
            <text:p>10:56:29.69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2806">
            <text:p>2806</text:p>
          </table:table-cell>
          <table:table-cell office:value-type="time" office:time-value="PT10H56M29.719S">
            <text:p>10:56:29.72</text:p>
          </table:table-cell>
          <table:table-cell office:value-type="string">
            <text:p>TC0001_PlannerA 1-2</text:p>
          </table:table-cell>
          <table:table-cell office:value-type="string">
            <text:p>/logout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07">
            <text:p>2807</text:p>
          </table:table-cell>
          <table:table-cell office:value-type="time" office:time-value="PT10H56M29.744S">
            <text:p>10:56:29.74</text:p>
          </table:table-cell>
          <table:table-cell office:value-type="string">
            <text:p>TC0001_PlannerA 1-2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08">
            <text:p>2808</text:p>
          </table:table-cell>
          <table:table-cell office:value-type="time" office:time-value="PT10H56M29.737S">
            <text:p>10:56:29.74</text:p>
          </table:table-cell>
          <table:table-cell office:value-type="string">
            <text:p>TC0001_PlannerA 1-22</text:p>
          </table:table-cell>
          <table:table-cell office:value-type="string">
            <text:p>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09">
            <text:p>2809</text:p>
          </table:table-cell>
          <table:table-cell office:value-type="time" office:time-value="PT10H56M29.75S">
            <text:p>10:56:29.75</text:p>
          </table:table-cell>
          <table:table-cell office:value-type="string">
            <text:p>TC0001_PlannerA 1-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10">
            <text:p>2810</text:p>
          </table:table-cell>
          <table:table-cell office:value-type="time" office:time-value="PT10H56M29.752S">
            <text:p>10:56:29.75</text:p>
          </table:table-cell>
          <table:table-cell office:value-type="string">
            <text:p>TC0001_PlannerA 1-22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11">
            <text:p>2811</text:p>
          </table:table-cell>
          <table:table-cell office:value-type="time" office:time-value="PT10H56M29.761S">
            <text:p>10:56:29.76</text:p>
          </table:table-cell>
          <table:table-cell office:value-type="string">
            <text:p>TC0001_PlannerA 1-2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12">
            <text:p>2812</text:p>
          </table:table-cell>
          <table:table-cell office:value-type="time" office:time-value="PT10H56M29.648S">
            <text:p>10:56:29.65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121">
            <text:p>121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813">
            <text:p>2813</text:p>
          </table:table-cell>
          <table:table-cell office:value-type="time" office:time-value="PT10H56M29.77S">
            <text:p>10:56:29.77</text:p>
          </table:table-cell>
          <table:table-cell office:value-type="string">
            <text:p>TC0002_PlannerB 2-22</text:p>
          </table:table-cell>
          <table:table-cell office:value-type="string">
            <text:p>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14">
            <text:p>2814</text:p>
          </table:table-cell>
          <table:table-cell office:value-type="time" office:time-value="PT10H56M29.784S">
            <text:p>10:56:29.78</text:p>
          </table:table-cell>
          <table:table-cell office:value-type="string">
            <text:p>TC0002_PlannerB 2-22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15">
            <text:p>2815</text:p>
          </table:table-cell>
          <table:table-cell office:value-type="time" office:time-value="PT10H56M29.791S">
            <text:p>10:56:29.79</text:p>
          </table:table-cell>
          <table:table-cell office:value-type="string">
            <text:p>TC0002_PlannerB 2-2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16">
            <text:p>2816</text:p>
          </table:table-cell>
          <table:table-cell office:value-type="time" office:time-value="PT10H56M24.782S">
            <text:p>10:56:24.78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5021">
            <text:p>5021</text:p>
          </table:table-cell>
          <table:table-cell office:value-type="string">
            <text:p>Success</text:p>
          </table:table-cell>
          <table:table-cell office:value-type="float" office:value="38295">
            <text:p>38295</text:p>
          </table:table-cell>
          <table:table-cell table:number-columns-repeated="1017"/>
        </table:table-row>
        <table:table-row table:style-name="ro1">
          <table:table-cell office:value-type="float" office:value="2817">
            <text:p>2817</text:p>
          </table:table-cell>
          <table:table-cell office:value-type="time" office:time-value="PT10H56M29.686S">
            <text:p>10:56:29.69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597">
            <text:p>597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818">
            <text:p>2818</text:p>
          </table:table-cell>
          <table:table-cell office:value-type="time" office:time-value="PT10H56M30.285S">
            <text:p>10:56:30.29</text:p>
          </table:table-cell>
          <table:table-cell office:value-type="string">
            <text:p>TC0003_PlannerC 3-20</text:p>
          </table:table-cell>
          <table:table-cell office:value-type="string">
            <text:p>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19">
            <text:p>2819</text:p>
          </table:table-cell>
          <table:table-cell office:value-type="time" office:time-value="PT10H56M29.682S">
            <text:p>10:56:29.68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621">
            <text:p>621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820">
            <text:p>2820</text:p>
          </table:table-cell>
          <table:table-cell office:value-type="time" office:time-value="PT10H56M30.3S">
            <text:p>10:56:30.30</text:p>
          </table:table-cell>
          <table:table-cell office:value-type="string">
            <text:p>TC0003_PlannerC 3-20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21">
            <text:p>2821</text:p>
          </table:table-cell>
          <table:table-cell office:value-type="time" office:time-value="PT10H56M30.306S">
            <text:p>10:56:30.31</text:p>
          </table:table-cell>
          <table:table-cell office:value-type="string">
            <text:p>TC0003_PlannerC 3-2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22">
            <text:p>2822</text:p>
          </table:table-cell>
          <table:table-cell office:value-type="time" office:time-value="PT10H56M30.304S">
            <text:p>10:56:30.30</text:p>
          </table:table-cell>
          <table:table-cell office:value-type="string">
            <text:p>TC0003_PlannerC 3-28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23">
            <text:p>2823</text:p>
          </table:table-cell>
          <table:table-cell office:value-type="time" office:time-value="PT10H56M30.314S">
            <text:p>10:56:30.31</text:p>
          </table:table-cell>
          <table:table-cell office:value-type="string">
            <text:p>TC0003_PlannerC 3-28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24">
            <text:p>2824</text:p>
          </table:table-cell>
          <table:table-cell office:value-type="time" office:time-value="PT10H56M30.318S">
            <text:p>10:56:30.32</text:p>
          </table:table-cell>
          <table:table-cell office:value-type="string">
            <text:p>TC0003_PlannerC 3-2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25">
            <text:p>2825</text:p>
          </table:table-cell>
          <table:table-cell office:value-type="time" office:time-value="PT10H56M25.754S">
            <text:p>10:56:25.75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4728">
            <text:p>4728</text:p>
          </table:table-cell>
          <table:table-cell office:value-type="string">
            <text:p>Success</text:p>
          </table:table-cell>
          <table:table-cell office:value-type="float" office:value="35365">
            <text:p>35365</text:p>
          </table:table-cell>
          <table:table-cell table:number-columns-repeated="1017"/>
        </table:table-row>
        <table:table-row table:style-name="ro1">
          <table:table-cell office:value-type="float" office:value="2826">
            <text:p>2826</text:p>
          </table:table-cell>
          <table:table-cell office:value-type="time" office:time-value="PT10H56M25.649S">
            <text:p>10:56:25.65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4848">
            <text:p>4848</text:p>
          </table:table-cell>
          <table:table-cell office:value-type="string">
            <text:p>Success</text:p>
          </table:table-cell>
          <table:table-cell office:value-type="float" office:value="33596">
            <text:p>33596</text:p>
          </table:table-cell>
          <table:table-cell table:number-columns-repeated="1017"/>
        </table:table-row>
        <table:table-row table:style-name="ro1">
          <table:table-cell office:value-type="float" office:value="2827">
            <text:p>2827</text:p>
          </table:table-cell>
          <table:table-cell office:value-type="time" office:time-value="PT10H56M27.103S">
            <text:p>10:56:27.10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3574">
            <text:p>3574</text:p>
          </table:table-cell>
          <table:table-cell office:value-type="string">
            <text:p>Success</text:p>
          </table:table-cell>
          <table:table-cell office:value-type="float" office:value="38392">
            <text:p>38392</text:p>
          </table:table-cell>
          <table:table-cell table:number-columns-repeated="1017"/>
        </table:table-row>
        <table:table-row table:style-name="ro1">
          <table:table-cell office:value-type="float" office:value="2828">
            <text:p>2828</text:p>
          </table:table-cell>
          <table:table-cell office:value-type="time" office:time-value="PT10H56M29.675S">
            <text:p>10:56:29.68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004">
            <text:p>1004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829">
            <text:p>2829</text:p>
          </table:table-cell>
          <table:table-cell office:value-type="time" office:time-value="PT10H56M30.68S">
            <text:p>10:56:30.68</text:p>
          </table:table-cell>
          <table:table-cell office:value-type="string">
            <text:p>TC0002_PlannerB 2-19</text:p>
          </table:table-cell>
          <table:table-cell office:value-type="string">
            <text:p>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30">
            <text:p>2830</text:p>
          </table:table-cell>
          <table:table-cell office:value-type="time" office:time-value="PT10H56M30.695S">
            <text:p>10:56:30.70</text:p>
          </table:table-cell>
          <table:table-cell office:value-type="string">
            <text:p>TC0002_PlannerB 2-19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31">
            <text:p>2831</text:p>
          </table:table-cell>
          <table:table-cell office:value-type="time" office:time-value="PT10H56M30.704S">
            <text:p>10:56:30.70</text:p>
          </table:table-cell>
          <table:table-cell office:value-type="string">
            <text:p>TC0002_PlannerB 2-19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32">
            <text:p>2832</text:p>
          </table:table-cell>
          <table:table-cell office:value-type="time" office:time-value="PT10H56M28.54S">
            <text:p>10:56:28.54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173">
            <text:p>2173</text:p>
          </table:table-cell>
          <table:table-cell office:value-type="string">
            <text:p>Success</text:p>
          </table:table-cell>
          <table:table-cell office:value-type="float" office:value="32560">
            <text:p>32560</text:p>
          </table:table-cell>
          <table:table-cell table:number-columns-repeated="1017"/>
        </table:table-row>
        <table:table-row table:style-name="ro1">
          <table:table-cell office:value-type="float" office:value="2833">
            <text:p>2833</text:p>
          </table:table-cell>
          <table:table-cell office:value-type="time" office:time-value="PT10H56M29.427S">
            <text:p>10:56:29.43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287">
            <text:p>1287</text:p>
          </table:table-cell>
          <table:table-cell office:value-type="string">
            <text:p>Success</text:p>
          </table:table-cell>
          <table:table-cell office:value-type="float" office:value="18178">
            <text:p>18178</text:p>
          </table:table-cell>
          <table:table-cell table:number-columns-repeated="1017"/>
        </table:table-row>
        <table:table-row table:style-name="ro1">
          <table:table-cell office:value-type="float" office:value="2834">
            <text:p>2834</text:p>
          </table:table-cell>
          <table:table-cell office:value-type="time" office:time-value="PT10H56M30.718S">
            <text:p>10:56:30.72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2835">
            <text:p>2835</text:p>
          </table:table-cell>
          <table:table-cell office:value-type="time" office:time-value="PT10H56M30.748S">
            <text:p>10:56:30.75</text:p>
          </table:table-cell>
          <table:table-cell office:value-type="string">
            <text:p>TC0001_PlannerA 1-21</text:p>
          </table:table-cell>
          <table:table-cell office:value-type="string">
            <text:p>/logout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36">
            <text:p>2836</text:p>
          </table:table-cell>
          <table:table-cell office:value-type="time" office:time-value="PT10H56M30.772S">
            <text:p>10:56:30.77</text:p>
          </table:table-cell>
          <table:table-cell office:value-type="string">
            <text:p>TC0001_PlannerA 1-21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37">
            <text:p>2837</text:p>
          </table:table-cell>
          <table:table-cell office:value-type="time" office:time-value="PT10H56M30.78S">
            <text:p>10:56:30.78</text:p>
          </table:table-cell>
          <table:table-cell office:value-type="string">
            <text:p>TC0001_PlannerA 1-2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38">
            <text:p>2838</text:p>
          </table:table-cell>
          <table:table-cell office:value-type="time" office:time-value="PT10H56M25.745S">
            <text:p>10:56:25.75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5210">
            <text:p>5210</text:p>
          </table:table-cell>
          <table:table-cell office:value-type="string">
            <text:p>Success</text:p>
          </table:table-cell>
          <table:table-cell office:value-type="float" office:value="33500">
            <text:p>33500</text:p>
          </table:table-cell>
          <table:table-cell table:number-columns-repeated="1017"/>
        </table:table-row>
        <table:table-row table:style-name="ro1">
          <table:table-cell office:value-type="float" office:value="2839">
            <text:p>2839</text:p>
          </table:table-cell>
          <table:table-cell office:value-type="time" office:time-value="PT10H56M30.678S">
            <text:p>10:56:30.68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339">
            <text:p>339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2840">
            <text:p>2840</text:p>
          </table:table-cell>
          <table:table-cell office:value-type="time" office:time-value="PT10H56M31.019S">
            <text:p>10:56:31.02</text:p>
          </table:table-cell>
          <table:table-cell office:value-type="string">
            <text:p>TC0003_PlannerC 3-19</text:p>
          </table:table-cell>
          <table:table-cell office:value-type="string">
            <text:p>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41">
            <text:p>2841</text:p>
          </table:table-cell>
          <table:table-cell office:value-type="time" office:time-value="PT10H56M31.034S">
            <text:p>10:56:31.03</text:p>
          </table:table-cell>
          <table:table-cell office:value-type="string">
            <text:p>TC0003_PlannerC 3-19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42">
            <text:p>2842</text:p>
          </table:table-cell>
          <table:table-cell office:value-type="time" office:time-value="PT10H56M31.039S">
            <text:p>10:56:31.04</text:p>
          </table:table-cell>
          <table:table-cell office:value-type="string">
            <text:p>TC0003_PlannerC 3-1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43">
            <text:p>2843</text:p>
          </table:table-cell>
          <table:table-cell office:value-type="time" office:time-value="PT10H56M30.483S">
            <text:p>10:56:30.48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844">
            <text:p>844</text:p>
          </table:table-cell>
          <table:table-cell office:value-type="string">
            <text:p>Success</text:p>
          </table:table-cell>
          <table:table-cell office:value-type="float" office:value="18177">
            <text:p>18177</text:p>
          </table:table-cell>
          <table:table-cell table:number-columns-repeated="1017"/>
        </table:table-row>
        <table:table-row table:style-name="ro1">
          <table:table-cell office:value-type="float" office:value="2844">
            <text:p>2844</text:p>
          </table:table-cell>
          <table:table-cell office:value-type="time" office:time-value="PT10H56M29.805S">
            <text:p>10:56:29.81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523">
            <text:p>1523</text:p>
          </table:table-cell>
          <table:table-cell office:value-type="string">
            <text:p>Success</text:p>
          </table:table-cell>
          <table:table-cell office:value-type="float" office:value="18177">
            <text:p>18177</text:p>
          </table:table-cell>
          <table:table-cell table:number-columns-repeated="1017"/>
        </table:table-row>
        <table:table-row table:style-name="ro1">
          <table:table-cell office:value-type="float" office:value="2845">
            <text:p>2845</text:p>
          </table:table-cell>
          <table:table-cell office:value-type="time" office:time-value="PT10H56M30.498S">
            <text:p>10:56:30.50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829">
            <text:p>829</text:p>
          </table:table-cell>
          <table:table-cell office:value-type="string">
            <text:p>Success</text:p>
          </table:table-cell>
          <table:table-cell office:value-type="float" office:value="18170">
            <text:p>18170</text:p>
          </table:table-cell>
          <table:table-cell table:number-columns-repeated="1017"/>
        </table:table-row>
        <table:table-row table:style-name="ro1">
          <table:table-cell office:value-type="float" office:value="2846">
            <text:p>2846</text:p>
          </table:table-cell>
          <table:table-cell office:value-type="time" office:time-value="PT10H56M31.331S">
            <text:p>10:56:31.33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2847">
            <text:p>2847</text:p>
          </table:table-cell>
          <table:table-cell office:value-type="time" office:time-value="PT10H56M31.33S">
            <text:p>10:56:31.33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2848">
            <text:p>2848</text:p>
          </table:table-cell>
          <table:table-cell office:value-type="time" office:time-value="PT10H56M31.356S">
            <text:p>10:56:31.36</text:p>
          </table:table-cell>
          <table:table-cell office:value-type="string">
            <text:p>TC0001_PlannerA 1-5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49">
            <text:p>2849</text:p>
          </table:table-cell>
          <table:table-cell office:value-type="time" office:time-value="PT10H56M31.33S">
            <text:p>10:56:31.33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2850">
            <text:p>2850</text:p>
          </table:table-cell>
          <table:table-cell office:value-type="time" office:time-value="PT10H56M31.357S">
            <text:p>10:56:31.36</text:p>
          </table:table-cell>
          <table:table-cell office:value-type="string">
            <text:p>TC0001_PlannerA 1-26</text:p>
          </table:table-cell>
          <table:table-cell office:value-type="string">
            <text:p>/logout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51">
            <text:p>2851</text:p>
          </table:table-cell>
          <table:table-cell office:value-type="time" office:time-value="PT10H56M31.366S">
            <text:p>10:56:31.37</text:p>
          </table:table-cell>
          <table:table-cell office:value-type="string">
            <text:p>TC0001_PlannerA 1-5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52">
            <text:p>2852</text:p>
          </table:table-cell>
          <table:table-cell office:value-type="time" office:time-value="PT10H56M31.374S">
            <text:p>10:56:31.37</text:p>
          </table:table-cell>
          <table:table-cell office:value-type="string">
            <text:p>TC0001_PlannerA 1-26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53">
            <text:p>2853</text:p>
          </table:table-cell>
          <table:table-cell office:value-type="time" office:time-value="PT10H56M31.375S">
            <text:p>10:56:31.38</text:p>
          </table:table-cell>
          <table:table-cell office:value-type="string">
            <text:p>TC0001_PlannerA 1-5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54">
            <text:p>2854</text:p>
          </table:table-cell>
          <table:table-cell office:value-type="time" office:time-value="PT10H56M31.378S">
            <text:p>10:56:31.38</text:p>
          </table:table-cell>
          <table:table-cell office:value-type="string">
            <text:p>TC0001_PlannerA 1-2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55">
            <text:p>2855</text:p>
          </table:table-cell>
          <table:table-cell office:value-type="time" office:time-value="PT10H56M30.956S">
            <text:p>10:56:30.96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427">
            <text:p>427</text:p>
          </table:table-cell>
          <table:table-cell office:value-type="string">
            <text:p>Success</text:p>
          </table:table-cell>
          <table:table-cell office:value-type="float" office:value="18177">
            <text:p>18177</text:p>
          </table:table-cell>
          <table:table-cell table:number-columns-repeated="1017"/>
        </table:table-row>
        <table:table-row table:style-name="ro1">
          <table:table-cell office:value-type="float" office:value="2856">
            <text:p>2856</text:p>
          </table:table-cell>
          <table:table-cell office:value-type="time" office:time-value="PT10H56M31.372S">
            <text:p>10:56:31.37</text:p>
          </table:table-cell>
          <table:table-cell office:value-type="string">
            <text:p>TC0001_PlannerA 1-9</text:p>
          </table:table-cell>
          <table:table-cell office:value-type="string">
            <text:p>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57">
            <text:p>2857</text:p>
          </table:table-cell>
          <table:table-cell office:value-type="time" office:time-value="PT10H56M31.389S">
            <text:p>10:56:31.39</text:p>
          </table:table-cell>
          <table:table-cell office:value-type="string">
            <text:p>TC0001_PlannerA 1-9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58">
            <text:p>2858</text:p>
          </table:table-cell>
          <table:table-cell office:value-type="time" office:time-value="PT10H56M31.394S">
            <text:p>10:56:31.39</text:p>
          </table:table-cell>
          <table:table-cell office:value-type="string">
            <text:p>TC0001_PlannerA 1-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59">
            <text:p>2859</text:p>
          </table:table-cell>
          <table:table-cell office:value-type="time" office:time-value="PT10H56M31.385S">
            <text:p>10:56:31.3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2860">
            <text:p>2860</text:p>
          </table:table-cell>
          <table:table-cell office:value-type="time" office:time-value="PT10H56M31.413S">
            <text:p>10:56:31.41</text:p>
          </table:table-cell>
          <table:table-cell office:value-type="string">
            <text:p>TC0001_PlannerA 1-8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61">
            <text:p>2861</text:p>
          </table:table-cell>
          <table:table-cell office:value-type="time" office:time-value="PT10H56M31.42S">
            <text:p>10:56:31.42</text:p>
          </table:table-cell>
          <table:table-cell office:value-type="string">
            <text:p>TC0001_PlannerA 1-8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62">
            <text:p>2862</text:p>
          </table:table-cell>
          <table:table-cell office:value-type="time" office:time-value="PT10H56M31.425S">
            <text:p>10:56:31.43</text:p>
          </table:table-cell>
          <table:table-cell office:value-type="string">
            <text:p>TC0001_PlannerA 1-8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63">
            <text:p>2863</text:p>
          </table:table-cell>
          <table:table-cell office:value-type="time" office:time-value="PT10H56M28.162S">
            <text:p>10:56:28.16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3313">
            <text:p>3313</text:p>
          </table:table-cell>
          <table:table-cell office:value-type="string">
            <text:p>Success</text:p>
          </table:table-cell>
          <table:table-cell office:value-type="float" office:value="31044">
            <text:p>31044</text:p>
          </table:table-cell>
          <table:table-cell table:number-columns-repeated="1017"/>
        </table:table-row>
        <table:table-row table:style-name="ro1">
          <table:table-cell office:value-type="float" office:value="2864">
            <text:p>2864</text:p>
          </table:table-cell>
          <table:table-cell office:value-type="time" office:time-value="PT10H56M27.04S">
            <text:p>10:56:27.04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4446">
            <text:p>4446</text:p>
          </table:table-cell>
          <table:table-cell office:value-type="string">
            <text:p>Success</text:p>
          </table:table-cell>
          <table:table-cell office:value-type="float" office:value="34045">
            <text:p>34045</text:p>
          </table:table-cell>
          <table:table-cell table:number-columns-repeated="1017"/>
        </table:table-row>
        <table:table-row table:style-name="ro1">
          <table:table-cell office:value-type="float" office:value="2865">
            <text:p>2865</text:p>
          </table:table-cell>
          <table:table-cell office:value-type="time" office:time-value="PT10H56M27.118S">
            <text:p>10:56:27.12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4403">
            <text:p>4403</text:p>
          </table:table-cell>
          <table:table-cell office:value-type="string">
            <text:p>Success</text:p>
          </table:table-cell>
          <table:table-cell office:value-type="float" office:value="34077">
            <text:p>34077</text:p>
          </table:table-cell>
          <table:table-cell table:number-columns-repeated="1017"/>
        </table:table-row>
        <table:table-row table:style-name="ro1">
          <table:table-cell office:value-type="float" office:value="2866">
            <text:p>2866</text:p>
          </table:table-cell>
          <table:table-cell office:value-type="time" office:time-value="PT10H56M27.113S">
            <text:p>10:56:27.11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4407">
            <text:p>4407</text:p>
          </table:table-cell>
          <table:table-cell office:value-type="string">
            <text:p>Success</text:p>
          </table:table-cell>
          <table:table-cell office:value-type="float" office:value="34177">
            <text:p>34177</text:p>
          </table:table-cell>
          <table:table-cell table:number-columns-repeated="1017"/>
        </table:table-row>
        <table:table-row table:style-name="ro1">
          <table:table-cell office:value-type="float" office:value="2867">
            <text:p>2867</text:p>
          </table:table-cell>
          <table:table-cell office:value-type="time" office:time-value="PT10H56M27.05S">
            <text:p>10:56:27.05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4493">
            <text:p>4493</text:p>
          </table:table-cell>
          <table:table-cell office:value-type="string">
            <text:p>Success</text:p>
          </table:table-cell>
          <table:table-cell office:value-type="float" office:value="35158">
            <text:p>35158</text:p>
          </table:table-cell>
          <table:table-cell table:number-columns-repeated="1017"/>
        </table:table-row>
        <table:table-row table:style-name="ro1">
          <table:table-cell office:value-type="float" office:value="2868">
            <text:p>2868</text:p>
          </table:table-cell>
          <table:table-cell office:value-type="time" office:time-value="PT10H56M28.182S">
            <text:p>10:56:28.18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3361">
            <text:p>3361</text:p>
          </table:table-cell>
          <table:table-cell office:value-type="string">
            <text:p>Success</text:p>
          </table:table-cell>
          <table:table-cell office:value-type="float" office:value="31978">
            <text:p>31978</text:p>
          </table:table-cell>
          <table:table-cell table:number-columns-repeated="1017"/>
        </table:table-row>
        <table:table-row table:style-name="ro1">
          <table:table-cell office:value-type="float" office:value="2869">
            <text:p>2869</text:p>
          </table:table-cell>
          <table:table-cell office:value-type="time" office:time-value="PT10H56M27.121S">
            <text:p>10:56:27.12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4459">
            <text:p>4459</text:p>
          </table:table-cell>
          <table:table-cell office:value-type="string">
            <text:p>Success</text:p>
          </table:table-cell>
          <table:table-cell office:value-type="float" office:value="34176">
            <text:p>34176</text:p>
          </table:table-cell>
          <table:table-cell table:number-columns-repeated="1017"/>
        </table:table-row>
        <table:table-row table:style-name="ro1">
          <table:table-cell office:value-type="float" office:value="2870">
            <text:p>2870</text:p>
          </table:table-cell>
          <table:table-cell office:value-type="time" office:time-value="PT10H56M27.123S">
            <text:p>10:56:27.12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4467">
            <text:p>4467</text:p>
          </table:table-cell>
          <table:table-cell office:value-type="string">
            <text:p>Success</text:p>
          </table:table-cell>
          <table:table-cell office:value-type="float" office:value="32023">
            <text:p>32023</text:p>
          </table:table-cell>
          <table:table-cell table:number-columns-repeated="1017"/>
        </table:table-row>
        <table:table-row table:style-name="ro1">
          <table:table-cell office:value-type="float" office:value="2871">
            <text:p>2871</text:p>
          </table:table-cell>
          <table:table-cell office:value-type="time" office:time-value="PT10H56M31.476S">
            <text:p>10:56:31.48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22">
            <text:p>122</text:p>
          </table:table-cell>
          <table:table-cell office:value-type="string">
            <text:p>Success</text:p>
          </table:table-cell>
          <table:table-cell office:value-type="float" office:value="18178">
            <text:p>18178</text:p>
          </table:table-cell>
          <table:table-cell table:number-columns-repeated="1017"/>
        </table:table-row>
        <table:table-row table:style-name="ro1">
          <table:table-cell office:value-type="float" office:value="2872">
            <text:p>2872</text:p>
          </table:table-cell>
          <table:table-cell office:value-type="time" office:time-value="PT10H56M31.544S">
            <text:p>10:56:31.54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873">
            <text:p>2873</text:p>
          </table:table-cell>
          <table:table-cell office:value-type="time" office:time-value="PT10H56M27.062S">
            <text:p>10:56:27.06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4549">
            <text:p>4549</text:p>
          </table:table-cell>
          <table:table-cell office:value-type="string">
            <text:p>Success</text:p>
          </table:table-cell>
          <table:table-cell office:value-type="float" office:value="33979">
            <text:p>33979</text:p>
          </table:table-cell>
          <table:table-cell table:number-columns-repeated="1017"/>
        </table:table-row>
        <table:table-row table:style-name="ro1">
          <table:table-cell office:value-type="float" office:value="2874">
            <text:p>2874</text:p>
          </table:table-cell>
          <table:table-cell office:value-type="time" office:time-value="PT10H56M25.73S">
            <text:p>10:56:25.73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5880">
            <text:p>5880</text:p>
          </table:table-cell>
          <table:table-cell office:value-type="string">
            <text:p>Success</text:p>
          </table:table-cell>
          <table:table-cell office:value-type="float" office:value="34081">
            <text:p>34081</text:p>
          </table:table-cell>
          <table:table-cell table:number-columns-repeated="1017"/>
        </table:table-row>
        <table:table-row table:style-name="ro1">
          <table:table-cell office:value-type="float" office:value="2875">
            <text:p>2875</text:p>
          </table:table-cell>
          <table:table-cell office:value-type="time" office:time-value="PT10H56M31.599S">
            <text:p>10:56:31.60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2876">
            <text:p>2876</text:p>
          </table:table-cell>
          <table:table-cell office:value-type="time" office:time-value="PT10H56M31.612S">
            <text:p>10:56:31.61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877">
            <text:p>2877</text:p>
          </table:table-cell>
          <table:table-cell office:value-type="time" office:time-value="PT10H56M31.634S">
            <text:p>10:56:31.63</text:p>
          </table:table-cell>
          <table:table-cell office:value-type="string">
            <text:p>TC0001_PlannerA 1-30</text:p>
          </table:table-cell>
          <table:table-cell office:value-type="string">
            <text:p>/logout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78">
            <text:p>2878</text:p>
          </table:table-cell>
          <table:table-cell office:value-type="time" office:time-value="PT10H56M31.657S">
            <text:p>10:56:31.66</text:p>
          </table:table-cell>
          <table:table-cell office:value-type="string">
            <text:p>TC0001_PlannerA 1-30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79">
            <text:p>2879</text:p>
          </table:table-cell>
          <table:table-cell office:value-type="time" office:time-value="PT10H56M31.661S">
            <text:p>10:56:31.66</text:p>
          </table:table-cell>
          <table:table-cell office:value-type="string">
            <text:p>TC0001_PlannerA 1-3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80">
            <text:p>2880</text:p>
          </table:table-cell>
          <table:table-cell office:value-type="time" office:time-value="PT10H56M31.487S">
            <text:p>10:56:31.49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90">
            <text:p>190</text:p>
          </table:table-cell>
          <table:table-cell office:value-type="string">
            <text:p>Success</text:p>
          </table:table-cell>
          <table:table-cell office:value-type="float" office:value="18178">
            <text:p>18178</text:p>
          </table:table-cell>
          <table:table-cell table:number-columns-repeated="1017"/>
        </table:table-row>
        <table:table-row table:style-name="ro1">
          <table:table-cell office:value-type="float" office:value="2881">
            <text:p>2881</text:p>
          </table:table-cell>
          <table:table-cell office:value-type="time" office:time-value="PT10H56M31.689S">
            <text:p>10:56:31.69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2882">
            <text:p>2882</text:p>
          </table:table-cell>
          <table:table-cell office:value-type="time" office:time-value="PT10H56M31.715S">
            <text:p>10:56:31.72</text:p>
          </table:table-cell>
          <table:table-cell office:value-type="string">
            <text:p>TC0001_PlannerA 1-7</text:p>
          </table:table-cell>
          <table:table-cell office:value-type="string">
            <text:p>/logout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83">
            <text:p>2883</text:p>
          </table:table-cell>
          <table:table-cell office:value-type="time" office:time-value="PT10H56M31.742S">
            <text:p>10:56:31.74</text:p>
          </table:table-cell>
          <table:table-cell office:value-type="string">
            <text:p>TC0001_PlannerA 1-7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84">
            <text:p>2884</text:p>
          </table:table-cell>
          <table:table-cell office:value-type="time" office:time-value="PT10H56M31.748S">
            <text:p>10:56:31.75</text:p>
          </table:table-cell>
          <table:table-cell office:value-type="string">
            <text:p>TC0001_PlannerA 1-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85">
            <text:p>2885</text:p>
          </table:table-cell>
          <table:table-cell office:value-type="time" office:time-value="PT10H56M30.714S">
            <text:p>10:56:30.71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117">
            <text:p>1117</text:p>
          </table:table-cell>
          <table:table-cell office:value-type="string">
            <text:p>Success</text:p>
          </table:table-cell>
          <table:table-cell office:value-type="float" office:value="26088">
            <text:p>26088</text:p>
          </table:table-cell>
          <table:table-cell table:number-columns-repeated="1017"/>
        </table:table-row>
        <table:table-row table:style-name="ro1">
          <table:table-cell office:value-type="float" office:value="2886">
            <text:p>2886</text:p>
          </table:table-cell>
          <table:table-cell office:value-type="time" office:time-value="PT10H56M31.833S">
            <text:p>10:56:31.83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887">
            <text:p>2887</text:p>
          </table:table-cell>
          <table:table-cell office:value-type="time" office:time-value="PT10H56M31.851S">
            <text:p>10:56:31.85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888">
            <text:p>2888</text:p>
          </table:table-cell>
          <table:table-cell office:value-type="time" office:time-value="PT10H56M31.524S">
            <text:p>10:56:31.52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506">
            <text:p>506</text:p>
          </table:table-cell>
          <table:table-cell office:value-type="string">
            <text:p>Success</text:p>
          </table:table-cell>
          <table:table-cell office:value-type="float" office:value="18174">
            <text:p>18174</text:p>
          </table:table-cell>
          <table:table-cell table:number-columns-repeated="1017"/>
        </table:table-row>
        <table:table-row table:style-name="ro1">
          <table:table-cell office:value-type="float" office:value="2889">
            <text:p>2889</text:p>
          </table:table-cell>
          <table:table-cell office:value-type="time" office:time-value="PT10H56M31.581S">
            <text:p>10:56:31.58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456">
            <text:p>456</text:p>
          </table:table-cell>
          <table:table-cell office:value-type="string">
            <text:p>Success</text:p>
          </table:table-cell>
          <table:table-cell office:value-type="float" office:value="18174">
            <text:p>18174</text:p>
          </table:table-cell>
          <table:table-cell table:number-columns-repeated="1017"/>
        </table:table-row>
        <table:table-row table:style-name="ro1">
          <table:table-cell office:value-type="float" office:value="2890">
            <text:p>2890</text:p>
          </table:table-cell>
          <table:table-cell office:value-type="time" office:time-value="PT10H56M31.544S">
            <text:p>10:56:31.5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503">
            <text:p>503</text:p>
          </table:table-cell>
          <table:table-cell office:value-type="string">
            <text:p>Success</text:p>
          </table:table-cell>
          <table:table-cell office:value-type="float" office:value="18178">
            <text:p>18178</text:p>
          </table:table-cell>
          <table:table-cell table:number-columns-repeated="1017"/>
        </table:table-row>
        <table:table-row table:style-name="ro1">
          <table:table-cell office:value-type="float" office:value="2891">
            <text:p>2891</text:p>
          </table:table-cell>
          <table:table-cell office:value-type="time" office:time-value="PT10H56M31.522S">
            <text:p>10:56:31.52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528">
            <text:p>528</text:p>
          </table:table-cell>
          <table:table-cell office:value-type="string">
            <text:p>Success</text:p>
          </table:table-cell>
          <table:table-cell office:value-type="float" office:value="18178">
            <text:p>18178</text:p>
          </table:table-cell>
          <table:table-cell table:number-columns-repeated="1017"/>
        </table:table-row>
        <table:table-row table:style-name="ro1">
          <table:table-cell office:value-type="float" office:value="2892">
            <text:p>2892</text:p>
          </table:table-cell>
          <table:table-cell office:value-type="time" office:time-value="PT10H56M32.031S">
            <text:p>10:56:32.03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2893">
            <text:p>2893</text:p>
          </table:table-cell>
          <table:table-cell office:value-type="time" office:time-value="PT10H56M31.592S">
            <text:p>10:56:31.59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484">
            <text:p>484</text:p>
          </table:table-cell>
          <table:table-cell office:value-type="string">
            <text:p>Success</text:p>
          </table:table-cell>
          <table:table-cell office:value-type="float" office:value="18173">
            <text:p>18173</text:p>
          </table:table-cell>
          <table:table-cell table:number-columns-repeated="1017"/>
        </table:table-row>
        <table:table-row table:style-name="ro1">
          <table:table-cell office:value-type="float" office:value="2894">
            <text:p>2894</text:p>
          </table:table-cell>
          <table:table-cell office:value-type="time" office:time-value="PT10H56M31.641S">
            <text:p>10:56:31.64</text:p>
          </table:table-cell>
          <table:table-cell office:value-type="string">
            <text:p>TC0001_PlannerA 1-27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445">
            <text:p>445</text:p>
          </table:table-cell>
          <table:table-cell office:value-type="string">
            <text:p>Success</text:p>
          </table:table-cell>
          <table:table-cell office:value-type="float" office:value="33942">
            <text:p>33942</text:p>
          </table:table-cell>
          <table:table-cell table:number-columns-repeated="1017"/>
        </table:table-row>
        <table:table-row table:style-name="ro1">
          <table:table-cell office:value-type="float" office:value="2895">
            <text:p>2895</text:p>
          </table:table-cell>
          <table:table-cell office:value-type="time" office:time-value="PT10H56M31.612S">
            <text:p>10:56:31.61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478">
            <text:p>478</text:p>
          </table:table-cell>
          <table:table-cell office:value-type="string">
            <text:p>Success</text:p>
          </table:table-cell>
          <table:table-cell office:value-type="float" office:value="18177">
            <text:p>18177</text:p>
          </table:table-cell>
          <table:table-cell table:number-columns-repeated="1017"/>
        </table:table-row>
        <table:table-row table:style-name="ro1">
          <table:table-cell office:value-type="float" office:value="2896">
            <text:p>2896</text:p>
          </table:table-cell>
          <table:table-cell office:value-type="time" office:time-value="PT10H56M32.038S">
            <text:p>10:56:32.04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2897">
            <text:p>2897</text:p>
          </table:table-cell>
          <table:table-cell office:value-type="time" office:time-value="PT10H56M31.613S">
            <text:p>10:56:31.61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495">
            <text:p>495</text:p>
          </table:table-cell>
          <table:table-cell office:value-type="string">
            <text:p>Success</text:p>
          </table:table-cell>
          <table:table-cell office:value-type="float" office:value="18173">
            <text:p>18173</text:p>
          </table:table-cell>
          <table:table-cell table:number-columns-repeated="1017"/>
        </table:table-row>
        <table:table-row table:style-name="ro1">
          <table:table-cell office:value-type="float" office:value="2898">
            <text:p>2898</text:p>
          </table:table-cell>
          <table:table-cell office:value-type="time" office:time-value="PT10H56M32.048S">
            <text:p>10:56:32.05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2899">
            <text:p>2899</text:p>
          </table:table-cell>
          <table:table-cell office:value-type="time" office:time-value="PT10H56M32.071S">
            <text:p>10:56:32.07</text:p>
          </table:table-cell>
          <table:table-cell office:value-type="string">
            <text:p>TC0001_PlannerA 1-10</text:p>
          </table:table-cell>
          <table:table-cell office:value-type="string">
            <text:p>/logout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00">
            <text:p>2900</text:p>
          </table:table-cell>
          <table:table-cell office:value-type="time" office:time-value="PT10H56M32.107S">
            <text:p>10:56:32.11</text:p>
          </table:table-cell>
          <table:table-cell office:value-type="string">
            <text:p>TC0001_PlannerA 1-11</text:p>
          </table:table-cell>
          <table:table-cell office:value-type="string">
            <text:p>/logout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01">
            <text:p>2901</text:p>
          </table:table-cell>
          <table:table-cell office:value-type="time" office:time-value="PT10H56M31.867S">
            <text:p>10:56:31.87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66">
            <text:p>266</text:p>
          </table:table-cell>
          <table:table-cell office:value-type="string">
            <text:p>Success</text:p>
          </table:table-cell>
          <table:table-cell office:value-type="float" office:value="33942">
            <text:p>33942</text:p>
          </table:table-cell>
          <table:table-cell table:number-columns-repeated="1017"/>
        </table:table-row>
        <table:table-row table:style-name="ro1">
          <table:table-cell office:value-type="float" office:value="2902">
            <text:p>2902</text:p>
          </table:table-cell>
          <table:table-cell office:value-type="time" office:time-value="PT10H56M32.132S">
            <text:p>10:56:32.13</text:p>
          </table:table-cell>
          <table:table-cell office:value-type="string">
            <text:p>TC0001_PlannerA 1-11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03">
            <text:p>2903</text:p>
          </table:table-cell>
          <table:table-cell office:value-type="time" office:time-value="PT10H56M32.12S">
            <text:p>10:56:32.12</text:p>
          </table:table-cell>
          <table:table-cell office:value-type="string">
            <text:p>TC0001_PlannerA 1-20</text:p>
          </table:table-cell>
          <table:table-cell office:value-type="string">
            <text:p>/logout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04">
            <text:p>2904</text:p>
          </table:table-cell>
          <table:table-cell office:value-type="time" office:time-value="PT10H56M32.088S">
            <text:p>10:56:32.09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875">
            <text:p>875</text:p>
          </table:table-cell>
          <table:table-cell table:number-columns-repeated="1017"/>
        </table:table-row>
        <table:table-row table:style-name="ro1">
          <table:table-cell office:value-type="float" office:value="2905">
            <text:p>2905</text:p>
          </table:table-cell>
          <table:table-cell office:value-type="time" office:time-value="PT10H56M32.129S">
            <text:p>10:56:32.13</text:p>
          </table:table-cell>
          <table:table-cell office:value-type="string">
            <text:p>TC0001_PlannerA 1-10</text:p>
          </table:table-cell>
          <table:table-cell office:value-type="string">
            <text:p>/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06">
            <text:p>2906</text:p>
          </table:table-cell>
          <table:table-cell office:value-type="time" office:time-value="PT10H56M32.138S">
            <text:p>10:56:32.14</text:p>
          </table:table-cell>
          <table:table-cell office:value-type="string">
            <text:p>TC0001_PlannerA 1-11</text:p>
          </table:table-cell>
          <table:table-cell office:value-type="string">
            <text:p>/login.html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07">
            <text:p>2907</text:p>
          </table:table-cell>
          <table:table-cell office:value-type="time" office:time-value="PT10H56M32.134S">
            <text:p>10:56:32.13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279">
            <text:p>1279</text:p>
          </table:table-cell>
          <table:table-cell table:number-columns-repeated="1017"/>
        </table:table-row>
        <table:table-row table:style-name="ro1">
          <table:table-cell office:value-type="float" office:value="2908">
            <text:p>2908</text:p>
          </table:table-cell>
          <table:table-cell office:value-type="time" office:time-value="PT10H56M32.15S">
            <text:p>10:56:32.15</text:p>
          </table:table-cell>
          <table:table-cell office:value-type="string">
            <text:p>TC0001_PlannerA 1-10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09">
            <text:p>2909</text:p>
          </table:table-cell>
          <table:table-cell office:value-type="time" office:time-value="PT10H56M32.145S">
            <text:p>10:56:32.15</text:p>
          </table:table-cell>
          <table:table-cell office:value-type="string">
            <text:p>TC0001_PlannerA 1-20</text:p>
          </table:table-cell>
          <table:table-cell office:value-type="string">
            <text:p>/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10">
            <text:p>2910</text:p>
          </table:table-cell>
          <table:table-cell office:value-type="time" office:time-value="PT10H56M32.077S">
            <text:p>10:56:32.08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2911">
            <text:p>2911</text:p>
          </table:table-cell>
          <table:table-cell office:value-type="time" office:time-value="PT10H56M32.051S">
            <text:p>10:56:32.05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22">
            <text:p>122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2912">
            <text:p>2912</text:p>
          </table:table-cell>
          <table:table-cell office:value-type="time" office:time-value="PT10H56M32.109S">
            <text:p>10:56:32.11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2913">
            <text:p>2913</text:p>
          </table:table-cell>
          <table:table-cell office:value-type="time" office:time-value="PT10H56M32.158S">
            <text:p>10:56:32.16</text:p>
          </table:table-cell>
          <table:table-cell office:value-type="string">
            <text:p>TC0001_PlannerA 1-20</text:p>
          </table:table-cell>
          <table:table-cell office:value-type="string">
            <text:p>/login.html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14">
            <text:p>2914</text:p>
          </table:table-cell>
          <table:table-cell office:value-type="time" office:time-value="PT10H56M32.091S">
            <text:p>10:56:32.09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2915">
            <text:p>2915</text:p>
          </table:table-cell>
          <table:table-cell office:value-type="time" office:time-value="PT10H56M32.177S">
            <text:p>10:56:32.18</text:p>
          </table:table-cell>
          <table:table-cell office:value-type="string">
            <text:p>TC0001_PlannerA 1-24</text:p>
          </table:table-cell>
          <table:table-cell office:value-type="string">
            <text:p>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16">
            <text:p>2916</text:p>
          </table:table-cell>
          <table:table-cell office:value-type="time" office:time-value="PT10H56M32.174S">
            <text:p>10:56:32.17</text:p>
          </table:table-cell>
          <table:table-cell office:value-type="string">
            <text:p>TC0001_PlannerA 1-29</text:p>
          </table:table-cell>
          <table:table-cell office:value-type="string">
            <text:p>/logout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17">
            <text:p>2917</text:p>
          </table:table-cell>
          <table:table-cell office:value-type="time" office:time-value="PT10H56M32.175S">
            <text:p>10:56:32.18</text:p>
          </table:table-cell>
          <table:table-cell office:value-type="string">
            <text:p>TC0001_PlannerA 1-28</text:p>
          </table:table-cell>
          <table:table-cell office:value-type="string">
            <text:p>/logout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18">
            <text:p>2918</text:p>
          </table:table-cell>
          <table:table-cell office:value-type="time" office:time-value="PT10H56M32.179S">
            <text:p>10:56:32.18</text:p>
          </table:table-cell>
          <table:table-cell office:value-type="string">
            <text:p>TC0001_PlannerA 1-19</text:p>
          </table:table-cell>
          <table:table-cell office:value-type="string">
            <text:p>/logout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19">
            <text:p>2919</text:p>
          </table:table-cell>
          <table:table-cell office:value-type="time" office:time-value="PT10H56M32.196S">
            <text:p>10:56:32.20</text:p>
          </table:table-cell>
          <table:table-cell office:value-type="string">
            <text:p>TC0001_PlannerA 1-29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20">
            <text:p>2920</text:p>
          </table:table-cell>
          <table:table-cell office:value-type="time" office:time-value="PT10H56M32.194S">
            <text:p>10:56:32.19</text:p>
          </table:table-cell>
          <table:table-cell office:value-type="string">
            <text:p>TC0001_PlannerA 1-24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21">
            <text:p>2921</text:p>
          </table:table-cell>
          <table:table-cell office:value-type="time" office:time-value="PT10H56M32.201S">
            <text:p>10:56:32.20</text:p>
          </table:table-cell>
          <table:table-cell office:value-type="string">
            <text:p>TC0001_PlannerA 1-2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22">
            <text:p>2922</text:p>
          </table:table-cell>
          <table:table-cell office:value-type="time" office:time-value="PT10H56M32.198S">
            <text:p>10:56:32.20</text:p>
          </table:table-cell>
          <table:table-cell office:value-type="string">
            <text:p>TC0001_PlannerA 1-19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23">
            <text:p>2923</text:p>
          </table:table-cell>
          <table:table-cell office:value-type="time" office:time-value="PT10H56M32.197S">
            <text:p>10:56:32.20</text:p>
          </table:table-cell>
          <table:table-cell office:value-type="string">
            <text:p>TC0001_PlannerA 1-28</text:p>
          </table:table-cell>
          <table:table-cell office:value-type="string">
            <text:p>/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24">
            <text:p>2924</text:p>
          </table:table-cell>
          <table:table-cell office:value-type="time" office:time-value="PT10H56M32.21S">
            <text:p>10:56:32.21</text:p>
          </table:table-cell>
          <table:table-cell office:value-type="string">
            <text:p>TC0001_PlannerA 1-2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25">
            <text:p>2925</text:p>
          </table:table-cell>
          <table:table-cell office:value-type="time" office:time-value="PT10H56M32.202S">
            <text:p>10:56:32.20</text:p>
          </table:table-cell>
          <table:table-cell office:value-type="string">
            <text:p>TC0001_PlannerA 1-24</text:p>
          </table:table-cell>
          <table:table-cell office:value-type="string">
            <text:p>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26">
            <text:p>2926</text:p>
          </table:table-cell>
          <table:table-cell office:value-type="time" office:time-value="PT10H56M32.21S">
            <text:p>10:56:32.21</text:p>
          </table:table-cell>
          <table:table-cell office:value-type="string">
            <text:p>TC0001_PlannerA 1-19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27">
            <text:p>2927</text:p>
          </table:table-cell>
          <table:table-cell office:value-type="time" office:time-value="PT10H56M32.153S">
            <text:p>10:56:32.15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63">
            <text:p>163</text:p>
          </table:table-cell>
          <table:table-cell office:value-type="string">
            <text:p>Success</text:p>
          </table:table-cell>
          <table:table-cell office:value-type="float" office:value="34605">
            <text:p>34605</text:p>
          </table:table-cell>
          <table:table-cell table:number-columns-repeated="1017"/>
        </table:table-row>
        <table:table-row table:style-name="ro1">
          <table:table-cell office:value-type="float" office:value="2928">
            <text:p>2928</text:p>
          </table:table-cell>
          <table:table-cell office:value-type="time" office:time-value="PT10H56M32.148S">
            <text:p>10:56:32.15</text:p>
          </table:table-cell>
          <table:table-cell office:value-type="string">
            <text:p>TC0001_PlannerA 1-27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70">
            <text:p>170</text:p>
          </table:table-cell>
          <table:table-cell office:value-type="string">
            <text:p>Success</text:p>
          </table:table-cell>
          <table:table-cell office:value-type="float" office:value="34605">
            <text:p>34605</text:p>
          </table:table-cell>
          <table:table-cell table:number-columns-repeated="1017"/>
        </table:table-row>
        <table:table-row table:style-name="ro1">
          <table:table-cell office:value-type="float" office:value="2929">
            <text:p>2929</text:p>
          </table:table-cell>
          <table:table-cell office:value-type="time" office:time-value="PT10H56M32.317S">
            <text:p>10:56:32.32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6088">
            <text:p>26088</text:p>
          </table:table-cell>
          <table:table-cell table:number-columns-repeated="1017"/>
        </table:table-row>
        <table:table-row table:style-name="ro1">
          <table:table-cell office:value-type="float" office:value="2930">
            <text:p>2930</text:p>
          </table:table-cell>
          <table:table-cell office:value-type="time" office:time-value="PT10H56M32.32S">
            <text:p>10:56:32.32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6110">
            <text:p>26110</text:p>
          </table:table-cell>
          <table:table-cell table:number-columns-repeated="1017"/>
        </table:table-row>
        <table:table-row table:style-name="ro1">
          <table:table-cell office:value-type="float" office:value="2931">
            <text:p>2931</text:p>
          </table:table-cell>
          <table:table-cell office:value-type="time" office:time-value="PT10H56M32.364S">
            <text:p>10:56:32.36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20">
            <text:p>120</text:p>
          </table:table-cell>
          <table:table-cell office:value-type="string">
            <text:p>Success</text:p>
          </table:table-cell>
          <table:table-cell office:value-type="float" office:value="18177">
            <text:p>18177</text:p>
          </table:table-cell>
          <table:table-cell table:number-columns-repeated="1017"/>
        </table:table-row>
        <table:table-row table:style-name="ro1">
          <table:table-cell office:value-type="float" office:value="2932">
            <text:p>2932</text:p>
          </table:table-cell>
          <table:table-cell office:value-type="time" office:time-value="PT10H56M32.354S">
            <text:p>10:56:32.35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36">
            <text:p>136</text:p>
          </table:table-cell>
          <table:table-cell office:value-type="string">
            <text:p>Success</text:p>
          </table:table-cell>
          <table:table-cell office:value-type="float" office:value="18178">
            <text:p>18178</text:p>
          </table:table-cell>
          <table:table-cell table:number-columns-repeated="1017"/>
        </table:table-row>
        <table:table-row table:style-name="ro1">
          <table:table-cell office:value-type="float" office:value="2933">
            <text:p>2933</text:p>
          </table:table-cell>
          <table:table-cell office:value-type="time" office:time-value="PT10H56M32.485S">
            <text:p>10:56:32.49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2934">
            <text:p>2934</text:p>
          </table:table-cell>
          <table:table-cell office:value-type="time" office:time-value="PT10H56M32.491S">
            <text:p>10:56:32.49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2935">
            <text:p>2935</text:p>
          </table:table-cell>
          <table:table-cell office:value-type="time" office:time-value="PT10H56M32.509S">
            <text:p>10:56:32.51</text:p>
          </table:table-cell>
          <table:table-cell office:value-type="string">
            <text:p>TC0001_PlannerA 1-27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36">
            <text:p>2936</text:p>
          </table:table-cell>
          <table:table-cell office:value-type="time" office:time-value="PT10H56M32.511S">
            <text:p>10:56:32.51</text:p>
          </table:table-cell>
          <table:table-cell office:value-type="string">
            <text:p>TC0001_PlannerA 1-15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37">
            <text:p>2937</text:p>
          </table:table-cell>
          <table:table-cell office:value-type="time" office:time-value="PT10H56M32.516S">
            <text:p>10:56:32.52</text:p>
          </table:table-cell>
          <table:table-cell office:value-type="string">
            <text:p>TC0001_PlannerA 1-27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38">
            <text:p>2938</text:p>
          </table:table-cell>
          <table:table-cell office:value-type="time" office:time-value="PT10H56M32.52S">
            <text:p>10:56:32.52</text:p>
          </table:table-cell>
          <table:table-cell office:value-type="string">
            <text:p>TC0001_PlannerA 1-2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39">
            <text:p>2939</text:p>
          </table:table-cell>
          <table:table-cell office:value-type="time" office:time-value="PT10H56M32.519S">
            <text:p>10:56:32.52</text:p>
          </table:table-cell>
          <table:table-cell office:value-type="string">
            <text:p>TC0001_PlannerA 1-15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40">
            <text:p>2940</text:p>
          </table:table-cell>
          <table:table-cell office:value-type="time" office:time-value="PT10H56M32.526S">
            <text:p>10:56:32.53</text:p>
          </table:table-cell>
          <table:table-cell office:value-type="string">
            <text:p>TC0001_PlannerA 1-15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3">09/23/2011</text:date>, <text:time>11:4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23T11:40:00.23</dc:date>
    <meta:document-statistic meta:table-count="1" meta:cell-count="20587" meta:object-count="0"/>
    <meta:generator>OpenOffice.org/3.2$Win32 OpenOffice.org_project/320m12$Build-9483</meta:generator>
  </office:meta>
</office:document-meta>
</file>